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ce style:name="Liberation Mono" svg:font-family="'Liberation Mono'"/>
    <style:font-face style:name="Liberation Mono1" svg:font-family="'Liberation Mono1'"/>
    <style:font-face style:name="Liberation Sans1" svg:font-family="'Liberation Sans'"/>
    <style:font-face style:name="Segoe UI1" svg:font-family="'Segoe UI'"/>
    <style:font-face style:name="Segoe UI" svg:font-family="'Segoe U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5in"/>
    </style:style>
    <style:style style:name="co2" style:family="table-column">
      <style:table-column-properties fo:break-before="auto" style:column-width="8.3854in"/>
    </style:style>
    <style:style style:name="co3" style:family="table-column">
      <style:table-column-properties fo:break-before="auto" style:column-width="4.1772in"/>
    </style:style>
    <style:style style:name="co4" style:family="table-column">
      <style:table-column-properties fo:break-before="auto" style:column-width="0.7811in"/>
    </style:style>
    <style:style style:name="co5" style:family="table-column">
      <style:table-column-properties fo:break-before="auto" style:column-width="1.4791in"/>
    </style:style>
    <style:style style:name="co6" style:family="table-column">
      <style:table-column-properties fo:break-before="auto" style:column-width="1.198in"/>
    </style:style>
    <style:style style:name="co7" style:family="table-column">
      <style:table-column-properties fo:break-before="auto" style:column-width="2.8126in"/>
    </style:style>
    <style:style style:name="co8" style:family="table-column">
      <style:table-column-properties fo:break-before="auto" style:column-width="1.1146in"/>
    </style:style>
    <style:style style:name="co9" style:family="table-column">
      <style:table-column-properties fo:break-before="auto" style:column-width="1.1772in"/>
    </style:style>
    <style:style style:name="co10" style:family="table-column">
      <style:table-column-properties fo:break-before="auto" style:column-width="0.3854in"/>
    </style:style>
    <style:style style:name="co11" style:family="table-column">
      <style:table-column-properties fo:break-before="auto" style:column-width="6.2083in"/>
    </style:style>
    <style:style style:name="co12" style:family="table-column">
      <style:table-column-properties fo:break-before="auto" style:column-width="0.9063in"/>
    </style:style>
    <style:style style:name="co13" style:family="table-column">
      <style:table-column-properties fo:break-before="auto" style:column-width="2.2917in"/>
    </style:style>
    <style:style style:name="co14" style:family="table-column">
      <style:table-column-properties fo:break-before="auto" style:column-width="1.0209in"/>
    </style:style>
    <style:style style:name="co15" style:family="table-column">
      <style:table-column-properties fo:break-before="auto" style:column-width="1.1244in"/>
    </style:style>
    <style:style style:name="co16" style:family="table-column">
      <style:table-column-properties fo:break-before="auto" style:column-width="4.2811in"/>
    </style:style>
    <style:style style:name="co17" style:family="table-column">
      <style:table-column-properties fo:break-before="auto" style:column-width="3.7756in"/>
    </style:style>
    <style:style style:name="co18" style:family="table-column">
      <style:table-column-properties fo:break-before="auto" style:column-width="4.0937in"/>
    </style:style>
    <style:style style:name="co19" style:family="table-column">
      <style:table-column-properties fo:break-before="auto" style:column-width="3.8437in"/>
    </style:style>
    <style:style style:name="co20" style:family="table-column">
      <style:table-column-properties fo:break-before="auto" style:column-width="1.0311in"/>
    </style:style>
    <style:style style:name="co21" style:family="table-column">
      <style:table-column-properties fo:break-before="auto" style:column-width="1.3543in"/>
    </style:style>
    <style:style style:name="co22" style:family="table-column">
      <style:table-column-properties fo:break-before="auto" style:column-width="1.6772in"/>
    </style:style>
    <style:style style:name="co23" style:family="table-column">
      <style:table-column-properties fo:break-before="auto" style:column-width="3.4063in"/>
    </style:style>
    <style:style style:name="co24" style:family="table-column">
      <style:table-column-properties fo:break-before="auto" style:column-width="1.2083in"/>
    </style:style>
    <style:style style:name="co25" style:family="table-column">
      <style:table-column-properties fo:break-before="auto" style:column-width="3.3228in"/>
    </style:style>
    <style:style style:name="co26" style:family="table-column">
      <style:table-column-properties fo:break-before="auto" style:column-width="1.1457in"/>
    </style:style>
    <style:style style:name="co27" style:family="table-column">
      <style:table-column-properties fo:break-before="auto" style:column-width="1.6252in"/>
    </style:style>
    <style:style style:name="co28" style:family="table-column">
      <style:table-column-properties fo:break-before="auto" style:column-width="0.2811in"/>
    </style:style>
    <style:style style:name="co29" style:family="table-column">
      <style:table-column-properties fo:break-before="auto" style:column-width="4.1043in"/>
    </style:style>
    <style:style style:name="co30" style:family="table-column">
      <style:table-column-properties fo:break-before="auto" style:column-width="4.4374in"/>
    </style:style>
    <style:style style:name="co31" style:family="table-column">
      <style:table-column-properties fo:break-before="auto" style:column-width="0.9272in"/>
    </style:style>
    <style:style style:name="co32" style:family="table-column">
      <style:table-column-properties fo:break-before="auto" style:column-width="1.4374in"/>
    </style:style>
    <style:style style:name="co33" style:family="table-column">
      <style:table-column-properties fo:break-before="auto" style:column-width="1.25in"/>
    </style:style>
    <style:style style:name="co34" style:family="table-column">
      <style:table-column-properties fo:break-before="auto" style:column-width="1.3957in"/>
    </style:style>
    <style:style style:name="co35" style:family="table-column">
      <style:table-column-properties fo:break-before="auto" style:column-width="3.802in"/>
    </style:style>
    <style:style style:name="co36" style:family="table-column">
      <style:table-column-properties fo:break-before="auto" style:column-width="4.2083in"/>
    </style:style>
    <style:style style:name="co37" style:family="table-column">
      <style:table-column-properties fo:break-before="auto" style:column-width="0.9898in"/>
    </style:style>
    <style:style style:name="co38" style:family="table-column">
      <style:table-column-properties fo:break-before="auto" style:column-width="0.889in"/>
    </style:style>
    <style:style style:name="co39" style:family="table-column">
      <style:table-column-properties fo:break-before="auto" style:column-width="4.2563in"/>
    </style:style>
    <style:style style:name="co40" style:family="table-column">
      <style:table-column-properties fo:break-before="auto" style:column-width="4.5035in"/>
    </style:style>
    <style:style style:name="co41" style:family="table-column">
      <style:table-column-properties fo:break-before="auto" style:column-width="1.898in"/>
    </style:style>
    <style:style style:name="co42" style:family="table-column">
      <style:table-column-properties fo:break-before="auto" style:column-width="1.1717in"/>
    </style:style>
    <style:style style:name="co43" style:family="table-column">
      <style:table-column-properties fo:break-before="auto" style:column-width="6.1457in"/>
    </style:style>
    <style:style style:name="co44" style:family="table-column">
      <style:table-column-properties fo:break-before="auto" style:column-width="1.7189in"/>
    </style:style>
    <style:style style:name="co45" style:family="table-column">
      <style:table-column-properties fo:break-before="auto" style:column-width="1.2602in"/>
    </style:style>
    <style:style style:name="co46" style:family="table-column">
      <style:table-column-properties fo:break-before="auto" style:column-width="0.6909in"/>
    </style:style>
    <style:style style:name="co47" style:family="table-column">
      <style:table-column-properties fo:break-before="auto" style:column-width="5.9583in"/>
    </style:style>
    <style:style style:name="co48" style:family="table-column">
      <style:table-column-properties fo:break-before="auto" style:column-width="3.4in"/>
    </style:style>
    <style:style style:name="co49" style:family="table-column">
      <style:table-column-properties fo:break-before="auto" style:column-width="2.2591in"/>
    </style:style>
    <style:style style:name="co50" style:family="table-column">
      <style:table-column-properties fo:break-before="auto" style:column-width="1.1035in"/>
    </style:style>
    <style:style style:name="co51" style:family="table-column">
      <style:table-column-properties fo:break-before="auto" style:column-width="4.302in"/>
    </style:style>
    <style:style style:name="co52" style:family="table-column">
      <style:table-column-properties fo:break-before="auto" style:column-width="2.7917in"/>
    </style:style>
    <style:style style:name="co53" style:family="table-column">
      <style:table-column-properties fo:break-before="auto" style:column-width="1.1354in"/>
    </style:style>
    <style:style style:name="co54" style:family="table-column">
      <style:table-column-properties fo:break-before="auto" style:column-width="2.2602in"/>
    </style:style>
    <style:style style:name="ro1" style:family="table-row">
      <style:table-row-properties style:row-height="0.1917in" fo:break-before="auto" style:use-optimal-row-height="true"/>
    </style:style>
    <style:style style:name="ro2" style:family="table-row">
      <style:table-row-properties style:row-height="0.3311in" fo:break-before="auto" style:use-optimal-row-height="false"/>
    </style:style>
    <style:style style:name="ro3" style:family="table-row">
      <style:table-row-properties style:row-height="0.3102in" fo:break-before="auto" style:use-optimal-row-height="false"/>
    </style:style>
    <style:style style:name="ro4" style:family="table-row">
      <style:table-row-properties style:row-height="0.2693in" fo:break-before="auto" style:use-optimal-row-height="false"/>
    </style:style>
    <style:style style:name="ro5" style:family="table-row">
      <style:table-row-properties style:row-height="0.3in" fo:break-before="auto" style:use-optimal-row-height="false"/>
    </style:style>
    <style:style style:name="ro6" style:family="table-row">
      <style:table-row-properties style:row-height="0.2898in" fo:break-before="auto" style:use-optimal-row-height="false"/>
    </style:style>
    <style:style style:name="ro7" style:family="table-row">
      <style:table-row-properties style:row-height="0.2484in" fo:break-before="auto" style:use-optimal-row-height="false"/>
    </style:style>
    <style:style style:name="ro8" style:family="table-row">
      <style:table-row-properties style:row-height="0.228in" fo:break-before="auto" style:use-optimal-row-height="false"/>
    </style:style>
    <style:style style:name="ro9" style:family="table-row">
      <style:table-row-properties style:row-height="0.2791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209in" fo:break-before="auto" style:use-optimal-row-height="false"/>
    </style:style>
    <style:style style:name="ro12" style:family="table-row">
      <style:table-row-properties style:row-height="0.4043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352in" fo:break-before="auto" style:use-optimal-row-height="false"/>
    </style:style>
    <style:style style:name="ro15" style:family="table-row">
      <style:table-row-properties style:row-height="0.198in" fo:break-before="auto" style:use-optimal-row-height="false"/>
    </style:style>
    <style:style style:name="ro16" style:family="table-row">
      <style:table-row-properties style:row-height="0.2382in" fo:break-before="auto" style:use-optimal-row-height="false"/>
    </style:style>
    <style:style style:name="ro17" style:family="table-row">
      <style:table-row-properties style:row-height="0.2173in" fo:break-before="auto" style:use-optimal-row-height="false"/>
    </style:style>
    <style:style style:name="ro18" style:family="table-row">
      <style:table-row-properties style:row-height="0.1965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445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1862in" fo:break-before="auto" style:use-optimal-row-height="false"/>
    </style:style>
    <style:style style:name="ro23" style:family="table-row">
      <style:table-row-properties style:row-height="0.3626in" fo:break-before="auto" style:use-optimal-row-height="false"/>
    </style:style>
    <style:style style:name="ro24" style:family="table-row">
      <style:table-row-properties style:row-height="0.3937in" fo:break-before="auto" style:use-optimal-row-height="false"/>
    </style:style>
    <style:style style:name="ro25" style:family="table-row">
      <style:table-row-properties style:row-height="0.1756in" fo:break-before="auto" style:use-optimal-row-height="false"/>
    </style:style>
    <style:style style:name="ro26" style:family="table-row">
      <style:table-row-properties style:row-height="4.778in" fo:break-before="auto" style:use-optimal-row-height="true"/>
    </style:style>
    <style:style style:name="ro27" style:family="table-row">
      <style:table-row-properties style:row-height="0.5492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Default">
      <style:table-properties table:display="true" style:writing-mode="lr-tb"/>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45" style:family="table-cell" style:parent-style-name="Default" style:data-style-name="N0">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6" style:family="table-cell" style:parent-style-name="Default" style:data-style-name="N0">
      <style:table-cell-properties style:text-align-source="fix" style:repeat-content="false" fo:border="0.06pt solid #000000" style:vertical-align="middle"/>
      <style:paragraph-properties fo:text-align="center"/>
    </style:style>
    <style:style style:name="ce49" style:family="table-cell" style:parent-style-name="Default" style:data-style-name="N0">
      <style:table-cell-properties fo:background-color="#ff4000" style:text-align-source="fix" style:repeat-content="false" fo:border="0.06pt solid #000000" style:vertical-align="middle"/>
      <style:paragraph-properties fo:text-align="center"/>
      <style:text-properties fo:color="#000000"/>
    </style:style>
    <style:style style:name="ce50" style:family="table-cell" style:parent-style-name="Default" style:data-style-name="N0">
      <style:table-cell-properties fo:background-color="#ff4000" style:text-align-source="fix" style:repeat-content="false" fo:border="0.06pt solid #000000" style:vertical-align="middle"/>
      <style:paragraph-properties fo:text-align="center"/>
    </style:style>
    <style:style style:name="ce16" style:family="table-cell" style:parent-style-name="Default" style:data-style-name="N0">
      <style:table-cell-properties style:text-align-source="fix" style:repeat-content="false" style:vertical-align="middle"/>
      <style:paragraph-properties fo:text-align="center"/>
      <style:text-properties fo:color="#ff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51" style:family="table-cell" style:parent-style-name="Default" style:data-style-name="N0">
      <style:table-cell-properties fo:border="0.06pt solid #000000"/>
      <style:text-properties fo:font-weight="bold" style:font-weight-asian="bold" style:font-weight-complex="bold"/>
    </style:style>
    <style:style style:name="ce52" style:family="table-cell" style:parent-style-name="Default" style:data-style-name="N0">
      <style:table-cell-properties fo:border="0.06pt solid #000000"/>
      <style:text-properties style:font-name="Liberation Mono1" fo:font-size="10pt" style:font-name-asian="Liberation Mono1" style:font-size-asian="10pt" style:font-name-complex="Liberation Mono1" style:font-size-complex="10pt"/>
    </style:style>
    <style:style style:name="ce64" style:family="table-cell" style:parent-style-name="Default" style:data-style-name="N0">
      <style:table-cell-properties fo:border="0.06pt solid #000000"/>
    </style:style>
    <style:style style:name="ce68" style:family="table-cell" style:parent-style-name="Default" style:data-style-name="N0">
      <style:table-cell-properties fo:background-color="#ff4000" fo:border="0.06pt solid #000000"/>
      <style:text-properties fo:color="#000000"/>
    </style:style>
    <style:style style:name="ce69" style:family="table-cell" style:parent-style-name="Default" style:data-style-name="N0">
      <style:table-cell-properties fo:background-color="#ff4000" fo:border="0.06pt solid #000000"/>
      <style:text-properties style:font-name="Liberation Mono1" fo:font-size="10pt" style:font-name-asian="Liberation Mono1" style:font-size-asian="10pt" style:font-name-complex="Liberation Mono1" style:font-size-complex="10pt"/>
    </style:style>
    <style:style style:name="ce70" style:family="table-cell" style:parent-style-name="Default" style:data-style-name="N0">
      <style:table-cell-properties fo:background-color="#ff4000" fo:border="0.06pt solid #000000" style:vertical-align="automatic"/>
    </style:style>
    <style:style style:name="ce57" style:family="table-cell" style:parent-style-name="Default" style:data-style-name="N0">
      <style:table-cell-properties fo:border="0.06pt solid #000000" style:vertical-align="middle"/>
      <style:text-properties style:font-name="Arial Unicode MS" fo:font-size="10pt" style:font-name-asian="Arial Unicode MS" style:font-size-asian="10pt" style:font-name-complex="Arial Unicode MS" style:font-size-complex="10pt"/>
    </style:style>
    <style:style style:name="ce58" style:family="table-cell" style:parent-style-name="Default" style:data-style-name="N0">
      <style:table-cell-properties fo:border="0.06pt solid #000000" style:vertical-align="middle"/>
    </style:style>
    <style:style style:name="ce79" style:family="table-cell" style:parent-style-name="Default" style:data-style-name="N0">
      <style:table-cell-properties fo:background-color="#ff4000" fo:border="0.06pt solid #000000" style:vertical-align="middle"/>
      <style:text-properties style:font-name="Arial Unicode MS" fo:font-size="10pt" style:font-name-asian="Arial Unicode MS" style:font-size-asian="10pt" style:font-name-complex="Arial Unicode MS" style:font-size-complex="10pt"/>
    </style:style>
    <style:style style:name="ce1" style:family="table-cell" style:parent-style-name="Default" style:data-style-name="N0"/>
    <style:style style:name="ce13" style:family="table-cell" style:parent-style-name="Default" style:data-style-name="N0">
      <style:table-cell-properties style:vertical-align="middle"/>
      <style:text-properties style:font-name="Arial Unicode MS" fo:font-size="10pt" style:font-name-asian="Arial Unicode MS" style:font-size-asian="10pt" style:font-name-complex="Arial Unicode MS" style:font-size-complex="10pt"/>
    </style:style>
    <style:style style:name="ce17" style:family="table-cell" style:parent-style-name="Default" style:data-style-name="N0">
      <style:table-cell-properties style:vertical-align="middle"/>
      <style:text-properties fo:color="#ff0000" style:font-name="Arial Unicode MS" fo:font-size="10pt" style:font-name-asian="Arial Unicode MS" style:font-size-asian="10pt" style:font-name-complex="Arial Unicode MS" style:font-size-complex="10pt"/>
    </style:style>
    <style:style style:name="ce23" style:family="table-cell" style:parent-style-name="Default" style:data-style-name="N0"/>
    <style:style style:name="ce15" style:family="table-cell" style:parent-style-name="Default" style:data-style-name="N0">
      <style:table-cell-properties style:vertical-align="middle"/>
    </style:style>
    <style:style style:name="ce92" style:family="table-cell" style:parent-style-name="Default" style:data-style-name="N0">
      <style:table-cell-properties fo:background-color="#ff4000" fo:border="0.06pt solid #000000"/>
      <style:text-properties fo:color="#000000" style:font-name="Liberation Mono1" fo:font-size="10pt" style:font-name-asian="Liberation Mono1" style:font-size-asian="10pt" style:font-name-complex="Liberation Mono1" style:font-size-complex="10pt"/>
    </style:style>
    <style:style style:name="ce65"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66" style:family="table-cell" style:parent-style-name="Default" style:data-style-name="N0">
      <style:table-cell-properties style:text-align-source="fix" style:repeat-content="false" fo:border="0.06pt solid #000000" style:vertical-align="automatic"/>
      <style:paragraph-properties fo:text-align="center"/>
    </style:style>
    <style:style style:name="ce101" style:family="table-cell" style:parent-style-name="Default" style:data-style-name="N0">
      <style:table-cell-properties fo:background-color="#ff4000" style:text-align-source="fix" style:repeat-content="false" fo:border="0.06pt solid #000000" style:vertical-align="automatic"/>
      <style:paragraph-properties fo:text-align="center"/>
      <style:text-properties fo:color="#000000"/>
    </style:style>
    <style:style style:name="ce103" style:family="table-cell" style:parent-style-name="Default" style:data-style-name="N0">
      <style:table-cell-properties fo:background-color="#ff4000" style:text-align-source="fix" style:repeat-content="false" fo:border="0.06pt solid #000000" style:vertical-align="automatic"/>
      <style:paragraph-properties fo:text-align="center"/>
    </style:style>
    <style:style style:name="ce10" style:family="table-cell" style:parent-style-name="Default" style:data-style-name="N0">
      <style:table-cell-properties style:text-align-source="fix" style:repeat-content="false" style:vertical-align="automatic"/>
      <style:paragraph-properties fo:text-align="center"/>
    </style:style>
    <style:style style:name="ce18" style:family="table-cell" style:parent-style-name="Default" style:data-style-name="N0">
      <style:table-cell-properties style:text-align-source="fix" style:repeat-content="false" style:vertical-align="automatic"/>
      <style:paragraph-properties fo:text-align="center"/>
      <style:text-properties fo:color="#ff0000"/>
    </style:style>
    <style:style style:name="ce19" style:family="table-cell" style:parent-style-name="Default" style:data-style-name="N0">
      <style:text-properties fo:color="#ff0000"/>
    </style:style>
    <style:style style:name="ce71" style:family="table-cell" style:parent-style-name="Hyperlink" style:data-style-name="N0">
      <style:table-cell-properties fo:background-color="transparent" fo:border="0.06pt solid #000000" style:vertical-align="automatic"/>
      <style:text-properties fo:color="#0000ee" fo:font-size="10pt" style:text-underline-style="solid" style:text-underline-width="auto" style:text-underline-color="font-color" style:font-size-asian="10pt" style:font-size-complex="10pt"/>
    </style:style>
    <style:style style:name="ce109" style:family="table-cell" style:parent-style-name="Default" style:data-style-name="N0">
      <style:table-cell-properties fo:background-color="#ff4000" fo:border="0.06pt solid #000000"/>
    </style:style>
    <style:style style:name="ce110" style:family="table-cell" style:parent-style-name="Default" style:data-style-name="N0">
      <style:table-cell-properties fo:background-color="#ff4000" style:text-align-source="fix" style:repeat-content="false" fo:border="0.06pt solid #000000" style:vertical-align="automatic"/>
      <style:paragraph-properties fo:text-align="start" fo:margin-left="0in"/>
    </style:style>
    <style:style style:name="ce73" style:family="table-cell" style:parent-style-name="Hyperlink" style:data-style-name="N0">
      <style:table-cell-properties fo:background-color="transparent" fo:border="0.06pt solid #000000" style:vertical-align="automatic"/>
      <style:text-properties fo:color="#000000" fo:font-size="10pt" style:text-underline-style="solid" style:text-underline-width="auto" style:text-underline-color="font-color" style:font-size-asian="10pt" style:font-size-complex="10pt"/>
    </style:style>
    <style:style style:name="ce11"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4" style:family="table-cell" style:parent-style-name="Default" style:data-style-name="N0">
      <style:table-cell-properties style:text-align-source="fix" style:repeat-content="false" style:vertical-align="automatic"/>
      <style:paragraph-properties fo:text-align="start" fo:margin-left="0in"/>
    </style:style>
    <style:style style:name="ce76" style:family="table-cell" style:parent-style-name="Default" style:data-style-name="N0">
      <style:table-cell-properties style:text-align-source="fix" style:repeat-content="false" fo:border="0.06pt solid #000000" style:vertical-align="automatic"/>
      <style:paragraph-properties fo:text-align="start" fo:margin-left="0in"/>
      <style:text-properties fo:font-weight="bold" style:font-weight-asian="bold" style:font-weight-complex="bold"/>
    </style:style>
    <style:style style:name="ce77" style:family="table-cell" style:parent-style-name="Default" style:data-style-name="N0">
      <style:table-cell-properties style:text-align-source="fix" style:repeat-content="false" fo:border="0.06pt solid #000000" style:vertical-align="automatic"/>
      <style:paragraph-properties fo:text-align="start" fo:margin-left="0in"/>
    </style:style>
    <style:style style:name="ce78" style:family="table-cell" style:parent-style-name="Default" style:data-style-name="N0">
      <style:table-cell-properties style:text-align-source="fix" style:repeat-content="false" fo:border="0.06pt solid #000000" style:vertical-align="automatic"/>
      <style:paragraph-properties fo:text-align="start" fo:margin-left="0in"/>
      <style:text-properties fo:color="#24292e" style:font-name="Segoe UI" style:font-name-asian="Segoe UI1" style:font-name-complex="Segoe UI1"/>
    </style:style>
    <style:style style:name="ce117" style:family="table-cell" style:parent-style-name="Default" style:data-style-name="N0">
      <style:table-cell-properties fo:background-color="#ff4000" style:text-align-source="fix" style:repeat-content="false" fo:border="0.06pt solid #000000" style:vertical-align="automatic"/>
      <style:paragraph-properties fo:text-align="start" fo:margin-left="0in"/>
      <style:text-properties fo:color="#000000"/>
    </style:style>
    <style:style style:name="ce20" style:family="table-cell" style:parent-style-name="Default" style:data-style-name="N0">
      <style:table-cell-properties style:text-align-source="fix" style:repeat-content="false" style:vertical-align="automatic"/>
      <style:paragraph-properties fo:text-align="start" fo:margin-left="0in"/>
      <style:text-properties fo:color="#ff0000"/>
    </style:style>
    <style:style style:name="ce119" style:family="table-cell" style:parent-style-name="Hyperlink" style:data-style-name="N0">
      <style:table-cell-properties fo:background-color="#ff4000" fo:border="0.06pt solid #000000" style:vertical-align="automatic"/>
      <style:text-properties fo:color="#0000ee" fo:font-size="10pt" style:text-underline-style="solid" style:text-underline-width="auto" style:text-underline-color="font-color" style:font-size-asian="10pt" style:font-size-complex="10pt"/>
    </style:style>
    <style:style style:name="ce120" style:family="table-cell" style:parent-style-name="Default" style:data-style-name="N0">
      <style:table-cell-properties fo:wrap-option="no-wrap" style:vertical-align="top"/>
    </style:style>
    <style:style style:name="ce121" style:family="table-cell" style:parent-style-name="Default" style:data-style-name="N0">
      <style:table-cell-properties style:text-align-source="fix" style:repeat-content="false" fo:wrap-option="no-wrap" fo:border="0.06pt solid #000000" style:vertical-align="top"/>
      <style:paragraph-properties fo:text-align="center"/>
      <style:text-properties fo:font-weight="bold" style:font-weight-asian="bold" style:font-weight-complex="bold"/>
    </style:style>
    <style:style style:name="ce122" style:family="table-cell" style:parent-style-name="Default" style:data-style-name="N0">
      <style:table-cell-properties fo:wrap-option="no-wrap" fo:border="0.06pt solid #000000" style:vertical-align="top"/>
    </style:style>
    <style:style style:name="ce123" style:family="table-cell" style:parent-style-name="Default" style:data-style-name="N0">
      <style:table-cell-properties style:text-align-source="fix" style:repeat-content="false" fo:wrap-option="no-wrap" fo:border="0.06pt solid #000000" style:vertical-align="top"/>
      <style:paragraph-properties fo:text-align="start" fo:margin-left="0in"/>
    </style:style>
    <style:style style:name="ce124" style:family="table-cell" style:parent-style-name="Default" style:data-style-name="N0">
      <style:table-cell-properties fo:background-color="#ff4000" fo:wrap-option="no-wrap" fo:border="0.06pt solid #000000" style:vertical-align="top"/>
      <style:text-properties fo:color="#000000"/>
    </style:style>
    <style:style style:name="ce125" style:family="table-cell" style:parent-style-name="Default" style:data-style-name="N0">
      <style:table-cell-properties fo:background-color="#ff4000" fo:wrap-option="no-wrap" fo:border="0.06pt solid #000000" style:vertical-align="top"/>
    </style:style>
    <style:style style:name="ce126" style:family="table-cell" style:parent-style-name="Default" style:data-style-name="N0">
      <style:table-cell-properties fo:wrap-option="no-wrap" style:vertical-align="top"/>
      <style:text-properties fo:color="#ff0000"/>
    </style:style>
    <style:style style:name="ce127" style:family="table-cell" style:parent-style-name="Default">
      <style:table-cell-properties fo:background-color="#ff4000"/>
      <style:text-properties fo:color="#000000"/>
    </style:style>
    <style:style style:name="ce128" style:family="table-cell" style:parent-style-name="Default">
      <style:table-cell-properties fo:background-color="#ff4000"/>
    </style:style>
    <style:style style:name="ce5" style:family="table-cell" style:parent-style-name="Default" style:data-style-name="N0">
      <style:table-cell-properties style:vertical-align="automatic"/>
    </style:style>
    <style:style style:name="ce130" style:family="table-cell" style:parent-style-name="Default" style:data-style-name="N0">
      <style:table-cell-properties fo:border="0.06pt solid #000000" style:vertical-align="automatic"/>
    </style:style>
    <style:style style:name="ce131" style:family="table-cell" style:parent-style-name="Default" style:data-style-name="N0">
      <style:table-cell-properties style:text-align-source="fix" style:repeat-content="false" fo:border="0.06pt solid #000000" style:vertical-align="top"/>
      <style:paragraph-properties fo:text-align="start" fo:margin-left="0in"/>
    </style:style>
    <style:style style:name="ce132" style:family="table-cell" style:parent-style-name="Default" style:data-style-name="N0">
      <style:table-cell-properties fo:border="0.06pt solid #000000" style:vertical-align="top"/>
    </style:style>
    <style:style style:name="ce133" style:family="table-cell" style:parent-style-name="Default">
      <style:table-cell-properties fo:border="0.06pt solid #000000"/>
    </style:style>
    <style:style style:name="ce134" style:family="table-cell" style:parent-style-name="Default" style:data-style-name="N0">
      <style:table-cell-properties fo:background-color="#ff4000" fo:border="0.06pt solid #000000" style:vertical-align="middle"/>
    </style:style>
    <style:style style:name="ce135" style:family="table-cell" style:parent-style-name="Default" style:data-style-name="N0">
      <style:table-cell-properties fo:border="0.06pt solid #000000"/>
      <style:text-properties fo:color="#ff0000"/>
    </style:style>
    <style:style style:name="ce136" style:family="table-cell" style:parent-style-name="Default" style:data-style-name="N0">
      <style:table-cell-properties fo:border="0.06pt solid #000000" style:vertical-align="automatic"/>
      <style:text-properties fo:color="#ff0000"/>
    </style:style>
    <style:style style:name="ce137"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138" style:family="table-cell" style:parent-style-name="Default" style:data-style-name="N0">
      <style:table-cell-properties fo:background-color="#ff4000" fo:wrap-option="wrap" fo:border="0.06pt solid #000000" style:vertical-align="automatic"/>
    </style:style>
    <style:style style:name="ce139" style:family="table-cell" style:parent-style-name="Default" style:data-style-name="N0">
      <style:table-cell-properties fo:wrap-option="wrap" fo:border="0.06pt solid #000000" style:vertical-align="automatic"/>
    </style:style>
    <style:style style:name="ce147" style:family="table-cell" style:parent-style-name="Default" style:data-style-name="N0">
      <style:table-cell-properties style:vertical-align="top"/>
    </style:style>
    <style:style style:name="ce157" style:family="table-cell" style:parent-style-name="Default" style:data-style-name="N0">
      <style:table-cell-properties style:text-align-source="fix" style:repeat-content="false" fo:border="0.06pt solid #000000" style:vertical-align="top"/>
      <style:paragraph-properties fo:text-align="center"/>
      <style:text-properties fo:font-weight="bold" style:font-weight-asian="bold" style:font-weight-complex="bold"/>
    </style:style>
    <style:style style:name="ce158" style:family="table-cell" style:parent-style-name="Default" style:data-style-name="N0">
      <style:table-cell-properties fo:background-color="#ff4000" fo:border="0.06pt solid #000000" style:vertical-align="top"/>
    </style:style>
    <style:style style:name="ce159" style:family="table-cell" style:parent-style-name="Default" style:data-style-name="N0">
      <style:table-cell-properties fo:wrap-option="wrap" fo:border="0.06pt solid #000000" style:vertical-align="top"/>
    </style:style>
    <style:style style:name="ce160" style:family="table-cell" style:parent-style-name="Default" style:data-style-name="N0">
      <style:table-cell-properties style:vertical-align="top"/>
      <style:text-properties fo:color="#ff0000"/>
    </style:style>
    <style:style style:name="ce161" style:family="table-cell" style:parent-style-name="Default">
      <style:table-cell-properties fo:background-color="#ff4000" fo:border="0.06pt solid #000000"/>
    </style:style>
    <style:style style:name="ce42" style:family="table-cell" style:parent-style-name="Default" style:data-style-name="N0">
      <style:table-cell-properties style:text-align-source="fix" style:repeat-content="false" style:vertical-align="middle"/>
      <style:paragraph-properties fo:text-align="start" fo:margin-left="0in"/>
      <style:text-properties fo:font-weight="bold" style:font-weight-asian="bold" style:font-weight-complex="bold"/>
    </style:style>
    <style:style style:name="ce163" style:family="table-cell" style:parent-style-name="Default" style:data-style-name="N0">
      <style:table-cell-properties style:text-align-source="fix" style:repeat-content="false" fo:border="0.06pt solid #000000" style:vertical-align="middle"/>
      <style:paragraph-properties fo:text-align="start" fo:margin-left="0in"/>
      <style:text-properties fo:font-weight="bold" style:font-weight-asian="bold" style:font-weight-complex="bold"/>
    </style:style>
    <style:style style:name="ce164" style:family="table-cell" style:parent-style-name="Default" style:data-style-name="N0">
      <style:table-cell-properties style:text-align-source="fix" style:repeat-content="false" fo:border="0.06pt solid #000000" style:vertical-align="middle"/>
      <style:paragraph-properties fo:text-align="start" fo:margin-left="0in"/>
    </style:style>
    <style:style style:name="ce44" style:family="table-cell" style:parent-style-name="Default" style:data-style-name="N0">
      <style:table-cell-properties style:text-align-source="fix" style:repeat-content="false" style:vertical-align="middle"/>
      <style:paragraph-properties fo:text-align="start" fo:margin-left="0in"/>
    </style:style>
    <style:style style:name="ce166" style:family="table-cell" style:parent-style-name="Default" style:data-style-name="N0">
      <style:table-cell-properties style:text-align-source="fix" style:repeat-content="false" fo:border="0.06pt solid #000000" style:vertical-align="middle"/>
      <style:paragraph-properties fo:text-align="start" fo:margin-left="0in"/>
      <style:text-properties style:font-name="Liberation Mono1" fo:font-size="10pt" style:font-name-asian="Liberation Mono1" style:font-size-asian="10pt" style:font-name-complex="Liberation Mono1" style:font-size-complex="10pt"/>
    </style:style>
    <style:style style:name="ce167" style:family="table-cell" style:parent-style-name="Default" style:data-style-name="N0">
      <style:table-cell-properties fo:border="none" style:vertical-align="top"/>
    </style:style>
    <style:style style:name="ce141" style:family="table-cell" style:parent-style-name="Default" style:data-style-name="N0">
      <style:table-cell-properties style:text-align-source="fix" style:repeat-content="false" style:vertical-align="middle"/>
      <style:paragraph-properties fo:text-align="center" fo:margin-left="0in"/>
    </style:style>
    <style:style style:name="ce169" style:family="table-cell" style:parent-style-name="Default" style:data-style-name="N0">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170" style:family="table-cell" style:parent-style-name="Default" style:data-style-name="N0">
      <style:table-cell-properties style:text-align-source="fix" style:repeat-content="false" fo:border="0.06pt solid #000000" style:vertical-align="middle"/>
      <style:paragraph-properties fo:text-align="center" fo:margin-left="0in"/>
    </style:style>
    <style:style style:name="ce171" style:family="table-cell" style:parent-style-name="Default">
      <style:table-cell-properties style:text-align-source="fix" style:repeat-content="false" fo:border="0.06pt solid #000000"/>
      <style:paragraph-properties fo:text-align="center" fo:margin-left="0in"/>
    </style:style>
    <style:style style:name="ce143" style:family="table-cell" style:parent-style-name="Default">
      <style:table-cell-properties style:text-align-source="fix" style:repeat-content="false"/>
      <style:paragraph-properties fo:text-align="center" fo:margin-left="0in"/>
    </style:style>
    <style:style style:name="ce84" style:family="table-cell" style:parent-style-name="Default" style:data-style-name="N0">
      <style:table-cell-properties style:text-align-source="fix" style:repeat-content="false" fo:wrap-option="no-wrap" fo:border="0.06pt solid #000000" style:vertical-align="automatic"/>
      <style:paragraph-properties fo:text-align="start" fo:margin-left="0in"/>
    </style:style>
    <style:style style:name="ce174" style:family="table-cell" style:parent-style-name="Default">
      <style:table-cell-properties fo:border="0.06pt solid #000000" style:vertical-align="top"/>
    </style:style>
    <style:style style:name="ce175" style:family="table-cell" style:parent-style-name="Default" style:data-style-name="N0">
      <style:table-cell-properties fo:background-color="#ff4000" style:text-align-source="fix" style:repeat-content="false" fo:border="0.06pt solid #000000" style:vertical-align="middle"/>
      <style:paragraph-properties fo:text-align="start" fo:margin-left="0in"/>
    </style:style>
    <style:style style:name="ce176" style:family="table-cell" style:parent-style-name="Default" style:data-style-name="N0">
      <style:table-cell-properties fo:background-color="#ff4000" style:text-align-source="fix" style:repeat-content="false" fo:border="0.06pt solid #000000" style:vertical-align="middle"/>
      <style:paragraph-properties fo:text-align="start" fo:margin-left="0in"/>
      <style:text-properties style:font-name="Liberation Mono1" fo:font-size="10pt" style:font-name-asian="Liberation Mono1" style:font-size-asian="10pt" style:font-name-complex="Liberation Mono1" style:font-size-complex="10pt"/>
    </style:style>
    <style:style style:name="ce177" style:family="table-cell" style:parent-style-name="Default">
      <style:table-cell-properties style:text-align-source="fix" style:repeat-content="false" fo:border="0.06pt solid #000000" style:vertical-align="top"/>
      <style:paragraph-properties fo:text-align="center" fo:margin-left="0in"/>
    </style:style>
    <style:style style:name="ce178" style:family="table-cell" style:parent-style-name="Default" style:data-style-name="N0">
      <style:table-cell-properties style:text-align-source="fix" style:repeat-content="false" fo:border="0.06pt solid #000000" style:vertical-align="top"/>
      <style:paragraph-properties fo:text-align="center"/>
    </style:style>
    <style:style style:name="ce179" style:family="table-cell" style:parent-style-name="Default">
      <style:table-cell-properties fo:wrap-option="no-wrap" fo:border="0.06pt solid #000000"/>
    </style:style>
    <style:style style:name="ce152" style:family="table-cell" style:parent-style-name="Default" style:data-style-name="N0">
      <style:table-cell-properties fo:wrap-option="no-wrap"/>
    </style:style>
    <style:style style:name="ce82" style:family="table-cell" style:parent-style-name="Default" style:data-style-name="N0">
      <style:table-cell-properties style:text-align-source="fix" style:repeat-content="false" fo:wrap-option="no-wrap" fo:border="0.06pt solid #000000" style:vertical-align="automatic"/>
      <style:paragraph-properties fo:text-align="center"/>
      <style:text-properties fo:font-weight="bold" style:font-weight-asian="bold" style:font-weight-complex="bold"/>
    </style:style>
    <style:style style:name="ce151" style:family="table-cell" style:parent-style-name="Default">
      <style:table-cell-properties fo:wrap-option="no-wrap"/>
    </style:style>
    <style:style style:name="ce183" style:family="table-cell" style:parent-style-name="Default">
      <style:table-cell-properties style:text-align-source="fix" style:repeat-content="false" fo:border="0.06pt solid #000000" style:vertical-align="top"/>
      <style:paragraph-properties fo:text-align="start" fo:margin-left="0in"/>
    </style:style>
    <style:style style:name="ce184" style:family="table-cell" style:parent-style-name="Default">
      <style:table-cell-properties fo:wrap-option="wrap" fo:border="0.06pt solid #000000" style:vertical-align="top"/>
    </style:style>
    <style:style style:name="ce83" style:family="table-cell" style:parent-style-name="Default" style:data-style-name="N0">
      <style:table-cell-properties fo:wrap-option="no-wrap" fo:border="0.06pt solid #000000" style:vertical-align="automatic"/>
    </style:style>
    <style:style style:name="ce24"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style:vertical-align="middle"/>
      <style:paragraph-properties fo:text-align="center"/>
      <style:text-properties fo:color="#4472c4"/>
    </style:style>
    <style:style style:name="ce35" style:family="table-cell" style:parent-style-name="Default" style:data-style-name="N0">
      <style:table-cell-properties style:text-align-source="fix" style:repeat-content="false" style:vertical-align="middle"/>
      <style:paragraph-properties fo:text-align="center"/>
      <style:text-properties fo:color="#ed7d31"/>
    </style:style>
    <style:style style:name="ce9" style:family="table-cell" style:parent-style-name="Default" style:data-style-name="N0">
      <style:text-properties style:font-name="Liberation Mono1" fo:font-size="10pt" style:font-name-asian="Liberation Mono1" style:font-size-asian="10pt" style:font-name-complex="Liberation Mono1" style:font-size-complex="10pt"/>
    </style:style>
    <style:style style:name="ce26" style:family="table-cell" style:parent-style-name="Default" style:data-style-name="N0">
      <style:table-cell-properties fo:wrap-option="wrap" style:vertical-align="automatic"/>
      <style:text-properties style:font-name="Liberation Mono" fo:font-size="10pt" style:font-name-asian="Liberation Mono" style:font-size-asian="10pt" style:font-name-complex="Liberation Mono" style:font-size-complex="10pt"/>
    </style:style>
    <style:style style:name="ce30" style:family="table-cell" style:parent-style-name="Default" style:data-style-name="N0">
      <style:table-cell-properties style:vertical-align="middle"/>
      <style:text-properties fo:color="#4472c4" style:font-name="Arial Unicode MS" fo:font-size="10pt" style:font-name-asian="Arial Unicode MS" style:font-size-asian="10pt" style:font-name-complex="Arial Unicode MS" style:font-size-complex="10pt"/>
    </style:style>
    <style:style style:name="ce36" style:family="table-cell" style:parent-style-name="Default" style:data-style-name="N0">
      <style:table-cell-properties style:vertical-align="middle"/>
      <style:text-properties fo:color="#ed7d31" style:font-name="Arial Unicode MS" fo:font-size="10pt" style:font-name-asian="Arial Unicode MS" style:font-size-asian="10pt" style:font-name-complex="Arial Unicode MS" style:font-size-complex="10pt"/>
    </style:style>
    <style:style style:name="ce31" style:family="table-cell" style:parent-style-name="Default" style:data-style-name="N0">
      <style:table-cell-properties style:text-align-source="fix" style:repeat-content="false" style:vertical-align="automatic"/>
      <style:paragraph-properties fo:text-align="center"/>
      <style:text-properties fo:color="#4472c4"/>
    </style:style>
    <style:style style:name="ce37" style:family="table-cell" style:parent-style-name="Default" style:data-style-name="N0">
      <style:table-cell-properties style:text-align-source="fix" style:repeat-content="false" style:vertical-align="automatic"/>
      <style:paragraph-properties fo:text-align="center"/>
      <style:text-properties fo:color="#ed7d31"/>
    </style:style>
    <style:style style:name="ce32" style:family="table-cell" style:parent-style-name="Default" style:data-style-name="N0">
      <style:text-properties fo:color="#4472c4"/>
    </style:style>
    <style:style style:name="ce38" style:family="table-cell" style:parent-style-name="Default" style:data-style-name="N0">
      <style:text-properties fo:color="#ed7d31"/>
    </style:style>
    <style:style style:name="ce27" style:family="table-cell" style:parent-style-name="Default" style:data-style-name="N0">
      <style:table-cell-properties style:text-align-source="fix" style:repeat-content="false" style:vertical-align="middle"/>
      <style:paragraph-properties fo:text-align="start" fo:margin-left="0in"/>
      <style:text-properties style:font-name="Arial Unicode MS" fo:font-size="10pt" style:font-name-asian="Arial Unicode MS" style:font-size-asian="10pt" style:font-name-complex="Arial Unicode MS" style:font-size-complex="10pt"/>
    </style:style>
    <style:style style:name="ce33" style:family="table-cell" style:parent-style-name="Default" style:data-style-name="N0">
      <style:table-cell-properties style:text-align-source="fix" style:repeat-content="false" style:vertical-align="automatic"/>
      <style:paragraph-properties fo:text-align="start" fo:margin-left="0in"/>
      <style:text-properties fo:color="#4472c4"/>
    </style:style>
    <style:style style:name="ce39" style:family="table-cell" style:parent-style-name="Default" style:data-style-name="N0">
      <style:table-cell-properties style:text-align-source="fix" style:repeat-content="false" style:vertical-align="automatic"/>
      <style:paragraph-properties fo:text-align="start" fo:margin-left="0in"/>
      <style:text-properties fo:color="#ed7d31"/>
    </style:style>
    <style:style style:name="ce28" style:family="table-cell" style:parent-style-name="Default" style:data-style-name="N0">
      <style:text-properties fo:color="#24292e" style:font-name="Segoe UI" style:font-name-asian="Segoe UI1" style:font-name-complex="Segoe UI1"/>
    </style:style>
    <style:style style:name="ce34" style:family="table-cell" style:parent-style-name="Default" style:data-style-name="N0">
      <style:table-cell-properties style:vertical-align="automatic"/>
      <style:text-properties fo:color="#4472c4"/>
    </style:style>
    <style:style style:name="ce40" style:family="table-cell" style:parent-style-name="Default" style:data-style-name="N0">
      <style:table-cell-properties style:vertical-align="automatic"/>
      <style:text-properties fo:color="#ed7d31"/>
    </style:style>
  </office:automatic-styles>
  <office:body>
    <office:spreadsheet>
      <table:calculation-settings table:automatic-find-labels="false" table:use-regular-expressions="false" table:use-wildcards="true"/>
      <table:table table:name="script_broker_other_CI" table:style-name="ta1">
        <table:table-column table:style-name="co1" table:default-cell-style-name="ce2"/>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4"/>
        <table:table-column table:style-name="co8" table:default-cell-style-name="ce1"/>
        <table:table-column table:style-name="co9" table:default-cell-style-name="ce120"/>
        <table:table-column table:style-name="co1" table:number-columns-repeated="55" table:default-cell-style-name="ce1"/>
        <table:table-column table:style-name="co1" table:number-columns-repeated="960" table:default-cell-style-name="Default"/>
        <table:table-row table:style-name="ro1">
          <table:table-cell/>
          <table:table-cell table:style-name="ce22" office:value-type="string" calcext:value-type="string" table:number-columns-spanned="2" table:number-rows-spanned="1">
            <text:p>Recent Commit GitHub CI (12 June 2021)</text:p>
          </table:table-cell>
          <table:covered-table-cell/>
          <table:table-cell table:number-columns-repeated="1021"/>
        </table:table-row>
        <table:table-row table:style-name="ro1">
          <table:table-cell/>
          <table:table-cell table:style-name="ce3" table:number-columns-repeated="2"/>
          <table:table-cell table:number-columns-repeated="1021"/>
        </table:table-row>
        <table:table-row table:style-name="ro1">
          <table:table-cell table:style-name="ce45" office:value-type="string" calcext:value-type="string">
            <text:p>No</text:p>
          </table:table-cell>
          <table:table-cell table:style-name="ce51" office:value-type="string" calcext:value-type="string">
            <text:p>Package/class</text:p>
          </table:table-cell>
          <table:table-cell table:style-name="ce51"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121" office:value-type="string" calcext:value-type="string">
            <text:p>Error Message</text:p>
          </table:table-cell>
          <table:table-cell table:style-name="ce64" table:number-columns-repeated="55"/>
          <table:table-cell table:number-columns-repeated="960"/>
        </table:table-row>
        <table:table-row table:style-name="ro1">
          <table:table-cell table:style-name="ce45"/>
          <table:table-cell table:style-name="ce51" table:number-columns-repeated="2"/>
          <table:table-cell table:style-name="ce65" table:number-columns-repeated="3"/>
          <table:table-cell table:style-name="ce76"/>
          <table:table-cell table:style-name="ce65"/>
          <table:table-cell table:style-name="ce122"/>
          <table:table-cell table:style-name="ce64" table:number-columns-repeated="55"/>
          <table:table-cell table:number-columns-repeated="960"/>
        </table:table-row>
        <table:table-row table:style-name="ro2">
          <table:table-cell table:style-name="ce46" office:value-type="float" office:value="1" calcext:value-type="float">
            <text:p>1</text:p>
          </table:table-cell>
          <table:table-cell table:style-name="ce52" office:value-type="string" calcext:value-type="string">
            <text:p>org.apache.pulsar.client.api.DispatcherBlockConsumerTest</text:p>
          </table:table-cell>
          <table:table-cell table:style-name="ce52" office:value-type="string" calcext:value-type="string">
            <text:p>testBlockBrokerDispatching</text:p>
          </table:table-cell>
          <table:table-cell table:style-name="ce66" office:value-type="string" calcext:value-type="string">
            <text:p>Failure</text:p>
          </table:table-cell>
          <table:table-cell table:style-name="ce66"/>
          <table:table-cell table:style-name="ce71" office:value-type="string" calcext:value-type="string">
            <text:p>https://github.com/apache/pulsar/issues/878, <text:s text:c="7"/>https://github.com/apache/pulsar/issues/786</text:p>
          </table:table-cell>
          <table:table-cell table:style-name="ce77" office:value-type="string" calcext:value-type="string">
            <text:p>ThreadTimeoutException, didn't finish within the time-out 10000</text:p>
          </table:table-cell>
          <table:table-cell table:style-name="ce64" office:value-type="string" calcext:value-type="string">
            <text:p>https://drive.google.com/file/d/1KKwPUUZElon7_hXCBPC0AG6J7jkDw4-D/view?usp=sharing</text:p>
          </table:table-cell>
          <table:table-cell table:style-name="ce123" office:value-type="string" calcext:value-type="string">
            <text:p>[ERROR] testBlockBrokerDispatching(org.apache.pulsar.client.api.DispatcherBlockConsumerTest)  Time elapsed: 10.068 s  &lt;&lt;&lt; FAILURE!</text:p>
            <text:p>unit-tests run unit test 'BROKER_FLAKY' 2021-06-22T07:55:15.6373819Z org.testng.internal.thread.ThreadTimeoutException: Method org.apache.pulsar.client.api.DispatcherBlockConsumerTest.testBlockBrokerDispatching() didn't finish within the time-out 10000</text:p>
            <text:p>unit-tests run unit test 'BROKER_FLAKY' 2021-06-22T07:55:15.6378681Z  at org.testng.internal.MethodInvocationHelper.invokeWithTimeoutWithNewExecutor(MethodInvocationHelper.java:371)</text:p>
            <text:p>unit-tests run unit test 'BROKER_FLAKY' 2021-06-22T07:55:15.6381671Z  at org.testng.internal.MethodInvocationHelper.invokeWithTimeout(MethodInvocationHelper.java:282)</text:p>
            <text:p>unit-tests run unit test 'BROKER_FLAKY' 2021-06-22T07:55:15.6384558Z  at org.testng.internal.TestInvoker.invokeMethod(TestInvoker.java:605)</text:p>
            <text:p>unit-tests run unit test 'BROKER_FLAKY' 2021-06-22T07:55:15.6386226Z  at org.testng.internal.TestInvoker.retryFailed(TestInvoker.java:214)</text:p>
            <text:p>unit-tests run unit test 'BROKER_FLAKY' 2021-06-22T07:55:15.6387743Z  at org.testng.internal.MethodRunner.runInSequence(MethodRunner.java:58)</text:p>
            <text:p>unit-tests run unit test 'BROKER_FLAKY' 2021-06-22T07:55:15.6389512Z  at org.testng.internal.TestInvoker$MethodInvocationAgent.invoke(TestInvoker.java:822)</text:p>
            <text:p>unit-tests run unit test 'BROKER_FLAKY' 2021-06-22T07:55:15.6391174Z  at org.testng.internal.TestInvoker.invokeTestMethods(TestInvoker.java:147)</text:p>
            <text:p>unit-tests run unit test 'BROKER_FLAKY' 2021-06-22T07:55:15.6393101Z  at org.testng.internal.TestMethodWorker.invokeTestMethods(TestMethodWorker.java:146)</text:p>
            <text:p>unit-tests run unit test 'BROKER_FLAKY' 2021-06-22T07:55:15.6395727Z  at org.testng.internal.TestMethodWorker.run(TestMethodWorker.java:128)</text:p>
            <text:p>unit-tests run unit test 'BROKER_FLAKY' 2021-06-22T07:55:15.6396978Z  at java.base/java.util.ArrayList.forEach(ArrayList.java:1541)</text:p>
            <text:p>unit-tests run unit test 'BROKER_FLAKY' 2021-06-22T07:55:15.6398009Z  at org.testng.TestRunner.privateRun(TestRunner.java:764)</text:p>
            <text:p>unit-tests run unit test 'BROKER_FLAKY' 2021-06-22T07:55:15.6399001Z  at org.testng.TestRunner.run(TestRunner.java:585)</text:p>
            <text:p>unit-tests run unit test 'BROKER_FLAKY' 2021-06-22T07:55:15.6399973Z  at org.testng.SuiteRunner.runTest(SuiteRunner.java:384)</text:p>
            <text:p>unit-tests run unit test 'BROKER_FLAKY' 2021-06-22T07:55:15.6401137Z  at org.testng.SuiteRunner.runSequentially(SuiteRunner.java:378)</text:p>
            <text:p>unit-tests run unit test 'BROKER_FLAKY' 2021-06-22T07:55:15.6402406Z  at org.testng.SuiteRunner.privateRun(SuiteRunner.java:337)</text:p>
            <text:p>unit-tests run unit test 'BROKER_FLAKY' 2021-06-22T07:55:15.6405956Z  at org.testng.SuiteRunner.run(SuiteRunner.java:286)</text:p>
            <text:p>unit-tests run unit test 'BROKER_FLAKY' 2021-06-22T07:55:15.6407929Z  at org.testng.SuiteRunnerWorker.runSuite(SuiteRunnerWorker.java:53)</text:p>
            <text:p>unit-tests run unit test 'BROKER_FLAKY' 2021-06-22T07:55:15.6409318Z  at org.testng.SuiteRunnerWorker.run(SuiteRunnerWorker.java:96)</text:p>
            <text:p>unit-tests run unit test 'BROKER_FLAKY' 2021-06-22T07:55:15.6410570Z  at org.testng.TestNG.runSuitesSequentially(TestNG.java:1218)</text:p>
            <text:p>unit-tests run unit test 'BROKER_FLAKY' 2021-06-22T07:55:15.6411924Z  at org.testng.TestNG.runSuitesLocally(TestNG.java:1140)</text:p>
            <text:p>unit-tests run unit test 'BROKER_FLAKY' 2021-06-22T07:55:15.6412932Z  at org.testng.TestNG.runSuites(TestNG.java:1069)</text:p>
            <text:p>unit-tests run unit test 'BROKER_FLAKY' 2021-06-22T07:55:15.6413899Z  at org.testng.TestNG.run(TestNG.java:1037)</text:p>
            <text:p>unit-tests run unit test 'BROKER_FLAKY' 2021-06-22T07:55:15.6415305Z  at org.apache.maven.surefire.testng.TestNGExecutor.run(TestNGExecutor.java:135)</text:p>
            <text:p>unit-tests run unit test 'BROKER_FLAKY' 2021-06-22T07:55:15.6418413Z  at org.apache.maven.surefire.testng.TestNGDirectoryTestSuite.executeSingleClass(TestNGDirectoryTestSuite.java:112)</text:p>
            <text:p>unit-tests run unit test 'BROKER_FLAKY' 2021-06-22T07:55:15.6422178Z  at org.apache.maven.surefire.testng.TestNGDirectoryTestSuite.executeLazy(TestNGDirectoryTestSuite.java:123)</text:p>
            <text:p>unit-tests run unit test 'BROKER_FLAKY' 2021-06-22T07:55:15.6426103Z  at org.apache.maven.surefire.testng.TestNGDirectoryTestSuite.execute(TestNGDirectoryTestSuite.java:90)</text:p>
            <text:p>unit-tests run unit test 'BROKER_FLAKY' 2021-06-22T07:55:15.6428852Z  at org.apache.maven.surefire.testng.TestNGProvider.invoke(TestNGProvider.java:146)</text:p>
            <text:p>unit-tests run unit test 'BROKER_FLAKY' 2021-06-22T07:55:15.6431680Z  at org.apache.maven.surefire.booter.ForkedBooter.invokeProviderInSameClassLoader(ForkedBooter.java:384)</text:p>
            <text:p>unit-tests run unit test 'BROKER_FLAKY' 2021-06-22T07:55:15.6446185Z  at org.apache.maven.surefire.booter.ForkedBooter.runSuitesInProcess(ForkedBooter.java:345)</text:p>
            <text:p>unit-tests run unit test 'BROKER_FLAKY' 2021-06-22T07:55:15.6486838Z  at org.apache.maven.surefire.booter.ForkedBooter.execute(ForkedBooter.java:126)</text:p>
            <text:p>unit-tests run unit test 'BROKER_FLAKY' 2021-06-22T07:55:15.6488798Z  at org.apache.maven.surefire.booter.ForkedBooter.main(ForkedBooter.java:418)</text:p>
          </table:table-cell>
          <table:table-cell table:style-name="ce64" table:number-columns-repeated="55"/>
          <table:table-cell table:number-columns-repeated="960"/>
        </table:table-row>
        <table:table-row table:style-name="ro1">
          <table:table-cell table:style-name="ce46"/>
          <table:table-cell table:style-name="ce52" table:number-columns-repeated="2"/>
          <table:table-cell table:style-name="ce66" table:number-columns-repeated="2"/>
          <table:table-cell table:style-name="ce71"/>
          <table:table-cell table:style-name="ce77"/>
          <table:table-cell table:style-name="ce64"/>
          <table:table-cell table:style-name="ce123"/>
          <table:table-cell table:style-name="ce64" table:number-columns-repeated="55"/>
          <table:table-cell table:number-columns-repeated="960"/>
        </table:table-row>
        <table:table-row table:style-name="ro3">
          <table:table-cell table:style-name="ce46"/>
          <table:table-cell table:style-name="ce64" office:value-type="string" calcext:value-type="string">
            <text:p>org.apache.pulsar.client.api.DispatcherBlockConsumerTest</text:p>
          </table:table-cell>
          <table:table-cell table:style-name="ce64" office:value-type="string" calcext:value-type="string">
            <text:p>testBlockBrokerDispatching</text:p>
          </table:table-cell>
          <table:table-cell table:style-name="ce66" office:value-type="string" calcext:value-type="string">
            <text:p>Failure</text:p>
          </table:table-cell>
          <table:table-cell table:style-name="ce66"/>
          <table:table-cell table:style-name="ce71" office:value-type="string" calcext:value-type="string">
            <text:p><text:a xlink:href="https://github.com/apache/pulsar/issues/786" xlink:type="simple">https://github.com/apache/pulsar/issues/786</text:a></text:p>
          </table:table-cell>
          <table:table-cell table:style-name="ce77" office:value-type="string" calcext:value-type="string">
            <text:p>AssertionError: expected [600] but found [385]</text:p>
          </table:table-cell>
          <table:table-cell table:style-name="ce64" office:value-type="string" calcext:value-type="string">
            <text:p>https://drive.google.com/file/d/1aoX-E0gsDVdXuny8mVmDjizy9G6Qj1sH/view?usp=sharing</text:p>
          </table:table-cell>
          <table:table-cell table:style-name="ce122" office:value-type="string" calcext:value-type="string">
            <text:p>[ERROR] testBlockBrokerDispatching(org.apache.pulsar.client.api.DispatcherBlockConsumerTest)  Time elapsed: 5.664 s  &lt;&lt;&lt; FAILURE!</text:p>
            <text:p>unit-tests run unit test 'BROKER_FLAKY' 2021-06-23T04:28:09.4938460Z java.lang.AssertionError: expected [600] but found [385]</text:p>
            <text:p>unit-tests run unit test 'BROKER_FLAKY' 2021-06-23T04:28:09.4939391Z  at org.testng.Assert.fail(Assert.java:99)</text:p>
            <text:p>unit-tests run unit test 'BROKER_FLAKY' 2021-06-23T04:28:09.4940633Z  at org.testng.Assert.failNotEquals(Assert.java:1037)</text:p>
            <text:p>unit-tests run unit test 'BROKER_FLAKY' 2021-06-23T04:28:09.4943257Z  at org.testng.Assert.assertEqualsImpl(Assert.java:140)</text:p>
            <text:p>unit-tests run unit test 'BROKER_FLAKY' 2021-06-23T04:28:09.4944387Z  at org.testng.Assert.assertEquals(Assert.java:122)</text:p>
            <text:p>unit-tests run unit test 'BROKER_FLAKY' 2021-06-23T04:28:09.4945374Z  at org.testng.Assert.assertEquals(Assert.java:907)</text:p>
            <text:p>unit-tests run unit test 'BROKER_FLAKY' 2021-06-23T04:28:09.4946376Z  at org.testng.Assert.assertEquals(Assert.java:917)</text:p>
            <text:p>unit-tests run unit test 'BROKER_FLAKY' 2021-06-23T04:28:09.4948977Z  at org.apache.pulsar.client.api.DispatcherBlockConsumerTest.testBlockBrokerDispatching(DispatcherBlockConsumerTest.java:820)</text:p>
            <text:p>unit-tests run unit test 'BROKER_FLAKY' 2021-06-23T04:28:09.4952223Z  at java.base/jdk.internal.reflect.NativeMethodAccessorImpl.invoke0(Native Method)</text:p>
            <text:p>unit-tests run unit test 'BROKER_FLAKY' 2021-06-23T04:28:09.4954373Z  at java.base/jdk.internal.reflect.NativeMethodAccessorImpl.invoke(NativeMethodAccessorImpl.java:62)</text:p>
            <text:p>unit-tests run unit test 'BROKER_FLAKY' 2021-06-23T04:28:09.4957088Z  at java.base/jdk.internal.reflect.DelegatingMethodAccessorImpl.invoke(DelegatingMethodAccessorImpl.java:43)</text:p>
            <text:p>unit-tests run unit test 'BROKER_FLAKY' 2021-06-23T04:28:09.4959041Z  at java.base/java.lang.reflect.Method.invoke(Method.java:566)</text:p>
            <text:p>unit-tests run unit test 'BROKER_FLAKY' 2021-06-23T04:28:09.4960865Z  at org.testng.internal.MethodInvocationHelper.invokeMethod(MethodInvocationHelper.java:132)</text:p>
            <text:p>unit-tests run unit test 'BROKER_FLAKY' 2021-06-23T04:28:09.4964446Z  at org.testng.internal.InvokeMethodRunnable.runOne(InvokeMethodRunnable.java:45)</text:p>
            <text:p>unit-tests run unit test 'BROKER_FLAKY' 2021-06-23T04:28:09.4966373Z  at org.testng.internal.InvokeMethodRunnable.call(InvokeMethodRunnable.java:73)</text:p>
            <text:p>unit-tests run unit test 'BROKER_FLAKY' 2021-06-23T04:28:09.4968639Z  at org.testng.internal.InvokeMethodRunnable.call(InvokeMethodRunnable.java:11)</text:p>
            <text:p>unit-tests run unit test 'BROKER_FLAKY' 2021-06-23T04:28:09.4970283Z  at java.base/java.util.concurrent.FutureTask.run(FutureTask.java:264)</text:p>
            <text:p>unit-tests run unit test 'BROKER_FLAKY' 2021-06-23T04:28:09.4972044Z  at java.base/java.util.concurrent.ThreadPoolExecutor.runWorker(ThreadPoolExecutor.java:1128)</text:p>
            <text:p>unit-tests run unit test 'BROKER_FLAKY' 2021-06-23T04:28:09.4973957Z  at java.base/java.util.concurrent.ThreadPoolExecutor$Worker.run(ThreadPoolExecutor.java:628)</text:p>
            <text:p>unit-tests run unit test 'BROKER_FLAKY' 2021-06-23T04:28:09.4986721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office:value-type="string" calcext:value-type="string">
            <text:p>AssertionError: expected [600] but found [565]</text:p>
          </table:table-cell>
          <table:table-cell table:style-name="ce64"/>
          <table:table-cell table:style-name="ce122"/>
          <table:table-cell table:style-name="ce64" table:number-columns-repeated="55"/>
          <table:table-cell table:number-columns-repeated="960"/>
        </table:table-row>
        <table:table-row table:style-name="ro4">
          <table:table-cell table:style-name="ce46"/>
          <table:table-cell table:style-name="ce64" office:value-type="string" calcext:value-type="string">
            <text:p>org.apache.pulsar.client.api.DispatcherBlockConsumerTest</text:p>
          </table:table-cell>
          <table:table-cell table:style-name="ce64" office:value-type="string" calcext:value-type="string">
            <text:p>testBlockBrokerDispatching</text:p>
          </table:table-cell>
          <table:table-cell table:style-name="ce66" office:value-type="string" calcext:value-type="string">
            <text:p>Failure</text:p>
          </table:table-cell>
          <table:table-cell table:style-name="ce66"/>
          <table:table-cell table:style-name="ce64"/>
          <table:table-cell table:style-name="ce77" office:value-type="string" calcext:value-type="string">
            <text:p>NullPointerException</text:p>
          </table:table-cell>
          <table:table-cell table:style-name="ce64" office:value-type="string" calcext:value-type="string">
            <text:p>https://drive.google.com/file/d/1ZRodKsYBtvYhvcw3y0cye7PT6PO6o4Lv/view?usp=sharing</text:p>
          </table:table-cell>
          <table:table-cell table:style-name="ce122" office:value-type="string" calcext:value-type="string">
            <text:p>[ERROR] testBlockBrokerDispatching(org.apache.pulsar.client.api.DispatcherBlockConsumerTest)  Time elapsed: 1.712 s  &lt;&lt;&lt; FAILURE!</text:p>
            <text:p>unit-tests run unit test 'BROKER_FLAKY' 2021-06-23T02:11:31.7393501Z java.lang.NullPointerException</text:p>
            <text:p>unit-tests run unit test 'BROKER_FLAKY' 2021-06-23T02:11:31.7404956Z  at org.apache.pulsar.client.api.DispatcherBlockConsumerTest.testBlockBrokerDispatching(DispatcherBlockConsumerTest.java:866)</text:p>
            <text:p>unit-tests run unit test 'BROKER_FLAKY' 2021-06-23T02:11:31.7412945Z  at java.base/jdk.internal.reflect.NativeMethodAccessorImpl.invoke0(Native Method)</text:p>
            <text:p>unit-tests run unit test 'BROKER_FLAKY' 2021-06-23T02:11:31.7420872Z  at java.base/jdk.internal.reflect.NativeMethodAccessorImpl.invoke(NativeMethodAccessorImpl.java:62)</text:p>
            <text:p>unit-tests run unit test 'BROKER_FLAKY' 2021-06-23T02:11:31.7429753Z  at java.base/jdk.internal.reflect.DelegatingMethodAccessorImpl.invoke(DelegatingMethodAccessorImpl.java:43)</text:p>
            <text:p>unit-tests run unit test 'BROKER_FLAKY' 2021-06-23T02:11:31.7436044Z  at java.base/java.lang.reflect.Method.invoke(Method.java:566)</text:p>
            <text:p>unit-tests run unit test 'BROKER_FLAKY' 2021-06-23T02:11:31.7461687Z  at org.testng.internal.MethodInvocationHelper.invokeMethod(MethodInvocationHelper.java:132)</text:p>
            <text:p>unit-tests run unit test 'BROKER_FLAKY' 2021-06-23T02:11:31.7468699Z  at org.testng.internal.InvokeMethodRunnable.runOne(InvokeMethodRunnable.java:45)</text:p>
            <text:p>unit-tests run unit test 'BROKER_FLAKY' 2021-06-23T02:11:31.7474926Z  at org.testng.internal.InvokeMethodRunnable.call(InvokeMethodRunnable.java:73)</text:p>
            <text:p>unit-tests run unit test 'BROKER_FLAKY' 2021-06-23T02:11:31.7481431Z  at org.testng.internal.InvokeMethodRunnable.call(InvokeMethodRunnable.java:11)</text:p>
            <text:p>unit-tests run unit test 'BROKER_FLAKY' 2021-06-23T02:11:31.7487404Z  at java.base/java.util.concurrent.FutureTask.run(FutureTask.java:264)</text:p>
            <text:p>unit-tests run unit test 'BROKER_FLAKY' 2021-06-23T02:11:31.7495501Z  at java.base/java.util.concurrent.ThreadPoolExecutor.runWorker(ThreadPoolExecutor.java:1128)</text:p>
            <text:p>unit-tests run unit test 'BROKER_FLAKY' 2021-06-23T02:11:31.7505013Z  at java.base/java.util.concurrent.ThreadPoolExecutor$Worker.run(ThreadPoolExecutor.java:628)</text:p>
            <text:p>unit-tests run unit test 'BROKER_FLAKY' 2021-06-23T02:11:31.7511017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5">
          <table:table-cell table:style-name="ce46" office:value-type="float" office:value="2" calcext:value-type="float">
            <text:p>2</text:p>
          </table:table-cell>
          <table:table-cell table:style-name="ce52" office:value-type="string" calcext:value-type="string">
            <text:p>org.apache.pulsar.client.api.MessageDispatchThrottlingTest</text:p>
          </table:table-cell>
          <table:table-cell table:style-name="ce52" office:value-type="string" calcext:value-type="string">
            <text:p>testBytesRateLimitingReceiveAllMessagesAfterThrottling</text:p>
          </table:table-cell>
          <table:table-cell table:style-name="ce66" office:value-type="string" calcext:value-type="string">
            <text:p>Failure</text:p>
          </table:table-cell>
          <table:table-cell table:style-name="ce66"/>
          <table:table-cell table:style-name="ce64" office:value-type="string" calcext:value-type="string">
            <text:p>https://github.com/apache/pulsar/issues/1575</text:p>
          </table:table-cell>
          <table:table-cell table:style-name="ce78" office:value-type="string" calcext:value-type="string">
            <text:p>Thread Timeout, didn't finish within the time-out 5000</text:p>
          </table:table-cell>
          <table:table-cell table:style-name="ce64" office:value-type="string" calcext:value-type="string">
            <text:p>https://drive.google.com/file/d/1KKwPUUZElon7_hXCBPC0AG6J7jkDw4-D/view?usp=sharing</text:p>
          </table:table-cell>
          <table:table-cell table:style-name="ce122" office:value-type="string" calcext:value-type="string">
            <text:p>[ERROR] testBytesRateLimitingReceiveAllMessagesAfterThrottling(org.apache.pulsar.client.api.MessageDispatchThrottlingTest)  Time elapsed: 5.084 s  &lt;&lt;&lt; FAILURE!</text:p>
            <text:p>unit-tests run unit test 'BROKER_FLAKY' 2021-06-22T08:10:19.9662542Z org.testng.internal.thread.ThreadTimeoutException: Method org.apache.pulsar.client.api.MessageDispatchThrottlingTest.testBytesRateLimitingReceiveAllMessagesAfterThrottling() didn't finish within the time-out 5000</text:p>
            <text:p>unit-tests run unit test 'BROKER_FLAKY' 2021-06-22T08:10:19.9669253Z  at org.testng.internal.MethodInvocationHelper.invokeWithTimeoutWithNewExecutor(MethodInvocationHelper.java:371)</text:p>
            <text:p>unit-tests run unit test 'BROKER_FLAKY' 2021-06-22T08:10:19.9673285Z  at org.testng.internal.MethodInvocationHelper.invokeWithTimeout(MethodInvocationHelper.java:282)</text:p>
            <text:p>unit-tests run unit test 'BROKER_FLAKY' 2021-06-22T08:10:19.9676910Z  at org.testng.internal.TestInvoker.invokeMethod(TestInvoker.java:605)</text:p>
            <text:p>unit-tests run unit test 'BROKER_FLAKY' 2021-06-22T08:10:19.9678452Z  at org.testng.internal.TestInvoker.retryFailed(TestInvoker.java:214)</text:p>
            <text:p>unit-tests run unit test 'BROKER_FLAKY' 2021-06-22T08:10:19.9680035Z  at org.testng.internal.MethodRunner.runInSequence(MethodRunner.java:58)</text:p>
            <text:p>unit-tests run unit test 'BROKER_FLAKY' 2021-06-22T08:10:19.9681651Z  at org.testng.internal.TestInvoker$MethodInvocationAgent.invoke(TestInvoker.java:822)</text:p>
            <text:p>unit-tests run unit test 'BROKER_FLAKY' 2021-06-22T08:10:19.9683672Z  at org.testng.internal.TestInvoker.invokeTestMethods(TestInvoker.java:147)</text:p>
            <text:p>unit-tests run unit test 'BROKER_FLAKY' 2021-06-22T08:10:19.9685772Z  at org.testng.internal.TestMethodWorker.invokeTestMethods(TestMethodWorker.java:146)</text:p>
            <text:p>unit-tests run unit test 'BROKER_FLAKY' 2021-06-22T08:10:19.9688539Z  at org.testng.internal.TestMethodWorker.run(TestMethodWorker.java:128)</text:p>
            <text:p>unit-tests run unit test 'BROKER_FLAKY' 2021-06-22T08:10:19.9689830Z  at java.base/java.util.ArrayList.forEach(ArrayList.java:1541)</text:p>
            <text:p>unit-tests run unit test 'BROKER_FLAKY' 2021-06-22T08:10:19.9690914Z  at org.testng.TestRunner.privateRun(TestRunner.java:764)</text:p>
            <text:p>unit-tests run unit test 'BROKER_FLAKY' 2021-06-22T08:10:19.9692270Z  at org.testng.TestRunner.run(TestRunner.java:585)</text:p>
            <text:p>unit-tests run unit test 'BROKER_FLAKY' 2021-06-22T08:10:19.9693485Z  at org.testng.SuiteRunner.runTest(SuiteRunner.java:384)</text:p>
            <text:p>unit-tests run unit test 'BROKER_FLAKY' 2021-06-22T08:10:19.9695050Z  at org.testng.SuiteRunner.runSequentially(SuiteRunner.java:378)</text:p>
            <text:p>unit-tests run unit test 'BROKER_FLAKY' 2021-06-22T08:10:19.9696633Z  at org.testng.SuiteRunner.privateRun(SuiteRunner.java:337)</text:p>
            <text:p>unit-tests run unit test 'BROKER_FLAKY' 2021-06-22T08:10:19.9697651Z  at org.testng.SuiteRunner.run(SuiteRunner.java:286)</text:p>
            <text:p>unit-tests run unit test 'BROKER_FLAKY' 2021-06-22T08:10:19.9698820Z  at org.testng.SuiteRunnerWorker.runSuite(SuiteRunnerWorker.java:53)</text:p>
            <text:p>unit-tests run unit test 'BROKER_FLAKY' 2021-06-22T08:10:19.9700158Z  at org.testng.SuiteRunnerWorker.run(SuiteRunnerWorker.java:96)</text:p>
            <text:p>unit-tests run unit test 'BROKER_FLAKY' 2021-06-22T08:10:19.9701405Z  at org.testng.TestNG.runSuitesSequentially(TestNG.java:1218)</text:p>
            <text:p>unit-tests run unit test 'BROKER_FLAKY' 2021-06-22T08:10:19.9703210Z  at org.testng.TestNG.runSuitesLocally(TestNG.java:1140)</text:p>
            <text:p>unit-tests run unit test 'BROKER_FLAKY' 2021-06-22T08:10:19.9704265Z  at org.testng.TestNG.runSuites(TestNG.java:1069)</text:p>
            <text:p>unit-tests run unit test 'BROKER_FLAKY' 2021-06-22T08:10:19.9705265Z  at org.testng.TestNG.run(TestNG.java:1037)</text:p>
            <text:p>unit-tests run unit test 'BROKER_FLAKY' 2021-06-22T08:10:19.9706610Z  at org.apache.maven.surefire.testng.TestNGExecutor.run(TestNGExecutor.java:135)</text:p>
            <text:p>unit-tests run unit test 'BROKER_FLAKY' 2021-06-22T08:10:19.9709469Z  at org.apache.maven.surefire.testng.TestNGDirectoryTestSuite.executeSingleClass(TestNGDirectoryTestSuite.java:112)</text:p>
            <text:p>unit-tests run unit test 'BROKER_FLAKY' 2021-06-22T08:10:19.9713209Z  at org.apache.maven.surefire.testng.TestNGDirectoryTestSuite.executeLazy(TestNGDirectoryTestSuite.java:123)</text:p>
            <text:p>unit-tests run unit test 'BROKER_FLAKY' 2021-06-22T08:10:19.9716624Z  at org.apache.maven.surefire.testng.TestNGDirectoryTestSuite.execute(TestNGDirectoryTestSuite.java:90)</text:p>
            <text:p>unit-tests run unit test 'BROKER_FLAKY' 2021-06-22T08:10:19.9720470Z  at org.apache.maven.surefire.testng.TestNGProvider.invoke(TestNGProvider.java:146)</text:p>
            <text:p>unit-tests run unit test 'BROKER_FLAKY' 2021-06-22T08:10:19.9723393Z  at org.apache.maven.surefire.booter.ForkedBooter.invokeProviderInSameClassLoader(ForkedBooter.java:384)</text:p>
            <text:p>unit-tests run unit test 'BROKER_FLAKY' 2021-06-22T08:10:19.9726777Z  at org.apache.maven.surefire.booter.ForkedBooter.runSuitesInProcess(ForkedBooter.java:345)</text:p>
            <text:p>unit-tests run unit test 'BROKER_FLAKY' 2021-06-22T08:10:19.9769967Z  at org.apache.maven.surefire.booter.ForkedBooter.execute(ForkedBooter.java:126)</text:p>
            <text:p>unit-tests run unit test 'BROKER_FLAKY' 2021-06-22T08:10:19.9771950Z  at org.apache.maven.surefire.booter.ForkedBooter.main(ForkedBooter.java:418)</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2">
          <table:table-cell table:style-name="ce49" office:value-type="float" office:value="3" calcext:value-type="float">
            <text:p>3</text:p>
          </table:table-cell>
          <table:table-cell table:style-name="ce68" office:value-type="string" calcext:value-type="string">
            <text:p>org.apache.pulsar.broker.service.PersistentTopicE2ETest</text:p>
          </table:table-cell>
          <table:table-cell table:style-name="ce92" office:value-type="string" calcext:value-type="string">
            <text:p>testBrokerConnectionStats</text:p>
          </table:table-cell>
          <table:table-cell table:number-columns-repeated="2" table:style-name="ce101" office:value-type="string" calcext:value-type="string">
            <text:p>Failure</text:p>
          </table:table-cell>
          <table:table-cell table:style-name="ce68" office:value-type="string" calcext:value-type="string">
            <text:p>https://github.com/apache/pulsar/issues/10150</text:p>
          </table:table-cell>
          <table:table-cell table:style-name="ce117" office:value-type="string" calcext:value-type="string">
            <text:p>java.lang.AssertionError: expected [0] but found [1]</text:p>
          </table:table-cell>
          <table:table-cell table:style-name="ce68" office:value-type="string" calcext:value-type="string">
            <text:p>https://drive.google.com/file/d/1YX7sl7MQpyvfiX9eCxTdl-Rc85uPgHGJ/view?usp=sharing</text:p>
          </table:table-cell>
          <table:table-cell table:style-name="ce124" office:value-type="string" calcext:value-type="string">
            <text:p>[ERROR] testBrokerConnectionStats(org.apache.pulsar.broker.service.PersistentTopicE2ETest)  Time elapsed: 2.199 s  &lt;&lt;&lt; FAILURE!</text:p>
            <text:p>unit-tests run unit test 'BROKER_FLAKY' 2021-06-22T07:53:10.2387416Z java.lang.AssertionError: expected [0] but found [1]</text:p>
            <text:p>unit-tests run unit test 'BROKER_FLAKY' 2021-06-22T07:53:10.2391475Z  at org.testng.Assert.fail(Assert.java:99)</text:p>
            <text:p>unit-tests run unit test 'BROKER_FLAKY' 2021-06-22T07:53:10.2396040Z  at org.testng.Assert.failNotEquals(Assert.java:1037)</text:p>
            <text:p>unit-tests run unit test 'BROKER_FLAKY' 2021-06-22T07:53:10.2404051Z  at org.testng.Assert.assertEqualsImpl(Assert.java:140)</text:p>
            <text:p>unit-tests run unit test 'BROKER_FLAKY' 2021-06-22T07:53:10.2409670Z  at org.testng.Assert.assertEquals(Assert.java:122)</text:p>
            <text:p>unit-tests run unit test 'BROKER_FLAKY' 2021-06-22T07:53:10.2433015Z  at org.testng.Assert.assertEquals(Assert.java:797)</text:p>
            <text:p>unit-tests run unit test 'BROKER_FLAKY' 2021-06-22T07:53:10.2437842Z  at org.testng.Assert.assertEquals(Assert.java:807)</text:p>
            <text:p>unit-tests run unit test 'BROKER_FLAKY' 2021-06-22T07:53:10.2449618Z  at org.apache.pulsar.broker.service.PersistentTopicE2ETest.testBrokerConnectionStats(PersistentTopicE2ETest.java:1521)</text:p>
            <text:p>unit-tests run unit test 'BROKER_FLAKY' 2021-06-22T07:53:10.2457825Z  at java.base/jdk.internal.reflect.NativeMethodAccessorImpl.invoke0(Native Method)</text:p>
            <text:p>unit-tests run unit test 'BROKER_FLAKY' 2021-06-22T07:53:10.2482108Z  at java.base/jdk.internal.reflect.NativeMethodAccessorImpl.invoke(NativeMethodAccessorImpl.java:62)</text:p>
            <text:p>unit-tests run unit test 'BROKER_FLAKY' 2021-06-22T07:53:10.2493227Z  at java.base/jdk.internal.reflect.DelegatingMethodAccessorImpl.invoke(DelegatingMethodAccessorImpl.java:43)</text:p>
            <text:p>unit-tests run unit test 'BROKER_FLAKY' 2021-06-22T07:53:10.2499410Z  at java.base/java.lang.reflect.Method.invoke(Method.java:566)</text:p>
            <text:p>unit-tests run unit test 'BROKER_FLAKY' 2021-06-22T07:53:10.2510394Z  at org.testng.internal.MethodInvocationHelper.invokeMethod(MethodInvocationHelper.java:132)</text:p>
            <text:p>unit-tests run unit test 'BROKER_FLAKY' 2021-06-22T07:53:10.2517662Z  at org.testng.internal.InvokeMethodRunnable.runOne(InvokeMethodRunnable.java:45)</text:p>
            <text:p>unit-tests run unit test 'BROKER_FLAKY' 2021-06-22T07:53:10.2533903Z  at org.testng.internal.InvokeMethodRunnable.call(InvokeMethodRunnable.java:73)</text:p>
            <text:p>unit-tests run unit test 'BROKER_FLAKY' 2021-06-22T07:53:10.2540942Z  at org.testng.internal.InvokeMethodRunnable.call(InvokeMethodRunnable.java:11)</text:p>
            <text:p>unit-tests run unit test 'BROKER_FLAKY' 2021-06-22T07:53:10.2547139Z  at java.base/java.util.concurrent.FutureTask.run(FutureTask.java:264)</text:p>
            <text:p>unit-tests run unit test 'BROKER_FLAKY' 2021-06-22T07:53:10.2554726Z  at java.base/java.util.concurrent.ThreadPoolExecutor.runWorker(ThreadPoolExecutor.java:1128)</text:p>
            <text:p>unit-tests run unit test 'BROKER_FLAKY' 2021-06-22T07:53:10.2566768Z  at java.base/java.util.concurrent.ThreadPoolExecutor$Worker.run(ThreadPoolExecutor.java:628)</text:p>
            <text:p>unit-tests run unit test 'BROKER_FLAKY' 2021-06-22T07:53:10.2571600Z  at java.base/java.lang.Thread.run(Thread.java:829)</text:p>
          </table:table-cell>
          <table:table-cell table:style-name="ce68" table:number-columns-repeated="55"/>
          <table:table-cell table:style-name="ce127" table:number-columns-repeated="960"/>
        </table:table-row>
        <table:table-row table:style-name="ro1">
          <table:table-cell table:style-name="ce46"/>
          <table:table-cell table:style-name="ce64"/>
          <table:table-cell table:style-name="ce5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3">
          <table:table-cell table:style-name="ce46" office:value-type="float" office:value="4" calcext:value-type="float">
            <text:p>4</text:p>
          </table:table-cell>
          <table:table-cell table:style-name="ce64" office:value-type="string" calcext:value-type="string">
            <text:p>org.apache.pulsar.broker.service.persistent.PersistentTopicStreamingDispatcherE2ETest</text:p>
          </table:table-cell>
          <table:table-cell table:style-name="ce64" office:value-type="string" calcext:value-type="string">
            <text:p>testBrokerConnectionStats</text:p>
          </table:table-cell>
          <table:table-cell table:style-name="ce66" office:value-type="string" calcext:value-type="string">
            <text:p>Failure</text:p>
          </table:table-cell>
          <table:table-cell table:style-name="ce66"/>
          <table:table-cell table:style-name="ce64" office:value-type="string" calcext:value-type="string">
            <text:p>https://github.com/apache/pulsar/issues/10150</text:p>
          </table:table-cell>
          <table:table-cell table:style-name="ce77" office:value-type="string" calcext:value-type="string">
            <text:p>java.lang.AssertionError: expected [0] but found [1]</text:p>
          </table:table-cell>
          <table:table-cell table:style-name="ce64" office:value-type="string" calcext:value-type="string">
            <text:p>https://drive.google.com/file/d/1yrJlJxLuKVknAQu4MkN9w8aeomCwW_8y/view?usp=sharing</text:p>
          </table:table-cell>
          <table:table-cell table:style-name="ce122" office:value-type="string" calcext:value-type="string">
            <text:p>[ERROR] testBrokerConnectionStats(org.apache.pulsar.broker.service.persistent.PersistentTopicStreamingDispatcherE2ETest)  Time elapsed: 2.213 s  &lt;&lt;&lt; FAILURE!</text:p>
            <text:p>unit-tests run unit test 'BROKER_FLAKY' 2021-06-23T01:17:15.4827449Z java.lang.AssertionError: expected [0] but found [1]</text:p>
            <text:p>unit-tests run unit test 'BROKER_FLAKY' 2021-06-23T01:17:15.4828611Z  at org.testng.Assert.fail(Assert.java:99)</text:p>
            <text:p>unit-tests run unit test 'BROKER_FLAKY' 2021-06-23T01:17:15.4831750Z  at org.testng.Assert.failNotEquals(Assert.java:1037)</text:p>
            <text:p>unit-tests run unit test 'BROKER_FLAKY' 2021-06-23T01:17:15.4833527Z  at org.testng.Assert.assertEqualsImpl(Assert.java:140)</text:p>
            <text:p>unit-tests run unit test 'BROKER_FLAKY' 2021-06-23T01:17:15.4834868Z  at org.testng.Assert.assertEquals(Assert.java:122)</text:p>
            <text:p>unit-tests run unit test 'BROKER_FLAKY' 2021-06-23T01:17:15.4836088Z  at org.testng.Assert.assertEquals(Assert.java:797)</text:p>
            <text:p>unit-tests run unit test 'BROKER_FLAKY' 2021-06-23T01:17:15.4837302Z  at org.testng.Assert.assertEquals(Assert.java:807)</text:p>
            <text:p>unit-tests run unit test 'BROKER_FLAKY' 2021-06-23T01:17:15.4840024Z  at org.apache.pulsar.broker.service.PersistentTopicE2ETest.testBrokerConnectionStats(PersistentTopicE2ETest.java:1521)</text:p>
            <text:p>unit-tests run unit test 'BROKER_FLAKY' 2021-06-23T01:17:15.4844849Z  at java.base/jdk.internal.reflect.NativeMethodAccessorImpl.invoke0(Native Method)</text:p>
            <text:p>unit-tests run unit test 'BROKER_FLAKY' 2021-06-23T01:17:15.4847119Z  at java.base/jdk.internal.reflect.NativeMethodAccessorImpl.invoke(NativeMethodAccessorImpl.java:62)</text:p>
            <text:p>unit-tests run unit test 'BROKER_FLAKY' 2021-06-23T01:17:15.4849906Z  at java.base/jdk.internal.reflect.DelegatingMethodAccessorImpl.invoke(DelegatingMethodAccessorImpl.java:43)</text:p>
            <text:p>unit-tests run unit test 'BROKER_FLAKY' 2021-06-23T01:17:15.4851841Z  at java.base/java.lang.reflect.Method.invoke(Method.java:566)</text:p>
            <text:p>unit-tests run unit test 'BROKER_FLAKY' 2021-06-23T01:17:15.4853609Z  at org.testng.internal.MethodInvocationHelper.invokeMethod(MethodInvocationHelper.java:132)</text:p>
            <text:p>unit-tests run unit test 'BROKER_FLAKY' 2021-06-23T01:17:15.4856105Z  at org.testng.internal.InvokeMethodRunnable.runOne(InvokeMethodRunnable.java:45)</text:p>
            <text:p>unit-tests run unit test 'BROKER_FLAKY' 2021-06-23T01:17:15.4858026Z  at org.testng.internal.InvokeMethodRunnable.call(InvokeMethodRunnable.java:73)</text:p>
            <text:p>unit-tests run unit test 'BROKER_FLAKY' 2021-06-23T01:17:15.4859891Z  at org.testng.internal.InvokeMethodRunnable.call(InvokeMethodRunnable.java:11)</text:p>
            <text:p>unit-tests run unit test 'BROKER_FLAKY' 2021-06-23T01:17:15.4861460Z  at java.base/java.util.concurrent.FutureTask.run(FutureTask.java:264)</text:p>
            <text:p>unit-tests run unit test 'BROKER_FLAKY' 2021-06-23T01:17:15.4863149Z  at java.base/java.util.concurrent.ThreadPoolExecutor.runWorker(ThreadPoolExecutor.java:1128)</text:p>
            <text:p>unit-tests run unit test 'BROKER_FLAKY' 2021-06-23T01:17:15.4922061Z  at java.base/java.util.concurrent.ThreadPoolExecutor$Worker.run(ThreadPoolExecutor.java:628)</text:p>
            <text:p>unit-tests run unit test 'BROKER_FLAKY' 2021-06-23T01:17:15.4923376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5">
          <table:table-cell table:style-name="ce50" office:value-type="float" office:value="5" calcext:value-type="float">
            <text:p>5</text:p>
          </table:table-cell>
          <table:table-cell table:style-name="ce69" office:value-type="string" calcext:value-type="string">
            <text:p>org.apache.pulsar.broker.service.persistent.SimpleProducerConsumerTestStreamingDispatcherTest</text:p>
          </table:table-cell>
          <table:table-cell table:style-name="ce69" office:value-type="string" calcext:value-type="string">
            <text:p>testConcurrentConsumerReceiveWhileReconnect</text:p>
          </table:table-cell>
          <table:table-cell table:number-columns-repeated="2" table:style-name="ce103" office:value-type="string" calcext:value-type="string">
            <text:p>Failure</text:p>
          </table:table-cell>
          <table:table-cell table:style-name="ce109" office:value-type="string" calcext:value-type="string">
            <text:p>https://github.com/apache/pulsar/issues/9451</text:p>
          </table:table-cell>
          <table:table-cell table:style-name="ce110" office:value-type="string" calcext:value-type="string">
            <text:p>ConditionTimeoutException, Assertion condition defined as a lambda expression in org.apache.pulsar.client.api.SimpleProducerConsumerTest that uses org.apache.pulsar.client.impl.ConsumerImpl expected [10] but found [0] within 10 seconds.</text:p>
          </table:table-cell>
          <table:table-cell table:style-name="ce109" office:value-type="string" calcext:value-type="string">
            <text:p>https://drive.google.com/file/d/17-G-5nXl5Xhf7cQzzkw1_MVzLblW9dAM/view?usp=sharing</text:p>
          </table:table-cell>
          <table:table-cell table:style-name="ce125" office:value-type="string" calcext:value-type="string">
            <text:p>[ERROR] testConcurrentConsumerReceiveWhileReconnect(org.apache.pulsar.client.api.SimpleProducerConsumerTest)  Time elapsed: 16.701 s  &lt;&lt;&lt; FAILURE!</text:p>
            <text:p>unit-tests run unit test 'BROKER_FLAKY' 2021-06-23T03:30:58.0590462Z org.awaitility.core.ConditionTimeoutException: Assertion condition defined as a lambda expression in org.apache.pulsar.client.api.SimpleProducerConsumerTest that uses org.apache.pulsar.client.impl.ConsumerImpl expected [10] but found [0] within 10 seconds.</text:p>
            <text:p>unit-tests run unit test 'BROKER_FLAKY' 2021-06-23T03:30:58.0595637Z  at org.awaitility.core.ConditionAwaiter.await(ConditionAwaiter.java:165)</text:p>
            <text:p>unit-tests run unit test 'BROKER_FLAKY' 2021-06-23T03:30:58.0597668Z  at org.awaitility.core.AssertionCondition.await(AssertionCondition.java:119)</text:p>
            <text:p>unit-tests run unit test 'BROKER_FLAKY' 2021-06-23T03:30:58.0600179Z  at org.awaitility.core.AssertionCondition.await(AssertionCondition.java:31)</text:p>
            <text:p>unit-tests run unit test 'BROKER_FLAKY' 2021-06-23T03:30:58.0604276Z  at org.awaitility.core.ConditionFactory.until(ConditionFactory.java:895)</text:p>
            <text:p>unit-tests run unit test 'BROKER_FLAKY' 2021-06-23T03:30:58.0607454Z  at org.awaitility.core.ConditionFactory.untilAsserted(ConditionFactory.java:679)</text:p>
            <text:p>unit-tests run unit test 'BROKER_FLAKY' 2021-06-23T03:30:58.0620199Z  at org.apache.pulsar.client.api.SimpleProducerConsumerTest.testConcurrentConsumerReceiveWhileReconnect(SimpleProducerConsumerTest.java:830)</text:p>
            <text:p>unit-tests run unit test 'BROKER_FLAKY' 2021-06-23T03:30:58.0624901Z  at java.base/jdk.internal.reflect.NativeMethodAccessorImpl.invoke0(Native Method)</text:p>
            <text:p>unit-tests run unit test 'BROKER_FLAKY' 2021-06-23T03:30:58.0628237Z  at java.base/jdk.internal.reflect.NativeMethodAccessorImpl.invoke(NativeMethodAccessorImpl.java:62)</text:p>
            <text:p>unit-tests run unit test 'BROKER_FLAKY' 2021-06-23T03:30:58.0631589Z  at java.base/jdk.internal.reflect.DelegatingMethodAccessorImpl.invoke(DelegatingMethodAccessorImpl.java:43)</text:p>
            <text:p>unit-tests run unit test 'BROKER_FLAKY' 2021-06-23T03:30:58.0633791Z  at java.base/java.lang.reflect.Method.invoke(Method.java:566)</text:p>
            <text:p>unit-tests run unit test 'BROKER_FLAKY' 2021-06-23T03:30:58.0635868Z  at org.testng.internal.MethodInvocationHelper.invokeMethod(MethodInvocationHelper.java:132)</text:p>
            <text:p>unit-tests run unit test 'BROKER_FLAKY' 2021-06-23T03:30:58.0638120Z  at org.testng.internal.InvokeMethodRunnable.runOne(InvokeMethodRunnable.java:45)</text:p>
            <text:p>unit-tests run unit test 'BROKER_FLAKY' 2021-06-23T03:30:58.0640302Z  at org.testng.internal.InvokeMethodRunnable.call(InvokeMethodRunnable.java:73)</text:p>
            <text:p>unit-tests run unit test 'BROKER_FLAKY' 2021-06-23T03:30:58.0642684Z  at org.testng.internal.InvokeMethodRunnable.call(InvokeMethodRunnable.java:11)</text:p>
            <text:p>unit-tests run unit test 'BROKER_FLAKY' 2021-06-23T03:30:58.0644315Z  at java.base/java.util.concurrent.FutureTask.run(FutureTask.java:264)</text:p>
            <text:p>unit-tests run unit test 'BROKER_FLAKY' 2021-06-23T03:30:58.0646309Z  at java.base/java.util.concurrent.ThreadPoolExecutor.runWorker(ThreadPoolExecutor.java:1128)</text:p>
            <text:p>unit-tests run unit test 'BROKER_FLAKY' 2021-06-23T03:30:58.0648244Z  at java.base/java.util.concurrent.ThreadPoolExecutor$Worker.run(ThreadPoolExecutor.java:628)</text:p>
            <text:p>unit-tests run unit test 'BROKER_FLAKY' 2021-06-23T03:30:58.0649517Z  at java.base/java.lang.Thread.run(Thread.java:829)</text:p>
            <text:p>unit-tests run unit test 'BROKER_FLAKY' 2021-06-23T03:30:58.0650389Z Caused by: java.lang.AssertionError: expected [10] but found [0]</text:p>
            <text:p>unit-tests run unit test 'BROKER_FLAKY' 2021-06-23T03:30:58.0651492Z  at org.testng.Assert.fail(Assert.java:99)</text:p>
            <text:p>unit-tests run unit test 'BROKER_FLAKY' 2021-06-23T03:30:58.0652815Z  at org.testng.Assert.failNotEquals(Assert.java:1037)</text:p>
            <text:p>unit-tests run unit test 'BROKER_FLAKY' 2021-06-23T03:30:58.0653902Z  at org.testng.Assert.assertEqualsImpl(Assert.java:140)</text:p>
            <text:p>unit-tests run unit test 'BROKER_FLAKY' 2021-06-23T03:30:58.0654962Z  at org.testng.Assert.assertEquals(Assert.java:122)</text:p>
            <text:p>unit-tests run unit test 'BROKER_FLAKY' 2021-06-23T03:30:58.0656242Z  at org.testng.Assert.assertEquals(Assert.java:907)</text:p>
            <text:p>unit-tests run unit test 'BROKER_FLAKY' 2021-06-23T03:30:58.0657254Z  at org.testng.Assert.assertEquals(Assert.java:917)</text:p>
            <text:p>unit-tests run unit test 'BROKER_FLAKY' 2021-06-23T03:30:58.0659805Z  at org.apache.pulsar.client.api.SimpleProducerConsumerTest.lambda$testConcurrentConsumerReceiveWhileReconnect$7(SimpleProducerConsumerTest.java:832)</text:p>
            <text:p>unit-tests run unit test 'BROKER_FLAKY' 2021-06-23T03:30:58.0663280Z  at org.awaitility.core.AssertionCondition.lambda$new$0(AssertionCondition.java:53)</text:p>
            <text:p>unit-tests run unit test 'BROKER_FLAKY' 2021-06-23T03:30:58.0665044Z  at org.awaitility.core.ConditionAwaiter$ConditionPoller.call(ConditionAwaiter.java:222)</text:p>
            <text:p>unit-tests run unit test 'BROKER_FLAKY' 2021-06-23T03:30:58.0667026Z  at org.awaitility.core.ConditionAwaiter$ConditionPoller.call(ConditionAwaiter.java:209)</text:p>
            <text:p>unit-tests run unit test 'BROKER_FLAKY' 2021-06-23T03:30:58.0668493Z  ... 4 more</text:p>
          </table:table-cell>
          <table:table-cell table:style-name="ce109" table:number-columns-repeated="55"/>
          <table:table-cell table:style-name="ce128" table:number-columns-repeated="960"/>
        </table:table-row>
        <table:table-row table:style-name="ro1">
          <table:table-cell table:style-name="ce46"/>
          <table:table-cell table:style-name="ce64" table:number-columns-repeated="5"/>
          <table:table-cell table:style-name="ce77"/>
          <table:table-cell table:style-name="ce64"/>
          <table:table-cell table:style-name="ce122"/>
          <table:table-cell table:style-name="ce64" table:number-columns-repeated="55"/>
          <table:table-cell table:number-columns-repeated="960"/>
        </table:table-row>
        <table:table-row table:style-name="ro6">
          <table:table-cell table:style-name="ce50" office:value-type="float" office:value="6" calcext:value-type="float">
            <text:p>6</text:p>
          </table:table-cell>
          <table:table-cell table:style-name="ce70" office:value-type="string" calcext:value-type="string">
            <text:p>org.apache.pulsar.client.api.SimpleProducerConsumerTest</text:p>
          </table:table-cell>
          <table:table-cell table:style-name="ce70" office:value-type="string" calcext:value-type="string">
            <text:p>testMultiTopicsConsumerImplPauseForManualSubscription</text:p>
          </table:table-cell>
          <table:table-cell table:number-columns-repeated="2" table:style-name="ce103" office:value-type="string" calcext:value-type="string">
            <text:p>Failure</text:p>
          </table:table-cell>
          <table:table-cell table:style-name="ce110" office:value-type="string" calcext:value-type="string">
            <text:p>https://github.com/apache/pulsar/pull/10305</text:p>
          </table:table-cell>
          <table:table-cell table:style-name="ce110" office:value-type="string" calcext:value-type="string">
            <text:p>java.lang.AssertionError: expected [null] but found [org.apache.pulsar.client.impl.TopicMessageImpl@53c996ad]</text:p>
          </table:table-cell>
          <table:table-cell table:style-name="ce109" office:value-type="string" calcext:value-type="string">
            <text:p>https://drive.google.com/file/d/14rwpzDEUZbvy5pPfwhJLMlzjmWAzN-9s/view?usp=sharing</text:p>
          </table:table-cell>
          <table:table-cell table:style-name="ce125" office:value-type="string" calcext:value-type="string">
            <text:p>[ERROR] testMultiTopicsConsumerImplPauseForManualSubscription(org.apache.pulsar.client.api.SimpleProducerConsumerTest)  Time elapsed: 0.182 s  &lt;&lt;&lt; FAILURE!</text:p>
            <text:p>unit-tests run unit test 'BROKER_FLAKY' 2021-06-23T00:32:57.4022362Z java.lang.AssertionError: expected [null] but found [org.apache.pulsar.client.impl.TopicMessageImpl@53c996ad]</text:p>
            <text:p>unit-tests run unit test 'BROKER_FLAKY' 2021-06-23T00:32:57.4025784Z  at org.testng.Assert.fail(Assert.java:99)</text:p>
            <text:p>unit-tests run unit test 'BROKER_FLAKY' 2021-06-23T00:32:57.4028552Z  at org.testng.Assert.failNotSame(Assert.java:1033)</text:p>
            <text:p>unit-tests run unit test 'BROKER_FLAKY' 2021-06-23T00:32:57.4031551Z  at org.testng.Assert.assertNull(Assert.java:965)</text:p>
            <text:p>unit-tests run unit test 'BROKER_FLAKY' 2021-06-23T00:32:57.4034459Z  at org.testng.Assert.assertNull(Assert.java:953)</text:p>
            <text:p>unit-tests run unit test 'BROKER_FLAKY' 2021-06-23T00:32:57.4042014Z  at org.apache.pulsar.client.api.SimpleProducerConsumerTest.testMultiTopicsConsumerImplPauseForManualSubscription(SimpleProducerConsumerTest.java:3291)</text:p>
            <text:p>unit-tests run unit test 'BROKER_FLAKY' 2021-06-23T00:32:57.4048462Z  at java.base/jdk.internal.reflect.NativeMethodAccessorImpl.invoke0(Native Method)</text:p>
            <text:p>unit-tests run unit test 'BROKER_FLAKY' 2021-06-23T00:32:57.4052282Z  at java.base/jdk.internal.reflect.NativeMethodAccessorImpl.invoke(NativeMethodAccessorImpl.java:62)</text:p>
            <text:p>unit-tests run unit test 'BROKER_FLAKY' 2021-06-23T00:32:57.4056395Z  at java.base/jdk.internal.reflect.DelegatingMethodAccessorImpl.invoke(DelegatingMethodAccessorImpl.java:43)</text:p>
            <text:p>unit-tests run unit test 'BROKER_FLAKY' 2021-06-23T00:32:57.4059724Z  at java.base/java.lang.reflect.Method.invoke(Method.java:566)</text:p>
            <text:p>unit-tests run unit test 'BROKER_FLAKY' 2021-06-23T00:32:57.4066533Z  at org.testng.internal.MethodInvocationHelper.invokeMethod(MethodInvocationHelper.java:132)</text:p>
            <text:p>unit-tests run unit test 'BROKER_FLAKY' 2021-06-23T00:32:57.4068923Z  at org.testng.internal.InvokeMethodRunnable.runOne(InvokeMethodRunnable.java:45)</text:p>
            <text:p>unit-tests run unit test 'BROKER_FLAKY' 2021-06-23T00:32:57.4070976Z  at org.testng.internal.InvokeMethodRunnable.call(InvokeMethodRunnable.java:73)</text:p>
            <text:p>unit-tests run unit test 'BROKER_FLAKY' 2021-06-23T00:32:57.4072944Z  at org.testng.internal.InvokeMethodRunnable.call(InvokeMethodRunnable.java:11)</text:p>
            <text:p>unit-tests run unit test 'BROKER_FLAKY' 2021-06-23T00:32:57.4075362Z  at java.base/java.util.concurrent.FutureTask.run(FutureTask.java:264)</text:p>
            <text:p>unit-tests run unit test 'BROKER_FLAKY' 2021-06-23T00:32:57.4144042Z  at java.base/java.util.concurrent.ThreadPoolExecutor.runWorker(ThreadPoolExecutor.java:1128)</text:p>
            <text:p>unit-tests run unit test 'BROKER_FLAKY' 2021-06-23T00:32:57.4146122Z  at java.base/java.util.concurrent.ThreadPoolExecutor$Worker.run(ThreadPoolExecutor.java:628)</text:p>
            <text:p>unit-tests run unit test 'BROKER_FLAKY' 2021-06-23T00:32:57.4147468Z  at java.base/java.lang.Thread.run(Thread.java:829)</text:p>
          </table:table-cell>
          <table:table-cell table:style-name="ce109" table:number-columns-repeated="55"/>
          <table:table-cell table:style-name="ce128" table:number-columns-repeated="960"/>
        </table:table-row>
        <table:table-row table:style-name="ro1">
          <table:table-cell table:style-name="ce46"/>
          <table:table-cell table:style-name="ce64" table:number-columns-repeated="4"/>
          <table:table-cell table:style-name="ce66"/>
          <table:table-cell table:style-name="ce77"/>
          <table:table-cell table:style-name="ce64"/>
          <table:table-cell table:style-name="ce122"/>
          <table:table-cell table:style-name="ce64" table:number-columns-repeated="55"/>
          <table:table-cell table:number-columns-repeated="960"/>
        </table:table-row>
        <table:table-row table:style-name="ro7">
          <table:table-cell table:style-name="ce46" office:value-type="float" office:value="7" calcext:value-type="float">
            <text:p>7</text:p>
          </table:table-cell>
          <table:table-cell table:style-name="ce57" office:value-type="string" calcext:value-type="string">
            <text:p>org.apache.pulsar.broker.service.ReplicatorTest</text:p>
          </table:table-cell>
          <table:table-cell table:style-name="ce57" office:value-type="string" calcext:value-type="string">
            <text:p>activeBrokerParse</text:p>
          </table:table-cell>
          <table:table-cell table:style-name="ce66" office:value-type="string" calcext:value-type="string">
            <text:p>Failure</text:p>
          </table:table-cell>
          <table:table-cell table:style-name="ce66"/>
          <table:table-cell table:style-name="ce73" office:value-type="string" calcext:value-type="string">
            <text:p>https://github.com/apache/pulsar/issues/9450</text:p>
          </table:table-cell>
          <table:table-cell table:style-name="ce77"/>
          <table:table-cell table:style-name="ce64" office:value-type="string" calcext:value-type="string">
            <text:p>https://drive.google.com/file/d/1hgjYkBsUdf6-FT5wFltGXgfY7A5TdBzQ/view?usp=sharing</text:p>
          </table:table-cell>
          <table:table-cell table:style-name="ce122" office:value-type="string" calcext:value-type="string">
            <text:p>[ERROR] activeBrokerParse(org.apache.pulsar.broker.service.ReplicatorTest)  Time elapsed: 0.168 s  &lt;&lt;&lt; FAILURE!</text:p>
            <text:p>unit-tests run unit test 'BROKER_FLAKY' 2021-06-23T00:58:37.4658003Z org.apache.pulsar.client.admin.PulsarAdminException: java.util.concurrent.CompletionException: org.apache.pulsar.client.admin.internal.http.AsyncHttpConnector$RetryException: Could not complete the operation. Number of retries has been exhausted. Failed reason: Connection refused: localhost/0:0:0:0:0:0:0:1:1234</text:p>
            <text:p>unit-tests run unit test 'BROKER_FLAKY' 2021-06-23T00:58:37.4665860Z  at org.apache.pulsar.client.admin.internal.BaseResource.getApiException(BaseResource.java:247)</text:p>
            <text:p>unit-tests run unit test 'BROKER_FLAKY' 2021-06-23T00:58:37.4668713Z  at org.apache.pulsar.client.admin.internal.BrokersImpl$1.failed(BrokersImpl.java:74)</text:p>
            <text:p>unit-tests run unit test 'BROKER_FLAKY' 2021-06-23T00:58:37.4670860Z  at org.glassfish.jersey.client.JerseyInvocation$1.failed(JerseyInvocation.java:882)</text:p>
            <text:p>unit-tests run unit test 'BROKER_FLAKY' 2021-06-23T00:58:37.4673184Z  at org.glassfish.jersey.client.ClientRuntime.processFailure(ClientRuntime.java:247)</text:p>
            <text:p>unit-tests run unit test 'BROKER_FLAKY' 2021-06-23T00:58:37.4675680Z  at org.glassfish.jersey.client.ClientRuntime.processFailure(ClientRuntime.java:242)</text:p>
            <text:p>unit-tests run unit test 'BROKER_FLAKY' 2021-06-23T00:58:37.4678210Z  at org.glassfish.jersey.client.ClientRuntime.access$100(ClientRuntime.java:62)</text:p>
            <text:p>unit-tests run unit test 'BROKER_FLAKY' 2021-06-23T00:58:37.4681388Z  at org.glassfish.jersey.client.ClientRuntime$2.lambda$failure$1(ClientRuntime.java:178)</text:p>
            <text:p>unit-tests run unit test 'BROKER_FLAKY' 2021-06-23T00:58:37.4684209Z  at org.glassfish.jersey.internal.Errors$1.call(Errors.java:248)</text:p>
            <text:p>unit-tests run unit test 'BROKER_FLAKY' 2021-06-23T00:58:37.4688310Z  at org.glassfish.jersey.internal.Errors$1.call(Errors.java:244)</text:p>
            <text:p>unit-tests run unit test 'BROKER_FLAKY' 2021-06-23T00:58:37.4689725Z  at org.glassfish.jersey.internal.Errors.process(Errors.java:292)</text:p>
            <text:p>unit-tests run unit test 'BROKER_FLAKY' 2021-06-23T00:58:37.4691185Z  at org.glassfish.jersey.internal.Errors.process(Errors.java:274)</text:p>
            <text:p>unit-tests run unit test 'BROKER_FLAKY' 2021-06-23T00:58:37.4799811Z  at org.glassfish.jersey.internal.Errors.process(Errors.java:244)</text:p>
            <text:p>unit-tests run unit test 'BROKER_FLAKY' 2021-06-23T00:58:37.4802275Z  at org.glassfish.jersey.process.internal.RequestScope.runInScope(RequestScope.java:288)</text:p>
            <text:p>unit-tests run unit test 'BROKER_FLAKY' 2021-06-23T00:58:37.4804398Z  at org.glassfish.jersey.client.ClientRuntime$2.failure(ClientRuntime.java:178)</text:p>
            <text:p>unit-tests run unit test 'BROKER_FLAKY' 2021-06-23T00:58:37.4807127Z  at org.apache.pulsar.client.admin.internal.http.AsyncHttpConnector.lambda$apply$1(AsyncHttpConnector.java:204)</text:p>
            <text:p>unit-tests run unit test 'BROKER_FLAKY' 2021-06-23T00:58:37.4809984Z  at java.base/java.util.concurrent.CompletableFuture.uniWhenComplete(CompletableFuture.java:859)</text:p>
            <text:p>unit-tests run unit test 'BROKER_FLAKY' 2021-06-23T00:58:37.4812151Z  at java.base/java.util.concurrent.CompletableFuture$UniWhenComplete.tryFire(CompletableFuture.java:837)</text:p>
            <text:p>unit-tests run unit test 'BROKER_FLAKY' 2021-06-23T00:58:37.4814232Z  at java.base/java.util.concurrent.CompletableFuture.postComplete(CompletableFuture.java:506)</text:p>
            <text:p>unit-tests run unit test 'BROKER_FLAKY' 2021-06-23T00:58:37.4816623Z  at java.base/java.util.concurrent.CompletableFuture.completeExceptionally(CompletableFuture.java:2088)</text:p>
            <text:p>unit-tests run unit test 'BROKER_FLAKY' 2021-06-23T00:58:37.4819570Z  at org.apache.pulsar.client.admin.internal.http.AsyncHttpConnector.lambda$retryOperation$4(AsyncHttpConnector.java:247)</text:p>
            <text:p>unit-tests run unit test 'BROKER_FLAKY' 2021-06-23T00:58:37.4822526Z  at java.base/java.util.concurrent.CompletableFuture.uniWhenComplete(CompletableFuture.java:859)</text:p>
            <text:p>unit-tests run unit test 'BROKER_FLAKY' 2021-06-23T00:58:37.4824652Z  at java.base/java.util.concurrent.CompletableFuture$UniWhenComplete.tryFire(CompletableFuture.java:837)</text:p>
            <text:p>unit-tests run unit test 'BROKER_FLAKY' 2021-06-23T00:58:37.4826730Z  at java.base/java.util.concurrent.CompletableFuture.postComplete(CompletableFuture.java:506)</text:p>
            <text:p>unit-tests run unit test 'BROKER_FLAKY' 2021-06-23T00:58:37.4829138Z  at java.base/java.util.concurrent.CompletableFuture.completeExceptionally(CompletableFuture.java:2088)</text:p>
            <text:p>unit-tests run unit test 'BROKER_FLAKY' 2021-06-23T00:58:37.4831535Z  at org.asynchttpclient.netty.NettyResponseFuture.abort(NettyResponseFuture.java:273)</text:p>
            <text:p>unit-tests run unit test 'BROKER_FLAKY' 2021-06-23T00:58:37.4834077Z  at org.asynchttpclient.netty.channel.NettyConnectListener.onFailure(NettyConnectListener.java:181)</text:p>
            <text:p>unit-tests run unit test 'BROKER_FLAKY' 2021-06-23T00:58:37.4838167Z  at org.asynchttpclient.netty.channel.NettyChannelConnector$1.onFailure(NettyChannelConnector.java:108)</text:p>
            <text:p>unit-tests run unit test 'BROKER_FLAKY' 2021-06-23T00:58:37.4841201Z  at org.asynchttpclient.netty.SimpleChannelFutureListener.operationComplete(SimpleChannelFutureListener.java:28)</text:p>
            <text:p>unit-tests run unit test 'BROKER_FLAKY' 2021-06-23T00:58:37.4849176Z  at org.asynchttpclient.netty.SimpleChannelFutureListener.operationComplete(SimpleChannelFutureListener.java:20)</text:p>
            <text:p>unit-tests run unit test 'BROKER_FLAKY' 2021-06-23T00:58:37.4852204Z  at io.netty.util.concurrent.DefaultPromise.notifyListener0(DefaultPromise.java:578)</text:p>
            <text:p>unit-tests run unit test 'BROKER_FLAKY' 2021-06-23T00:58:37.4854402Z  at io.netty.util.concurrent.DefaultPromise.notifyListeners0(DefaultPromise.java:571)</text:p>
            <text:p>unit-tests run unit test 'BROKER_FLAKY' 2021-06-23T00:58:37.4856662Z  at io.netty.util.concurrent.DefaultPromise.notifyListenersNow(DefaultPromise.java:550)</text:p>
            <text:p>unit-tests run unit test 'BROKER_FLAKY' 2021-06-23T00:58:37.4858890Z  at io.netty.util.concurrent.DefaultPromise.notifyListeners(DefaultPromise.java:491)</text:p>
            <text:p>unit-tests run unit test 'BROKER_FLAKY' 2021-06-23T00:58:37.4860896Z  at io.netty.util.concurrent.DefaultPromise.setValue0(DefaultPromise.java:616)</text:p>
            <text:p>unit-tests run unit test 'BROKER_FLAKY' 2021-06-23T00:58:37.4862792Z  at io.netty.util.concurrent.DefaultPromise.setFailure0(DefaultPromise.java:609)</text:p>
            <text:p>unit-tests run unit test 'BROKER_FLAKY' 2021-06-23T00:58:37.4864721Z  at io.netty.util.concurrent.DefaultPromise.tryFailure(DefaultPromise.java:117)</text:p>
            <text:p>unit-tests run unit test 'BROKER_FLAKY' 2021-06-23T00:58:37.4866913Z  at io.netty.channel.nio.AbstractNioChannel$AbstractNioUnsafe.fulfillConnectPromise(AbstractNioChannel.java:321)</text:p>
            <text:p>unit-tests run unit test 'BROKER_FLAKY' 2021-06-23T00:58:37.4869204Z  at io.netty.channel.nio.AbstractNioChannel$AbstractNioUnsafe.finishConnect(AbstractNioChannel.java:337)</text:p>
            <text:p>unit-tests run unit test 'BROKER_FLAKY' 2021-06-23T00:58:37.4871270Z  at io.netty.channel.nio.NioEventLoop.processSelectedKey(NioEventLoop.java:707)</text:p>
            <text:p>unit-tests run unit test 'BROKER_FLAKY' 2021-06-23T00:58:37.4873513Z  at io.netty.channel.nio.NioEventLoop.processSelectedKeysOptimized(NioEventLoop.java:655)</text:p>
            <text:p>unit-tests run unit test 'BROKER_FLAKY' 2021-06-23T00:58:37.4875764Z  at io.netty.channel.nio.NioEventLoop.processSelectedKeys(NioEventLoop.java:581)</text:p>
            <text:p>unit-tests run unit test 'BROKER_FLAKY' 2021-06-23T00:58:37.4877850Z  at io.netty.channel.nio.NioEventLoop.run(NioEventLoop.java:493)</text:p>
            <text:p>unit-tests run unit test 'BROKER_FLAKY' 2021-06-23T00:58:37.4879665Z  at io.netty.util.concurrent.SingleThreadEventExecutor$4.run(SingleThreadEventExecutor.java:989)</text:p>
            <text:p>unit-tests run unit test 'BROKER_FLAKY' 2021-06-23T00:58:37.4881568Z  at io.netty.util.internal.ThreadExecutorMap$2.run(ThreadExecutorMap.java:74)</text:p>
            <text:p>unit-tests run unit test 'BROKER_FLAKY' 2021-06-23T00:58:37.4883483Z  at io.netty.util.concurrent.FastThreadLocalRunnable.run(FastThreadLocalRunnable.java:30)</text:p>
            <text:p>unit-tests run unit test 'BROKER_FLAKY' 2021-06-23T00:58:37.4885004Z  at java.base/java.lang.Thread.run(Thread.java:829)</text:p>
            <text:p>unit-tests run unit test 'BROKER_FLAKY' 2021-06-23T00:58:37.4887588Z Caused by: java.util.concurrent.CompletionException: org.apache.pulsar.client.admin.internal.http.AsyncHttpConnector$RetryException: Could not complete the operation. Number of retries has been exhausted. Failed reason: Connection refused: localhost/0:0:0:0:0:0:0:1:1234</text:p>
            <text:p>unit-tests run unit test 'BROKER_FLAKY' 2021-06-23T00:58:37.4891249Z  at java.base/java.util.concurrent.CompletableFuture.encodeThrowable(CompletableFuture.java:331)</text:p>
            <text:p>unit-tests run unit test 'BROKER_FLAKY' 2021-06-23T00:58:37.4893629Z  at java.base/java.util.concurrent.CompletableFuture.completeThrowable(CompletableFuture.java:346)</text:p>
            <text:p>unit-tests run unit test 'BROKER_FLAKY' 2021-06-23T00:58:37.4895737Z  at java.base/java.util.concurrent.CompletableFuture$OrApply.tryFire(CompletableFuture.java:1503)</text:p>
            <text:p>unit-tests run unit test 'BROKER_FLAKY' 2021-06-23T00:58:37.4896792Z  ... 29 more</text:p>
            <text:p>unit-tests run unit test 'BROKER_FLAKY' 2021-06-23T00:58:37.4898712Z Caused by: org.apache.pulsar.client.admin.internal.http.AsyncHttpConnector$RetryException: Could not complete the operation. Number of retries has been exhausted. Failed reason: Connection refused: localhost/0:0:0:0:0:0:0:1:1234</text:p>
            <text:p>unit-tests run unit test 'BROKER_FLAKY' 2021-06-23T00:58:37.4902202Z  at org.apache.pulsar.client.admin.internal.http.AsyncHttpConnector.lambda$retryOperation$4(AsyncHttpConnector.java:249)</text:p>
            <text:p>unit-tests run unit test 'BROKER_FLAKY' 2021-06-23T00:58:37.4904006Z  ... 26 more</text:p>
            <text:p>unit-tests run unit test 'BROKER_FLAKY' 2021-06-23T00:58:37.4904738Z Caused by: java.net.ConnectException: Connection refused: localhost/0:0:0:0:0:0:0:1:1234</text:p>
            <text:p>unit-tests run unit test 'BROKER_FLAKY' 2021-06-23T00:58:37.4906730Z  at org.asynchttpclient.netty.channel.NettyConnectListener.onFailure(NettyConnectListener.java:179)</text:p>
            <text:p>unit-tests run unit test 'BROKER_FLAKY' 2021-06-23T00:58:37.4908336Z  ... 20 more</text:p>
            <text:p>unit-tests run unit test 'BROKER_FLAKY' 2021-06-23T00:58:37.4909380Z Caused by: io.netty.channel.AbstractChannel$AnnotatedConnectException: Connection refused: localhost/0:0:0:0:0:0:0:1:1234</text:p>
            <text:p>unit-tests run unit test 'BROKER_FLAKY' 2021-06-23T00:58:37.4910720Z Caused by: java.net.ConnectException: Connection refused</text:p>
            <text:p>unit-tests run unit test 'BROKER_FLAKY' 2021-06-23T00:58:37.4911911Z  at java.base/sun.nio.ch.SocketChannelImpl.checkConnect(Native Method)</text:p>
            <text:p>unit-tests run unit test 'BROKER_FLAKY' 2021-06-23T00:58:37.4913500Z  at java.base/sun.nio.ch.SocketChannelImpl.finishConnect(SocketChannelImpl.java:777)</text:p>
            <text:p>unit-tests run unit test 'BROKER_FLAKY' 2021-06-23T00:58:37.4915604Z  at io.netty.channel.socket.nio.NioSocketChannel.doFinishConnect(NioSocketChannel.java:330)</text:p>
            <text:p>unit-tests run unit test 'BROKER_FLAKY' 2021-06-23T00:58:37.4918147Z  at io.netty.channel.nio.AbstractNioChannel$AbstractNioUnsafe.finishConnect(AbstractNioChannel.java:334)</text:p>
            <text:p>unit-tests run unit test 'BROKER_FLAKY' 2021-06-23T00:58:37.4920208Z  at io.netty.channel.nio.NioEventLoop.processSelectedKey(NioEventLoop.java:707)</text:p>
            <text:p>unit-tests run unit test 'BROKER_FLAKY' 2021-06-23T00:58:37.4922457Z  at io.netty.channel.nio.NioEventLoop.processSelectedKeysOptimized(NioEventLoop.java:655)</text:p>
            <text:p>unit-tests run unit test 'BROKER_FLAKY' 2021-06-23T00:58:37.4924700Z  at io.netty.channel.nio.NioEventLoop.processSelectedKeys(NioEventLoop.java:581)</text:p>
            <text:p>unit-tests run unit test 'BROKER_FLAKY' 2021-06-23T00:58:37.4926371Z  at io.netty.channel.nio.NioEventLoop.run(NioEventLoop.java:493)</text:p>
            <text:p>unit-tests run unit test 'BROKER_FLAKY' 2021-06-23T00:58:37.4928167Z  at io.netty.util.concurrent.SingleThreadEventExecutor$4.run(SingleThreadEventExecutor.java:989)</text:p>
            <text:p>unit-tests run unit test 'BROKER_FLAKY' 2021-06-23T00:58:37.4930073Z  at io.netty.util.internal.ThreadExecutorMap$2.run(ThreadExecutorMap.java:74)</text:p>
            <text:p>unit-tests run unit test 'BROKER_FLAKY' 2021-06-23T00:58:37.4932011Z  at io.netty.util.concurrent.FastThreadLocalRunnable.run(FastThreadLocalRunnable.java:30)</text:p>
            <text:p>unit-tests run unit test 'BROKER_FLAKY' 2021-06-23T00:58:37.4933543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8">
          <table:table-cell table:style-name="ce46" office:value-type="float" office:value="8" calcext:value-type="float">
            <text:p>8</text:p>
          </table:table-cell>
          <table:table-cell table:style-name="ce57" office:value-type="string" calcext:value-type="string">
            <text:p>org.apache.pulsar.client.api.v1.V1_ProducerConsumerTest</text:p>
          </table:table-cell>
          <table:table-cell table:style-name="ce57" office:value-type="string" calcext:value-type="string">
            <text:p>testActiveAndInActiveConsumerEntryCacheBehavior</text:p>
          </table:table-cell>
          <table:table-cell table:style-name="ce66" office:value-type="string" calcext:value-type="string">
            <text:p>Failure</text:p>
          </table:table-cell>
          <table:table-cell table:style-name="ce66"/>
          <table:table-cell table:style-name="ce64" office:value-type="string" calcext:value-type="string">
            <text:p>https://github.com/apache/pulsar/pull/10556</text:p>
          </table:table-cell>
          <table:table-cell table:style-name="ce77" office:value-type="string" calcext:value-type="string">
            <text:p>AssertionError: expected [true] but found [false]</text:p>
          </table:table-cell>
          <table:table-cell table:style-name="ce64" office:value-type="string" calcext:value-type="string">
            <text:p>https://drive.google.com/file/d/10xLWmdpX0iQskbXQJO6bf1fFp7owoP8i/view?usp=sharing</text:p>
          </table:table-cell>
          <table:table-cell table:style-name="ce122" office:value-type="string" calcext:value-type="string">
            <text:p>[ERROR] testActiveAndInActiveConsumerEntryCacheBehavior(org.apache.pulsar.client.api.v1.V1_ProducerConsumerTest)  Time elapsed: 6.724 s  &lt;&lt;&lt; FAILURE!</text:p>
            <text:p>unit-tests run unit test 'BROKER_FLAKY' 2021-06-23T01:01:44.9732326Z java.lang.AssertionError: expected [true] but found [false]</text:p>
            <text:p>unit-tests run unit test 'BROKER_FLAKY' 2021-06-23T01:01:44.9733628Z  at org.testng.Assert.fail(Assert.java:99)</text:p>
            <text:p>unit-tests run unit test 'BROKER_FLAKY' 2021-06-23T01:01:44.9734992Z  at org.testng.Assert.failNotEquals(Assert.java:1037)</text:p>
            <text:p>unit-tests run unit test 'BROKER_FLAKY' 2021-06-23T01:01:44.9736322Z  at org.testng.Assert.assertTrue(Assert.java:45)</text:p>
            <text:p>unit-tests run unit test 'BROKER_FLAKY' 2021-06-23T01:01:44.9737579Z  at org.testng.Assert.assertTrue(Assert.java:55)</text:p>
            <text:p>unit-tests run unit test 'BROKER_FLAKY' 2021-06-23T01:01:44.9740536Z  at org.apache.pulsar.client.api.v1.V1_ProducerConsumerTest.testActiveAndInActiveConsumerEntryCacheBehavior(V1_ProducerConsumerTest.java:714)</text:p>
            <text:p>unit-tests run unit test 'BROKER_FLAKY' 2021-06-23T01:01:44.9744255Z  at java.base/jdk.internal.reflect.NativeMethodAccessorImpl.invoke0(Native Method)</text:p>
            <text:p>unit-tests run unit test 'BROKER_FLAKY' 2021-06-23T01:01:44.9761842Z  at java.base/jdk.internal.reflect.NativeMethodAccessorImpl.invoke(NativeMethodAccessorImpl.java:62)</text:p>
            <text:p>unit-tests run unit test 'BROKER_FLAKY' 2021-06-23T01:01:44.9766314Z  at java.base/jdk.internal.reflect.DelegatingMethodAccessorImpl.invoke(DelegatingMethodAccessorImpl.java:43)</text:p>
            <text:p>unit-tests run unit test 'BROKER_FLAKY' 2021-06-23T01:01:44.9768295Z  at java.base/java.lang.reflect.Method.invoke(Method.java:566)</text:p>
            <text:p>unit-tests run unit test 'BROKER_FLAKY' 2021-06-23T01:01:44.9770118Z  at org.testng.internal.MethodInvocationHelper.invokeMethod(MethodInvocationHelper.java:132)</text:p>
            <text:p>unit-tests run unit test 'BROKER_FLAKY' 2021-06-23T01:01:44.9772364Z  at org.testng.internal.InvokeMethodRunnable.runOne(InvokeMethodRunnable.java:45)</text:p>
            <text:p>unit-tests run unit test 'BROKER_FLAKY' 2021-06-23T01:01:44.9774701Z  at org.testng.internal.InvokeMethodRunnable.call(InvokeMethodRunnable.java:73)</text:p>
            <text:p>unit-tests run unit test 'BROKER_FLAKY' 2021-06-23T01:01:44.9777060Z  at org.testng.internal.InvokeMethodRunnable.call(InvokeMethodRunnable.java:11)</text:p>
            <text:p>unit-tests run unit test 'BROKER_FLAKY' 2021-06-23T01:01:44.9778680Z  at java.base/java.util.concurrent.FutureTask.run(FutureTask.java:264)</text:p>
            <text:p>unit-tests run unit test 'BROKER_FLAKY' 2021-06-23T01:01:44.9780391Z  at java.base/java.util.concurrent.ThreadPoolExecutor.runWorker(ThreadPoolExecutor.java:1128)</text:p>
            <text:p>unit-tests run unit test 'BROKER_FLAKY' 2021-06-23T01:01:44.9782345Z  at java.base/java.util.concurrent.ThreadPoolExecutor$Worker.run(ThreadPoolExecutor.java:628)</text:p>
            <text:p>unit-tests run unit test 'BROKER_FLAKY' 2021-06-23T01:01:44.9783641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5"/>
          <table:table-cell table:style-name="ce77"/>
          <table:table-cell table:style-name="ce64"/>
          <table:table-cell table:style-name="ce122"/>
          <table:table-cell table:style-name="ce64" table:number-columns-repeated="55"/>
          <table:table-cell table:number-columns-repeated="960"/>
        </table:table-row>
        <table:table-row table:style-name="ro2">
          <table:table-cell table:style-name="ce46" office:value-type="float" office:value="9" calcext:value-type="float">
            <text:p>9</text:p>
          </table:table-cell>
          <table:table-cell table:style-name="ce57" office:value-type="string" calcext:value-type="string">
            <text:p>org.apache.pulsar.functions.worker.PulsarFunctionLocalRunTest</text:p>
          </table:table-cell>
          <table:table-cell table:style-name="ce57" office:value-type="string" calcext:value-type="string">
            <text:p>shutdown</text:p>
          </table:table-cell>
          <table:table-cell table:style-name="ce66" office:value-type="string" calcext:value-type="string">
            <text:p>Failure</text:p>
          </table:table-cell>
          <table:table-cell table:style-name="ce66"/>
          <table:table-cell table:style-name="ce64" office:value-type="string" calcext:value-type="string">
            <text:p>https://github.com/apache/pulsar/issues?q=PulsarFunctionLocalRunTest</text:p>
          </table:table-cell>
          <table:table-cell table:style-name="ce77" office:value-type="string" calcext:value-type="string">
            <text:p>KeeperErrorCode = BadVersion for /loadbalance/brokers/localhost:34685</text:p>
          </table:table-cell>
          <table:table-cell table:style-name="ce64" office:value-type="string" calcext:value-type="string">
            <text:p>https://drive.google.com/file/d/1kyFbph-B83p3IDUtT7Y-w-0bTTb5PMMw/view?usp=sharing</text:p>
          </table:table-cell>
          <table:table-cell table:style-name="ce122" office:value-type="string" calcext:value-type="string">
            <text:p>[ERROR] shutdown(org.apache.pulsar.functions.worker.PulsarFunctionLocalRunTest)  Time elapsed: 4.847 s  &lt;&lt;&lt; FAILURE!</text:p>
            <text:p>unit-tests run unit test 'BROKER_FLAKY' 2021-06-23T01:39:15.5158967Z java.util.concurrent.CompletionException: org.apache.pulsar.metadata.api.MetadataStoreException$BadVersionException: org.apache.zookeeper.KeeperException$BadVersionException: KeeperErrorCode = BadVersion for /loadbalance/brokers/localhost:37627</text:p>
            <text:p>unit-tests run unit test 'BROKER_FLAKY' 2021-06-23T01:39:15.5162381Z  at java.base/java.util.concurrent.CompletableFuture.encodeThrowable(CompletableFuture.java:331)</text:p>
            <text:p>unit-tests run unit test 'BROKER_FLAKY' 2021-06-23T01:39:15.5164883Z  at java.base/java.util.concurrent.CompletableFuture.completeThrowable(CompletableFuture.java:346)</text:p>
            <text:p>unit-tests run unit test 'BROKER_FLAKY' 2021-06-23T01:39:15.5166950Z  at java.base/java.util.concurrent.CompletableFuture$UniRun.tryFire(CompletableFuture.java:777)</text:p>
            <text:p>unit-tests run unit test 'BROKER_FLAKY' 2021-06-23T01:39:15.5168862Z  at java.base/java.util.concurrent.CompletableFuture.postComplete(CompletableFuture.java:506)</text:p>
            <text:p>unit-tests run unit test 'BROKER_FLAKY' 2021-06-23T01:39:15.5173996Z  at java.base/java.util.concurrent.CompletableFuture.completeExceptionally(CompletableFuture.java:2088)</text:p>
            <text:p>unit-tests run unit test 'BROKER_FLAKY' 2021-06-23T01:39:15.5176931Z  at org.apache.pulsar.metadata.impl.ZKMetadataStore.lambda$storeDelete$21(ZKMetadataStore.java:277)</text:p>
            <text:p>unit-tests run unit test 'BROKER_FLAKY' 2021-06-23T01:39:15.5178865Z  at java.base/java.util.concurrent.ThreadPoolExecutor.runWorker(ThreadPoolExecutor.java:1128)</text:p>
            <text:p>unit-tests run unit test 'BROKER_FLAKY' 2021-06-23T01:39:15.5180751Z  at java.base/java.util.concurrent.ThreadPoolExecutor$Worker.run(ThreadPoolExecutor.java:628)</text:p>
            <text:p>unit-tests run unit test 'BROKER_FLAKY' 2021-06-23T01:39:15.5182653Z  at io.netty.util.concurrent.FastThreadLocalRunnable.run(FastThreadLocalRunnable.java:30)</text:p>
            <text:p>unit-tests run unit test 'BROKER_FLAKY' 2021-06-23T01:39:15.5184127Z  at java.base/java.lang.Thread.run(Thread.java:829)</text:p>
            <text:p>unit-tests run unit test 'BROKER_FLAKY' 2021-06-23T01:39:15.5186281Z Caused by: org.apache.pulsar.metadata.api.MetadataStoreException$BadVersionException: org.apache.zookeeper.KeeperException$BadVersionException: KeeperErrorCode = BadVersion for /loadbalance/brokers/localhost:37627</text:p>
            <text:p>unit-tests run unit test 'BROKER_FLAKY' 2021-06-23T01:39:15.5189195Z  at org.apache.pulsar.metadata.impl.ZKMetadataStore.getException(ZKMetadataStore.java:308)</text:p>
            <text:p>unit-tests run unit test 'BROKER_FLAKY' 2021-06-23T01:39:15.5190549Z  ... 5 more</text:p>
            <text:p>unit-tests run unit test 'BROKER_FLAKY' 2021-06-23T01:39:15.5191731Z Caused by: org.apache.zookeeper.KeeperException$BadVersionException: KeeperErrorCode = BadVersion for /loadbalance/brokers/localhost:37627</text:p>
            <text:p>unit-tests run unit test 'BROKER_FLAKY' 2021-06-23T01:39:15.5193480Z  at org.apache.zookeeper.KeeperException.create(KeeperException.java:122)</text:p>
            <text:p>unit-tests run unit test 'BROKER_FLAKY' 2021-06-23T01:39:15.5195093Z  at org.apache.zookeeper.KeeperException.create(KeeperException.java:54)</text:p>
            <text:p>unit-tests run unit test 'BROKER_FLAKY' 2021-06-23T01:39:15.5197067Z  at org.apache.pulsar.metadata.impl.ZKMetadataStore.getException(ZKMetadataStore.java:304)</text:p>
            <text:p>unit-tests run unit test 'BROKER_FLAKY' 2021-06-23T01:39:15.5198431Z  ... 5 more</text:p>
          </table:table-cell>
          <table:table-cell table:style-name="ce64" table:number-columns-repeated="55"/>
          <table:table-cell table:number-columns-repeated="960"/>
        </table:table-row>
        <table:table-row table:style-name="ro4">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9">
          <table:table-cell table:style-name="ce46" office:value-type="float" office:value="10" calcext:value-type="float">
            <text:p>10</text:p>
          </table:table-cell>
          <table:table-cell table:style-name="ce57" office:value-type="string" calcext:value-type="string">
            <text:p>org.apache.pulsar.client.api.KeySharedSubscriptionTest</text:p>
          </table:table-cell>
          <table:table-cell table:style-name="ce57" office:value-type="string" calcext:value-type="string">
            <text:p>testRemoveFirstConsumer</text:p>
          </table:table-cell>
          <table:table-cell table:style-name="ce66" office:value-type="string" calcext:value-type="string">
            <text:p>Failure</text:p>
          </table:table-cell>
          <table:table-cell table:style-name="ce66"/>
          <table:table-cell table:style-name="ce64" office:value-type="string" calcext:value-type="string">
            <text:p>https://github.com/apache/pulsar/issues?q=KeySharedSubscriptionTest</text:p>
          </table:table-cell>
          <table:table-cell table:style-name="ce77" office:value-type="string" calcext:value-type="string">
            <text:p>AssertionError: expected [0] but found [10]</text:p>
          </table:table-cell>
          <table:table-cell table:style-name="ce64" office:value-type="string" calcext:value-type="string">
            <text:p>https://drive.google.com/file/d/1kyFbph-B83p3IDUtT7Y-w-0bTTb5PMMw/view?usp=sharing</text:p>
          </table:table-cell>
          <table:table-cell table:style-name="ce122" office:value-type="string" calcext:value-type="string">
            <text:p>[ERROR] testRemoveFirstConsumer(org.apache.pulsar.client.api.KeySharedSubscriptionTest)  Time elapsed: 0.331 s  &lt;&lt;&lt; FAILURE!</text:p>
            <text:p>unit-tests run unit test 'BROKER_FLAKY' 2021-06-23T01:57:23.1490846Z java.lang.AssertionError: expected [0] but found [10]</text:p>
            <text:p>unit-tests run unit test 'BROKER_FLAKY' 2021-06-23T01:57:23.1491748Z  at org.testng.Assert.fail(Assert.java:99)</text:p>
            <text:p>unit-tests run unit test 'BROKER_FLAKY' 2021-06-23T01:57:23.1492744Z  at org.testng.Assert.failNotEquals(Assert.java:1037)</text:p>
            <text:p>unit-tests run unit test 'BROKER_FLAKY' 2021-06-23T01:57:23.1493874Z  at org.testng.Assert.assertEqualsImpl(Assert.java:140)</text:p>
            <text:p>unit-tests run unit test 'BROKER_FLAKY' 2021-06-23T01:57:23.1495334Z  at org.testng.Assert.assertEquals(Assert.java:122)</text:p>
            <text:p>unit-tests run unit test 'BROKER_FLAKY' 2021-06-23T01:57:23.1496388Z  at org.testng.Assert.assertEquals(Assert.java:907)</text:p>
            <text:p>unit-tests run unit test 'BROKER_FLAKY' 2021-06-23T01:57:23.1497436Z  at org.testng.Assert.assertEquals(Assert.java:917)</text:p>
            <text:p>unit-tests run unit test 'BROKER_FLAKY' 2021-06-23T01:57:23.1499839Z  at org.apache.pulsar.client.api.KeySharedSubscriptionTest.testRemoveFirstConsumer(KeySharedSubscriptionTest.java:685)</text:p>
            <text:p>unit-tests run unit test 'BROKER_FLAKY' 2021-06-23T01:57:23.1502814Z  at java.base/jdk.internal.reflect.NativeMethodAccessorImpl.invoke0(Native Method)</text:p>
            <text:p>unit-tests run unit test 'BROKER_FLAKY' 2021-06-23T01:57:23.1504974Z  at java.base/jdk.internal.reflect.NativeMethodAccessorImpl.invoke(NativeMethodAccessorImpl.java:62)</text:p>
            <text:p>unit-tests run unit test 'BROKER_FLAKY' 2021-06-23T01:57:23.1508094Z  at java.base/jdk.internal.reflect.DelegatingMethodAccessorImpl.invoke(DelegatingMethodAccessorImpl.java:43)</text:p>
            <text:p>unit-tests run unit test 'BROKER_FLAKY' 2021-06-23T01:57:23.1509813Z  at java.base/java.lang.reflect.Method.invoke(Method.java:566)</text:p>
            <text:p>unit-tests run unit test 'BROKER_FLAKY' 2021-06-23T01:57:23.1511523Z  at org.testng.internal.MethodInvocationHelper.invokeMethod(MethodInvocationHelper.java:132)</text:p>
            <text:p>unit-tests run unit test 'BROKER_FLAKY' 2021-06-23T01:57:23.1513733Z  at org.testng.internal.InvokeMethodRunnable.runOne(InvokeMethodRunnable.java:45)</text:p>
            <text:p>unit-tests run unit test 'BROKER_FLAKY' 2021-06-23T01:57:23.1515444Z  at org.testng.internal.InvokeMethodRunnable.call(InvokeMethodRunnable.java:73)</text:p>
            <text:p>unit-tests run unit test 'BROKER_FLAKY' 2021-06-23T01:57:23.1517077Z  at org.testng.internal.InvokeMethodRunnable.call(InvokeMethodRunnable.java:11)</text:p>
            <text:p>unit-tests run unit test 'BROKER_FLAKY' 2021-06-23T01:57:23.1518473Z  at java.base/java.util.concurrent.FutureTask.run(FutureTask.java:264)</text:p>
            <text:p>unit-tests run unit test 'BROKER_FLAKY' 2021-06-23T01:57:23.1519982Z  at java.base/java.util.concurrent.ThreadPoolExecutor.runWorker(ThreadPoolExecutor.java:1128)</text:p>
            <text:p>unit-tests run unit test 'BROKER_FLAKY' 2021-06-23T01:57:23.1521671Z  at java.base/java.util.concurrent.ThreadPoolExecutor$Worker.run(ThreadPoolExecutor.java:628)</text:p>
            <text:p>unit-tests run unit test 'BROKER_FLAKY' 2021-06-23T01:57:23.1523023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10">
          <table:table-cell table:style-name="ce46" office:value-type="float" office:value="11" calcext:value-type="float">
            <text:p>11</text:p>
          </table:table-cell>
          <table:table-cell table:style-name="ce57" office:value-type="string" calcext:value-type="string">
            <text:p>org.apache.pulsar.client.api.TopicReaderTest</text:p>
          </table:table-cell>
          <table:table-cell table:style-name="ce57" office:value-type="string" calcext:value-type="string">
            <text:p>testMultiReaderIsAbleToSeekWithTimeOnMiddleOfTopic</text:p>
          </table:table-cell>
          <table:table-cell table:style-name="ce66" office:value-type="string" calcext:value-type="string">
            <text:p>Failure</text:p>
          </table:table-cell>
          <table:table-cell table:style-name="ce66"/>
          <table:table-cell table:style-name="ce64" office:value-type="string" calcext:value-type="string">
            <text:p>https://github.com/apache/pulsar/issues/9369</text:p>
          </table:table-cell>
          <table:table-cell table:style-name="ce77" office:value-type="string" calcext:value-type="string">
            <text:p>AssertionError: Received duplicate message msg num 5 expected [true] but found [false]</text:p>
          </table:table-cell>
          <table:table-cell table:style-name="ce64" office:value-type="string" calcext:value-type="string">
            <text:p>https://drive.google.com/file/d/1rlAAS58nnUhI09235UdF7i_hubqRVnWZ/view?usp=sharing</text:p>
          </table:table-cell>
          <table:table-cell table:style-name="ce122" office:value-type="string" calcext:value-type="string">
            <text:p>[ERROR] testMultiReaderIsAbleToSeekWithTimeOnMiddleOfTopic(org.apache.pulsar.client.api.TopicReaderTest)  Time elapsed: 0.201 s  &lt;&lt;&lt; FAILURE!</text:p>
            <text:p>unit-tests run unit test 'BROKER_FLAKY' 2021-06-23T03:55:47.1265652Z java.lang.AssertionError: Received duplicate message msg num 5 expected [true] but found [false]</text:p>
            <text:p>unit-tests run unit test 'BROKER_FLAKY' 2021-06-23T03:55:47.1266907Z  at org.testng.Assert.fail(Assert.java:99)</text:p>
            <text:p>unit-tests run unit test 'BROKER_FLAKY' 2021-06-23T03:55:47.1267874Z  at org.testng.Assert.failNotEquals(Assert.java:1037)</text:p>
            <text:p>unit-tests run unit test 'BROKER_FLAKY' 2021-06-23T03:55:47.1268957Z  at org.testng.Assert.assertTrue(Assert.java:45)</text:p>
            <text:p>unit-tests run unit test 'BROKER_FLAKY' 2021-06-23T03:55:47.1272019Z  at org.apache.pulsar.client.api.TopicReaderTest.testMultiReaderIsAbleToSeekWithTimeOnMiddleOfTopic(TopicReaderTest.java:1404)</text:p>
            <text:p>unit-tests run unit test 'BROKER_FLAKY' 2021-06-23T03:55:47.1275459Z  at java.base/jdk.internal.reflect.NativeMethodAccessorImpl.invoke0(Native Method)</text:p>
            <text:p>unit-tests run unit test 'BROKER_FLAKY' 2021-06-23T03:55:47.1277709Z  at java.base/jdk.internal.reflect.NativeMethodAccessorImpl.invoke(NativeMethodAccessorImpl.java:62)</text:p>
            <text:p>unit-tests run unit test 'BROKER_FLAKY' 2021-06-23T03:55:47.1280371Z  at java.base/jdk.internal.reflect.DelegatingMethodAccessorImpl.invoke(DelegatingMethodAccessorImpl.java:43)</text:p>
            <text:p>unit-tests run unit test 'BROKER_FLAKY' 2021-06-23T03:55:47.1282569Z  at java.base/java.lang.reflect.Method.invoke(Method.java:566)</text:p>
            <text:p>unit-tests run unit test 'BROKER_FLAKY' 2021-06-23T03:55:47.1288478Z  at org.testng.internal.MethodInvocationHelper.invokeMethod(MethodInvocationHelper.java:132)</text:p>
            <text:p>unit-tests run unit test 'BROKER_FLAKY' 2021-06-23T03:55:47.1292515Z  at org.testng.internal.InvokeMethodRunnable.runOne(InvokeMethodRunnable.java:45)</text:p>
            <text:p>unit-tests run unit test 'BROKER_FLAKY' 2021-06-23T03:55:47.1294059Z  at org.testng.internal.InvokeMethodRunnable.call(InvokeMethodRunnable.java:73)</text:p>
            <text:p>unit-tests run unit test 'BROKER_FLAKY' 2021-06-23T03:55:47.1296580Z  at org.testng.internal.InvokeMethodRunnable.call(InvokeMethodRunnable.java:11)</text:p>
            <text:p>unit-tests run unit test 'BROKER_FLAKY' 2021-06-23T03:55:47.1298637Z  at java.base/java.util.concurrent.FutureTask.run(FutureTask.java:264)</text:p>
            <text:p>unit-tests run unit test 'BROKER_FLAKY' 2021-06-23T03:55:47.1300725Z  at java.base/java.util.concurrent.ThreadPoolExecutor.runWorker(ThreadPoolExecutor.java:1128)</text:p>
            <text:p>unit-tests run unit test 'BROKER_FLAKY' 2021-06-23T03:55:47.1303471Z  at java.base/java.util.concurrent.ThreadPoolExecutor$Worker.run(ThreadPoolExecutor.java:628)</text:p>
            <text:p>unit-tests run unit test 'BROKER_FLAKY' 2021-06-23T03:55:47.1304580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9">
          <table:table-cell table:style-name="ce46" office:value-type="float" office:value="12" calcext:value-type="float">
            <text:p>12</text:p>
          </table:table-cell>
          <table:table-cell table:style-name="ce57" office:value-type="string" calcext:value-type="string">
            <text:p>org.apache.pulsar.client.api.SimpleProducerConsumerTest</text:p>
          </table:table-cell>
          <table:table-cell table:style-name="ce57" office:value-type="string" calcext:value-type="string">
            <text:p>testReceiveAsyncCompletedWhenClosing</text:p>
          </table:table-cell>
          <table:table-cell table:style-name="ce66" office:value-type="string" calcext:value-type="string">
            <text:p>Failure</text:p>
          </table:table-cell>
          <table:table-cell table:style-name="ce66"/>
          <table:table-cell table:style-name="ce64" office:value-type="string" calcext:value-type="string">
            <text:p>https://github.com/apache/pulsar/pull/7661</text:p>
          </table:table-cell>
          <table:table-cell table:style-name="ce77" office:value-type="string" calcext:value-type="string">
            <text:p>Thread Timeout, didn't finish within the time-out 10000</text:p>
          </table:table-cell>
          <table:table-cell table:style-name="ce64" office:value-type="string" calcext:value-type="string">
            <text:p>https://drive.google.com/file/d/184ysTdPHhk7j2ZAI0omGLOiTPrpz5lmi/view?usp=sharing</text:p>
          </table:table-cell>
          <table:table-cell table:style-name="ce122" office:value-type="string" calcext:value-type="string">
            <text:p>[ERROR] testReceiveAsyncCompletedWhenClosing(org.apache.pulsar.client.api.SimpleProducerConsumerTest)  Time elapsed: 10.057 s  &lt;&lt;&lt; FAILURE!</text:p>
            <text:p>unit-tests run unit test 'BROKER_FLAKY' 2021-06-23T02:56:12.7679382Z org.testng.internal.thread.ThreadTimeoutException: Method org.apache.pulsar.client.api.SimpleProducerConsumerTest.testReceiveAsyncCompletedWhenClosing() didn't finish within the time-out 10000</text:p>
            <text:p>unit-tests run unit test 'BROKER_FLAKY' 2021-06-23T02:56:12.7690792Z  at org.testng.internal.MethodInvocationHelper.invokeWithTimeoutWithNewExecutor(MethodInvocationHelper.java:371)</text:p>
            <text:p>unit-tests run unit test 'BROKER_FLAKY' 2021-06-23T02:56:12.7700070Z  at org.testng.internal.MethodInvocationHelper.invokeWithTimeout(MethodInvocationHelper.java:282)</text:p>
            <text:p>unit-tests run unit test 'BROKER_FLAKY' 2021-06-23T02:56:12.7706684Z  at org.testng.internal.TestInvoker.invokeMethod(TestInvoker.java:605)</text:p>
            <text:p>unit-tests run unit test 'BROKER_FLAKY' 2021-06-23T02:56:12.7712698Z  at org.testng.internal.TestInvoker.retryFailed(TestInvoker.java:214)</text:p>
            <text:p>unit-tests run unit test 'BROKER_FLAKY' 2021-06-23T02:56:12.7718933Z  at org.testng.internal.MethodRunner.runInSequence(MethodRunner.java:58)</text:p>
            <text:p>unit-tests run unit test 'BROKER_FLAKY' 2021-06-23T02:56:12.7726247Z  at org.testng.internal.TestInvoker$MethodInvocationAgent.invoke(TestInvoker.java:822)</text:p>
            <text:p>unit-tests run unit test 'BROKER_FLAKY' 2021-06-23T02:56:12.7732782Z  at org.testng.internal.TestInvoker.invokeTestMethods(TestInvoker.java:147)</text:p>
            <text:p>unit-tests run unit test 'BROKER_FLAKY' 2021-06-23T02:56:12.7740612Z  at org.testng.internal.TestMethodWorker.invokeTestMethods(TestMethodWorker.java:146)</text:p>
            <text:p>unit-tests run unit test 'BROKER_FLAKY' 2021-06-23T02:56:12.7754657Z  at org.testng.internal.TestMethodWorker.run(TestMethodWorker.java:128)</text:p>
            <text:p>unit-tests run unit test 'BROKER_FLAKY' 2021-06-23T02:56:12.7760421Z  at java.base/java.util.ArrayList.forEach(ArrayList.java:1541)</text:p>
            <text:p>unit-tests run unit test 'BROKER_FLAKY' 2021-06-23T02:56:12.7765498Z  at org.testng.TestRunner.privateRun(TestRunner.java:764)</text:p>
            <text:p>unit-tests run unit test 'BROKER_FLAKY' 2021-06-23T02:56:12.7770468Z  at org.testng.TestRunner.run(TestRunner.java:585)</text:p>
            <text:p>unit-tests run unit test 'BROKER_FLAKY' 2021-06-23T02:56:12.7775349Z  at org.testng.SuiteRunner.runTest(SuiteRunner.java:384)</text:p>
            <text:p>unit-tests run unit test 'BROKER_FLAKY' 2021-06-23T02:56:12.7781062Z  at org.testng.SuiteRunner.runSequentially(SuiteRunner.java:378)</text:p>
            <text:p>unit-tests run unit test 'BROKER_FLAKY' 2021-06-23T02:56:12.7786337Z  at org.testng.SuiteRunner.privateRun(SuiteRunner.java:337)</text:p>
            <text:p>unit-tests run unit test 'BROKER_FLAKY' 2021-06-23T02:56:12.7791056Z  at org.testng.SuiteRunner.run(SuiteRunner.java:286)</text:p>
            <text:p>unit-tests run unit test 'BROKER_FLAKY' 2021-06-23T02:56:12.7796976Z  at org.testng.SuiteRunnerWorker.runSuite(SuiteRunnerWorker.java:53)</text:p>
            <text:p>unit-tests run unit test 'BROKER_FLAKY' 2021-06-23T02:56:12.7802574Z  at org.testng.SuiteRunnerWorker.run(SuiteRunnerWorker.java:96)</text:p>
            <text:p>unit-tests run unit test 'BROKER_FLAKY' 2021-06-23T02:56:12.7808018Z  at org.testng.TestNG.runSuitesSequentially(TestNG.java:1218)</text:p>
            <text:p>unit-tests run unit test 'BROKER_FLAKY' 2021-06-23T02:56:12.7813070Z  at org.testng.TestNG.runSuitesLocally(TestNG.java:1140)</text:p>
            <text:p>unit-tests run unit test 'BROKER_FLAKY' 2021-06-23T02:56:12.7817766Z  at org.testng.TestNG.runSuites(TestNG.java:1069)</text:p>
            <text:p>unit-tests run unit test 'BROKER_FLAKY' 2021-06-23T02:56:12.7821788Z  at org.testng.TestNG.run(TestNG.java:1037)</text:p>
            <text:p>unit-tests run unit test 'BROKER_FLAKY' 2021-06-23T02:56:12.7828563Z  at org.apache.maven.surefire.testng.TestNGExecutor.run(TestNGExecutor.java:135)</text:p>
            <text:p>unit-tests run unit test 'BROKER_FLAKY' 2021-06-23T02:56:12.7838320Z  at org.apache.maven.surefire.testng.TestNGDirectoryTestSuite.executeSingleClass(TestNGDirectoryTestSuite.java:112)</text:p>
            <text:p>unit-tests run unit test 'BROKER_FLAKY' 2021-06-23T02:56:12.7848529Z  at org.apache.maven.surefire.testng.TestNGDirectoryTestSuite.executeLazy(TestNGDirectoryTestSuite.java:123)</text:p>
            <text:p>unit-tests run unit test 'BROKER_FLAKY' 2021-06-23T02:56:12.7858114Z  at org.apache.maven.surefire.testng.TestNGDirectoryTestSuite.execute(TestNGDirectoryTestSuite.java:90)</text:p>
            <text:p>unit-tests run unit test 'BROKER_FLAKY' 2021-06-23T02:56:12.7866916Z  at org.apache.maven.surefire.testng.TestNGProvider.invoke(TestNGProvider.java:146)</text:p>
            <text:p>unit-tests run unit test 'BROKER_FLAKY' 2021-06-23T02:56:12.7876148Z  at org.apache.maven.surefire.booter.ForkedBooter.invokeProviderInSameClassLoader(ForkedBooter.java:384)</text:p>
            <text:p>unit-tests run unit test 'BROKER_FLAKY' 2021-06-23T02:56:12.7884701Z  at org.apache.maven.surefire.booter.ForkedBooter.runSuitesInProcess(ForkedBooter.java:345)</text:p>
            <text:p>unit-tests run unit test 'BROKER_FLAKY' 2021-06-23T02:56:12.7891943Z  at org.apache.maven.surefire.booter.ForkedBooter.execute(ForkedBooter.java:126)</text:p>
            <text:p>unit-tests run unit test 'BROKER_FLAKY' 2021-06-23T02:56:12.7898838Z  at org.apache.maven.surefire.booter.ForkedBooter.main(ForkedBooter.java:418)</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5">
          <table:table-cell table:style-name="ce46" office:value-type="float" office:value="13" calcext:value-type="float">
            <text:p>13</text:p>
          </table:table-cell>
          <table:table-cell table:style-name="ce57" office:value-type="string" calcext:value-type="string">
            <text:p>org.apache.pulsar.functions.worker.PulsarFunctionLocalRunTest</text:p>
          </table:table-cell>
          <table:table-cell table:style-name="ce57" office:value-type="string" calcext:value-type="string">
            <text:p>testE2EPulsarFunctionLocalRunMultipleInstances</text:p>
          </table:table-cell>
          <table:table-cell table:style-name="ce66" office:value-type="string" calcext:value-type="string">
            <text:p>Failure</text:p>
          </table:table-cell>
          <table:table-cell table:style-name="ce66"/>
          <table:table-cell table:style-name="ce64"/>
          <table:table-cell table:style-name="ce77" office:value-type="string" calcext:value-type="string">
            <text:p>AssertionError: expected [my-message-0!] but found [my-message-1!]</text:p>
          </table:table-cell>
          <table:table-cell table:style-name="ce64" office:value-type="string" calcext:value-type="string">
            <text:p>https://drive.google.com/file/d/1Fz4wwPQtrDRyxN56AnDOuR4NNlpsnfaH/view?usp=sharing</text:p>
          </table:table-cell>
          <table:table-cell table:style-name="ce122" office:value-type="string" calcext:value-type="string">
            <text:p>[ERROR] testE2EPulsarFunctionLocalRunMultipleInstances(org.apache.pulsar.functions.worker.PulsarFunctionLocalRunTest)  Time elapsed: 3.309 s  &lt;&lt;&lt; FAILURE!</text:p>
            <text:p>unit-tests run unit test 'BROKER_FLAKY' 2021-06-23T18:18:54.2348919Z java.lang.AssertionError: expected [my-message-0!] but found [my-message-1!]</text:p>
            <text:p>unit-tests run unit test 'BROKER_FLAKY' 2021-06-23T18:18:54.2352856Z  at org.testng.Assert.fail(Assert.java:99)</text:p>
            <text:p>unit-tests run unit test 'BROKER_FLAKY' 2021-06-23T18:18:54.2356621Z  at org.testng.Assert.failNotEquals(Assert.java:1037)</text:p>
            <text:p>unit-tests run unit test 'BROKER_FLAKY' 2021-06-23T18:18:54.2359668Z  at org.testng.Assert.assertEqualsImpl(Assert.java:140)</text:p>
            <text:p>unit-tests run unit test 'BROKER_FLAKY' 2021-06-23T18:18:54.2362908Z  at org.testng.Assert.assertEquals(Assert.java:122)</text:p>
            <text:p>unit-tests run unit test 'BROKER_FLAKY' 2021-06-23T18:18:54.2368116Z  at org.testng.Assert.assertEquals(Assert.java:629)</text:p>
            <text:p>unit-tests run unit test 'BROKER_FLAKY' 2021-06-23T18:18:54.2373356Z  at org.testng.Assert.assertEquals(Assert.java:639)</text:p>
            <text:p>unit-tests run unit test 'BROKER_FLAKY' 2021-06-23T18:18:54.2384649Z  at org.apache.pulsar.functions.worker.PulsarFunctionLocalRunTest.testE2EPulsarFunctionLocalRun(PulsarFunctionLocalRunTest.java:482)</text:p>
            <text:p>unit-tests run unit test 'BROKER_FLAKY' 2021-06-23T18:18:54.2400167Z  at org.apache.pulsar.functions.worker.PulsarFunctionLocalRunTest.lambda$testE2EPulsarFunctionLocalRunMultipleInstances$11(PulsarFunctionLocalRunTest.java:705)</text:p>
            <text:p>unit-tests run unit test 'BROKER_FLAKY' 2021-06-23T18:18:54.2414798Z  at org.apache.pulsar.functions.worker.PulsarFunctionLocalRunTest.runWithPulsarFunctionsClassLoader(PulsarFunctionLocalRunTest.java:1020)</text:p>
            <text:p>unit-tests run unit test 'BROKER_FLAKY' 2021-06-23T18:18:54.2435262Z  at org.apache.pulsar.functions.worker.PulsarFunctionLocalRunTest.testE2EPulsarFunctionLocalRunMultipleInstances(PulsarFunctionLocalRunTest.java:705)</text:p>
            <text:p>unit-tests run unit test 'BROKER_FLAKY' 2021-06-23T18:18:54.2445502Z  at java.base/jdk.internal.reflect.NativeMethodAccessorImpl.invoke0(Native Method)</text:p>
            <text:p>unit-tests run unit test 'BROKER_FLAKY' 2021-06-23T18:18:54.2454932Z  at java.base/jdk.internal.reflect.NativeMethodAccessorImpl.invoke(NativeMethodAccessorImpl.java:62)</text:p>
            <text:p>unit-tests run unit test 'BROKER_FLAKY' 2021-06-23T18:18:54.2467133Z  at java.base/jdk.internal.reflect.DelegatingMethodAccessorImpl.invoke(DelegatingMethodAccessorImpl.java:43)</text:p>
            <text:p>unit-tests run unit test 'BROKER_FLAKY' 2021-06-23T18:18:54.2474986Z  at java.base/java.lang.reflect.Method.invoke(Method.java:566)</text:p>
            <text:p>unit-tests run unit test 'BROKER_FLAKY' 2021-06-23T18:18:54.2484295Z  at org.testng.internal.MethodInvocationHelper.invokeMethod(MethodInvocationHelper.java:132)</text:p>
            <text:p>unit-tests run unit test 'BROKER_FLAKY' 2021-06-23T18:18:54.2493887Z  at org.testng.internal.InvokeMethodRunnable.runOne(InvokeMethodRunnable.java:45)</text:p>
            <text:p>unit-tests run unit test 'BROKER_FLAKY' 2021-06-23T18:18:54.2502660Z  at org.testng.internal.InvokeMethodRunnable.call(InvokeMethodRunnable.java:73)</text:p>
            <text:p>unit-tests run unit test 'BROKER_FLAKY' 2021-06-23T18:18:54.2511333Z  at org.testng.internal.InvokeMethodRunnable.call(InvokeMethodRunnable.java:11)</text:p>
            <text:p>unit-tests run unit test 'BROKER_FLAKY' 2021-06-23T18:18:54.2517868Z  at java.base/java.util.concurrent.FutureTask.run(FutureTask.java:264)</text:p>
            <text:p>unit-tests run unit test 'BROKER_FLAKY' 2021-06-23T18:18:54.2523489Z  at java.base/java.util.concurrent.ThreadPoolExecutor.runWorker(ThreadPoolExecutor.java:1128)</text:p>
            <text:p>unit-tests run unit test 'BROKER_FLAKY' 2021-06-23T18:18:54.2529285Z  at java.base/java.util.concurrent.ThreadPoolExecutor$Worker.run(ThreadPoolExecutor.java:628)</text:p>
            <text:p>unit-tests run unit test 'BROKER_FLAKY' 2021-06-23T18:18:54.2534512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3">
          <table:table-cell table:style-name="ce46" office:value-type="float" office:value="14" calcext:value-type="float">
            <text:p>14</text:p>
          </table:table-cell>
          <table:table-cell table:style-name="ce57" office:value-type="string" calcext:value-type="string">
            <text:p>org.apache.pulsar.compaction.CompactionTest</text:p>
          </table:table-cell>
          <table:table-cell table:style-name="ce57" office:value-type="string" calcext:value-type="string">
            <text:p>testCompaction</text:p>
          </table:table-cell>
          <table:table-cell table:style-name="ce66" office:value-type="string" calcext:value-type="string">
            <text:p>Failure</text:p>
          </table:table-cell>
          <table:table-cell table:style-name="ce66"/>
          <table:table-cell table:style-name="ce64"/>
          <table:table-cell table:style-name="ce77" office:value-type="string" calcext:value-type="string">
            <text:p>AssertionError: expected [-1] but found [9]</text:p>
          </table:table-cell>
          <table:table-cell table:style-name="ce64" office:value-type="string" calcext:value-type="string">
            <text:p>https://drive.google.com/file/d/1J2o9ffmfNNhXeHz_UDYbOPfm_re9VzeW/view?usp=sharing</text:p>
          </table:table-cell>
          <table:table-cell table:style-name="ce122" office:value-type="string" calcext:value-type="string">
            <text:p>[ERROR] testCompaction(org.apache.pulsar.compaction.CompactionTest)  Time elapsed: 0.553 s  &lt;&lt;&lt; FAILURE!</text:p>
            <text:p>unit-tests run unit test 'BROKER_FLAKY' 2021-06-23T22:00:23.2804045Z java.lang.AssertionError: expected [-1] but found [9]</text:p>
            <text:p>unit-tests run unit test 'BROKER_FLAKY' 2021-06-23T22:00:23.2809919Z  at org.testng.Assert.fail(Assert.java:99)</text:p>
            <text:p>unit-tests run unit test 'BROKER_FLAKY' 2021-06-23T22:00:23.2811601Z  at org.testng.Assert.failNotEquals(Assert.java:1037)</text:p>
            <text:p>unit-tests run unit test 'BROKER_FLAKY' 2021-06-23T22:00:23.2812973Z  at org.testng.Assert.assertEqualsImpl(Assert.java:140)</text:p>
            <text:p>unit-tests run unit test 'BROKER_FLAKY' 2021-06-23T22:00:23.2814509Z  at org.testng.Assert.assertEquals(Assert.java:122)</text:p>
            <text:p>unit-tests run unit test 'BROKER_FLAKY' 2021-06-23T22:00:23.2815961Z  at org.testng.Assert.assertEquals(Assert.java:797)</text:p>
            <text:p>unit-tests run unit test 'BROKER_FLAKY' 2021-06-23T22:00:23.2817702Z  at org.testng.Assert.assertEquals(Assert.java:807)</text:p>
            <text:p>unit-tests run unit test 'BROKER_FLAKY' 2021-06-23T22:00:23.2823230Z  at org.apache.pulsar.compaction.CompactionTest.testCompaction(CompactionTest.java:139)</text:p>
            <text:p>unit-tests run unit test 'BROKER_FLAKY' 2021-06-23T22:00:23.2826066Z  at java.base/jdk.internal.reflect.NativeMethodAccessorImpl.invoke0(Native Method)</text:p>
            <text:p>unit-tests run unit test 'BROKER_FLAKY' 2021-06-23T22:00:23.2830447Z  at java.base/jdk.internal.reflect.NativeMethodAccessorImpl.invoke(NativeMethodAccessorImpl.java:62)</text:p>
            <text:p>unit-tests run unit test 'BROKER_FLAKY' 2021-06-23T22:00:23.2837999Z  at java.base/jdk.internal.reflect.DelegatingMethodAccessorImpl.invoke(DelegatingMethodAccessorImpl.java:43)</text:p>
            <text:p>unit-tests run unit test 'BROKER_FLAKY' 2021-06-23T22:00:23.2840650Z  at java.base/java.lang.reflect.Method.invoke(Method.java:566)</text:p>
            <text:p>unit-tests run unit test 'BROKER_FLAKY' 2021-06-23T22:00:23.2842787Z  at org.testng.internal.MethodInvocationHelper.invokeMethod(MethodInvocationHelper.java:132)</text:p>
            <text:p>unit-tests run unit test 'BROKER_FLAKY' 2021-06-23T22:00:23.2850740Z  at org.testng.internal.InvokeMethodRunnable.runOne(InvokeMethodRunnable.java:45)</text:p>
            <text:p>unit-tests run unit test 'BROKER_FLAKY' 2021-06-23T22:00:23.2854562Z  at org.testng.internal.InvokeMethodRunnable.call(InvokeMethodRunnable.java:73)</text:p>
            <text:p>unit-tests run unit test 'BROKER_FLAKY' 2021-06-23T22:00:23.2856654Z  at org.testng.internal.InvokeMethodRunnable.call(InvokeMethodRunnable.java:11)</text:p>
            <text:p>unit-tests run unit test 'BROKER_FLAKY' 2021-06-23T22:00:23.2858757Z  at java.base/java.util.concurrent.FutureTask.run(FutureTask.java:264)</text:p>
            <text:p>unit-tests run unit test 'BROKER_FLAKY' 2021-06-23T22:00:23.2863472Z  at java.base/java.util.concurrent.ThreadPoolExecutor.runWorker(ThreadPoolExecutor.java:1128)</text:p>
            <text:p>unit-tests run unit test 'BROKER_FLAKY' 2021-06-23T22:00:23.2865859Z  at java.base/java.util.concurrent.ThreadPoolExecutor$Worker.run(ThreadPoolExecutor.java:628)</text:p>
            <text:p>unit-tests run unit test 'BROKER_FLAKY' 2021-06-23T22:00:23.2867869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2">
          <table:table-cell table:style-name="ce46" office:value-type="float" office:value="15" calcext:value-type="float">
            <text:p>15</text:p>
          </table:table-cell>
          <table:table-cell table:style-name="ce58" office:value-type="string" calcext:value-type="string">
            <text:p>org.apache.pulsar.client.api.ConsumerBatchReceiveTest</text:p>
          </table:table-cell>
          <table:table-cell table:style-name="ce58" office:value-type="string" calcext:value-type="string">
            <text:p>testBatchReceiveAndRedeliveryNonPartitionedTopic</text:p>
          </table:table-cell>
          <table:table-cell table:style-name="ce66" office:value-type="string" calcext:value-type="string">
            <text:p>Failure</text:p>
          </table:table-cell>
          <table:table-cell table:style-name="ce46"/>
          <table:table-cell table:style-name="ce64"/>
          <table:table-cell table:style-name="ce77" office:value-type="string" calcext:value-type="string">
            <text:p>AssertionError: expected [202] but found [200]</text:p>
          </table:table-cell>
          <table:table-cell table:style-name="ce77" office:value-type="string" calcext:value-type="string">
            <text:p>https://drive.google.com/file/d/14jtJp1hFFqiNiGgLy-piv6DS5NP0xswa/view?usp=sharing</text:p>
          </table:table-cell>
          <table:table-cell table:style-name="ce122" office:value-type="string" calcext:value-type="string">
            <text:p>[ERROR] testBatchReceiveAndRedeliveryNonPartitionedTopic(org.apache.pulsar.client.api.ConsumerBatchReceiveTest)  Time elapsed: 4.582 s  &lt;&lt;&lt; FAILURE!</text:p>
            <text:p>unit-tests run unit test 'BROKER_FLAKY' 2021-06-22T11:51:47.9912595Z java.lang.AssertionError: expected [202] but found [200]</text:p>
            <text:p>unit-tests run unit test 'BROKER_FLAKY' 2021-06-22T11:51:47.9914036Z  at org.testng.Assert.fail(Assert.java:99)</text:p>
            <text:p>unit-tests run unit test 'BROKER_FLAKY' 2021-06-22T11:51:47.9915190Z  at org.testng.Assert.failNotEquals(Assert.java:1037)</text:p>
            <text:p>unit-tests run unit test 'BROKER_FLAKY' 2021-06-22T11:51:47.9916527Z  at org.testng.Assert.assertEqualsImpl(Assert.java:140)</text:p>
            <text:p>unit-tests run unit test 'BROKER_FLAKY' 2021-06-22T11:51:47.9917835Z  at org.testng.Assert.assertEquals(Assert.java:122)</text:p>
            <text:p>unit-tests run unit test 'BROKER_FLAKY' 2021-06-22T11:51:47.9919085Z  at org.testng.Assert.assertEquals(Assert.java:907)</text:p>
            <text:p>unit-tests run unit test 'BROKER_FLAKY' 2021-06-22T11:51:47.9920339Z  at org.testng.Assert.assertEquals(Assert.java:917)</text:p>
            <text:p>unit-tests run unit test 'BROKER_FLAKY' 2021-06-22T11:51:47.9923110Z  at org.apache.pulsar.client.api.ConsumerBatchReceiveTest.batchReceiveAndRedelivery(ConsumerBatchReceiveTest.java:579)</text:p>
            <text:p>unit-tests run unit test 'BROKER_FLAKY' 2021-06-22T11:51:47.9931886Z  at org.apache.pulsar.client.api.ConsumerBatchReceiveTest.testBatchReceiveAndRedelivery(ConsumerBatchReceiveTest.java:495)</text:p>
            <text:p>unit-tests run unit test 'BROKER_FLAKY' 2021-06-22T11:51:47.9939439Z  at org.apache.pulsar.client.api.ConsumerBatchReceiveTest.testBatchReceiveAndRedeliveryNonPartitionedTopic(ConsumerBatchReceiveTest.java:372)</text:p>
            <text:p>unit-tests run unit test 'BROKER_FLAKY' 2021-06-22T11:51:47.9943601Z  at jdk.internal.reflect.GeneratedMethodAccessor136.invoke(Unknown Source)</text:p>
            <text:p>unit-tests run unit test 'BROKER_FLAKY' 2021-06-22T11:51:47.9946074Z  at java.base/jdk.internal.reflect.DelegatingMethodAccessorImpl.invoke(DelegatingMethodAccessorImpl.java:43)</text:p>
            <text:p>unit-tests run unit test 'BROKER_FLAKY' 2021-06-22T11:51:47.9948237Z  at java.base/java.lang.reflect.Method.invoke(Method.java:566)</text:p>
            <text:p>unit-tests run unit test 'BROKER_FLAKY' 2021-06-22T11:51:47.9950288Z  at org.testng.internal.MethodInvocationHelper.invokeMethod(MethodInvocationHelper.java:132)</text:p>
            <text:p>unit-tests run unit test 'BROKER_FLAKY' 2021-06-22T11:51:47.9952556Z  at org.testng.internal.InvokeMethodRunnable.runOne(InvokeMethodRunnable.java:45)</text:p>
            <text:p>unit-tests run unit test 'BROKER_FLAKY' 2021-06-22T11:51:47.9954555Z  at org.testng.internal.InvokeMethodRunnable.call(InvokeMethodRunnable.java:73)</text:p>
            <text:p>unit-tests run unit test 'BROKER_FLAKY' 2021-06-22T11:51:47.9956503Z  at org.testng.internal.InvokeMethodRunnable.call(InvokeMethodRunnable.java:11)</text:p>
            <text:p>unit-tests run unit test 'BROKER_FLAKY' 2021-06-22T11:51:48.0125986Z  at java.base/java.util.concurrent.FutureTask.run(FutureTask.java:264)</text:p>
            <text:p>unit-tests run unit test 'BROKER_FLAKY' 2021-06-22T11:51:48.0127794Z  at java.base/java.util.concurrent.ThreadPoolExecutor.runWorker(ThreadPoolExecutor.java:1128)</text:p>
            <text:p>unit-tests run unit test 'BROKER_FLAKY' 2021-06-22T11:51:48.0129742Z  at java.base/java.util.concurrent.ThreadPoolExecutor$Worker.run(ThreadPoolExecutor.java:628)</text:p>
            <text:p>unit-tests run unit test 'BROKER_FLAKY' 2021-06-22T11:51:48.0131000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3">
          <table:table-cell table:style-name="ce46" office:value-type="float" office:value="16" calcext:value-type="float">
            <text:p>16</text:p>
          </table:table-cell>
          <table:table-cell table:style-name="ce58" office:value-type="string" calcext:value-type="string">
            <text:p>org.apache.pulsar.broker.service.persistent.PersistentSubscriptionMessageDispatchStreamingDispatcherThrottlingTest</text:p>
          </table:table-cell>
          <table:table-cell table:style-name="ce58" office:value-type="string" calcext:value-type="string">
            <text:p>testRelativeMessageRateLimitingThrottling</text:p>
          </table:table-cell>
          <table:table-cell table:style-name="ce66" office:value-type="string" calcext:value-type="string">
            <text:p>Failure</text:p>
          </table:table-cell>
          <table:table-cell table:style-name="ce46"/>
          <table:table-cell table:style-name="ce64" office:value-type="string" calcext:value-type="string">
            <text:p>https://github.com/apache/pulsar/pull/7073</text:p>
          </table:table-cell>
          <table:table-cell table:style-name="ce77" office:value-type="string" calcext:value-type="string">
            <text:p>AssertionError: Messages not received in time</text:p>
          </table:table-cell>
          <table:table-cell table:style-name="ce64" office:value-type="string" calcext:value-type="string">
            <text:p>https://drive.google.com/file/d/1mAFTgcCd4h1eDEBVa6Zvb2ePSo8NFCI2/view?usp=sharing</text:p>
          </table:table-cell>
          <table:table-cell table:style-name="ce122" office:value-type="string" calcext:value-type="string">
            <text:p>[ERROR] testRelativeMessageRateLimitingThrottling(org.apache.pulsar.broker.service.persistent.PersistentSubscriptionMessageDispatchStreamingDispatcherThrottlingTest)  Time elapsed: 4.677 s  &lt;&lt;&lt; FAILURE!</text:p>
            <text:p>unit-tests run unit test 'BROKER_FLAKY' 2021-06-22T11:43:02.1062819Z java.lang.AssertionError: Messages not received in time</text:p>
            <text:p>unit-tests run unit test 'BROKER_FLAKY' 2021-06-22T11:43:02.1083079Z  at org.testng.Assert.fail(Assert.java:99)</text:p>
            <text:p>unit-tests run unit test 'BROKER_FLAKY' 2021-06-22T11:43:02.1101098Z  at org.apache.pulsar.client.api.MessageDispatchThrottlingTest.testRelativeMessageRateLimitingThrottling(MessageDispatchThrottlingTest.java:1133)</text:p>
            <text:p>unit-tests run unit test 'BROKER_FLAKY' 2021-06-22T11:43:02.1111768Z  at java.base/jdk.internal.reflect.NativeMethodAccessorImpl.invoke0(Native Method)</text:p>
            <text:p>unit-tests run unit test 'BROKER_FLAKY' 2021-06-22T11:43:02.1122338Z  at java.base/jdk.internal.reflect.NativeMethodAccessorImpl.invoke(NativeMethodAccessorImpl.java:62)</text:p>
            <text:p>unit-tests run unit test 'BROKER_FLAKY' 2021-06-22T11:43:02.1129917Z  at java.base/jdk.internal.reflect.DelegatingMethodAccessorImpl.invoke(DelegatingMethodAccessorImpl.java:43)</text:p>
            <text:p>unit-tests run unit test 'BROKER_FLAKY' 2021-06-22T11:43:02.1132243Z  at java.base/java.lang.reflect.Method.invoke(Method.java:566)</text:p>
            <text:p>unit-tests run unit test 'BROKER_FLAKY' 2021-06-22T11:43:02.1134270Z  at org.testng.internal.MethodInvocationHelper.invokeMethod(MethodInvocationHelper.java:132)</text:p>
            <text:p>unit-tests run unit test 'BROKER_FLAKY' 2021-06-22T11:43:02.1136771Z  at org.testng.internal.InvokeMethodRunnable.runOne(InvokeMethodRunnable.java:45)</text:p>
            <text:p>unit-tests run unit test 'BROKER_FLAKY' 2021-06-22T11:43:02.1138897Z  at org.testng.internal.InvokeMethodRunnable.call(InvokeMethodRunnable.java:73)</text:p>
            <text:p>unit-tests run unit test 'BROKER_FLAKY' 2021-06-22T11:43:02.1141028Z  at org.testng.internal.InvokeMethodRunnable.call(InvokeMethodRunnable.java:11)</text:p>
            <text:p>unit-tests run unit test 'BROKER_FLAKY' 2021-06-22T11:43:02.1142875Z  at java.base/java.util.concurrent.FutureTask.run(FutureTask.java:264)</text:p>
            <text:p>unit-tests run unit test 'BROKER_FLAKY' 2021-06-22T11:43:02.1144792Z  at java.base/java.util.concurrent.ThreadPoolExecutor.runWorker(ThreadPoolExecutor.java:1128)</text:p>
            <text:p>unit-tests run unit test 'BROKER_FLAKY' 2021-06-22T11:43:02.1152489Z  at java.base/java.util.concurrent.ThreadPoolExecutor$Worker.run(ThreadPoolExecutor.java:628)</text:p>
            <text:p>unit-tests run unit test 'BROKER_FLAKY' 2021-06-22T11:43:02.1153809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58" table:number-columns-repeated="2"/>
          <table:table-cell table:style-name="ce66"/>
          <table:table-cell table:style-name="ce46"/>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9">
          <table:table-cell table:style-name="ce46" office:value-type="float" office:value="17" calcext:value-type="float">
            <text:p>17</text:p>
          </table:table-cell>
          <table:table-cell table:style-name="ce58" office:value-type="string" calcext:value-type="string">
            <text:p>org.apache.pulsar.client.api.TopicReaderTest</text:p>
          </table:table-cell>
          <table:table-cell table:style-name="ce58" office:value-type="string" calcext:value-type="string">
            <text:p>testHasMessageAvailable</text:p>
          </table:table-cell>
          <table:table-cell table:style-name="ce66" office:value-type="string" calcext:value-type="string">
            <text:p>Failure</text:p>
          </table:table-cell>
          <table:table-cell table:style-name="ce46"/>
          <table:table-cell table:style-name="ce64" office:value-type="string" calcext:value-type="string">
            <text:p>https://github.com/apache/pulsar/issues/8712</text:p>
          </table:table-cell>
          <table:table-cell table:style-name="ce77" office:value-type="string" calcext:value-type="string">
            <text:p>AssertionError: expected [true] but found [false]</text:p>
          </table:table-cell>
          <table:table-cell table:style-name="ce64" office:value-type="string" calcext:value-type="string">
            <text:p>https://drive.google.com/file/d/1iuXWUdN7X1C3N0k8qgHBxMey1MblBTkz/view?usp=sharing</text:p>
          </table:table-cell>
          <table:table-cell table:style-name="ce122" office:value-type="string" calcext:value-type="string">
            <text:p>[ERROR] testHasMessageAvailable(org.apache.pulsar.client.api.TopicReaderTest)  Time elapsed: 1.17 s  &lt;&lt;&lt; FAILURE!</text:p>
            <text:p>unit-tests run unit test 'BROKER_FLAKY' 2021-06-22T10:37:36.4377615Z java.lang.AssertionError: expected [true] but found [false]</text:p>
            <text:p>unit-tests run unit test 'BROKER_FLAKY' 2021-06-22T10:37:36.4382312Z  at org.testng.Assert.fail(Assert.java:99)</text:p>
            <text:p>unit-tests run unit test 'BROKER_FLAKY' 2021-06-22T10:37:36.4391342Z  at org.testng.Assert.failNotEquals(Assert.java:1037)</text:p>
            <text:p>unit-tests run unit test 'BROKER_FLAKY' 2021-06-22T10:37:36.4396593Z  at org.testng.Assert.assertTrue(Assert.java:45)</text:p>
            <text:p>unit-tests run unit test 'BROKER_FLAKY' 2021-06-22T10:37:36.4404950Z  at org.testng.Assert.assertTrue(Assert.java:55)</text:p>
            <text:p>unit-tests run unit test 'BROKER_FLAKY' 2021-06-22T10:37:36.4446820Z  at org.apache.pulsar.client.api.TopicReaderTest.testHasMessageAvailable(TopicReaderTest.java:1070)</text:p>
            <text:p>unit-tests run unit test 'BROKER_FLAKY' 2021-06-22T10:37:36.4458931Z  at java.base/jdk.internal.reflect.NativeMethodAccessorImpl.invoke0(Native Method)</text:p>
            <text:p>unit-tests run unit test 'BROKER_FLAKY' 2021-06-22T10:37:36.4472399Z  at java.base/jdk.internal.reflect.NativeMethodAccessorImpl.invoke(NativeMethodAccessorImpl.java:62)</text:p>
            <text:p>unit-tests run unit test 'BROKER_FLAKY' 2021-06-22T10:37:36.4488054Z  at java.base/jdk.internal.reflect.DelegatingMethodAccessorImpl.invoke(DelegatingMethodAccessorImpl.java:43)</text:p>
            <text:p>unit-tests run unit test 'BROKER_FLAKY' 2021-06-22T10:37:36.4494781Z  at java.base/java.lang.reflect.Method.invoke(Method.java:566)</text:p>
            <text:p>unit-tests run unit test 'BROKER_FLAKY' 2021-06-22T10:37:36.4506473Z  at org.testng.internal.MethodInvocationHelper.invokeMethod(MethodInvocationHelper.java:132)</text:p>
            <text:p>unit-tests run unit test 'BROKER_FLAKY' 2021-06-22T10:37:36.4534400Z  at org.testng.internal.InvokeMethodRunnable.runOne(InvokeMethodRunnable.java:45)</text:p>
            <text:p>unit-tests run unit test 'BROKER_FLAKY' 2021-06-22T10:37:36.4551626Z  at org.testng.internal.InvokeMethodRunnable.call(InvokeMethodRunnable.java:73)</text:p>
            <text:p>unit-tests run unit test 'BROKER_FLAKY' 2021-06-22T10:37:36.4563888Z  at org.testng.internal.InvokeMethodRunnable.call(InvokeMethodRunnable.java:11)</text:p>
            <text:p>unit-tests run unit test 'BROKER_FLAKY' 2021-06-22T10:37:36.4576421Z  at java.base/java.util.concurrent.FutureTask.run(FutureTask.java:264)</text:p>
            <text:p>unit-tests run unit test 'BROKER_FLAKY' 2021-06-22T10:37:36.4589893Z  at java.base/java.util.concurrent.ThreadPoolExecutor.runWorker(ThreadPoolExecutor.java:1128)</text:p>
            <text:p>unit-tests run unit test 'BROKER_FLAKY' 2021-06-22T10:37:36.4603279Z  at java.base/java.util.concurrent.ThreadPoolExecutor$Worker.run(ThreadPoolExecutor.java:628)</text:p>
            <text:p>unit-tests run unit test 'BROKER_FLAKY' 2021-06-22T10:37:36.4613283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spanned="2" table:number-rows-spanned="1"/>
          <table:covered-table-cell table:style-name="ce64"/>
          <table:table-cell table:style-name="ce64"/>
          <table:table-cell table:style-name="ce66"/>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10">
          <table:table-cell table:style-name="ce46" office:value-type="float" office:value="18" calcext:value-type="float">
            <text:p>18</text:p>
          </table:table-cell>
          <table:table-cell table:style-name="ce64" office:value-type="string" calcext:value-type="string">
            <text:p>org.apache.pulsar.broker.service.persistent.SimpleProducerConsumerTestStreamingDispatcherTest</text:p>
          </table:table-cell>
          <table:table-cell table:style-name="ce64" office:value-type="string" calcext:value-type="string">
            <text:p>testRedeliveryOfFailedMessages</text:p>
          </table:table-cell>
          <table:table-cell table:style-name="ce66" office:value-type="string" calcext:value-type="string">
            <text:p>Failure</text:p>
          </table:table-cell>
          <table:table-cell table:style-name="ce66"/>
          <table:table-cell table:style-name="ce64"/>
          <table:table-cell table:style-name="ce77" office:value-type="string" calcext:value-type="string">
            <text:p>AssertionError: reading message index #87 failed expected object to not be null</text:p>
          </table:table-cell>
          <table:table-cell table:style-name="ce64" office:value-type="string" calcext:value-type="string">
            <text:p>https://drive.google.com/file/d/1oGkyg1_HIHUFYLUBSBaWJJi60gDWkQLj/view?usp=sharing</text:p>
          </table:table-cell>
          <table:table-cell table:style-name="ce122" office:value-type="string" calcext:value-type="string">
            <text:p>[ERROR] testRedeliveryOfFailedMessages(org.apache.pulsar.broker.service.persistent.SimpleProducerConsumerTestStreamingDispatcherTest)  Time elapsed: 16.507 s  &lt;&lt;&lt; FAILURE!</text:p>
            <text:p>unit-tests run unit test 'BROKER_FLAKY' 2021-06-25T06:38:39.3313111Z java.lang.AssertionError: reading message index #87 failed expected object to not be null</text:p>
            <text:p>unit-tests run unit test 'BROKER_FLAKY' 2021-06-25T06:38:39.3314403Z  at org.testng.Assert.fail(Assert.java:99)</text:p>
            <text:p>unit-tests run unit test 'BROKER_FLAKY' 2021-06-25T06:38:39.3316674Z  at org.testng.Assert.assertNotNull(Assert.java:942)</text:p>
            <text:p>unit-tests run unit test 'BROKER_FLAKY' 2021-06-25T06:38:39.3320793Z  at org.apache.pulsar.client.api.SimpleProducerConsumerTest.testRedeliveryOfFailedMessages(SimpleProducerConsumerTest.java:2835)</text:p>
            <text:p>unit-tests run unit test 'BROKER_FLAKY' 2021-06-25T06:38:39.3326739Z  at java.base/jdk.internal.reflect.NativeMethodAccessorImpl.invoke0(Native Method)</text:p>
            <text:p>unit-tests run unit test 'BROKER_FLAKY' 2021-06-25T06:38:39.3330916Z  at java.base/jdk.internal.reflect.NativeMethodAccessorImpl.invoke(NativeMethodAccessorImpl.java:62)</text:p>
            <text:p>unit-tests run unit test 'BROKER_FLAKY' 2021-06-25T06:38:39.3339265Z  at java.base/jdk.internal.reflect.DelegatingMethodAccessorImpl.invoke(DelegatingMethodAccessorImpl.java:43)</text:p>
            <text:p>unit-tests run unit test 'BROKER_FLAKY' 2021-06-25T06:38:39.3342033Z  at java.base/java.lang.reflect.Method.invoke(Method.java:566)</text:p>
            <text:p>unit-tests run unit test 'BROKER_FLAKY' 2021-06-25T06:38:39.3345728Z  at org.testng.internal.MethodInvocationHelper.invokeMethod(MethodInvocationHelper.java:132)</text:p>
            <text:p>unit-tests run unit test 'BROKER_FLAKY' 2021-06-25T06:38:39.3350222Z  at org.testng.internal.InvokeMethodRunnable.runOne(InvokeMethodRunnable.java:45)</text:p>
            <text:p>unit-tests run unit test 'BROKER_FLAKY' 2021-06-25T06:38:39.3352982Z  at org.testng.internal.InvokeMethodRunnable.call(InvokeMethodRunnable.java:73)</text:p>
            <text:p>unit-tests run unit test 'BROKER_FLAKY' 2021-06-25T06:38:39.3392098Z  at org.testng.internal.InvokeMethodRunnable.call(InvokeMethodRunnable.java:11)</text:p>
            <text:p>unit-tests run unit test 'BROKER_FLAKY' 2021-06-25T06:38:39.3401029Z  at java.base/java.util.concurrent.FutureTask.run(FutureTask.java:264)</text:p>
            <text:p>unit-tests run unit test 'BROKER_FLAKY' 2021-06-25T06:38:39.3410615Z  at java.base/java.util.concurrent.ThreadPoolExecutor.runWorker(ThreadPoolExecutor.java:1128)</text:p>
            <text:p>unit-tests run unit test 'BROKER_FLAKY' 2021-06-25T06:38:39.3420719Z  at java.base/java.util.concurrent.ThreadPoolExecutor$Worker.run(ThreadPoolExecutor.java:628)</text:p>
            <text:p>unit-tests run unit test 'BROKER_FLAKY' 2021-06-25T06:38:39.3514160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3"/>
          <table:table-cell table:style-name="ce66"/>
          <table:table-cell table:style-name="ce64"/>
          <table:table-cell table:style-name="ce77"/>
          <table:table-cell table:style-name="ce64"/>
          <table:table-cell table:style-name="ce122"/>
          <table:table-cell table:style-name="ce64" table:number-columns-repeated="55"/>
          <table:table-cell table:number-columns-repeated="960"/>
        </table:table-row>
        <table:table-row table:style-name="ro11">
          <table:table-cell table:style-name="ce46" office:value-type="float" office:value="19" calcext:value-type="float">
            <text:p>19</text:p>
          </table:table-cell>
          <table:table-cell table:style-name="ce57" office:value-type="string" calcext:value-type="string">
            <text:p>org.apache.pulsar.broker.stats.ManagedCursorMetricsTest</text:p>
          </table:table-cell>
          <table:table-cell table:style-name="ce57" office:value-type="string" calcext:value-type="string">
            <text:p>testManagedCursorMetrics</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9919</text:p>
          </table:table-cell>
          <table:table-cell table:style-name="ce77" office:value-type="string" calcext:value-type="string">
            <text:p>AssertionError: did not expect [0] but found [0]</text:p>
          </table:table-cell>
          <table:table-cell table:style-name="ce64" office:value-type="string" calcext:value-type="string">
            <text:p>https://drive.google.com/file/d/1_AHSPCzmKRodUZ8l8C9hO4YrOLttM5zl/view?usp=sharing</text:p>
          </table:table-cell>
          <table:table-cell table:style-name="ce122" office:value-type="string" calcext:value-type="string">
            <text:p>[ERROR] testManagedCursorMetrics(org.apache.pulsar.broker.stats.ManagedCursorMetricsTest)  Time elapsed: 0.231 s  &lt;&lt;&lt; FAILURE!</text:p>
            <text:p>unit-tests run unit test 'BROKER_FLAKY' 2021-06-25T03:06:01.1753709Z java.lang.AssertionError: did not expect [0] but found [0]</text:p>
            <text:p>unit-tests run unit test 'BROKER_FLAKY' 2021-06-25T03:06:01.1754990Z  at org.testng.Assert.fail(Assert.java:99)</text:p>
            <text:p>unit-tests run unit test 'BROKER_FLAKY' 2021-06-25T03:06:01.1758025Z  at org.testng.Assert.failEquals(Assert.java:1041)</text:p>
            <text:p>unit-tests run unit test 'BROKER_FLAKY' 2021-06-25T03:06:01.1762774Z  at org.testng.Assert.assertNotEqualsImpl(Assert.java:147)</text:p>
            <text:p>unit-tests run unit test 'BROKER_FLAKY' 2021-06-25T03:06:01.1764367Z  at org.testng.Assert.assertNotEquals(Assert.java:1531)</text:p>
            <text:p>unit-tests run unit test 'BROKER_FLAKY' 2021-06-25T03:06:01.1765897Z  at org.testng.Assert.assertNotEquals(Assert.java:1535)</text:p>
            <text:p>unit-tests run unit test 'BROKER_FLAKY' 2021-06-25T03:06:01.1768517Z  at org.apache.pulsar.broker.stats.ManagedCursorMetricsTest.testManagedCursorMetrics(ManagedCursorMetricsTest.java:87)</text:p>
            <text:p>unit-tests run unit test 'BROKER_FLAKY' 2021-06-25T03:06:01.1771599Z  at java.base/jdk.internal.reflect.NativeMethodAccessorImpl.invoke0(Native Method)</text:p>
            <text:p>unit-tests run unit test 'BROKER_FLAKY' 2021-06-25T03:06:01.1773883Z  at java.base/jdk.internal.reflect.NativeMethodAccessorImpl.invoke(NativeMethodAccessorImpl.java:62)</text:p>
            <text:p>unit-tests run unit test 'BROKER_FLAKY' 2021-06-25T03:06:01.1776502Z  at java.base/jdk.internal.reflect.DelegatingMethodAccessorImpl.invoke(DelegatingMethodAccessorImpl.java:43)</text:p>
            <text:p>unit-tests run unit test 'BROKER_FLAKY' 2021-06-25T03:06:01.1778480Z  at java.base/java.lang.reflect.Method.invoke(Method.java:566)</text:p>
            <text:p>unit-tests run unit test 'BROKER_FLAKY' 2021-06-25T03:06:01.1780362Z  at org.testng.internal.MethodInvocationHelper.invokeMethod(MethodInvocationHelper.java:132)</text:p>
            <text:p>unit-tests run unit test 'BROKER_FLAKY' 2021-06-25T03:06:01.1784775Z  at org.testng.internal.InvokeMethodRunnable.runOne(InvokeMethodRunnable.java:45)</text:p>
            <text:p>unit-tests run unit test 'BROKER_FLAKY' 2021-06-25T03:06:01.1786899Z  at org.testng.internal.InvokeMethodRunnable.call(InvokeMethodRunnable.java:73)</text:p>
            <text:p>unit-tests run unit test 'BROKER_FLAKY' 2021-06-25T03:06:01.1789476Z  at org.testng.internal.InvokeMethodRunnable.call(InvokeMethodRunnable.java:11)</text:p>
            <text:p>unit-tests run unit test 'BROKER_FLAKY' 2021-06-25T03:06:01.1791685Z  at java.base/java.util.concurrent.FutureTask.run(FutureTask.java:264)</text:p>
            <text:p>unit-tests run unit test 'BROKER_FLAKY' 2021-06-25T03:06:01.1793516Z  at java.base/java.util.concurrent.ThreadPoolExecutor.runWorker(ThreadPoolExecutor.java:1128)</text:p>
            <text:p>unit-tests run unit test 'BROKER_FLAKY' 2021-06-25T03:06:01.1795608Z  at java.base/java.util.concurrent.ThreadPoolExecutor$Worker.run(ThreadPoolExecutor.java:628)</text:p>
            <text:p>unit-tests run unit test 'BROKER_FLAKY' 2021-06-25T03:06:01.1796919Z  at java.base/java.lang.Thread.run(Thread.java:829)</text:p>
          </table:table-cell>
          <table:table-cell table:style-name="ce64" table:number-columns-repeated="55"/>
          <table:table-cell table:number-columns-repeated="960"/>
        </table:table-row>
        <table:table-row table:style-name="ro1">
          <table:table-cell table:style-name="ce46"/>
          <table:table-cell table:style-name="ce64" table:number-columns-repeated="2"/>
          <table:table-cell table:style-name="ce66"/>
          <table:table-cell table:style-name="ce64" table:number-columns-repeated="2"/>
          <table:table-cell table:style-name="ce77"/>
          <table:table-cell table:style-name="ce64"/>
          <table:table-cell table:style-name="ce122"/>
          <table:table-cell table:style-name="ce64" table:number-columns-repeated="55"/>
          <table:table-cell table:number-columns-repeated="960"/>
        </table:table-row>
        <table:table-row table:style-name="ro12">
          <table:table-cell table:style-name="ce50" office:value-type="float" office:value="20" calcext:value-type="float">
            <text:p>20</text:p>
          </table:table-cell>
          <table:table-cell table:style-name="ce79" office:value-type="string" calcext:value-type="string">
            <text:p>org.apache.pulsar.client.api.SimpleProducerConsumerTest</text:p>
          </table:table-cell>
          <table:table-cell table:style-name="ce79" office:value-type="string" calcext:value-type="string">
            <text:p>testConcurrentConsumerReceiveWhileReconnect</text:p>
          </table:table-cell>
          <table:table-cell table:number-columns-repeated="2" table:style-name="ce103" office:value-type="string" calcext:value-type="string">
            <text:p>Failure</text:p>
          </table:table-cell>
          <table:table-cell table:style-name="ce109" office:value-type="string" calcext:value-type="string">
            <text:p>https://github.com/apache/pulsar/pull/9575</text:p>
          </table:table-cell>
          <table:table-cell table:style-name="ce110" office:value-type="string" calcext:value-type="string">
            <text:p>ConditionTimeoutException: Assertion condition defined as a lambda expression in org.apache.pulsar.client.api.SimpleProducerConsumerTest that uses org.apache.pulsar.client.impl.ConsumerImpl expected [10] but found [0] within 10 seconds</text:p>
          </table:table-cell>
          <table:table-cell table:style-name="ce119" office:value-type="string" calcext:value-type="string">
            <text:p><text:a xlink:href="https://drive.google.com/file/d/17-G-5nXl5Xhf7cQzzkw1_MVzLblW9dAM/view?usp=sharing" xlink:type="simple">https://drive.google.com/file/d/17-G-5nXl5Xhf7cQzzkw1_MVzLblW9dAM/view?usp=sharing</text:a></text:p>
          </table:table-cell>
          <table:table-cell table:style-name="ce125" office:value-type="string" calcext:value-type="string">
            <text:p>[ERROR] testConcurrentConsumerReceiveWhileReconnect(org.apache.pulsar.client.api.SimpleProducerConsumerTest)  Time elapsed: 16.701 s  &lt;&lt;&lt; FAILURE!</text:p>
            <text:p>unit-testsrun unit test 'BROKER_FLAKY'2021-06-23T03:30:58.0590462Z org.awaitility.core.ConditionTimeoutException: Assertion condition defined as a lambda expression in org.apache.pulsar.client.api.SimpleProducerConsumerTest that uses org.apache.pulsar.client.impl.ConsumerImpl expected [10] but found [0] within 10 seconds.</text:p>
            <text:p>unit-testsrun unit test 'BROKER_FLAKY'2021-06-23T03:30:58.0595637Z at org.awaitility.core.ConditionAwaiter.await(ConditionAwaiter.java:165)</text:p>
            <text:p>unit-testsrun unit test 'BROKER_FLAKY'2021-06-23T03:30:58.0597668Z at org.awaitility.core.AssertionCondition.await(AssertionCondition.java:119)</text:p>
            <text:p>unit-testsrun unit test 'BROKER_FLAKY'2021-06-23T03:30:58.0600179Z at org.awaitility.core.AssertionCondition.await(AssertionCondition.java:31)</text:p>
            <text:p>unit-testsrun unit test 'BROKER_FLAKY'2021-06-23T03:30:58.0604276Z at org.awaitility.core.ConditionFactory.until(ConditionFactory.java:895)</text:p>
            <text:p>unit-testsrun unit test 'BROKER_FLAKY'2021-06-23T03:30:58.0607454Z at org.awaitility.core.ConditionFactory.untilAsserted(ConditionFactory.java:679)</text:p>
            <text:p>unit-testsrun unit test 'BROKER_FLAKY'2021-06-23T03:30:58.0620199Z at org.apache.pulsar.client.api.SimpleProducerConsumerTest.testConcurrentConsumerReceiveWhileReconnect(SimpleProducerConsumerTest.java:830)</text:p>
            <text:p>unit-testsrun unit test 'BROKER_FLAKY'2021-06-23T03:30:58.0624901Z at java.base/jdk.internal.reflect.NativeMethodAccessorImpl.invoke0(Native Method)</text:p>
            <text:p>unit-testsrun unit test 'BROKER_FLAKY'2021-06-23T03:30:58.0628237Z at java.base/jdk.internal.reflect.NativeMethodAccessorImpl.invoke(NativeMethodAccessorImpl.java:62)</text:p>
            <text:p>unit-testsrun unit test 'BROKER_FLAKY'2021-06-23T03:30:58.0631589Z at java.base/jdk.internal.reflect.DelegatingMethodAccessorImpl.invoke(DelegatingMethodAccessorImpl.java:43)</text:p>
            <text:p>unit-testsrun unit test 'BROKER_FLAKY'2021-06-23T03:30:58.0633791Z at java.base/java.lang.reflect.Method.invoke(Method.java:566)</text:p>
            <text:p>unit-testsrun unit test 'BROKER_FLAKY'2021-06-23T03:30:58.0635868Z at org.testng.internal.MethodInvocationHelper.invokeMethod(MethodInvocationHelper.java:132)</text:p>
            <text:p>unit-testsrun unit test 'BROKER_FLAKY'2021-06-23T03:30:58.0638120Z at org.testng.internal.InvokeMethodRunnable.runOne(InvokeMethodRunnable.java:45)</text:p>
            <text:p>unit-testsrun unit test 'BROKER_FLAKY'2021-06-23T03:30:58.0640302Z at org.testng.internal.InvokeMethodRunnable.call(InvokeMethodRunnable.java:73)</text:p>
            <text:p>unit-testsrun unit test 'BROKER_FLAKY'2021-06-23T03:30:58.0642684Z at org.testng.internal.InvokeMethodRunnable.call(InvokeMethodRunnable.java:11)</text:p>
            <text:p>unit-testsrun unit test 'BROKER_FLAKY'2021-06-23T03:30:58.0644315Z at java.base/java.util.concurrent.FutureTask.run(FutureTask.java:264)</text:p>
            <text:p>unit-testsrun unit test 'BROKER_FLAKY'2021-06-23T03:30:58.0646309Z at java.base/java.util.concurrent.ThreadPoolExecutor.runWorker(ThreadPoolExecutor.java:1128)</text:p>
            <text:p>unit-testsrun unit test 'BROKER_FLAKY'2021-06-23T03:30:58.0648244Z at java.base/java.util.concurrent.ThreadPoolExecutor$Worker.run(ThreadPoolExecutor.java:628)</text:p>
            <text:p>unit-testsrun unit test 'BROKER_FLAKY'2021-06-23T03:30:58.0649517Z at java.base/java.lang.Thread.run(Thread.java:829)</text:p>
            <text:p>unit-testsrun unit test 'BROKER_FLAKY'2021-06-23T03:30:58.0650389Z Caused by: java.lang.AssertionError: expected [10] but found [0]</text:p>
            <text:p>unit-testsrun unit test 'BROKER_FLAKY'2021-06-23T03:30:58.0651492Z at org.testng.Assert.fail(Assert.java:99)</text:p>
            <text:p>unit-testsrun unit test 'BROKER_FLAKY'2021-06-23T03:30:58.0652815Z at org.testng.Assert.failNotEquals(Assert.java:1037)</text:p>
            <text:p>unit-testsrun unit test 'BROKER_FLAKY'2021-06-23T03:30:58.0653902Z at org.testng.Assert.assertEqualsImpl(Assert.java:140)</text:p>
            <text:p>unit-testsrun unit test 'BROKER_FLAKY'2021-06-23T03:30:58.0654962Z at org.testng.Assert.assertEquals(Assert.java:122)</text:p>
            <text:p>unit-testsrun unit test 'BROKER_FLAKY'2021-06-23T03:30:58.0656242Z at org.testng.Assert.assertEquals(Assert.java:907)</text:p>
            <text:p>unit-testsrun unit test 'BROKER_FLAKY'2021-06-23T03:30:58.0657254Z at org.testng.Assert.assertEquals(Assert.java:917)</text:p>
            <text:p>unit-testsrun unit test 'BROKER_FLAKY'2021-06-23T03:30:58.0659805Z at org.apache.pulsar.client.api.SimpleProducerConsumerTest.lambda$testConcurrentConsumerReceiveWhileReconnect$7(SimpleProducerConsumerTest.java:832)</text:p>
            <text:p>unit-testsrun unit test 'BROKER_FLAKY'2021-06-23T03:30:58.0663280Z at org.awaitility.core.AssertionCondition.lambda$new$0(AssertionCondition.java:53)</text:p>
            <text:p>unit-testsrun unit test 'BROKER_FLAKY'2021-06-23T03:30:58.0665044Z at org.awaitility.core.ConditionAwaiter$ConditionPoller.call(ConditionAwaiter.java:222)</text:p>
            <text:p>unit-testsrun unit test 'BROKER_FLAKY'2021-06-23T03:30:58.0667026Z at org.awaitility.core.ConditionAwaiter$ConditionPoller.call(ConditionAwaiter.java:209)</text:p>
            <text:p>unit-testsrun unit test 'BROKER_FLAKY'2021-06-23T03:30:58.0668493Z ... 4 more</text:p>
          </table:table-cell>
          <table:table-cell table:style-name="ce109" table:number-columns-repeated="55"/>
          <table:table-cell table:style-name="ce128" table:number-columns-repeated="960"/>
        </table:table-row>
        <table:table-row table:style-name="ro1" table:number-rows-repeated="2">
          <table:table-cell table:number-columns-repeated="3"/>
          <table:table-cell table:style-name="ce10"/>
          <table:table-cell table:number-columns-repeated="1020"/>
        </table:table-row>
        <table:table-row table:style-name="ro1">
          <table:table-cell/>
          <table:table-cell table:style-name="ce13" table:number-columns-repeated="2"/>
          <table:table-cell table:style-name="ce10"/>
          <table:table-cell table:number-columns-repeated="1020"/>
        </table:table-row>
        <table:table-row table:style-name="ro1">
          <table:table-cell table:number-columns-repeated="3"/>
          <table:table-cell table:style-name="ce10"/>
          <table:table-cell table:number-columns-repeated="1020"/>
        </table:table-row>
        <table:table-row table:style-name="ro1">
          <table:table-cell/>
          <table:table-cell table:style-name="ce13" table:number-columns-repeated="2"/>
          <table:table-cell table:style-name="ce10"/>
          <table:table-cell table:number-columns-repeated="1020"/>
        </table:table-row>
        <table:table-row table:style-name="ro1">
          <table:table-cell table:number-columns-repeated="3"/>
          <table:table-cell table:style-name="ce10"/>
          <table:table-cell table:number-columns-repeated="1020"/>
        </table:table-row>
        <table:table-row table:style-name="ro1">
          <table:table-cell/>
          <table:table-cell table:style-name="ce13" table:number-columns-repeated="2"/>
          <table:table-cell table:style-name="ce10"/>
          <table:table-cell/>
          <table:table-cell table:style-name="ce11"/>
          <table:table-cell table:number-columns-repeated="1018"/>
        </table:table-row>
        <table:table-row table:style-name="ro1">
          <table:table-cell table:number-columns-repeated="3"/>
          <table:table-cell table:style-name="ce10"/>
          <table:table-cell table:number-columns-repeated="1020"/>
        </table:table-row>
        <table:table-row table:style-name="ro1">
          <table:table-cell table:style-name="ce16"/>
          <table:table-cell table:style-name="ce17" table:number-columns-repeated="2"/>
          <table:table-cell table:style-name="ce18"/>
          <table:table-cell table:style-name="ce19" table:number-columns-repeated="2"/>
          <table:table-cell table:style-name="ce20"/>
          <table:table-cell table:style-name="ce19"/>
          <table:table-cell table:style-name="ce126"/>
          <table:table-cell table:style-name="ce19" table:number-columns-repeated="55"/>
          <table:table-cell table:number-columns-repeated="960"/>
        </table:table-row>
        <table:table-row table:style-name="ro1">
          <table:table-cell/>
          <table:table-cell table:style-name="ce13" table:number-columns-repeated="2"/>
          <table:table-cell table:style-name="ce18"/>
          <table:table-cell table:number-columns-repeated="1020"/>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23" table:number-columns-spanned="2" table:number-rows-spanned="1"/>
          <table:covered-table-cell/>
          <table:table-cell table:style-name="ce10" table:number-columns-repeated="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5" table:number-columns-repeated="2"/>
          <table:table-cell table:style-name="ce10"/>
          <table:table-cell table:style-name="ce2"/>
          <table:table-cell table:number-columns-repeated="2"/>
          <table:table-cell table:style-name="ce4"/>
          <table:table-cell table:number-columns-repeated="1016"/>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5" table:number-columns-repeated="2"/>
          <table:table-cell table:style-name="ce10"/>
          <table:table-cell table:style-name="ce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5" table:number-columns-repeated="2"/>
          <table:table-cell table:style-name="ce10"/>
          <table:table-cell table:style-name="ce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3"/>
          <table:table-cell/>
          <table:table-cell table:style-name="ce10"/>
          <table:table-cell table:style-name="ce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table-cell table:number-columns-repeated="1020"/>
        </table:table-row>
        <table:table-row table:style-name="ro1">
          <table:table-cell table:number-columns-repeated="1024"/>
        </table:table-row>
        <table:table-row table:style-name="ro1">
          <table:table-cell/>
          <table:table-cell table:style-name="ce13"/>
          <table:table-cell/>
          <table:table-cell table:style-name="ce10"/>
          <table:table-cell table:number-columns-repeated="1020"/>
        </table:table-row>
        <table:table-row table:style-name="ro1" table:number-rows-repeated="1048490">
          <table:table-cell table:number-columns-repeated="1024"/>
        </table:table-row>
        <table:table-row table:style-name="ro1">
          <table:table-cell table:number-columns-repeated="1024"/>
        </table:table-row>
      </table:table>
      <table:table table:name="script_broker_other_local" table:style-name="ta2">
        <table:table-column table:style-name="co10" table:default-cell-style-name="ce2"/>
        <table:table-column table:style-name="co11" table:default-cell-style-name="ce1"/>
        <table:table-column table:style-name="co3" table:default-cell-style-name="ce1"/>
        <table:table-column table:style-name="co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 table:number-columns-repeated="55" table:default-cell-style-name="ce1"/>
        <table:table-column table:style-name="co1" table:number-columns-repeated="960" table:default-cell-style-name="Default"/>
        <table:table-row table:style-name="ro1">
          <table:table-cell/>
          <table:table-cell table:style-name="ce22" office:value-type="string" calcext:value-type="string" table:number-columns-spanned="2" table:number-rows-spanned="1">
            <text:p>Recent Commit GitHub CI (12 June 2021)</text:p>
          </table:table-cell>
          <table:covered-table-cell/>
          <table:table-cell table:number-columns-repeated="3"/>
          <table:table-cell table:style-name="ce4"/>
          <table:table-cell/>
          <table:table-cell table:style-name="ce5"/>
          <table:table-cell table:number-columns-repeated="1015"/>
        </table:table-row>
        <table:table-row table:style-name="ro1">
          <table:table-cell/>
          <table:table-cell table:style-name="ce22" table:number-columns-repeated="2"/>
          <table:table-cell table:number-columns-repeated="3"/>
          <table:table-cell table:style-name="ce4"/>
          <table:table-cell/>
          <table:table-cell table:style-name="ce5"/>
          <table:table-cell table:number-columns-repeated="1015"/>
        </table:table-row>
        <table:table-row table:style-name="ro1">
          <table:table-cell table:style-name="ce45" office:value-type="string" calcext:value-type="string">
            <text:p>No</text:p>
          </table:table-cell>
          <table:table-cell table:style-name="ce51" office:value-type="string" calcext:value-type="string">
            <text:p>Package/class</text:p>
          </table:table-cell>
          <table:table-cell table:style-name="ce51"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65"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45"/>
          <table:table-cell table:style-name="ce51" table:number-columns-repeated="2"/>
          <table:table-cell table:style-name="ce65" table:number-columns-repeated="3"/>
          <table:table-cell table:style-name="ce76"/>
          <table:table-cell table:style-name="ce65"/>
          <table:table-cell table:style-name="ce130"/>
          <table:table-cell table:style-name="ce64" table:number-columns-repeated="55"/>
          <table:table-cell table:style-name="ce133" table:number-columns-repeated="960"/>
        </table:table-row>
        <table:table-row table:style-name="ro11">
          <table:table-cell table:style-name="ce46" office:value-type="float" office:value="1" calcext:value-type="float">
            <text:p>1</text:p>
          </table:table-cell>
          <table:table-cell table:style-name="ce52" office:value-type="string" calcext:value-type="string">
            <text:p>org.apache.pulsar.broker.service.persistent.SimpleProducerConsumerTestStreamingDispatcherTest</text:p>
          </table:table-cell>
          <table:table-cell table:style-name="ce52" office:value-type="string" calcext:value-type="string">
            <text:p>testConcurrentConsumerReceiveWhileReconnect</text:p>
          </table:table-cell>
          <table:table-cell table:number-columns-repeated="2" table:style-name="ce66" office:value-type="string" calcext:value-type="string">
            <text:p>Failure</text:p>
          </table:table-cell>
          <table:table-cell table:style-name="ce64" office:value-type="string" calcext:value-type="string">
            <text:p>https://github.com/apache/pulsar/issues/9451</text:p>
          </table:table-cell>
          <table:table-cell table:style-name="ce77" office:value-type="string" calcext:value-type="string">
            <text:p>ConditionTimeoutException: Assertion condition defined as a lambda expression in org.apache.pulsar.client.api.SimpleProducerConsumerTest that uses org.apache.pulsar.client.impl.ConsumerImpl expected [10] but found [0] within 10 seconds.</text:p>
          </table:table-cell>
          <table:table-cell table:style-name="ce71" office:value-type="string" calcext:value-type="string">
            <text:p><text:a xlink:href="https://drive.google.com/file/d/1RiOkkETu3k9nz2KqQFAH61wsR97z82Vv/view?usp=sharing" xlink:type="simple">https://drive.google.com/file/d/1RiOkkETu3k9nz2KqQFAH61wsR97z82Vv/view?usp=sharing</text:a></text:p>
          </table:table-cell>
          <table:table-cell table:style-name="ce131" office:value-type="string" calcext:value-type="string">
            <text:p>[ERROR] testConcurrentConsumerReceiveWhileReconnect(org.apache.pulsar.broker.service.persistent.SimpleProducerConsumerTestStreamingDispatcherTest)  Time elapsed: 18.161 s  &lt;&lt;&lt; FAILURE!</text:p>
            <text:p>org.awaitility.core.ConditionTimeoutException: Assertion condition defined as a lambda expression in org.apache.pulsar.client.api.SimpleProducerConsumerTest that uses org.apache.pulsar.client.impl.ConsumerImpl expected [10] but found [0] within 10 seconds.</text:p>
            <text:p>at org.awaitility.core.ConditionAwaiter.await(ConditionAwaiter.java:165)</text:p>
            <text:p>at org.awaitility.core.AssertionCondition.await(AssertionCondition.java:119)</text:p>
            <text:p>at org.awaitility.core.AssertionCondition.await(AssertionCondition.java:31)</text:p>
            <text:p>at org.awaitility.core.ConditionFactory.until(ConditionFactory.java:895)</text:p>
            <text:p>at org.awaitility.core.ConditionFactory.untilAsserted(ConditionFactory.java:679)</text:p>
            <text:p>at org.apache.pulsar.client.api.SimpleProducerConsumerTest.testConcurrentConsumerReceiveWhileReconnect(SimpleProducerConsumerTest.java:830)</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InvokeMethodRunnable.runOne(InvokeMethodRunnable.java:45)</text:p>
            <text:p>at org.testng.internal.InvokeMethodRunnable.call(InvokeMethodRunnable.java:73)</text:p>
            <text:p>at org.testng.internal.InvokeMethodRunnable.call(InvokeMethodRunnable.java:11)</text:p>
            <text:p>at java.base/java.util.concurrent.FutureTask.run(FutureTask.java:264)</text:p>
            <text:p>at java.base/java.util.concurrent.ThreadPoolExecutor.runWorker(ThreadPoolExecutor.java:1128)</text:p>
            <text:p>at java.base/java.util.concurrent.ThreadPoolExecutor$Worker.run(ThreadPoolExecutor.java:628)</text:p>
            <text:p>at java.base/java.lang.Thread.run(Thread.java:829)</text:p>
            <text:p>Caused by: java.lang.AssertionError: expected [10] but found [0]</text:p>
            <text:p>at org.testng.Assert.fail(Assert.java:99)</text:p>
            <text:p>at org.testng.Assert.failNotEquals(Assert.java:1037)</text:p>
            <text:p>at org.testng.Assert.assertEqualsImpl(Assert.java:140)</text:p>
            <text:p>at org.testng.Assert.assertEquals(Assert.java:122)</text:p>
            <text:p>at org.testng.Assert.assertEquals(Assert.java:907)</text:p>
            <text:p>at org.testng.Assert.assertEquals(Assert.java:917)</text:p>
            <text:p>at org.apache.pulsar.client.api.SimpleProducerConsumerTest.lambda$testConcurrentConsumerReceiveWhileReconnect$7(SimpleProducerConsumerTest.java:832)</text:p>
            <text:p>at org.awaitility.core.AssertionCondition.lambda$new$0(AssertionCondition.java:53)</text:p>
            <text:p>at org.awaitility.core.ConditionAwaiter$ConditionPoller.call(ConditionAwaiter.java:222)</text:p>
            <text:p>at org.awaitility.core.ConditionAwaiter$ConditionPoller.call(ConditionAwaiter.java:209)</text:p>
            <text:p>... 4 more</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63"/>
          <table:table-cell table:style-name="ce133" table:number-columns-repeated="960"/>
        </table:table-row>
        <table:table-row table:style-name="ro13">
          <table:table-cell table:style-name="ce46" office:value-type="float" office:value="2" calcext:value-type="float">
            <text:p>2</text:p>
          </table:table-cell>
          <table:table-cell table:style-name="ce64" office:value-type="string" calcext:value-type="string">
            <text:p>org.apache.pulsar.broker.service.persistent.SimpleProducerConsumerTestStreamingDispatcherTest</text:p>
          </table:table-cell>
          <table:table-cell table:style-name="ce64" office:value-type="string" calcext:value-type="string">
            <text:p>testMultiTopicsConsumerImplPauseForManualSubscription</text:p>
          </table:table-cell>
          <table:table-cell table:style-name="ce66"/>
          <table:table-cell table:style-name="ce66" office:value-type="string" calcext:value-type="string">
            <text:p>Failure</text:p>
          </table:table-cell>
          <table:table-cell table:style-name="ce77" office:value-type="string" calcext:value-type="string">
            <text:p>https://github.com/apache/pulsar/pull/10305</text:p>
          </table:table-cell>
          <table:table-cell table:style-name="ce64" office:value-type="string" calcext:value-type="string">
            <text:p>AssertionError: expected [null] but found [org.apache.pulsar.client.impl.TopicMessageImpl@6519155b]</text:p>
          </table:table-cell>
          <table:table-cell table:style-name="ce71" office:value-type="string" calcext:value-type="string">
            <text:p><text:a xlink:href="https://drive.google.com/file/d/1T8pptA427OE76veIp4HRv8p7R5ueV42-/view?usp=sharing" xlink:type="simple">https://drive.google.com/file/d/1T8pptA427OE76veIp4HRv8p7R5ueV42-/view?usp=sharing</text:a></text:p>
          </table:table-cell>
          <table:table-cell table:style-name="ce132" office:value-type="string" calcext:value-type="string">
            <text:p>[ERROR] testMultiTopicsConsumerImplPauseForManualSubscription(org.apache.pulsar.broker.service.persistent.SimpleProducerConsumerTestStreamingDispatcherTest)  Time elapsed: 0.213 s  &lt;&lt;&lt; FAILURE!</text:p>
            <text:p>java.lang.AssertionError: expected [null] but found [org.apache.pulsar.client.impl.TopicMessageImpl@6519155b]</text:p>
            <text:p>at org.testng.Assert.fail(Assert.java:99)</text:p>
            <text:p>at org.testng.Assert.failNotSame(Assert.java:1033)</text:p>
            <text:p>at org.testng.Assert.assertNull(Assert.java:965)</text:p>
            <text:p>at org.testng.Assert.assertNull(Assert.java:953)</text:p>
            <text:p>at org.apache.pulsar.client.api.SimpleProducerConsumerTest.testMultiTopicsConsumerImplPauseForManualSubscription(SimpleProducerConsumerTest.java:3291)</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InvokeMethodRunnable.runOne(InvokeMethodRunnable.java:45)</text:p>
            <text:p>at org.testng.internal.InvokeMethodRunnable.call(InvokeMethodRunnable.java:73)</text:p>
            <text:p>at org.testng.internal.InvokeMethodRunnable.call(InvokeMethodRunnable.java:11)</text:p>
            <text:p>at java.base/java.util.concurrent.FutureTask.run(FutureTask.java:264)</text:p>
            <text:p>at java.base/java.util.concurrent.ThreadPoolExecutor.runWorker(ThreadPoolExecutor.java:1128)</text:p>
            <text:p>at java.base/java.util.concurrent.ThreadPoolExecutor$Worker.run(ThreadPoolExecutor.java:628)</text:p>
            <text:p>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63"/>
          <table:table-cell table:style-name="ce133" table:number-columns-repeated="960"/>
        </table:table-row>
        <table:table-row table:style-name="ro14">
          <table:table-cell table:style-name="ce46" office:value-type="float" office:value="3" calcext:value-type="float">
            <text:p>3</text:p>
          </table:table-cell>
          <table:table-cell table:style-name="ce64" office:value-type="string" calcext:value-type="string">
            <text:p>org.apache.pulsar.client.impl.TransactionEndToEndTest</text:p>
          </table:table-cell>
          <table:table-cell table:style-name="ce64" office:value-type="string" calcext:value-type="string">
            <text:p>setup</text:p>
          </table:table-cell>
          <table:table-cell table:style-name="ce64"/>
          <table:table-cell table:style-name="ce66" office:value-type="string" calcext:value-type="string">
            <text:p>Failure</text:p>
          </table:table-cell>
          <table:table-cell table:style-name="ce64"/>
          <table:table-cell table:style-name="ce64" office:value-type="string" calcext:value-type="string">
            <text:p>NullPointerException</text:p>
          </table:table-cell>
          <table:table-cell table:style-name="ce64" office:value-type="string" calcext:value-type="string">
            <text:p>https://drive.google.com/file/d/1T8pptA427OE76veIp4HRv8p7R5ueV42-/view?usp=sharing</text:p>
          </table:table-cell>
          <table:table-cell table:style-name="ce132" office:value-type="string" calcext:value-type="string">
            <text:p>[ERROR] setup(org.apache.pulsar.client.impl.TransactionEndToEndTest)  Time elapsed: 171.913 s  &lt;&lt;&lt; FAILURE!</text:p>
            <text:p>java.lang.NullPointerException</text:p>
            <text:p>at org.apache.pulsar.client.impl.transaction.TransactionCoordinatorClientImpl.closeAsync(TransactionCoordinatorClientImpl.java:137)</text:p>
            <text:p>at org.apache.pulsar.client.impl.transaction.TransactionCoordinatorClientImpl.close(TransactionCoordinatorClientImpl.java:124)</text:p>
            <text:p>at org.apache.pulsar.client.impl.PulsarClientImpl.shutdown(PulsarClientImpl.java:751)</text:p>
            <text:p>at org.apache.pulsar.client.impl.PulsarClientImpl.&lt;init&gt;(PulsarClientImpl.java:198)</text:p>
            <text:p>at org.apache.pulsar.client.impl.PulsarClientImpl.&lt;init&gt;(PulsarClientImpl.java:152)</text:p>
            <text:p>at org.apache.pulsar.client.impl.PulsarClientImpl.&lt;init&gt;(PulsarClientImpl.java:133)</text:p>
            <text:p>at org.apache.pulsar.client.impl.ClientBuilderImpl.build(ClientBuilderImpl.java:65)</text:p>
            <text:p>at org.apache.pulsar.client.impl.TransactionEndToEndTest.setup(TransactionEndToEndTest.java:122)</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MethodInvocationHelper.invokeMethodConsideringTimeout(MethodInvocationHelper.java:61)</text:p>
            <text:p>at org.testng.internal.ConfigInvoker.invokeConfigurationMethod(ConfigInvoker.java:366)</text:p>
            <text:p>at org.testng.internal.ConfigInvoker.invokeConfigurations(ConfigInvoker.java:320)</text:p>
            <text:p>at org.testng.internal.TestInvoker.runConfigMethods(TestInvoker.java:701)</text:p>
            <text:p>at org.testng.internal.TestInvoker.invokeMethod(TestInvoker.java:527)</text:p>
            <text:p>at org.testng.internal.TestInvoker.invokeTestMethod(TestInvoker.java:174)</text:p>
            <text:p>at org.testng.internal.MethodRunner.runInSequence(MethodRunner.java:46)</text:p>
            <text:p>at org.testng.internal.TestInvoker$MethodInvocationAgent.invoke(TestInvoker.java:822)</text:p>
            <text:p>at org.testng.internal.TestInvoker.invokeTestMethods(TestInvoker.java:147)</text:p>
            <text:p>at org.testng.internal.TestMethodWorker.invokeTestMethods(TestMethodWorker.java:146)</text:p>
            <text:p>at org.testng.internal.TestMethodWorker.run(TestMethodWorker.java:128)</text:p>
            <text:p>at java.base/java.util.ArrayList.forEach(ArrayList.java:1541)</text:p>
            <text:p>at org.testng.TestRunner.privateRun(TestRunner.java:764)</text:p>
            <text:p>at org.testng.TestRunner.run(TestRunner.java:585)</text:p>
            <text:p>at org.testng.SuiteRunner.runTest(SuiteRunner.java:384)</text:p>
            <text:p>at org.testng.SuiteRunner.runSequentially(SuiteRunner.java:378)</text:p>
            <text:p>at org.testng.SuiteRunner.privateRun(SuiteRunner.java:337)</text:p>
            <text:p>at org.testng.SuiteRunner.run(SuiteRunner.java:286)</text:p>
            <text:p>at org.testng.SuiteRunnerWorker.runSuite(SuiteRunnerWorker.java:53)</text:p>
            <text:p>at org.testng.SuiteRunnerWorker.run(SuiteRunnerWorker.java:96)</text:p>
            <text:p>at org.testng.TestNG.runSuitesSequentially(TestNG.java:1218)</text:p>
            <text:p>at org.testng.TestNG.runSuitesLocally(TestNG.java:1140)</text:p>
            <text:p>at org.testng.TestNG.runSuites(TestNG.java:1069)</text:p>
            <text:p>at org.testng.TestNG.run(TestNG.java:1037)</text:p>
            <text:p>at org.apache.maven.surefire.testng.TestNGExecutor.run(TestNGExecutor.java:135)</text:p>
            <text:p>at org.apache.maven.surefire.testng.TestNGDirectoryTestSuite.executeSingleClass(TestNGDirectoryTestSuite.java:112)</text:p>
            <text:p>at org.apache.maven.surefire.testng.TestNGDirectoryTestSuite.executeLazy(TestNGDirectoryTestSuite.java:123)</text:p>
            <text:p>at org.apache.maven.surefire.testng.TestNGDirectoryTestSuite.execute(TestNGDirectoryTestSuite.java:90)</text:p>
            <text:p>at org.apache.maven.surefire.testng.TestNGProvider.invoke(TestNGProvider.java:146)</text:p>
            <text:p>at org.apache.maven.surefire.booter.ForkedBooter.invokeProviderInSameClassLoader(ForkedBooter.java:384)</text:p>
            <text:p>at org.apache.maven.surefire.booter.ForkedBooter.runSuitesInProcess(ForkedBooter.java:345)</text:p>
            <text:p>at org.apache.maven.surefire.booter.ForkedBooter.execute(ForkedBooter.java:126)</text:p>
            <text:p>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63"/>
          <table:table-cell table:style-name="ce133" table:number-columns-repeated="960"/>
        </table:table-row>
        <table:table-row table:style-name="ro3">
          <table:table-cell table:style-name="ce46" office:value-type="float" office:value="4" calcext:value-type="float">
            <text:p>4</text:p>
          </table:table-cell>
          <table:table-cell table:style-name="ce64" office:value-type="string" calcext:value-type="string">
            <text:p>org.apache.pulsar.client.api.SimpleProducerConsumerTest</text:p>
          </table:table-cell>
          <table:table-cell table:style-name="ce64" office:value-type="string" calcext:value-type="string">
            <text:p>testMultiTopicsConsumerImplPauseForManualSubscription</text:p>
          </table:table-cell>
          <table:table-cell table:number-columns-repeated="2" table:style-name="ce66" office:value-type="string" calcext:value-type="string">
            <text:p>Failure</text:p>
          </table:table-cell>
          <table:table-cell table:style-name="ce77" office:value-type="string" calcext:value-type="string">
            <text:p>https://github.com/apache/pulsar/pull/10305</text:p>
          </table:table-cell>
          <table:table-cell table:style-name="ce64" office:value-type="string" calcext:value-type="string">
            <text:p>AssertionError: expected [null] but found [org.apache.pulsar.client.impl.TopicMessageImpl@551d39d2]</text:p>
          </table:table-cell>
          <table:table-cell table:style-name="ce71" office:value-type="string" calcext:value-type="string">
            <text:p><text:a xlink:href="https://drive.google.com/file/d/1xTAds7KKFA0dsCxxZGYEiM1bvKQvlpeb/view?usp=sharing" xlink:type="simple">https://drive.google.com/file/d/1xTAds7KKFA0dsCxxZGYEiM1bvKQvlpeb/view?usp=sharing</text:a></text:p>
          </table:table-cell>
          <table:table-cell table:style-name="ce132" office:value-type="string" calcext:value-type="string">
            <text:p>[ERROR] testMultiTopicsConsumerImplPauseForManualSubscription(org.apache.pulsar.client.api.SimpleProducerConsumerTest)  Time elapsed: 0.15 s  &lt;&lt;&lt; FAILURE!</text:p>
            <text:p>java.lang.AssertionError: expected [null] but found [org.apache.pulsar.client.impl.TopicMessageImpl@551d39d2]</text:p>
            <text:p>at org.testng.Assert.fail(Assert.java:99)</text:p>
            <text:p>at org.testng.Assert.failNotSame(Assert.java:1033)</text:p>
            <text:p>at org.testng.Assert.assertNull(Assert.java:965)</text:p>
            <text:p>at org.testng.Assert.assertNull(Assert.java:953)</text:p>
            <text:p>at org.apache.pulsar.client.api.SimpleProducerConsumerTest.testMultiTopicsConsumerImplPauseForManualSubscription(SimpleProducerConsumerTest.java:3291)</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InvokeMethodRunnable.runOne(InvokeMethodRunnable.java:45)</text:p>
            <text:p>at org.testng.internal.InvokeMethodRunnable.call(InvokeMethodRunnable.java:73)</text:p>
            <text:p>at org.testng.internal.InvokeMethodRunnable.call(InvokeMethodRunnable.java:11)</text:p>
            <text:p>at java.base/java.util.concurrent.FutureTask.run(FutureTask.java:264)</text:p>
            <text:p>at java.base/java.util.concurrent.ThreadPoolExecutor.runWorker(ThreadPoolExecutor.java:1128)</text:p>
            <text:p>at java.base/java.util.concurrent.ThreadPoolExecutor$Worker.run(ThreadPoolExecutor.java:628)</text:p>
            <text:p>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63"/>
          <table:table-cell table:style-name="ce133" table:number-columns-repeated="960"/>
        </table:table-row>
        <table:table-row table:style-name="ro6">
          <table:table-cell table:style-name="ce46" office:value-type="float" office:value="5" calcext:value-type="float">
            <text:p>5</text:p>
          </table:table-cell>
          <table:table-cell table:style-name="ce64" office:value-type="string" calcext:value-type="string">
            <text:p>org.apache.pulsar.client.api.SimpleProducerConsumerTest</text:p>
          </table:table-cell>
          <table:table-cell table:style-name="ce64" office:value-type="string" calcext:value-type="string">
            <text:p>testConcurrentConsumerReceiveWhileReconnect</text:p>
          </table:table-cell>
          <table:table-cell table:number-columns-repeated="2" table:style-name="ce66" office:value-type="string" calcext:value-type="string">
            <text:p>Failure</text:p>
          </table:table-cell>
          <table:table-cell table:style-name="ce64" office:value-type="string" calcext:value-type="string">
            <text:p>https://github.com/apache/pulsar/pull/9575</text:p>
          </table:table-cell>
          <table:table-cell table:style-name="ce64" office:value-type="string" calcext:value-type="string">
            <text:p>ConditionTimeoutException: Assertion condition defined as a lambda expression in org.apache.pulsar.client.api.SimpleProducerConsumerTest that uses org.apache.pulsar.client.impl.ConsumerImpl expected [10] but found [0] within 10 seconds</text:p>
          </table:table-cell>
          <table:table-cell table:style-name="ce71" office:value-type="string" calcext:value-type="string">
            <text:p><text:a xlink:href="https://drive.google.com/file/d/1OcdWq0N6GTr5uvodiiZLFO7jEGCceT1m/view?usp=sharing" xlink:type="simple">https://drive.google.com/file/d/1OcdWq0N6GTr5uvodiiZLFO7jEGCceT1m/view?usp=sharing</text:a></text:p>
          </table:table-cell>
          <table:table-cell table:style-name="ce132" office:value-type="string" calcext:value-type="string">
            <text:p>[ERROR] testConcurrentConsumerReceiveWhileReconnect(org.apache.pulsar.client.api.SimpleProducerConsumerTest)  Time elapsed: 12.702 s  &lt;&lt;&lt; FAILURE!</text:p>
            <text:p>org.awaitility.core.ConditionTimeoutException: Assertion condition defined as a lambda expression in org.apache.pulsar.client.api.SimpleProducerConsumerTest that uses org.apache.pulsar.client.impl.ConsumerImpl expected [10] but found [0] within 10 seconds.</text:p>
            <text:p>at org.awaitility.core.ConditionAwaiter.await(ConditionAwaiter.java:165)</text:p>
            <text:p>at org.awaitility.core.AssertionCondition.await(AssertionCondition.java:119)</text:p>
            <text:p>at org.awaitility.core.AssertionCondition.await(AssertionCondition.java:31)</text:p>
            <text:p>at org.awaitility.core.ConditionFactory.until(ConditionFactory.java:895)</text:p>
            <text:p>at org.awaitility.core.ConditionFactory.untilAsserted(ConditionFactory.java:679)</text:p>
            <text:p>at org.apache.pulsar.client.api.SimpleProducerConsumerTest.testConcurrentConsumerReceiveWhileReconnect(SimpleProducerConsumerTest.java:782)</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InvokeMethodRunnable.runOne(InvokeMethodRunnable.java:45)</text:p>
            <text:p>at org.testng.internal.InvokeMethodRunnable.call(InvokeMethodRunnable.java:73)</text:p>
            <text:p>at org.testng.internal.InvokeMethodRunnable.call(InvokeMethodRunnable.java:11)</text:p>
            <text:p>at java.base/java.util.concurrent.FutureTask.run(FutureTask.java:264)</text:p>
            <text:p>at java.base/java.util.concurrent.ThreadPoolExecutor.runWorker(ThreadPoolExecutor.java:1128)</text:p>
            <text:p>at java.base/java.util.concurrent.ThreadPoolExecutor$Worker.run(ThreadPoolExecutor.java:628)</text:p>
            <text:p>at java.base/java.lang.Thread.run(Thread.java:829)</text:p>
            <text:p>Caused by: java.lang.AssertionError: expected [10] but found [0]</text:p>
            <text:p>at org.testng.Assert.fail(Assert.java:99)</text:p>
            <text:p>at org.testng.Assert.failNotEquals(Assert.java:1037)</text:p>
            <text:p>at org.testng.Assert.assertEqualsImpl(Assert.java:140)</text:p>
            <text:p>at org.testng.Assert.assertEquals(Assert.java:122)</text:p>
            <text:p>at org.testng.Assert.assertEquals(Assert.java:907)</text:p>
            <text:p>at org.testng.Assert.assertEquals(Assert.java:917)</text:p>
            <text:p>at org.apache.pulsar.client.api.SimpleProducerConsumerTest.lambda$testConcurrentConsumerReceiveWhileReconnect$2(SimpleProducerConsumerTest.java:784)</text:p>
            <text:p>at org.awaitility.core.AssertionCondition.lambda$new$0(AssertionCondition.java:53)</text:p>
            <text:p>at org.awaitility.core.ConditionAwaiter$ConditionPoller.call(ConditionAwaiter.java:222)</text:p>
            <text:p>at org.awaitility.core.ConditionAwaiter$ConditionPoller.call(ConditionAwaiter.java:20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63"/>
          <table:table-cell table:style-name="ce133" table:number-columns-repeated="960"/>
        </table:table-row>
        <table:table-row table:style-name="ro4">
          <table:table-cell table:style-name="ce46" office:value-type="float" office:value="6" calcext:value-type="float">
            <text:p>6</text:p>
          </table:table-cell>
          <table:table-cell table:style-name="ce64" office:value-type="string" calcext:value-type="string">
            <text:p>org.apache.pulsar.broker.service.PersistentTopicE2ETest</text:p>
          </table:table-cell>
          <table:table-cell table:style-name="ce64" office:value-type="string" calcext:value-type="string">
            <text:p>testBrokerConnectionStats</text:p>
          </table:table-cell>
          <table:table-cell table:number-columns-repeated="2" table:style-name="ce66" office:value-type="string" calcext:value-type="string">
            <text:p>Failure</text:p>
          </table:table-cell>
          <table:table-cell table:style-name="ce64" office:value-type="string" calcext:value-type="string">
            <text:p>https://github.com/apache/pulsar/issues/10150</text:p>
          </table:table-cell>
          <table:table-cell table:style-name="ce64" office:value-type="string" calcext:value-type="string">
            <text:p>AssertionError: expected [0] but found [1]</text:p>
          </table:table-cell>
          <table:table-cell table:style-name="ce64" office:value-type="string" calcext:value-type="string">
            <text:p>https://drive.google.com/file/d/1C2trWMYQ-z_U_xRu-s4UIPxQbMyrHRrQ/view?usp=sharing</text:p>
          </table:table-cell>
          <table:table-cell table:style-name="ce132" office:value-type="string" calcext:value-type="string">
            <text:p>[ERROR] testBrokerConnectionStats(org.apache.pulsar.broker.service.PersistentTopicE2ETest)  Time elapsed: 2.299 s  &lt;&lt;&lt; FAILURE!</text:p>
            <text:p>java.lang.AssertionError: expected [0] but found [1]</text:p>
            <text:p>at org.testng.Assert.fail(Assert.java:99)</text:p>
            <text:p>at org.testng.Assert.failNotEquals(Assert.java:1037)</text:p>
            <text:p>at org.testng.Assert.assertEqualsImpl(Assert.java:140)</text:p>
            <text:p>at org.testng.Assert.assertEquals(Assert.java:122)</text:p>
            <text:p>at org.testng.Assert.assertEquals(Assert.java:797)</text:p>
            <text:p>at org.testng.Assert.assertEquals(Assert.java:807)</text:p>
            <text:p>at org.apache.pulsar.broker.service.PersistentTopicE2ETest.testBrokerConnectionStats(PersistentTopicE2ETest.java:1521)</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InvokeMethodRunnable.runOne(InvokeMethodRunnable.java:45)</text:p>
            <text:p>at org.testng.internal.InvokeMethodRunnable.call(InvokeMethodRunnable.java:73)</text:p>
            <text:p>at org.testng.internal.InvokeMethodRunnable.call(InvokeMethodRunnable.java:11)</text:p>
            <text:p>at java.base/java.util.concurrent.FutureTask.run(FutureTask.java:264)</text:p>
            <text:p>at java.base/java.util.concurrent.ThreadPoolExecutor.runWorker(ThreadPoolExecutor.java:1128)</text:p>
            <text:p>at java.base/java.util.concurrent.ThreadPoolExecutor$Worker.run(ThreadPoolExecutor.java:628)</text:p>
            <text:p>at java.base/java.lang.Thread.run(Thread.java:829)</text:p>
          </table:table-cell>
          <table:table-cell table:style-name="ce64" table:number-columns-repeated="55"/>
          <table:table-cell table:style-name="ce133" table:number-columns-repeated="960"/>
        </table:table-row>
        <table:table-row table:style-name="ro1" table:number-rows-repeated="1048560">
          <table:table-cell table:number-columns-repeated="1024"/>
        </table:table-row>
        <table:table-row table:style-name="ro1">
          <table:table-cell table:number-columns-repeated="1024"/>
        </table:table-row>
      </table:table>
      <table:table table:name="script_unit_other_CI" table:style-name="ta3">
        <table:table-column table:style-name="co1" table:default-cell-style-name="ce2"/>
        <table:table-column table:style-name="co16" table:default-cell-style-name="ce1"/>
        <table:table-column table:style-name="co17"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4"/>
        <table:table-column table:style-name="co8" table:default-cell-style-name="ce1"/>
        <table:table-column table:style-name="co9" table:default-cell-style-name="ce147"/>
        <table:table-column table:style-name="co1" table:number-columns-repeated="55" table:default-cell-style-name="ce1"/>
        <table:table-column table:style-name="co1" table:number-columns-repeated="960" table:default-cell-style-name="Default"/>
        <table:table-row table:style-name="ro1">
          <table:table-cell/>
          <table:table-cell table:style-name="ce22" office:value-type="string" calcext:value-type="string" table:number-columns-spanned="2" table:number-rows-spanned="1">
            <text:p>Recent Commit GitHub CI (12 June 2021)</text:p>
          </table:table-cell>
          <table:covered-table-cell/>
          <table:table-cell table:number-columns-repeated="1021"/>
        </table:table-row>
        <table:table-row table:style-name="ro1">
          <table:table-cell/>
          <table:table-cell table:style-name="ce22" table:number-columns-repeated="2"/>
          <table:table-cell table:number-columns-repeated="1021"/>
        </table:table-row>
        <table:table-row table:style-name="ro1">
          <table:table-cell table:style-name="ce45" office:value-type="string" calcext:value-type="string">
            <text:p>No</text:p>
          </table:table-cell>
          <table:table-cell table:style-name="ce51" office:value-type="string" calcext:value-type="string">
            <text:p>Package/class</text:p>
          </table:table-cell>
          <table:table-cell table:style-name="ce51"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157"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45"/>
          <table:table-cell table:style-name="ce51" table:number-columns-repeated="2"/>
          <table:table-cell table:style-name="ce65" table:number-columns-repeated="3"/>
          <table:table-cell table:style-name="ce76"/>
          <table:table-cell table:style-name="ce65"/>
          <table:table-cell table:style-name="ce132"/>
          <table:table-cell table:style-name="ce64" table:number-columns-repeated="55"/>
          <table:table-cell table:style-name="ce133" table:number-columns-repeated="960"/>
        </table:table-row>
        <table:table-row table:style-name="ro15">
          <table:table-cell table:style-name="ce50" office:value-type="float" office:value="1" calcext:value-type="float">
            <text:p>1</text:p>
          </table:table-cell>
          <table:table-cell table:style-name="ce109" office:value-type="string" calcext:value-type="string">
            <text:p>org.apache.bookkeeper.mledger.impl.ManagedLedgerTest</text:p>
          </table:table-cell>
          <table:table-cell table:style-name="ce69" office:value-type="string" calcext:value-type="string">
            <text:p>testExpiredLedgerDeletionAfterManagedLedgerRestart</text:p>
          </table:table-cell>
          <table:table-cell table:number-columns-repeated="2" table:style-name="ce103" office:value-type="string" calcext:value-type="string">
            <text:p>FAILURE</text:p>
          </table:table-cell>
          <table:table-cell table:style-name="ce109" office:value-type="string" calcext:value-type="string">
            <text:p>https://github.com/apache/pulsar/issues/10796</text:p>
          </table:table-cell>
          <table:table-cell table:style-name="ce110" office:value-type="string" calcext:value-type="string">
            <text:p>AssertionError: expected [true] but found [false]</text:p>
          </table:table-cell>
          <table:table-cell table:style-name="ce138" office:value-type="string" calcext:value-type="string">
            <text:p>https://drive.google.com/file/d/1RmtaWldqRREsYDgkMcv4Jcgh2pBFKN8D/view?usp=sharing</text:p>
          </table:table-cell>
          <table:table-cell table:style-name="ce158" office:value-type="string" calcext:value-type="string">
            <text:p>[ERROR] testExpiredLedgerDeletionAfterManagedLedgerRestart(org.apache.bookkeeper.mledger.impl.ManagedLedgerTest)  Time elapsed: 0.029 s  &lt;&lt;&lt; FAILURE!</text:p>
            <text:p>unit-tests run unit test 'OTHER' 2021-06-26T08:15:57.3128337Z java.lang.AssertionError: expected [true] but found [false]</text:p>
            <text:p>unit-tests run unit test 'OTHER' 2021-06-26T08:15:57.3131313Z  at org.testng.Assert.fail(Assert.java:99)</text:p>
            <text:p>unit-tests run unit test 'OTHER' 2021-06-26T08:15:57.3140874Z  at org.testng.Assert.failNotEquals(Assert.java:1037)</text:p>
            <text:p>unit-tests run unit test 'OTHER' 2021-06-26T08:15:57.3148087Z  at org.testng.Assert.assertTrue(Assert.java:45)</text:p>
            <text:p>unit-tests run unit test 'OTHER' 2021-06-26T08:15:57.3151756Z  at org.testng.Assert.assertTrue(Assert.java:55)</text:p>
            <text:p>unit-tests run unit test 'OTHER' 2021-06-26T08:15:57.3167787Z  at org.apache.bookkeeper.mledger.impl.ManagedLedgerTest.testExpiredLedgerDeletionAfterManagedLedgerRestart(ManagedLedgerTest.java:2954)</text:p>
            <text:p>unit-tests run unit test 'OTHER' 2021-06-26T08:15:57.3172799Z  at java.base/jdk.internal.reflect.NativeMethodAccessorImpl.invoke0(Native Method)</text:p>
            <text:p>unit-tests run unit test 'OTHER' 2021-06-26T08:15:57.3175344Z  at java.base/jdk.internal.reflect.NativeMethodAccessorImpl.invoke(NativeMethodAccessorImpl.java:62)</text:p>
            <text:p>unit-tests run unit test 'OTHER' 2021-06-26T08:15:57.3178275Z  at java.base/jdk.internal.reflect.DelegatingMethodAccessorImpl.invoke(DelegatingMethodAccessorImpl.java:43)</text:p>
            <text:p>unit-tests run unit test 'OTHER' 2021-06-26T08:15:57.3180453Z  at java.base/java.lang.reflect.Method.invoke(Method.java:566)</text:p>
            <text:p>unit-tests run unit test 'OTHER' 2021-06-26T08:15:57.3182497Z  at org.testng.internal.MethodInvocationHelper.invokeMethod(MethodInvocationHelper.java:132)</text:p>
            <text:p>unit-tests run unit test 'OTHER' 2021-06-26T08:15:57.3185547Z  at org.testng.internal.InvokeMethodRunnable.runOne(InvokeMethodRunnable.java:45)</text:p>
            <text:p>unit-tests run unit test 'OTHER' 2021-06-26T08:15:57.3188653Z  at org.testng.internal.InvokeMethodRunnable.call(InvokeMethodRunnable.java:73)</text:p>
            <text:p>unit-tests run unit test 'OTHER' 2021-06-26T08:15:57.3192586Z  at org.testng.internal.InvokeMethodRunnable.call(InvokeMethodRunnable.java:11)</text:p>
            <text:p>unit-tests run unit test 'OTHER' 2021-06-26T08:15:57.3194290Z  at java.base/java.util.concurrent.FutureTask.run(FutureTask.java:264)</text:p>
            <text:p>unit-tests run unit test 'OTHER' 2021-06-26T08:15:57.3199312Z  at java.base/java.util.concurrent.ThreadPoolExecutor.runWorker(ThreadPoolExecutor.java:1128)</text:p>
            <text:p>unit-tests run unit test 'OTHER' 2021-06-26T08:15:57.3201374Z  at java.base/java.util.concurrent.ThreadPoolExecutor$Worker.run(ThreadPoolExecutor.java:628)</text:p>
            <text:p>unit-tests run unit test 'OTHER' 2021-06-26T08:15:57.3202725Z  at java.base/java.lang.Thread.run(Thread.java:829)</text:p>
          </table:table-cell>
          <table:table-cell table:style-name="ce109" table:number-columns-repeated="55"/>
          <table:table-cell table:style-name="ce161" table:number-columns-repeated="960"/>
        </table:table-row>
        <table:table-row table:style-name="ro1">
          <table:table-cell table:style-name="ce46"/>
          <table:table-cell table:style-name="ce52" table:number-columns-repeated="2"/>
          <table:table-cell table:style-name="ce66" table:number-columns-repeated="2"/>
          <table:table-cell table:style-name="ce71"/>
          <table:table-cell table:style-name="ce77"/>
          <table:table-cell table:style-name="ce64"/>
          <table:table-cell table:style-name="ce131"/>
          <table:table-cell table:style-name="ce64" table:number-columns-repeated="55"/>
          <table:table-cell table:style-name="ce133" table:number-columns-repeated="960"/>
        </table:table-row>
        <table:table-row table:style-name="ro15">
          <table:table-cell table:style-name="ce46" office:value-type="float" office:value="2" calcext:value-type="float">
            <text:p>2</text:p>
          </table:table-cell>
          <table:table-cell table:style-name="ce64" office:value-type="string" calcext:value-type="string">
            <text:p>org.apache.pulsar.functions.source.batch.BatchSourceExecutorTest</text:p>
          </table:table-cell>
          <table:table-cell table:style-name="ce52" office:value-type="string" calcext:value-type="string">
            <text:p>testLifeCycle</text:p>
          </table:table-cell>
          <table:table-cell table:style-name="ce66" office:value-type="string" calcext:value-type="string">
            <text:p>FAILURE</text:p>
          </table:table-cell>
          <table:table-cell table:style-name="ce66"/>
          <table:table-cell table:style-name="ce64" office:value-type="string" calcext:value-type="string">
            <text:p><text:a xlink:href="https://github.com/apache/pulsar/issues/10870" xlink:type="simple">https://github.com/apache/pulsar/issues/10870</text:a></text:p>
          </table:table-cell>
          <table:table-cell table:style-name="ce77" office:value-type="string" calcext:value-type="string">
            <text:p>ThreadTimeoutException, didn't finish within the time-out 300000</text:p>
          </table:table-cell>
          <table:table-cell table:style-name="ce139" office:value-type="string" calcext:value-type="string">
            <text:p><text:a xlink:href="https://drive.google.com/file/d/1Gidpv_bXaXDZLD0bGlteGr6Th5YXbZxp/view?usp=sharing" xlink:type="simple">https://drive.google.com/file/d/1Gidpv_bXaXDZLD0bGlteGr6Th5YXbZxp/view?usp=sharing</text:a></text:p>
          </table:table-cell>
          <table:table-cell table:style-name="ce132" office:value-type="string" calcext:value-type="string">
            <text:p>[ERROR] testLifeCycle(org.apache.pulsar.functions.source.batch.BatchSourceExecutorTest)  Time elapsed: 300.007 s  &lt;&lt;&lt; FAILURE!</text:p>
            <text:p>unit-tests run unit test 'OTHER' 2021-06-26T07:59:28.2704825Z org.testng.internal.thread.ThreadTimeoutException: Method org.apache.pulsar.functions.source.batch.BatchSourceExecutorTest.testLifeCycle() didn't finish within the time-out 300000</text:p>
            <text:p>unit-tests run unit test 'OTHER' 2021-06-26T07:59:28.2714021Z  at org.testng.internal.MethodInvocationHelper.invokeWithTimeoutWithNewExecutor(MethodInvocationHelper.java:371)</text:p>
            <text:p>unit-tests run unit test 'OTHER' 2021-06-26T07:59:28.2721704Z  at org.testng.internal.MethodInvocationHelper.invokeWithTimeout(MethodInvocationHelper.java:282)</text:p>
            <text:p>unit-tests run unit test 'OTHER' 2021-06-26T07:59:28.2727297Z  at org.testng.internal.TestInvoker.invokeMethod(TestInvoker.java:605)</text:p>
            <text:p>unit-tests run unit test 'OTHER' 2021-06-26T07:59:28.2733435Z  at org.testng.internal.TestInvoker.retryFailed(TestInvoker.java:214)</text:p>
            <text:p>unit-tests run unit test 'OTHER' 2021-06-26T07:59:28.2739312Z  at org.testng.internal.MethodRunner.runInSequence(MethodRunner.java:58)</text:p>
            <text:p>unit-tests run unit test 'OTHER' 2021-06-26T07:59:28.2745792Z  at org.testng.internal.TestInvoker$MethodInvocationAgent.invoke(TestInvoker.java:822)</text:p>
            <text:p>unit-tests run unit test 'OTHER' 2021-06-26T07:59:28.2751795Z  at org.testng.internal.TestInvoker.invokeTestMethods(TestInvoker.java:147)</text:p>
            <text:p>unit-tests run unit test 'OTHER' 2021-06-26T07:59:28.2758477Z  at org.testng.internal.TestMethodWorker.invokeTestMethods(TestMethodWorker.java:146)</text:p>
            <text:p>unit-tests run unit test 'OTHER' 2021-06-26T07:59:28.2764429Z  at org.testng.internal.TestMethodWorker.run(TestMethodWorker.java:128)</text:p>
            <text:p>unit-tests run unit test 'OTHER' 2021-06-26T07:59:28.2770210Z  at java.base/java.util.ArrayList.forEach(ArrayList.java:1541)</text:p>
            <text:p>unit-tests run unit test 'OTHER' 2021-06-26T07:59:28.2775634Z  at org.testng.TestRunner.privateRun(TestRunner.java:764)</text:p>
            <text:p>unit-tests run unit test 'OTHER' 2021-06-26T07:59:28.2779975Z  at org.testng.TestRunner.run(TestRunner.java:585)</text:p>
            <text:p>unit-tests run unit test 'OTHER' 2021-06-26T07:59:28.2784567Z  at org.testng.SuiteRunner.runTest(SuiteRunner.java:384)</text:p>
            <text:p>unit-tests run unit test 'OTHER' 2021-06-26T07:59:28.2789740Z  at org.testng.SuiteRunner.runSequentially(SuiteRunner.java:378)</text:p>
            <text:p>unit-tests run unit test 'OTHER' 2021-06-26T07:59:28.2794680Z  at org.testng.SuiteRunner.privateRun(SuiteRunner.java:337)</text:p>
            <text:p>unit-tests run unit test 'OTHER' 2021-06-26T07:59:28.2797835Z  at org.testng.SuiteRunner.run(SuiteRunner.java:286)</text:p>
            <text:p>unit-tests run unit test 'OTHER' 2021-06-26T07:59:28.2800919Z  at org.testng.SuiteRunnerWorker.runSuite(SuiteRunnerWorker.java:53)</text:p>
            <text:p>unit-tests run unit test 'OTHER' 2021-06-26T07:59:28.2804180Z  at org.testng.SuiteRunnerWorker.run(SuiteRunnerWorker.java:96)</text:p>
            <text:p>unit-tests run unit test 'OTHER' 2021-06-26T07:59:28.2807362Z  at org.testng.TestNG.runSuitesSequentially(TestNG.java:1218)</text:p>
            <text:p>unit-tests run unit test 'OTHER' 2021-06-26T07:59:28.2810507Z  at org.testng.TestNG.runSuitesLocally(TestNG.java:1140)</text:p>
            <text:p>unit-tests run unit test 'OTHER' 2021-06-26T07:59:28.2813324Z  at org.testng.TestNG.runSuites(TestNG.java:1069)</text:p>
            <text:p>unit-tests run unit test 'OTHER' 2021-06-26T07:59:28.2815844Z  at org.testng.TestNG.run(TestNG.java:1037)</text:p>
            <text:p>unit-tests run unit test 'OTHER' 2021-06-26T07:59:28.2819610Z  at org.apache.maven.surefire.testng.TestNGExecutor.run(TestNGExecutor.java:135)</text:p>
            <text:p>unit-tests run unit test 'OTHER' 2021-06-26T07:59:28.2824715Z  at org.apache.maven.surefire.testng.TestNGDirectoryTestSuite.executeSingleClass(TestNGDirectoryTestSuite.java:112)</text:p>
            <text:p>unit-tests run unit test 'OTHER' 2021-06-26T07:59:28.2830260Z  at org.apache.maven.surefire.testng.TestNGDirectoryTestSuite.executeLazy(TestNGDirectoryTestSuite.java:123)</text:p>
            <text:p>unit-tests run unit test 'OTHER' 2021-06-26T07:59:28.2835467Z  at org.apache.maven.surefire.testng.TestNGDirectoryTestSuite.execute(TestNGDirectoryTestSuite.java:90)</text:p>
            <text:p>unit-tests run unit test 'OTHER' 2021-06-26T07:59:28.2843677Z  at org.apache.maven.surefire.testng.TestNGProvider.invoke(TestNGProvider.java:146)</text:p>
            <text:p>unit-tests run unit test 'OTHER' 2021-06-26T07:59:28.2858061Z  at org.apache.maven.surefire.booter.ForkedBooter.invokeProviderInSameClassLoader(ForkedBooter.java:384)</text:p>
            <text:p>unit-tests run unit test 'OTHER' 2021-06-26T07:59:28.2860503Z  at org.apache.maven.surefire.booter.ForkedBooter.runSuitesInProcess(ForkedBooter.java:345)</text:p>
            <text:p>unit-tests run unit test 'OTHER' 2021-06-26T07:59:28.2862288Z  at org.apache.maven.surefire.booter.ForkedBooter.execute(ForkedBooter.java:126)</text:p>
            <text:p>unit-tests run unit test 'OTHER' 2021-06-26T07:59:28.2863961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139"/>
          <table:table-cell table:style-name="ce132"/>
          <table:table-cell table:style-name="ce64" table:number-columns-repeated="55"/>
          <table:table-cell table:style-name="ce133" table:number-columns-repeated="960"/>
        </table:table-row>
        <table:table-row table:style-name="ro15">
          <table:table-cell table:style-name="ce50" office:value-type="float" office:value="3" calcext:value-type="float">
            <text:p>3</text:p>
          </table:table-cell>
          <table:table-cell table:style-name="ce109" office:value-type="string" calcext:value-type="string">
            <text:p>org.apache.pulsar.metadata.MetadataCacheTest</text:p>
          </table:table-cell>
          <table:table-cell table:style-name="ce69" office:value-type="string" calcext:value-type="string">
            <text:p>crossStoreUpdates</text:p>
          </table:table-cell>
          <table:table-cell table:number-columns-repeated="2" table:style-name="ce103" office:value-type="string" calcext:value-type="string">
            <text:p>FAILURE</text:p>
          </table:table-cell>
          <table:table-cell table:style-name="ce109" office:value-type="string" calcext:value-type="string">
            <text:p>https://github.com/apache/pulsar/issues/10872</text:p>
          </table:table-cell>
          <table:table-cell table:style-name="ce110" office:value-type="string" calcext:value-type="string">
            <text:p>KeeperErrorCode = BadVersion for /test-key1</text:p>
          </table:table-cell>
          <table:table-cell table:style-name="ce138" office:value-type="string" calcext:value-type="string">
            <text:p>https://drive.google.com/file/d/1MTZ6mEP6966KmszD7w8wVtyyJ0ewD6LR/view?usp=sharing</text:p>
          </table:table-cell>
          <table:table-cell table:style-name="ce158" office:value-type="string" calcext:value-type="string">
            <text:p>[ERROR] crossStoreUpdates(org.apache.pulsar.metadata.MetadataCacheTest)  Time elapsed: 0.369 s  &lt;&lt;&lt; FAILURE!</text:p>
            <text:p>unit-tests run unit test 'OTHER' 2021-06-26T07:44:12.6439848Z java.util.concurrent.CompletionException: org.apache.pulsar.metadata.api.MetadataStoreException$AlreadyExistsException: org.apache.pulsar.metadata.api.MetadataStoreException$BadVersionException: org.apache.zookeeper.KeeperException$BadVersionException: KeeperErrorCode = BadVersion for /test-key1</text:p>
            <text:p>unit-tests run unit test 'OTHER' 2021-06-26T07:44:12.6450386Z  at java.base/java.util.concurrent.CompletableFuture.reportJoin(CompletableFuture.java:412)</text:p>
            <text:p>unit-tests run unit test 'OTHER' 2021-06-26T07:44:12.6458012Z  at java.base/java.util.concurrent.CompletableFuture.join(CompletableFuture.java:2044)</text:p>
            <text:p>unit-tests run unit test 'OTHER' 2021-06-26T07:44:12.6479740Z  at org.apache.pulsar.metadata.MetadataCacheTest.multiStoreAddDelete(MetadataCacheTest.java:143)</text:p>
            <text:p>unit-tests run unit test 'OTHER' 2021-06-26T07:44:12.6488903Z  at org.apache.pulsar.metadata.MetadataCacheTest.crossStoreUpdates(MetadataCacheTest.java:125)</text:p>
            <text:p>unit-tests run unit test 'OTHER' 2021-06-26T07:44:12.6497490Z  at java.base/jdk.internal.reflect.NativeMethodAccessorImpl.invoke0(Native Method)</text:p>
            <text:p>unit-tests run unit test 'OTHER' 2021-06-26T07:44:12.6508036Z  at java.base/jdk.internal.reflect.NativeMethodAccessorImpl.invoke(NativeMethodAccessorImpl.java:62)</text:p>
            <text:p>unit-tests run unit test 'OTHER' 2021-06-26T07:44:12.6518375Z  at java.base/jdk.internal.reflect.DelegatingMethodAccessorImpl.invoke(DelegatingMethodAccessorImpl.java:43)</text:p>
            <text:p>unit-tests run unit test 'OTHER' 2021-06-26T07:44:12.6525068Z  at java.base/java.lang.reflect.Method.invoke(Method.java:566)</text:p>
            <text:p>unit-tests run unit test 'OTHER' 2021-06-26T07:44:12.6533417Z  at org.testng.internal.MethodInvocationHelper.invokeMethod(MethodInvocationHelper.java:132)</text:p>
            <text:p>unit-tests run unit test 'OTHER' 2021-06-26T07:44:12.6541678Z  at org.testng.internal.InvokeMethodRunnable.runOne(InvokeMethodRunnable.java:45)</text:p>
            <text:p>unit-tests run unit test 'OTHER' 2021-06-26T07:44:12.6549637Z  at org.testng.internal.InvokeMethodRunnable.call(InvokeMethodRunnable.java:73)</text:p>
            <text:p>unit-tests run unit test 'OTHER' 2021-06-26T07:44:12.6557978Z  at org.testng.internal.InvokeMethodRunnable.call(InvokeMethodRunnable.java:11)</text:p>
            <text:p>unit-tests run unit test 'OTHER' 2021-06-26T07:44:12.6566422Z  at java.base/java.util.concurrent.FutureTask.run(FutureTask.java:264)</text:p>
            <text:p>unit-tests run unit test 'OTHER' 2021-06-26T07:44:12.6576304Z  at java.base/java.util.concurrent.ThreadPoolExecutor.runWorker(ThreadPoolExecutor.java:1128)</text:p>
            <text:p>unit-tests run unit test 'OTHER' 2021-06-26T07:44:12.6584786Z  at java.base/java.util.concurrent.ThreadPoolExecutor$Worker.run(ThreadPoolExecutor.java:628)</text:p>
            <text:p>unit-tests run unit test 'OTHER' 2021-06-26T07:44:12.6590956Z  at java.base/java.lang.Thread.run(Thread.java:829)</text:p>
            <text:p>unit-tests run unit test 'OTHER' 2021-06-26T07:44:12.6609533Z Caused by: org.apache.pulsar.metadata.api.MetadataStoreException$AlreadyExistsException: org.apache.pulsar.metadata.api.MetadataStoreException$BadVersionException: org.apache.zookeeper.KeeperException$BadVersionException: KeeperErrorCode = BadVersion for /test-key1</text:p>
            <text:p>unit-tests run unit test 'OTHER' 2021-06-26T07:44:12.6622375Z  at org.apache.pulsar.metadata.cache.impl.MetadataCacheImpl.lambda$create$12(MetadataCacheImpl.java:228)</text:p>
            <text:p>unit-tests run unit test 'OTHER' 2021-06-26T07:44:12.6632351Z  at java.base/java.util.concurrent.CompletableFuture.uniExceptionally(CompletableFuture.java:986)</text:p>
            <text:p>unit-tests run unit test 'OTHER' 2021-06-26T07:44:12.6641568Z  at java.base/java.util.concurrent.CompletableFuture$UniExceptionally.tryFire(CompletableFuture.java:970)</text:p>
            <text:p>unit-tests run unit test 'OTHER' 2021-06-26T07:44:12.6650195Z  at java.base/java.util.concurrent.CompletableFuture.postComplete(CompletableFuture.java:506)</text:p>
            <text:p>unit-tests run unit test 'OTHER' 2021-06-26T07:44:12.6659708Z  at java.base/java.util.concurrent.CompletableFuture.completeExceptionally(CompletableFuture.java:2088)</text:p>
            <text:p>unit-tests run unit test 'OTHER' 2021-06-26T07:44:12.6666733Z  at org.apache.pulsar.metadata.impl.ZKMetadataStore.lambda$storePut$15(ZKMetadataStore.java:226)</text:p>
            <text:p>unit-tests run unit test 'OTHER' 2021-06-26T07:44:12.6675899Z  at java.base/java.util.concurrent.ThreadPoolExecutor.runWorker(ThreadPoolExecutor.java:1128)</text:p>
            <text:p>unit-tests run unit test 'OTHER' 2021-06-26T07:44:12.6681950Z  at java.base/java.util.concurrent.ThreadPoolExecutor$Worker.run(ThreadPoolExecutor.java:628)</text:p>
            <text:p>unit-tests run unit test 'OTHER' 2021-06-26T07:44:12.6686894Z  at io.netty.util.concurrent.FastThreadLocalRunnable.run(FastThreadLocalRunnable.java:30)</text:p>
            <text:p>unit-tests run unit test 'OTHER' 2021-06-26T07:44:12.6690308Z  ... 1 more</text:p>
            <text:p>unit-tests run unit test 'OTHER' 2021-06-26T07:44:12.6697626Z Caused by: org.apache.pulsar.metadata.api.MetadataStoreException$BadVersionException: org.apache.zookeeper.KeeperException$BadVersionException: KeeperErrorCode = BadVersion for /test-key1</text:p>
            <text:p>unit-tests run unit test 'OTHER' 2021-06-26T07:44:12.6704100Z  at org.apache.pulsar.metadata.impl.ZKMetadataStore.getException(ZKMetadataStore.java:308)</text:p>
            <text:p>unit-tests run unit test 'OTHER' 2021-06-26T07:44:12.6720660Z  ... 5 more</text:p>
            <text:p>unit-tests run unit test 'OTHER' 2021-06-26T07:44:12.6723206Z Caused by: org.apache.zookeeper.KeeperException$BadVersionException: KeeperErrorCode = BadVersion for /test-key1</text:p>
            <text:p>unit-tests run unit test 'OTHER' 2021-06-26T07:44:12.6746026Z  at org.apache.zookeeper.KeeperException.create(KeeperException.java:122)</text:p>
            <text:p>unit-tests run unit test 'OTHER' 2021-06-26T07:44:12.6749522Z  at org.apache.zookeeper.KeeperException.create(KeeperException.java:54)</text:p>
            <text:p>unit-tests run unit test 'OTHER' 2021-06-26T07:44:12.6752181Z  at org.apache.pulsar.metadata.impl.ZKMetadataStore.getException(ZKMetadataStore.java:304)</text:p>
            <text:p>unit-tests run unit test 'OTHER' 2021-06-26T07:44:12.6754028Z  ... 5 more</text:p>
          </table:table-cell>
          <table:table-cell table:style-name="ce109" table:number-columns-repeated="55"/>
          <table:table-cell table:style-name="ce161" table:number-columns-repeated="960"/>
        </table:table-row>
        <table:table-row table:style-name="ro1">
          <table:table-cell table:style-name="ce46"/>
          <table:table-cell table:style-name="ce64"/>
          <table:table-cell table:style-name="ce52"/>
          <table:table-cell table:style-name="ce66" table:number-columns-repeated="2"/>
          <table:table-cell table:style-name="ce64"/>
          <table:table-cell table:style-name="ce77"/>
          <table:table-cell table:style-name="ce139"/>
          <table:table-cell table:style-name="ce132"/>
          <table:table-cell table:style-name="ce64" table:number-columns-repeated="55"/>
          <table:table-cell table:style-name="ce133" table:number-columns-repeated="960"/>
        </table:table-row>
        <table:table-row table:style-name="ro7">
          <table:table-cell table:style-name="ce50" office:value-type="float" office:value="4" calcext:value-type="float">
            <text:p>4</text:p>
          </table:table-cell>
          <table:table-cell table:style-name="ce109" office:value-type="string" calcext:value-type="string">
            <text:p>org.apache.pulsar.metadata.ZKSessionTest</text:p>
          </table:table-cell>
          <table:table-cell table:style-name="ce109" office:value-type="string" calcext:value-type="string">
            <text:p>testReacquireLeadershipAfterSessionLost</text:p>
          </table:table-cell>
          <table:table-cell table:number-columns-repeated="2" table:style-name="ce103" office:value-type="string" calcext:value-type="string">
            <text:p>FAILURE</text:p>
          </table:table-cell>
          <table:table-cell table:style-name="ce70" office:value-type="string" calcext:value-type="string">
            <text:p>https://github.com/apache/pulsar/issues/11032</text:p>
          </table:table-cell>
          <table:table-cell table:style-name="ce110" office:value-type="string" calcext:value-type="string">
            <text:p>AssertionError: expected [Leading] but found [NoLeader]</text:p>
          </table:table-cell>
          <table:table-cell table:style-name="ce70" office:value-type="string" calcext:value-type="string">
            <text:p>https://drive.google.com/file/d/1QnEsW_7SwMoteLNDSGzTT6_dSONVJnds/view?usp=sharing</text:p>
          </table:table-cell>
          <table:table-cell table:style-name="ce158" office:value-type="string" calcext:value-type="string">
            <text:p>[ERROR] testReacquireLeadershipAfterSessionLost(org.apache.pulsar.metadata.ZKSessionTest)  Time elapsed: 5.229 s  &lt;&lt;&lt; FAILURE!</text:p>
            <text:p>unit-tests run unit test 'OTHER' 2021-06-26T07:44:46.8149500Z java.lang.AssertionError: expected [Leading] but found [NoLeader]</text:p>
            <text:p>unit-tests run unit test 'OTHER' 2021-06-26T07:44:46.8150695Z  at org.testng.Assert.fail(Assert.java:99)</text:p>
            <text:p>unit-tests run unit test 'OTHER' 2021-06-26T07:44:46.8154576Z  at org.testng.Assert.failNotEquals(Assert.java:1037)</text:p>
            <text:p>unit-tests run unit test 'OTHER' 2021-06-26T07:44:46.8155788Z  at org.testng.Assert.assertEqualsImpl(Assert.java:140)</text:p>
            <text:p>unit-tests run unit test 'OTHER' 2021-06-26T07:44:46.8156948Z  at org.testng.Assert.assertEquals(Assert.java:122)</text:p>
            <text:p>unit-tests run unit test 'OTHER' 2021-06-26T07:44:46.8158046Z  at org.testng.Assert.assertEquals(Assert.java:617)</text:p>
            <text:p>unit-tests run unit test 'OTHER' 2021-06-26T07:44:46.8160749Z  at org.apache.pulsar.metadata.ZKSessionTest.testReacquireLeadershipAfterSessionLost(ZKSessionTest.java:174)</text:p>
            <text:p>unit-tests run unit test 'OTHER' 2021-06-26T07:44:46.8164061Z  at java.base/jdk.internal.reflect.NativeMethodAccessorImpl.invoke0(Native Method)</text:p>
            <text:p>unit-tests run unit test 'OTHER' 2021-06-26T07:44:46.8166587Z  at java.base/jdk.internal.reflect.NativeMethodAccessorImpl.invoke(NativeMethodAccessorImpl.java:62)</text:p>
            <text:p>unit-tests run unit test 'OTHER' 2021-06-26T07:44:46.8169794Z  at java.base/jdk.internal.reflect.DelegatingMethodAccessorImpl.invoke(DelegatingMethodAccessorImpl.java:43)</text:p>
            <text:p>unit-tests run unit test 'OTHER' 2021-06-26T07:44:46.8171974Z  at java.base/java.lang.reflect.Method.invoke(Method.java:566)</text:p>
            <text:p>unit-tests run unit test 'OTHER' 2021-06-26T07:44:46.8173971Z  at org.testng.internal.MethodInvocationHelper.invokeMethod(MethodInvocationHelper.java:132)</text:p>
            <text:p>unit-tests run unit test 'OTHER' 2021-06-26T07:44:46.8176498Z  at org.testng.internal.InvokeMethodRunnable.runOne(InvokeMethodRunnable.java:45)</text:p>
            <text:p>unit-tests run unit test 'OTHER' 2021-06-26T07:44:46.8178658Z  at org.testng.internal.InvokeMethodRunnable.call(InvokeMethodRunnable.java:73)</text:p>
            <text:p>unit-tests run unit test 'OTHER' 2021-06-26T07:44:46.8180768Z  at org.testng.internal.InvokeMethodRunnable.call(InvokeMethodRunnable.java:11)</text:p>
            <text:p>unit-tests run unit test 'OTHER' 2021-06-26T07:44:46.8185486Z  at java.base/java.util.concurrent.FutureTask.run(FutureTask.java:264)</text:p>
            <text:p>unit-tests run unit test 'OTHER' 2021-06-26T07:44:46.8187487Z  at java.base/java.util.concurrent.ThreadPoolExecutor.runWorker(ThreadPoolExecutor.java:1128)</text:p>
            <text:p>unit-tests run unit test 'OTHER' 2021-06-26T07:44:46.8189647Z  at java.base/java.util.concurrent.ThreadPoolExecutor$Worker.run(ThreadPoolExecutor.java:628)</text:p>
            <text:p>unit-tests run unit test 'OTHER' 2021-06-26T07:44:46.8231644Z  at java.base/java.lang.Thread.run(Thread.java:829)</text:p>
          </table:table-cell>
          <table:table-cell table:style-name="ce109" table:number-columns-repeated="55"/>
          <table:table-cell table:style-name="ce161"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16">
          <table:table-cell table:style-name="ce46" office:value-type="float" office:value="5" calcext:value-type="float">
            <text:p>5</text:p>
          </table:table-cell>
          <table:table-cell table:style-name="ce130" office:value-type="string" calcext:value-type="string">
            <text:p>org.apache.pulsar.metadata.ZKSessionTest</text:p>
          </table:table-cell>
          <table:table-cell table:style-name="ce130" office:value-type="string" calcext:value-type="string">
            <text:p>testDisconnection</text:p>
          </table:table-cell>
          <table:table-cell table:style-name="ce66" office:value-type="string" calcext:value-type="string">
            <text:p>FAILURE</text:p>
          </table:table-cell>
          <table:table-cell table:style-name="ce64"/>
          <table:table-cell table:style-name="ce77" office:value-type="string" calcext:value-type="string">
            <text:p>https://github.com/apache/pulsar/pull/10955</text:p>
          </table:table-cell>
          <table:table-cell table:style-name="ce77" office:value-type="string" calcext:value-type="string">
            <text:p>AssertionError: expected [Reconnected] but found [null]</text:p>
          </table:table-cell>
          <table:table-cell table:style-name="ce71" office:value-type="string" calcext:value-type="string">
            <text:p><text:a xlink:href="https://drive.google.com/file/d/1QdS_pB-0OeMC3gtim5JMexzEa5Z3DkRo/view?usp=sharing" xlink:type="simple">https://drive.google.com/file/d/1QdS_pB-0OeMC3gtim5JMexzEa5Z3DkRo/view?usp=sharing</text:a></text:p>
          </table:table-cell>
          <table:table-cell table:style-name="ce132" office:value-type="string" calcext:value-type="string">
            <text:p>[ERROR] testDisconnection(org.apache.pulsar.metadata.ZKSessionTest)  Time elapsed: 10.228 s  &lt;&lt;&lt; FAILURE!</text:p>
            <text:p>unit-tests run unit test 'OTHER' 2021-06-26T08:20:22.9682252Z java.lang.AssertionError: expected [Reconnected] but found [null]</text:p>
            <text:p>unit-tests run unit test 'OTHER' 2021-06-26T08:20:22.9683029Z  at org.testng.Assert.fail(Assert.java:99)</text:p>
            <text:p>unit-tests run unit test 'OTHER' 2021-06-26T08:20:22.9683824Z  at org.testng.Assert.failNotEquals(Assert.java:1037)</text:p>
            <text:p>unit-tests run unit test 'OTHER' 2021-06-26T08:20:22.9684779Z  at org.testng.Assert.assertEqualsImpl(Assert.java:140)</text:p>
            <text:p>unit-tests run unit test 'OTHER' 2021-06-26T08:20:22.9685706Z  at org.testng.Assert.assertEquals(Assert.java:122)</text:p>
            <text:p>unit-tests run unit test 'OTHER' 2021-06-26T08:20:22.9686619Z  at org.testng.Assert.assertEquals(Assert.java:617)</text:p>
            <text:p>unit-tests run unit test 'OTHER' 2021-06-26T08:20:22.9688103Z  at org.apache.pulsar.metadata.ZKSessionTest.testDisconnection(ZKSessionTest.java:65)</text:p>
            <text:p>unit-tests run unit test 'OTHER' 2021-06-26T08:20:22.9690010Z  at java.base/jdk.internal.reflect.NativeMethodAccessorImpl.invoke0(Native Method)</text:p>
            <text:p>unit-tests run unit test 'OTHER' 2021-06-26T08:20:22.9692009Z  at java.base/jdk.internal.reflect.NativeMethodAccessorImpl.invoke(NativeMethodAccessorImpl.java:62)</text:p>
            <text:p>unit-tests run unit test 'OTHER' 2021-06-26T08:20:22.9694334Z  at java.base/jdk.internal.reflect.DelegatingMethodAccessorImpl.invoke(DelegatingMethodAccessorImpl.java:43)</text:p>
            <text:p>unit-tests run unit test 'OTHER' 2021-06-26T08:20:22.9696042Z  at java.base/java.lang.reflect.Method.invoke(Method.java:566)</text:p>
            <text:p>unit-tests run unit test 'OTHER' 2021-06-26T08:20:22.9697619Z  at org.testng.internal.MethodInvocationHelper.invokeMethod(MethodInvocationHelper.java:132)</text:p>
            <text:p>unit-tests run unit test 'OTHER' 2021-06-26T08:20:22.9699709Z  at org.testng.internal.InvokeMethodRunnable.runOne(InvokeMethodRunnable.java:45)</text:p>
            <text:p>unit-tests run unit test 'OTHER' 2021-06-26T08:20:22.9701408Z  at org.testng.internal.InvokeMethodRunnable.call(InvokeMethodRunnable.java:73)</text:p>
            <text:p>unit-tests run unit test 'OTHER' 2021-06-26T08:20:22.9703081Z  at org.testng.internal.InvokeMethodRunnable.call(InvokeMethodRunnable.java:11)</text:p>
            <text:p>unit-tests run unit test 'OTHER' 2021-06-26T08:20:22.9704491Z  at java.base/java.util.concurrent.FutureTask.run(FutureTask.java:264)</text:p>
            <text:p>unit-tests run unit test 'OTHER' 2021-06-26T08:20:22.9739544Z  at java.base/java.util.concurrent.ThreadPoolExecutor.runWorker(ThreadPoolExecutor.java:1128)</text:p>
            <text:p>unit-tests run unit test 'OTHER' 2021-06-26T08:20:22.9741396Z  at java.base/java.util.concurrent.ThreadPoolExecutor$Worker.run(ThreadPoolExecutor.java:628)</text:p>
            <text:p>unit-tests run unit test 'OTHER' 2021-06-26T08:20:22.9742535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4"/>
          <table:table-cell table:style-name="ce66"/>
          <table:table-cell table:style-name="ce77"/>
          <table:table-cell table:style-name="ce64"/>
          <table:table-cell table:style-name="ce159"/>
          <table:table-cell table:style-name="ce64" table:number-columns-repeated="55"/>
          <table:table-cell table:style-name="ce133" table:number-columns-repeated="960"/>
        </table:table-row>
        <table:table-row table:style-name="ro17">
          <table:table-cell table:style-name="ce46" office:value-type="float" office:value="6" calcext:value-type="float">
            <text:p>6</text:p>
          </table:table-cell>
          <table:table-cell table:style-name="ce57" office:value-type="string" calcext:value-type="string">
            <text:p>org.apache.pulsar.metadata.ZKSessionTest</text:p>
          </table:table-cell>
          <table:table-cell table:style-name="ce57" office:value-type="string" calcext:value-type="string">
            <text:p>testReacquireLocksAfterSessionLost</text:p>
          </table:table-cell>
          <table:table-cell table:style-name="ce66" office:value-type="string" calcext:value-type="string">
            <text:p>FAILURE</text:p>
          </table:table-cell>
          <table:table-cell table:style-name="ce66"/>
          <table:table-cell table:style-name="ce73" office:value-type="string" calcext:value-type="string">
            <text:p>https://github.com/apache/pulsar/issues/11032</text:p>
          </table:table-cell>
          <table:table-cell table:style-name="ce77" office:value-type="string" calcext:value-type="string">
            <text:p>AssertionError: expected [Reconnected] but found [null]</text:p>
          </table:table-cell>
          <table:table-cell table:style-name="ce71" office:value-type="string" calcext:value-type="string">
            <text:p><text:a xlink:href="https://drive.google.com/file/d/1sP-Gp6OhVNiNzRw2Pi6ZO44K6rVNmEfl/view?usp=sharing" xlink:type="simple">https://drive.google.com/file/d/1sP-Gp6OhVNiNzRw2Pi6ZO44K6rVNmEfl/view?usp=sharing</text:a></text:p>
          </table:table-cell>
          <table:table-cell table:style-name="ce132" office:value-type="string" calcext:value-type="string">
            <text:p>[ERROR] testReacquireLocksAfterSessionLost(org.apache.pulsar.metadata.ZKSessionTest)  Time elapsed: 15.338 s  &lt;&lt;&lt; FAILURE!</text:p>
            <text:p>unit-tests run unit test 'OTHER' 2021-06-26T08:23:49.3620893Z java.lang.AssertionError: expected [Reconnected] but found [null]</text:p>
            <text:p>unit-tests run unit test 'OTHER' 2021-06-26T08:23:49.3621901Z  at org.testng.Assert.fail(Assert.java:99)</text:p>
            <text:p>unit-tests run unit test 'OTHER' 2021-06-26T08:23:49.3622928Z  at org.testng.Assert.failNotEquals(Assert.java:1037)</text:p>
            <text:p>unit-tests run unit test 'OTHER' 2021-06-26T08:23:49.3624197Z  at org.testng.Assert.assertEqualsImpl(Assert.java:140)</text:p>
            <text:p>unit-tests run unit test 'OTHER' 2021-06-26T08:23:49.3625396Z  at org.testng.Assert.assertEquals(Assert.java:122)</text:p>
            <text:p>unit-tests run unit test 'OTHER' 2021-06-26T08:23:49.3626530Z  at org.testng.Assert.assertEquals(Assert.java:617)</text:p>
            <text:p>unit-tests run unit test 'OTHER' 2021-06-26T08:23:49.3628811Z  at org.apache.pulsar.metadata.ZKSessionTest.testReacquireLocksAfterSessionLost(ZKSessionTest.java:129)</text:p>
            <text:p>unit-tests run unit test 'OTHER' 2021-06-26T08:23:49.3631625Z  at java.base/jdk.internal.reflect.NativeMethodAccessorImpl.invoke0(Native Method)</text:p>
            <text:p>unit-tests run unit test 'OTHER' 2021-06-26T08:23:49.3633961Z  at java.base/jdk.internal.reflect.NativeMethodAccessorImpl.invoke(NativeMethodAccessorImpl.java:62)</text:p>
            <text:p>unit-tests run unit test 'OTHER' 2021-06-26T08:23:49.3636649Z  at java.base/jdk.internal.reflect.DelegatingMethodAccessorImpl.invoke(DelegatingMethodAccessorImpl.java:43)</text:p>
            <text:p>unit-tests run unit test 'OTHER' 2021-06-26T08:23:49.3639762Z  at java.base/java.lang.reflect.Method.invoke(Method.java:566)</text:p>
            <text:p>unit-tests run unit test 'OTHER' 2021-06-26T08:23:49.3642591Z  at org.testng.internal.MethodInvocationHelper.invokeMethod(MethodInvocationHelper.java:132)</text:p>
            <text:p>unit-tests run unit test 'OTHER' 2021-06-26T08:23:49.3650482Z  at org.testng.internal.InvokeMethodRunnable.runOne(InvokeMethodRunnable.java:45)</text:p>
            <text:p>unit-tests run unit test 'OTHER' 2021-06-26T08:23:49.3652412Z  at org.testng.internal.InvokeMethodRunnable.call(InvokeMethodRunnable.java:73)</text:p>
            <text:p>unit-tests run unit test 'OTHER' 2021-06-26T08:23:49.3654235Z  at org.testng.internal.InvokeMethodRunnable.call(InvokeMethodRunnable.java:11)</text:p>
            <text:p>unit-tests run unit test 'OTHER' 2021-06-26T08:23:49.3655745Z  at java.base/java.util.concurrent.FutureTask.run(FutureTask.java:264)</text:p>
            <text:p>unit-tests run unit test 'OTHER' 2021-06-26T08:23:49.3657352Z  at java.base/java.util.concurrent.ThreadPoolExecutor.runWorker(ThreadPoolExecutor.java:1128)</text:p>
            <text:p>unit-tests run unit test 'OTHER' 2021-06-26T08:23:49.3659186Z  at java.base/java.util.concurrent.ThreadPoolExecutor$Worker.run(ThreadPoolExecutor.java:628)</text:p>
            <text:p>unit-tests run unit test 'OTHER' 2021-06-26T08:23:49.3660394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18">
          <table:table-cell table:style-name="ce46" office:value-type="float" office:value="7" calcext:value-type="float">
            <text:p>7</text:p>
          </table:table-cell>
          <table:table-cell table:style-name="ce57" office:value-type="string" calcext:value-type="string">
            <text:p>org.apache.pulsar.metadata.ZKSessionTest</text:p>
          </table:table-cell>
          <table:table-cell table:style-name="ce57" office:value-type="string" calcext:value-type="string">
            <text:p>testSessionLost</text:p>
          </table:table-cell>
          <table:table-cell table:style-name="ce66" office:value-type="string" calcext:value-type="string">
            <text:p>FAILURE</text:p>
          </table:table-cell>
          <table:table-cell table:style-name="ce66"/>
          <table:table-cell table:style-name="ce135" office:value-type="string" calcext:value-type="string">
            <text:p>Not Found</text:p>
          </table:table-cell>
          <table:table-cell table:style-name="ce77" office:value-type="string" calcext:value-type="string">
            <text:p>AssertionError: expected [Reconnected] but found [null]</text:p>
          </table:table-cell>
          <table:table-cell table:style-name="ce71" office:value-type="string" calcext:value-type="string">
            <text:p><text:a xlink:href="https://drive.google.com/file/d/1cvXXGITvlPmbBqsozw2MepB1UbgjXQJq/view?usp=sharing" xlink:type="simple">https://drive.google.com/file/d/1cvXXGITvlPmbBqsozw2MepB1UbgjXQJq/view?usp=sharing</text:a></text:p>
          </table:table-cell>
          <table:table-cell table:style-name="ce132" office:value-type="string" calcext:value-type="string">
            <text:p>[ERROR] testSessionLost(org.apache.pulsar.metadata.ZKSessionTest)  Time elapsed: 18.783 s  &lt;&lt;&lt; FAILURE!</text:p>
            <text:p>unit-tests run unit test 'OTHER' 2021-06-26T10:30:37.6748313Z java.lang.AssertionError: expected [Reconnected] but found [null]</text:p>
            <text:p>unit-tests run unit test 'OTHER' 2021-06-26T10:30:37.6752080Z  at org.testng.Assert.fail(Assert.java:99)</text:p>
            <text:p>unit-tests run unit test 'OTHER' 2021-06-26T10:30:37.6756446Z  at org.testng.Assert.failNotEquals(Assert.java:1037)</text:p>
            <text:p>unit-tests run unit test 'OTHER' 2021-06-26T10:30:37.6759207Z  at org.testng.Assert.assertEqualsImpl(Assert.java:140)</text:p>
            <text:p>unit-tests run unit test 'OTHER' 2021-06-26T10:30:37.6761675Z  at org.testng.Assert.assertEquals(Assert.java:122)</text:p>
            <text:p>unit-tests run unit test 'OTHER' 2021-06-26T10:30:37.6764132Z  at org.testng.Assert.assertEquals(Assert.java:617)</text:p>
            <text:p>unit-tests run unit test 'OTHER' 2021-06-26T10:30:37.6768315Z  at org.apache.pulsar.metadata.ZKSessionTest.testSessionLost(ZKSessionTest.java:92)</text:p>
            <text:p>unit-tests run unit test 'OTHER' 2021-06-26T10:30:37.6772355Z  at java.base/jdk.internal.reflect.NativeMethodAccessorImpl.invoke0(Native Method)</text:p>
            <text:p>unit-tests run unit test 'OTHER' 2021-06-26T10:30:37.6776683Z  at java.base/jdk.internal.reflect.NativeMethodAccessorImpl.invoke(NativeMethodAccessorImpl.java:62)</text:p>
            <text:p>unit-tests run unit test 'OTHER' 2021-06-26T10:30:37.6781632Z  at java.base/jdk.internal.reflect.DelegatingMethodAccessorImpl.invoke(DelegatingMethodAccessorImpl.java:43)</text:p>
            <text:p>unit-tests run unit test 'OTHER' 2021-06-26T10:30:37.6785200Z  at java.base/java.lang.reflect.Method.invoke(Method.java:566)</text:p>
            <text:p>unit-tests run unit test 'OTHER' 2021-06-26T10:30:37.6789082Z  at org.testng.internal.MethodInvocationHelper.invokeMethod(MethodInvocationHelper.java:132)</text:p>
            <text:p>unit-tests run unit test 'OTHER' 2021-06-26T10:30:37.6793144Z  at org.testng.internal.InvokeMethodRunnable.runOne(InvokeMethodRunnable.java:45)</text:p>
            <text:p>unit-tests run unit test 'OTHER' 2021-06-26T10:30:37.6796943Z  at org.testng.internal.InvokeMethodRunnable.call(InvokeMethodRunnable.java:73)</text:p>
            <text:p>unit-tests run unit test 'OTHER' 2021-06-26T10:30:37.6800694Z  at org.testng.internal.InvokeMethodRunnable.call(InvokeMethodRunnable.java:11)</text:p>
            <text:p>unit-tests run unit test 'OTHER' 2021-06-26T10:30:37.6803969Z  at java.base/java.util.concurrent.FutureTask.run(FutureTask.java:264)</text:p>
            <text:p>unit-tests run unit test 'OTHER' 2021-06-26T10:30:37.6807813Z  at java.base/java.util.concurrent.ThreadPoolExecutor.runWorker(ThreadPoolExecutor.java:1128)</text:p>
            <text:p>unit-tests run unit test 'OTHER' 2021-06-26T10:30:37.6811812Z  at java.base/java.util.concurrent.ThreadPoolExecutor$Worker.run(ThreadPoolExecutor.java:628)</text:p>
            <text:p>unit-tests run unit test 'OTHER' 2021-06-26T10:30:37.6814532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5"/>
          <table:table-cell table:style-name="ce77"/>
          <table:table-cell table:style-name="ce139"/>
          <table:table-cell table:style-name="ce132"/>
          <table:table-cell table:style-name="ce64" table:number-columns-repeated="55"/>
          <table:table-cell table:style-name="ce133" table:number-columns-repeated="960"/>
        </table:table-row>
        <table:table-row table:style-name="ro17">
          <table:table-cell table:style-name="ce46" office:value-type="float" office:value="8" calcext:value-type="float">
            <text:p>8</text:p>
          </table:table-cell>
          <table:table-cell table:style-name="ce57" office:value-type="string" calcext:value-type="string">
            <text:p>org.apache.pulsar.functions.source.batch.BatchSourceExecutorTest</text:p>
          </table:table-cell>
          <table:table-cell table:style-name="ce57" office:value-type="string" calcext:value-type="string">
            <text:p>testPushLifeCycle</text:p>
          </table:table-cell>
          <table:table-cell table:style-name="ce66" office:value-type="string" calcext:value-type="string">
            <text:p>FAILURE</text:p>
          </table:table-cell>
          <table:table-cell table:style-name="ce66"/>
          <table:table-cell table:style-name="ce64" office:value-type="string" calcext:value-type="string">
            <text:p>https://github.com/apache/pulsar/pull/9243</text:p>
          </table:table-cell>
          <table:table-cell table:style-name="ce77" office:value-type="string" calcext:value-type="string">
            <text:p>ThreadTimeoutException: Method org.apache.pulsar.functions.source.batch.BatchSourceExecutorTest.testPushLifeCycle() didn't finish within the time-out 300000</text:p>
          </table:table-cell>
          <table:table-cell table:style-name="ce71" office:value-type="string" calcext:value-type="string">
            <text:p><text:a xlink:href="https://drive.google.com/file/d/1qNDTdfy167JV73LYvT6Trb3sdqFLXTpt/view?usp=sharing" xlink:type="simple">https://drive.google.com/file/d/1qNDTdfy167JV73LYvT6Trb3sdqFLXTpt/view?usp=sharing</text:a></text:p>
          </table:table-cell>
          <table:table-cell table:style-name="ce132" office:value-type="string" calcext:value-type="string">
            <text:p>[ERROR] testPushLifeCycle(org.apache.pulsar.functions.source.batch.BatchSourceExecutorTest)  Time elapsed: 300.006 s  &lt;&lt;&lt; FAILURE!</text:p>
            <text:p>unit-tests run unit test 'OTHER' 2021-06-26T11:15:09.5984011Z org.testng.internal.thread.ThreadTimeoutException: Method org.apache.pulsar.functions.source.batch.BatchSourceExecutorTest.testPushLifeCycle() didn't finish within the time-out 300000</text:p>
            <text:p>unit-tests run unit test 'OTHER' 2021-06-26T11:15:09.5994674Z  at org.testng.internal.MethodInvocationHelper.invokeWithTimeoutWithNewExecutor(MethodInvocationHelper.java:371)</text:p>
            <text:p>unit-tests run unit test 'OTHER' 2021-06-26T11:15:09.6003391Z  at org.testng.internal.MethodInvocationHelper.invokeWithTimeout(MethodInvocationHelper.java:282)</text:p>
            <text:p>unit-tests run unit test 'OTHER' 2021-06-26T11:15:09.6010467Z  at org.testng.internal.TestInvoker.invokeMethod(TestInvoker.java:605)</text:p>
            <text:p>unit-tests run unit test 'OTHER' 2021-06-26T11:15:09.6017135Z  at org.testng.internal.TestInvoker.retryFailed(TestInvoker.java:214)</text:p>
            <text:p>unit-tests run unit test 'OTHER' 2021-06-26T11:15:09.6024084Z  at org.testng.internal.MethodRunner.runInSequence(MethodRunner.java:58)</text:p>
            <text:p>unit-tests run unit test 'OTHER' 2021-06-26T11:15:09.6031541Z  at org.testng.internal.TestInvoker$MethodInvocationAgent.invoke(TestInvoker.java:822)</text:p>
            <text:p>unit-tests run unit test 'OTHER' 2021-06-26T11:15:09.6038444Z  at org.testng.internal.TestInvoker.invokeTestMethods(TestInvoker.java:147)</text:p>
            <text:p>unit-tests run unit test 'OTHER' 2021-06-26T11:15:09.6046158Z  at org.testng.internal.TestMethodWorker.invokeTestMethods(TestMethodWorker.java:146)</text:p>
            <text:p>unit-tests run unit test 'OTHER' 2021-06-26T11:15:09.6053007Z  at org.testng.internal.TestMethodWorker.run(TestMethodWorker.java:128)</text:p>
            <text:p>unit-tests run unit test 'OTHER' 2021-06-26T11:15:09.6058857Z  at java.base/java.util.ArrayList.forEach(ArrayList.java:1541)</text:p>
            <text:p>unit-tests run unit test 'OTHER' 2021-06-26T11:15:09.6064476Z  at org.testng.TestRunner.privateRun(TestRunner.java:764)</text:p>
            <text:p>unit-tests run unit test 'OTHER' 2021-06-26T11:15:09.6069571Z  at org.testng.TestRunner.run(TestRunner.java:585)</text:p>
            <text:p>unit-tests run unit test 'OTHER' 2021-06-26T11:15:09.6074972Z  at org.testng.SuiteRunner.runTest(SuiteRunner.java:384)</text:p>
            <text:p>unit-tests run unit test 'OTHER' 2021-06-26T11:15:09.6080856Z  at org.testng.SuiteRunner.runSequentially(SuiteRunner.java:378)</text:p>
            <text:p>unit-tests run unit test 'OTHER' 2021-06-26T11:15:09.6086551Z  at org.testng.SuiteRunner.privateRun(SuiteRunner.java:337)</text:p>
            <text:p>unit-tests run unit test 'OTHER' 2021-06-26T11:15:09.6091693Z  at org.testng.SuiteRunner.run(SuiteRunner.java:286)</text:p>
            <text:p>unit-tests run unit test 'OTHER' 2021-06-26T11:15:09.6097778Z  at org.testng.SuiteRunnerWorker.runSuite(SuiteRunnerWorker.java:53)</text:p>
            <text:p>unit-tests run unit test 'OTHER' 2021-06-26T11:15:09.6104012Z  at org.testng.SuiteRunnerWorker.run(SuiteRunnerWorker.java:96)</text:p>
            <text:p>unit-tests run unit test 'OTHER' 2021-06-26T11:15:09.6109847Z  at org.testng.TestNG.runSuitesSequentially(TestNG.java:1218)</text:p>
            <text:p>unit-tests run unit test 'OTHER' 2021-06-26T11:15:09.6115303Z  at org.testng.TestNG.runSuitesLocally(TestNG.java:1140)</text:p>
            <text:p>unit-tests run unit test 'OTHER' 2021-06-26T11:15:09.6120227Z  at org.testng.TestNG.runSuites(TestNG.java:1069)</text:p>
            <text:p>unit-tests run unit test 'OTHER' 2021-06-26T11:15:09.6124691Z  at org.testng.TestNG.run(TestNG.java:1037)</text:p>
            <text:p>unit-tests run unit test 'OTHER' 2021-06-26T11:15:09.6131515Z  at org.apache.maven.surefire.testng.TestNGExecutor.run(TestNGExecutor.java:135)</text:p>
            <text:p>unit-tests run unit test 'OTHER' 2021-06-26T11:15:09.6141570Z  at org.apache.maven.surefire.testng.TestNGDirectoryTestSuite.executeSingleClass(TestNGDirectoryTestSuite.java:112)</text:p>
            <text:p>unit-tests run unit test 'OTHER' 2021-06-26T11:15:09.6151846Z  at org.apache.maven.surefire.testng.TestNGDirectoryTestSuite.executeLazy(TestNGDirectoryTestSuite.java:123)</text:p>
            <text:p>unit-tests run unit test 'OTHER' 2021-06-26T11:15:09.6161450Z  at org.apache.maven.surefire.testng.TestNGDirectoryTestSuite.execute(TestNGDirectoryTestSuite.java:90)</text:p>
            <text:p>unit-tests run unit test 'OTHER' 2021-06-26T11:15:09.6169582Z  at org.apache.maven.surefire.testng.TestNGProvider.invoke(TestNGProvider.java:146)</text:p>
            <text:p>unit-tests run unit test 'OTHER' 2021-06-26T11:15:09.6179242Z  at org.apache.maven.surefire.booter.ForkedBooter.invokeProviderInSameClassLoader(ForkedBooter.java:384)</text:p>
            <text:p>unit-tests run unit test 'OTHER' 2021-06-26T11:15:09.6187698Z  at org.apache.maven.surefire.booter.ForkedBooter.runSuitesInProcess(ForkedBooter.java:345)</text:p>
            <text:p>unit-tests run unit test 'OTHER' 2021-06-26T11:15:09.6194772Z  at org.apache.maven.surefire.booter.ForkedBooter.execute(ForkedBooter.java:126)</text:p>
            <text:p>unit-tests run unit test 'OTHER' 2021-06-26T11:15:09.6201332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8">
          <table:table-cell table:style-name="ce46" office:value-type="float" office:value="9" calcext:value-type="float">
            <text:p>9</text:p>
          </table:table-cell>
          <table:table-cell table:style-name="ce57" office:value-type="string" calcext:value-type="string">
            <text:p>org.apache.bookkeeper.mledger.impl.ManagedLedgerTest</text:p>
          </table:table-cell>
          <table:table-cell table:style-name="ce57" office:value-type="string" calcext:value-type="string">
            <text:p>testManagedLedgerRollOverIfFull</text:p>
          </table:table-cell>
          <table:table-cell table:style-name="ce66" office:value-type="string" calcext:value-type="string">
            <text:p>FAILURE</text:p>
          </table:table-cell>
          <table:table-cell table:style-name="ce66"/>
          <table:table-cell table:style-name="ce135" office:value-type="string" calcext:value-type="string">
            <text:p>Not Found</text:p>
          </table:table-cell>
          <table:table-cell table:style-name="ce77" office:value-type="string" calcext:value-type="string">
            <text:p>AssertionError: expected [5] but found [4]</text:p>
          </table:table-cell>
          <table:table-cell table:style-name="ce130" office:value-type="string" calcext:value-type="string">
            <text:p>https://drive.google.com/file/d/1MSDw9-XO9qC36S69QDyp1c-qpH-ol6jg/view?usp=sharing</text:p>
          </table:table-cell>
          <table:table-cell table:style-name="ce132" office:value-type="string" calcext:value-type="string">
            <text:p>[ERROR] testManagedLedgerRollOverIfFull(org.apache.bookkeeper.mledger.impl.ManagedLedgerTest)  Time elapsed: 0.039 s  &lt;&lt;&lt; FAILURE!</text:p>
            <text:p>unit-tests run unit test 'OTHER' 2021-06-26T10:53:47.3538405Z java.lang.AssertionError: expected [5] but found [4]</text:p>
            <text:p>unit-tests run unit test 'OTHER' 2021-06-26T10:53:47.3542038Z  at org.testng.Assert.fail(Assert.java:99)</text:p>
            <text:p>unit-tests run unit test 'OTHER' 2021-06-26T10:53:47.3545828Z  at org.testng.Assert.failNotEquals(Assert.java:1037)</text:p>
            <text:p>unit-tests run unit test 'OTHER' 2021-06-26T10:53:47.3551562Z  at org.testng.Assert.assertEqualsImpl(Assert.java:140)</text:p>
            <text:p>unit-tests run unit test 'OTHER' 2021-06-26T10:53:47.3555655Z  at org.testng.Assert.assertEquals(Assert.java:122)</text:p>
            <text:p>unit-tests run unit test 'OTHER' 2021-06-26T10:53:47.3559595Z  at org.testng.Assert.assertEquals(Assert.java:907)</text:p>
            <text:p>unit-tests run unit test 'OTHER' 2021-06-26T10:53:47.3563844Z  at org.testng.Assert.assertEquals(Assert.java:917)</text:p>
            <text:p>unit-tests run unit test 'OTHER' 2021-06-26T10:53:47.3571466Z  at org.apache.bookkeeper.mledger.impl.ManagedLedgerTest.testManagedLedgerRollOverIfFull(ManagedLedgerTest.java:2908)</text:p>
            <text:p>unit-tests run unit test 'OTHER' 2021-06-26T10:53:47.3578324Z  at java.base/jdk.internal.reflect.NativeMethodAccessorImpl.invoke0(Native Method)</text:p>
            <text:p>unit-tests run unit test 'OTHER' 2021-06-26T10:53:47.3584325Z  at java.base/jdk.internal.reflect.NativeMethodAccessorImpl.invoke(NativeMethodAccessorImpl.java:62)</text:p>
            <text:p>unit-tests run unit test 'OTHER' 2021-06-26T10:53:47.3590987Z  at java.base/jdk.internal.reflect.DelegatingMethodAccessorImpl.invoke(DelegatingMethodAccessorImpl.java:43)</text:p>
            <text:p>unit-tests run unit test 'OTHER' 2021-06-26T10:53:47.3595715Z  at java.base/java.lang.reflect.Method.invoke(Method.java:566)</text:p>
            <text:p>unit-tests run unit test 'OTHER' 2021-06-26T10:53:47.3600864Z  at org.testng.internal.MethodInvocationHelper.invokeMethod(MethodInvocationHelper.java:132)</text:p>
            <text:p>unit-tests run unit test 'OTHER' 2021-06-26T10:53:47.3606282Z  at org.testng.internal.InvokeMethodRunnable.runOne(InvokeMethodRunnable.java:45)</text:p>
            <text:p>unit-tests run unit test 'OTHER' 2021-06-26T10:53:47.3623915Z  at org.testng.internal.InvokeMethodRunnable.call(InvokeMethodRunnable.java:73)</text:p>
            <text:p>unit-tests run unit test 'OTHER' 2021-06-26T10:53:47.3626333Z  at org.testng.internal.InvokeMethodRunnable.call(InvokeMethodRunnable.java:11)</text:p>
            <text:p>unit-tests run unit test 'OTHER' 2021-06-26T10:53:47.3628136Z  at java.base/java.util.concurrent.FutureTask.run(FutureTask.java:264)</text:p>
            <text:p>unit-tests run unit test 'OTHER' 2021-06-26T10:53:47.3630065Z  at java.base/java.util.concurrent.ThreadPoolExecutor.runWorker(ThreadPoolExecutor.java:1128)</text:p>
            <text:p>unit-tests run unit test 'OTHER' 2021-06-26T10:53:47.3632270Z  at java.base/java.util.concurrent.ThreadPoolExecutor$Worker.run(ThreadPoolExecutor.java:628)</text:p>
            <text:p>unit-tests run unit test 'OTHER' 2021-06-26T10:53:47.3633866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17">
          <table:table-cell table:style-name="ce46" office:value-type="float" office:value="10" calcext:value-type="float">
            <text:p>10</text:p>
          </table:table-cell>
          <table:table-cell table:style-name="ce57" office:value-type="string" calcext:value-type="string">
            <text:p>org.apache.pulsar.packages.management.storage.bookkeeper.BookKeeperPackagesStorageTest</text:p>
          </table:table-cell>
          <table:table-cell table:style-name="ce57" office:value-type="string" calcext:value-type="string">
            <text:p>setUp</text:p>
          </table:table-cell>
          <table:table-cell table:style-name="ce66" office:value-type="string" calcext:value-type="string">
            <text:p>FAILURE</text:p>
          </table:table-cell>
          <table:table-cell table:style-name="ce66"/>
          <table:table-cell table:style-name="ce136"/>
          <table:table-cell table:style-name="ce77" office:value-type="string" calcext:value-type="string">
            <text:p>java.io.IOException: Failed to initialize metadata bookie driver</text:p>
          </table:table-cell>
          <table:table-cell table:style-name="ce71" office:value-type="string" calcext:value-type="string">
            <text:p><text:a xlink:href="https://drive.google.com/file/d/1v_lIKnv-WZ4CP_lUBM7fV6jEiFZy8lv1/view?usp=sharing" xlink:type="simple">https://drive.google.com/file/d/1v_lIKnv-WZ4CP_lUBM7fV6jEiFZy8lv1/view?usp=sharing</text:a></text:p>
          </table:table-cell>
          <table:table-cell table:style-name="ce132" office:value-type="string" calcext:value-type="string">
            <text:p>[ERROR] setUp(org.apache.pulsar.packages.management.storage.bookkeeper.BookKeeperPackagesStorageTest)  Time elapsed: 16.427 s  &lt;&lt;&lt; FAILURE!</text:p>
            <text:p>unit-tests run unit test 'OTHER' 2021-06-26T10:01:08.2931571Z org.apache.bookkeeper.bookie.BookieException$MetadataStoreException: Failed to initialize metadata bookie driver</text:p>
            <text:p>unit-tests run unit test 'OTHER' 2021-06-26T10:01:08.2934421Z  at org.apache.bookkeeper.bookie.Bookie.instantiateMetadataDriver(Bookie.java:1153)</text:p>
            <text:p>unit-tests run unit test 'OTHER' 2021-06-26T10:01:08.2936500Z  at org.apache.bookkeeper.bookie.Bookie.&lt;init&gt;(Bookie.java:730)</text:p>
            <text:p>unit-tests run unit test 'OTHER' 2021-06-26T10:01:08.2938358Z  at org.apache.bookkeeper.proto.BookieServer.newBookie(BookieServer.java:152)</text:p>
            <text:p>unit-tests run unit test 'OTHER' 2021-06-26T10:01:08.2940440Z  at org.apache.bookkeeper.proto.BookieServer.&lt;init&gt;(BookieServer.java:120)</text:p>
            <text:p>unit-tests run unit test 'OTHER' 2021-06-26T10:01:08.2942615Z  at org.apache.bookkeeper.proto.BookieServer.&lt;init&gt;(BookieServer.java:89)</text:p>
            <text:p>unit-tests run unit test 'OTHER' 2021-06-26T10:01:08.2948049Z  at org.apache.pulsar.packages.management.storage.bookkeeper.bookkeeper.test.BookKeeperClusterTestCase.startBookie(BookKeeperClusterTestCase.java:423)</text:p>
            <text:p>unit-tests run unit test 'OTHER' 2021-06-26T10:01:08.2955663Z  at org.apache.pulsar.packages.management.storage.bookkeeper.bookkeeper.test.BookKeeperClusterTestCase.startNewBookie(BookKeeperClusterTestCase.java:409)</text:p>
            <text:p>unit-tests run unit test 'OTHER' 2021-06-26T10:01:08.2963326Z  at org.apache.pulsar.packages.management.storage.bookkeeper.bookkeeper.test.BookKeeperClusterTestCase.startBKCluster(BookKeeperClusterTestCase.java:165)</text:p>
            <text:p>unit-tests run unit test 'OTHER' 2021-06-26T10:01:08.2970490Z  at org.apache.pulsar.packages.management.storage.bookkeeper.bookkeeper.test.BookKeeperClusterTestCase.setUp(BookKeeperClusterTestCase.java:115)</text:p>
            <text:p>unit-tests run unit test 'OTHER' 2021-06-26T10:01:08.2974877Z  at java.base/jdk.internal.reflect.NativeMethodAccessorImpl.invoke0(Native Method)</text:p>
            <text:p>unit-tests run unit test 'OTHER' 2021-06-26T10:01:08.2977307Z  at java.base/jdk.internal.reflect.NativeMethodAccessorImpl.invoke(NativeMethodAccessorImpl.java:62)</text:p>
            <text:p>unit-tests run unit test 'OTHER' 2021-06-26T10:01:08.2980114Z  at java.base/jdk.internal.reflect.DelegatingMethodAccessorImpl.invoke(DelegatingMethodAccessorImpl.java:43)</text:p>
            <text:p>unit-tests run unit test 'OTHER' 2021-06-26T10:01:08.2982197Z  at java.base/java.lang.reflect.Method.invoke(Method.java:566)</text:p>
            <text:p>unit-tests run unit test 'OTHER' 2021-06-26T10:01:08.2984119Z  at org.testng.internal.MethodInvocationHelper.invokeMethod(MethodInvocationHelper.java:132)</text:p>
            <text:p>unit-tests run unit test 'OTHER' 2021-06-26T10:01:08.2988663Z  at org.testng.internal.MethodInvocationHelper.invokeMethodConsideringTimeout(MethodInvocationHelper.java:61)</text:p>
            <text:p>unit-tests run unit test 'OTHER' 2021-06-26T10:01:08.2993095Z  at org.testng.internal.ConfigInvoker.invokeConfigurationMethod(ConfigInvoker.java:366)</text:p>
            <text:p>unit-tests run unit test 'OTHER' 2021-06-26T10:01:08.2996621Z  at org.testng.internal.ConfigInvoker.invokeConfigurations(ConfigInvoker.java:320)</text:p>
            <text:p>unit-tests run unit test 'OTHER' 2021-06-26T10:01:08.2998789Z  at org.testng.internal.TestInvoker.runConfigMethods(TestInvoker.java:701)</text:p>
            <text:p>unit-tests run unit test 'OTHER' 2021-06-26T10:01:08.3000625Z  at org.testng.internal.TestInvoker.invokeMethod(TestInvoker.java:527)</text:p>
            <text:p>unit-tests run unit test 'OTHER' 2021-06-26T10:01:08.3002441Z  at org.testng.internal.TestInvoker.invokeTestMethod(TestInvoker.java:174)</text:p>
            <text:p>unit-tests run unit test 'OTHER' 2021-06-26T10:01:08.3004352Z  at org.testng.internal.MethodRunner.runInSequence(MethodRunner.java:46)</text:p>
            <text:p>unit-tests run unit test 'OTHER' 2021-06-26T10:01:08.3006249Z  at org.testng.internal.TestInvoker$MethodInvocationAgent.invoke(TestInvoker.java:822)</text:p>
            <text:p>unit-tests run unit test 'OTHER' 2021-06-26T10:01:08.3008110Z  at org.testng.internal.TestInvoker.invokeTestMethods(TestInvoker.java:147)</text:p>
            <text:p>unit-tests run unit test 'OTHER' 2021-06-26T10:01:08.3010291Z  at org.testng.internal.TestMethodWorker.invokeTestMethods(TestMethodWorker.java:146)</text:p>
            <text:p>unit-tests run unit test 'OTHER' 2021-06-26T10:01:08.3012335Z  at org.testng.internal.TestMethodWorker.run(TestMethodWorker.java:128)</text:p>
            <text:p>unit-tests run unit test 'OTHER' 2021-06-26T10:01:08.3014141Z  at java.base/java.util.ArrayList.forEach(ArrayList.java:1541)</text:p>
            <text:p>unit-tests run unit test 'OTHER' 2021-06-26T10:01:08.3015357Z  at org.testng.TestRunner.privateRun(TestRunner.java:764)</text:p>
            <text:p>unit-tests run unit test 'OTHER' 2021-06-26T10:01:08.3016476Z  at org.testng.TestRunner.run(TestRunner.java:585)</text:p>
            <text:p>unit-tests run unit test 'OTHER' 2021-06-26T10:01:08.3017544Z  at org.testng.SuiteRunner.runTest(SuiteRunner.java:384)</text:p>
            <text:p>unit-tests run unit test 'OTHER' 2021-06-26T10:01:08.3018854Z  at org.testng.SuiteRunner.runSequentially(SuiteRunner.java:378)</text:p>
            <text:p>unit-tests run unit test 'OTHER' 2021-06-26T10:01:08.3020217Z  at org.testng.SuiteRunner.privateRun(SuiteRunner.java:337)</text:p>
            <text:p>unit-tests run unit test 'OTHER' 2021-06-26T10:01:08.3021352Z  at org.testng.SuiteRunner.run(SuiteRunner.java:286)</text:p>
            <text:p>unit-tests run unit test 'OTHER' 2021-06-26T10:01:08.3022677Z  at org.testng.SuiteRunnerWorker.runSuite(SuiteRunnerWorker.java:53)</text:p>
            <text:p>unit-tests run unit test 'OTHER' 2021-06-26T10:01:08.3024168Z  at org.testng.SuiteRunnerWorker.run(SuiteRunnerWorker.java:96)</text:p>
            <text:p>unit-tests run unit test 'OTHER' 2021-06-26T10:01:08.3025566Z  at org.testng.TestNG.runSuitesSequentially(TestNG.java:1218)</text:p>
            <text:p>unit-tests run unit test 'OTHER' 2021-06-26T10:01:08.3026877Z  at org.testng.TestNG.runSuitesLocally(TestNG.java:1140)</text:p>
            <text:p>unit-tests run unit test 'OTHER' 2021-06-26T10:01:08.3027959Z  at org.testng.TestNG.runSuites(TestNG.java:1069)</text:p>
            <text:p>unit-tests run unit test 'OTHER' 2021-06-26T10:01:08.3029067Z  at org.testng.TestNG.run(TestNG.java:1037)</text:p>
            <text:p>unit-tests run unit test 'OTHER' 2021-06-26T10:01:08.3030520Z  at org.apache.maven.surefire.testng.TestNGExecutor.run(TestNGExecutor.java:135)</text:p>
            <text:p>unit-tests run unit test 'OTHER' 2021-06-26T10:01:08.3033783Z  at org.apache.maven.surefire.testng.TestNGDirectoryTestSuite.executeSingleClass(TestNGDirectoryTestSuite.java:112)</text:p>
            <text:p>unit-tests run unit test 'OTHER' 2021-06-26T10:01:08.3037585Z  at org.apache.maven.surefire.testng.TestNGDirectoryTestSuite.executeLazy(TestNGDirectoryTestSuite.java:123)</text:p>
            <text:p>unit-tests run unit test 'OTHER' 2021-06-26T10:01:08.3041009Z  at org.apache.maven.surefire.testng.TestNGDirectoryTestSuite.execute(TestNGDirectoryTestSuite.java:90)</text:p>
            <text:p>unit-tests run unit test 'OTHER' 2021-06-26T10:01:08.3043887Z  at org.apache.maven.surefire.testng.TestNGProvider.invoke(TestNGProvider.java:146)</text:p>
            <text:p>unit-tests run unit test 'OTHER' 2021-06-26T10:01:08.3046918Z  at org.apache.maven.surefire.booter.ForkedBooter.invokeProviderInSameClassLoader(ForkedBooter.java:384)</text:p>
            <text:p>unit-tests run unit test 'OTHER' 2021-06-26T10:01:08.3050255Z  at org.apache.maven.surefire.booter.ForkedBooter.runSuitesInProcess(ForkedBooter.java:345)</text:p>
            <text:p>unit-tests run unit test 'OTHER' 2021-06-26T10:01:08.3052781Z  at org.apache.maven.surefire.booter.ForkedBooter.execute(ForkedBooter.java:126)</text:p>
            <text:p>unit-tests run unit test 'OTHER' 2021-06-26T10:01:08.3054860Z  at org.apache.maven.surefire.booter.ForkedBooter.main(ForkedBooter.java:418)</text:p>
            <text:p>unit-tests run unit test 'OTHER' 2021-06-26T10:01:08.3057131Z Caused by: org.apache.bookkeeper.meta.exceptions.MetadataException: Failed to create zookeeper client to localhost:44183</text:p>
            <text:p>unit-tests run unit test 'OTHER' 2021-06-26T10:01:08.3059828Z  at org.apache.bookkeeper.meta.zk.ZKMetadataDriverBase.initialize(ZKMetadataDriverBase.java:227)</text:p>
            <text:p>unit-tests run unit test 'OTHER' 2021-06-26T10:01:08.3062777Z  at org.apache.bookkeeper.meta.zk.ZKMetadataBookieDriver.initialize(ZKMetadataBookieDriver.java:60)</text:p>
            <text:p>unit-tests run unit test 'OTHER' 2021-06-26T10:01:08.3065619Z  at org.apache.bookkeeper.bookie.Bookie.instantiateMetadataDriver(Bookie.java:1143)</text:p>
            <text:p>unit-tests run unit test 'OTHER' 2021-06-26T10:01:08.3067420Z  ... 46 more</text:p>
            <text:p>unit-tests run unit test 'OTHER' 2021-06-26T10:01:08.3068641Z Caused by: org.apache.zookeeper.KeeperException$ConnectionLossException: KeeperErrorCode = ConnectionLoss</text:p>
            <text:p>unit-tests run unit test 'OTHER' 2021-06-26T10:01:08.3070572Z  at org.apache.zookeeper.KeeperException.create(KeeperException.java:102)</text:p>
            <text:p>unit-tests run unit test 'OTHER' 2021-06-26T10:01:08.3081730Z  at org.apache.bookkeeper.zookeeper.ZooKeeperWatcherBase.waitForConnection(ZooKeeperWatcherBase.java:159)</text:p>
            <text:p>unit-tests run unit test 'OTHER' 2021-06-26T10:01:08.3084949Z  at org.apache.bookkeeper.zookeeper.ZooKeeperClient$Builder.build(ZooKeeperClient.java:260)</text:p>
            <text:p>unit-tests run unit test 'OTHER' 2021-06-26T10:01:08.3087911Z  at org.apache.bookkeeper.meta.zk.ZKMetadataDriverBase.initialize(ZKMetadataDriverBase.java:207)</text:p>
            <text:p>unit-tests run unit test 'OTHER' 2021-06-26T10:01:08.3089545Z  ... 48 more</text:p>
          </table:table-cell>
          <table:table-cell table:style-name="ce64" table:number-columns-repeated="55"/>
          <table:table-cell table:style-name="ce133" table:number-columns-repeated="960"/>
        </table:table-row>
        <table:table-row table:style-name="ro1">
          <table:table-cell table:style-name="ce46"/>
          <table:table-cell table:style-name="ce57" table:number-columns-repeated="2"/>
          <table:table-cell table:style-name="ce66" table:number-columns-repeated="2"/>
          <table:table-cell table:style-name="ce136"/>
          <table:table-cell table:style-name="ce77"/>
          <table:table-cell table:style-name="ce71"/>
          <table:table-cell table:style-name="ce132"/>
          <table:table-cell table:style-name="ce64" table:number-columns-repeated="55"/>
          <table:table-cell table:style-name="ce133" table:number-columns-repeated="960"/>
        </table:table-row>
        <table:table-row table:style-name="ro7">
          <table:table-cell table:style-name="ce46"/>
          <table:table-cell table:style-name="ce57" office:value-type="string" calcext:value-type="string">
            <text:p>org.apache.pulsar.packages.management.storage.bookkeeper.BookKeeperPackagesStorageTest</text:p>
          </table:table-cell>
          <table:table-cell table:style-name="ce57" office:value-type="string" calcext:value-type="string">
            <text:p>setUp</text:p>
          </table:table-cell>
          <table:table-cell table:style-name="ce66" office:value-type="string" calcext:value-type="string">
            <text:p>FAILURE</text:p>
          </table:table-cell>
          <table:table-cell table:style-name="ce66"/>
          <table:table-cell table:style-name="ce136"/>
          <table:table-cell table:style-name="ce77" office:value-type="string" calcext:value-type="string">
            <text:p>org.apache.zookeeper.KeeperException$ConnectionLossException: KeeperErrorCode = ConnectionLoss</text:p>
          </table:table-cell>
          <table:table-cell table:style-name="ce71" office:value-type="string" calcext:value-type="string">
            <text:p>https://drive.google.com/file/d/12QvuDU4neIBIPznlOsWax0juIKXG8PRY/view?usp=sharing</text:p>
          </table:table-cell>
          <table:table-cell table:style-name="ce132" office:value-type="string" calcext:value-type="string">
            <text:p>[ERROR] setUp(org.apache.pulsar.packages.management.storage.bookkeeper.BookKeeperPackagesStorageTest)  Time elapsed: 17.453 s  &lt;&lt;&lt; FAILURE!</text:p>
            <text:p>unit-tests run unit test 'OTHER' 2021-06-22T21:35:30.2654414Z org.apache.zookeeper.KeeperException$ConnectionLossException: KeeperErrorCode = ConnectionLoss</text:p>
            <text:p>unit-tests run unit test 'OTHER' 2021-06-22T21:35:30.2661439Z  at org.apache.zookeeper.KeeperException.create(KeeperException.java:102)</text:p>
            <text:p>unit-tests run unit test 'OTHER' 2021-06-22T21:35:30.2672172Z  at org.apache.bookkeeper.zookeeper.ZooKeeperWatcherBase.waitForConnection(ZooKeeperWatcherBase.java:159)</text:p>
            <text:p>unit-tests run unit test 'OTHER' 2021-06-22T21:35:30.2681510Z  at org.apache.bookkeeper.zookeeper.ZooKeeperClient$Builder.build(ZooKeeperClient.java:260)</text:p>
            <text:p>unit-tests run unit test 'OTHER' 2021-06-22T21:35:30.2689545Z  at org.apache.bookkeeper.test.ZooKeeperUtil.restartCluster(ZooKeeperUtil.java:133)</text:p>
            <text:p>unit-tests run unit test 'OTHER' 2021-06-22T21:35:30.2697698Z  at org.apache.bookkeeper.test.ZooKeeperUtil.startCluster(ZooKeeperUtil.java:104)</text:p>
            <text:p>unit-tests run unit test 'OTHER' 2021-06-22T21:35:30.2718332Z  at org.apache.pulsar.packages.management.storage.bookkeeper.bookkeeper.test.BookKeeperClusterTestCase.startZKCluster(BookKeeperClusterTestCase.java:137)</text:p>
            <text:p>unit-tests run unit test 'OTHER' 2021-06-22T21:35:30.2735407Z  at org.apache.pulsar.packages.management.storage.bookkeeper.bookkeeper.test.BookKeeperClusterTestCase.setUp(BookKeeperClusterTestCase.java:108)</text:p>
            <text:p>unit-tests run unit test 'OTHER' 2021-06-22T21:35:30.2745069Z  at java.base/jdk.internal.reflect.NativeMethodAccessorImpl.invoke0(Native Method)</text:p>
            <text:p>unit-tests run unit test 'OTHER' 2021-06-22T21:35:30.2754788Z  at java.base/jdk.internal.reflect.NativeMethodAccessorImpl.invoke(NativeMethodAccessorImpl.java:62)</text:p>
            <text:p>unit-tests run unit test 'OTHER' 2021-06-22T21:35:30.2765446Z  at java.base/jdk.internal.reflect.DelegatingMethodAccessorImpl.invoke(DelegatingMethodAccessorImpl.java:43)</text:p>
            <text:p>unit-tests run unit test 'OTHER' 2021-06-22T21:35:30.2772452Z  at java.base/java.lang.reflect.Method.invoke(Method.java:566)</text:p>
            <text:p>unit-tests run unit test 'OTHER' 2021-06-22T21:35:30.2780946Z  at org.testng.internal.MethodInvocationHelper.invokeMethod(MethodInvocationHelper.java:132)</text:p>
            <text:p>unit-tests run unit test 'OTHER' 2021-06-22T21:35:30.2792727Z  at org.testng.internal.MethodInvocationHelper.invokeMethodConsideringTimeout(MethodInvocationHelper.java:61)</text:p>
            <text:p>unit-tests run unit test 'OTHER' 2021-06-22T21:35:30.2802053Z  at org.testng.internal.ConfigInvoker.invokeConfigurationMethod(ConfigInvoker.java:366)</text:p>
            <text:p>unit-tests run unit test 'OTHER' 2021-06-22T21:35:30.2811646Z  at org.testng.internal.ConfigInvoker.invokeConfigurations(ConfigInvoker.java:320)</text:p>
            <text:p>unit-tests run unit test 'OTHER' 2021-06-22T21:35:30.2819925Z  at org.testng.internal.TestInvoker.runConfigMethods(TestInvoker.java:701)</text:p>
            <text:p>unit-tests run unit test 'OTHER' 2021-06-22T21:35:30.2827055Z  at org.testng.internal.TestInvoker.invokeMethod(TestInvoker.java:527)</text:p>
            <text:p>unit-tests run unit test 'OTHER' 2021-06-22T21:35:30.2835004Z  at org.testng.internal.TestInvoker.invokeTestMethod(TestInvoker.java:174)</text:p>
            <text:p>unit-tests run unit test 'OTHER' 2021-06-22T21:35:30.2842222Z  at org.testng.internal.MethodRunner.runInSequence(MethodRunner.java:46)</text:p>
            <text:p>unit-tests run unit test 'OTHER' 2021-06-22T21:35:30.2850062Z  at org.testng.internal.TestInvoker$MethodInvocationAgent.invoke(TestInvoker.java:822)</text:p>
            <text:p>unit-tests run unit test 'OTHER' 2021-06-22T21:35:30.2859447Z  at org.testng.internal.TestInvoker.invokeTestMethods(TestInvoker.java:147)</text:p>
            <text:p>unit-tests run unit test 'OTHER' 2021-06-22T21:35:30.2868271Z  at org.testng.internal.TestMethodWorker.invokeTestMethods(TestMethodWorker.java:146)</text:p>
            <text:p>unit-tests run unit test 'OTHER' 2021-06-22T21:35:30.2877324Z  at org.testng.internal.TestMethodWorker.run(TestMethodWorker.java:128)</text:p>
            <text:p>unit-tests run unit test 'OTHER' 2021-06-22T21:35:30.2883994Z  at java.base/java.util.ArrayList.forEach(ArrayList.java:1541)</text:p>
            <text:p>unit-tests run unit test 'OTHER' 2021-06-22T21:35:30.2889883Z  at org.testng.TestRunner.privateRun(TestRunner.java:764)</text:p>
            <text:p>unit-tests run unit test 'OTHER' 2021-06-22T21:35:30.2895678Z  at org.testng.TestRunner.run(TestRunner.java:585)</text:p>
            <text:p>unit-tests run unit test 'OTHER' 2021-06-22T21:35:30.2901566Z  at org.testng.SuiteRunner.runTest(SuiteRunner.java:384)</text:p>
            <text:p>unit-tests run unit test 'OTHER' 2021-06-22T21:35:30.2909314Z  at org.testng.SuiteRunner.runSequentially(SuiteRunner.java:378)</text:p>
            <text:p>unit-tests run unit test 'OTHER' 2021-06-22T21:35:30.2920911Z  at org.testng.SuiteRunner.privateRun(SuiteRunner.java:337)</text:p>
            <text:p>unit-tests run unit test 'OTHER' 2021-06-22T21:35:30.2932833Z  at org.testng.SuiteRunner.run(SuiteRunner.java:286)</text:p>
            <text:p>unit-tests run unit test 'OTHER' 2021-06-22T21:35:30.2940664Z  at org.testng.SuiteRunnerWorker.runSuite(SuiteRunnerWorker.java:53)</text:p>
            <text:p>unit-tests run unit test 'OTHER' 2021-06-22T21:35:30.2947660Z  at org.testng.SuiteRunnerWorker.run(SuiteRunnerWorker.java:96)</text:p>
            <text:p>unit-tests run unit test 'OTHER' 2021-06-22T21:35:30.2955054Z  at org.testng.TestNG.runSuitesSequentially(TestNG.java:1218)</text:p>
            <text:p>unit-tests run unit test 'OTHER' 2021-06-22T21:35:30.2960853Z  at org.testng.TestNG.runSuitesLocally(TestNG.java:1140)</text:p>
            <text:p>unit-tests run unit test 'OTHER' 2021-06-22T21:35:30.2966356Z  at org.testng.TestNG.runSuites(TestNG.java:1069)</text:p>
            <text:p>unit-tests run unit test 'OTHER' 2021-06-22T21:35:30.2971164Z  at org.testng.TestNG.run(TestNG.java:1037)</text:p>
            <text:p>unit-tests run unit test 'OTHER' 2021-06-22T21:35:30.2978407Z  at org.apache.maven.surefire.testng.TestNGExecutor.run(TestNGExecutor.java:135)</text:p>
            <text:p>unit-tests run unit test 'OTHER' 2021-06-22T21:35:30.2988991Z  at org.apache.maven.surefire.testng.TestNGDirectoryTestSuite.executeSingleClass(TestNGDirectoryTestSuite.java:112)</text:p>
            <text:p>unit-tests run unit test 'OTHER' 2021-06-22T21:35:30.3001084Z  at org.apache.maven.surefire.testng.TestNGDirectoryTestSuite.executeLazy(TestNGDirectoryTestSuite.java:123)</text:p>
            <text:p>unit-tests run unit test 'OTHER' 2021-06-22T21:35:30.3014191Z  at org.apache.maven.surefire.testng.TestNGDirectoryTestSuite.execute(TestNGDirectoryTestSuite.java:90)</text:p>
            <text:p>unit-tests run unit test 'OTHER' 2021-06-22T21:35:30.3022928Z  at org.apache.maven.surefire.testng.TestNGProvider.invoke(TestNGProvider.java:146)</text:p>
            <text:p>unit-tests run unit test 'OTHER' 2021-06-22T21:35:30.3032909Z  at org.apache.maven.surefire.booter.ForkedBooter.invokeProviderInSameClassLoader(ForkedBooter.java:384)</text:p>
            <text:p>unit-tests run unit test 'OTHER' 2021-06-22T21:35:30.3042768Z  at org.apache.maven.surefire.booter.ForkedBooter.runSuitesInProcess(ForkedBooter.java:345)</text:p>
            <text:p>unit-tests run unit test 'OTHER' 2021-06-22T21:35:30.3051251Z  at org.apache.maven.surefire.booter.ForkedBooter.execute(ForkedBooter.java:126)</text:p>
            <text:p>unit-tests run unit test 'OTHER' 2021-06-22T21:35:30.3058751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46"/>
          <table:table-cell table:style-name="ce57" table:number-columns-repeated="2"/>
          <table:table-cell table:style-name="ce66" table:number-columns-repeated="2"/>
          <table:table-cell table:style-name="ce64"/>
          <table:table-cell table:style-name="ce77"/>
          <table:table-cell table:style-name="ce64"/>
          <table:table-cell table:style-name="ce159"/>
          <table:table-cell table:style-name="ce64" table:number-columns-repeated="55"/>
          <table:table-cell table:style-name="ce133" table:number-columns-repeated="960"/>
        </table:table-row>
        <table:table-row table:style-name="ro17">
          <table:table-cell table:style-name="ce46" office:value-type="float" office:value="11" calcext:value-type="float">
            <text:p>11</text:p>
          </table:table-cell>
          <table:table-cell table:style-name="ce57" office:value-type="string" calcext:value-type="string">
            <text:p>org.apache.pulsar.client.impl.schema.KeyValueSchemaTest</text:p>
          </table:table-cell>
          <table:table-cell table:style-name="ce64" office:value-type="string" calcext:value-type="string">
            <text:p>testKeyValueSchemaSeparatedEncoding</text:p>
          </table:table-cell>
          <table:table-cell table:style-name="ce66" office:value-type="string" calcext:value-type="string">
            <text:p>FAILURE</text:p>
          </table:table-cell>
          <table:table-cell table:style-name="ce66"/>
          <table:table-cell table:style-name="ce130" office:value-type="string" calcext:value-type="string">
            <text:p>https://github.com/apache/pulsar/issues/11054</text:p>
          </table:table-cell>
          <table:table-cell table:style-name="ce77" office:value-type="string" calcext:value-type="string">
            <text:p>NullPointerException</text:p>
          </table:table-cell>
          <table:table-cell table:style-name="ce71" office:value-type="string" calcext:value-type="string">
            <text:p><text:a xlink:href="https://drive.google.com/file/d/1ldIJnfU5kTGZ3MdeS_e0de4Xu4f72Gyh/view?usp=sharing" xlink:type="simple">https://drive.google.com/file/d/1ldIJnfU5kTGZ3MdeS_e0de4Xu4f72Gyh/view?usp=sharing</text:a></text:p>
          </table:table-cell>
          <table:table-cell table:style-name="ce132" office:value-type="string" calcext:value-type="string">
            <text:p>[ERROR] testKeyValueSchemaSeparatedEncoding(org.apache.pulsar.client.impl.schema.KeyValueSchemaTest)  Time elapsed: 0.007 s  &lt;&lt;&lt; FAILURE!</text:p>
            <text:p>unit-tests run unit test 'OTHER' 2021-06-26T09:09:32.3855269Z java.lang.NullPointerException</text:p>
            <text:p>unit-tests run unit test 'OTHER' 2021-06-26T09:09:32.3857009Z  at org.apache.pulsar.client.impl.schema.AutoConsumeSchema.getSchema(AutoConsumeSchema.java:184)</text:p>
            <text:p>unit-tests run unit test 'OTHER' 2021-06-26T09:09:32.3860458Z  at org.apache.pulsar.client.impl.schema.KeyValueSchemaTest.testKeyValueSchemaSeparatedEncoding(KeyValueSchemaTest.java:402)</text:p>
            <text:p>unit-tests run unit test 'OTHER' 2021-06-26T09:09:32.3872652Z  at java.base/jdk.internal.reflect.NativeMethodAccessorImpl.invoke0(Native Method)</text:p>
            <text:p>unit-tests run unit test 'OTHER' 2021-06-26T09:09:32.3874696Z  at java.base/jdk.internal.reflect.NativeMethodAccessorImpl.invoke(NativeMethodAccessorImpl.java:62)</text:p>
            <text:p>unit-tests run unit test 'OTHER' 2021-06-26T09:09:32.3877059Z  at java.base/jdk.internal.reflect.DelegatingMethodAccessorImpl.invoke(DelegatingMethodAccessorImpl.java:43)</text:p>
            <text:p>unit-tests run unit test 'OTHER' 2021-06-26T09:09:32.3878960Z  at java.base/java.lang.reflect.Method.invoke(Method.java:566)</text:p>
            <text:p>unit-tests run unit test 'OTHER' 2021-06-26T09:09:32.3880568Z  at org.testng.internal.MethodInvocationHelper.invokeMethod(MethodInvocationHelper.java:132)</text:p>
            <text:p>unit-tests run unit test 'OTHER' 2021-06-26T09:09:32.3882548Z  at org.testng.internal.InvokeMethodRunnable.runOne(InvokeMethodRunnable.java:45)</text:p>
            <text:p>unit-tests run unit test 'OTHER' 2021-06-26T09:09:32.3884272Z  at org.testng.internal.InvokeMethodRunnable.call(InvokeMethodRunnable.java:73)</text:p>
            <text:p>unit-tests run unit test 'OTHER' 2021-06-26T09:09:32.3885976Z  at org.testng.internal.InvokeMethodRunnable.call(InvokeMethodRunnable.java:11)</text:p>
            <text:p>unit-tests run unit test 'OTHER' 2021-06-26T09:09:32.3887588Z  at java.base/java.util.concurrent.FutureTask.run(FutureTask.java:264)</text:p>
            <text:p>unit-tests run unit test 'OTHER' 2021-06-26T09:09:32.3889094Z  at java.base/java.util.concurrent.ThreadPoolExecutor.runWorker(ThreadPoolExecutor.java:1128)</text:p>
            <text:p>unit-tests run unit test 'OTHER' 2021-06-26T09:09:32.3890822Z  at java.base/java.util.concurrent.ThreadPoolExecutor$Worker.run(ThreadPoolExecutor.java:628)</text:p>
            <text:p>unit-tests run unit test 'OTHER' 2021-06-26T09:09:32.3891969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137"/>
          <table:table-cell table:style-name="ce64"/>
          <table:table-cell table:style-name="ce132"/>
          <table:table-cell table:style-name="ce64" table:number-columns-repeated="55"/>
          <table:table-cell table:style-name="ce133" table:number-columns-repeated="960"/>
        </table:table-row>
        <table:table-row table:style-name="ro9">
          <table:table-cell table:style-name="ce46" office:value-type="float" office:value="12" calcext:value-type="float">
            <text:p>12</text:p>
          </table:table-cell>
          <table:table-cell table:style-name="ce57" office:value-type="string" calcext:value-type="string">
            <text:p>org.apache.pulsar.client.impl.schema.SchemaInfoTest</text:p>
          </table:table-cell>
          <table:table-cell table:style-name="ce57" office:value-type="string" calcext:value-type="string">
            <text:p>testSchemaInfoToString</text:p>
          </table:table-cell>
          <table:table-cell table:style-name="ce66" office:value-type="string" calcext:value-type="string">
            <text:p>FAILURE</text:p>
          </table:table-cell>
          <table:table-cell table:style-name="ce66"/>
          <table:table-cell table:style-name="ce64" office:value-type="string" calcext:value-type="string">
            <text:p>https://github.com/apache/pulsar/pull/5445</text:p>
          </table:table-cell>
          <table:table-cell table:style-name="ce77" office:value-type="string" calcext:value-type="string">
            <text:p>NullPointerException</text:p>
          </table:table-cell>
          <table:table-cell table:style-name="ce64" office:value-type="string" calcext:value-type="string">
            <text:p>https://drive.google.com/file/d/1c3TNag4qFob8rB5VDYA-xKvmkE07dLPV/view?usp=sharing</text:p>
          </table:table-cell>
          <table:table-cell table:style-name="ce132" office:value-type="string" calcext:value-type="string">
            <text:p>[ERROR] testSchemaInfoToString(org.apache.pulsar.client.impl.schema.SchemaInfoTest)  Time elapsed: 0.011 s  &lt;&lt;&lt; FAILURE!</text:p>
            <text:p>unit-tests run unit test 'OTHER' 2021-06-26T09:09:19.7933332Z java.lang.NullPointerException</text:p>
            <text:p>unit-tests run unit test 'OTHER' 2021-06-26T09:09:19.7937926Z  at org.apache.pulsar.client.impl.schema.SchemaInfoTest.testSchemaInfoToString(SchemaInfoTest.java:285)</text:p>
            <text:p>unit-tests run unit test 'OTHER' 2021-06-26T09:09:19.7940964Z  at java.base/jdk.internal.reflect.NativeMethodAccessorImpl.invoke0(Native Method)</text:p>
            <text:p>unit-tests run unit test 'OTHER' 2021-06-26T09:09:19.7943709Z  at java.base/jdk.internal.reflect.NativeMethodAccessorImpl.invoke(NativeMethodAccessorImpl.java:62)</text:p>
            <text:p>unit-tests run unit test 'OTHER' 2021-06-26T09:09:19.7947014Z  at java.base/jdk.internal.reflect.DelegatingMethodAccessorImpl.invoke(DelegatingMethodAccessorImpl.java:43)</text:p>
            <text:p>unit-tests run unit test 'OTHER' 2021-06-26T09:09:19.7951099Z  at java.base/java.lang.reflect.Method.invoke(Method.java:566)</text:p>
            <text:p>unit-tests run unit test 'OTHER' 2021-06-26T09:09:19.7954310Z  at org.testng.internal.MethodInvocationHelper.invokeMethod(MethodInvocationHelper.java:132)</text:p>
            <text:p>unit-tests run unit test 'OTHER' 2021-06-26T09:09:19.7960565Z  at org.testng.internal.InvokeMethodRunnable.runOne(InvokeMethodRunnable.java:45)</text:p>
            <text:p>unit-tests run unit test 'OTHER' 2021-06-26T09:09:19.7962503Z  at org.testng.internal.InvokeMethodRunnable.call(InvokeMethodRunnable.java:73)</text:p>
            <text:p>unit-tests run unit test 'OTHER' 2021-06-26T09:09:19.7964695Z  at org.testng.internal.InvokeMethodRunnable.call(InvokeMethodRunnable.java:11)</text:p>
            <text:p>unit-tests run unit test 'OTHER' 2021-06-26T09:09:19.7966263Z  at java.base/java.util.concurrent.FutureTask.run(FutureTask.java:264)</text:p>
            <text:p>unit-tests run unit test 'OTHER' 2021-06-26T09:09:19.7968308Z  at java.base/java.util.concurrent.ThreadPoolExecutor.runWorker(ThreadPoolExecutor.java:1128)</text:p>
            <text:p>unit-tests run unit test 'OTHER' 2021-06-26T09:09:19.7970227Z  at java.base/java.util.concurrent.ThreadPoolExecutor$Worker.run(ThreadPoolExecutor.java:628)</text:p>
            <text:p>unit-tests run unit test 'OTHER' 2021-06-26T09:09:19.7971473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4">
          <table:table-cell table:style-name="ce46" office:value-type="float" office:value="13" calcext:value-type="float">
            <text:p>13</text:p>
          </table:table-cell>
          <table:table-cell table:style-name="ce57" office:value-type="string" calcext:value-type="string">
            <text:p>org.apache.pulsar.client.impl.schema.KeyValueSchemaInfoTest</text:p>
          </table:table-cell>
          <table:table-cell table:style-name="ce57" office:value-type="string" calcext:value-type="string">
            <text:p>encodeDecodeNestedKeyValueSchemaInfo</text:p>
          </table:table-cell>
          <table:table-cell table:style-name="ce66" office:value-type="string" calcext:value-type="string">
            <text:p>FAILURE</text:p>
          </table:table-cell>
          <table:table-cell table:style-name="ce66"/>
          <table:table-cell table:style-name="ce64" office:value-type="string" calcext:value-type="string">
            <text:p>https://github.com/apache/pulsar/issues/11031</text:p>
          </table:table-cell>
          <table:table-cell table:style-name="ce77" office:value-type="string" calcext:value-type="string">
            <text:p>NullPointerException</text:p>
          </table:table-cell>
          <table:table-cell table:style-name="ce71" office:value-type="string" calcext:value-type="string">
            <text:p><text:a xlink:href="https://drive.google.com/file/d/1c3TNag4qFob8rB5VDYA-xKvmkE07dLPV/view?usp=sharing" xlink:type="simple">https://drive.google.com/file/d/1c3TNag4qFob8rB5VDYA-xKvmkE07dLPV/view?usp=sharing</text:a></text:p>
          </table:table-cell>
          <table:table-cell table:style-name="ce132" office:value-type="string" calcext:value-type="string">
            <text:p>[ERROR] encodeDecodeNestedKeyValueSchemaInfo(org.apache.pulsar.client.impl.schema.KeyValueSchemaInfoTest)  Time elapsed: 0.003 s  &lt;&lt;&lt; FAILURE!</text:p>
            <text:p>unit-tests run unit test 'OTHER' 2021-06-26T09:09:20.5503566Z java.lang.NullPointerException</text:p>
            <text:p>unit-tests run unit test 'OTHER' 2021-06-26T09:09:20.5509920Z  at org.apache.pulsar.client.impl.schema.KeyValueSchemaInfo.decodeKeyValueEncodingType(KeyValueSchemaInfo.java:73)</text:p>
            <text:p>unit-tests run unit test 'OTHER' 2021-06-26T09:09:20.5517224Z  at java.base/jdk.internal.reflect.NativeMethodAccessorImpl.invoke0(Native Method)</text:p>
            <text:p>unit-tests run unit test 'OTHER' 2021-06-26T09:09:20.5519502Z  at java.base/jdk.internal.reflect.NativeMethodAccessorImpl.invoke(NativeMethodAccessorImpl.java:62)</text:p>
            <text:p>unit-tests run unit test 'OTHER' 2021-06-26T09:09:20.5529396Z  at java.base/jdk.internal.reflect.DelegatingMethodAccessorImpl.invoke(DelegatingMethodAccessorImpl.java:43)</text:p>
            <text:p>unit-tests run unit test 'OTHER' 2021-06-26T09:09:20.5531386Z  at java.base/java.lang.reflect.Method.invoke(Method.java:566)</text:p>
            <text:p>unit-tests run unit test 'OTHER' 2021-06-26T09:09:20.5533503Z  at org.apache.pulsar.client.internal.DefaultImplementation.lambda$decodeKeyValueEncodingType$43(DefaultImplementation.java:371)</text:p>
            <text:p>unit-tests run unit test 'OTHER' 2021-06-26T09:09:20.5536454Z  at org.apache.pulsar.client.internal.ReflectionUtils.catchExceptions(ReflectionUtils.java:34)</text:p>
            <text:p>unit-tests run unit test 'OTHER' 2021-06-26T09:09:20.5550807Z  at org.apache.pulsar.client.internal.DefaultImplementation.decodeKeyValueEncodingType(DefaultImplementation.java:368)</text:p>
            <text:p>unit-tests run unit test 'OTHER' 2021-06-26T09:09:20.5555544Z  at org.apache.pulsar.client.impl.schema.KeyValueSchemaInfoTest.encodeDecodeNestedKeyValueSchemaInfo(KeyValueSchemaInfoTest.java:141)</text:p>
            <text:p>unit-tests run unit test 'OTHER' 2021-06-26T09:09:20.5559495Z  at java.base/jdk.internal.reflect.NativeMethodAccessorImpl.invoke0(Native Method)</text:p>
            <text:p>unit-tests run unit test 'OTHER' 2021-06-26T09:09:20.5561752Z  at java.base/jdk.internal.reflect.NativeMethodAccessorImpl.invoke(NativeMethodAccessorImpl.java:62)</text:p>
            <text:p>unit-tests run unit test 'OTHER' 2021-06-26T09:09:20.5564338Z  at java.base/jdk.internal.reflect.DelegatingMethodAccessorImpl.invoke(DelegatingMethodAccessorImpl.java:43)</text:p>
            <text:p>unit-tests run unit test 'OTHER' 2021-06-26T09:09:20.5566247Z  at java.base/java.lang.reflect.Method.invoke(Method.java:566)</text:p>
            <text:p>unit-tests run unit test 'OTHER' 2021-06-26T09:09:20.5567997Z  at org.testng.internal.MethodInvocationHelper.invokeMethod(MethodInvocationHelper.java:132)</text:p>
            <text:p>unit-tests run unit test 'OTHER' 2021-06-26T09:09:20.5605154Z  at org.testng.internal.InvokeMethodRunnable.runOne(InvokeMethodRunnable.java:45)</text:p>
            <text:p>unit-tests run unit test 'OTHER' 2021-06-26T09:09:20.5607193Z  at org.testng.internal.InvokeMethodRunnable.call(InvokeMethodRunnable.java:73)</text:p>
            <text:p>unit-tests run unit test 'OTHER' 2021-06-26T09:09:20.5609065Z  at org.testng.internal.InvokeMethodRunnable.call(InvokeMethodRunnable.java:11)</text:p>
            <text:p>unit-tests run unit test 'OTHER' 2021-06-26T09:09:20.5610642Z  at java.base/java.util.concurrent.FutureTask.run(FutureTask.java:264)</text:p>
            <text:p>unit-tests run unit test 'OTHER' 2021-06-26T09:09:20.5613031Z  at java.base/java.util.concurrent.ThreadPoolExecutor.runWorker(ThreadPoolExecutor.java:1128)</text:p>
            <text:p>unit-tests run unit test 'OTHER' 2021-06-26T09:09:20.5614998Z  at java.base/java.util.concurrent.ThreadPoolExecutor$Worker.run(ThreadPoolExecutor.java:628)</text:p>
            <text:p>unit-tests run unit test 'OTHER' 2021-06-26T09:09:20.5616298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7">
          <table:table-cell table:style-name="ce46" office:value-type="float" office:value="14" calcext:value-type="float">
            <text:p>14</text:p>
          </table:table-cell>
          <table:table-cell table:style-name="ce57" office:value-type="string" calcext:value-type="string">
            <text:p>org.apache.pulsar.client.impl.schema.KeyValueSchemaInfoTest</text:p>
          </table:table-cell>
          <table:table-cell table:style-name="ce57" office:value-type="string" calcext:value-type="string">
            <text:p>testKeyValueSchemaInfoToString</text:p>
          </table:table-cell>
          <table:table-cell table:style-name="ce66" office:value-type="string" calcext:value-type="string">
            <text:p>FAILURE</text:p>
          </table:table-cell>
          <table:table-cell table:style-name="ce66"/>
          <table:table-cell table:style-name="ce135" office:value-type="string" calcext:value-type="string">
            <text:p>https://github.com/apache/pulsar/issues?q=testKeyValueSchemaInfoToString</text:p>
          </table:table-cell>
          <table:table-cell table:style-name="ce77" office:value-type="string" calcext:value-type="string">
            <text:p>NullPointerException</text:p>
          </table:table-cell>
          <table:table-cell table:style-name="ce64" office:value-type="string" calcext:value-type="string">
            <text:p>https://drive.google.com/file/d/1c3TNag4qFob8rB5VDYA-xKvmkE07dLPV/view?usp=sharing</text:p>
          </table:table-cell>
          <table:table-cell table:style-name="ce132" office:value-type="string" calcext:value-type="string">
            <text:p>[ERROR] testKeyValueSchemaInfoToString(org.apache.pulsar.client.impl.schema.KeyValueSchemaInfoTest)  Time elapsed: 0.001 s  &lt;&lt;&lt; FAILURE!</text:p>
            <text:p>unit-tests run unit test 'OTHER' 2021-06-26T09:09:20.5778478Z java.lang.NullPointerException</text:p>
            <text:p>unit-tests run unit test 'OTHER' 2021-06-26T09:09:20.5780793Z  at org.apache.pulsar.client.impl.schema.KeyValueSchemaInfo.decodeKeyValueSchemaInfo(KeyValueSchemaInfo.java:199)</text:p>
            <text:p>unit-tests run unit test 'OTHER' 2021-06-26T09:09:20.5791113Z  at org.apache.pulsar.client.impl.schema.KeyValueSchemaInfoTest.testKeyValueSchemaInfoToString(KeyValueSchemaInfoTest.java:216)</text:p>
            <text:p>unit-tests run unit test 'OTHER' 2021-06-26T09:09:20.5795107Z  at java.base/jdk.internal.reflect.NativeMethodAccessorImpl.invoke0(Native Method)</text:p>
            <text:p>unit-tests run unit test 'OTHER' 2021-06-26T09:09:20.5797340Z  at java.base/jdk.internal.reflect.NativeMethodAccessorImpl.invoke(NativeMethodAccessorImpl.java:62)</text:p>
            <text:p>unit-tests run unit test 'OTHER' 2021-06-26T09:09:20.5799932Z  at java.base/jdk.internal.reflect.DelegatingMethodAccessorImpl.invoke(DelegatingMethodAccessorImpl.java:43)</text:p>
            <text:p>unit-tests run unit test 'OTHER' 2021-06-26T09:09:20.5802184Z  at java.base/java.lang.reflect.Method.invoke(Method.java:566)</text:p>
            <text:p>unit-tests run unit test 'OTHER' 2021-06-26T09:09:20.5804234Z  at org.testng.internal.MethodInvocationHelper.invokeMethod(MethodInvocationHelper.java:132)</text:p>
            <text:p>unit-tests run unit test 'OTHER' 2021-06-26T09:09:20.5806480Z  at org.testng.internal.InvokeMethodRunnable.runOne(InvokeMethodRunnable.java:45)</text:p>
            <text:p>unit-tests run unit test 'OTHER' 2021-06-26T09:09:20.5808388Z  at org.testng.internal.InvokeMethodRunnable.call(InvokeMethodRunnable.java:73)</text:p>
            <text:p>unit-tests run unit test 'OTHER' 2021-06-26T09:09:20.5810241Z  at org.testng.internal.InvokeMethodRunnable.call(InvokeMethodRunnable.java:11)</text:p>
            <text:p>unit-tests run unit test 'OTHER' 2021-06-26T09:09:20.5812055Z  at java.base/java.util.concurrent.FutureTask.run(FutureTask.java:264)</text:p>
            <text:p>unit-tests run unit test 'OTHER' 2021-06-26T09:09:20.5813742Z  at java.base/java.util.concurrent.ThreadPoolExecutor.runWorker(ThreadPoolExecutor.java:1128)</text:p>
            <text:p>unit-tests run unit test 'OTHER' 2021-06-26T09:09:20.5815955Z  at java.base/java.util.concurrent.ThreadPoolExecutor$Worker.run(ThreadPoolExecutor.java:628)</text:p>
            <text:p>unit-tests run unit test 'OTHER' 2021-06-26T09:09:20.5817243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7">
          <table:table-cell table:style-name="ce46" office:value-type="float" office:value="15" calcext:value-type="float">
            <text:p>15</text:p>
          </table:table-cell>
          <table:table-cell table:style-name="ce58" office:value-type="string" calcext:value-type="string">
            <text:p>org.apache.pulsar.discovery.service.DiscoveryServiceTest</text:p>
          </table:table-cell>
          <table:table-cell table:style-name="ce58" office:value-type="string" calcext:value-type="string">
            <text:p>testClientServerConnectionTls</text:p>
          </table:table-cell>
          <table:table-cell table:style-name="ce66" office:value-type="string" calcext:value-type="string">
            <text:p>FAILURE</text:p>
          </table:table-cell>
          <table:table-cell table:style-name="ce46"/>
          <table:table-cell table:style-name="ce64" office:value-type="string" calcext:value-type="string">
            <text:p>https://github.com/apache/pulsar/issues/1081</text:p>
          </table:table-cell>
          <table:table-cell table:style-name="ce77" office:value-type="string" calcext:value-type="string">
            <text:p>ConditionTimeoutException, Condition with lambda expression in org.apache.pulsar.discovery.service.DiscoveryServiceTest was not fulfilled within 10 seconds.</text:p>
          </table:table-cell>
          <table:table-cell table:style-name="ce77" office:value-type="string" calcext:value-type="string">
            <text:p>https://drive.google.com/file/d/1jxnu8oRRuMzdsEi1c-toEFYzNA3F8Tst/view?usp=sharing</text:p>
          </table:table-cell>
          <table:table-cell table:style-name="ce132" office:value-type="string" calcext:value-type="string">
            <text:p>[ERROR] testClientServerConnectionTls(org.apache.pulsar.discovery.service.DiscoveryServiceTest)  Time elapsed: 10.085 s  &lt;&lt;&lt; FAILURE!</text:p>
            <text:p>unit-tests run unit test 'OTHER' 2021-06-22T20:32:31.6547997Z org.awaitility.core.ConditionTimeoutException: Condition with lambda expression in org.apache.pulsar.discovery.service.DiscoveryServiceTest was not fulfilled within 10 seconds.</text:p>
            <text:p>unit-tests run unit test 'OTHER' 2021-06-22T20:32:31.6550462Z  at org.awaitility.core.ConditionAwaiter.await(ConditionAwaiter.java:165)</text:p>
            <text:p>unit-tests run unit test 'OTHER' 2021-06-22T20:32:31.6552114Z  at org.awaitility.core.CallableCondition.await(CallableCondition.java:78)</text:p>
            <text:p>unit-tests run unit test 'OTHER' 2021-06-22T20:32:31.6553756Z  at org.awaitility.core.CallableCondition.await(CallableCondition.java:26)</text:p>
            <text:p>unit-tests run unit test 'OTHER' 2021-06-22T20:32:31.6555379Z  at org.awaitility.core.ConditionFactory.until(ConditionFactory.java:895)</text:p>
            <text:p>unit-tests run unit test 'OTHER' 2021-06-22T20:32:31.6556988Z  at org.awaitility.core.ConditionFactory.until(ConditionFactory.java:864)</text:p>
            <text:p>unit-tests run unit test 'OTHER' 2021-06-22T20:32:31.6559289Z  at org.apache.pulsar.discovery.service.DiscoveryServiceTest.addBrokerToZk(DiscoveryServiceTest.java:234)</text:p>
            <text:p>unit-tests run unit test 'OTHER' 2021-06-22T20:32:31.6564025Z  at org.apache.pulsar.discovery.service.DiscoveryServiceTest.testClientServerConnectionTls(DiscoveryServiceTest.java:134)</text:p>
            <text:p>unit-tests run unit test 'OTHER' 2021-06-22T20:32:31.6567039Z  at java.base/jdk.internal.reflect.NativeMethodAccessorImpl.invoke0(Native Method)</text:p>
            <text:p>unit-tests run unit test 'OTHER' 2021-06-22T20:32:31.6569156Z  at java.base/jdk.internal.reflect.NativeMethodAccessorImpl.invoke(NativeMethodAccessorImpl.java:62)</text:p>
            <text:p>unit-tests run unit test 'OTHER' 2021-06-22T20:32:31.6571672Z  at java.base/jdk.internal.reflect.DelegatingMethodAccessorImpl.invoke(DelegatingMethodAccessorImpl.java:43)</text:p>
            <text:p>unit-tests run unit test 'OTHER' 2021-06-22T20:32:31.6573480Z  at java.base/java.lang.reflect.Method.invoke(Method.java:566)</text:p>
            <text:p>unit-tests run unit test 'OTHER' 2021-06-22T20:32:31.6575249Z  at org.testng.internal.MethodInvocationHelper.invokeMethod(MethodInvocationHelper.java:132)</text:p>
            <text:p>unit-tests run unit test 'OTHER' 2021-06-22T20:32:31.6577304Z  at org.testng.internal.InvokeMethodRunnable.runOne(InvokeMethodRunnable.java:45)</text:p>
            <text:p>unit-tests run unit test 'OTHER' 2021-06-22T20:32:31.6579088Z  at org.testng.internal.InvokeMethodRunnable.call(InvokeMethodRunnable.java:73)</text:p>
            <text:p>unit-tests run unit test 'OTHER' 2021-06-22T20:32:31.6585989Z  at org.testng.internal.InvokeMethodRunnable.call(InvokeMethodRunnable.java:11)</text:p>
            <text:p>unit-tests run unit test 'OTHER' 2021-06-22T20:32:31.6587628Z  at java.base/java.util.concurrent.FutureTask.run(FutureTask.java:264)</text:p>
            <text:p>unit-tests run unit test 'OTHER' 2021-06-22T20:32:31.6589479Z  at java.base/java.util.concurrent.ThreadPoolExecutor.runWorker(ThreadPoolExecutor.java:1128)</text:p>
            <text:p>unit-tests run unit test 'OTHER' 2021-06-22T20:32:31.6591487Z  at java.base/java.util.concurrent.ThreadPoolExecutor$Worker.run(ThreadPoolExecutor.java:628)</text:p>
            <text:p>unit-tests run unit test 'OTHER' 2021-06-22T20:32:31.6592712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2"/>
          <table:table-cell table:style-name="ce66" table:number-columns-repeated="2"/>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7">
          <table:table-cell table:style-name="ce46" office:value-type="float" office:value="16" calcext:value-type="float">
            <text:p>16</text:p>
          </table:table-cell>
          <table:table-cell table:style-name="ce58" office:value-type="string" calcext:value-type="string">
            <text:p>org.apache.pulsar.common.util.RateLimiterTest</text:p>
          </table:table-cell>
          <table:table-cell table:style-name="ce58" office:value-type="string" calcext:value-type="string">
            <text:p>testDispatchRate</text:p>
          </table:table-cell>
          <table:table-cell table:style-name="ce66" office:value-type="string" calcext:value-type="string">
            <text:p>FAILURE</text:p>
          </table:table-cell>
          <table:table-cell table:style-name="ce46"/>
          <table:table-cell table:style-name="ce64" office:value-type="string" calcext:value-type="string">
            <text:p>https://github.com/apache/pulsar/pull/8611</text:p>
          </table:table-cell>
          <table:table-cell table:style-name="ce77" office:value-type="string" calcext:value-type="string">
            <text:p>AssertionError: expected [true] but found [false]</text:p>
          </table:table-cell>
          <table:table-cell table:style-name="ce64" office:value-type="string" calcext:value-type="string">
            <text:p>https://drive.google.com/file/d/165WYwuBpA-_HODgoY7aY650Hf92qHiqt/view?usp=sharing</text:p>
          </table:table-cell>
          <table:table-cell table:style-name="ce132" office:value-type="string" calcext:value-type="string">
            <text:p>[ERROR] testDispatchRate(org.apache.pulsar.common.util.RateLimiterTest)  Time elapsed: 3.048 s  &lt;&lt;&lt; FAILURE!</text:p>
            <text:p>unit-tests run unit test 'OTHER' 2021-06-22T22:59:53.1851289Z java.lang.AssertionError: expected [true] but found [false]</text:p>
            <text:p>unit-tests run unit test 'OTHER' 2021-06-22T22:59:53.1855795Z  at org.testng.Assert.fail(Assert.java:99)</text:p>
            <text:p>unit-tests run unit test 'OTHER' 2021-06-22T22:59:53.1860542Z  at org.testng.Assert.failNotEquals(Assert.java:1037)</text:p>
            <text:p>unit-tests run unit test 'OTHER' 2021-06-22T22:59:53.1865442Z  at org.testng.Assert.assertEqualsImpl(Assert.java:140)</text:p>
            <text:p>unit-tests run unit test 'OTHER' 2021-06-22T22:59:53.1870245Z  at org.testng.Assert.assertEquals(Assert.java:122)</text:p>
            <text:p>unit-tests run unit test 'OTHER' 2021-06-22T22:59:53.1874741Z  at org.testng.Assert.assertEquals(Assert.java:819)</text:p>
            <text:p>unit-tests run unit test 'OTHER' 2021-06-22T22:59:53.1879233Z  at org.testng.Assert.assertEquals(Assert.java:829)</text:p>
            <text:p>unit-tests run unit test 'OTHER' 2021-06-22T22:59:53.1895857Z  at org.apache.pulsar.common.util.RateLimiterTest.testDispatchRate(RateLimiterTest.java:183)</text:p>
            <text:p>unit-tests run unit test 'OTHER' 2021-06-22T22:59:53.2252044Z  at java.base/jdk.internal.reflect.NativeMethodAccessorImpl.invoke0(Native Method)</text:p>
            <text:p>unit-tests run unit test 'OTHER' 2021-06-22T22:59:53.2260694Z  at java.base/jdk.internal.reflect.NativeMethodAccessorImpl.invoke(NativeMethodAccessorImpl.java:62)</text:p>
            <text:p>unit-tests run unit test 'OTHER' 2021-06-22T22:59:53.2270483Z  at java.base/jdk.internal.reflect.DelegatingMethodAccessorImpl.invoke(DelegatingMethodAccessorImpl.java:43)</text:p>
            <text:p>unit-tests run unit test 'OTHER' 2021-06-22T22:59:53.2331894Z  at java.base/java.lang.reflect.Method.invoke(Method.java:566)</text:p>
            <text:p>unit-tests run unit test 'OTHER' 2021-06-22T22:59:53.2340110Z  at org.testng.internal.MethodInvocationHelper.invokeMethod(MethodInvocationHelper.java:132)</text:p>
            <text:p>unit-tests run unit test 'OTHER' 2021-06-22T22:59:53.2347959Z  at org.testng.internal.InvokeMethodRunnable.runOne(InvokeMethodRunnable.java:45)</text:p>
            <text:p>unit-tests run unit test 'OTHER' 2021-06-22T22:59:53.2411925Z  at org.testng.internal.InvokeMethodRunnable.call(InvokeMethodRunnable.java:73)</text:p>
            <text:p>unit-tests run unit test 'OTHER' 2021-06-22T22:59:53.2419563Z  at org.testng.internal.InvokeMethodRunnable.call(InvokeMethodRunnable.java:11)</text:p>
            <text:p>unit-tests run unit test 'OTHER' 2021-06-22T22:59:53.2426288Z  at java.base/java.util.concurrent.FutureTask.run(FutureTask.java:264)</text:p>
            <text:p>unit-tests run unit test 'OTHER' 2021-06-22T22:59:53.2541524Z  at java.base/java.util.concurrent.ThreadPoolExecutor.runWorker(ThreadPoolExecutor.java:1128)</text:p>
            <text:p>unit-tests run unit test 'OTHER' 2021-06-22T22:59:53.2549921Z  at java.base/java.util.concurrent.ThreadPoolExecutor$Worker.run(ThreadPoolExecutor.java:628)</text:p>
            <text:p>unit-tests run unit test 'OTHER' 2021-06-22T22:59:53.2593186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58" table:number-columns-repeated="2"/>
          <table:table-cell table:style-name="ce66"/>
          <table:table-cell table:style-name="ce46"/>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19">
          <table:table-cell table:style-name="ce50" office:value-type="float" office:value="17" calcext:value-type="float">
            <text:p>17</text:p>
          </table:table-cell>
          <table:table-cell table:style-name="ce134" office:value-type="string" calcext:value-type="string">
            <text:p>org.apache.pulsar.metadata.LeaderElectionTest</text:p>
          </table:table-cell>
          <table:table-cell table:style-name="ce134" office:value-type="string" calcext:value-type="string">
            <text:p>revalidateLeaderWithinSameSession</text:p>
          </table:table-cell>
          <table:table-cell table:number-columns-repeated="2" table:style-name="ce103" office:value-type="string" calcext:value-type="string">
            <text:p>FAILURE</text:p>
          </table:table-cell>
          <table:table-cell table:style-name="ce109"/>
          <table:table-cell table:style-name="ce110" office:value-type="string" calcext:value-type="string">
            <text:p>AssertionError: expected [Optional[test-2]] but found [Optional.empty]</text:p>
          </table:table-cell>
          <table:table-cell table:style-name="ce109" office:value-type="string" calcext:value-type="string">
            <text:p>https://drive.google.com/file/d/1OiI8ruKpPImFLbKph4zwLVILisnxVlbk/view?usp=sharing</text:p>
          </table:table-cell>
          <table:table-cell table:style-name="ce158" office:value-type="string" calcext:value-type="string">
            <text:p>[ERROR] revalidateLeaderWithinSameSession(org.apache.pulsar.metadata.LeaderElectionTest)  Time elapsed: 0.014 s  &lt;&lt;&lt; FAILURE!</text:p>
            <text:p>unit-tests run unit test 'OTHER' 2021-06-22T04:53:24.0349230Z java.lang.AssertionError: expected [Optional[test-2]] but found [Optional.empty]</text:p>
            <text:p>unit-tests run unit test 'OTHER' 2021-06-22T04:53:24.0351472Z  at org.testng.Assert.fail(Assert.java:99)</text:p>
            <text:p>unit-tests run unit test 'OTHER' 2021-06-22T04:53:24.0356385Z  at org.testng.Assert.failNotEquals(Assert.java:1037)</text:p>
            <text:p>unit-tests run unit test 'OTHER' 2021-06-22T04:53:24.0359986Z  at org.testng.Assert.assertEqualsImpl(Assert.java:140)</text:p>
            <text:p>unit-tests run unit test 'OTHER' 2021-06-22T04:53:24.0363493Z  at org.testng.Assert.assertEquals(Assert.java:122)</text:p>
            <text:p>unit-tests run unit test 'OTHER' 2021-06-22T04:53:24.0367283Z  at org.testng.Assert.assertEquals(Assert.java:617)</text:p>
            <text:p>unit-tests run unit test 'OTHER' 2021-06-22T04:53:24.0378281Z  at org.apache.pulsar.metadata.LeaderElectionTest.revalidateLeaderWithinSameSession(LeaderElectionTest.java:208)</text:p>
            <text:p>unit-tests run unit test 'OTHER' 2021-06-22T04:53:24.0382634Z  at java.base/jdk.internal.reflect.NativeMethodAccessorImpl.invoke0(Native Method)</text:p>
            <text:p>unit-tests run unit test 'OTHER' 2021-06-22T04:53:24.0389702Z  at java.base/jdk.internal.reflect.NativeMethodAccessorImpl.invoke(NativeMethodAccessorImpl.java:62)</text:p>
            <text:p>unit-tests run unit test 'OTHER' 2021-06-22T04:53:24.0396906Z  at java.base/jdk.internal.reflect.DelegatingMethodAccessorImpl.invoke(DelegatingMethodAccessorImpl.java:43)</text:p>
            <text:p>unit-tests run unit test 'OTHER' 2021-06-22T04:53:24.0400375Z  at java.base/java.lang.reflect.Method.invoke(Method.java:566)</text:p>
            <text:p>unit-tests run unit test 'OTHER' 2021-06-22T04:53:24.0407918Z  at org.testng.internal.MethodInvocationHelper.invokeMethod(MethodInvocationHelper.java:132)</text:p>
            <text:p>unit-tests run unit test 'OTHER' 2021-06-22T04:53:24.0424377Z  at org.testng.internal.InvokeMethodRunnable.runOne(InvokeMethodRunnable.java:45)</text:p>
            <text:p>unit-tests run unit test 'OTHER' 2021-06-22T04:53:24.0439946Z  at org.testng.internal.InvokeMethodRunnable.call(InvokeMethodRunnable.java:73)</text:p>
            <text:p>unit-tests run unit test 'OTHER' 2021-06-22T04:53:24.0442253Z  at org.testng.internal.InvokeMethodRunnable.call(InvokeMethodRunnable.java:11)</text:p>
            <text:p>unit-tests run unit test 'OTHER' 2021-06-22T04:53:24.0444441Z  at java.base/java.util.concurrent.FutureTask.run(FutureTask.java:264)</text:p>
            <text:p>unit-tests run unit test 'OTHER' 2021-06-22T04:53:24.0446268Z  at java.base/java.util.concurrent.ThreadPoolExecutor.runWorker(ThreadPoolExecutor.java:1128)</text:p>
            <text:p>unit-tests run unit test 'OTHER' 2021-06-22T04:53:24.0452356Z  at java.base/java.util.concurrent.ThreadPoolExecutor$Worker.run(ThreadPoolExecutor.java:628)</text:p>
            <text:p>unit-tests run unit test 'OTHER' 2021-06-22T04:53:24.0463921Z  at java.base/java.lang.Thread.run(Thread.java:829)</text:p>
          </table:table-cell>
          <table:table-cell table:style-name="ce109" table:number-columns-repeated="55"/>
          <table:table-cell table:style-name="ce161" table:number-columns-repeated="960"/>
        </table:table-row>
        <table:table-row table:style-name="ro1">
          <table:table-cell table:style-name="ce46"/>
          <table:table-cell table:style-name="ce64" table:number-columns-spanned="2" table:number-rows-spanned="1"/>
          <table:covered-table-cell table:style-name="ce64"/>
          <table:table-cell table:style-name="ce64"/>
          <table:table-cell table:style-name="ce66"/>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6">
          <table:table-cell table:style-name="ce46" office:value-type="float" office:value="18" calcext:value-type="float">
            <text:p>18</text:p>
          </table:table-cell>
          <table:table-cell table:style-name="ce64" office:value-type="string" calcext:value-type="string">
            <text:p>org.apache.pulsar.testclient.TestDefaultMessageFormatter</text:p>
          </table:table-cell>
          <table:table-cell table:style-name="ce64" office:value-type="string" calcext:value-type="string">
            <text:p>testFormatMessage</text:p>
          </table:table-cell>
          <table:table-cell table:style-name="ce66" office:value-type="string" calcext:value-type="string">
            <text:p>FAILURE</text:p>
          </table:table-cell>
          <table:table-cell table:style-name="ce66"/>
          <table:table-cell table:style-name="ce64" office:value-type="string" calcext:value-type="string">
            <text:p>https://github.com/apache/pulsar/issues/10378</text:p>
          </table:table-cell>
          <table:table-cell table:style-name="ce77" office:value-type="string" calcext:value-type="string">
            <text:p>AssertionError: expected [true] but found [false]</text:p>
          </table:table-cell>
          <table:table-cell table:style-name="ce64" office:value-type="string" calcext:value-type="string">
            <text:p>https://drive.google.com/file/d/1OiI8ruKpPImFLbKph4zwLVILisnxVlbk/view?usp=sharing</text:p>
          </table:table-cell>
          <table:table-cell table:style-name="ce132" office:value-type="string" calcext:value-type="string">
            <text:p>[ERROR] testFormatMessage(org.apache.pulsar.testclient.TestDefaultMessageFormatter)  Time elapsed: 0.009 s  &lt;&lt;&lt; FAILURE!</text:p>
            <text:p>unit-tests run unit test 'OTHER' 2021-06-22T05:11:44.8308322Z java.lang.AssertionError: expected [true] but found [false]</text:p>
            <text:p>unit-tests run unit test 'OTHER' 2021-06-22T05:11:44.8309477Z  at org.testng.Assert.fail(Assert.java:99)</text:p>
            <text:p>unit-tests run unit test 'OTHER' 2021-06-22T05:11:44.8310696Z  at org.testng.Assert.failNotEquals(Assert.java:1037)</text:p>
            <text:p>unit-tests run unit test 'OTHER' 2021-06-22T05:11:44.8311917Z  at org.testng.Assert.assertTrue(Assert.java:45)</text:p>
            <text:p>unit-tests run unit test 'OTHER' 2021-06-22T05:11:44.8313148Z  at org.testng.Assert.assertTrue(Assert.java:55)</text:p>
            <text:p>unit-tests run unit test 'OTHER' 2021-06-22T05:11:44.8316665Z  at org.apache.pulsar.testclient.TestDefaultMessageFormatter.testFormatMessage(TestDefaultMessageFormatter.java:68)</text:p>
            <text:p>unit-tests run unit test 'OTHER' 2021-06-22T05:11:44.8319730Z  at java.base/jdk.internal.reflect.NativeMethodAccessorImpl.invoke0(Native Method)</text:p>
            <text:p>unit-tests run unit test 'OTHER' 2021-06-22T05:11:44.8321965Z  at java.base/jdk.internal.reflect.NativeMethodAccessorImpl.invoke(NativeMethodAccessorImpl.java:62)</text:p>
            <text:p>unit-tests run unit test 'OTHER' 2021-06-22T05:11:44.8325305Z  at java.base/jdk.internal.reflect.DelegatingMethodAccessorImpl.invoke(DelegatingMethodAccessorImpl.java:43)</text:p>
            <text:p>unit-tests run unit test 'OTHER' 2021-06-22T05:11:44.8327285Z  at java.base/java.lang.reflect.Method.invoke(Method.java:566)</text:p>
            <text:p>unit-tests run unit test 'OTHER' 2021-06-22T05:11:44.8329062Z  at org.testng.internal.MethodInvocationHelper.invokeMethod(MethodInvocationHelper.java:132)</text:p>
            <text:p>unit-tests run unit test 'OTHER' 2021-06-22T05:11:44.8331252Z  at org.testng.internal.InvokeMethodRunnable.runOne(InvokeMethodRunnable.java:45)</text:p>
            <text:p>unit-tests run unit test 'OTHER' 2021-06-22T05:11:44.8333170Z  at org.testng.internal.InvokeMethodRunnable.call(InvokeMethodRunnable.java:73)</text:p>
            <text:p>unit-tests run unit test 'OTHER' 2021-06-22T05:11:44.8335154Z  at org.testng.internal.InvokeMethodRunnable.call(InvokeMethodRunnable.java:11)</text:p>
            <text:p>unit-tests run unit test 'OTHER' 2021-06-22T05:11:44.8336791Z  at java.base/java.util.concurrent.FutureTask.run(FutureTask.java:264)</text:p>
            <text:p>unit-tests run unit test 'OTHER' 2021-06-22T05:11:44.8338736Z  at java.base/java.util.concurrent.ThreadPoolExecutor.runWorker(ThreadPoolExecutor.java:1128)</text:p>
            <text:p>unit-tests run unit test 'OTHER' 2021-06-22T05:11:44.8340833Z  at java.base/java.util.concurrent.ThreadPoolExecutor$Worker.run(ThreadPoolExecutor.java:628)</text:p>
            <text:p>unit-tests run unit test 'OTHER' 2021-06-22T05:11:44.8342261Z  at java.base/java.lang.Thread.run(Thread.java:829)</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3"/>
          <table:table-cell table:style-name="ce66"/>
          <table:table-cell table:style-name="ce64"/>
          <table:table-cell table:style-name="ce77"/>
          <table:table-cell table:style-name="ce64"/>
          <table:table-cell table:style-name="ce132"/>
          <table:table-cell table:style-name="ce64" table:number-columns-repeated="55"/>
          <table:table-cell table:style-name="ce133" table:number-columns-repeated="960"/>
        </table:table-row>
        <table:table-row table:style-name="ro7">
          <table:table-cell table:style-name="ce46" office:value-type="float" office:value="19" calcext:value-type="float">
            <text:p>19</text:p>
          </table:table-cell>
          <table:table-cell table:style-name="ce64" office:value-type="string" calcext:value-type="string">
            <text:p>org.apache.pulsar.discovery.service.DiscoveryServiceTest</text:p>
          </table:table-cell>
          <table:table-cell table:style-name="ce64" office:value-type="string" calcext:value-type="string">
            <text:p>testClientServerConnection</text:p>
          </table:table-cell>
          <table:table-cell table:style-name="ce66" office:value-type="string" calcext:value-type="string">
            <text:p>FAILURE</text:p>
          </table:table-cell>
          <table:table-cell table:style-name="ce66"/>
          <table:table-cell table:style-name="ce64"/>
          <table:table-cell table:style-name="ce77" office:value-type="string" calcext:value-type="string">
            <text:p>ConditionTimeoutException: Condition with lambda expression in org.apache.pulsar.discovery.service.DiscoveryServiceTest was not fulfilled within 10 seconds.</text:p>
          </table:table-cell>
          <table:table-cell table:style-name="ce64" office:value-type="string" calcext:value-type="string">
            <text:p>https://drive.google.com/file/d/1t8AhskKr57tL0nZNjs2-BhxX74DdZEZC/view?usp=sharing</text:p>
          </table:table-cell>
          <table:table-cell table:style-name="ce132" office:value-type="string" calcext:value-type="string">
            <text:p>[ERROR] testClientServerConnection(org.apache.pulsar.discovery.service.DiscoveryServiceTest)  Time elapsed: 10.089 s  &lt;&lt;&lt; FAILURE!</text:p>
            <text:p>unit-tests run unit test 'OTHER' 2021-06-22T05:31:42.6453787Z org.awaitility.core.ConditionTimeoutException: Condition with lambda expression in org.apache.pulsar.discovery.service.DiscoveryServiceTest was not fulfilled within 10 seconds.</text:p>
            <text:p>unit-tests run unit test 'OTHER' 2021-06-22T05:31:42.6461915Z  at org.awaitility.core.ConditionAwaiter.await(ConditionAwaiter.java:165)</text:p>
            <text:p>unit-tests run unit test 'OTHER' 2021-06-22T05:31:42.6469108Z  at org.awaitility.core.CallableCondition.await(CallableCondition.java:78)</text:p>
            <text:p>unit-tests run unit test 'OTHER' 2021-06-22T05:31:42.6476513Z  at org.awaitility.core.CallableCondition.await(CallableCondition.java:26)</text:p>
            <text:p>unit-tests run unit test 'OTHER' 2021-06-22T05:31:42.6484435Z  at org.awaitility.core.ConditionFactory.until(ConditionFactory.java:895)</text:p>
            <text:p>unit-tests run unit test 'OTHER' 2021-06-22T05:31:42.6500630Z  at org.awaitility.core.ConditionFactory.until(ConditionFactory.java:864)</text:p>
            <text:p>unit-tests run unit test 'OTHER' 2021-06-22T05:31:42.6511538Z  at org.apache.pulsar.discovery.service.DiscoveryServiceTest.addBrokerToZk(DiscoveryServiceTest.java:234)</text:p>
            <text:p>unit-tests run unit test 'OTHER' 2021-06-22T05:31:42.6524255Z  at org.apache.pulsar.discovery.service.DiscoveryServiceTest.testClientServerConnection(DiscoveryServiceTest.java:124)</text:p>
            <text:p>unit-tests run unit test 'OTHER' 2021-06-22T05:31:42.6534272Z  at java.base/jdk.internal.reflect.NativeMethodAccessorImpl.invoke0(Native Method)</text:p>
            <text:p>unit-tests run unit test 'OTHER' 2021-06-22T05:31:42.6544347Z  at java.base/jdk.internal.reflect.NativeMethodAccessorImpl.invoke(NativeMethodAccessorImpl.java:62)</text:p>
            <text:p>unit-tests run unit test 'OTHER' 2021-06-22T05:31:42.6555560Z  at java.base/jdk.internal.reflect.DelegatingMethodAccessorImpl.invoke(DelegatingMethodAccessorImpl.java:43)</text:p>
            <text:p>unit-tests run unit test 'OTHER' 2021-06-22T05:31:42.6563072Z  at java.base/java.lang.reflect.Method.invoke(Method.java:566)</text:p>
            <text:p>unit-tests run unit test 'OTHER' 2021-06-22T05:31:42.6572194Z  at org.testng.internal.MethodInvocationHelper.invokeMethod(MethodInvocationHelper.java:132)</text:p>
            <text:p>unit-tests run unit test 'OTHER' 2021-06-22T05:31:42.6581251Z  at org.testng.internal.InvokeMethodRunnable.runOne(InvokeMethodRunnable.java:45)</text:p>
            <text:p>unit-tests run unit test 'OTHER' 2021-06-22T05:31:42.6590014Z  at org.testng.internal.InvokeMethodRunnable.call(InvokeMethodRunnable.java:73)</text:p>
            <text:p>unit-tests run unit test 'OTHER' 2021-06-22T05:31:42.6598695Z  at org.testng.internal.InvokeMethodRunnable.call(InvokeMethodRunnable.java:11)</text:p>
            <text:p>unit-tests run unit test 'OTHER' 2021-06-22T05:31:42.6606359Z  at java.base/java.util.concurrent.FutureTask.run(FutureTask.java:264)</text:p>
            <text:p>unit-tests run unit test 'OTHER' 2021-06-22T05:31:42.6615462Z  at java.base/java.util.concurrent.ThreadPoolExecutor.runWorker(ThreadPoolExecutor.java:1128)</text:p>
            <text:p>unit-tests run unit test 'OTHER' 2021-06-22T05:31:42.6624906Z  at java.base/java.util.concurrent.ThreadPoolExecutor$Worker.run(ThreadPoolExecutor.java:628)</text:p>
            <text:p>unit-tests run unit test 'OTHER' 2021-06-22T05:31:42.6631264Z  at java.base/java.lang.Thread.run(Thread.java:829)</text:p>
          </table:table-cell>
          <table:table-cell table:style-name="ce64" table:number-columns-repeated="55"/>
          <table:table-cell table:style-name="ce133" table:number-columns-repeated="960"/>
        </table:table-row>
        <table:table-row table:style-name="ro1">
          <table:table-cell table:number-columns-repeated="3"/>
          <table:table-cell table:style-name="ce10"/>
          <table:table-cell table:number-columns-repeated="1020"/>
        </table:table-row>
        <table:table-row table:style-name="ro1">
          <table:table-cell/>
          <table:table-cell table:style-name="ce13" table:number-columns-repeated="2"/>
          <table:table-cell table:style-name="ce10"/>
          <table:table-cell table:number-columns-repeated="1020"/>
        </table:table-row>
        <table:table-row table:style-name="ro1">
          <table:table-cell table:number-columns-repeated="3"/>
          <table:table-cell table:style-name="ce10"/>
          <table:table-cell table:number-columns-repeated="1020"/>
        </table:table-row>
        <table:table-row table:style-name="ro1">
          <table:table-cell/>
          <table:table-cell table:style-name="ce13" table:number-columns-repeated="2"/>
          <table:table-cell table:style-name="ce10"/>
          <table:table-cell table:number-columns-repeated="1020"/>
        </table:table-row>
        <table:table-row table:style-name="ro1">
          <table:table-cell table:number-columns-repeated="3"/>
          <table:table-cell table:style-name="ce10"/>
          <table:table-cell table:number-columns-repeated="1020"/>
        </table:table-row>
        <table:table-row table:style-name="ro1">
          <table:table-cell/>
          <table:table-cell table:style-name="ce13" table:number-columns-repeated="2"/>
          <table:table-cell table:style-name="ce10"/>
          <table:table-cell table:number-columns-repeated="1020"/>
        </table:table-row>
        <table:table-row table:style-name="ro1">
          <table:table-cell table:number-columns-repeated="3"/>
          <table:table-cell table:style-name="ce10"/>
          <table:table-cell table:number-columns-repeated="1020"/>
        </table:table-row>
        <table:table-row table:style-name="ro1">
          <table:table-cell/>
          <table:table-cell table:style-name="ce13" table:number-columns-repeated="2"/>
          <table:table-cell table:style-name="ce10"/>
          <table:table-cell table:number-columns-repeated="1020"/>
        </table:table-row>
        <table:table-row table:style-name="ro1">
          <table:table-cell table:number-columns-repeated="3"/>
          <table:table-cell table:style-name="ce10"/>
          <table:table-cell table:number-columns-repeated="1020"/>
        </table:table-row>
        <table:table-row table:style-name="ro1">
          <table:table-cell/>
          <table:table-cell table:style-name="ce13" table:number-columns-repeated="2"/>
          <table:table-cell table:style-name="ce10"/>
          <table:table-cell/>
          <table:table-cell table:style-name="ce11"/>
          <table:table-cell table:number-columns-repeated="1018"/>
        </table:table-row>
        <table:table-row table:style-name="ro1">
          <table:table-cell table:number-columns-repeated="3"/>
          <table:table-cell table:style-name="ce10"/>
          <table:table-cell table:number-columns-repeated="1020"/>
        </table:table-row>
        <table:table-row table:style-name="ro1">
          <table:table-cell table:style-name="ce16"/>
          <table:table-cell table:style-name="ce17" table:number-columns-repeated="2"/>
          <table:table-cell table:style-name="ce18"/>
          <table:table-cell table:style-name="ce19" table:number-columns-repeated="2"/>
          <table:table-cell table:style-name="ce20"/>
          <table:table-cell table:style-name="ce19"/>
          <table:table-cell table:style-name="ce160"/>
          <table:table-cell table:style-name="ce19" table:number-columns-repeated="55"/>
          <table:table-cell table:number-columns-repeated="960"/>
        </table:table-row>
        <table:table-row table:style-name="ro1">
          <table:table-cell/>
          <table:table-cell table:style-name="ce13" table:number-columns-repeated="2"/>
          <table:table-cell table:style-name="ce18"/>
          <table:table-cell table:number-columns-repeated="1020"/>
        </table:table-row>
        <table:table-row table:style-name="ro1">
          <table:table-cell table:number-columns-repeated="3"/>
          <table:table-cell table:style-name="ce10" table:number-columns-repeated="2"/>
          <table:table-cell table:number-columns-repeated="1019"/>
        </table:table-row>
        <table:table-row table:style-name="ro1">
          <table:table-cell/>
          <table:table-cell table:number-columns-spanned="2" table:number-rows-spanned="1"/>
          <table:covered-table-cell/>
          <table:table-cell table:style-name="ce10" table:number-columns-repeated="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5" table:number-columns-repeated="2"/>
          <table:table-cell table:style-name="ce10"/>
          <table:table-cell table:style-name="ce2"/>
          <table:table-cell table:number-columns-repeated="2"/>
          <table:table-cell table:style-name="ce4"/>
          <table:table-cell table:number-columns-repeated="1016"/>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5" table:number-columns-repeated="2"/>
          <table:table-cell table:style-name="ce10"/>
          <table:table-cell table:style-name="ce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5" table:number-columns-repeated="2"/>
          <table:table-cell table:style-name="ce10"/>
          <table:table-cell table:style-name="ce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3"/>
          <table:table-cell/>
          <table:table-cell table:style-name="ce10"/>
          <table:table-cell table:style-name="ce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3"/>
          <table:table-cell table:style-name="ce10" table:number-columns-repeated="2"/>
          <table:table-cell table:number-columns-repeated="1019"/>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number-columns-repeated="2"/>
          <table:table-cell table:number-columns-repeated="1019"/>
        </table:table-row>
        <table:table-row table:style-name="ro1">
          <table:table-cell table:number-columns-repeated="1024"/>
        </table:table-row>
        <table:table-row table:style-name="ro1">
          <table:table-cell/>
          <table:table-cell table:style-name="ce13"/>
          <table:table-cell/>
          <table:table-cell table:style-name="ce10"/>
          <table:table-cell table:number-columns-repeated="1020"/>
        </table:table-row>
        <table:table-row table:style-name="ro1">
          <table:table-cell table:number-columns-repeated="1024"/>
        </table:table-row>
        <table:table-row table:style-name="ro1">
          <table:table-cell/>
          <table:table-cell table:style-name="ce13"/>
          <table:table-cell/>
          <table:table-cell table:style-name="ce10"/>
          <table:table-cell table:number-columns-repeated="1020"/>
        </table:table-row>
        <table:table-row table:style-name="ro1" table:number-rows-repeated="1048491">
          <table:table-cell table:number-columns-repeated="1024"/>
        </table:table-row>
        <table:table-row table:style-name="ro1">
          <table:table-cell table:number-columns-repeated="1024"/>
        </table:table-row>
      </table:table>
      <table:table table:name="script_unit_other_local" table:style-name="ta2">
        <table:table-column table:style-name="co1" table:default-cell-style-name="ce10"/>
        <table:table-column table:style-name="co18" table:default-cell-style-name="ce1"/>
        <table:table-column table:style-name="co19" table:default-cell-style-name="ce1"/>
        <table:table-column table:style-name="co1" table:number-columns-repeated="2" table:default-cell-style-name="ce1"/>
        <table:table-column table:style-name="co20" table:default-cell-style-name="ce1"/>
        <table:table-column table:style-name="co21" table:default-cell-style-name="ce1"/>
        <table:table-column table:style-name="co14" table:default-cell-style-name="ce1"/>
        <table:table-column table:style-name="co22" table:default-cell-style-name="ce1"/>
        <table:table-column table:style-name="co1" table:number-columns-repeated="55" table:default-cell-style-name="ce1"/>
        <table:table-column table:style-name="co1" table:number-columns-repeated="960" table:default-cell-style-name="Default"/>
        <table:table-row table:style-name="ro1">
          <table:table-cell table:style-name="ce2"/>
          <table:table-cell table:style-name="ce22" office:value-type="string" calcext:value-type="string" table:number-columns-spanned="2" table:number-rows-spanned="1">
            <text:p>Recent Commit GitHub CI (12 June 2021)</text:p>
          </table:table-cell>
          <table:covered-table-cell/>
          <table:table-cell table:number-columns-repeated="3"/>
          <table:table-cell table:style-name="ce4"/>
          <table:table-cell/>
          <table:table-cell table:style-name="ce5"/>
          <table:table-cell table:number-columns-repeated="1015"/>
        </table:table-row>
        <table:table-row table:style-name="ro1">
          <table:table-cell table:style-name="ce2"/>
          <table:table-cell table:style-name="ce22" table:number-columns-repeated="2"/>
          <table:table-cell table:number-columns-repeated="3"/>
          <table:table-cell table:style-name="ce4"/>
          <table:table-cell/>
          <table:table-cell table:style-name="ce5"/>
          <table:table-cell table:number-columns-repeated="1015"/>
        </table:table-row>
        <table:table-row table:style-name="ro1">
          <table:table-cell table:style-name="ce45" office:value-type="string" calcext:value-type="string">
            <text:p>No</text:p>
          </table:table-cell>
          <table:table-cell table:style-name="ce51" office:value-type="string" calcext:value-type="string">
            <text:p>Package/class</text:p>
          </table:table-cell>
          <table:table-cell table:style-name="ce51"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65"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45"/>
          <table:table-cell table:style-name="ce51" table:number-columns-repeated="2"/>
          <table:table-cell table:style-name="ce65" table:number-columns-repeated="3"/>
          <table:table-cell table:style-name="ce76"/>
          <table:table-cell table:style-name="ce65"/>
          <table:table-cell table:style-name="ce130"/>
          <table:table-cell table:style-name="ce64" table:number-columns-repeated="55"/>
          <table:table-cell table:style-name="ce133" table:number-columns-repeated="960"/>
        </table:table-row>
        <table:table-row table:style-name="ro3">
          <table:table-cell table:style-name="ce46" office:value-type="float" office:value="1" calcext:value-type="float">
            <text:p>1</text:p>
          </table:table-cell>
          <table:table-cell table:style-name="ce64" office:value-type="string" calcext:value-type="string">
            <text:p>org.apache.pulsar.metadata.ZKSessionTest</text:p>
          </table:table-cell>
          <table:table-cell table:style-name="ce52" office:value-type="string" calcext:value-type="string">
            <text:p>testReacquireLeadershipAfterSessionLost</text:p>
          </table:table-cell>
          <table:table-cell table:number-columns-repeated="2" table:style-name="ce66" office:value-type="string" calcext:value-type="string">
            <text:p>FAILURE</text:p>
          </table:table-cell>
          <table:table-cell table:style-name="ce130" office:value-type="string" calcext:value-type="string">
            <text:p>https://github.com/apache/pulsar/issues/11032</text:p>
          </table:table-cell>
          <table:table-cell table:style-name="ce77" office:value-type="string" calcext:value-type="string">
            <text:p>AssertionError: expected [Leading] but found [NoLeader]</text:p>
          </table:table-cell>
          <table:table-cell table:style-name="ce139" office:value-type="string" calcext:value-type="string">
            <text:p>https://drive.google.com/file/d/1NdUcUIRTfd0IqaXikQ5rTTImJfbmdTXl/view?usp=sharing</text:p>
          </table:table-cell>
          <table:table-cell table:style-name="ce130" office:value-type="string" calcext:value-type="string">
            <text:p>[ERROR] testReacquireLeadershipAfterSessionLost(org.apache.pulsar.metadata.ZKSessionTest)  Time elapsed: 2.447 s  &lt;&lt;&lt; FAILURE!</text:p>
            <text:p>java.lang.AssertionError: expected [Leading] but found [NoLeader]</text:p>
            <text:p>at org.testng.Assert.fail(Assert.java:99)</text:p>
            <text:p>at org.testng.Assert.failNotEquals(Assert.java:1037)</text:p>
            <text:p>at org.testng.Assert.assertEqualsImpl(Assert.java:140)</text:p>
            <text:p>at org.testng.Assert.assertEquals(Assert.java:122)</text:p>
            <text:p>at org.testng.Assert.assertEquals(Assert.java:617)</text:p>
            <text:p>at org.apache.pulsar.metadata.ZKSessionTest.testReacquireLeadershipAfterSessionLost(ZKSessionTest.java:174)</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InvokeMethodRunnable.runOne(InvokeMethodRunnable.java:45)</text:p>
            <text:p>at org.testng.internal.InvokeMethodRunnable.call(InvokeMethodRunnable.java:73)</text:p>
            <text:p>at org.testng.internal.InvokeMethodRunnable.call(InvokeMethodRunnable.java:11)</text:p>
            <text:p>at java.base/java.util.concurrent.FutureTask.run(FutureTask.java:264)</text:p>
            <text:p>at java.base/java.util.concurrent.ThreadPoolExecutor.runWorker(ThreadPoolExecutor.java:1128)</text:p>
            <text:p>at java.base/java.util.concurrent.ThreadPoolExecutor$Worker.run(ThreadPoolExecutor.java:628)</text:p>
            <text:p>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63"/>
          <table:table-cell table:style-name="ce133" table:number-columns-repeated="960"/>
        </table:table-row>
        <table:table-row table:style-name="ro13">
          <table:table-cell table:style-name="ce66" office:value-type="float" office:value="2" calcext:value-type="float">
            <text:p>2</text:p>
          </table:table-cell>
          <table:table-cell table:style-name="ce64" office:value-type="string" calcext:value-type="string">
            <text:p>org.apache.pulsar.metadata.LeaderElectionTest</text:p>
          </table:table-cell>
          <table:table-cell table:style-name="ce64" office:value-type="string" calcext:value-type="string">
            <text:p>revalidateLeaderWithinSameSession</text:p>
          </table:table-cell>
          <table:table-cell table:number-columns-repeated="2" table:style-name="ce66" office:value-type="string" calcext:value-type="string">
            <text:p>FAILURE</text:p>
          </table:table-cell>
          <table:table-cell table:style-name="ce64"/>
          <table:table-cell table:style-name="ce64" office:value-type="string" calcext:value-type="string">
            <text:p>AssertionError: expected [Optional[test-2]] but found [Optional.empty]</text:p>
          </table:table-cell>
          <table:table-cell table:style-name="ce64" office:value-type="string" calcext:value-type="string">
            <text:p>https://drive.google.com/file/d/1OS6-mzaLamsGL_SSyWfM6T0_ysGq8-yZ/view?usp=sharing</text:p>
          </table:table-cell>
          <table:table-cell table:style-name="ce130" office:value-type="string" calcext:value-type="string">
            <text:p>[ERROR] revalidateLeaderWithinSameSession(org.apache.pulsar.metadata.LeaderElectionTest)  Time elapsed: 0.043 s  &lt;&lt;&lt; FAILURE!</text:p>
            <text:p>java.lang.AssertionError: expected [Optional[test-2]] but found [Optional.empty]</text:p>
            <text:p>at org.testng.Assert.fail(Assert.java:99)</text:p>
            <text:p>at org.testng.Assert.failNotEquals(Assert.java:1037)</text:p>
            <text:p>at org.testng.Assert.assertEqualsImpl(Assert.java:140)</text:p>
            <text:p>at org.testng.Assert.assertEquals(Assert.java:122)</text:p>
            <text:p>at org.testng.Assert.assertEquals(Assert.java:617)</text:p>
            <text:p>at org.apache.pulsar.metadata.LeaderElectionTest.revalidateLeaderWithinSameSession(LeaderElectionTest.java:208)</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InvokeMethodRunnable.runOne(InvokeMethodRunnable.java:45)</text:p>
            <text:p>at org.testng.internal.InvokeMethodRunnable.call(InvokeMethodRunnable.java:73)</text:p>
            <text:p>at org.testng.internal.InvokeMethodRunnable.call(InvokeMethodRunnable.java:11)</text:p>
            <text:p>at java.base/java.util.concurrent.FutureTask.run(FutureTask.java:264)</text:p>
            <text:p>at java.base/java.util.concurrent.ThreadPoolExecutor.runWorker(ThreadPoolExecutor.java:1128)</text:p>
            <text:p>at java.base/java.util.concurrent.ThreadPoolExecutor$Worker.run(ThreadPoolExecutor.java:628)</text:p>
            <text:p>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63"/>
          <table:table-cell table:style-name="ce133" table:number-columns-repeated="960"/>
        </table:table-row>
        <table:table-row table:style-name="ro13">
          <table:table-cell table:style-name="ce66" office:value-type="float" office:value="3" calcext:value-type="float">
            <text:p>3</text:p>
          </table:table-cell>
          <table:table-cell table:style-name="ce64" office:value-type="string" calcext:value-type="string">
            <text:p>org.apache.pulsar.metadata.MetadataCacheTest</text:p>
          </table:table-cell>
          <table:table-cell table:style-name="ce64" office:value-type="string" calcext:value-type="string">
            <text:p>crossStoreUpdates</text:p>
          </table:table-cell>
          <table:table-cell table:number-columns-repeated="2" table:style-name="ce66" office:value-type="string" calcext:value-type="string">
            <text:p>FAILURE</text:p>
          </table:table-cell>
          <table:table-cell table:style-name="ce64" office:value-type="string" calcext:value-type="string">
            <text:p>https://github.com/apache/pulsar/issues/10872</text:p>
          </table:table-cell>
          <table:table-cell table:style-name="ce64" office:value-type="string" calcext:value-type="string">
            <text:p>CompletionException: org.apache.pulsar.metadata.api.MetadataStoreException$AlreadyExistsException: org.apache.pulsar.metadata.api.MetadataStoreException$BadVersionException: org.apache.zookeeper.KeeperException$BadVersionException: KeeperErrorCode = BadVersion for /test-key1</text:p>
          </table:table-cell>
          <table:table-cell table:style-name="ce64" office:value-type="string" calcext:value-type="string">
            <text:p>https://drive.google.com/file/d/1OS6-mzaLamsGL_SSyWfM6T0_ysGq8-yZ/view?usp=sharing</text:p>
          </table:table-cell>
          <table:table-cell table:style-name="ce130" office:value-type="string" calcext:value-type="string">
            <text:p>[ERROR] crossStoreUpdates(org.apache.pulsar.metadata.MetadataCacheTest)  Time elapsed: 0.393 s  &lt;&lt;&lt; FAILURE!</text:p>
            <text:p>java.util.concurrent.CompletionException: org.apache.pulsar.metadata.api.MetadataStoreException$AlreadyExistsException: org.apache.pulsar.metadata.api.MetadataStoreException$BadVersionException: org.apache.zookeeper.KeeperException$BadVersionException: KeeperErrorCode = BadVersion for /test-key1</text:p>
            <text:p>at java.base/java.util.concurrent.CompletableFuture.reportJoin(CompletableFuture.java:412)</text:p>
            <text:p>at java.base/java.util.concurrent.CompletableFuture.join(CompletableFuture.java:2044)</text:p>
            <text:p>at org.apache.pulsar.metadata.MetadataCacheTest.multiStoreAddDelete(MetadataCacheTest.java:143)</text:p>
            <text:p>at org.apache.pulsar.metadata.MetadataCacheTest.crossStoreUpdates(MetadataCacheTest.java:125)</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InvokeMethodRunnable.runOne(InvokeMethodRunnable.java:45)</text:p>
            <text:p>at org.testng.internal.InvokeMethodRunnable.call(InvokeMethodRunnable.java:73)</text:p>
            <text:p>at org.testng.internal.InvokeMethodRunnable.call(InvokeMethodRunnable.java:11)</text:p>
            <text:p>at java.base/java.util.concurrent.FutureTask.run(FutureTask.java:264)</text:p>
            <text:p>at java.base/java.util.concurrent.ThreadPoolExecutor.runWorker(ThreadPoolExecutor.java:1128)</text:p>
            <text:p>at java.base/java.util.concurrent.ThreadPoolExecutor$Worker.run(ThreadPoolExecutor.java:628)</text:p>
            <text:p>at java.base/java.lang.Thread.run(Thread.java:829)</text:p>
            <text:p>Caused by: org.apache.pulsar.metadata.api.MetadataStoreException$AlreadyExistsException: org.apache.pulsar.metadata.api.MetadataStoreException$BadVersionException: org.apache.zookeeper.KeeperException$BadVersionException: KeeperErrorCode = BadVersion for /test-key1</text:p>
            <text:p>at org.apache.pulsar.metadata.cache.impl.MetadataCacheImpl.lambda$create$12(MetadataCacheImpl.java:228)</text:p>
            <text:p>at java.base/java.util.concurrent.CompletableFuture.uniExceptionally(CompletableFuture.java:986)</text:p>
            <text:p>at java.base/java.util.concurrent.CompletableFuture$UniExceptionally.tryFire(CompletableFuture.java:970)</text:p>
            <text:p>at java.base/java.util.concurrent.CompletableFuture.postComplete(CompletableFuture.java:506)</text:p>
            <text:p>at java.base/java.util.concurrent.CompletableFuture.completeExceptionally(CompletableFuture.java:2088)</text:p>
            <text:p>at org.apache.pulsar.metadata.impl.ZKMetadataStore.lambda$storePut$15(ZKMetadataStore.java:226)</text:p>
            <text:p>at java.base/java.util.concurrent.ThreadPoolExecutor.runWorker(ThreadPoolExecutor.java:1128)</text:p>
            <text:p>at java.base/java.util.concurrent.ThreadPoolExecutor$Worker.run(ThreadPoolExecutor.java:628)</text:p>
            <text:p>at io.netty.util.concurrent.FastThreadLocalRunnable.run(FastThreadLocalRunnable.java:30)</text:p>
            <text:p>... 1 more</text:p>
            <text:p>Caused by: org.apache.pulsar.metadata.api.MetadataStoreException$BadVersionException: org.apache.zookeeper.KeeperException$BadVersionException: KeeperErrorCode = BadVersion for /test-key1</text:p>
            <text:p>at org.apache.pulsar.metadata.impl.ZKMetadataStore.getException(ZKMetadataStore.java:308)</text:p>
            <text:p>... 5 more</text:p>
            <text:p>Caused by: org.apache.zookeeper.KeeperException$BadVersionException: KeeperErrorCode = BadVersion for /test-key1</text:p>
            <text:p>at org.apache.zookeeper.KeeperException.create(KeeperException.java:122)</text:p>
            <text:p>at org.apache.zookeeper.KeeperException.create(KeeperException.java:54)</text:p>
            <text:p>at org.apache.pulsar.metadata.impl.ZKMetadataStore.getException(ZKMetadataStore.java:304)</text:p>
            <text:p>... 5 more</text:p>
            <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63"/>
          <table:table-cell table:style-name="ce133" table:number-columns-repeated="960"/>
        </table:table-row>
        <table:table-row table:style-name="ro20">
          <table:table-cell table:style-name="ce66" office:value-type="float" office:value="4" calcext:value-type="float">
            <text:p>4</text:p>
          </table:table-cell>
          <table:table-cell table:style-name="ce64" office:value-type="string" calcext:value-type="string">
            <text:p>org.apache.bookkeeper.mledger.impl.ManagedLedgerTest</text:p>
          </table:table-cell>
          <table:table-cell table:style-name="ce64" office:value-type="string" calcext:value-type="string">
            <text:p>testExpiredLedgerDeletionAfterManagedLedgerRestart</text:p>
          </table:table-cell>
          <table:table-cell table:number-columns-repeated="2" table:style-name="ce66" office:value-type="string" calcext:value-type="string">
            <text:p>FAILURE</text:p>
          </table:table-cell>
          <table:table-cell table:style-name="ce64" office:value-type="string" calcext:value-type="string">
            <text:p>https://github.com/apache/pulsar/issues/10796</text:p>
          </table:table-cell>
          <table:table-cell table:style-name="ce64" office:value-type="string" calcext:value-type="string">
            <text:p>AssertionError: expected [true] but found [false]</text:p>
          </table:table-cell>
          <table:table-cell table:style-name="ce64" office:value-type="string" calcext:value-type="string">
            <text:p>https://drive.google.com/file/d/1avqgOGmI_RagT_TAPo-I43sWxUhT-vQW/view?usp=sharing</text:p>
          </table:table-cell>
          <table:table-cell table:style-name="ce130" office:value-type="string" calcext:value-type="string">
            <text:p>[ERROR] testExpiredLedgerDeletionAfterManagedLedgerRestart(org.apache.bookkeeper.mledger.impl.ManagedLedgerTest)  Time elapsed: 0.049 s  &lt;&lt;&lt; FAILURE!</text:p>
            <text:p>java.lang.AssertionError: expected [true] but found [false]</text:p>
            <text:p>at org.testng.Assert.fail(Assert.java:99)</text:p>
            <text:p>at org.testng.Assert.failNotEquals(Assert.java:1037)</text:p>
            <text:p>at org.testng.Assert.assertTrue(Assert.java:45)</text:p>
            <text:p>at org.testng.Assert.assertTrue(Assert.java:55)</text:p>
            <text:p>at org.apache.bookkeeper.mledger.impl.ManagedLedgerTest.testExpiredLedgerDeletionAfterManagedLedgerRestart(ManagedLedgerTest.java:2954)</text:p>
            <text:p>at java.base/jdk.internal.reflect.NativeMethodAccessorImpl.invoke0(Native Method)</text:p>
            <text:p>at java.base/jdk.internal.reflect.NativeMethodAccessorImpl.invoke(NativeMethodAccessorImpl.java:62)</text:p>
            <text:p>at java.base/jdk.internal.reflect.DelegatingMethodAccessorImpl.invoke(DelegatingMethodAccessorImpl.java:43)</text:p>
            <text:p>at java.base/java.lang.reflect.Method.invoke(Method.java:566)</text:p>
            <text:p>at org.testng.internal.MethodInvocationHelper.invokeMethod(MethodInvocationHelper.java:132)</text:p>
            <text:p>at org.testng.internal.InvokeMethodRunnable.runOne(InvokeMethodRunnable.java:45)</text:p>
            <text:p>at org.testng.internal.InvokeMethodRunnable.call(InvokeMethodRunnable.java:73)</text:p>
            <text:p>at org.testng.internal.InvokeMethodRunnable.call(InvokeMethodRunnable.java:11)</text:p>
            <text:p>at java.base/java.util.concurrent.FutureTask.run(FutureTask.java:264)</text:p>
            <text:p>at java.base/java.util.concurrent.ThreadPoolExecutor.runWorker(ThreadPoolExecutor.java:1128)</text:p>
            <text:p>at java.base/java.util.concurrent.ThreadPoolExecutor$Worker.run(ThreadPoolExecutor.java:628)</text:p>
            <text:p>at java.base/java.lang.Thread.run(Thread.java:829)</text:p>
          </table:table-cell>
          <table:table-cell table:style-name="ce64" table:number-columns-repeated="55"/>
          <table:table-cell table:style-name="ce133" table:number-columns-repeated="960"/>
        </table:table-row>
        <table:table-row table:style-name="ro1" table:number-rows-repeated="1048564">
          <table:table-cell table:number-columns-repeated="1024"/>
        </table:table-row>
        <table:table-row table:style-name="ro1">
          <table:table-cell table:number-columns-repeated="1024"/>
        </table:table-row>
      </table:table>
      <table:table table:name="script_broker_proxy_CI" table:style-name="ta3">
        <table:table-column table:style-name="co1" table:default-cell-style-name="ce1"/>
        <table:table-column table:style-name="co18" table:default-cell-style-name="ce1"/>
        <table:table-column table:style-name="co23" table:default-cell-style-name="ce1"/>
        <table:table-column table:style-name="co1"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55" table:default-cell-style-name="ce1"/>
        <table:table-column table:style-name="co1" table:number-columns-repeated="960" table:default-cell-style-name="Default"/>
        <table:table-row table:style-name="ro1">
          <table:table-cell table:style-name="ce2"/>
          <table:table-cell table:style-name="ce22" office:value-type="string" calcext:value-type="string" table:number-columns-spanned="3" table:number-rows-spanned="1">
            <text:p>Recent Commit GitHub CI (12 June 2021)</text:p>
          </table:table-cell>
          <table:covered-table-cell table:number-columns-repeated="2"/>
          <table:table-cell table:number-columns-repeated="2"/>
          <table:table-cell table:style-name="ce4"/>
          <table:table-cell/>
          <table:table-cell table:style-name="ce5"/>
          <table:table-cell table:number-columns-repeated="1015"/>
        </table:table-row>
        <table:table-row table:style-name="ro1">
          <table:table-cell table:style-name="ce2"/>
          <table:table-cell table:style-name="ce22" table:number-columns-repeated="2"/>
          <table:table-cell table:number-columns-repeated="3"/>
          <table:table-cell table:style-name="ce4"/>
          <table:table-cell/>
          <table:table-cell table:style-name="ce5"/>
          <table:table-cell table:number-columns-repeated="1015"/>
        </table:table-row>
        <table:table-row table:style-name="ro1">
          <table:table-cell table:style-name="ce45" office:value-type="string" calcext:value-type="string">
            <text:p>No</text:p>
          </table:table-cell>
          <table:table-cell table:style-name="ce51" office:value-type="string" calcext:value-type="string">
            <text:p>Package/class</text:p>
          </table:table-cell>
          <table:table-cell table:style-name="ce51"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65"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45"/>
          <table:table-cell table:style-name="ce51" table:number-columns-repeated="2"/>
          <table:table-cell table:style-name="ce65" table:number-columns-repeated="3"/>
          <table:table-cell table:style-name="ce76"/>
          <table:table-cell table:style-name="ce65"/>
          <table:table-cell table:style-name="ce130"/>
          <table:table-cell table:style-name="ce64" table:number-columns-repeated="55"/>
          <table:table-cell table:style-name="ce133" table:number-columns-repeated="960"/>
        </table:table-row>
        <table:table-row table:style-name="ro15">
          <table:table-cell table:style-name="ce46" office:value-type="float" office:value="1" calcext:value-type="float">
            <text:p>1</text:p>
          </table:table-cell>
          <table:table-cell table:style-name="ce64" office:value-type="string" calcext:value-type="string">
            <text:p>org.apache.pulsar.proxy.server.ProxyLookupThrottlingTest</text:p>
          </table:table-cell>
          <table:table-cell table:style-name="ce52" office:value-type="string" calcext:value-type="string">
            <text:p>testLookup</text:p>
          </table:table-cell>
          <table:table-cell table:style-name="ce66" office:value-type="string" calcext:value-type="string">
            <text:p>FAILURE</text:p>
          </table:table-cell>
          <table:table-cell table:style-name="ce66"/>
          <table:table-cell table:style-name="ce64" office:value-type="string" calcext:value-type="string">
            <text:p>https://github.com/apache/pulsar/issues/6300</text:p>
          </table:table-cell>
          <table:table-cell table:style-name="ce77" office:value-type="string" calcext:value-type="string">
            <text:p>AssertionError: expected [5.0] but found [10.0]</text:p>
          </table:table-cell>
          <table:table-cell table:style-name="ce139" office:value-type="string" calcext:value-type="string">
            <text:p>https://drive.google.com/file/d/13xGB5Y7jJZJpHQ7lZRTA_6Of5KZtp_7Q/view?usp=sharing</text:p>
          </table:table-cell>
          <table:table-cell table:style-name="ce130" office:value-type="string" calcext:value-type="string">
            <text:p>[ERROR] testLookup(org.apache.pulsar.proxy.server.ProxyLookupThrottlingTest)  Time elapsed: 3.171 s  &lt;&lt;&lt; FAILURE!</text:p>
            <text:p>unit-tests run unit test 'PROXY' 2021-06-27T19:49:33.9766247Z java.lang.AssertionError: expected [5.0] but found [10.0]</text:p>
            <text:p>unit-tests run unit test 'PROXY' 2021-06-27T19:49:33.9767239Z  at org.testng.Assert.fail(Assert.java:99)</text:p>
            <text:p>unit-tests run unit test 'PROXY' 2021-06-27T19:49:33.9768315Z  at org.testng.Assert.failNotEquals(Assert.java:1037)</text:p>
            <text:p>unit-tests run unit test 'PROXY' 2021-06-27T19:49:33.9769542Z  at org.testng.Assert.assertEquals(Assert.java:701)</text:p>
            <text:p>unit-tests run unit test 'PROXY' 2021-06-27T19:49:33.9770705Z  at org.testng.Assert.assertEquals(Assert.java:712)</text:p>
            <text:p>unit-tests run unit test 'PROXY' 2021-06-27T19:49:33.9773069Z  at org.apache.pulsar.proxy.server.ProxyLookupThrottlingTest.testLookup(ProxyLookupThrottlingTest.java:102)</text:p>
            <text:p>unit-tests run unit test 'PROXY' 2021-06-27T19:49:33.9776632Z  at java.base/jdk.internal.reflect.NativeMethodAccessorImpl.invoke0(Native Method)</text:p>
            <text:p>unit-tests run unit test 'PROXY' 2021-06-27T19:49:33.9779272Z  at java.base/jdk.internal.reflect.NativeMethodAccessorImpl.invoke(NativeMethodAccessorImpl.java:62)</text:p>
            <text:p>unit-tests run unit test 'PROXY' 2021-06-27T19:49:33.9782227Z  at java.base/jdk.internal.reflect.DelegatingMethodAccessorImpl.invoke(DelegatingMethodAccessorImpl.java:43)</text:p>
            <text:p>unit-tests run unit test 'PROXY' 2021-06-27T19:49:33.9784788Z  at java.base/java.lang.reflect.Method.invoke(Method.java:566)</text:p>
            <text:p>unit-tests run unit test 'PROXY' 2021-06-27T19:49:33.9786807Z  at org.testng.internal.MethodInvocationHelper.invokeMethod(MethodInvocationHelper.java:132)</text:p>
            <text:p>unit-tests run unit test 'PROXY' 2021-06-27T19:49:33.9789299Z  at org.testng.internal.InvokeMethodRunnable.runOne(InvokeMethodRunnable.java:45)</text:p>
            <text:p>unit-tests run unit test 'PROXY' 2021-06-27T19:49:33.9792533Z  at org.testng.internal.InvokeMethodRunnable.call(InvokeMethodRunnable.java:73)</text:p>
            <text:p>unit-tests run unit test 'PROXY' 2021-06-27T19:49:33.9794769Z  at org.testng.internal.InvokeMethodRunnable.call(InvokeMethodRunnable.java:11)</text:p>
            <text:p>unit-tests run unit test 'PROXY' 2021-06-27T19:49:33.9796587Z  at java.base/java.util.concurrent.FutureTask.run(FutureTask.java:264)</text:p>
            <text:p>unit-tests run unit test 'PROXY' 2021-06-27T19:49:33.9798505Z  at java.base/java.util.concurrent.ThreadPoolExecutor.runWorker(ThreadPoolExecutor.java:1128)</text:p>
            <text:p>unit-tests run unit test 'PROXY' 2021-06-27T19:49:33.9800695Z  at java.base/java.util.concurrent.ThreadPoolExecutor$Worker.run(ThreadPoolExecutor.java:628)</text:p>
            <text:p>unit-tests run unit test 'PROXY' 2021-06-27T19:49:33.9802275Z  at java.base/java.lang.Thread.run(Thread.java:829)</text:p>
          </table:table-cell>
          <table:table-cell table:style-name="ce64" table:number-columns-repeated="55"/>
          <table:table-cell table:style-name="ce133" table:number-columns-repeated="960"/>
        </table:table-row>
        <table:table-row table:style-name="ro1" table:number-rows-repeated="1048570">
          <table:table-cell table:number-columns-repeated="1024"/>
        </table:table-row>
        <table:table-row table:style-name="ro1">
          <table:table-cell table:number-columns-repeated="1024"/>
        </table:table-row>
      </table:table>
      <table:table table:name="script_broker_client_api_CI" table:style-name="ta2">
        <table:table-column table:style-name="co28" table:default-cell-style-name="ce10"/>
        <table:table-column table:style-name="co29" table:default-cell-style-name="ce44"/>
        <table:table-column table:style-name="co30" table:default-cell-style-name="ce44"/>
        <table:table-column table:style-name="co1" table:number-columns-repeated="2"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1" table:number-columns-repeated="55" table:default-cell-style-name="ce1"/>
        <table:table-column table:style-name="co1" table:number-columns-repeated="960" table:default-cell-style-name="Default"/>
        <table:table-row table:style-name="ro1">
          <table:table-cell table:style-name="ce2"/>
          <table:table-cell table:style-name="ce22" office:value-type="string" calcext:value-type="string" table:number-columns-spanned="3" table:number-rows-spanned="1">
            <text:p>Recent Commit GitHub CI (12 June 2021)</text:p>
          </table:table-cell>
          <table:covered-table-cell table:number-columns-repeated="2"/>
          <table:table-cell table:number-columns-repeated="2"/>
          <table:table-cell table:style-name="ce4"/>
          <table:table-cell/>
          <table:table-cell table:style-name="ce5"/>
          <table:table-cell table:number-columns-repeated="1015"/>
        </table:table-row>
        <table:table-row table:style-name="ro1">
          <table:table-cell table:style-name="ce2"/>
          <table:table-cell table:style-name="ce42" table:number-columns-repeated="2"/>
          <table:table-cell table:number-columns-repeated="3"/>
          <table:table-cell table:style-name="ce4"/>
          <table:table-cell/>
          <table:table-cell table:style-name="ce5"/>
          <table:table-cell table:number-columns-repeated="1015"/>
        </table:table-row>
        <table:table-row table:style-name="ro1">
          <table:table-cell table:style-name="ce45" office:value-type="string" calcext:value-type="string">
            <text:p>No</text:p>
          </table:table-cell>
          <table:table-cell table:style-name="ce163" office:value-type="string" calcext:value-type="string">
            <text:p>Package/class</text:p>
          </table:table-cell>
          <table:table-cell table:style-name="ce163"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65"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45"/>
          <table:table-cell table:style-name="ce163" table:number-columns-repeated="2"/>
          <table:table-cell table:style-name="ce65" table:number-columns-repeated="3"/>
          <table:table-cell table:style-name="ce76"/>
          <table:table-cell table:style-name="ce65"/>
          <table:table-cell table:style-name="ce130"/>
          <table:table-cell table:style-name="ce64" table:number-columns-repeated="55"/>
          <table:table-cell table:style-name="ce133" table:number-columns-repeated="960"/>
        </table:table-row>
        <table:table-row table:style-name="ro15">
          <table:table-cell table:style-name="ce46" office:value-type="float" office:value="1" calcext:value-type="float">
            <text:p>1</text:p>
          </table:table-cell>
          <table:table-cell table:style-name="ce164" office:value-type="string" calcext:value-type="string">
            <text:p>org.apache.pulsar.client.api.BrokerServiceLookupTest</text:p>
          </table:table-cell>
          <table:table-cell table:style-name="ce166" office:value-type="string" calcext:value-type="string">
            <text:p>cleanup</text:p>
          </table:table-cell>
          <table:table-cell table:style-name="ce66" office:value-type="string" calcext:value-type="string">
            <text:p>FAILURE</text:p>
          </table:table-cell>
          <table:table-cell table:style-name="ce66"/>
          <table:table-cell table:style-name="ce64"/>
          <table:table-cell table:style-name="ce77" office:value-type="string" calcext:value-type="string">
            <text:p>CompletionException: org.apache.pulsar.metadata.api.MetadataStoreException$NotFoundException: org.apache.zookeeper.KeeperException$NoNodeException: KeeperErrorCode = NoNode for /loadbalance/leader</text:p>
          </table:table-cell>
          <table:table-cell table:style-name="ce139" office:value-type="string" calcext:value-type="string">
            <text:p>https://drive.google.com/file/d/1aEMpO29R7HlGMdTR8O10riJE08AQzX6X/view?usp=sharing</text:p>
          </table:table-cell>
          <table:table-cell table:style-name="ce130" office:value-type="string" calcext:value-type="string">
            <text:p>[ERROR] cleanup(org.apache.pulsar.client.api.BrokerServiceLookupTest)  Time elapsed: 6.69 s  &lt;&lt;&lt; FAILURE!</text:p>
            <text:p>unit-testsrun unit test 'BROKER_CLIENT_API'2021-06-27T20:09:48.5107929Z java.util.concurrent.CompletionException: org.apache.pulsar.metadata.api.MetadataStoreException$NotFoundException: org.apache.zookeeper.KeeperException$NoNodeException: KeeperErrorCode = NoNode for /loadbalance/leader</text:p>
            <text:p>unit-testsrun unit test 'BROKER_CLIENT_API'2021-06-27T20:09:48.5120479Z at java.base/java.util.concurrent.CompletableFuture.encodeThrowable(CompletableFuture.java:331)</text:p>
            <text:p>unit-testsrun unit test 'BROKER_CLIENT_API'2021-06-27T20:09:48.5130535Z at java.base/java.util.concurrent.CompletableFuture.completeThrowable(CompletableFuture.java:346)</text:p>
            <text:p>unit-testsrun unit test 'BROKER_CLIENT_API'2021-06-27T20:09:48.5143060Z at java.base/java.util.concurrent.CompletableFuture$UniRun.tryFire(CompletableFuture.java:777)</text:p>
            <text:p>unit-testsrun unit test 'BROKER_CLIENT_API'2021-06-27T20:09:48.5157502Z at java.base/java.util.concurrent.CompletableFuture.postComplete(CompletableFuture.java:506)</text:p>
            <text:p>unit-testsrun unit test 'BROKER_CLIENT_API'2021-06-27T20:09:48.5168063Z at java.base/java.util.concurrent.CompletableFuture.completeExceptionally(CompletableFuture.java:2088)</text:p>
            <text:p>unit-testsrun unit test 'BROKER_CLIENT_API'2021-06-27T20:09:48.5180087Z at org.apache.pulsar.metadata.impl.ZKMetadataStore.lambda$storeDelete$21(ZKMetadataStore.java:277)</text:p>
            <text:p>unit-testsrun unit test 'BROKER_CLIENT_API'2021-06-27T20:09:48.5188344Z at java.base/java.util.concurrent.ThreadPoolExecutor.runWorker(ThreadPoolExecutor.java:1128)</text:p>
            <text:p>unit-testsrun unit test 'BROKER_CLIENT_API'2021-06-27T20:09:48.5196127Z at java.base/java.util.concurrent.ThreadPoolExecutor$Worker.run(ThreadPoolExecutor.java:628)</text:p>
            <text:p>unit-testsrun unit test 'BROKER_CLIENT_API'2021-06-27T20:09:48.5203210Z at io.netty.util.concurrent.FastThreadLocalRunnable.run(FastThreadLocalRunnable.java:30)</text:p>
            <text:p>unit-testsrun unit test 'BROKER_CLIENT_API'2021-06-27T20:09:48.5209223Z at java.base/java.lang.Thread.run(Thread.java:829)</text:p>
            <text:p>unit-testsrun unit test 'BROKER_CLIENT_API'2021-06-27T20:09:48.5230982Z Caused by: org.apache.pulsar.metadata.api.MetadataStoreException$NotFoundException: org.apache.zookeeper.KeeperException$NoNodeException: KeeperErrorCode = NoNode for /loadbalance/leader</text:p>
            <text:p>unit-testsrun unit test 'BROKER_CLIENT_API'2021-06-27T20:09:48.5248983Z at org.apache.pulsar.metadata.impl.ZKMetadataStore.getException(ZKMetadataStore.java:310)</text:p>
            <text:p>unit-testsrun unit test 'BROKER_CLIENT_API'2021-06-27T20:09:48.5252565Z ... 5 more</text:p>
            <text:p>unit-testsrun unit test 'BROKER_CLIENT_API'2021-06-27T20:09:48.5264839Z Caused by: org.apache.zookeeper.KeeperException$NoNodeException: KeeperErrorCode = NoNode for /loadbalance/leader</text:p>
            <text:p>unit-testsrun unit test 'BROKER_CLIENT_API'2021-06-27T20:09:48.5273127Z at org.apache.zookeeper.KeeperException.create(KeeperException.java:118)</text:p>
            <text:p>unit-testsrun unit test 'BROKER_CLIENT_API'2021-06-27T20:09:48.5280874Z at org.apache.zookeeper.KeeperException.create(KeeperException.java:54)</text:p>
            <text:p>unit-testsrun unit test 'BROKER_CLIENT_API'2021-06-27T20:09:48.5291158Z at org.apache.pulsar.metadata.impl.ZKMetadataStore.getException(ZKMetadataStore.java:304)</text:p>
            <text:p>unit-testsrun unit test 'BROKER_CLIENT_API'2021-06-27T20:09:48.5295210Z ... 5 more</text:p>
          </table:table-cell>
          <table:table-cell table:style-name="ce64" table:number-columns-repeated="55"/>
          <table:table-cell table:style-name="ce133" table:number-columns-repeated="960"/>
        </table:table-row>
        <table:table-row table:style-name="ro1">
          <table:table-cell table:style-name="ce66"/>
          <table:table-cell table:style-name="ce164" table:number-columns-repeated="2"/>
          <table:table-cell table:style-name="ce64" table:number-columns-repeated="61"/>
          <table:table-cell table:style-name="ce133" table:number-columns-repeated="960"/>
        </table:table-row>
        <table:table-row table:style-name="ro21">
          <table:table-cell table:style-name="ce66" office:value-type="float" office:value="2" calcext:value-type="float">
            <text:p>2</text:p>
          </table:table-cell>
          <table:table-cell table:style-name="ce164" office:value-type="string" calcext:value-type="string">
            <text:p>org.apache.pulsar.client.api.NonPersistentTopicTest</text:p>
          </table:table-cell>
          <table:table-cell table:style-name="ce164" office:value-type="string" calcext:value-type="string">
            <text:p>testLoadManagerAssignmentForNonPersistentTestAssignment</text:p>
          </table:table-cell>
          <table:table-cell table:style-name="ce66" office:value-type="string" calcext:value-type="string">
            <text:p>FAILURE</text:p>
          </table:table-cell>
          <table:table-cell table:style-name="ce64" table:number-columns-repeated="2"/>
          <table:table-cell table:style-name="ce64" office:value-type="string" calcext:value-type="string">
            <text:p>CompletionException: org.apache.pulsar.metadata.api.MetadataStoreException$LockBusyException: Resource at /loadbalance/brokers/localhost:37667 is already locked</text:p>
          </table:table-cell>
          <table:table-cell table:style-name="ce64" office:value-type="string" calcext:value-type="string">
            <text:p>https://drive.google.com/file/d/1x0wdG3wQfqxm64MUVrv02l2iIxDwm95D/view?usp=sharing</text:p>
          </table:table-cell>
          <table:table-cell table:style-name="ce130" office:value-type="string" calcext:value-type="string">
            <text:p>[ERROR] testLoadManagerAssignmentForNonPersistentTestAssignment(org.apache.pulsar.client.api.NonPersistentTopicTest)  Time elapsed: 1.43 s  &lt;&lt;&lt; FAILURE!</text:p>
            <text:p>unit-testsrun unit test 'BROKER_CLIENT_API'2021-06-27T20:14:40.6865739Z org.apache.pulsar.broker.PulsarServerException: java.util.concurrent.CompletionException: org.apache.pulsar.metadata.api.MetadataStoreException$LockBusyException: Resource at /loadbalance/brokers/localhost:37667 is already locked</text:p>
            <text:p>unit-testsrun unit test 'BROKER_CLIENT_API'2021-06-27T20:14:40.6873272Z at org.apache.pulsar.broker.loadbalance.impl.SimpleLoadManagerImpl.start(SimpleLoadManagerImpl.java:285)</text:p>
            <text:p>unit-testsrun unit test 'BROKER_CLIENT_API'2021-06-27T20:14:40.6916886Z at org.apache.pulsar.client.api.NonPersistentTopicTest.testLoadManagerAssignmentForNonPersistentTestAssignment(NonPersistentTopicTest.java:706)</text:p>
            <text:p>unit-testsrun unit test 'BROKER_CLIENT_API'2021-06-27T20:14:40.6924721Z at java.base/jdk.internal.reflect.NativeMethodAccessorImpl.invoke0(Native Method)</text:p>
            <text:p>unit-testsrun unit test 'BROKER_CLIENT_API'2021-06-27T20:14:40.6932054Z at java.base/jdk.internal.reflect.NativeMethodAccessorImpl.invoke(NativeMethodAccessorImpl.java:62)</text:p>
            <text:p>unit-testsrun unit test 'BROKER_CLIENT_API'2021-06-27T20:14:40.6938324Z at java.base/jdk.internal.reflect.DelegatingMethodAccessorImpl.invoke(DelegatingMethodAccessorImpl.java:43)</text:p>
            <text:p>unit-testsrun unit test 'BROKER_CLIENT_API'2021-06-27T20:14:40.6946976Z at java.base/java.lang.reflect.Method.invoke(Method.java:566)</text:p>
            <text:p>unit-testsrun unit test 'BROKER_CLIENT_API'2021-06-27T20:14:40.6953233Z at org.testng.internal.MethodInvocationHelper.invokeMethod(MethodInvocationHelper.java:132)</text:p>
            <text:p>unit-testsrun unit test 'BROKER_CLIENT_API'2021-06-27T20:14:40.6980748Z at org.testng.internal.InvokeMethodRunnable.runOne(InvokeMethodRunnable.java:45)</text:p>
            <text:p>unit-testsrun unit test 'BROKER_CLIENT_API'2021-06-27T20:14:40.6991641Z at org.testng.internal.InvokeMethodRunnable.call(InvokeMethodRunnable.java:73)</text:p>
            <text:p>unit-testsrun unit test 'BROKER_CLIENT_API'2021-06-27T20:14:40.6996826Z at org.testng.internal.InvokeMethodRunnable.call(InvokeMethodRunnable.java:11)</text:p>
            <text:p>unit-testsrun unit test 'BROKER_CLIENT_API'2021-06-27T20:14:40.7012133Z at java.base/java.util.concurrent.FutureTask.run(FutureTask.java:264)</text:p>
            <text:p>unit-testsrun unit test 'BROKER_CLIENT_API'2021-06-27T20:14:40.7023653Z at java.base/java.util.concurrent.ThreadPoolExecutor.runWorker(ThreadPoolExecutor.java:1128)</text:p>
            <text:p>unit-testsrun unit test 'BROKER_CLIENT_API'2021-06-27T20:14:40.7034186Z at java.base/java.util.concurrent.ThreadPoolExecutor$Worker.run(ThreadPoolExecutor.java:628)</text:p>
            <text:p>unit-testsrun unit test 'BROKER_CLIENT_API'2021-06-27T20:14:40.7038114Z at java.base/java.lang.Thread.run(Thread.java:829)</text:p>
            <text:p>unit-testsrun unit test 'BROKER_CLIENT_API'2021-06-27T20:14:40.7047907Z Caused by: java.util.concurrent.CompletionException: org.apache.pulsar.metadata.api.MetadataStoreException$LockBusyException: Resource at /loadbalance/brokers/localhost:37667 is already locked</text:p>
            <text:p>unit-testsrun unit test 'BROKER_CLIENT_API'2021-06-27T20:14:40.7081864Z at java.base/java.util.concurrent.CompletableFuture.reportJoin(CompletableFuture.java:412)</text:p>
            <text:p>unit-testsrun unit test 'BROKER_CLIENT_API'2021-06-27T20:14:40.7090893Z at java.base/java.util.concurrent.CompletableFuture.join(CompletableFuture.java:2044)</text:p>
            <text:p>unit-testsrun unit test 'BROKER_CLIENT_API'2021-06-27T20:14:40.7100071Z at org.apache.pulsar.broker.loadbalance.impl.SimpleLoadManagerImpl.start(SimpleLoadManagerImpl.java:268)</text:p>
            <text:p>unit-testsrun unit test 'BROKER_CLIENT_API'2021-06-27T20:14:40.7117138Z ... 13 more</text:p>
            <text:p>unit-testsrun unit test 'BROKER_CLIENT_API'2021-06-27T20:14:40.7120251Z Caused by: org.apache.pulsar.metadata.api.MetadataStoreException$LockBusyException: Resource at /loadbalance/brokers/localhost:37667 is already locked</text:p>
            <text:p>unit-testsrun unit test 'BROKER_CLIENT_API'2021-06-27T20:14:40.7123291Z at org.apache.pulsar.metadata.coordination.impl.ResourceLockImpl.lambda$acquireWithNoRevalidation$8(ResourceLockImpl.java:178)</text:p>
            <text:p>unit-testsrun unit test 'BROKER_CLIENT_API'2021-06-27T20:14:40.7126025Z at java.base/java.util.concurrent.CompletableFuture.uniExceptionally(CompletableFuture.java:986)</text:p>
            <text:p>unit-testsrun unit test 'BROKER_CLIENT_API'2021-06-27T20:14:40.7275060Z at java.base/java.util.concurrent.CompletableFuture$UniExceptionally.tryFire(CompletableFuture.java:970)</text:p>
            <text:p>unit-testsrun unit test 'BROKER_CLIENT_API'2021-06-27T20:14:40.7277580Z at java.base/java.util.concurrent.CompletableFuture.postComplete(CompletableFuture.java:506)</text:p>
            <text:p>unit-testsrun unit test 'BROKER_CLIENT_API'2021-06-27T20:14:40.7281550Z at java.base/java.util.concurrent.CompletableFuture.completeExceptionally(CompletableFuture.java:2088)</text:p>
            <text:p>unit-testsrun unit test 'BROKER_CLIENT_API'2021-06-27T20:14:40.7285105Z at org.apache.pulsar.metadata.impl.ZKMetadataStore.lambda$storePut$15(ZKMetadataStore.java:226)</text:p>
            <text:p>unit-testsrun unit test 'BROKER_CLIENT_API'2021-06-27T20:14:40.7289043Z at java.base/java.util.concurrent.ThreadPoolExecutor.runWorker(ThreadPoolExecutor.java:1128)</text:p>
            <text:p>unit-testsrun unit test 'BROKER_CLIENT_API'2021-06-27T20:14:40.7305101Z at java.base/java.util.concurrent.ThreadPoolExecutor$Worker.run(ThreadPoolExecutor.java:628)</text:p>
            <text:p>unit-testsrun unit test 'BROKER_CLIENT_API'2021-06-27T20:14:40.7308996Z at io.netty.util.concurrent.FastThreadLocalRunnable.run(FastThreadLocalRunnable.java:30)</text:p>
            <text:p>unit-testsrun unit test 'BROKER_CLIENT_API'2021-06-27T20:14:40.7311355Z ... 1 more</text:p>
          </table:table-cell>
          <table:table-cell table:style-name="ce64" table:number-columns-repeated="55"/>
          <table:table-cell table:style-name="ce133" table:number-columns-repeated="960"/>
        </table:table-row>
        <table:table-row table:style-name="ro1">
          <table:table-cell table:style-name="ce66"/>
          <table:table-cell table:style-name="ce164" table:number-columns-repeated="2"/>
          <table:table-cell table:style-name="ce64" table:number-columns-repeated="61"/>
          <table:table-cell table:style-name="ce133" table:number-columns-repeated="960"/>
        </table:table-row>
        <table:table-row table:style-name="ro3">
          <table:table-cell table:style-name="ce66" office:value-type="float" office:value="3" calcext:value-type="float">
            <text:p>3</text:p>
          </table:table-cell>
          <table:table-cell table:style-name="ce164" office:value-type="string" calcext:value-type="string">
            <text:p>org.apache.pulsar.client.api.NonPersistentTopicTest</text:p>
          </table:table-cell>
          <table:table-cell table:style-name="ce164" office:value-type="string" calcext:value-type="string">
            <text:p>testNonPersistentBrokerModeRejectPersistentTopic</text:p>
          </table:table-cell>
          <table:table-cell table:style-name="ce66" office:value-type="string" calcext:value-type="string">
            <text:p>FAILURE</text:p>
          </table:table-cell>
          <table:table-cell table:style-name="ce64" table:number-columns-repeated="2"/>
          <table:table-cell table:style-name="ce64" office:value-type="string" calcext:value-type="string">
            <text:p>CompletionException: org.apache.pulsar.metadata.api.MetadataStoreException$LockBusyException: Resource at /loadbalance/brokers/localhost:39471 is already locked</text:p>
          </table:table-cell>
          <table:table-cell table:style-name="ce64" office:value-type="string" calcext:value-type="string">
            <text:p>https://drive.google.com/file/d/1yHEGSjcy3ev7tIJNpF1uo70K03luUjea/view?usp=sharing</text:p>
          </table:table-cell>
          <table:table-cell table:style-name="ce130" office:value-type="string" calcext:value-type="string">
            <text:p>[ERROR] testNonPersistentBrokerModeRejectPersistentTopic(org.apache.pulsar.client.api.NonPersistentTopicTest)  Time elapsed: 2.448 s  &lt;&lt;&lt; FAILURE!</text:p>
            <text:p>unit-testsrun unit test 'BROKER_CLIENT_API'2021-06-27T20:13:19.6711528Z org.apache.pulsar.broker.PulsarServerException: java.util.concurrent.CompletionException: org.apache.pulsar.metadata.api.MetadataStoreException$LockBusyException: Resource at /loadbalance/brokers/localhost:39471 is already locked</text:p>
            <text:p>unit-testsrun unit test 'BROKER_CLIENT_API'2021-06-27T20:13:19.6723785Z at org.apache.pulsar.broker.loadbalance.impl.SimpleLoadManagerImpl.start(SimpleLoadManagerImpl.java:285)</text:p>
            <text:p>unit-testsrun unit test 'BROKER_CLIENT_API'2021-06-27T20:13:19.6740295Z at org.apache.pulsar.client.api.NonPersistentTopicTest.testNonPersistentBrokerModeRejectPersistentTopic(NonPersistentTopicTest.java:795)</text:p>
            <text:p>unit-testsrun unit test 'BROKER_CLIENT_API'2021-06-27T20:13:19.6747815Z at java.base/jdk.internal.reflect.NativeMethodAccessorImpl.invoke0(Native Method)</text:p>
            <text:p>unit-testsrun unit test 'BROKER_CLIENT_API'2021-06-27T20:13:19.6766699Z at java.base/jdk.internal.reflect.NativeMethodAccessorImpl.invoke(NativeMethodAccessorImpl.java:62)</text:p>
            <text:p>unit-testsrun unit test 'BROKER_CLIENT_API'2021-06-27T20:13:19.6783023Z at java.base/jdk.internal.reflect.DelegatingMethodAccessorImpl.invoke(DelegatingMethodAccessorImpl.java:43)</text:p>
            <text:p>unit-testsrun unit test 'BROKER_CLIENT_API'2021-06-27T20:13:19.6791045Z at java.base/java.lang.reflect.Method.invoke(Method.java:566)</text:p>
            <text:p>unit-testsrun unit test 'BROKER_CLIENT_API'2021-06-27T20:13:19.6805469Z at org.testng.internal.MethodInvocationHelper.invokeMethod(MethodInvocationHelper.java:132)</text:p>
            <text:p>unit-testsrun unit test 'BROKER_CLIENT_API'2021-06-27T20:13:19.6816535Z at org.testng.internal.InvokeMethodRunnable.runOne(InvokeMethodRunnable.java:45)</text:p>
            <text:p>unit-testsrun unit test 'BROKER_CLIENT_API'2021-06-27T20:13:19.6829396Z at org.testng.internal.InvokeMethodRunnable.call(InvokeMethodRunnable.java:73)</text:p>
            <text:p>unit-testsrun unit test 'BROKER_CLIENT_API'2021-06-27T20:13:19.6842097Z at org.testng.internal.InvokeMethodRunnable.call(InvokeMethodRunnable.java:11)</text:p>
            <text:p>unit-testsrun unit test 'BROKER_CLIENT_API'2021-06-27T20:13:19.6851864Z at java.base/java.util.concurrent.FutureTask.run(FutureTask.java:264)</text:p>
            <text:p>unit-testsrun unit test 'BROKER_CLIENT_API'2021-06-27T20:13:19.6865216Z at java.base/java.util.concurrent.ThreadPoolExecutor.runWorker(ThreadPoolExecutor.java:1128)</text:p>
            <text:p>unit-testsrun unit test 'BROKER_CLIENT_API'2021-06-27T20:13:19.6878473Z at java.base/java.util.concurrent.ThreadPoolExecutor$Worker.run(ThreadPoolExecutor.java:628)</text:p>
            <text:p>unit-testsrun unit test 'BROKER_CLIENT_API'2021-06-27T20:13:19.6885102Z at java.base/java.lang.Thread.run(Thread.java:829)</text:p>
            <text:p>unit-testsrun unit test 'BROKER_CLIENT_API'2021-06-27T20:13:19.6914734Z Caused by: java.util.concurrent.CompletionException: org.apache.pulsar.metadata.api.MetadataStoreException$LockBusyException: Resource at /loadbalance/brokers/localhost:39471 is already locked</text:p>
            <text:p>unit-testsrun unit test 'BROKER_CLIENT_API'2021-06-27T20:13:19.6925435Z at java.base/java.util.concurrent.CompletableFuture.reportJoin(CompletableFuture.java:412)</text:p>
            <text:p>unit-testsrun unit test 'BROKER_CLIENT_API'2021-06-27T20:13:19.6941016Z at java.base/java.util.concurrent.CompletableFuture.join(CompletableFuture.java:2044)</text:p>
            <text:p>unit-testsrun unit test 'BROKER_CLIENT_API'2021-06-27T20:13:19.6958030Z at org.apache.pulsar.broker.loadbalance.impl.SimpleLoadManagerImpl.start(SimpleLoadManagerImpl.java:268)</text:p>
            <text:p>unit-testsrun unit test 'BROKER_CLIENT_API'2021-06-27T20:13:19.6962175Z ... 13 more</text:p>
            <text:p>unit-testsrun unit test 'BROKER_CLIENT_API'2021-06-27T20:13:19.6983299Z Caused by: org.apache.pulsar.metadata.api.MetadataStoreException$LockBusyException: Resource at /loadbalance/brokers/localhost:39471 is already locked</text:p>
            <text:p>unit-testsrun unit test 'BROKER_CLIENT_API'2021-06-27T20:13:19.6999880Z at org.apache.pulsar.metadata.coordination.impl.ResourceLockImpl.lambda$acquireWithNoRevalidation$8(ResourceLockImpl.java:178)</text:p>
            <text:p>unit-testsrun unit test 'BROKER_CLIENT_API'2021-06-27T20:13:19.7017203Z at java.base/java.util.concurrent.CompletableFuture.uniExceptionally(CompletableFuture.java:986)</text:p>
            <text:p>unit-testsrun unit test 'BROKER_CLIENT_API'2021-06-27T20:13:19.7032992Z at java.base/java.util.concurrent.CompletableFuture$UniExceptionally.tryFire(CompletableFuture.java:970)</text:p>
            <text:p>unit-testsrun unit test 'BROKER_CLIENT_API'2021-06-27T20:13:19.7043334Z at java.base/java.util.concurrent.CompletableFuture.postComplete(CompletableFuture.java:506)</text:p>
            <text:p>unit-testsrun unit test 'BROKER_CLIENT_API'2021-06-27T20:13:19.7058879Z at java.base/java.util.concurrent.CompletableFuture.completeExceptionally(CompletableFuture.java:2088)</text:p>
            <text:p>unit-testsrun unit test 'BROKER_CLIENT_API'2021-06-27T20:13:19.7074851Z at org.apache.pulsar.metadata.impl.ZKMetadataStore.lambda$storePut$15(ZKMetadataStore.java:226)</text:p>
            <text:p>unit-testsrun unit test 'BROKER_CLIENT_API'2021-06-27T20:13:19.7086373Z at java.base/java.util.concurrent.ThreadPoolExecutor.runWorker(ThreadPoolExecutor.java:1128)</text:p>
            <text:p>unit-testsrun unit test 'BROKER_CLIENT_API'2021-06-27T20:13:19.7099693Z at java.base/java.util.concurrent.ThreadPoolExecutor$Worker.run(ThreadPoolExecutor.java:628)</text:p>
            <text:p>unit-testsrun unit test 'BROKER_CLIENT_API'2021-06-27T20:13:19.7114565Z at io.netty.util.concurrent.FastThreadLocalRunnable.run(FastThreadLocalRunnable.java:30)</text:p>
            <text:p>unit-testsrun unit test 'BROKER_CLIENT_API'2021-06-27T20:13:19.7118264Z ... 1 more</text:p>
          </table:table-cell>
          <table:table-cell table:style-name="ce64" table:number-columns-repeated="55"/>
          <table:table-cell table:style-name="ce133" table:number-columns-repeated="960"/>
        </table:table-row>
        <table:table-row table:style-name="ro1">
          <table:table-cell table:style-name="ce66"/>
          <table:table-cell table:style-name="ce164" table:number-columns-repeated="2"/>
          <table:table-cell table:style-name="ce64" table:number-columns-repeated="61"/>
          <table:table-cell table:style-name="ce133" table:number-columns-repeated="960"/>
        </table:table-row>
        <table:table-row table:style-name="ro5">
          <table:table-cell table:style-name="ce66" office:value-type="float" office:value="4" calcext:value-type="float">
            <text:p>4</text:p>
          </table:table-cell>
          <table:table-cell table:style-name="ce164" office:value-type="string" calcext:value-type="string">
            <text:p>org.apache.pulsar.client.api.MemoryLimitTest</text:p>
          </table:table-cell>
          <table:table-cell table:style-name="ce164" office:value-type="string" calcext:value-type="string">
            <text:p>testRejectMessages</text:p>
          </table:table-cell>
          <table:table-cell table:style-name="ce66" office:value-type="string" calcext:value-type="string">
            <text:p>FAILURE</text:p>
          </table:table-cell>
          <table:table-cell table:style-name="ce64" table:number-columns-repeated="2"/>
          <table:table-cell table:style-name="ce64" office:value-type="string" calcext:value-type="string">
            <text:p>AssertionError: expected [103424] but found [74752]</text:p>
          </table:table-cell>
          <table:table-cell table:style-name="ce64" office:value-type="string" calcext:value-type="string">
            <text:p>https://drive.google.com/file/d/1KAqM0IgjAkpBIg3LP2Vzm9DBUckNFItK/view?usp=sharing</text:p>
          </table:table-cell>
          <table:table-cell table:style-name="ce130" office:value-type="string" calcext:value-type="string">
            <text:p>[ERROR] testRejectMessages(org.apache.pulsar.client.api.MemoryLimitTest)  Time elapsed: 2.155 s  &lt;&lt;&lt; FAILURE!</text:p>
            <text:p>unit-testsrun unit test 'BROKER_CLIENT_API'2021-06-27T22:04:13.4417923Z java.lang.AssertionError: expected [103424] but found [74752]</text:p>
            <text:p>unit-testsrun unit test 'BROKER_CLIENT_API'2021-06-27T22:04:13.4419302Z at org.testng.Assert.fail(Assert.java:99)</text:p>
            <text:p>unit-testsrun unit test 'BROKER_CLIENT_API'2021-06-27T22:04:13.4420489Z at org.testng.Assert.failNotEquals(Assert.java:1037)</text:p>
            <text:p>unit-testsrun unit test 'BROKER_CLIENT_API'2021-06-27T22:04:13.4422103Z at org.testng.Assert.assertEqualsImpl(Assert.java:140)</text:p>
            <text:p>unit-testsrun unit test 'BROKER_CLIENT_API'2021-06-27T22:04:13.4423899Z at org.testng.Assert.assertEquals(Assert.java:122)</text:p>
            <text:p>unit-testsrun unit test 'BROKER_CLIENT_API'2021-06-27T22:04:13.4426783Z at org.testng.Assert.assertEquals(Assert.java:797)</text:p>
            <text:p>unit-testsrun unit test 'BROKER_CLIENT_API'2021-06-27T22:04:13.4428175Z at org.testng.Assert.assertEquals(Assert.java:807)</text:p>
            <text:p>unit-testsrun unit test 'BROKER_CLIENT_API'2021-06-27T22:04:13.4430490Z at org.apache.pulsar.client.api.MemoryLimitTest.testRejectMessages(MemoryLimitTest.java:86)</text:p>
            <text:p>unit-testsrun unit test 'BROKER_CLIENT_API'2021-06-27T22:04:13.4436053Z at java.base/jdk.internal.reflect.NativeMethodAccessorImpl.invoke0(Native Method)</text:p>
            <text:p>unit-testsrun unit test 'BROKER_CLIENT_API'2021-06-27T22:04:13.4462550Z at java.base/jdk.internal.reflect.NativeMethodAccessorImpl.invoke(NativeMethodAccessorImpl.java:62)</text:p>
            <text:p>unit-testsrun unit test 'BROKER_CLIENT_API'2021-06-27T22:04:13.4465881Z at java.base/jdk.internal.reflect.DelegatingMethodAccessorImpl.invoke(DelegatingMethodAccessorImpl.java:43)</text:p>
            <text:p>unit-testsrun unit test 'BROKER_CLIENT_API'2021-06-27T22:04:13.4467921Z at java.base/java.lang.reflect.Method.invoke(Method.java:566)</text:p>
            <text:p>unit-testsrun unit test 'BROKER_CLIENT_API'2021-06-27T22:04:13.4470220Z at org.testng.internal.MethodInvocationHelper.invokeMethod(MethodInvocationHelper.java:132)</text:p>
            <text:p>unit-testsrun unit test 'BROKER_CLIENT_API'2021-06-27T22:04:13.4474511Z at org.testng.internal.InvokeMethodRunnable.runOne(InvokeMethodRunnable.java:45)</text:p>
            <text:p>unit-testsrun unit test 'BROKER_CLIENT_API'2021-06-27T22:04:13.4476723Z at org.testng.internal.InvokeMethodRunnable.call(InvokeMethodRunnable.java:73)</text:p>
            <text:p>unit-testsrun unit test 'BROKER_CLIENT_API'2021-06-27T22:04:13.4478797Z at org.testng.internal.InvokeMethodRunnable.call(InvokeMethodRunnable.java:11)</text:p>
            <text:p>unit-testsrun unit test 'BROKER_CLIENT_API'2021-06-27T22:04:13.4504609Z at java.base/java.util.concurrent.FutureTask.run(FutureTask.java:264)</text:p>
            <text:p>unit-testsrun unit test 'BROKER_CLIENT_API'2021-06-27T22:04:13.4506946Z at java.base/java.util.concurrent.ThreadPoolExecutor.runWorker(ThreadPoolExecutor.java:1128)</text:p>
            <text:p>unit-testsrun unit test 'BROKER_CLIENT_API'2021-06-27T22:04:13.4509032Z at java.base/java.util.concurrent.ThreadPoolExecutor$Worker.run(ThreadPoolExecutor.java:628)</text:p>
            <text:p>unit-testsrun unit test 'BROKER_CLIENT_API'2021-06-27T22:04:13.4510868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164" table:number-columns-repeated="2"/>
          <table:table-cell table:style-name="ce64" table:number-columns-repeated="61"/>
          <table:table-cell table:style-name="ce133" table:number-columns-repeated="960"/>
        </table:table-row>
        <table:table-row table:style-name="ro5">
          <table:table-cell table:style-name="ce66" office:value-type="float" office:value="5" calcext:value-type="float">
            <text:p>5</text:p>
          </table:table-cell>
          <table:table-cell table:style-name="ce164" office:value-type="string" calcext:value-type="string">
            <text:p>org.apache.pulsar.client.api.MemoryLimitTest</text:p>
          </table:table-cell>
          <table:table-cell table:style-name="ce164" office:value-type="string" calcext:value-type="string">
            <text:p>testRejectMessagesOnMultipleTopics</text:p>
          </table:table-cell>
          <table:table-cell table:style-name="ce66" office:value-type="string" calcext:value-type="string">
            <text:p>FAILURE</text:p>
          </table:table-cell>
          <table:table-cell table:style-name="ce64" table:number-columns-repeated="2"/>
          <table:table-cell table:style-name="ce64" office:value-type="string" calcext:value-type="string">
            <text:p>AssertionError: expected [103424] but found [71680]</text:p>
          </table:table-cell>
          <table:table-cell table:style-name="ce64" office:value-type="string" calcext:value-type="string">
            <text:p>https://drive.google.com/file/d/1Y5SrSf61bhB-xjB7Ce1KvPCao-hPvDoF/view?usp=sharing</text:p>
          </table:table-cell>
          <table:table-cell table:style-name="ce130" office:value-type="string" calcext:value-type="string">
            <text:p>[ERROR] testRejectMessagesOnMultipleTopics(org.apache.pulsar.client.api.MemoryLimitTest)  Time elapsed: 2.195 s  &lt;&lt;&lt; FAILURE!</text:p>
            <text:p>unit-testsrun unit test 'BROKER_CLIENT_API'2021-06-27T21:59:32.0528530Z java.lang.AssertionError: expected [103424] but found [71680]</text:p>
            <text:p>unit-testsrun unit test 'BROKER_CLIENT_API'2021-06-27T21:59:32.0529333Z at org.testng.Assert.fail(Assert.java:99)</text:p>
            <text:p>unit-testsrun unit test 'BROKER_CLIENT_API'2021-06-27T21:59:32.0530218Z at org.testng.Assert.failNotEquals(Assert.java:1037)</text:p>
            <text:p>unit-testsrun unit test 'BROKER_CLIENT_API'2021-06-27T21:59:32.0531276Z at org.testng.Assert.assertEqualsImpl(Assert.java:140)</text:p>
            <text:p>unit-testsrun unit test 'BROKER_CLIENT_API'2021-06-27T21:59:32.0532745Z at org.testng.Assert.assertEquals(Assert.java:122)</text:p>
            <text:p>unit-testsrun unit test 'BROKER_CLIENT_API'2021-06-27T21:59:32.0533777Z at org.testng.Assert.assertEquals(Assert.java:797)</text:p>
            <text:p>unit-testsrun unit test 'BROKER_CLIENT_API'2021-06-27T21:59:32.0534742Z at org.testng.Assert.assertEquals(Assert.java:807)</text:p>
            <text:p>unit-testsrun unit test 'BROKER_CLIENT_API'2021-06-27T21:59:32.0537053Z at org.apache.pulsar.client.api.MemoryLimitTest.testRejectMessagesOnMultipleTopics(MemoryLimitTest.java:143)</text:p>
            <text:p>unit-testsrun unit test 'BROKER_CLIENT_API'2021-06-27T21:59:32.0540154Z at java.base/jdk.internal.reflect.NativeMethodAccessorImpl.invoke0(Native Method)</text:p>
            <text:p>unit-testsrun unit test 'BROKER_CLIENT_API'2021-06-27T21:59:32.0543285Z at java.base/jdk.internal.reflect.NativeMethodAccessorImpl.invoke(NativeMethodAccessorImpl.java:62)</text:p>
            <text:p>unit-testsrun unit test 'BROKER_CLIENT_API'2021-06-27T21:59:32.0546024Z at java.base/jdk.internal.reflect.DelegatingMethodAccessorImpl.invoke(DelegatingMethodAccessorImpl.java:43)</text:p>
            <text:p>unit-testsrun unit test 'BROKER_CLIENT_API'2021-06-27T21:59:32.0547937Z at java.base/java.lang.reflect.Method.invoke(Method.java:566)</text:p>
            <text:p>unit-testsrun unit test 'BROKER_CLIENT_API'2021-06-27T21:59:32.0558056Z at org.testng.internal.MethodInvocationHelper.invokeMethod(MethodInvocationHelper.java:132)</text:p>
            <text:p>unit-testsrun unit test 'BROKER_CLIENT_API'2021-06-27T21:59:32.0567942Z at org.testng.internal.InvokeMethodRunnable.runOne(InvokeMethodRunnable.java:45)</text:p>
            <text:p>unit-testsrun unit test 'BROKER_CLIENT_API'2021-06-27T21:59:32.0570500Z at org.testng.internal.InvokeMethodRunnable.call(InvokeMethodRunnable.java:73)</text:p>
            <text:p>unit-testsrun unit test 'BROKER_CLIENT_API'2021-06-27T21:59:32.0572935Z at org.testng.internal.InvokeMethodRunnable.call(InvokeMethodRunnable.java:11)</text:p>
            <text:p>unit-testsrun unit test 'BROKER_CLIENT_API'2021-06-27T21:59:32.0574958Z at java.base/java.util.concurrent.FutureTask.run(FutureTask.java:264)</text:p>
            <text:p>unit-testsrun unit test 'BROKER_CLIENT_API'2021-06-27T21:59:32.0636774Z at java.base/java.util.concurrent.ThreadPoolExecutor.runWorker(ThreadPoolExecutor.java:1128)</text:p>
            <text:p>unit-testsrun unit test 'BROKER_CLIENT_API'2021-06-27T21:59:32.0638994Z at java.base/java.util.concurrent.ThreadPoolExecutor$Worker.run(ThreadPoolExecutor.java:628)</text:p>
            <text:p>unit-testsrun unit test 'BROKER_CLIENT_API'2021-06-27T21:59:32.0640402Z at java.base/java.lang.Thread.run(Thread.java:829)</text:p>
          </table:table-cell>
          <table:table-cell table:style-name="ce64" table:number-columns-repeated="55"/>
          <table:table-cell table:style-name="ce133" table:number-columns-repeated="960"/>
        </table:table-row>
        <table:table-row table:style-name="ro1" table:number-rows-repeated="1048562">
          <table:table-cell table:number-columns-repeated="1024"/>
        </table:table-row>
        <table:table-row table:style-name="ro1">
          <table:table-cell table:number-columns-repeated="1024"/>
        </table:table-row>
      </table:table>
      <table:table table:name="script_broker_client_impl_CI" table:style-name="ta2">
        <table:table-column table:style-name="co1" table:default-cell-style-name="ce2"/>
        <table:table-column table:style-name="co35" table:default-cell-style-name="ce1"/>
        <table:table-column table:style-name="co36" table:default-cell-style-name="ce1"/>
        <table:table-column table:style-name="co1" table:number-columns-repeated="2" table:default-cell-style-name="ce1"/>
        <table:table-column table:style-name="co8" table:default-cell-style-name="ce1"/>
        <table:table-column table:style-name="co24" table:default-cell-style-name="ce1"/>
        <table:table-column table:style-name="co37" table:default-cell-style-name="ce1"/>
        <table:table-column table:style-name="co9" table:default-cell-style-name="ce132"/>
        <table:table-column table:style-name="co1" table:number-columns-repeated="55" table:default-cell-style-name="ce1"/>
        <table:table-column table:style-name="co1" table:number-columns-repeated="960" table:default-cell-style-name="Default"/>
        <table:table-row table:style-name="ro1">
          <table:table-cell/>
          <table:table-cell table:style-name="ce22" office:value-type="string" calcext:value-type="string" table:number-columns-spanned="3" table:number-rows-spanned="1">
            <text:p>Recent Commit GitHub CI (12 June 2021)</text:p>
          </table:table-cell>
          <table:covered-table-cell table:number-columns-repeated="2"/>
          <table:table-cell table:number-columns-repeated="2"/>
          <table:table-cell table:style-name="ce4"/>
          <table:table-cell table:number-columns-repeated="1017"/>
        </table:table-row>
        <table:table-row table:style-name="ro1">
          <table:table-cell/>
          <table:table-cell table:style-name="ce42" table:number-columns-repeated="2"/>
          <table:table-cell table:number-columns-repeated="3"/>
          <table:table-cell table:style-name="ce4"/>
          <table:table-cell table:number-columns-repeated="1017"/>
        </table:table-row>
        <table:table-row table:style-name="ro1">
          <table:table-cell table:style-name="ce45" office:value-type="string" calcext:value-type="string">
            <text:p>No</text:p>
          </table:table-cell>
          <table:table-cell table:style-name="ce163" office:value-type="string" calcext:value-type="string">
            <text:p>Package/class</text:p>
          </table:table-cell>
          <table:table-cell table:style-name="ce163"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157"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45"/>
          <table:table-cell table:style-name="ce163" table:number-columns-repeated="2"/>
          <table:table-cell table:style-name="ce65" table:number-columns-repeated="3"/>
          <table:table-cell table:style-name="ce76"/>
          <table:table-cell table:style-name="ce65"/>
          <table:table-cell/>
          <table:table-cell table:style-name="ce64" table:number-columns-repeated="55"/>
          <table:table-cell table:style-name="ce133" table:number-columns-repeated="960"/>
        </table:table-row>
        <table:table-row table:style-name="ro15">
          <table:table-cell table:style-name="ce46" office:value-type="float" office:value="1" calcext:value-type="float">
            <text:p>1</text:p>
          </table:table-cell>
          <table:table-cell table:style-name="ce164" office:value-type="string" calcext:value-type="string">
            <text:p>org.apache.pulsar.client.impl.BrokerClientIntegrationTest</text:p>
          </table:table-cell>
          <table:table-cell table:style-name="ce166" office:value-type="string" calcext:value-type="string">
            <text:p>testJsonSchemaProducerConsumerWithSpecifiedReaderAndWriter</text:p>
          </table:table-cell>
          <table:table-cell table:style-name="ce66" office:value-type="string" calcext:value-type="string">
            <text:p>FAILURE</text:p>
          </table:table-cell>
          <table:table-cell table:style-name="ce66"/>
          <table:table-cell table:style-name="ce64"/>
          <table:table-cell table:style-name="ce77" office:value-type="string" calcext:value-type="string">
            <text:p>ThreadTimeoutException: Method org.apache.pulsar.client.impl.BrokerClientIntegrationTest.testJsonSchemaProducerConsumerWithSpecifiedReaderAndWriter() didn't finish within the time-out 300000</text:p>
          </table:table-cell>
          <table:table-cell table:style-name="ce139" office:value-type="string" calcext:value-type="string">
            <text:p>https://drive.google.com/file/d/1AlGo2OfIEAEIyy2mWamo2HiX0WuUcnKT/view?usp=sharing</text:p>
          </table:table-cell>
          <table:table-cell office:value-type="string" calcext:value-type="string">
            <text:p>[ERROR] testJsonSchemaProducerConsumerWithSpecifiedReaderAndWriter(org.apache.pulsar.client.impl.BrokerClientIntegrationTest)  Time elapsed: 300.041 s  &lt;&lt;&lt; FAILURE!</text:p>
            <text:p>unit-testsrun unit test 'BROKER_CLIENT_IMPL'2021-06-28T01:45:21.2571849Z org.testng.internal.thread.ThreadTimeoutException: Method org.apache.pulsar.client.impl.BrokerClientIntegrationTest.testJsonSchemaProducerConsumerWithSpecifiedReaderAndWriter() didn't finish within the time-out 300000</text:p>
            <text:p>unit-testsrun unit test 'BROKER_CLIENT_IMPL'2021-06-28T01:45:21.2583943Z at org.testng.internal.MethodInvocationHelper.invokeWithTimeoutWithNewExecutor(MethodInvocationHelper.java:371)</text:p>
            <text:p>unit-testsrun unit test 'BROKER_CLIENT_IMPL'2021-06-28T01:45:21.2592760Z at org.testng.internal.MethodInvocationHelper.invokeWithTimeout(MethodInvocationHelper.java:282)</text:p>
            <text:p>unit-testsrun unit test 'BROKER_CLIENT_IMPL'2021-06-28T01:45:21.2599306Z at org.testng.internal.TestInvoker.invokeMethod(TestInvoker.java:605)</text:p>
            <text:p>unit-testsrun unit test 'BROKER_CLIENT_IMPL'2021-06-28T01:45:21.2605447Z at org.testng.internal.TestInvoker.retryFailed(TestInvoker.java:214)</text:p>
            <text:p>unit-testsrun unit test 'BROKER_CLIENT_IMPL'2021-06-28T01:45:21.2611750Z at org.testng.internal.MethodRunner.runInSequence(MethodRunner.java:58)</text:p>
            <text:p>unit-testsrun unit test 'BROKER_CLIENT_IMPL'2021-06-28T01:45:21.2618580Z at org.testng.internal.TestInvoker$MethodInvocationAgent.invoke(TestInvoker.java:822)</text:p>
            <text:p>unit-testsrun unit test 'BROKER_CLIENT_IMPL'2021-06-28T01:45:21.2624888Z at org.testng.internal.TestInvoker.invokeTestMethods(TestInvoker.java:147)</text:p>
            <text:p>unit-testsrun unit test 'BROKER_CLIENT_IMPL'2021-06-28T01:45:21.2631982Z at org.testng.internal.TestMethodWorker.invokeTestMethods(TestMethodWorker.java:146)</text:p>
            <text:p>unit-testsrun unit test 'BROKER_CLIENT_IMPL'2021-06-28T01:45:21.2638579Z at org.testng.internal.TestMethodWorker.run(TestMethodWorker.java:128)</text:p>
            <text:p>unit-testsrun unit test 'BROKER_CLIENT_IMPL'2021-06-28T01:45:21.2643842Z at java.base/java.util.ArrayList.forEach(ArrayList.java:1541)</text:p>
            <text:p>unit-testsrun unit test 'BROKER_CLIENT_IMPL'2021-06-28T01:45:21.2648641Z at org.testng.TestRunner.privateRun(TestRunner.java:764)</text:p>
            <text:p>unit-testsrun unit test 'BROKER_CLIENT_IMPL'2021-06-28T01:45:21.2652995Z at org.testng.TestRunner.run(TestRunner.java:585)</text:p>
            <text:p>unit-testsrun unit test 'BROKER_CLIENT_IMPL'2021-06-28T01:45:21.2657662Z at org.testng.SuiteRunner.runTest(SuiteRunner.java:384)</text:p>
            <text:p>unit-testsrun unit test 'BROKER_CLIENT_IMPL'2021-06-28T01:45:21.2662954Z at org.testng.SuiteRunner.runSequentially(SuiteRunner.java:378)</text:p>
            <text:p>unit-testsrun unit test 'BROKER_CLIENT_IMPL'2021-06-28T01:45:21.2668017Z at org.testng.SuiteRunner.privateRun(SuiteRunner.java:337)</text:p>
            <text:p>unit-testsrun unit test 'BROKER_CLIENT_IMPL'2021-06-28T01:45:21.2672540Z at org.testng.SuiteRunner.run(SuiteRunner.java:286)</text:p>
            <text:p>unit-testsrun unit test 'BROKER_CLIENT_IMPL'2021-06-28T01:45:21.2678134Z at org.testng.SuiteRunnerWorker.runSuite(SuiteRunnerWorker.java:53)</text:p>
            <text:p>unit-testsrun unit test 'BROKER_CLIENT_IMPL'2021-06-28T01:45:21.2683516Z at org.testng.SuiteRunnerWorker.run(SuiteRunnerWorker.java:96)</text:p>
            <text:p>unit-testsrun unit test 'BROKER_CLIENT_IMPL'2021-06-28T01:45:21.2688699Z at org.testng.TestNG.runSuitesSequentially(TestNG.java:1218)</text:p>
            <text:p>unit-testsrun unit test 'BROKER_CLIENT_IMPL'2021-06-28T01:45:21.2693548Z at org.testng.TestNG.runSuitesLocally(TestNG.java:1140)</text:p>
            <text:p>unit-testsrun unit test 'BROKER_CLIENT_IMPL'2021-06-28T01:45:21.2697847Z at org.testng.TestNG.runSuites(TestNG.java:1069)</text:p>
            <text:p>unit-testsrun unit test 'BROKER_CLIENT_IMPL'2021-06-28T01:45:21.2701675Z at org.testng.TestNG.run(TestNG.java:1037)</text:p>
            <text:p>unit-testsrun unit test 'BROKER_CLIENT_IMPL'2021-06-28T01:45:21.2707866Z at org.apache.maven.surefire.testng.TestNGExecutor.run(TestNGExecutor.java:135)</text:p>
            <text:p>unit-testsrun unit test 'BROKER_CLIENT_IMPL'2021-06-28T01:45:21.2717417Z at org.apache.maven.surefire.testng.TestNGDirectoryTestSuite.executeSingleClass(TestNGDirectoryTestSuite.java:112)</text:p>
            <text:p>unit-testsrun unit test 'BROKER_CLIENT_IMPL'2021-06-28T01:45:21.2727054Z at org.apache.maven.surefire.testng.TestNGDirectoryTestSuite.executeLazy(TestNGDirectoryTestSuite.java:123)</text:p>
            <text:p>unit-testsrun unit test 'BROKER_CLIENT_IMPL'2021-06-28T01:45:21.2736264Z at org.apache.maven.surefire.testng.TestNGDirectoryTestSuite.execute(TestNGDirectoryTestSuite.java:90)</text:p>
            <text:p>unit-testsrun unit test 'BROKER_CLIENT_IMPL'2021-06-28T01:45:21.2743721Z at org.apache.maven.surefire.testng.TestNGProvider.invoke(TestNGProvider.java:146)</text:p>
            <text:p>unit-testsrun unit test 'BROKER_CLIENT_IMPL'2021-06-28T01:45:21.2750555Z at org.apache.maven.surefire.booter.ForkedBooter.invokeProviderInSameClassLoader(ForkedBooter.java:384)</text:p>
            <text:p>unit-testsrun unit test 'BROKER_CLIENT_IMPL'2021-06-28T01:45:21.2755481Z at org.apache.maven.surefire.booter.ForkedBooter.runSuitesInProcess(ForkedBooter.java:345)</text:p>
            <text:p>unit-testsrun unit test 'BROKER_CLIENT_IMPL'2021-06-28T01:45:21.2759579Z at org.apache.maven.surefire.booter.ForkedBooter.execute(ForkedBooter.java:126)</text:p>
            <text:p>unit-testsrun unit test 'BROKER_CLIENT_IMPL'2021-06-28T01:45:21.2763233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7"/>
          <table:table-cell/>
          <table:table-cell table:style-name="ce64" table:number-columns-repeated="55"/>
          <table:table-cell table:style-name="ce133" table:number-columns-repeated="960"/>
        </table:table-row>
        <table:table-row table:style-name="ro9">
          <table:table-cell table:style-name="ce46" office:value-type="float" office:value="2" calcext:value-type="float">
            <text:p>2</text:p>
          </table:table-cell>
          <table:table-cell table:style-name="ce64" office:value-type="string" calcext:value-type="string">
            <text:p>org.apache.pulsar.client.impl.BrokerClientIntegrationTest</text:p>
          </table:table-cell>
          <table:table-cell table:style-name="ce64" office:value-type="string" calcext:value-type="string">
            <text:p>testMaxConcurrentTopicLoading</text:p>
          </table:table-cell>
          <table:table-cell table:style-name="ce66" office:value-type="string" calcext:value-type="string">
            <text:p>FAILURE</text:p>
          </table:table-cell>
          <table:table-cell table:style-name="ce64" table:number-columns-repeated="2"/>
          <table:table-cell table:style-name="ce64" office:value-type="string" calcext:value-type="string">
            <text:p>ThreadTimeoutException: Method org.apache.pulsar.client.impl.BrokerClientIntegrationTest.testMaxConcurrentTopicLoading() didn't finish within the time-out 300000</text:p>
          </table:table-cell>
          <table:table-cell table:style-name="ce64" office:value-type="string" calcext:value-type="string">
            <text:p>https://drive.google.com/file/d/1AlGo2OfIEAEIyy2mWamo2HiX0WuUcnKT/view?usp=sharing</text:p>
          </table:table-cell>
          <table:table-cell office:value-type="string" calcext:value-type="string">
            <text:p>[ERROR] testMaxConcurrentTopicLoading(org.apache.pulsar.client.impl.BrokerClientIntegrationTest)  Time elapsed: 300.06 s  &lt;&lt;&lt; FAILURE!</text:p>
            <text:p>unit-testsrun unit test 'BROKER_CLIENT_IMPL'2021-06-28T01:45:21.2776223Z org.testng.internal.thread.ThreadTimeoutException: Method org.apache.pulsar.client.impl.BrokerClientIntegrationTest.testMaxConcurrentTopicLoading() didn't finish within the time-out 300000</text:p>
            <text:p>unit-testsrun unit test 'BROKER_CLIENT_IMPL'2021-06-28T01:45:21.2782813Z at org.testng.internal.MethodInvocationHelper.invokeWithTimeoutWithNewExecutor(MethodInvocationHelper.java:371)</text:p>
            <text:p>unit-testsrun unit test 'BROKER_CLIENT_IMPL'2021-06-28T01:45:21.2787931Z at org.testng.internal.MethodInvocationHelper.invokeWithTimeout(MethodInvocationHelper.java:282)</text:p>
            <text:p>unit-testsrun unit test 'BROKER_CLIENT_IMPL'2021-06-28T01:45:21.2791747Z at org.testng.internal.TestInvoker.invokeMethod(TestInvoker.java:605)</text:p>
            <text:p>unit-testsrun unit test 'BROKER_CLIENT_IMPL'2021-06-28T01:45:21.2795031Z at org.testng.internal.TestInvoker.retryFailed(TestInvoker.java:214)</text:p>
            <text:p>unit-testsrun unit test 'BROKER_CLIENT_IMPL'2021-06-28T01:45:21.2798372Z at org.testng.internal.MethodRunner.runInSequence(MethodRunner.java:58)</text:p>
            <text:p>unit-testsrun unit test 'BROKER_CLIENT_IMPL'2021-06-28T01:45:21.2873879Z at org.testng.internal.TestInvoker$MethodInvocationAgent.invoke(TestInvoker.java:822)</text:p>
            <text:p>unit-testsrun unit test 'BROKER_CLIENT_IMPL'2021-06-28T01:45:21.2875504Z at org.testng.internal.TestInvoker.invokeTestMethods(TestInvoker.java:147)</text:p>
            <text:p>unit-testsrun unit test 'BROKER_CLIENT_IMPL'2021-06-28T01:45:21.2877290Z at org.testng.internal.TestMethodWorker.invokeTestMethods(TestMethodWorker.java:146)</text:p>
            <text:p>unit-testsrun unit test 'BROKER_CLIENT_IMPL'2021-06-28T01:45:21.2879158Z at org.testng.internal.TestMethodWorker.run(TestMethodWorker.java:128)</text:p>
            <text:p>unit-testsrun unit test 'BROKER_CLIENT_IMPL'2021-06-28T01:45:21.2880298Z at java.base/java.util.ArrayList.forEach(ArrayList.java:1541)</text:p>
            <text:p>unit-testsrun unit test 'BROKER_CLIENT_IMPL'2021-06-28T01:45:21.2881246Z at org.testng.TestRunner.privateRun(TestRunner.java:764)</text:p>
            <text:p>unit-testsrun unit test 'BROKER_CLIENT_IMPL'2021-06-28T01:45:21.2882161Z at org.testng.TestRunner.run(TestRunner.java:585)</text:p>
            <text:p>unit-testsrun unit test 'BROKER_CLIENT_IMPL'2021-06-28T01:45:21.2883052Z at org.testng.SuiteRunner.runTest(SuiteRunner.java:384)</text:p>
            <text:p>unit-testsrun unit test 'BROKER_CLIENT_IMPL'2021-06-28T01:45:21.2884123Z at org.testng.SuiteRunner.runSequentially(SuiteRunner.java:378)</text:p>
            <text:p>unit-testsrun unit test 'BROKER_CLIENT_IMPL'2021-06-28T01:45:21.2885257Z at org.testng.SuiteRunner.privateRun(SuiteRunner.java:337)</text:p>
            <text:p>unit-testsrun unit test 'BROKER_CLIENT_IMPL'2021-06-28T01:45:21.2886204Z at org.testng.SuiteRunner.run(SuiteRunner.java:286)</text:p>
            <text:p>unit-testsrun unit test 'BROKER_CLIENT_IMPL'2021-06-28T01:45:21.2887271Z at org.testng.SuiteRunnerWorker.runSuite(SuiteRunnerWorker.java:53)</text:p>
            <text:p>unit-testsrun unit test 'BROKER_CLIENT_IMPL'2021-06-28T01:45:21.2888500Z at org.testng.SuiteRunnerWorker.run(SuiteRunnerWorker.java:96)</text:p>
            <text:p>unit-testsrun unit test 'BROKER_CLIENT_IMPL'2021-06-28T01:45:21.2889657Z at org.testng.TestNG.runSuitesSequentially(TestNG.java:1218)</text:p>
            <text:p>unit-testsrun unit test 'BROKER_CLIENT_IMPL'2021-06-28T01:45:21.2890723Z at org.testng.TestNG.runSuitesLocally(TestNG.java:1140)</text:p>
            <text:p>unit-testsrun unit test 'BROKER_CLIENT_IMPL'2021-06-28T01:45:21.2891615Z at org.testng.TestNG.runSuites(TestNG.java:1069)</text:p>
            <text:p>unit-testsrun unit test 'BROKER_CLIENT_IMPL'2021-06-28T01:45:21.2892336Z at org.testng.TestNG.run(TestNG.java:1037)</text:p>
            <text:p>unit-testsrun unit test 'BROKER_CLIENT_IMPL'2021-06-28T01:45:21.2893528Z at org.apache.maven.surefire.testng.TestNGExecutor.run(TestNGExecutor.java:135)</text:p>
            <text:p>unit-testsrun unit test 'BROKER_CLIENT_IMPL'2021-06-28T01:45:21.2896082Z at org.apache.maven.surefire.testng.TestNGDirectoryTestSuite.executeSingleClass(TestNGDirectoryTestSuite.java:112)</text:p>
            <text:p>unit-testsrun unit test 'BROKER_CLIENT_IMPL'2021-06-28T01:45:21.2899223Z at org.apache.maven.surefire.testng.TestNGDirectoryTestSuite.executeLazy(TestNGDirectoryTestSuite.java:123)</text:p>
            <text:p>unit-testsrun unit test 'BROKER_CLIENT_IMPL'2021-06-28T01:45:21.2902024Z at org.apache.maven.surefire.testng.TestNGDirectoryTestSuite.execute(TestNGDirectoryTestSuite.java:90)</text:p>
            <text:p>unit-testsrun unit test 'BROKER_CLIENT_IMPL'2021-06-28T01:45:21.2904322Z at org.apache.maven.surefire.testng.TestNGProvider.invoke(TestNGProvider.java:146)</text:p>
            <text:p>unit-testsrun unit test 'BROKER_CLIENT_IMPL'2021-06-28T01:45:21.2906821Z at org.apache.maven.surefire.booter.ForkedBooter.invokeProviderInSameClassLoader(ForkedBooter.java:384)</text:p>
            <text:p>unit-testsrun unit test 'BROKER_CLIENT_IMPL'2021-06-28T01:45:21.2909591Z at org.apache.maven.surefire.booter.ForkedBooter.runSuitesInProcess(ForkedBooter.java:345)</text:p>
            <text:p>unit-testsrun unit test 'BROKER_CLIENT_IMPL'2021-06-28T01:45:21.2911659Z at org.apache.maven.surefire.booter.ForkedBooter.execute(ForkedBooter.java:126)</text:p>
            <text:p>unit-testsrun unit test 'BROKER_CLIENT_IMPL'2021-06-28T01:45:21.2913470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7"/>
          <table:table-cell/>
          <table:table-cell table:style-name="ce64" table:number-columns-repeated="55"/>
          <table:table-cell table:style-name="ce133" table:number-columns-repeated="960"/>
        </table:table-row>
        <table:table-row table:style-name="ro8">
          <table:table-cell table:style-name="ce46" office:value-type="float" office:value="3" calcext:value-type="float">
            <text:p>3</text:p>
          </table:table-cell>
          <table:table-cell table:style-name="ce64" office:value-type="string" calcext:value-type="string">
            <text:p>org.apache.pulsar.client.impl.BrokerClientIntegrationTest</text:p>
          </table:table-cell>
          <table:table-cell table:style-name="ce64" office:value-type="string" calcext:value-type="string">
            <text:p>testOperationTimeout</text:p>
          </table:table-cell>
          <table:table-cell table:style-name="ce66" office:value-type="string" calcext:value-type="string">
            <text:p>FAILURE</text:p>
          </table:table-cell>
          <table:table-cell table:style-name="ce64" table:number-columns-repeated="2"/>
          <table:table-cell table:style-name="ce64" office:value-type="string" calcext:value-type="string">
            <text:p>Expected exception of type class org.apache.pulsar.client.api.PulsarClientException$TimeoutException but got org.apache.pulsar.client.api.PulsarClientException: java.util.concurrent.ExecutionException: org.apache.pulsar.client.api.PulsarClientException: HTTP get request failed: Service Unavailable</text:p>
          </table:table-cell>
          <table:table-cell table:style-name="ce64" office:value-type="string" calcext:value-type="string">
            <text:p>https://drive.google.com/file/d/1AlGo2OfIEAEIyy2mWamo2HiX0WuUcnKT/view?usp=sharing</text:p>
          </table:table-cell>
          <table:table-cell office:value-type="string" calcext:value-type="string">
            <text:p>[ERROR] testOperationTimeout(org.apache.pulsar.client.impl.BrokerClientIntegrationTest)  Time elapsed: 184.051 s  &lt;&lt;&lt; FAILURE!</text:p>
            <text:p>unit-testsrun unit test 'BROKER_CLIENT_IMPL'2021-06-28T01:45:21.2917045Z org.testng.TestException: </text:p>
            <text:p>unit-testsrun unit test 'BROKER_CLIENT_IMPL'2021-06-28T01:45:21.2917414Z </text:p>
            <text:p>unit-testsrun unit test 'BROKER_CLIENT_IMPL'2021-06-28T01:45:21.2920151Z Expected exception of type class org.apache.pulsar.client.api.PulsarClientException$TimeoutException but got org.apache.pulsar.client.api.PulsarClientException: java.util.concurrent.ExecutionException: org.apache.pulsar.client.api.PulsarClientException: HTTP get request failed: Service Unavailable</text:p>
            <text:p>unit-testsrun unit test 'BROKER_CLIENT_IMPL'2021-06-28T01:45:21.2923994Z at org.testng.internal.ExpectedExceptionsHolder.wrongException(ExpectedExceptionsHolder.java:68)</text:p>
            <text:p>unit-testsrun unit test 'BROKER_CLIENT_IMPL'2021-06-28T01:45:21.2926055Z at org.testng.internal.TestInvoker.considerExceptions(TestInvoker.java:737)</text:p>
            <text:p>unit-testsrun unit test 'BROKER_CLIENT_IMPL'2021-06-28T01:45:21.2927603Z at org.testng.internal.TestInvoker.invokeMethod(TestInvoker.java:635)</text:p>
            <text:p>unit-testsrun unit test 'BROKER_CLIENT_IMPL'2021-06-28T01:45:21.2929101Z at org.testng.internal.TestInvoker.retryFailed(TestInvoker.java:214)</text:p>
            <text:p>unit-testsrun unit test 'BROKER_CLIENT_IMPL'2021-06-28T01:45:21.2930546Z at org.testng.internal.MethodRunner.runInSequence(MethodRunner.java:58)</text:p>
            <text:p>unit-testsrun unit test 'BROKER_CLIENT_IMPL'2021-06-28T01:45:21.2932024Z at org.testng.internal.TestInvoker$MethodInvocationAgent.invoke(TestInvoker.java:822)</text:p>
            <text:p>unit-testsrun unit test 'BROKER_CLIENT_IMPL'2021-06-28T01:45:21.2933532Z at org.testng.internal.TestInvoker.invokeTestMethods(TestInvoker.java:147)</text:p>
            <text:p>unit-testsrun unit test 'BROKER_CLIENT_IMPL'2021-06-28T01:45:21.2935353Z at org.testng.internal.TestMethodWorker.invokeTestMethods(TestMethodWorker.java:146)</text:p>
            <text:p>unit-testsrun unit test 'BROKER_CLIENT_IMPL'2021-06-28T01:45:21.2937024Z at org.testng.internal.TestMethodWorker.run(TestMethodWorker.java:128)</text:p>
            <text:p>unit-testsrun unit test 'BROKER_CLIENT_IMPL'2021-06-28T01:45:21.2938145Z at java.base/java.util.ArrayList.forEach(ArrayList.java:1541)</text:p>
            <text:p>unit-testsrun unit test 'BROKER_CLIENT_IMPL'2021-06-28T01:45:21.2939105Z at org.testng.TestRunner.privateRun(TestRunner.java:764)</text:p>
            <text:p>unit-testsrun unit test 'BROKER_CLIENT_IMPL'2021-06-28T01:45:21.2940019Z at org.testng.TestRunner.run(TestRunner.java:585)</text:p>
            <text:p>unit-testsrun unit test 'BROKER_CLIENT_IMPL'2021-06-28T01:45:21.2940971Z at org.testng.SuiteRunner.runTest(SuiteRunner.java:384)</text:p>
            <text:p>unit-testsrun unit test 'BROKER_CLIENT_IMPL'2021-06-28T01:45:21.2942053Z at org.testng.SuiteRunner.runSequentially(SuiteRunner.java:378)</text:p>
            <text:p>unit-testsrun unit test 'BROKER_CLIENT_IMPL'2021-06-28T01:45:21.2943178Z at org.testng.SuiteRunner.privateRun(SuiteRunner.java:337)</text:p>
            <text:p>unit-testsrun unit test 'BROKER_CLIENT_IMPL'2021-06-28T01:45:21.2944116Z at org.testng.SuiteRunner.run(SuiteRunner.java:286)</text:p>
            <text:p>unit-testsrun unit test 'BROKER_CLIENT_IMPL'2021-06-28T01:45:21.2945197Z at org.testng.SuiteRunnerWorker.runSuite(SuiteRunnerWorker.java:53)</text:p>
            <text:p>unit-testsrun unit test 'BROKER_CLIENT_IMPL'2021-06-28T01:45:21.2946425Z at org.testng.SuiteRunnerWorker.run(SuiteRunnerWorker.java:96)</text:p>
            <text:p>unit-testsrun unit test 'BROKER_CLIENT_IMPL'2021-06-28T01:45:21.2947564Z at org.testng.TestNG.runSuitesSequentially(TestNG.java:1218)</text:p>
            <text:p>unit-testsrun unit test 'BROKER_CLIENT_IMPL'2021-06-28T01:45:21.2948642Z at org.testng.TestNG.runSuitesLocally(TestNG.java:1140)</text:p>
            <text:p>unit-testsrun unit test 'BROKER_CLIENT_IMPL'2021-06-28T01:45:21.2949538Z at org.testng.TestNG.runSuites(TestNG.java:1069)</text:p>
            <text:p>unit-testsrun unit test 'BROKER_CLIENT_IMPL'2021-06-28T01:45:21.2950249Z at org.testng.TestNG.run(TestNG.java:1037)</text:p>
            <text:p>unit-testsrun unit test 'BROKER_CLIENT_IMPL'2021-06-28T01:45:21.2951452Z at org.apache.maven.surefire.testng.TestNGExecutor.run(TestNGExecutor.java:135)</text:p>
            <text:p>unit-testsrun unit test 'BROKER_CLIENT_IMPL'2021-06-28T01:45:21.2954112Z at org.apache.maven.surefire.testng.TestNGDirectoryTestSuite.executeSingleClass(TestNGDirectoryTestSuite.java:112)</text:p>
            <text:p>unit-testsrun unit test 'BROKER_CLIENT_IMPL'2021-06-28T01:45:21.2957227Z at org.apache.maven.surefire.testng.TestNGDirectoryTestSuite.executeLazy(TestNGDirectoryTestSuite.java:123)</text:p>
            <text:p>unit-testsrun unit test 'BROKER_CLIENT_IMPL'2021-06-28T01:45:21.2960041Z at org.apache.maven.surefire.testng.TestNGDirectoryTestSuite.execute(TestNGDirectoryTestSuite.java:90)</text:p>
            <text:p>unit-testsrun unit test 'BROKER_CLIENT_IMPL'2021-06-28T01:45:21.2962327Z at org.apache.maven.surefire.testng.TestNGProvider.invoke(TestNGProvider.java:146)</text:p>
            <text:p>unit-testsrun unit test 'BROKER_CLIENT_IMPL'2021-06-28T01:45:21.2964817Z at org.apache.maven.surefire.booter.ForkedBooter.invokeProviderInSameClassLoader(ForkedBooter.java:384)</text:p>
            <text:p>unit-testsrun unit test 'BROKER_CLIENT_IMPL'2021-06-28T01:45:21.2967537Z at org.apache.maven.surefire.booter.ForkedBooter.runSuitesInProcess(ForkedBooter.java:345)</text:p>
            <text:p>unit-testsrun unit test 'BROKER_CLIENT_IMPL'2021-06-28T01:45:21.2969605Z at org.apache.maven.surefire.booter.ForkedBooter.execute(ForkedBooter.java:126)</text:p>
            <text:p>unit-testsrun unit test 'BROKER_CLIENT_IMPL'2021-06-28T01:45:21.2971317Z at org.apache.maven.surefire.booter.ForkedBooter.main(ForkedBooter.java:418)</text:p>
            <text:p>unit-testsrun unit test 'BROKER_CLIENT_IMPL'2021-06-28T01:45:21.2974062Z Caused by: org.apache.pulsar.client.api.PulsarClientException: java.util.concurrent.ExecutionException: org.apache.pulsar.client.api.PulsarClientException: HTTP get request failed: Service Unavailable</text:p>
            <text:p>unit-testsrun unit test 'BROKER_CLIENT_IMPL'2021-06-28T01:45:21.2976994Z at org.apache.pulsar.client.api.PulsarClientException.unwrap(PulsarClientException.java:1027)</text:p>
            <text:p>unit-testsrun unit test 'BROKER_CLIENT_IMPL'2021-06-28T01:45:21.2979134Z at org.apache.pulsar.client.impl.ProducerBuilderImpl.create(ProducerBuilderImpl.java:95)</text:p>
            <text:p>unit-testsrun unit test 'BROKER_CLIENT_IMPL'2021-06-28T01:45:21.2981950Z at org.apache.pulsar.client.impl.BrokerClientIntegrationTest.testOperationTimeout(BrokerClientIntegrationTest.java:789)</text:p>
            <text:p>unit-testsrun unit test 'BROKER_CLIENT_IMPL'2021-06-28T01:45:21.2984618Z at java.base/jdk.internal.reflect.NativeMethodAccessorImpl.invoke0(Native Method)</text:p>
            <text:p>unit-testsrun unit test 'BROKER_CLIENT_IMPL'2021-06-28T01:45:21.2986598Z at java.base/jdk.internal.reflect.NativeMethodAccessorImpl.invoke(NativeMethodAccessorImpl.java:62)</text:p>
            <text:p>unit-testsrun unit test 'BROKER_CLIENT_IMPL'2021-06-28T01:45:21.2988897Z at java.base/jdk.internal.reflect.DelegatingMethodAccessorImpl.invoke(DelegatingMethodAccessorImpl.java:43)</text:p>
            <text:p>unit-testsrun unit test 'BROKER_CLIENT_IMPL'2021-06-28T01:45:21.2990615Z at java.base/java.lang.reflect.Method.invoke(Method.java:566)</text:p>
            <text:p>unit-testsrun unit test 'BROKER_CLIENT_IMPL'2021-06-28T01:45:21.2992196Z at org.testng.internal.MethodInvocationHelper.invokeMethod(MethodInvocationHelper.java:132)</text:p>
            <text:p>unit-testsrun unit test 'BROKER_CLIENT_IMPL'2021-06-28T01:45:21.2994831Z at org.testng.internal.InvokeMethodRunnable.runOne(InvokeMethodRunnable.java:45)</text:p>
            <text:p>unit-testsrun unit test 'BROKER_CLIENT_IMPL'2021-06-28T01:45:21.2996593Z at org.testng.internal.InvokeMethodRunnable.call(InvokeMethodRunnable.java:73)</text:p>
            <text:p>unit-testsrun unit test 'BROKER_CLIENT_IMPL'2021-06-28T01:45:21.2999104Z at org.testng.internal.InvokeMethodRunnable.call(InvokeMethodRunnable.java:11)</text:p>
            <text:p>unit-testsrun unit test 'BROKER_CLIENT_IMPL'2021-06-28T01:45:21.3000509Z at java.base/java.util.concurrent.FutureTask.run(FutureTask.java:264)</text:p>
            <text:p>unit-testsrun unit test 'BROKER_CLIENT_IMPL'2021-06-28T01:45:21.3002016Z at java.base/java.util.concurrent.ThreadPoolExecutor.runWorker(ThreadPoolExecutor.java:1128)</text:p>
            <text:p>unit-testsrun unit test 'BROKER_CLIENT_IMPL'2021-06-28T01:45:21.3003726Z at java.base/java.util.concurrent.ThreadPoolExecutor$Worker.run(ThreadPoolExecutor.java:628)</text:p>
            <text:p>unit-testsrun unit test 'BROKER_CLIENT_IMPL'2021-06-28T01:45:21.3005630Z at java.base/java.lang.Thread.run(Thread.java:829)</text:p>
            <text:p>unit-testsrun unit test 'BROKER_CLIENT_IMPL'2021-06-28T01:45:21.3007294Z Caused by: java.util.concurrent.ExecutionException: org.apache.pulsar.client.api.PulsarClientException: HTTP get request failed: Service Unavailable</text:p>
            <text:p>unit-testsrun unit test 'BROKER_CLIENT_IMPL'2021-06-28T01:45:21.3010476Z at java.base/java.util.concurrent.CompletableFuture.reportGet(CompletableFuture.java:395)</text:p>
            <text:p>unit-testsrun unit test 'BROKER_CLIENT_IMPL'2021-06-28T01:45:21.3012134Z at java.base/java.util.concurrent.CompletableFuture.get(CompletableFuture.java:1999)</text:p>
            <text:p>unit-testsrun unit test 'BROKER_CLIENT_IMPL'2021-06-28T01:45:21.3014764Z at org.apache.pulsar.client.impl.ProducerBuilderImpl.create(ProducerBuilderImpl.java:93)</text:p>
            <text:p>unit-testsrun unit test 'BROKER_CLIENT_IMPL'2021-06-28T01:45:21.3015988Z ... 13 more</text:p>
            <text:p>unit-testsrun unit test 'BROKER_CLIENT_IMPL'2021-06-28T01:45:21.3017058Z Caused by: org.apache.pulsar.client.api.PulsarClientException: HTTP get request failed: Service Unavailable</text:p>
            <text:p>unit-testsrun unit test 'BROKER_CLIENT_IMPL'2021-06-28T01:45:21.3019546Z at org.apache.pulsar.client.impl.HttpClient.lambda$get$1(HttpClient.java:215)</text:p>
            <text:p>unit-testsrun unit test 'BROKER_CLIENT_IMPL'2021-06-28T01:45:21.3021380Z at java.base/java.util.concurrent.CompletableFuture.uniWhenComplete(CompletableFuture.java:859)</text:p>
            <text:p>unit-testsrun unit test 'BROKER_CLIENT_IMPL'2021-06-28T01:45:21.3024047Z at java.base/java.util.concurrent.CompletableFuture$UniWhenComplete.tryFire(CompletableFuture.java:837)</text:p>
            <text:p>unit-testsrun unit test 'BROKER_CLIENT_IMPL'2021-06-28T01:45:21.3025884Z at java.base/java.util.concurrent.CompletableFuture.postComplete(CompletableFuture.java:506)</text:p>
            <text:p>unit-testsrun unit test 'BROKER_CLIENT_IMPL'2021-06-28T01:45:21.3027778Z at java.base/java.util.concurrent.CompletableFuture.complete(CompletableFuture.java:2073)</text:p>
            <text:p>unit-testsrun unit test 'BROKER_CLIENT_IMPL'2021-06-28T01:45:21.3030566Z at org.asynchttpclient.netty.NettyResponseFuture.loadContent(NettyResponseFuture.java:222)</text:p>
            <text:p>unit-testsrun unit test 'BROKER_CLIENT_IMPL'2021-06-28T01:45:21.3032614Z at org.asynchttpclient.netty.NettyResponseFuture.done(NettyResponseFuture.java:257)</text:p>
            <text:p>unit-testsrun unit test 'BROKER_CLIENT_IMPL'2021-06-28T01:45:21.3035941Z at org.asynchttpclient.netty.handler.AsyncHttpClientHandler.finishUpdate(AsyncHttpClientHandler.java:241)</text:p>
            <text:p>unit-testsrun unit test 'BROKER_CLIENT_IMPL'2021-06-28T01:45:21.3038403Z at org.asynchttpclient.netty.handler.HttpHandler.handleChunk(HttpHandler.java:114)</text:p>
            <text:p>unit-testsrun unit test 'BROKER_CLIENT_IMPL'2021-06-28T01:45:21.3041437Z at org.asynchttpclient.netty.handler.HttpHandler.handleRead(HttpHandler.java:143)</text:p>
            <text:p>unit-testsrun unit test 'BROKER_CLIENT_IMPL'2021-06-28T01:45:21.3043900Z at org.asynchttpclient.netty.handler.AsyncHttpClientHandler.channelRead(AsyncHttpClientHandler.java:78)</text:p>
            <text:p>unit-testsrun unit test 'BROKER_CLIENT_IMPL'2021-06-28T01:45:21.3047688Z at io.netty.channel.AbstractChannelHandlerContext.invokeChannelRead(AbstractChannelHandlerContext.java:379)</text:p>
            <text:p>unit-testsrun unit test 'BROKER_CLIENT_IMPL'2021-06-28T01:45:21.3050485Z at io.netty.channel.AbstractChannelHandlerContext.invokeChannelRead(AbstractChannelHandlerContext.java:365)</text:p>
            <text:p>unit-testsrun unit test 'BROKER_CLIENT_IMPL'2021-06-28T01:45:21.3054035Z at io.netty.channel.AbstractChannelHandlerContext.fireChannelRead(AbstractChannelHandlerContext.java:357)</text:p>
            <text:p>unit-testsrun unit test 'BROKER_CLIENT_IMPL'2021-06-28T01:45:21.3057340Z at io.netty.handler.codec.MessageToMessageDecoder.channelRead(MessageToMessageDecoder.java:103)</text:p>
            <text:p>unit-testsrun unit test 'BROKER_CLIENT_IMPL'2021-06-28T01:45:21.3059929Z at io.netty.channel.AbstractChannelHandlerContext.invokeChannelRead(AbstractChannelHandlerContext.java:379)</text:p>
            <text:p>unit-testsrun unit test 'BROKER_CLIENT_IMPL'2021-06-28T01:45:21.3066755Z at io.netty.channel.AbstractChannelHandlerContext.invokeChannelRead(AbstractChannelHandlerContext.java:365)</text:p>
            <text:p>unit-testsrun unit test 'BROKER_CLIENT_IMPL'2021-06-28T01:45:21.3069539Z at io.netty.channel.AbstractChannelHandlerContext.fireChannelRead(AbstractChannelHandlerContext.java:357)</text:p>
            <text:p>unit-testsrun unit test 'BROKER_CLIENT_IMPL'2021-06-28T01:45:21.3073609Z at io.netty.channel.CombinedChannelDuplexHandler$DelegatingChannelHandlerContext.fireChannelRead(CombinedChannelDuplexHandler.java:436)</text:p>
            <text:p>unit-testsrun unit test 'BROKER_CLIENT_IMPL'2021-06-28T01:45:21.3077088Z at io.netty.handler.codec.ByteToMessageDecoder.fireChannelRead(ByteToMessageDecoder.java:324)</text:p>
            <text:p>unit-testsrun unit test 'BROKER_CLIENT_IMPL'2021-06-28T01:45:21.3079310Z at io.netty.handler.codec.ByteToMessageDecoder.channelRead(ByteToMessageDecoder.java:296)</text:p>
            <text:p>unit-testsrun unit test 'BROKER_CLIENT_IMPL'2021-06-28T01:45:21.3082784Z at io.netty.channel.CombinedChannelDuplexHandler.channelRead(CombinedChannelDuplexHandler.java:251)</text:p>
            <text:p>unit-testsrun unit test 'BROKER_CLIENT_IMPL'2021-06-28T01:45:21.3086790Z at io.netty.channel.AbstractChannelHandlerContext.invokeChannelRead(AbstractChannelHandlerContext.java:379)</text:p>
            <text:p>unit-testsrun unit test 'BROKER_CLIENT_IMPL'2021-06-28T01:45:21.3090484Z at io.netty.channel.AbstractChannelHandlerContext.invokeChannelRead(AbstractChannelHandlerContext.java:365)</text:p>
            <text:p>unit-testsrun unit test 'BROKER_CLIENT_IMPL'2021-06-28T01:45:21.3094057Z at io.netty.channel.AbstractChannelHandlerContext.fireChannelRead(AbstractChannelHandlerContext.java:357)</text:p>
            <text:p>unit-testsrun unit test 'BROKER_CLIENT_IMPL'2021-06-28T01:45:21.3100377Z at io.netty.channel.DefaultChannelPipeline$HeadContext.channelRead(DefaultChannelPipeline.java:1410)</text:p>
            <text:p>unit-testsrun unit test 'BROKER_CLIENT_IMPL'2021-06-28T01:45:21.3102735Z at io.netty.channel.AbstractChannelHandlerContext.invokeChannelRead(AbstractChannelHandlerContext.java:379)</text:p>
            <text:p>unit-testsrun unit test 'BROKER_CLIENT_IMPL'2021-06-28T01:45:21.3106471Z at io.netty.channel.AbstractChannelHandlerContext.invokeChannelRead(AbstractChannelHandlerContext.java:365)</text:p>
            <text:p>unit-testsrun unit test 'BROKER_CLIENT_IMPL'2021-06-28T01:45:21.3108957Z at io.netty.channel.DefaultChannelPipeline.fireChannelRead(DefaultChannelPipeline.java:919)</text:p>
            <text:p>unit-testsrun unit test 'BROKER_CLIENT_IMPL'2021-06-28T01:45:21.3112594Z at io.netty.channel.epoll.AbstractEpollStreamChannel$EpollStreamUnsafe.epollInReady(AbstractEpollStreamChannel.java:795)</text:p>
            <text:p>unit-testsrun unit test 'BROKER_CLIENT_IMPL'2021-06-28T01:45:21.3115611Z at io.netty.channel.epoll.EpollEventLoop.processReady(EpollEventLoop.java:480)</text:p>
            <text:p>unit-testsrun unit test 'BROKER_CLIENT_IMPL'2021-06-28T01:45:21.3118004Z at io.netty.channel.epoll.EpollEventLoop.run(EpollEventLoop.java:378)</text:p>
            <text:p>unit-testsrun unit test 'BROKER_CLIENT_IMPL'2021-06-28T01:45:21.3126544Z at io.netty.util.concurrent.SingleThreadEventExecutor$4.run(SingleThreadEventExecutor.java:989)</text:p>
            <text:p>unit-testsrun unit test 'BROKER_CLIENT_IMPL'2021-06-28T01:45:21.3128270Z at io.netty.util.internal.ThreadExecutorMap$2.run(ThreadExecutorMap.java:74)</text:p>
            <text:p>unit-testsrun unit test 'BROKER_CLIENT_IMPL'2021-06-28T01:45:21.3129966Z at io.netty.util.concurrent.FastThreadLocalRunnable.run(FastThreadLocalRunnable.java:30)</text:p>
            <text:p>unit-testsrun unit test 'BROKER_CLIENT_IMPL'2021-06-28T01:45:21.3131932Z ... 1 more</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7"/>
          <table:table-cell/>
          <table:table-cell table:style-name="ce64" table:number-columns-repeated="55"/>
          <table:table-cell table:style-name="ce133" table:number-columns-repeated="960"/>
        </table:table-row>
        <table:table-row table:style-name="ro8">
          <table:table-cell table:style-name="ce46" office:value-type="float" office:value="4" calcext:value-type="float">
            <text:p>4</text:p>
          </table:table-cell>
          <table:table-cell table:style-name="ce64" office:value-type="string" calcext:value-type="string">
            <text:p>org.apache.pulsar.client.impl.BrokerClientIntegrationTest</text:p>
          </table:table-cell>
          <table:table-cell table:style-name="ce64" office:value-type="string" calcext:value-type="string">
            <text:p>testPooledMessageWithAckTimeout</text:p>
          </table:table-cell>
          <table:table-cell table:style-name="ce66" office:value-type="string" calcext:value-type="string">
            <text:p>FAILURE</text:p>
          </table:table-cell>
          <table:table-cell table:style-name="ce64" table:number-columns-repeated="2"/>
          <table:table-cell table:style-name="ce64" office:value-type="string" calcext:value-type="string">
            <text:p>ThreadTimeoutException: Method org.apache.pulsar.client.impl.BrokerClientIntegrationTest.testPooledMessageWithAckTimeout() didn't finish within the time-out 300000</text:p>
          </table:table-cell>
          <table:table-cell table:style-name="ce64" office:value-type="string" calcext:value-type="string">
            <text:p>https://drive.google.com/file/d/1AlGo2OfIEAEIyy2mWamo2HiX0WuUcnKT/view?usp=sharing</text:p>
          </table:table-cell>
          <table:table-cell office:value-type="string" calcext:value-type="string">
            <text:p>[ERROR] testPooledMessageWithAckTimeout(org.apache.pulsar.client.impl.BrokerClientIntegrationTest)  Time elapsed: 300.055 s  &lt;&lt;&lt; FAILURE!</text:p>
            <text:p>unit-testsrun unit test 'BROKER_CLIENT_IMPL'2021-06-28T01:45:21.3138724Z org.testng.internal.thread.ThreadTimeoutException: Method org.apache.pulsar.client.impl.BrokerClientIntegrationTest.testPooledMessageWithAckTimeout() didn't finish within the time-out 300000</text:p>
            <text:p>unit-testsrun unit test 'BROKER_CLIENT_IMPL'2021-06-28T01:45:21.3143726Z at org.testng.internal.MethodInvocationHelper.invokeWithTimeoutWithNewExecutor(MethodInvocationHelper.java:371)</text:p>
            <text:p>unit-testsrun unit test 'BROKER_CLIENT_IMPL'2021-06-28T01:45:21.3147386Z at org.testng.internal.MethodInvocationHelper.invokeWithTimeout(MethodInvocationHelper.java:282)</text:p>
            <text:p>unit-testsrun unit test 'BROKER_CLIENT_IMPL'2021-06-28T01:45:21.3150077Z at org.testng.internal.TestInvoker.invokeMethod(TestInvoker.java:605)</text:p>
            <text:p>unit-testsrun unit test 'BROKER_CLIENT_IMPL'2021-06-28T01:45:21.3151478Z at org.testng.internal.TestInvoker.retryFailed(TestInvoker.java:214)</text:p>
            <text:p>unit-testsrun unit test 'BROKER_CLIENT_IMPL'2021-06-28T01:45:21.3153841Z at org.testng.internal.MethodRunner.runInSequence(MethodRunner.java:58)</text:p>
            <text:p>unit-testsrun unit test 'BROKER_CLIENT_IMPL'2021-06-28T01:45:21.3155459Z at org.testng.internal.TestInvoker$MethodInvocationAgent.invoke(TestInvoker.java:822)</text:p>
            <text:p>unit-testsrun unit test 'BROKER_CLIENT_IMPL'2021-06-28T01:45:21.3159346Z at org.testng.internal.TestInvoker.invokeTestMethods(TestInvoker.java:147)</text:p>
            <text:p>unit-testsrun unit test 'BROKER_CLIENT_IMPL'2021-06-28T01:45:21.3161971Z at org.testng.internal.TestMethodWorker.invokeTestMethods(TestMethodWorker.java:146)</text:p>
            <text:p>unit-testsrun unit test 'BROKER_CLIENT_IMPL'2021-06-28T01:45:21.3164426Z at org.testng.internal.TestMethodWorker.run(TestMethodWorker.java:128)</text:p>
            <text:p>unit-testsrun unit test 'BROKER_CLIENT_IMPL'2021-06-28T01:45:21.3165577Z at java.base/java.util.ArrayList.forEach(ArrayList.java:1541)</text:p>
            <text:p>unit-testsrun unit test 'BROKER_CLIENT_IMPL'2021-06-28T01:45:21.3168394Z at org.testng.TestRunner.privateRun(TestRunner.java:764)</text:p>
            <text:p>unit-testsrun unit test 'BROKER_CLIENT_IMPL'2021-06-28T01:45:21.3169329Z at org.testng.TestRunner.run(TestRunner.java:585)</text:p>
            <text:p>unit-testsrun unit test 'BROKER_CLIENT_IMPL'2021-06-28T01:45:21.3171230Z at org.testng.SuiteRunner.runTest(SuiteRunner.java:384)</text:p>
            <text:p>unit-testsrun unit test 'BROKER_CLIENT_IMPL'2021-06-28T01:45:21.3173120Z at org.testng.SuiteRunner.runSequentially(SuiteRunner.java:378)</text:p>
            <text:p>unit-testsrun unit test 'BROKER_CLIENT_IMPL'2021-06-28T01:45:21.3184714Z at org.testng.SuiteRunner.privateRun(SuiteRunner.java:337)</text:p>
            <text:p>unit-testsrun unit test 'BROKER_CLIENT_IMPL'2021-06-28T01:45:21.3185674Z at org.testng.SuiteRunner.run(SuiteRunner.java:286)</text:p>
            <text:p>unit-testsrun unit test 'BROKER_CLIENT_IMPL'2021-06-28T01:45:21.3186766Z at org.testng.SuiteRunnerWorker.runSuite(SuiteRunnerWorker.java:53)</text:p>
            <text:p>unit-testsrun unit test 'BROKER_CLIENT_IMPL'2021-06-28T01:45:21.3187994Z at org.testng.SuiteRunnerWorker.run(SuiteRunnerWorker.java:96)</text:p>
            <text:p>unit-testsrun unit test 'BROKER_CLIENT_IMPL'2021-06-28T01:45:21.3189920Z at org.testng.TestNG.runSuitesSequentially(TestNG.java:1218)</text:p>
            <text:p>unit-testsrun unit test 'BROKER_CLIENT_IMPL'2021-06-28T01:45:21.3190993Z at org.testng.TestNG.runSuitesLocally(TestNG.java:1140)</text:p>
            <text:p>unit-testsrun unit test 'BROKER_CLIENT_IMPL'2021-06-28T01:45:21.3191888Z at org.testng.TestNG.runSuites(TestNG.java:1069)</text:p>
            <text:p>unit-testsrun unit test 'BROKER_CLIENT_IMPL'2021-06-28T01:45:21.3192601Z at org.testng.TestNG.run(TestNG.java:1037)</text:p>
            <text:p>unit-testsrun unit test 'BROKER_CLIENT_IMPL'2021-06-28T01:45:21.3194682Z at org.apache.maven.surefire.testng.TestNGExecutor.run(TestNGExecutor.java:135)</text:p>
            <text:p>unit-testsrun unit test 'BROKER_CLIENT_IMPL'2021-06-28T01:45:21.3197245Z at org.apache.maven.surefire.testng.TestNGDirectoryTestSuite.executeSingleClass(TestNGDirectoryTestSuite.java:112)</text:p>
            <text:p>unit-testsrun unit test 'BROKER_CLIENT_IMPL'2021-06-28T01:45:21.3201180Z at org.apache.maven.surefire.testng.TestNGDirectoryTestSuite.executeLazy(TestNGDirectoryTestSuite.java:123)</text:p>
            <text:p>unit-testsrun unit test 'BROKER_CLIENT_IMPL'2021-06-28T01:45:21.3204805Z at org.apache.maven.surefire.testng.TestNGDirectoryTestSuite.execute(TestNGDirectoryTestSuite.java:90)</text:p>
            <text:p>unit-testsrun unit test 'BROKER_CLIENT_IMPL'2021-06-28T01:45:21.3208117Z at org.apache.maven.surefire.testng.TestNGProvider.invoke(TestNGProvider.java:146)</text:p>
            <text:p>unit-testsrun unit test 'BROKER_CLIENT_IMPL'2021-06-28T01:45:21.3210609Z at org.apache.maven.surefire.booter.ForkedBooter.invokeProviderInSameClassLoader(ForkedBooter.java:384)</text:p>
            <text:p>unit-testsrun unit test 'BROKER_CLIENT_IMPL'2021-06-28T01:45:21.3213350Z at org.apache.maven.surefire.booter.ForkedBooter.runSuitesInProcess(ForkedBooter.java:345)</text:p>
            <text:p>unit-testsrun unit test 'BROKER_CLIENT_IMPL'2021-06-28T01:45:21.3216207Z at org.apache.maven.surefire.booter.ForkedBooter.execute(ForkedBooter.java:126)</text:p>
            <text:p>unit-testsrun unit test 'BROKER_CLIENT_IMPL'2021-06-28T01:45:21.3217951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7"/>
          <table:table-cell/>
          <table:table-cell table:style-name="ce64" table:number-columns-repeated="55"/>
          <table:table-cell table:style-name="ce133" table:number-columns-repeated="960"/>
        </table:table-row>
        <table:table-row table:style-name="ro16">
          <table:table-cell table:style-name="ce46" office:value-type="float" office:value="5" calcext:value-type="float">
            <text:p>5</text:p>
          </table:table-cell>
          <table:table-cell table:style-name="ce64" office:value-type="string" calcext:value-type="string">
            <text:p>org.apache.pulsar.client.impl.BrokerClientIntegrationTest</text:p>
          </table:table-cell>
          <table:table-cell table:style-name="ce64" office:value-type="string" calcext:value-type="string">
            <text:p>testResetCursor</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4902</text:p>
          </table:table-cell>
          <table:table-cell table:style-name="ce64" office:value-type="string" calcext:value-type="string">
            <text:p>ThreadTimeoutException: Method org.apache.pulsar.client.impl.BrokerClientIntegrationTest.testResetCursor() didn't finish within the time-out 300000</text:p>
          </table:table-cell>
          <table:table-cell table:style-name="ce64" office:value-type="string" calcext:value-type="string">
            <text:p>https://drive.google.com/file/d/1AlGo2OfIEAEIyy2mWamo2HiX0WuUcnKT/view?usp=sharing</text:p>
          </table:table-cell>
          <table:table-cell office:value-type="string" calcext:value-type="string">
            <text:p>[ERROR] testResetCursor(org.apache.pulsar.client.impl.BrokerClientIntegrationTest)  Time elapsed: 300.052 s  &lt;&lt;&lt; FAILURE!</text:p>
            <text:p>unit-testsrun unit test 'BROKER_CLIENT_IMPL'2021-06-28T01:45:21.3313783Z org.testng.internal.thread.ThreadTimeoutException: Method org.apache.pulsar.client.impl.BrokerClientIntegrationTest.testResetCursor() didn't finish within the time-out 300000</text:p>
            <text:p>unit-testsrun unit test 'BROKER_CLIENT_IMPL'2021-06-28T01:45:21.3319047Z at org.testng.internal.MethodInvocationHelper.invokeWithTimeoutWithNewExecutor(MethodInvocationHelper.java:371)</text:p>
            <text:p>unit-testsrun unit test 'BROKER_CLIENT_IMPL'2021-06-28T01:45:21.3322715Z at org.testng.internal.MethodInvocationHelper.invokeWithTimeout(MethodInvocationHelper.java:282)</text:p>
            <text:p>unit-testsrun unit test 'BROKER_CLIENT_IMPL'2021-06-28T01:45:21.3324638Z at org.testng.internal.TestInvoker.invokeMethod(TestInvoker.java:605)</text:p>
            <text:p>unit-testsrun unit test 'BROKER_CLIENT_IMPL'2021-06-28T01:45:21.3326050Z at org.testng.internal.TestInvoker.retryFailed(TestInvoker.java:214)</text:p>
            <text:p>unit-testsrun unit test 'BROKER_CLIENT_IMPL'2021-06-28T01:45:21.3328302Z at org.testng.internal.MethodRunner.runInSequence(MethodRunner.java:58)</text:p>
            <text:p>unit-testsrun unit test 'BROKER_CLIENT_IMPL'2021-06-28T01:45:21.3329793Z at org.testng.internal.TestInvoker$MethodInvocationAgent.invoke(TestInvoker.java:822)</text:p>
            <text:p>unit-testsrun unit test 'BROKER_CLIENT_IMPL'2021-06-28T01:45:21.3332138Z at org.testng.internal.TestInvoker.invokeTestMethods(TestInvoker.java:147)</text:p>
            <text:p>unit-testsrun unit test 'BROKER_CLIENT_IMPL'2021-06-28T01:45:21.3353492Z at org.testng.internal.TestMethodWorker.invokeTestMethods(TestMethodWorker.java:146)</text:p>
            <text:p>unit-testsrun unit test 'BROKER_CLIENT_IMPL'2021-06-28T01:45:21.3355167Z at org.testng.internal.TestMethodWorker.run(TestMethodWorker.java:128)</text:p>
            <text:p>unit-testsrun unit test 'BROKER_CLIENT_IMPL'2021-06-28T01:45:21.3357115Z at java.base/java.util.ArrayList.forEach(ArrayList.java:1541)</text:p>
            <text:p>unit-testsrun unit test 'BROKER_CLIENT_IMPL'2021-06-28T01:45:21.3358088Z at org.testng.TestRunner.privateRun(TestRunner.java:764)</text:p>
            <text:p>unit-testsrun unit test 'BROKER_CLIENT_IMPL'2021-06-28T01:45:21.3358990Z at org.testng.TestRunner.run(TestRunner.java:585)</text:p>
            <text:p>unit-testsrun unit test 'BROKER_CLIENT_IMPL'2021-06-28T01:45:21.3359879Z at org.testng.SuiteRunner.runTest(SuiteRunner.java:384)</text:p>
            <text:p>unit-testsrun unit test 'BROKER_CLIENT_IMPL'2021-06-28T01:45:21.3360967Z at org.testng.SuiteRunner.runSequentially(SuiteRunner.java:378)</text:p>
            <text:p>unit-testsrun unit test 'BROKER_CLIENT_IMPL'2021-06-28T01:45:21.3362206Z at org.testng.SuiteRunner.privateRun(SuiteRunner.java:337)</text:p>
            <text:p>unit-testsrun unit test 'BROKER_CLIENT_IMPL'2021-06-28T01:45:21.3363168Z at org.testng.SuiteRunner.run(SuiteRunner.java:286)</text:p>
            <text:p>unit-testsrun unit test 'BROKER_CLIENT_IMPL'2021-06-28T01:45:21.3364257Z at org.testng.SuiteRunnerWorker.runSuite(SuiteRunnerWorker.java:53)</text:p>
            <text:p>unit-testsrun unit test 'BROKER_CLIENT_IMPL'2021-06-28T01:45:21.3366291Z at org.testng.SuiteRunnerWorker.run(SuiteRunnerWorker.java:96)</text:p>
            <text:p>unit-testsrun unit test 'BROKER_CLIENT_IMPL'2021-06-28T01:45:21.3367465Z at org.testng.TestNG.runSuitesSequentially(TestNG.java:1218)</text:p>
            <text:p>unit-testsrun unit test 'BROKER_CLIENT_IMPL'2021-06-28T01:45:21.3368546Z at org.testng.TestNG.runSuitesLocally(TestNG.java:1140)</text:p>
            <text:p>unit-testsrun unit test 'BROKER_CLIENT_IMPL'2021-06-28T01:45:21.3369428Z at org.testng.TestNG.runSuites(TestNG.java:1069)</text:p>
            <text:p>unit-testsrun unit test 'BROKER_CLIENT_IMPL'2021-06-28T01:45:21.3370154Z at org.testng.TestNG.run(TestNG.java:1037)</text:p>
            <text:p>unit-testsrun unit test 'BROKER_CLIENT_IMPL'2021-06-28T01:45:21.3372159Z at org.apache.maven.surefire.testng.TestNGExecutor.run(TestNGExecutor.java:135)</text:p>
            <text:p>unit-testsrun unit test 'BROKER_CLIENT_IMPL'2021-06-28T01:45:21.3374726Z at org.apache.maven.surefire.testng.TestNGDirectoryTestSuite.executeSingleClass(TestNGDirectoryTestSuite.java:112)</text:p>
            <text:p>unit-testsrun unit test 'BROKER_CLIENT_IMPL'2021-06-28T01:45:21.3378677Z at org.apache.maven.surefire.testng.TestNGDirectoryTestSuite.executeLazy(TestNGDirectoryTestSuite.java:123)</text:p>
            <text:p>unit-testsrun unit test 'BROKER_CLIENT_IMPL'2021-06-28T01:45:21.3382293Z at org.apache.maven.surefire.testng.TestNGDirectoryTestSuite.execute(TestNGDirectoryTestSuite.java:90)</text:p>
            <text:p>unit-testsrun unit test 'BROKER_CLIENT_IMPL'2021-06-28T01:45:21.3385372Z at org.apache.maven.surefire.testng.TestNGProvider.invoke(TestNGProvider.java:146)</text:p>
            <text:p>unit-testsrun unit test 'BROKER_CLIENT_IMPL'2021-06-28T01:45:21.3388692Z at org.apache.maven.surefire.booter.ForkedBooter.invokeProviderInSameClassLoader(ForkedBooter.java:384)</text:p>
            <text:p>unit-testsrun unit test 'BROKER_CLIENT_IMPL'2021-06-28T01:45:21.3391430Z at org.apache.maven.surefire.booter.ForkedBooter.runSuitesInProcess(ForkedBooter.java:345)</text:p>
            <text:p>unit-testsrun unit test 'BROKER_CLIENT_IMPL'2021-06-28T01:45:21.3394347Z at org.apache.maven.surefire.booter.ForkedBooter.execute(ForkedBooter.java:126)</text:p>
            <text:p>unit-testsrun unit test 'BROKER_CLIENT_IMPL'2021-06-28T01:45:21.3396078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7"/>
          <table:table-cell/>
          <table:table-cell table:style-name="ce64" table:number-columns-repeated="55"/>
          <table:table-cell table:style-name="ce133" table:number-columns-repeated="960"/>
        </table:table-row>
        <table:table-row table:style-name="ro19">
          <table:table-cell table:style-name="ce46" office:value-type="float" office:value="6" calcext:value-type="float">
            <text:p>6</text:p>
          </table:table-cell>
          <table:table-cell table:style-name="ce64" office:value-type="string" calcext:value-type="string">
            <text:p>org.apache.pulsar.client.impl.BrokerClientIntegrationTest</text:p>
          </table:table-cell>
          <table:table-cell table:style-name="ce64" office:value-type="string" calcext:value-type="string">
            <text:p>testUnsupportedBatchMessageConsumer</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6137</text:p>
          </table:table-cell>
          <table:table-cell table:style-name="ce64" office:value-type="string" calcext:value-type="string">
            <text:p>ThreadTimeoutException: Method org.apache.pulsar.client.impl.BrokerClientIntegrationTest.testUnsupportedBatchMessageConsumer() didn't finish within the time-out 30000</text:p>
          </table:table-cell>
          <table:table-cell table:style-name="ce64" office:value-type="string" calcext:value-type="string">
            <text:p>https://drive.google.com/file/d/1AlGo2OfIEAEIyy2mWamo2HiX0WuUcnKT/view?usp=sharing</text:p>
          </table:table-cell>
          <table:table-cell office:value-type="string" calcext:value-type="string">
            <text:p>[ERROR] testUnsupportedBatchMessageConsumer(org.apache.pulsar.client.impl.BrokerClientIntegrationTest)  Time elapsed: 300.055 s  &lt;&lt;&lt; FAILURE!</text:p>
            <text:p>unit-testsrun unit test 'BROKER_CLIENT_IMPL'2021-06-28T01:45:21.3510270Z org.testng.internal.thread.ThreadTimeoutException: Method org.apache.pulsar.client.impl.BrokerClientIntegrationTest.testUnsupportedBatchMessageConsumer() didn't finish within the time-out 300000</text:p>
            <text:p>unit-testsrun unit test 'BROKER_CLIENT_IMPL'2021-06-28T01:45:21.3515491Z at org.testng.internal.MethodInvocationHelper.invokeWithTimeoutWithNewExecutor(MethodInvocationHelper.java:371)</text:p>
            <text:p>unit-testsrun unit test 'BROKER_CLIENT_IMPL'2021-06-28T01:45:21.3518340Z at org.testng.internal.MethodInvocationHelper.invokeWithTimeout(MethodInvocationHelper.java:282)</text:p>
            <text:p>unit-testsrun unit test 'BROKER_CLIENT_IMPL'2021-06-28T01:45:21.3520247Z at org.testng.internal.TestInvoker.invokeMethod(TestInvoker.java:605)</text:p>
            <text:p>unit-testsrun unit test 'BROKER_CLIENT_IMPL'2021-06-28T01:45:21.3521813Z at org.testng.internal.TestInvoker.retryFailed(TestInvoker.java:214)</text:p>
            <text:p>unit-testsrun unit test 'BROKER_CLIENT_IMPL'2021-06-28T01:45:21.3523266Z at org.testng.internal.MethodRunner.runInSequence(MethodRunner.java:58)</text:p>
            <text:p>unit-testsrun unit test 'BROKER_CLIENT_IMPL'2021-06-28T01:45:21.3524747Z at org.testng.internal.TestInvoker$MethodInvocationAgent.invoke(TestInvoker.java:822)</text:p>
            <text:p>unit-testsrun unit test 'BROKER_CLIENT_IMPL'2021-06-28T01:45:21.3526284Z at org.testng.internal.TestInvoker.invokeTestMethods(TestInvoker.java:147)</text:p>
            <text:p>unit-testsrun unit test 'BROKER_CLIENT_IMPL'2021-06-28T01:45:21.3528086Z at org.testng.internal.TestMethodWorker.invokeTestMethods(TestMethodWorker.java:146)</text:p>
            <text:p>unit-testsrun unit test 'BROKER_CLIENT_IMPL'2021-06-28T01:45:21.3529743Z at org.testng.internal.TestMethodWorker.run(TestMethodWorker.java:128)</text:p>
            <text:p>unit-testsrun unit test 'BROKER_CLIENT_IMPL'2021-06-28T01:45:21.3530885Z at java.base/java.util.ArrayList.forEach(ArrayList.java:1541)</text:p>
            <text:p>unit-testsrun unit test 'BROKER_CLIENT_IMPL'2021-06-28T01:45:21.3531857Z at org.testng.TestRunner.privateRun(TestRunner.java:764)</text:p>
            <text:p>unit-testsrun unit test 'BROKER_CLIENT_IMPL'2021-06-28T01:45:21.3532755Z at org.testng.TestRunner.run(TestRunner.java:585)</text:p>
            <text:p>unit-testsrun unit test 'BROKER_CLIENT_IMPL'2021-06-28T01:45:21.3533651Z at org.testng.SuiteRunner.runTest(SuiteRunner.java:384)</text:p>
            <text:p>unit-testsrun unit test 'BROKER_CLIENT_IMPL'2021-06-28T01:45:21.3534722Z at org.testng.SuiteRunner.runSequentially(SuiteRunner.java:378)</text:p>
            <text:p>unit-testsrun unit test 'BROKER_CLIENT_IMPL'2021-06-28T01:45:21.3535851Z at org.testng.SuiteRunner.privateRun(SuiteRunner.java:337)</text:p>
            <text:p>unit-testsrun unit test 'BROKER_CLIENT_IMPL'2021-06-28T01:45:21.3536808Z at org.testng.SuiteRunner.run(SuiteRunner.java:286)</text:p>
            <text:p>unit-testsrun unit test 'BROKER_CLIENT_IMPL'2021-06-28T01:45:21.3537883Z at org.testng.SuiteRunnerWorker.runSuite(SuiteRunnerWorker.java:53)</text:p>
            <text:p>unit-testsrun unit test 'BROKER_CLIENT_IMPL'2021-06-28T01:45:21.3539115Z at org.testng.SuiteRunnerWorker.run(SuiteRunnerWorker.java:96)</text:p>
            <text:p>unit-testsrun unit test 'BROKER_CLIENT_IMPL'2021-06-28T01:45:21.3540278Z at org.testng.TestNG.runSuitesSequentially(TestNG.java:1218)</text:p>
            <text:p>unit-testsrun unit test 'BROKER_CLIENT_IMPL'2021-06-28T01:45:21.3541345Z at org.testng.TestNG.runSuitesLocally(TestNG.java:1140)</text:p>
            <text:p>unit-testsrun unit test 'BROKER_CLIENT_IMPL'2021-06-28T01:45:21.3542240Z at org.testng.TestNG.runSuites(TestNG.java:1069)</text:p>
            <text:p>unit-testsrun unit test 'BROKER_CLIENT_IMPL'2021-06-28T01:45:21.3542966Z at org.testng.TestNG.run(TestNG.java:1037)</text:p>
            <text:p>unit-testsrun unit test 'BROKER_CLIENT_IMPL'2021-06-28T01:45:21.3544154Z at org.apache.maven.surefire.testng.TestNGExecutor.run(TestNGExecutor.java:135)</text:p>
            <text:p>unit-testsrun unit test 'BROKER_CLIENT_IMPL'2021-06-28T01:45:21.3546715Z at org.apache.maven.surefire.testng.TestNGDirectoryTestSuite.executeSingleClass(TestNGDirectoryTestSuite.java:112)</text:p>
            <text:p>unit-testsrun unit test 'BROKER_CLIENT_IMPL'2021-06-28T01:45:21.3549952Z at org.apache.maven.surefire.testng.TestNGDirectoryTestSuite.executeLazy(TestNGDirectoryTestSuite.java:123)</text:p>
            <text:p>unit-testsrun unit test 'BROKER_CLIENT_IMPL'2021-06-28T01:45:21.3552777Z at org.apache.maven.surefire.testng.TestNGDirectoryTestSuite.execute(TestNGDirectoryTestSuite.java:90)</text:p>
            <text:p>unit-testsrun unit test 'BROKER_CLIENT_IMPL'2021-06-28T01:45:21.3555216Z at org.apache.maven.surefire.testng.TestNGProvider.invoke(TestNGProvider.java:146)</text:p>
            <text:p>unit-testsrun unit test 'BROKER_CLIENT_IMPL'2021-06-28T01:45:21.3557724Z at org.apache.maven.surefire.booter.ForkedBooter.invokeProviderInSameClassLoader(ForkedBooter.java:384)</text:p>
            <text:p>unit-testsrun unit test 'BROKER_CLIENT_IMPL'2021-06-28T01:45:21.3560430Z at org.apache.maven.surefire.booter.ForkedBooter.runSuitesInProcess(ForkedBooter.java:345)</text:p>
            <text:p>unit-testsrun unit test 'BROKER_CLIENT_IMPL'2021-06-28T01:45:21.3563511Z at org.apache.maven.surefire.booter.ForkedBooter.execute(ForkedBooter.java:126)</text:p>
            <text:p>unit-testsrun unit test 'BROKER_CLIENT_IMPL'2021-06-28T01:45:21.3565252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46"/>
          <table:table-cell table:style-name="ce64" table:number-columns-repeated="7"/>
          <table:table-cell/>
          <table:table-cell table:style-name="ce64" table:number-columns-repeated="55"/>
          <table:table-cell table:style-name="ce133" table:number-columns-repeated="960"/>
        </table:table-row>
        <table:table-row table:style-name="ro22">
          <table:table-cell table:style-name="ce46" office:value-type="float" office:value="7" calcext:value-type="float">
            <text:p>7</text:p>
          </table:table-cell>
          <table:table-cell table:style-name="ce64" office:value-type="string" calcext:value-type="string">
            <text:p>org.apache.pulsar.client.impl.ProducerSemaphoreTest</text:p>
          </table:table-cell>
          <table:table-cell table:style-name="ce64" office:value-type="string" calcext:value-type="string">
            <text:p>testEnsureNotBlockOnThePendingQueue</text:p>
          </table:table-cell>
          <table:table-cell table:style-name="ce66" office:value-type="string" calcext:value-type="string">
            <text:p>FAILURE</text:p>
          </table:table-cell>
          <table:table-cell table:style-name="ce64" table:number-columns-repeated="2"/>
          <table:table-cell table:style-name="ce64" office:value-type="string" calcext:value-type="string">
            <text:p>AssertionError: expected [0] but found [1]</text:p>
          </table:table-cell>
          <table:table-cell table:style-name="ce64" office:value-type="string" calcext:value-type="string">
            <text:p>https://drive.google.com/file/d/1e212uU2h3oraJoj_E9AiKP0GIpynpRJj/view?usp=sharing</text:p>
          </table:table-cell>
          <table:table-cell office:value-type="string" calcext:value-type="string">
            <text:p>[ERROR] testEnsureNotBlockOnThePendingQueue(org.apache.pulsar.client.impl.ProducerSemaphoreTest)  Time elapsed: 0.269 s  &lt;&lt;&lt; FAILURE!</text:p>
            <text:p>unit-testsrun unit test 'BROKER_CLIENT_IMPL'2021-06-27T22:27:44.0023298Z java.lang.AssertionError: expected [0] but found [1]</text:p>
            <text:p>unit-testsrun unit test 'BROKER_CLIENT_IMPL'2021-06-27T22:27:44.0027730Z at org.testng.Assert.fail(Assert.java:99)</text:p>
            <text:p>unit-testsrun unit test 'BROKER_CLIENT_IMPL'2021-06-27T22:27:44.0053906Z at org.testng.Assert.failNotEquals(Assert.java:1037)</text:p>
            <text:p>unit-testsrun unit test 'BROKER_CLIENT_IMPL'2021-06-27T22:27:44.0060219Z at org.testng.Assert.assertEqualsImpl(Assert.java:140)</text:p>
            <text:p>unit-testsrun unit test 'BROKER_CLIENT_IMPL'2021-06-27T22:27:44.0074187Z at org.testng.Assert.assertEquals(Assert.java:122)</text:p>
            <text:p>unit-testsrun unit test 'BROKER_CLIENT_IMPL'2021-06-27T22:27:44.0079846Z at org.testng.Assert.assertEquals(Assert.java:907)</text:p>
            <text:p>unit-testsrun unit test 'BROKER_CLIENT_IMPL'2021-06-27T22:27:44.0093663Z at org.testng.Assert.assertEquals(Assert.java:917)</text:p>
            <text:p>unit-testsrun unit test 'BROKER_CLIENT_IMPL'2021-06-27T22:27:44.0134410Z at org.apache.pulsar.client.impl.ProducerSemaphoreTest.testEnsureNotBlockOnThePendingQueue(ProducerSemaphoreTest.java:179)</text:p>
            <text:p>unit-testsrun unit test 'BROKER_CLIENT_IMPL'2021-06-27T22:27:44.0145233Z at java.base/jdk.internal.reflect.NativeMethodAccessorImpl.invoke0(Native Method)</text:p>
            <text:p>unit-testsrun unit test 'BROKER_CLIENT_IMPL'2021-06-27T22:27:44.0167071Z at java.base/jdk.internal.reflect.NativeMethodAccessorImpl.invoke(NativeMethodAccessorImpl.java:62)</text:p>
            <text:p>unit-testsrun unit test 'BROKER_CLIENT_IMPL'2021-06-27T22:27:44.0211072Z at java.base/jdk.internal.reflect.DelegatingMethodAccessorImpl.invoke(DelegatingMethodAccessorImpl.java:43)</text:p>
            <text:p>unit-testsrun unit test 'BROKER_CLIENT_IMPL'2021-06-27T22:27:44.0231424Z at java.base/java.lang.reflect.Method.invoke(Method.java:566)</text:p>
            <text:p>unit-testsrun unit test 'BROKER_CLIENT_IMPL'2021-06-27T22:27:44.0254002Z at org.testng.internal.MethodInvocationHelper.invokeMethod(MethodInvocationHelper.java:132)</text:p>
            <text:p>unit-testsrun unit test 'BROKER_CLIENT_IMPL'2021-06-27T22:27:44.0262675Z at org.testng.internal.InvokeMethodRunnable.runOne(InvokeMethodRunnable.java:45)</text:p>
            <text:p>unit-testsrun unit test 'BROKER_CLIENT_IMPL'2021-06-27T22:27:44.0280677Z at org.testng.internal.InvokeMethodRunnable.call(InvokeMethodRunnable.java:73)</text:p>
            <text:p>unit-testsrun unit test 'BROKER_CLIENT_IMPL'2021-06-27T22:27:44.0298065Z at org.testng.internal.InvokeMethodRunnable.call(InvokeMethodRunnable.java:11)</text:p>
            <text:p>unit-testsrun unit test 'BROKER_CLIENT_IMPL'2021-06-27T22:27:44.0366715Z at java.base/java.util.concurrent.FutureTask.run(FutureTask.java:264)</text:p>
            <text:p>unit-testsrun unit test 'BROKER_CLIENT_IMPL'2021-06-27T22:27:44.0389331Z at java.base/java.util.concurrent.ThreadPoolExecutor.runWorker(ThreadPoolExecutor.java:1128)</text:p>
            <text:p>unit-testsrun unit test 'BROKER_CLIENT_IMPL'2021-06-27T22:27:44.0401922Z at java.base/java.util.concurrent.ThreadPoolExecutor$Worker.run(ThreadPoolExecutor.java:628)</text:p>
            <text:p>unit-testsrun unit test 'BROKER_CLIENT_IMPL'2021-06-27T22:27:44.0432217Z at java.base/java.lang.Thread.run(Thread.java:829)</text:p>
          </table:table-cell>
          <table:table-cell table:style-name="ce64" table:number-columns-repeated="55"/>
          <table:table-cell table:style-name="ce133" table:number-columns-repeated="960"/>
        </table:table-row>
        <table:table-row table:style-name="ro1" table:number-rows-repeated="392">
          <table:table-cell table:number-columns-repeated="8"/>
          <table:table-cell table:style-name="ce167"/>
          <table:table-cell table:number-columns-repeated="1015"/>
        </table:table-row>
        <table:table-row table:style-name="ro1" table:number-rows-repeated="1048166">
          <table:table-cell table:number-columns-repeated="1024"/>
        </table:table-row>
        <table:table-row table:style-name="ro1">
          <table:table-cell table:number-columns-repeated="1024"/>
        </table:table-row>
      </table:table>
      <table:table table:name="script_broker_client_impl_local" table:style-name="ta4">
        <table:table-column table:style-name="co38" table:default-cell-style-name="ce143"/>
        <table:table-column table:style-name="co39" table:default-cell-style-name="Default"/>
        <table:table-column table:style-name="co40" table:default-cell-style-name="Default"/>
        <table:table-column table:style-name="co38" table:number-columns-repeated="3" table:default-cell-style-name="Default"/>
        <table:table-column table:style-name="co41" table:default-cell-style-name="Default"/>
        <table:table-column table:style-name="co38" table:default-cell-style-name="Default"/>
        <table:table-column table:style-name="co42" table:default-cell-style-name="Default"/>
        <table:table-column table:style-name="co38" table:number-columns-repeated="1015" table:default-cell-style-name="Default"/>
        <table:table-row table:style-name="ro1">
          <table:table-cell table:style-name="ce141"/>
          <table:table-cell table:style-name="ce22" office:value-type="string" calcext:value-type="string" table:number-columns-spanned="3" table:number-rows-spanned="1">
            <text:p>Recent Commit GitHub CI (12 June 2021)</text:p>
          </table:table-cell>
          <table:covered-table-cell table:number-columns-repeated="2" table:style-name="ce1"/>
          <table:table-cell table:style-name="ce1" table:number-columns-repeated="2"/>
          <table:table-cell table:style-name="ce4"/>
          <table:table-cell table:style-name="ce1"/>
          <table:table-cell table:style-name="ce5"/>
          <table:table-cell table:style-name="ce1" table:number-columns-repeated="55"/>
          <table:table-cell table:number-columns-repeated="960"/>
        </table:table-row>
        <table:table-row table:style-name="ro1">
          <table:table-cell table:style-name="ce141"/>
          <table:table-cell table:style-name="ce42" table:number-columns-repeated="2"/>
          <table:table-cell table:style-name="ce1" table:number-columns-repeated="3"/>
          <table:table-cell table:style-name="ce4"/>
          <table:table-cell table:style-name="ce1"/>
          <table:table-cell table:style-name="ce5"/>
          <table:table-cell table:style-name="ce1" table:number-columns-repeated="55"/>
          <table:table-cell table:number-columns-repeated="960"/>
        </table:table-row>
        <table:table-row table:style-name="ro1">
          <table:table-cell table:style-name="ce169" office:value-type="string" calcext:value-type="string">
            <text:p>No</text:p>
          </table:table-cell>
          <table:table-cell table:style-name="ce163" office:value-type="string" calcext:value-type="string">
            <text:p>Package/class</text:p>
          </table:table-cell>
          <table:table-cell table:style-name="ce163"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65"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169"/>
          <table:table-cell table:style-name="ce163" table:number-columns-repeated="2"/>
          <table:table-cell table:style-name="ce65" table:number-columns-repeated="3"/>
          <table:table-cell table:style-name="ce76"/>
          <table:table-cell table:style-name="ce65"/>
          <table:table-cell table:style-name="ce130"/>
          <table:table-cell table:style-name="ce64" table:number-columns-repeated="55"/>
          <table:table-cell table:style-name="ce133" table:number-columns-repeated="960"/>
        </table:table-row>
        <table:table-row table:style-name="ro15">
          <table:table-cell table:style-name="ce170" office:value-type="float" office:value="1" calcext:value-type="float">
            <text:p>1</text:p>
          </table:table-cell>
          <table:table-cell table:style-name="ce164" office:value-type="string" calcext:value-type="string">
            <text:p>org.apache.pulsar.client.impl.PatternTopicsConsumerImplTest</text:p>
          </table:table-cell>
          <table:table-cell table:style-name="ce166" office:value-type="string" calcext:value-type="string">
            <text:p>testAutoUnsubscribePatternConsumer</text:p>
          </table:table-cell>
          <table:table-cell table:style-name="ce66"/>
          <table:table-cell table:style-name="ce66" office:value-type="string" calcext:value-type="string">
            <text:p>Failure</text:p>
          </table:table-cell>
          <table:table-cell table:style-name="ce64"/>
          <table:table-cell table:style-name="ce77" office:value-type="string" calcext:value-type="string">
            <text:p>AssertionError: expected [2] but found [6]</text:p>
          </table:table-cell>
          <table:table-cell table:style-name="ce84" office:value-type="string" calcext:value-type="string">
            <text:p>https://drive.google.com/file/d/1XEId2_LFx4Fr9WkH7_J3Ivz-9zl56skv/view?usp=sharing</text:p>
          </table:table-cell>
          <table:table-cell table:style-name="ce123" office:value-type="string" calcext:value-type="string">
            <text:p>[ERROR] testAutoUnsubscribePatternConsumer(org.apache.pulsar.client.impl.PatternTopicsConsumerImplTest) <text:s/>Time elapsed: 3.05 s <text:s/>&lt;&lt;&lt; FAILURE!<text:line-break/>java.lang.AssertionError: expected [2] but found [6]<text:line-break/>at org.testng.Assert.fail(Assert.java:99)<text:line-break/>at org.testng.Assert.failNotEquals(Assert.java:1037)<text:line-break/>at org.testng.Assert.assertEqualsImpl(Assert.java:140)<text:line-break/>at org.testng.Assert.assertEquals(Assert.java:122)<text:line-break/>at org.testng.Assert.assertEquals(Assert.java:907)<text:line-break/>at org.testng.Assert.assertEquals(Assert.java:917)<text:line-break/>at org.apache.pulsar.client.impl.PatternTopicsConsumerImplTest.testAutoUnsubscribePatternConsumer(PatternTopicsConsumerImplTest.java:760)<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64" table:number-columns-repeated="55"/>
          <table:table-cell table:style-name="ce133" table:number-columns-repeated="960"/>
        </table:table-row>
        <table:table-row table:style-name="ro1">
          <table:table-cell table:style-name="ce171"/>
          <table:table-cell table:style-name="ce133" table:number-columns-repeated="1023"/>
        </table:table-row>
        <table:table-row table:style-name="ro8">
          <table:table-cell table:style-name="ce171" office:value-type="float" office:value="2" calcext:value-type="float">
            <text:p>2</text:p>
          </table:table-cell>
          <table:table-cell table:style-name="ce133" office:value-type="string" calcext:value-type="string">
            <text:p>org.apache.pulsar.client.impl.TopicsConsumerImplTest</text:p>
          </table:table-cell>
          <table:table-cell table:style-name="ce133" office:value-type="string" calcext:value-type="string">
            <text:p>set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TimeoutException</text:p>
          </table:table-cell>
          <table:table-cell table:style-name="ce133" office:value-type="string" calcext:value-type="string">
            <text:p>https://drive.google.com/file/d/1gMqxMCJ2yU9BhQM8ovHVB4d_KvP8Ajjv/view?usp=sharing</text:p>
          </table:table-cell>
          <table:table-cell table:style-name="ce174" office:value-type="string" calcext:value-type="string">
            <text:p>[ERROR] setup(org.apache.pulsar.client.impl.TopicsConsumerImplTest) <text:s/>Time elapsed: 772.43 s <text:s/>&lt;&lt;&lt; FAILURE!<text:line-break/>org.apache.pulsar.client.admin.PulsarAdminException$TimeoutException: java.util.concurrent.TimeoutException<text:line-break/>at org.apache.pulsar.client.admin.internal.ClustersImpl.createCluster(ClustersImpl.java:131)<text:line-break/>at org.apache.pulsar.client.api.ProducerConsumerBase.producerBaseSetup(ProducerConsumerBase.java:43)<text:line-break/>at org.apache.pulsar.client.impl.TopicsConsumerImplTest.setup(TopicsConsumerImplTest.java:86)<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TimeoutException<text:line-break/>at java.base/java.util.concurrent.CompletableFuture.timedGet(CompletableFuture.java:1886)<text:line-break/>at java.base/java.util.concurrent.CompletableFuture.get(CompletableFuture.java:2021)<text:line-break/>at org.apache.pulsar.client.admin.internal.ClustersImpl.createCluster(ClustersImpl.java:124)<text:line-break/>... 40 more</text:p>
          </table:table-cell>
          <table:table-cell table:style-name="ce133"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script_broker-broker-gp1_CI" table:style-name="ta2">
        <table:table-column table:style-name="co1" table:default-cell-style-name="ce10"/>
        <table:table-column table:style-name="co43" table:default-cell-style-name="ce1"/>
        <table:table-column table:style-name="co36" table:default-cell-style-name="ce1"/>
        <table:table-column table:style-name="co1" table:number-columns-repeated="2" table:default-cell-style-name="ce1"/>
        <table:table-column table:style-name="co20" table:default-cell-style-name="ce1"/>
        <table:table-column table:style-name="co44" table:default-cell-style-name="ce1"/>
        <table:table-column table:style-name="co6" table:default-cell-style-name="ce1"/>
        <table:table-column table:style-name="co45" table:default-cell-style-name="ce147"/>
        <table:table-column table:style-name="co1" table:number-columns-repeated="55" table:default-cell-style-name="ce1"/>
        <table:table-column table:style-name="co1" table:number-columns-repeated="960" table:default-cell-style-name="Default"/>
        <table:table-row table:style-name="ro1">
          <table:table-cell table:style-name="ce2"/>
          <table:table-cell table:style-name="ce22" office:value-type="string" calcext:value-type="string" table:number-columns-spanned="3" table:number-rows-spanned="1">
            <text:p>Recent Commit GitHub CI (12 June 2021)</text:p>
          </table:table-cell>
          <table:covered-table-cell table:number-columns-repeated="2"/>
          <table:table-cell table:number-columns-repeated="2"/>
          <table:table-cell table:style-name="ce4"/>
          <table:table-cell table:number-columns-repeated="1017"/>
        </table:table-row>
        <table:table-row table:style-name="ro1">
          <table:table-cell table:style-name="ce2"/>
          <table:table-cell table:style-name="ce42" table:number-columns-repeated="2"/>
          <table:table-cell table:number-columns-repeated="3"/>
          <table:table-cell table:style-name="ce4"/>
          <table:table-cell table:number-columns-repeated="1017"/>
        </table:table-row>
        <table:table-row table:style-name="ro1">
          <table:table-cell table:style-name="ce45" office:value-type="string" calcext:value-type="string">
            <text:p>No</text:p>
          </table:table-cell>
          <table:table-cell table:style-name="ce163" office:value-type="string" calcext:value-type="string">
            <text:p>Package/class</text:p>
          </table:table-cell>
          <table:table-cell table:style-name="ce163"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157"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45"/>
          <table:table-cell table:style-name="ce163" table:number-columns-repeated="2"/>
          <table:table-cell table:style-name="ce65" table:number-columns-repeated="3"/>
          <table:table-cell table:style-name="ce76"/>
          <table:table-cell table:style-name="ce65"/>
          <table:table-cell table:style-name="ce132"/>
          <table:table-cell table:style-name="ce64" table:number-columns-repeated="55"/>
          <table:table-cell table:style-name="ce133" table:number-columns-repeated="960"/>
        </table:table-row>
        <table:table-row table:style-name="ro15">
          <table:table-cell table:style-name="ce50" office:value-type="float" office:value="1" calcext:value-type="float">
            <text:p>1</text:p>
          </table:table-cell>
          <table:table-cell table:style-name="ce175" office:value-type="string" calcext:value-type="string">
            <text:p>org.apache.pulsar.broker.loadbalance.LoadBalancerTest</text:p>
          </table:table-cell>
          <table:table-cell table:style-name="ce176" office:value-type="string" calcext:value-type="string">
            <text:p>testBrokerRanking</text:p>
          </table:table-cell>
          <table:table-cell table:number-columns-repeated="2" table:style-name="ce103" office:value-type="string" calcext:value-type="string">
            <text:p>FAILURE</text:p>
          </table:table-cell>
          <table:table-cell table:style-name="ce109" office:value-type="string" calcext:value-type="string">
            <text:p>https://github.com/apache/pulsar/issues/11108</text:p>
          </table:table-cell>
          <table:table-cell table:style-name="ce110" office:value-type="string" calcext:value-type="string">
            <text:p>AssertionError: expected [1] but found [2]</text:p>
          </table:table-cell>
          <table:table-cell table:style-name="ce138" office:value-type="string" calcext:value-type="string">
            <text:p>https://drive.google.com/file/d/1izl-GX2YpRfxcNK3dCZC3NlufYekohzo/view?usp=sharing</text:p>
          </table:table-cell>
          <table:table-cell table:style-name="ce158" office:value-type="string" calcext:value-type="string">
            <text:p>[ERROR] testBrokerRanking(org.apache.pulsar.broker.loadbalance.LoadBalancerTest)  Time elapsed: 0.077 s  &lt;&lt;&lt; FAILURE!</text:p>
            <text:p>unit-testsrun unit test 'BROKER_GROUP_1'2021-06-28T00:25:54.8099428Z java.lang.AssertionError: expected [1] but found [2]</text:p>
            <text:p>unit-testsrun unit test 'BROKER_GROUP_1'2021-06-28T00:25:54.8101905Z at org.testng.Assert.fail(Assert.java:99)</text:p>
            <text:p>unit-testsrun unit test 'BROKER_GROUP_1'2021-06-28T00:25:54.8106219Z at org.testng.Assert.failNotEquals(Assert.java:1037)</text:p>
            <text:p>unit-testsrun unit test 'BROKER_GROUP_1'2021-06-28T00:25:54.8107395Z at org.testng.Assert.assertEqualsImpl(Assert.java:140)</text:p>
            <text:p>unit-testsrun unit test 'BROKER_GROUP_1'2021-06-28T00:25:54.8109245Z at org.testng.Assert.assertEquals(Assert.java:122)</text:p>
            <text:p>unit-testsrun unit test 'BROKER_GROUP_1'2021-06-28T00:25:54.8110801Z at org.testng.Assert.assertEquals(Assert.java:907)</text:p>
            <text:p>unit-testsrun unit test 'BROKER_GROUP_1'2021-06-28T00:25:54.8112107Z at org.testng.Assert.assertEquals(Assert.java:917)</text:p>
            <text:p>unit-testsrun unit test 'BROKER_GROUP_1'2021-06-28T00:25:54.8114575Z at org.apache.pulsar.broker.loadbalance.LoadBalancerTest.testBrokerRanking(LoadBalancerTest.java:340)</text:p>
            <text:p>unit-testsrun unit test 'BROKER_GROUP_1'2021-06-28T00:25:54.8118161Z at java.base/jdk.internal.reflect.NativeMethodAccessorImpl.invoke0(Native Method)</text:p>
            <text:p>unit-testsrun unit test 'BROKER_GROUP_1'2021-06-28T00:25:54.8121387Z at java.base/jdk.internal.reflect.NativeMethodAccessorImpl.invoke(NativeMethodAccessorImpl.java:62)</text:p>
            <text:p>unit-testsrun unit test 'BROKER_GROUP_1'2021-06-28T00:25:54.8124418Z at java.base/jdk.internal.reflect.DelegatingMethodAccessorImpl.invoke(DelegatingMethodAccessorImpl.java:43)</text:p>
            <text:p>unit-testsrun unit test 'BROKER_GROUP_1'2021-06-28T00:25:54.8129421Z at java.base/java.lang.reflect.Method.invoke(Method.java:566)</text:p>
            <text:p>unit-testsrun unit test 'BROKER_GROUP_1'2021-06-28T00:25:54.8132060Z at org.testng.internal.MethodInvocationHelper.invokeMethod(MethodInvocationHelper.java:132)</text:p>
            <text:p>unit-testsrun unit test 'BROKER_GROUP_1'2021-06-28T00:25:54.8134634Z at org.testng.internal.InvokeMethodRunnable.runOne(InvokeMethodRunnable.java:45)</text:p>
            <text:p>unit-testsrun unit test 'BROKER_GROUP_1'2021-06-28T00:25:54.8136985Z at org.testng.internal.InvokeMethodRunnable.call(InvokeMethodRunnable.java:73)</text:p>
            <text:p>unit-testsrun unit test 'BROKER_GROUP_1'2021-06-28T00:25:54.8138916Z at org.testng.internal.InvokeMethodRunnable.call(InvokeMethodRunnable.java:11)</text:p>
            <text:p>unit-testsrun unit test 'BROKER_GROUP_1'2021-06-28T00:25:54.8140943Z at java.base/java.util.concurrent.FutureTask.run(FutureTask.java:264)</text:p>
            <text:p>unit-testsrun unit test 'BROKER_GROUP_1'2021-06-28T00:25:54.8143192Z at java.base/java.util.concurrent.ThreadPoolExecutor.runWorker(ThreadPoolExecutor.java:1128)</text:p>
            <text:p>unit-testsrun unit test 'BROKER_GROUP_1'2021-06-28T00:25:54.8145580Z at java.base/java.util.concurrent.ThreadPoolExecutor$Worker.run(ThreadPoolExecutor.java:628)</text:p>
            <text:p>unit-testsrun unit test 'BROKER_GROUP_1'2021-06-28T00:25:54.8147301Z at java.base/java.lang.Thread.run(Thread.java:829)</text:p>
          </table:table-cell>
          <table:table-cell table:style-name="ce109" table:number-columns-repeated="55"/>
          <table:table-cell table:style-name="ce161"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11">
          <table:table-cell table:style-name="ce66" office:value-type="float" office:value="2" calcext:value-type="float">
            <text:p>2</text:p>
          </table:table-cell>
          <table:table-cell table:style-name="ce64" office:value-type="string" calcext:value-type="string">
            <text:p>org.apache.pulsar.broker.loadbalance.LoadBalancerTest</text:p>
          </table:table-cell>
          <table:table-cell table:style-name="ce64" office:value-type="string" calcext:value-type="string">
            <text:p>testBrokerRanking</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10537</text:p>
          </table:table-cell>
          <table:table-cell table:style-name="ce64" office:value-type="string" calcext:value-type="string">
            <text:p>NullPointerException</text:p>
          </table:table-cell>
          <table:table-cell table:style-name="ce64" office:value-type="string" calcext:value-type="string">
            <text:p>https://drive.google.com/file/d/12mahHQqTPDtpeYiSDSzJi54epwZAbGiE/view?usp=sharing</text:p>
          </table:table-cell>
          <table:table-cell table:style-name="ce132" office:value-type="string" calcext:value-type="string">
            <text:p>[ERROR] testBrokerRanking(org.apache.pulsar.broker.loadbalance.LoadBalancerTest)  Time elapsed: 0.061 s  &lt;&lt;&lt; FAILURE!</text:p>
            <text:p>unit-testsrun unit test 'BROKER_GROUP_1'2021-06-28T00:28:38.5223910Z java.lang.NullPointerException</text:p>
            <text:p>unit-testsrun unit test 'BROKER_GROUP_1'2021-06-28T00:28:38.5226460Z at org.apache.pulsar.broker.loadbalance.LoadBalancerTest.testBrokerRanking(LoadBalancerTest.java:339)</text:p>
            <text:p>unit-testsrun unit test 'BROKER_GROUP_1'2021-06-28T00:28:38.5229819Z at java.base/jdk.internal.reflect.NativeMethodAccessorImpl.invoke0(Native Method)</text:p>
            <text:p>unit-testsrun unit test 'BROKER_GROUP_1'2021-06-28T00:28:38.5232665Z at java.base/jdk.internal.reflect.NativeMethodAccessorImpl.invoke(NativeMethodAccessorImpl.java:62)</text:p>
            <text:p>unit-testsrun unit test 'BROKER_GROUP_1'2021-06-28T00:28:38.5236378Z at java.base/jdk.internal.reflect.DelegatingMethodAccessorImpl.invoke(DelegatingMethodAccessorImpl.java:43)</text:p>
            <text:p>unit-testsrun unit test 'BROKER_GROUP_1'2021-06-28T00:28:38.5347000Z at java.base/java.lang.reflect.Method.invoke(Method.java:566)</text:p>
            <text:p>unit-testsrun unit test 'BROKER_GROUP_1'2021-06-28T00:28:38.5367767Z at org.testng.internal.MethodInvocationHelper.invokeMethod(MethodInvocationHelper.java:132)</text:p>
            <text:p>unit-testsrun unit test 'BROKER_GROUP_1'2021-06-28T00:28:38.5370776Z at org.testng.internal.InvokeMethodRunnable.runOne(InvokeMethodRunnable.java:45)</text:p>
            <text:p>unit-testsrun unit test 'BROKER_GROUP_1'2021-06-28T00:28:38.5372824Z at org.testng.internal.InvokeMethodRunnable.call(InvokeMethodRunnable.java:73)</text:p>
            <text:p>unit-testsrun unit test 'BROKER_GROUP_1'2021-06-28T00:28:38.5374807Z at org.testng.internal.InvokeMethodRunnable.call(InvokeMethodRunnable.java:11)</text:p>
            <text:p>unit-testsrun unit test 'BROKER_GROUP_1'2021-06-28T00:28:38.5376756Z at java.base/java.util.concurrent.FutureTask.run(FutureTask.java:264)</text:p>
            <text:p>unit-testsrun unit test 'BROKER_GROUP_1'2021-06-28T00:28:38.5378755Z at java.base/java.util.concurrent.ThreadPoolExecutor.runWorker(ThreadPoolExecutor.java:1128)</text:p>
            <text:p>unit-testsrun unit test 'BROKER_GROUP_1'2021-06-28T00:28:38.5380910Z at java.base/java.util.concurrent.ThreadPoolExecutor$Worker.run(ThreadPoolExecutor.java:628)</text:p>
            <text:p>unit-testsrun unit test 'BROKER_GROUP_1'2021-06-28T00:28:38.5382390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21">
          <table:table-cell table:style-name="ce66" office:value-type="float" office:value="3" calcext:value-type="float">
            <text:p>3</text:p>
          </table:table-cell>
          <table:table-cell table:style-name="ce64" office:value-type="string" calcext:value-type="string">
            <text:p>org.apache.pulsar.broker.admin.AdminApiTest</text:p>
          </table:table-cell>
          <table:table-cell table:style-name="ce64" office:value-type="string" calcext:value-type="string">
            <text:p>testUpdateDynamicLocalConfiguration</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11049</text:p>
          </table:table-cell>
          <table:table-cell table:style-name="ce64" office:value-type="string" calcext:value-type="string">
            <text:p>AssertionError: expected [10] but found [30000]</text:p>
          </table:table-cell>
          <table:table-cell table:style-name="ce64" office:value-type="string" calcext:value-type="string">
            <text:p>https://drive.google.com/file/d/1KR_xoLhqEmysQqc9WNSwtce2pCcfkmTR/view?usp=sharing</text:p>
          </table:table-cell>
          <table:table-cell table:style-name="ce132" office:value-type="string" calcext:value-type="string">
            <text:p>[ERROR] testUpdateDynamicLocalConfiguration(org.apache.pulsar.broker.admin.AdminApiTest)  Time elapsed: 0.362 s  &lt;&lt;&lt; FAILURE!</text:p>
            <text:p>unit-testsrun unit test 'BROKER_GROUP_1'2021-06-28T00:37:35.5783932Z java.lang.AssertionError: expected [10] but found [30000]</text:p>
            <text:p>unit-testsrun unit test 'BROKER_GROUP_1'2021-06-28T00:37:35.5786121Z at org.testng.Assert.fail(Assert.java:99)</text:p>
            <text:p>unit-testsrun unit test 'BROKER_GROUP_1'2021-06-28T00:37:35.5788962Z at org.testng.Assert.failNotEquals(Assert.java:1037)</text:p>
            <text:p>unit-testsrun unit test 'BROKER_GROUP_1'2021-06-28T00:37:35.5791946Z at org.testng.Assert.assertEqualsImpl(Assert.java:140)</text:p>
            <text:p>unit-testsrun unit test 'BROKER_GROUP_1'2021-06-28T00:37:35.5794421Z at org.testng.Assert.assertEquals(Assert.java:122)</text:p>
            <text:p>unit-testsrun unit test 'BROKER_GROUP_1'2021-06-28T00:37:35.5797215Z at org.testng.Assert.assertEquals(Assert.java:797)</text:p>
            <text:p>unit-testsrun unit test 'BROKER_GROUP_1'2021-06-28T00:37:35.5799869Z at org.testng.Assert.assertEquals(Assert.java:807)</text:p>
            <text:p>unit-testsrun unit test 'BROKER_GROUP_1'2021-06-28T00:37:35.5806721Z at org.apache.pulsar.broker.admin.AdminApiTest.testUpdateDynamicLocalConfiguration(AdminApiTest.java:634)</text:p>
            <text:p>unit-testsrun unit test 'BROKER_GROUP_1'2021-06-28T00:37:35.5809855Z at java.base/jdk.internal.reflect.NativeMethodAccessorImpl.invoke0(Native Method)</text:p>
            <text:p>unit-testsrun unit test 'BROKER_GROUP_1'2021-06-28T00:37:35.5815136Z at java.base/jdk.internal.reflect.NativeMethodAccessorImpl.invoke(NativeMethodAccessorImpl.java:62)</text:p>
            <text:p>unit-testsrun unit test 'BROKER_GROUP_1'2021-06-28T00:37:35.5820737Z at java.base/jdk.internal.reflect.DelegatingMethodAccessorImpl.invoke(DelegatingMethodAccessorImpl.java:43)</text:p>
            <text:p>unit-testsrun unit test 'BROKER_GROUP_1'2021-06-28T00:37:35.5822954Z at java.base/java.lang.reflect.Method.invoke(Method.java:566)</text:p>
            <text:p>unit-testsrun unit test 'BROKER_GROUP_1'2021-06-28T00:37:35.5829083Z at org.testng.internal.MethodInvocationHelper.invokeMethod(MethodInvocationHelper.java:132)</text:p>
            <text:p>unit-testsrun unit test 'BROKER_GROUP_1'2021-06-28T00:37:35.5831170Z at org.testng.internal.InvokeMethodRunnable.runOne(InvokeMethodRunnable.java:45)</text:p>
            <text:p>unit-testsrun unit test 'BROKER_GROUP_1'2021-06-28T00:37:35.5834096Z at org.testng.internal.InvokeMethodRunnable.call(InvokeMethodRunnable.java:73)</text:p>
            <text:p>unit-testsrun unit test 'BROKER_GROUP_1'2021-06-28T00:37:35.5838719Z at org.testng.internal.InvokeMethodRunnable.call(InvokeMethodRunnable.java:11)</text:p>
            <text:p>unit-testsrun unit test 'BROKER_GROUP_1'2021-06-28T00:37:35.5842601Z at java.base/java.util.concurrent.FutureTask.run(FutureTask.java:264)</text:p>
            <text:p>unit-testsrun unit test 'BROKER_GROUP_1'2021-06-28T00:37:35.5848869Z at java.base/java.util.concurrent.ThreadPoolExecutor.runWorker(ThreadPoolExecutor.java:1128)</text:p>
            <text:p>unit-testsrun unit test 'BROKER_GROUP_1'2021-06-28T00:37:35.5853927Z at java.base/java.util.concurrent.ThreadPoolExecutor$Worker.run(ThreadPoolExecutor.java:628)</text:p>
            <text:p>unit-testsrun unit test 'BROKER_GROUP_1'2021-06-28T00:37:35.5856762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14">
          <table:table-cell table:style-name="ce103" office:value-type="float" office:value="4" calcext:value-type="float">
            <text:p>4</text:p>
          </table:table-cell>
          <table:table-cell table:style-name="ce109" office:value-type="string" calcext:value-type="string">
            <text:p>org.apache.pulsar.broker.loadbalance.LoadBalancerTest</text:p>
          </table:table-cell>
          <table:table-cell table:style-name="ce109" office:value-type="string" calcext:value-type="string">
            <text:p>testUpdateLoadReportAndCheckUpdatedRanking</text:p>
          </table:table-cell>
          <table:table-cell table:number-columns-repeated="2" table:style-name="ce103" office:value-type="string" calcext:value-type="string">
            <text:p>FAILURE</text:p>
          </table:table-cell>
          <table:table-cell table:style-name="ce109" office:value-type="string" calcext:value-type="string">
            <text:p>https://github.com/apache/pulsar/issues/10537</text:p>
          </table:table-cell>
          <table:table-cell table:style-name="ce109" office:value-type="string" calcext:value-type="string">
            <text:p>AssertionError: expected [true] but found [false]</text:p>
          </table:table-cell>
          <table:table-cell table:style-name="ce109" office:value-type="string" calcext:value-type="string">
            <text:p>https://drive.google.com/file/d/1i6S0ssho_pU4fLmyxkYvW-4B7t3BWmXP/view?usp=sharing</text:p>
          </table:table-cell>
          <table:table-cell table:style-name="ce158" office:value-type="string" calcext:value-type="string">
            <text:p>[ERROR] testUpdateLoadReportAndCheckUpdatedRanking(org.apache.pulsar.broker.loadbalance.LoadBalancerTest)  Time elapsed: 0.389 s  &lt;&lt;&lt; FAILURE!</text:p>
            <text:p>unit-testsrun unit test 'BROKER_GROUP_1'2021-06-28T00:52:13.3592852Z java.lang.AssertionError: expected [true] but found [false]</text:p>
            <text:p>unit-testsrun unit test 'BROKER_GROUP_1'2021-06-28T00:52:13.3599398Z at org.testng.Assert.fail(Assert.java:99)</text:p>
            <text:p>unit-testsrun unit test 'BROKER_GROUP_1'2021-06-28T00:52:13.3608814Z at org.testng.Assert.failNotEquals(Assert.java:1037)</text:p>
            <text:p>unit-testsrun unit test 'BROKER_GROUP_1'2021-06-28T00:52:13.3616984Z at org.testng.Assert.assertTrue(Assert.java:45)</text:p>
            <text:p>unit-testsrun unit test 'BROKER_GROUP_1'2021-06-28T00:52:13.3626793Z at org.testng.Assert.assertTrue(Assert.java:55)</text:p>
            <text:p>unit-testsrun unit test 'BROKER_GROUP_1'2021-06-28T00:52:13.3647796Z at org.apache.pulsar.broker.loadbalance.LoadBalancerTest.testUpdateLoadReportAndCheckUpdatedRanking(LoadBalancerTest.java:277)</text:p>
            <text:p>unit-testsrun unit test 'BROKER_GROUP_1'2021-06-28T00:52:13.3660484Z at java.base/jdk.internal.reflect.NativeMethodAccessorImpl.invoke0(Native Method)</text:p>
            <text:p>unit-testsrun unit test 'BROKER_GROUP_1'2021-06-28T00:52:13.3672238Z at java.base/jdk.internal.reflect.NativeMethodAccessorImpl.invoke(NativeMethodAccessorImpl.java:62)</text:p>
            <text:p>unit-testsrun unit test 'BROKER_GROUP_1'2021-06-28T00:52:13.3685143Z at java.base/jdk.internal.reflect.DelegatingMethodAccessorImpl.invoke(DelegatingMethodAccessorImpl.java:43)</text:p>
            <text:p>unit-testsrun unit test 'BROKER_GROUP_1'2021-06-28T00:52:13.3695171Z at java.base/java.lang.reflect.Method.invoke(Method.java:566)</text:p>
            <text:p>unit-testsrun unit test 'BROKER_GROUP_1'2021-06-28T00:52:13.3706254Z at org.testng.internal.MethodInvocationHelper.invokeMethod(MethodInvocationHelper.java:132)</text:p>
            <text:p>unit-testsrun unit test 'BROKER_GROUP_1'2021-06-28T00:52:13.3716471Z at org.testng.internal.InvokeMethodRunnable.runOne(InvokeMethodRunnable.java:45)</text:p>
            <text:p>unit-testsrun unit test 'BROKER_GROUP_1'2021-06-28T00:52:13.3726780Z at org.testng.internal.InvokeMethodRunnable.call(InvokeMethodRunnable.java:73)</text:p>
            <text:p>unit-testsrun unit test 'BROKER_GROUP_1'2021-06-28T00:52:13.3737828Z at org.testng.internal.InvokeMethodRunnable.call(InvokeMethodRunnable.java:11)</text:p>
            <text:p>unit-testsrun unit test 'BROKER_GROUP_1'2021-06-28T00:52:13.3746402Z at java.base/java.util.concurrent.FutureTask.run(FutureTask.java:264)</text:p>
            <text:p>unit-testsrun unit test 'BROKER_GROUP_1'2021-06-28T00:52:13.3756999Z at java.base/java.util.concurrent.ThreadPoolExecutor.runWorker(ThreadPoolExecutor.java:1128)</text:p>
            <text:p>unit-testsrun unit test 'BROKER_GROUP_1'2021-06-28T00:52:13.3767705Z at java.base/java.util.concurrent.ThreadPoolExecutor$Worker.run(ThreadPoolExecutor.java:628)</text:p>
            <text:p>unit-testsrun unit test 'BROKER_GROUP_1'2021-06-28T00:52:13.3774805Z at java.base/java.lang.Thread.run(Thread.java:829)</text:p>
          </table:table-cell>
          <table:table-cell table:style-name="ce109" table:number-columns-repeated="55"/>
          <table:table-cell table:style-name="ce161"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11">
          <table:table-cell table:style-name="ce103" office:value-type="float" office:value="5" calcext:value-type="float">
            <text:p>5</text:p>
          </table:table-cell>
          <table:table-cell table:style-name="ce109" office:value-type="string" calcext:value-type="string">
            <text:p>org.apache.pulsar.broker.transaction.coordinator.TransactionMetaStoreAssignmentTest</text:p>
          </table:table-cell>
          <table:table-cell table:style-name="ce109" office:value-type="string" calcext:value-type="string">
            <text:p>testTransactionMetaStoreAssignAndFailover</text:p>
          </table:table-cell>
          <table:table-cell table:number-columns-repeated="2" table:style-name="ce103" office:value-type="string" calcext:value-type="string">
            <text:p>FAILURE</text:p>
          </table:table-cell>
          <table:table-cell table:style-name="ce109" office:value-type="string" calcext:value-type="string">
            <text:p>https://github.com/apache/pulsar/issues/10786</text:p>
          </table:table-cell>
          <table:table-cell table:style-name="ce109" office:value-type="string" calcext:value-type="string">
            <text:p>AssertionError: expected [true] but found [false]</text:p>
          </table:table-cell>
          <table:table-cell table:style-name="ce109" office:value-type="string" calcext:value-type="string">
            <text:p>https://drive.google.com/file/d/1i7IQtWEKFpJtmZBvQXMmPNmwCbnrqJM1/view?usp=sharing</text:p>
          </table:table-cell>
          <table:table-cell table:style-name="ce158" office:value-type="string" calcext:value-type="string">
            <text:p>[ERROR] testTransactionMetaStoreAssignAndFailover(org.apache.pulsar.broker.transaction.coordinator.TransactionMetaStoreAssignmentTest)  Time elapsed: 0.009 s  &lt;&lt;&lt; FAILURE!</text:p>
            <text:p>unit-testsrun unit test 'BROKER_GROUP_1'2021-06-28T00:32:00.6951566Z java.lang.AssertionError: expected [16] but found [11]</text:p>
            <text:p>unit-testsrun unit test 'BROKER_GROUP_1'2021-06-28T00:32:00.6957085Z at org.testng.Assert.fail(Assert.java:99)</text:p>
            <text:p>unit-testsrun unit test 'BROKER_GROUP_1'2021-06-28T00:32:00.6963048Z at org.testng.Assert.failNotEquals(Assert.java:1037)</text:p>
            <text:p>unit-testsrun unit test 'BROKER_GROUP_1'2021-06-28T00:32:00.6973253Z at org.testng.Assert.assertEqualsImpl(Assert.java:140)</text:p>
            <text:p>unit-testsrun unit test 'BROKER_GROUP_1'2021-06-28T00:32:00.6978642Z at org.testng.Assert.assertEquals(Assert.java:122)</text:p>
            <text:p>unit-testsrun unit test 'BROKER_GROUP_1'2021-06-28T00:32:00.6990134Z at org.testng.Assert.assertEquals(Assert.java:907)</text:p>
            <text:p>unit-testsrun unit test 'BROKER_GROUP_1'2021-06-28T00:32:00.7000249Z at org.testng.Assert.assertEquals(Assert.java:917)</text:p>
            <text:p>unit-testsrun unit test 'BROKER_GROUP_1'2021-06-28T00:32:00.7031426Z at org.apache.pulsar.broker.transaction.coordinator.TransactionMetaStoreAssignmentTest.testTransactionMetaStoreAssignAndFailover(TransactionMetaStoreAssignmentTest.java:40)</text:p>
            <text:p>unit-testsrun unit test 'BROKER_GROUP_1'2021-06-28T00:32:00.7052070Z at java.base/jdk.internal.reflect.NativeMethodAccessorImpl.invoke0(Native Method)</text:p>
            <text:p>unit-testsrun unit test 'BROKER_GROUP_1'2021-06-28T00:32:00.7063940Z at java.base/jdk.internal.reflect.NativeMethodAccessorImpl.invoke(NativeMethodAccessorImpl.java:62)</text:p>
            <text:p>unit-testsrun unit test 'BROKER_GROUP_1'2021-06-28T00:32:00.7083346Z at java.base/jdk.internal.reflect.DelegatingMethodAccessorImpl.invoke(DelegatingMethodAccessorImpl.java:43)</text:p>
            <text:p>unit-testsrun unit test 'BROKER_GROUP_1'2021-06-28T00:32:00.7093447Z at java.base/java.lang.reflect.Method.invoke(Method.java:566)</text:p>
            <text:p>unit-testsrun unit test 'BROKER_GROUP_1'2021-06-28T00:32:00.7106939Z at org.testng.internal.MethodInvocationHelper.invokeMethod(MethodInvocationHelper.java:132)</text:p>
            <text:p>unit-testsrun unit test 'BROKER_GROUP_1'2021-06-28T00:32:00.7136131Z at org.testng.internal.InvokeMethodRunnable.runOne(InvokeMethodRunnable.java:45)</text:p>
            <text:p>unit-testsrun unit test 'BROKER_GROUP_1'2021-06-28T00:32:00.7144701Z at org.testng.internal.InvokeMethodRunnable.call(InvokeMethodRunnable.java:73)</text:p>
            <text:p>unit-testsrun unit test 'BROKER_GROUP_1'2021-06-28T00:32:00.7152694Z at org.testng.internal.InvokeMethodRunnable.call(InvokeMethodRunnable.java:11)</text:p>
            <text:p>unit-testsrun unit test 'BROKER_GROUP_1'2021-06-28T00:32:00.7161661Z at java.base/java.util.concurrent.FutureTask.run(FutureTask.java:264)</text:p>
            <text:p>unit-testsrun unit test 'BROKER_GROUP_1'2021-06-28T00:32:00.7190153Z at java.base/java.util.concurrent.ThreadPoolExecutor.runWorker(ThreadPoolExecutor.java:1128)</text:p>
            <text:p>unit-testsrun unit test 'BROKER_GROUP_1'2021-06-28T00:32:00.7198768Z at java.base/java.util.concurrent.ThreadPoolExecutor$Worker.run(ThreadPoolExecutor.java:628)</text:p>
            <text:p>unit-testsrun unit test 'BROKER_GROUP_1'2021-06-28T00:32:00.7205399Z at java.base/java.lang.Thread.run(Thread.java:829)</text:p>
          </table:table-cell>
          <table:table-cell table:style-name="ce109" table:number-columns-repeated="55"/>
          <table:table-cell table:style-name="ce161"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2">
          <table:table-cell table:style-name="ce66" office:value-type="float" office:value="6" calcext:value-type="float">
            <text:p>6</text:p>
          </table:table-cell>
          <table:table-cell table:style-name="ce64" office:value-type="string" calcext:value-type="string">
            <text:p>org.apache.pulsar.broker.service.MessagePublishBufferThrottleTest</text:p>
          </table:table-cell>
          <table:table-cell table:style-name="ce64" office:value-type="string" calcext:value-type="string">
            <text:p>testBlockByPublishRateLimiting</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10787</text:p>
          </table:table-cell>
          <table:table-cell table:style-name="ce64" office:value-type="string" calcext:value-type="string">
            <text:p>AssertionError: expected [0] but found [1]</text:p>
          </table:table-cell>
          <table:table-cell table:style-name="ce64" office:value-type="string" calcext:value-type="string">
            <text:p>https://drive.google.com/file/d/1RSyPasuIoX_QENfdVGBRpaEGDL77ubsa/view?usp=sharing</text:p>
          </table:table-cell>
          <table:table-cell table:style-name="ce132" office:value-type="string" calcext:value-type="string">
            <text:p>[ERROR] testBlockByPublishRateLimiting(org.apache.pulsar.broker.service.MessagePublishBufferThrottleTest)  Time elapsed: 6.077 s  &lt;&lt;&lt; FAILURE!</text:p>
            <text:p>unit-testsrun unit test 'BROKER_GROUP_1'2021-06-28T01:19:24.4783286Z java.lang.AssertionError: expected [0] but found [1]</text:p>
            <text:p>unit-testsrun unit test 'BROKER_GROUP_1'2021-06-28T01:19:24.4784192Z at org.testng.Assert.fail(Assert.java:99)</text:p>
            <text:p>unit-testsrun unit test 'BROKER_GROUP_1'2021-06-28T01:19:24.4785194Z at org.testng.Assert.failNotEquals(Assert.java:1037)</text:p>
            <text:p>unit-testsrun unit test 'BROKER_GROUP_1'2021-06-28T01:19:24.4786548Z at org.testng.Assert.assertEqualsImpl(Assert.java:140)</text:p>
            <text:p>unit-testsrun unit test 'BROKER_GROUP_1'2021-06-28T01:19:24.4788071Z at org.testng.Assert.assertEquals(Assert.java:122)</text:p>
            <text:p>unit-testsrun unit test 'BROKER_GROUP_1'2021-06-28T01:19:24.4789488Z at org.testng.Assert.assertEquals(Assert.java:797)</text:p>
            <text:p>unit-testsrun unit test 'BROKER_GROUP_1'2021-06-28T01:19:24.4790928Z at org.testng.Assert.assertEquals(Assert.java:807)</text:p>
            <text:p>unit-testsrun unit test 'BROKER_GROUP_1'2021-06-28T01:19:24.4794521Z at org.apache.pulsar.broker.service.MessagePublishBufferThrottleTest.testBlockByPublishRateLimiting(MessagePublishBufferThrottleTest.java:145)</text:p>
            <text:p>unit-testsrun unit test 'BROKER_GROUP_1'2021-06-28T01:19:24.4799425Z at java.base/jdk.internal.reflect.NativeMethodAccessorImpl.invoke0(Native Method)</text:p>
            <text:p>unit-testsrun unit test 'BROKER_GROUP_1'2021-06-28T01:19:24.4801998Z at java.base/jdk.internal.reflect.NativeMethodAccessorImpl.invoke(NativeMethodAccessorImpl.java:62)</text:p>
            <text:p>unit-testsrun unit test 'BROKER_GROUP_1'2021-06-28T01:19:24.4805658Z at java.base/jdk.internal.reflect.DelegatingMethodAccessorImpl.invoke(DelegatingMethodAccessorImpl.java:43)</text:p>
            <text:p>unit-testsrun unit test 'BROKER_GROUP_1'2021-06-28T01:19:24.4807825Z at java.base/java.lang.reflect.Method.invoke(Method.java:566)</text:p>
            <text:p>unit-testsrun unit test 'BROKER_GROUP_1'2021-06-28T01:19:24.4809611Z at org.testng.internal.MethodInvocationHelper.invokeMethod(MethodInvocationHelper.java:132)</text:p>
            <text:p>unit-testsrun unit test 'BROKER_GROUP_1'2021-06-28T01:19:24.4812189Z at org.testng.internal.InvokeMethodRunnable.runOne(InvokeMethodRunnable.java:45)</text:p>
            <text:p>unit-testsrun unit test 'BROKER_GROUP_1'2021-06-28T01:19:24.4814125Z at org.testng.internal.InvokeMethodRunnable.call(InvokeMethodRunnable.java:73)</text:p>
            <text:p>unit-testsrun unit test 'BROKER_GROUP_1'2021-06-28T01:19:24.4816392Z at org.testng.internal.InvokeMethodRunnable.call(InvokeMethodRunnable.java:11)</text:p>
            <text:p>unit-testsrun unit test 'BROKER_GROUP_1'2021-06-28T01:19:24.4817936Z at java.base/java.util.concurrent.FutureTask.run(FutureTask.java:264)</text:p>
            <text:p>unit-testsrun unit test 'BROKER_GROUP_1'2021-06-28T01:19:24.4819570Z at java.base/java.util.concurrent.ThreadPoolExecutor.runWorker(ThreadPoolExecutor.java:1128)</text:p>
            <text:p>unit-testsrun unit test 'BROKER_GROUP_1'2021-06-28T01:19:24.4821424Z at java.base/java.util.concurrent.ThreadPoolExecutor$Worker.run(ThreadPoolExecutor.java:628)</text:p>
            <text:p>unit-testsrun unit test 'BROKER_GROUP_1'2021-06-28T01:19:24.4822931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14">
          <table:table-cell table:style-name="ce66" office:value-type="float" office:value="7" calcext:value-type="float">
            <text:p>7</text:p>
          </table:table-cell>
          <table:table-cell table:style-name="ce64" office:value-type="string" calcext:value-type="string">
            <text:p>org.apache.pulsar.broker.service.PersistentFailoverE2ETest</text:p>
          </table:table-cell>
          <table:table-cell table:style-name="ce64" office:value-type="string" calcext:value-type="string">
            <text:p>testSimpleConsumerEventsWithoutPartition</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6137</text:p>
          </table:table-cell>
          <table:table-cell table:style-name="ce64" office:value-type="string" calcext:value-type="string">
            <text:p>AssertionError: expected [0] but found [11]</text:p>
          </table:table-cell>
          <table:table-cell table:style-name="ce64" office:value-type="string" calcext:value-type="string">
            <text:p>https://drive.google.com/file/d/1l_rML4A6tn4a8acrUFPp4uOumgYD3Qq0/view?usp=sharing</text:p>
          </table:table-cell>
          <table:table-cell table:style-name="ce132" office:value-type="string" calcext:value-type="string">
            <text:p>[ERROR] testSimpleConsumerEventsWithoutPartition(org.apache.pulsar.broker.service.PersistentFailoverE2ETest)  Time elapsed: 0.656 s  &lt;&lt;&lt; FAILURE!</text:p>
            <text:p>unit-testsrun unit test 'BROKER_GROUP_1'2021-06-28T09:38:08.0411336Z java.lang.AssertionError: expected [0] but found [11]</text:p>
            <text:p>unit-testsrun unit test 'BROKER_GROUP_1'2021-06-28T09:38:08.0431479Z at org.testng.Assert.fail(Assert.java:99)</text:p>
            <text:p>unit-testsrun unit test 'BROKER_GROUP_1'2021-06-28T09:38:08.0438082Z at org.testng.Assert.failNotEquals(Assert.java:1037)</text:p>
            <text:p>unit-testsrun unit test 'BROKER_GROUP_1'2021-06-28T09:38:08.0452971Z at org.testng.Assert.assertEqualsImpl(Assert.java:140)</text:p>
            <text:p>unit-testsrun unit test 'BROKER_GROUP_1'2021-06-28T09:38:08.0460465Z at org.testng.Assert.assertEquals(Assert.java:122)</text:p>
            <text:p>unit-testsrun unit test 'BROKER_GROUP_1'2021-06-28T09:38:08.0466420Z at org.testng.Assert.assertEquals(Assert.java:797)</text:p>
            <text:p>unit-testsrun unit test 'BROKER_GROUP_1'2021-06-28T09:38:08.0476103Z at org.testng.Assert.assertEquals(Assert.java:807)</text:p>
            <text:p>unit-testsrun unit test 'BROKER_GROUP_1'2021-06-28T09:38:08.0518021Z at org.apache.pulsar.broker.service.PersistentFailoverE2ETest.testSimpleConsumerEventsWithoutPartition(PersistentFailoverE2ETest.java:204)</text:p>
            <text:p>unit-testsrun unit test 'BROKER_GROUP_1'2021-06-28T09:38:08.0535224Z at java.base/jdk.internal.reflect.NativeMethodAccessorImpl.invoke0(Native Method)</text:p>
            <text:p>unit-testsrun unit test 'BROKER_GROUP_1'2021-06-28T09:38:08.0552461Z at java.base/jdk.internal.reflect.NativeMethodAccessorImpl.invoke(NativeMethodAccessorImpl.java:62)</text:p>
            <text:p>unit-testsrun unit test 'BROKER_GROUP_1'2021-06-28T09:38:08.0566752Z at java.base/jdk.internal.reflect.DelegatingMethodAccessorImpl.invoke(DelegatingMethodAccessorImpl.java:43)</text:p>
            <text:p>unit-testsrun unit test 'BROKER_GROUP_1'2021-06-28T09:38:08.0594910Z at java.base/java.lang.reflect.Method.invoke(Method.java:566)</text:p>
            <text:p>unit-testsrun unit test 'BROKER_GROUP_1'2021-06-28T09:38:08.0605827Z at org.testng.internal.MethodInvocationHelper.invokeMethod(MethodInvocationHelper.java:132)</text:p>
            <text:p>unit-testsrun unit test 'BROKER_GROUP_1'2021-06-28T09:38:08.0615487Z at org.testng.internal.InvokeMethodRunnable.runOne(InvokeMethodRunnable.java:45)</text:p>
            <text:p>unit-testsrun unit test 'BROKER_GROUP_1'2021-06-28T09:38:08.0638656Z at org.testng.internal.InvokeMethodRunnable.call(InvokeMethodRunnable.java:73)</text:p>
            <text:p>unit-testsrun unit test 'BROKER_GROUP_1'2021-06-28T09:38:08.0659116Z at org.testng.internal.InvokeMethodRunnable.call(InvokeMethodRunnable.java:11)</text:p>
            <text:p>unit-testsrun unit test 'BROKER_GROUP_1'2021-06-28T09:38:08.0669965Z at java.base/java.util.concurrent.FutureTask.run(FutureTask.java:264)</text:p>
            <text:p>unit-testsrun unit test 'BROKER_GROUP_1'2021-06-28T09:38:08.0685993Z at java.base/java.util.concurrent.ThreadPoolExecutor.runWorker(ThreadPoolExecutor.java:1128)</text:p>
            <text:p>unit-testsrun unit test 'BROKER_GROUP_1'2021-06-28T09:38:08.0715219Z at java.base/java.util.concurrent.ThreadPoolExecutor$Worker.run(ThreadPoolExecutor.java:628)</text:p>
            <text:p>unit-testsrun unit test 'BROKER_GROUP_1'2021-06-28T09:38:08.0722877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9">
          <table:table-cell table:style-name="ce103" office:value-type="float" office:value="8" calcext:value-type="float">
            <text:p>8</text:p>
          </table:table-cell>
          <table:table-cell table:style-name="ce109" office:value-type="string" calcext:value-type="string">
            <text:p>org.apache.pulsar.broker.transaction.buffer.TransactionBufferClientTest</text:p>
          </table:table-cell>
          <table:table-cell table:style-name="ce109" office:value-type="string" calcext:value-type="string">
            <text:p>setup</text:p>
          </table:table-cell>
          <table:table-cell table:number-columns-repeated="2" table:style-name="ce103" office:value-type="string" calcext:value-type="string">
            <text:p>FAILURE</text:p>
          </table:table-cell>
          <table:table-cell table:style-name="ce109" office:value-type="string" calcext:value-type="string">
            <text:p>https://github.com/apache/pulsar/issues/11130</text:p>
          </table:table-cell>
          <table:table-cell table:style-name="ce70" office:value-type="string" calcext:value-type="string">
            <text:p>PulsarClientException$TimeoutException: </text:p>
            <text:p>unit-testsrun unit test 'BROKER_GROUP_1'2021-06-28T09:34:29.3389692Z Failed to subscribe persistent://public/test/tb-client with 10 partitions</text:p>
            <text:p>unit-testsrun unit test 'BROKER_GROUP_1'2021-06-28T09:34:29.3404098Z 45 Lookup request timedout after ms 30000</text:p>
          </table:table-cell>
          <table:table-cell table:style-name="ce109" office:value-type="string" calcext:value-type="string">
            <text:p>https://drive.google.com/file/d/1_n0xzZNKJQT7i8jBRRcuKgSGBfyPQCqR/view?usp=sharing</text:p>
          </table:table-cell>
          <table:table-cell table:style-name="ce158" office:value-type="string" calcext:value-type="string">
            <text:p>[ERROR] setup(org.apache.pulsar.broker.transaction.buffer.TransactionBufferClientTest)  Time elapsed: 69.316 s  &lt;&lt;&lt; FAILURE!</text:p>
            <text:p>unit-testsrun unit test 'BROKER_GROUP_1'2021-06-28T09:34:29.3387620Z org.apache.pulsar.client.api.PulsarClientException$TimeoutException: </text:p>
            <text:p>unit-testsrun unit test 'BROKER_GROUP_1'2021-06-28T09:34:29.3389692Z Failed to subscribe persistent://public/test/tb-client with 10 partitions</text:p>
            <text:p>unit-testsrun unit test 'BROKER_GROUP_1'2021-06-28T09:34:29.3404098Z 45 Lookup request timedout after ms 30000</text:p>
            <text:p>unit-testsrun unit test 'BROKER_GROUP_1'2021-06-28T09:34:29.3426652Z at org.apache.pulsar.client.api.PulsarClientException.unwrap(PulsarClientException.java:961)</text:p>
            <text:p>unit-testsrun unit test 'BROKER_GROUP_1'2021-06-28T09:34:29.3429580Z at org.apache.pulsar.client.impl.ConsumerBuilderImpl.subscribe(ConsumerBuilderImpl.java:97)</text:p>
            <text:p>unit-testsrun unit test 'BROKER_GROUP_1'2021-06-28T09:34:29.3433184Z at org.apache.pulsar.broker.transaction.buffer.TransactionBufferClientTest.afterSetup(TransactionBufferClientTest.java:95)</text:p>
            <text:p>unit-testsrun unit test 'BROKER_GROUP_1'2021-06-28T09:34:29.3438001Z at org.apache.pulsar.broker.transaction.coordinator.TransactionMetaStoreTestBase.setup(TransactionMetaStoreTestBase.java:102)</text:p>
            <text:p>unit-testsrun unit test 'BROKER_GROUP_1'2021-06-28T09:34:29.3441356Z at java.base/jdk.internal.reflect.NativeMethodAccessorImpl.invoke0(Native Method)</text:p>
            <text:p>unit-testsrun unit test 'BROKER_GROUP_1'2021-06-28T09:34:29.3443657Z at java.base/jdk.internal.reflect.NativeMethodAccessorImpl.invoke(NativeMethodAccessorImpl.java:62)</text:p>
            <text:p>unit-testsrun unit test 'BROKER_GROUP_1'2021-06-28T09:34:29.3446794Z at java.base/jdk.internal.reflect.DelegatingMethodAccessorImpl.invoke(DelegatingMethodAccessorImpl.java:43)</text:p>
            <text:p>unit-testsrun unit test 'BROKER_GROUP_1'2021-06-28T09:34:29.3448770Z at java.base/java.lang.reflect.Method.invoke(Method.java:566)</text:p>
            <text:p>unit-testsrun unit test 'BROKER_GROUP_1'2021-06-28T09:34:29.3450671Z at org.testng.internal.MethodInvocationHelper.invokeMethod(MethodInvocationHelper.java:132)</text:p>
            <text:p>unit-testsrun unit test 'BROKER_GROUP_1'2021-06-28T09:34:29.3454050Z at org.testng.internal.MethodInvocationHelper.invokeMethodConsideringTimeout(MethodInvocationHelper.java:61)</text:p>
            <text:p>unit-testsrun unit test 'BROKER_GROUP_1'2021-06-28T09:34:29.3457036Z at org.testng.internal.ConfigInvoker.invokeConfigurationMethod(ConfigInvoker.java:366)</text:p>
            <text:p>unit-testsrun unit test 'BROKER_GROUP_1'2021-06-28T09:34:29.3459436Z at org.testng.internal.ConfigInvoker.invokeConfigurations(ConfigInvoker.java:320)</text:p>
            <text:p>unit-testsrun unit test 'BROKER_GROUP_1'2021-06-28T09:34:29.3461764Z at org.testng.internal.TestMethodWorker.invokeBeforeClassMethods(TestMethodWorker.java:176)</text:p>
            <text:p>unit-testsrun unit test 'BROKER_GROUP_1'2021-06-28T09:34:29.3463924Z at org.testng.internal.TestMethodWorker.run(TestMethodWorker.java:122)</text:p>
            <text:p>unit-testsrun unit test 'BROKER_GROUP_1'2021-06-28T09:34:29.3465159Z at java.base/java.util.ArrayList.forEach(ArrayList.java:1541)</text:p>
            <text:p>unit-testsrun unit test 'BROKER_GROUP_1'2021-06-28T09:34:29.3466197Z at org.testng.TestRunner.privateRun(TestRunner.java:764)</text:p>
            <text:p>unit-testsrun unit test 'BROKER_GROUP_1'2021-06-28T09:34:29.3467187Z at org.testng.TestRunner.run(TestRunner.java:585)</text:p>
            <text:p>unit-testsrun unit test 'BROKER_GROUP_1'2021-06-28T09:34:29.3529561Z at org.testng.SuiteRunner.runTest(SuiteRunner.java:384)</text:p>
            <text:p>unit-testsrun unit test 'BROKER_GROUP_1'2021-06-28T09:34:29.3530909Z at org.testng.SuiteRunner.runSequentially(SuiteRunner.java:378)</text:p>
            <text:p>unit-testsrun unit test 'BROKER_GROUP_1'2021-06-28T09:34:29.3532188Z at org.testng.SuiteRunner.privateRun(SuiteRunner.java:337)</text:p>
            <text:p>unit-testsrun unit test 'BROKER_GROUP_1'2021-06-28T09:34:29.3533516Z at org.testng.SuiteRunner.run(SuiteRunner.java:286)</text:p>
            <text:p>unit-testsrun unit test 'BROKER_GROUP_1'2021-06-28T09:34:29.3534729Z at org.testng.SuiteRunnerWorker.runSuite(SuiteRunnerWorker.java:53)</text:p>
            <text:p>unit-testsrun unit test 'BROKER_GROUP_1'2021-06-28T09:34:29.3536117Z at org.testng.SuiteRunnerWorker.run(SuiteRunnerWorker.java:96)</text:p>
            <text:p>unit-testsrun unit test 'BROKER_GROUP_1'2021-06-28T09:34:29.3537567Z at org.testng.TestNG.runSuitesSequentially(TestNG.java:1218)</text:p>
            <text:p>unit-testsrun unit test 'BROKER_GROUP_1'2021-06-28T09:34:29.3538792Z at org.testng.TestNG.runSuitesLocally(TestNG.java:1140)</text:p>
            <text:p>unit-testsrun unit test 'BROKER_GROUP_1'2021-06-28T09:34:29.3539801Z at org.testng.TestNG.runSuites(TestNG.java:1069)</text:p>
            <text:p>unit-testsrun unit test 'BROKER_GROUP_1'2021-06-28T09:34:29.3540624Z at org.testng.TestNG.run(TestNG.java:1037)</text:p>
            <text:p>unit-testsrun unit test 'BROKER_GROUP_1'2021-06-28T09:34:29.3541962Z at org.apache.maven.surefire.testng.TestNGExecutor.run(TestNGExecutor.java:135)</text:p>
            <text:p>unit-testsrun unit test 'BROKER_GROUP_1'2021-06-28T09:34:29.3544802Z at org.apache.maven.surefire.testng.TestNGDirectoryTestSuite.executeSingleClass(TestNGDirectoryTestSuite.java:112)</text:p>
            <text:p>unit-testsrun unit test 'BROKER_GROUP_1'2021-06-28T09:34:29.3548285Z at org.apache.maven.surefire.testng.TestNGDirectoryTestSuite.executeLazy(TestNGDirectoryTestSuite.java:123)</text:p>
            <text:p>unit-testsrun unit test 'BROKER_GROUP_1'2021-06-28T09:34:29.3551424Z at org.apache.maven.surefire.testng.TestNGDirectoryTestSuite.execute(TestNGDirectoryTestSuite.java:90)</text:p>
            <text:p>unit-testsrun unit test 'BROKER_GROUP_1'2021-06-28T09:34:29.3553969Z at org.apache.maven.surefire.testng.TestNGProvider.invoke(TestNGProvider.java:146)</text:p>
            <text:p>unit-testsrun unit test 'BROKER_GROUP_1'2021-06-28T09:34:29.3556729Z at org.apache.maven.surefire.booter.ForkedBooter.invokeProviderInSameClassLoader(ForkedBooter.java:384)</text:p>
            <text:p>unit-testsrun unit test 'BROKER_GROUP_1'2021-06-28T09:34:29.3559762Z at org.apache.maven.surefire.booter.ForkedBooter.runSuitesInProcess(ForkedBooter.java:345)</text:p>
            <text:p>unit-testsrun unit test 'BROKER_GROUP_1'2021-06-28T09:34:29.3562061Z at org.apache.maven.surefire.booter.ForkedBooter.execute(ForkedBooter.java:126)</text:p>
            <text:p>unit-testsrun unit test 'BROKER_GROUP_1'2021-06-28T09:34:29.3564111Z at org.apache.maven.surefire.booter.ForkedBooter.main(ForkedBooter.java:418)</text:p>
          </table:table-cell>
          <table:table-cell table:style-name="ce109" table:number-columns-repeated="55"/>
          <table:table-cell table:style-name="ce161"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23">
          <table:table-cell table:style-name="ce103" office:value-type="float" office:value="9" calcext:value-type="float">
            <text:p>9</text:p>
          </table:table-cell>
          <table:table-cell table:style-name="ce109" office:value-type="string" calcext:value-type="string">
            <text:p>org.apache.pulsar.broker.transaction.TransactionProduceTest</text:p>
          </table:table-cell>
          <table:table-cell table:style-name="ce109" office:value-type="string" calcext:value-type="string">
            <text:p>produceAndCommitTest</text:p>
          </table:table-cell>
          <table:table-cell table:number-columns-repeated="2" table:style-name="ce103" office:value-type="string" calcext:value-type="string">
            <text:p>FAILURE</text:p>
          </table:table-cell>
          <table:table-cell table:style-name="ce109"/>
          <table:table-cell table:style-name="ce109" office:value-type="string" calcext:value-type="string">
            <text:p>AssertionError: Tnx commit failed!</text:p>
          </table:table-cell>
          <table:table-cell table:style-name="ce109" office:value-type="string" calcext:value-type="string">
            <text:p>https://drive.google.com/file/d/1_1_97snYSC9utmKggvCLh4MeVz4dhE1d/view?usp=sharing</text:p>
          </table:table-cell>
          <table:table-cell table:style-name="ce158" office:value-type="string" calcext:value-type="string">
            <text:p> [ERROR] produceAndCommitTest(org.apache.pulsar.broker.transaction.TransactionProduceTest)  Time elapsed: 2.014 s  &lt;&lt;&lt; FAILURE!</text:p>
            <text:p>unit-testsrun unit test 'BROKER_GROUP_1'2021-06-28T09:45:57.9950207Z java.lang.AssertionError: Tnx commit failed!</text:p>
            <text:p>unit-testsrun unit test 'BROKER_GROUP_1'2021-06-28T09:45:58.0117495Z at org.testng.Assert.fail(Assert.java:99)</text:p>
            <text:p>unit-testsrun unit test 'BROKER_GROUP_1'2021-06-28T09:45:58.0119196Z at org.apache.pulsar.broker.transaction.TransactionProduceTest.lambda$checkMessageId$0(TransactionProduceTest.java:235)</text:p>
            <text:p>unit-testsrun unit test 'BROKER_GROUP_1'2021-06-28T09:45:58.0130845Z at java.base/java.util.ArrayList.forEach(ArrayList.java:1541)</text:p>
            <text:p>unit-testsrun unit test 'BROKER_GROUP_1'2021-06-28T09:45:58.0132739Z at org.apache.pulsar.broker.transaction.TransactionProduceTest.checkMessageId(TransactionProduceTest.java:216)</text:p>
            <text:p>unit-testsrun unit test 'BROKER_GROUP_1'2021-06-28T09:45:58.0151356Z at org.apache.pulsar.broker.transaction.TransactionProduceTest.produceTest(TransactionProduceTest.java:167)</text:p>
            <text:p>unit-testsrun unit test 'BROKER_GROUP_1'2021-06-28T09:45:58.0155280Z at org.apache.pulsar.broker.transaction.TransactionProduceTest.produceAndCommitTest(TransactionProduceTest.java:125)</text:p>
            <text:p>unit-testsrun unit test 'BROKER_GROUP_1'2021-06-28T09:45:58.0158056Z at java.base/jdk.internal.reflect.NativeMethodAccessorImpl.invoke0(Native Method)</text:p>
            <text:p>unit-testsrun unit test 'BROKER_GROUP_1'2021-06-28T09:45:58.0166863Z at java.base/jdk.internal.reflect.NativeMethodAccessorImpl.invoke(NativeMethodAccessorImpl.java:62)</text:p>
            <text:p>unit-testsrun unit test 'BROKER_GROUP_1'2021-06-28T09:45:58.0186314Z at java.base/jdk.internal.reflect.DelegatingMethodAccessorImpl.invoke(DelegatingMethodAccessorImpl.java:43)</text:p>
            <text:p>unit-testsrun unit test 'BROKER_GROUP_1'2021-06-28T09:45:58.0188095Z at java.base/java.lang.reflect.Method.invoke(Method.java:566)</text:p>
            <text:p>unit-testsrun unit test 'BROKER_GROUP_1'2021-06-28T09:45:58.0189503Z at org.testng.internal.MethodInvocationHelper.invokeMethod(MethodInvocationHelper.java:132)</text:p>
            <text:p>unit-testsrun unit test 'BROKER_GROUP_1'2021-06-28T09:45:58.0191310Z at org.testng.internal.InvokeMethodRunnable.runOne(InvokeMethodRunnable.java:45)</text:p>
            <text:p>unit-testsrun unit test 'BROKER_GROUP_1'2021-06-28T09:45:58.0193934Z at org.testng.internal.InvokeMethodRunnable.call(InvokeMethodRunnable.java:73)</text:p>
            <text:p>unit-testsrun unit test 'BROKER_GROUP_1'2021-06-28T09:45:58.0201239Z at org.testng.internal.InvokeMethodRunnable.call(InvokeMethodRunnable.java:11)</text:p>
            <text:p>unit-testsrun unit test 'BROKER_GROUP_1'2021-06-28T09:45:58.0202558Z at java.base/java.util.concurrent.FutureTask.run(FutureTask.java:264)</text:p>
            <text:p>unit-testsrun unit test 'BROKER_GROUP_1'2021-06-28T09:45:58.0203918Z at java.base/java.util.concurrent.ThreadPoolExecutor.runWorker(ThreadPoolExecutor.java:1128)</text:p>
            <text:p>unit-testsrun unit test 'BROKER_GROUP_1'2021-06-28T09:45:58.0205463Z at java.base/java.util.concurrent.ThreadPoolExecutor$Worker.run(ThreadPoolExecutor.java:628)</text:p>
            <text:p>unit-testsrun unit test 'BROKER_GROUP_1'2021-06-28T09:45:58.0206488Z at java.base/java.lang.Thread.run(Thread.java:829)</text:p>
          </table:table-cell>
          <table:table-cell table:style-name="ce109" table:number-columns-repeated="55"/>
          <table:table-cell table:style-name="ce161"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24">
          <table:table-cell table:style-name="ce66" office:value-type="float" office:value="10" calcext:value-type="float">
            <text:p>10</text:p>
          </table:table-cell>
          <table:table-cell table:style-name="ce64" office:value-type="string" calcext:value-type="string">
            <text:p>org.apache.pulsar.broker.admin.AdminApiTest</text:p>
          </table:table-cell>
          <table:table-cell table:style-name="ce64" office:value-type="string" calcext:value-type="string">
            <text:p>testDeleteTenantForcefully</text:p>
          </table:table-cell>
          <table:table-cell table:style-name="ce66" office:value-type="string" calcext:value-type="string">
            <text:p>FAILURE</text:p>
          </table:table-cell>
          <table:table-cell table:style-name="ce64"/>
          <table:table-cell table:style-name="ce71" office:value-type="string" calcext:value-type="string">
            <text:p><text:a xlink:href="https://github.com/apache/pulsar/issues/11066" xlink:type="simple">https://github.com/apache/pulsar/issues/11066</text:a></text:p>
          </table:table-cell>
          <table:table-cell table:style-name="ce64" office:value-type="string" calcext:value-type="string">
            <text:p>AssertionError: expected [false] but found [true]</text:p>
          </table:table-cell>
          <table:table-cell table:style-name="ce64" office:value-type="string" calcext:value-type="string">
            <text:p>https://drive.google.com/file/d/1_1_97snYSC9utmKggvCLh4MeVz4dhE1d/view?usp=sharing</text:p>
          </table:table-cell>
          <table:table-cell table:style-name="ce132" office:value-type="string" calcext:value-type="string">
            <text:p>[ERROR] testDeleteTenantForcefully(org.apache.pulsar.broker.admin.AdminApiTest)  Time elapsed: 0.088 s  &lt;&lt;&lt; FAILURE!</text:p>
            <text:p>unit-testsrun unit test 'BROKER_GROUP_1'2021-06-28T10:09:41.2365940Z java.lang.AssertionError: expected [false] but found [true]</text:p>
            <text:p>unit-testsrun unit test 'BROKER_GROUP_1'2021-06-28T10:09:41.2369818Z at org.testng.Assert.fail(Assert.java:99)</text:p>
            <text:p>unit-testsrun unit test 'BROKER_GROUP_1'2021-06-28T10:09:41.2374254Z at org.testng.Assert.failNotEquals(Assert.java:1037)</text:p>
            <text:p>unit-testsrun unit test 'BROKER_GROUP_1'2021-06-28T10:09:41.2378583Z at org.testng.Assert.assertFalse(Assert.java:67)</text:p>
            <text:p>unit-testsrun unit test 'BROKER_GROUP_1'2021-06-28T10:09:41.2382863Z at org.testng.Assert.assertFalse(Assert.java:77)</text:p>
            <text:p>unit-testsrun unit test 'BROKER_GROUP_1'2021-06-28T10:09:41.2390956Z at org.apache.pulsar.broker.admin.AdminApiTest.testDeleteTenantForcefully(AdminApiTest.java:1222)</text:p>
            <text:p>unit-testsrun unit test 'BROKER_GROUP_1'2021-06-28T10:09:41.2398785Z at java.base/jdk.internal.reflect.NativeMethodAccessorImpl.invoke0(Native Method)</text:p>
            <text:p>unit-testsrun unit test 'BROKER_GROUP_1'2021-06-28T10:09:41.2406958Z at java.base/jdk.internal.reflect.NativeMethodAccessorImpl.invoke(NativeMethodAccessorImpl.java:62)</text:p>
            <text:p>unit-testsrun unit test 'BROKER_GROUP_1'2021-06-28T10:09:41.2415931Z at java.base/jdk.internal.reflect.DelegatingMethodAccessorImpl.invoke(DelegatingMethodAccessorImpl.java:43)</text:p>
            <text:p>unit-testsrun unit test 'BROKER_GROUP_1'2021-06-28T10:09:41.2421803Z at java.base/java.lang.reflect.Method.invoke(Method.java:566)</text:p>
            <text:p>unit-testsrun unit test 'BROKER_GROUP_1'2021-06-28T10:09:41.2429114Z at org.testng.internal.MethodInvocationHelper.invokeMethod(MethodInvocationHelper.java:132)</text:p>
            <text:p>unit-testsrun unit test 'BROKER_GROUP_1'2021-06-28T10:09:41.2436360Z at org.testng.internal.InvokeMethodRunnable.runOne(InvokeMethodRunnable.java:45)</text:p>
            <text:p>unit-testsrun unit test 'BROKER_GROUP_1'2021-06-28T10:09:41.2443223Z at org.testng.internal.InvokeMethodRunnable.call(InvokeMethodRunnable.java:73)</text:p>
            <text:p>unit-testsrun unit test 'BROKER_GROUP_1'2021-06-28T10:09:41.2449927Z at org.testng.internal.InvokeMethodRunnable.call(InvokeMethodRunnable.java:11)</text:p>
            <text:p>unit-testsrun unit test 'BROKER_GROUP_1'2021-06-28T10:09:41.2455900Z at java.base/java.util.concurrent.FutureTask.run(FutureTask.java:264)</text:p>
            <text:p>unit-testsrun unit test 'BROKER_GROUP_1'2021-06-28T10:09:41.2463182Z at java.base/java.util.concurrent.ThreadPoolExecutor.runWorker(ThreadPoolExecutor.java:1128)</text:p>
            <text:p>unit-testsrun unit test 'BROKER_GROUP_1'2021-06-28T10:09:41.2470633Z at java.base/java.util.concurrent.ThreadPoolExecutor$Worker.run(ThreadPoolExecutor.java:628)</text:p>
            <text:p>unit-testsrun unit test 'BROKER_GROUP_1'2021-06-28T10:09:41.2475302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24">
          <table:table-cell table:style-name="ce66" office:value-type="float" office:value="11" calcext:value-type="float">
            <text:p>11</text:p>
          </table:table-cell>
          <table:table-cell table:style-name="ce64" office:value-type="string" calcext:value-type="string">
            <text:p>org.apache.pulsar.broker.admin.AdminApiTest</text:p>
          </table:table-cell>
          <table:table-cell table:style-name="ce64" office:value-type="string" calcext:value-type="string">
            <text:p>testNamespaceSplitBundleConcurrent</text:p>
          </table:table-cell>
          <table:table-cell table:style-name="ce66" office:value-type="string" calcext:value-type="string">
            <text:p>FAILURE</text:p>
          </table:table-cell>
          <table:table-cell table:style-name="ce64"/>
          <table:table-cell table:style-name="ce71" office:value-type="string" calcext:value-type="string">
            <text:p><text:a xlink:href="https://github.com/apache/pulsar/issues/10788" xlink:type="simple">https://github.com/apache/pulsar/issues/10788</text:a></text:p>
          </table:table-cell>
          <table:table-cell table:style-name="ce64" office:value-type="string" calcext:value-type="string">
            <text:p>AssertionError: split bundle shouldn't have thrown exception</text:p>
          </table:table-cell>
          <table:table-cell table:style-name="ce64" office:value-type="string" calcext:value-type="string">
            <text:p>https://drive.google.com/file/d/1dpFBZ5FISdpN3hJ2obZrNLAURGFHw-Al/view?usp=sharing</text:p>
          </table:table-cell>
          <table:table-cell table:style-name="ce132" office:value-type="string" calcext:value-type="string">
            <text:p>[ERROR] testNamespaceSplitBundleConcurrent(org.apache.pulsar.broker.admin.AdminApiTest)  Time elapsed: 0.115 s  &lt;&lt;&lt; FAILURE!</text:p>
            <text:p>unit-testsrun unit test 'BROKER_GROUP_1'2021-06-28T09:42:51.4332419Z java.lang.AssertionError: split bundle shouldn't have thrown exception</text:p>
            <text:p>unit-testsrun unit test 'BROKER_GROUP_1'2021-06-28T09:42:51.4333380Z at org.testng.Assert.fail(Assert.java:99)</text:p>
            <text:p>unit-testsrun unit test 'BROKER_GROUP_1'2021-06-28T09:42:51.4335560Z at org.apache.pulsar.broker.admin.AdminApiTest.testNamespaceSplitBundleConcurrent(AdminApiTest.java:1474)</text:p>
            <text:p>unit-testsrun unit test 'BROKER_GROUP_1'2021-06-28T09:42:51.4338353Z at java.base/jdk.internal.reflect.NativeMethodAccessorImpl.invoke0(Native Method)</text:p>
            <text:p>unit-testsrun unit test 'BROKER_GROUP_1'2021-06-28T09:42:51.4340868Z at java.base/jdk.internal.reflect.NativeMethodAccessorImpl.invoke(NativeMethodAccessorImpl.java:62)</text:p>
            <text:p>unit-testsrun unit test 'BROKER_GROUP_1'2021-06-28T09:42:51.4343491Z at java.base/jdk.internal.reflect.DelegatingMethodAccessorImpl.invoke(DelegatingMethodAccessorImpl.java:43)</text:p>
            <text:p>unit-testsrun unit test 'BROKER_GROUP_1'2021-06-28T09:42:51.4345433Z at java.base/java.lang.reflect.Method.invoke(Method.java:566)</text:p>
            <text:p>unit-testsrun unit test 'BROKER_GROUP_1'2021-06-28T09:42:51.4347205Z at org.testng.internal.MethodInvocationHelper.invokeMethod(MethodInvocationHelper.java:132)</text:p>
            <text:p>unit-testsrun unit test 'BROKER_GROUP_1'2021-06-28T09:42:51.4349402Z at org.testng.internal.InvokeMethodRunnable.runOne(InvokeMethodRunnable.java:45)</text:p>
            <text:p>unit-testsrun unit test 'BROKER_GROUP_1'2021-06-28T09:42:51.4351749Z at org.testng.internal.InvokeMethodRunnable.call(InvokeMethodRunnable.java:73)</text:p>
            <text:p>unit-testsrun unit test 'BROKER_GROUP_1'2021-06-28T09:42:51.4354173Z at org.testng.internal.InvokeMethodRunnable.call(InvokeMethodRunnable.java:11)</text:p>
            <text:p>unit-testsrun unit test 'BROKER_GROUP_1'2021-06-28T09:42:51.4355657Z at java.base/java.util.concurrent.FutureTask.run(FutureTask.java:264)</text:p>
            <text:p>unit-testsrun unit test 'BROKER_GROUP_1'2021-06-28T09:42:51.4357244Z at java.base/java.util.concurrent.ThreadPoolExecutor.runWorker(ThreadPoolExecutor.java:1128)</text:p>
            <text:p>unit-testsrun unit test 'BROKER_GROUP_1'2021-06-28T09:42:51.4359044Z at java.base/java.util.concurrent.ThreadPoolExecutor$Worker.run(ThreadPoolExecutor.java:628)</text:p>
            <text:p>unit-testsrun unit test 'BROKER_GROUP_1'2021-06-28T09:42:51.4360213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6">
          <table:table-cell table:style-name="ce66" office:value-type="float" office:value="12" calcext:value-type="float">
            <text:p>12</text:p>
          </table:table-cell>
          <table:table-cell table:style-name="ce64" office:value-type="string" calcext:value-type="string">
            <text:p>org.apache.pulsar.broker.admin.v1.V1_AdminApiTest</text:p>
          </table:table-cell>
          <table:table-cell table:style-name="ce64" office:value-type="string" calcext:value-type="string">
            <text:p>testNamespaceSplitBundleConcurrent</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9595</text:p>
          </table:table-cell>
          <table:table-cell table:style-name="ce64" office:value-type="string" calcext:value-type="string">
            <text:p>AssertionError: expected [8] but found [7]</text:p>
          </table:table-cell>
          <table:table-cell table:style-name="ce64" office:value-type="string" calcext:value-type="string">
            <text:p>https://drive.google.com/file/d/17N9F128SRmodh5ZKvuvfZlo8Rx3T1oQx/view?usp=sharing</text:p>
          </table:table-cell>
          <table:table-cell table:style-name="ce132" office:value-type="string" calcext:value-type="string">
            <text:p>[ERROR] testNamespaceSplitBundleConcurrent(org.apache.pulsar.broker.admin.v1.V1_AdminApiTest)  Time elapsed: 0.166 s  &lt;&lt;&lt; FAILURE!</text:p>
            <text:p>unit-testsrun unit test 'BROKER_GROUP_1'2021-06-28T08:02:23.9635093Z java.lang.AssertionError: expected [8] but found [7]</text:p>
            <text:p>unit-testsrun unit test 'BROKER_GROUP_1'2021-06-28T08:02:23.9636292Z at org.testng.Assert.fail(Assert.java:99)</text:p>
            <text:p>unit-testsrun unit test 'BROKER_GROUP_1'2021-06-28T08:02:23.9637543Z at org.testng.Assert.failNotEquals(Assert.java:1037)</text:p>
            <text:p>unit-testsrun unit test 'BROKER_GROUP_1'2021-06-28T08:02:23.9638886Z at org.testng.Assert.assertEqualsImpl(Assert.java:140)</text:p>
            <text:p>unit-testsrun unit test 'BROKER_GROUP_1'2021-06-28T08:02:23.9640253Z at org.testng.Assert.assertEquals(Assert.java:122)</text:p>
            <text:p>unit-testsrun unit test 'BROKER_GROUP_1'2021-06-28T08:02:23.9641555Z at org.testng.Assert.assertEquals(Assert.java:907)</text:p>
            <text:p>unit-testsrun unit test 'BROKER_GROUP_1'2021-06-28T08:02:23.9643908Z at org.testng.Assert.assertEquals(Assert.java:917)</text:p>
            <text:p>unit-testsrun unit test 'BROKER_GROUP_1'2021-06-28T08:02:23.9646573Z at org.apache.pulsar.broker.admin.v1.V1_AdminApiTest.testNamespaceSplitBundleConcurrent(V1_AdminApiTest.java:1092)</text:p>
            <text:p>unit-testsrun unit test 'BROKER_GROUP_1'2021-06-28T08:02:23.9649363Z at java.base/jdk.internal.reflect.NativeMethodAccessorImpl.invoke0(Native Method)</text:p>
            <text:p>unit-testsrun unit test 'BROKER_GROUP_1'2021-06-28T08:02:23.9652671Z at java.base/jdk.internal.reflect.NativeMethodAccessorImpl.invoke(NativeMethodAccessorImpl.java:62)</text:p>
            <text:p>unit-testsrun unit test 'BROKER_GROUP_1'2021-06-28T08:02:23.9659877Z at java.base/jdk.internal.reflect.DelegatingMethodAccessorImpl.invoke(DelegatingMethodAccessorImpl.java:43)</text:p>
            <text:p>unit-testsrun unit test 'BROKER_GROUP_1'2021-06-28T08:02:23.9662014Z at java.base/java.lang.reflect.Method.invoke(Method.java:566)</text:p>
            <text:p>unit-testsrun unit test 'BROKER_GROUP_1'2021-06-28T08:02:23.9664222Z at org.testng.internal.MethodInvocationHelper.invokeMethod(MethodInvocationHelper.java:132)</text:p>
            <text:p>unit-testsrun unit test 'BROKER_GROUP_1'2021-06-28T08:02:23.9666130Z at org.testng.internal.InvokeMethodRunnable.runOne(InvokeMethodRunnable.java:45)</text:p>
            <text:p>unit-testsrun unit test 'BROKER_GROUP_1'2021-06-28T08:02:23.9668064Z at org.testng.internal.InvokeMethodRunnable.call(InvokeMethodRunnable.java:73)</text:p>
            <text:p>unit-testsrun unit test 'BROKER_GROUP_1'2021-06-28T08:02:23.9669708Z at org.testng.internal.InvokeMethodRunnable.call(InvokeMethodRunnable.java:11)</text:p>
            <text:p>unit-testsrun unit test 'BROKER_GROUP_1'2021-06-28T08:02:23.9702968Z at java.base/java.util.concurrent.FutureTask.run(FutureTask.java:264)</text:p>
            <text:p>unit-testsrun unit test 'BROKER_GROUP_1'2021-06-28T08:02:23.9704735Z at java.base/java.util.concurrent.ThreadPoolExecutor.runWorker(ThreadPoolExecutor.java:1128)</text:p>
            <text:p>unit-testsrun unit test 'BROKER_GROUP_1'2021-06-28T08:02:23.9706668Z at java.base/java.util.concurrent.ThreadPoolExecutor$Worker.run(ThreadPoolExecutor.java:628)</text:p>
            <text:p>unit-testsrun unit test 'BROKER_GROUP_1'2021-06-28T08:02:23.9708187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3">
          <table:table-cell table:style-name="ce66" office:value-type="float" office:value="13" calcext:value-type="float">
            <text:p>13</text:p>
          </table:table-cell>
          <table:table-cell table:style-name="ce64" office:value-type="string" calcext:value-type="string">
            <text:p>org.apache.pulsar.broker.service.ServerCnxTest</text:p>
          </table:table-cell>
          <table:table-cell table:style-name="ce64" office:value-type="string" calcext:value-type="string">
            <text:p>testDuplicateConcurrentSubscribeCommand</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11050</text:p>
          </table:table-cell>
          <table:table-cell table:style-name="ce64" office:value-type="string" calcext:value-type="string">
            <text:p>AssertionError: Response is not CommandError but org.apache.pulsar.common.api.proto.CommandSuccess@37ef90b8 expected [true] but found [false]</text:p>
          </table:table-cell>
          <table:table-cell table:style-name="ce64" office:value-type="string" calcext:value-type="string">
            <text:p>https://drive.google.com/file/d/1T-abkI-voEzLHfCq8j36-Uz__cdRM_A9/view?usp=sharing</text:p>
          </table:table-cell>
          <table:table-cell table:style-name="ce132" office:value-type="string" calcext:value-type="string">
            <text:p>[ERROR] testDuplicateConcurrentSubscribeCommand(org.apache.pulsar.broker.service.ServerCnxTest)  Time elapsed: 0.708 s  &lt;&lt;&lt; FAILURE!</text:p>
            <text:p>unit-testsrun unit test 'BROKER_GROUP_1'2021-06-28T03:07:57.7395964Z java.lang.AssertionError: Response is not CommandError but org.apache.pulsar.common.api.proto.CommandSuccess@37ef90b8 expected [true] but found [false]</text:p>
            <text:p>unit-testsrun unit test 'BROKER_GROUP_1'2021-06-28T03:07:57.7411166Z at org.testng.Assert.fail(Assert.java:99)</text:p>
            <text:p>unit-testsrun unit test 'BROKER_GROUP_1'2021-06-28T03:07:57.7432245Z at org.testng.Assert.failNotEquals(Assert.java:1037)</text:p>
            <text:p>unit-testsrun unit test 'BROKER_GROUP_1'2021-06-28T03:07:57.7453777Z at org.testng.Assert.assertTrue(Assert.java:45)</text:p>
            <text:p>unit-testsrun unit test 'BROKER_GROUP_1'2021-06-28T03:07:57.7483850Z at org.apache.pulsar.broker.service.ServerCnxTest.testDuplicateConcurrentSubscribeCommand(ServerCnxTest.java:767)</text:p>
            <text:p>unit-testsrun unit test 'BROKER_GROUP_1'2021-06-28T03:07:57.7513914Z at java.base/jdk.internal.reflect.NativeMethodAccessorImpl.invoke0(Native Method)</text:p>
            <text:p>unit-testsrun unit test 'BROKER_GROUP_1'2021-06-28T03:07:57.7547419Z at java.base/jdk.internal.reflect.NativeMethodAccessorImpl.invoke(NativeMethodAccessorImpl.java:62)</text:p>
            <text:p>unit-testsrun unit test 'BROKER_GROUP_1'2021-06-28T03:07:57.7579928Z at java.base/jdk.internal.reflect.DelegatingMethodAccessorImpl.invoke(DelegatingMethodAccessorImpl.java:43)</text:p>
            <text:p>unit-testsrun unit test 'BROKER_GROUP_1'2021-06-28T03:07:57.7601386Z at java.base/java.lang.reflect.Method.invoke(Method.java:566)</text:p>
            <text:p>unit-testsrun unit test 'BROKER_GROUP_1'2021-06-28T03:07:57.7623179Z at org.testng.internal.MethodInvocationHelper.invokeMethod(MethodInvocationHelper.java:132)</text:p>
            <text:p>unit-testsrun unit test 'BROKER_GROUP_1'2021-06-28T03:07:57.7644143Z at org.testng.internal.InvokeMethodRunnable.runOne(InvokeMethodRunnable.java:45)</text:p>
            <text:p>unit-testsrun unit test 'BROKER_GROUP_1'2021-06-28T03:07:57.7667469Z at org.testng.internal.InvokeMethodRunnable.call(InvokeMethodRunnable.java:73)</text:p>
            <text:p>unit-testsrun unit test 'BROKER_GROUP_1'2021-06-28T03:07:57.7687583Z at org.testng.internal.InvokeMethodRunnable.call(InvokeMethodRunnable.java:11)</text:p>
            <text:p>unit-testsrun unit test 'BROKER_GROUP_1'2021-06-28T03:07:57.7705415Z at java.base/java.util.concurrent.FutureTask.run(FutureTask.java:264)</text:p>
            <text:p>unit-testsrun unit test 'BROKER_GROUP_1'2021-06-28T03:07:57.7731512Z at java.base/java.util.concurrent.ThreadPoolExecutor.runWorker(ThreadPoolExecutor.java:1128)</text:p>
            <text:p>unit-testsrun unit test 'BROKER_GROUP_1'2021-06-28T03:07:57.7779993Z at java.base/java.util.concurrent.ThreadPoolExecutor$Worker.run(ThreadPoolExecutor.java:628)</text:p>
            <text:p>unit-testsrun unit test 'BROKER_GROUP_1'2021-06-28T03:07:57.7795266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14">
          <table:table-cell table:style-name="ce66" office:value-type="float" office:value="14" calcext:value-type="float">
            <text:p>14</text:p>
          </table:table-cell>
          <table:table-cell table:style-name="ce64" office:value-type="string" calcext:value-type="string">
            <text:p>org.apache.pulsar.broker.service.PersistentDispatcherFailoverConsumerTest</text:p>
          </table:table-cell>
          <table:table-cell table:style-name="ce64" office:value-type="string" calcext:value-type="string">
            <text:p>testAddRemoveConsumer</text:p>
          </table:table-cell>
          <table:table-cell table:style-name="ce66" office:value-type="string" calcext:value-type="string">
            <text:p>FAILURE</text:p>
          </table:table-cell>
          <table:table-cell table:style-name="ce64"/>
          <table:table-cell table:style-name="ce64" office:value-type="string" calcext:value-type="string">
            <text:p>https://github.com/apache/pulsar/pull/6940</text:p>
          </table:table-cell>
          <table:table-cell table:style-name="ce64" office:value-type="string" calcext:value-type="string">
            <text:p>ThreadTimeoutException: Method org.apache.pulsar.broker.service.PersistentDispatcherFailoverConsumerTest.testAddRemoveConsumer() didn't finish within the time-out 300000</text:p>
          </table:table-cell>
          <table:table-cell table:style-name="ce71" office:value-type="string" calcext:value-type="string">
            <text:p><text:a xlink:href="https://drive.google.com/file/d/1DlXxu8sAk5_9FWjLMrpwtTuHxTGhvPUy/view?usp=sharing" xlink:type="simple">https://drive.google.com/file/d/1DlXxu8sAk5_9FWjLMrpwtTuHxTGhvPUy/view?usp=sharing</text:a></text:p>
          </table:table-cell>
          <table:table-cell table:style-name="ce132" office:value-type="string" calcext:value-type="string">
            <text:p>[ERROR] testAddRemoveConsumer(org.apache.pulsar.broker.service.PersistentDispatcherFailoverConsumerTest)  Time elapsed: 300.075 s  &lt;&lt;&lt; FAILURE!</text:p>
            <text:p>unit-testsrun unit test 'BROKER_GROUP_1'2021-06-28T08:39:44.3581925Z org.testng.internal.thread.ThreadTimeoutException: Method org.apache.pulsar.broker.service.PersistentDispatcherFailoverConsumerTest.testAddRemoveConsumer() didn't finish within the time-out 300000</text:p>
            <text:p>unit-testsrun unit test 'BROKER_GROUP_1'2021-06-28T08:39:44.3637549Z at org.testng.internal.MethodInvocationHelper.invokeWithTimeoutWithNewExecutor(MethodInvocationHelper.java:371)</text:p>
            <text:p>unit-testsrun unit test 'BROKER_GROUP_1'2021-06-28T08:39:44.3647450Z at org.testng.internal.MethodInvocationHelper.invokeWithTimeout(MethodInvocationHelper.java:282)</text:p>
            <text:p>unit-testsrun unit test 'BROKER_GROUP_1'2021-06-28T08:39:44.3654700Z at org.testng.internal.TestInvoker.invokeMethod(TestInvoker.java:605)</text:p>
            <text:p>unit-testsrun unit test 'BROKER_GROUP_1'2021-06-28T08:39:44.3661904Z at org.testng.internal.TestInvoker.retryFailed(TestInvoker.java:214)</text:p>
            <text:p>unit-testsrun unit test 'BROKER_GROUP_1'2021-06-28T08:39:44.3668442Z at org.testng.internal.MethodRunner.runInSequence(MethodRunner.java:58)</text:p>
            <text:p>unit-testsrun unit test 'BROKER_GROUP_1'2021-06-28T08:39:44.3675848Z at org.testng.internal.TestInvoker$MethodInvocationAgent.invoke(TestInvoker.java:822)</text:p>
            <text:p>unit-testsrun unit test 'BROKER_GROUP_1'2021-06-28T08:39:44.3682793Z at org.testng.internal.TestInvoker.invokeTestMethods(TestInvoker.java:147)</text:p>
            <text:p>unit-testsrun unit test 'BROKER_GROUP_1'2021-06-28T08:39:44.3690617Z at org.testng.internal.TestMethodWorker.invokeTestMethods(TestMethodWorker.java:146)</text:p>
            <text:p>unit-testsrun unit test 'BROKER_GROUP_1'2021-06-28T08:39:44.3697240Z at org.testng.internal.TestMethodWorker.run(TestMethodWorker.java:128)</text:p>
            <text:p>unit-testsrun unit test 'BROKER_GROUP_1'2021-06-28T08:39:44.3704615Z at java.base/java.util.ArrayList.forEach(ArrayList.java:1541)</text:p>
            <text:p>unit-testsrun unit test 'BROKER_GROUP_1'2021-06-28T08:39:44.3709564Z at org.testng.TestRunner.privateRun(TestRunner.java:764)</text:p>
            <text:p>unit-testsrun unit test 'BROKER_GROUP_1'2021-06-28T08:39:44.3714588Z at org.testng.TestRunner.run(TestRunner.java:585)</text:p>
            <text:p>unit-testsrun unit test 'BROKER_GROUP_1'2021-06-28T08:39:44.3719295Z at org.testng.SuiteRunner.runTest(SuiteRunner.java:384)</text:p>
            <text:p>unit-testsrun unit test 'BROKER_GROUP_1'2021-06-28T08:39:44.3730377Z at org.testng.SuiteRunner.runSequentially(SuiteRunner.java:378)</text:p>
            <text:p>unit-testsrun unit test 'BROKER_GROUP_1'2021-06-28T08:39:44.3736389Z at org.testng.SuiteRunner.privateRun(SuiteRunner.java:337)</text:p>
            <text:p>unit-testsrun unit test 'BROKER_GROUP_1'2021-06-28T08:39:44.3767107Z at org.testng.SuiteRunner.run(SuiteRunner.java:286)</text:p>
            <text:p>unit-testsrun unit test 'BROKER_GROUP_1'2021-06-28T08:39:44.3774125Z at org.testng.SuiteRunnerWorker.runSuite(SuiteRunnerWorker.java:53)</text:p>
            <text:p>unit-testsrun unit test 'BROKER_GROUP_1'2021-06-28T08:39:44.3859244Z at org.testng.SuiteRunnerWorker.run(SuiteRunnerWorker.java:96)</text:p>
            <text:p>unit-testsrun unit test 'BROKER_GROUP_1'2021-06-28T08:39:44.3866401Z at org.testng.TestNG.runSuitesSequentially(TestNG.java:1218)</text:p>
            <text:p>unit-testsrun unit test 'BROKER_GROUP_1'2021-06-28T08:39:44.3872842Z at org.testng.TestNG.runSuitesLocally(TestNG.java:1140)</text:p>
            <text:p>unit-testsrun unit test 'BROKER_GROUP_1'2021-06-28T08:39:44.3879003Z at org.testng.TestNG.runSuites(TestNG.java:1069)</text:p>
            <text:p>unit-testsrun unit test 'BROKER_GROUP_1'2021-06-28T08:39:44.3885498Z at org.testng.TestNG.run(TestNG.java:1037)</text:p>
            <text:p>unit-testsrun unit test 'BROKER_GROUP_1'2021-06-28T08:39:44.3908926Z at org.apache.maven.surefire.testng.TestNGExecutor.run(TestNGExecutor.java:135)</text:p>
            <text:p>unit-testsrun unit test 'BROKER_GROUP_1'2021-06-28T08:39:44.3987085Z at org.apache.maven.surefire.testng.TestNGDirectoryTestSuite.executeSingleClass(TestNGDirectoryTestSuite.java:112)</text:p>
            <text:p>unit-testsrun unit test 'BROKER_GROUP_1'2021-06-28T08:39:44.4006958Z at org.apache.maven.surefire.testng.TestNGDirectoryTestSuite.executeLazy(TestNGDirectoryTestSuite.java:123)</text:p>
            <text:p>unit-testsrun unit test 'BROKER_GROUP_1'2021-06-28T08:39:44.4025965Z at org.apache.maven.surefire.testng.TestNGDirectoryTestSuite.execute(TestNGDirectoryTestSuite.java:90)</text:p>
            <text:p>unit-testsrun unit test 'BROKER_GROUP_1'2021-06-28T08:39:44.4029245Z at org.apache.maven.surefire.testng.TestNGProvider.invoke(TestNGProvider.java:146)</text:p>
            <text:p>unit-testsrun unit test 'BROKER_GROUP_1'2021-06-28T08:39:44.4032290Z at org.apache.maven.surefire.booter.ForkedBooter.invokeProviderInSameClassLoader(ForkedBooter.java:384)</text:p>
            <text:p>unit-testsrun unit test 'BROKER_GROUP_1'2021-06-28T08:39:44.4034982Z at org.apache.maven.surefire.booter.ForkedBooter.runSuitesInProcess(ForkedBooter.java:345)</text:p>
            <text:p>unit-testsrun unit test 'BROKER_GROUP_1'2021-06-28T08:39:44.4037050Z at org.apache.maven.surefire.booter.ForkedBooter.execute(ForkedBooter.java:126)</text:p>
            <text:p>unit-testsrun unit test 'BROKER_GROUP_1'2021-06-28T08:39:44.4038785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6">
          <table:table-cell table:style-name="ce66" office:value-type="float" office:value="15" calcext:value-type="float">
            <text:p>15</text:p>
          </table:table-cell>
          <table:table-cell table:style-name="ce64" office:value-type="string" calcext:value-type="string">
            <text:p>org.apache.pulsar.broker.service.TopicTerminationTest</text:p>
          </table:table-cell>
          <table:table-cell table:style-name="ce64" office:value-type="string" calcext:value-type="string">
            <text:p>testTerminateWhilePublishing</text:p>
          </table:table-cell>
          <table:table-cell table:style-name="ce66" office:value-type="string" calcext:value-type="string">
            <text:p>FAILURE</text:p>
          </table:table-cell>
          <table:table-cell table:style-name="ce64" table:number-columns-repeated="2"/>
          <table:table-cell table:style-name="ce64" office:value-type="string" calcext:value-type="string">
            <text:p>ThreadTimeoutException: Method org.apache.pulsar.broker.service.TopicTerminationTest.testTerminateWhilePublishing() didn't finish within the time-out 20000</text:p>
          </table:table-cell>
          <table:table-cell table:style-name="ce64" office:value-type="string" calcext:value-type="string">
            <text:p>https://drive.google.com/file/d/1DlXxu8sAk5_9FWjLMrpwtTuHxTGhvPUy/view?usp=sharing</text:p>
          </table:table-cell>
          <table:table-cell table:style-name="ce132" office:value-type="string" calcext:value-type="string">
            <text:p>[ERROR] testTerminateWhilePublishing(org.apache.pulsar.broker.service.TopicTerminationTest)  Time elapsed: 20.01 s  &lt;&lt;&lt; FAILURE!</text:p>
            <text:p>unit-testsrun unit test 'BROKER_GROUP_1'2021-06-28T08:55:35.6580518Z org.testng.internal.thread.ThreadTimeoutException: Method org.apache.pulsar.broker.service.TopicTerminationTest.testTerminateWhilePublishing() didn't finish within the time-out 20000</text:p>
            <text:p>unit-testsrun unit test 'BROKER_GROUP_1'2021-06-28T08:55:35.6585125Z at org.testng.internal.MethodInvocationHelper.invokeWithTimeoutWithNewExecutor(MethodInvocationHelper.java:371)</text:p>
            <text:p>unit-testsrun unit test 'BROKER_GROUP_1'2021-06-28T08:55:35.6588817Z at org.testng.internal.MethodInvocationHelper.invokeWithTimeout(MethodInvocationHelper.java:282)</text:p>
            <text:p>unit-testsrun unit test 'BROKER_GROUP_1'2021-06-28T08:55:35.6591067Z at org.testng.internal.TestInvoker.invokeMethod(TestInvoker.java:605)</text:p>
            <text:p>unit-testsrun unit test 'BROKER_GROUP_1'2021-06-28T08:55:35.6593363Z at org.testng.internal.TestInvoker.retryFailed(TestInvoker.java:214)</text:p>
            <text:p>unit-testsrun unit test 'BROKER_GROUP_1'2021-06-28T08:55:35.6595086Z at org.testng.internal.MethodRunner.runInSequence(MethodRunner.java:58)</text:p>
            <text:p>unit-testsrun unit test 'BROKER_GROUP_1'2021-06-28T08:55:35.6596816Z at org.testng.internal.TestInvoker$MethodInvocationAgent.invoke(TestInvoker.java:822)</text:p>
            <text:p>unit-testsrun unit test 'BROKER_GROUP_1'2021-06-28T08:55:35.6599227Z at org.testng.internal.TestInvoker.invokeTestMethods(TestInvoker.java:147)</text:p>
            <text:p>unit-testsrun unit test 'BROKER_GROUP_1'2021-06-28T08:55:35.6602063Z at org.testng.internal.TestMethodWorker.invokeTestMethods(TestMethodWorker.java:146)</text:p>
            <text:p>unit-testsrun unit test 'BROKER_GROUP_1'2021-06-28T08:55:35.6604309Z at org.testng.internal.TestMethodWorker.run(TestMethodWorker.java:128)</text:p>
            <text:p>unit-testsrun unit test 'BROKER_GROUP_1'2021-06-28T08:55:35.6605635Z at java.base/java.util.ArrayList.forEach(ArrayList.java:1541)</text:p>
            <text:p>unit-testsrun unit test 'BROKER_GROUP_1'2021-06-28T08:55:35.6607652Z at org.testng.TestRunner.privateRun(TestRunner.java:764)</text:p>
            <text:p>unit-testsrun unit test 'BROKER_GROUP_1'2021-06-28T08:55:35.6665513Z at org.testng.TestRunner.run(TestRunner.java:585)</text:p>
            <text:p>unit-testsrun unit test 'BROKER_GROUP_1'2021-06-28T08:55:35.6667192Z at org.testng.SuiteRunner.runTest(SuiteRunner.java:384)</text:p>
            <text:p>unit-testsrun unit test 'BROKER_GROUP_1'2021-06-28T08:55:35.6669077Z at org.testng.SuiteRunner.runSequentially(SuiteRunner.java:378)</text:p>
            <text:p>unit-testsrun unit test 'BROKER_GROUP_1'2021-06-28T08:55:35.6670585Z at org.testng.SuiteRunner.privateRun(SuiteRunner.java:337)</text:p>
            <text:p>unit-testsrun unit test 'BROKER_GROUP_1'2021-06-28T08:55:35.6671781Z at org.testng.SuiteRunner.run(SuiteRunner.java:286)</text:p>
            <text:p>unit-testsrun unit test 'BROKER_GROUP_1'2021-06-28T08:55:35.6673981Z at org.testng.SuiteRunnerWorker.runSuite(SuiteRunnerWorker.java:53)</text:p>
            <text:p>unit-testsrun unit test 'BROKER_GROUP_1'2021-06-28T08:55:35.6676037Z at org.testng.SuiteRunnerWorker.run(SuiteRunnerWorker.java:96)</text:p>
            <text:p>unit-testsrun unit test 'BROKER_GROUP_1'2021-06-28T08:55:35.6677612Z at org.testng.TestNG.runSuitesSequentially(TestNG.java:1218)</text:p>
            <text:p>unit-testsrun unit test 'BROKER_GROUP_1'2021-06-28T08:55:35.6679546Z at org.testng.TestNG.runSuitesLocally(TestNG.java:1140)</text:p>
            <text:p>unit-testsrun unit test 'BROKER_GROUP_1'2021-06-28T08:55:35.6680459Z at org.testng.TestNG.runSuites(TestNG.java:1069)</text:p>
            <text:p>unit-testsrun unit test 'BROKER_GROUP_1'2021-06-28T08:55:35.6681186Z at org.testng.TestNG.run(TestNG.java:1037)</text:p>
            <text:p>unit-testsrun unit test 'BROKER_GROUP_1'2021-06-28T08:55:35.6682357Z at org.apache.maven.surefire.testng.TestNGExecutor.run(TestNGExecutor.java:135)</text:p>
            <text:p>unit-testsrun unit test 'BROKER_GROUP_1'2021-06-28T08:55:35.6684867Z at org.apache.maven.surefire.testng.TestNGDirectoryTestSuite.executeSingleClass(TestNGDirectoryTestSuite.java:112)</text:p>
            <text:p>unit-testsrun unit test 'BROKER_GROUP_1'2021-06-28T08:55:35.6687959Z at org.apache.maven.surefire.testng.TestNGDirectoryTestSuite.executeLazy(TestNGDirectoryTestSuite.java:123)</text:p>
            <text:p>unit-testsrun unit test 'BROKER_GROUP_1'2021-06-28T08:55:35.6691011Z at org.apache.maven.surefire.testng.TestNGDirectoryTestSuite.execute(TestNGDirectoryTestSuite.java:90)</text:p>
            <text:p>unit-testsrun unit test 'BROKER_GROUP_1'2021-06-28T08:55:35.6693285Z at org.apache.maven.surefire.testng.TestNGProvider.invoke(TestNGProvider.java:146)</text:p>
            <text:p>unit-testsrun unit test 'BROKER_GROUP_1'2021-06-28T08:55:35.6695919Z at org.apache.maven.surefire.booter.ForkedBooter.invokeProviderInSameClassLoader(ForkedBooter.java:384)</text:p>
            <text:p>unit-testsrun unit test 'BROKER_GROUP_1'2021-06-28T08:55:35.6699029Z at org.apache.maven.surefire.booter.ForkedBooter.runSuitesInProcess(ForkedBooter.java:345)</text:p>
            <text:p>unit-testsrun unit test 'BROKER_GROUP_1'2021-06-28T08:55:35.6712495Z at org.apache.maven.surefire.booter.ForkedBooter.execute(ForkedBooter.java:126)</text:p>
            <text:p>unit-testsrun unit test 'BROKER_GROUP_1'2021-06-28T08:55:35.6714388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3">
          <table:table-cell table:style-name="ce66" office:value-type="float" office:value="16" calcext:value-type="float">
            <text:p>16</text:p>
          </table:table-cell>
          <table:table-cell table:style-name="ce64" office:value-type="string" calcext:value-type="string">
            <text:p>org.apache.pulsar.broker.service.PersistentDispatcherFailoverConsumerTest</text:p>
          </table:table-cell>
          <table:table-cell table:style-name="ce64" office:value-type="string" calcext:value-type="string">
            <text:p>testAddRemoveConsumerNonPartitionedTopic</text:p>
          </table:table-cell>
          <table:table-cell table:style-name="ce66" office:value-type="string" calcext:value-type="string">
            <text:p>FAILURE</text:p>
          </table:table-cell>
          <table:table-cell table:style-name="ce64" table:number-columns-repeated="2"/>
          <table:table-cell table:style-name="ce64" office:value-type="string" calcext:value-type="string">
            <text:p>Wanted but not invoked: consumer.notifyActiveConsumerChange( same(Consumer$MockitoMock$1399017326{subscription=PersistentSubscription{topic=persistent://part-perf/global/perf.t1/ptopic, name=sub-1}, consumerId=2, consumerName=Cons2, address=localhost/127.0.0.1:1234}));</text:p>
          </table:table-cell>
          <table:table-cell table:style-name="ce64" office:value-type="string" calcext:value-type="string">
            <text:p>https://drive.google.com/file/d/1tTtaDW4VqAqqHFFCDdTYwunqCnJeTLe8/view?usp=sharing</text:p>
          </table:table-cell>
          <table:table-cell table:style-name="ce132" office:value-type="string" calcext:value-type="string">
            <text:p>[ERROR] testAddRemoveConsumerNonPartitionedTopic(org.apache.pulsar.broker.service.PersistentDispatcherFailoverConsumerTest)  Time elapsed: 1.021 s  &lt;&lt;&lt; FAILURE!</text:p>
            <text:p>unit-testsrun unit test 'BROKER_GROUP_1'2021-06-28T09:05:56.4372598Z Wanted but not invoked:</text:p>
            <text:p>unit-testsrun unit test 'BROKER_GROUP_1'2021-06-28T09:05:56.4373266Z consumer.notifyActiveConsumerChange(</text:p>
            <text:p>unit-testsrun unit test 'BROKER_GROUP_1'2021-06-28T09:05:56.4375521Z     same(Consumer$MockitoMock$1399017326{subscription=PersistentSubscription{topic=persistent://part-perf/global/perf.t1/ptopic, name=sub-1}, consumerId=2, consumerName=Cons2, address=localhost/127.0.0.1:1234})</text:p>
            <text:p>unit-testsrun unit test 'BROKER_GROUP_1'2021-06-28T09:05:56.4377264Z );</text:p>
            <text:p>unit-testsrun unit test 'BROKER_GROUP_1'2021-06-28T09:05:56.4382651Z -&gt; at org.apache.pulsar.broker.service.PersistentDispatcherFailoverConsumerTest.testAddRemoveConsumerNonPartitionedTopic(PersistentDispatcherFailoverConsumerTest.java:503)</text:p>
            <text:p>unit-testsrun unit test 'BROKER_GROUP_1'2021-06-28T09:05:56.4386716Z </text:p>
            <text:p>unit-testsrun unit test 'BROKER_GROUP_1'2021-06-28T09:05:56.4387214Z However, there was exactly 1 interaction with this mock:</text:p>
            <text:p>unit-testsrun unit test 'BROKER_GROUP_1'2021-06-28T09:05:56.4388466Z consumer.notifyActiveConsumerChange(</text:p>
            <text:p>unit-testsrun unit test 'BROKER_GROUP_1'2021-06-28T09:05:56.4391361Z     Consumer$MockitoMock$1399017326{subscription=PersistentSubscription{topic=persistent://part-perf/global/perf.t1/ptopic, name=sub-1}, consumerId=1, consumerName=Cons1, address=localhost/127.0.0.1:1234}</text:p>
            <text:p>unit-testsrun unit test 'BROKER_GROUP_1'2021-06-28T09:05:56.4392889Z );</text:p>
            <text:p>unit-testsrun unit test 'BROKER_GROUP_1'2021-06-28T09:05:56.4396199Z -&gt; at org.apache.pulsar.broker.service.AbstractDispatcherSingleActiveConsumer.addConsumer(AbstractDispatcherSingleActiveConsumer.java:170)</text:p>
            <text:p>unit-testsrun unit test 'BROKER_GROUP_1'2021-06-28T09:05:56.4399010Z </text:p>
            <text:p>unit-testsrun unit test 'BROKER_GROUP_1'2021-06-28T09:05:56.4399220Z </text:p>
            <text:p>unit-testsrun unit test 'BROKER_GROUP_1'2021-06-28T09:05:56.4403733Z at org.apache.pulsar.broker.service.PersistentDispatcherFailoverConsumerTest.testAddRemoveConsumerNonPartitionedTopic(PersistentDispatcherFailoverConsumerTest.java:503)</text:p>
            <text:p>unit-testsrun unit test 'BROKER_GROUP_1'2021-06-28T09:05:56.4409381Z at org.testng.internal.MethodInvocationHelper.invokeMethod(MethodInvocationHelper.java:132)</text:p>
            <text:p>unit-testsrun unit test 'BROKER_GROUP_1'2021-06-28T09:05:56.4411376Z at org.testng.internal.InvokeMethodRunnable.runOne(InvokeMethodRunnable.java:45)</text:p>
            <text:p>unit-testsrun unit test 'BROKER_GROUP_1'2021-06-28T09:05:56.4413257Z at org.testng.internal.InvokeMethodRunnable.call(InvokeMethodRunnable.java:73)</text:p>
            <text:p>unit-testsrun unit test 'BROKER_GROUP_1'2021-06-28T09:05:56.4474170Z at org.testng.internal.InvokeMethodRunnable.call(InvokeMethodRunnable.java:11)</text:p>
            <text:p>unit-testsrun unit test 'BROKER_GROUP_1'2021-06-28T09:05:56.4475733Z at java.base/java.util.concurrent.FutureTask.run(FutureTask.java:264)</text:p>
            <text:p>unit-testsrun unit test 'BROKER_GROUP_1'2021-06-28T09:05:56.4477265Z at java.base/java.util.concurrent.ThreadPoolExecutor.runWorker(ThreadPoolExecutor.java:1128)</text:p>
            <text:p>unit-testsrun unit test 'BROKER_GROUP_1'2021-06-28T09:05:56.4478989Z at java.base/java.util.concurrent.ThreadPoolExecutor$Worker.run(ThreadPoolExecutor.java:628)</text:p>
            <text:p>unit-testsrun unit test 'BROKER_GROUP_1'2021-06-28T09:05:56.4480332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4">
          <table:table-cell table:style-name="ce66" office:value-type="float" office:value="17" calcext:value-type="float">
            <text:p>17</text:p>
          </table:table-cell>
          <table:table-cell table:style-name="ce64" office:value-type="string" calcext:value-type="string">
            <text:p>org.apache.pulsar.broker.admin.AdminApiTest</text:p>
          </table:table-cell>
          <table:table-cell table:style-name="ce64" office:value-type="string" calcext:value-type="string">
            <text:p>testGetPartitionedStatsInternal</text:p>
          </table:table-cell>
          <table:table-cell table:style-name="ce66" office:value-type="string" calcext:value-type="string">
            <text:p>FAILURE</text:p>
          </table:table-cell>
          <table:table-cell table:style-name="ce64"/>
          <table:table-cell table:style-name="ce64" office:value-type="string" calcext:value-type="string">
            <text:p>https://github.com/apache/pulsar/pull/6641</text:p>
          </table:table-cell>
          <table:table-cell table:style-name="ce64" office:value-type="string" calcext:value-type="string">
            <text:p>AssertionError: expected [{"metadata":{"partitions":2},"partitions":{"persistent://prop-xyz/ns1/my-topic59d6d9de-ff99-4275-9948-b9e33a83592c-partition-1":{"entriesAddedCounter":0,"numberOfEntries":0,"totalSize":0,"currentLedgerEntries":0,"currentLedgerSize":0,"lastLedgerCreatedTimestamp":"2021-06-28T08:42:49.059Z","waitingCursorsCount":1,"pendingAddEntriesCount":0,"lastConfirmedEntry":"5:-1","state":"LedgerOpened","ledgers":[{"ledgerId":5,"entries":0,"size":0,"offloaded":false,"underReplicated":false}],"cursors":{"my-sub":{"markDeletePosition":"5:-1","readPosition":"5:0","waitingReadOp":true,"pendingReadOps":0,"messagesConsumedCounter":0,"cursorLedger":6,"cursorLedgerLastEntry":0,"individuallyDeletedMessages":"[]","lastLedgerSwitchTimestamp":"2021-06-28T08:42:49.061Z","state":"Open","numberOfEntriesSinceFirstNotAckedMessage":1,"totalNonContiguousDeletedMessagesRange":0,"subscriptionHavePendingRead":true,"subscriptionHavePendingReplayRead":false,"properties":{}}},"schemaLedgers":[],"compactedLedger":{"ledgerId":-1,"entries":-1,"size":-1,"offloaded":false,"underReplicated":false}},"persistent://prop-xyz/ns1/my-topic59d6d9de-ff99-4275-9948-b9e33a83592c-partition-0":{"entriesAddedCounter":10,"numberOfEntries":10,"totalSize":430,"currentLedgerEntries":10,"currentLedgerSize":430,"lastLedgerCreatedTimestamp":"2021-06-28T08:42:49.052Z","waitingCursorsCount":1,"pendingAddEntriesCount":0,"lastConfirmedEntry":"3:9","state":"LedgerOpened","ledgers":[],"cursors":{"my-sub":{"markDeletePosition":"3:-1","readPosition":"3:10","waitingReadOp":true,"pendingReadOps":0,"messagesConsumedCounter":0,"cursorLedger":4,"cursorLedgerLastEntry":0,"individuallyDeletedMessages":"[]","lastLedgerSwitchTimestamp":"2021-06-28T08:42:49.056Z","state":"Open","numberOfEntriesSinceFirstNotAckedMessage":11,"totalNonContiguousDeletedMessagesRange":0,"subscriptionHavePendingRead":true,"subscriptionHavePendingReplayRead":false,"properties":{}}},"schemaLedgers":[],"compactedLedger":{"ledgerId":-1,"entries":-1,"size":-1,"offloaded":false,"underReplicated":false}}}}] but found [{"metadata":{"partitions":2},"partitions":{"persistent://prop-xyz/ns1/my-topic59d6d9de-ff99-4275-9948-b9e33a83592c-partition-1":{"entriesAddedCounter":0,"numberOfEntries":0,"totalSize":0,"currentLedgerEntries":0,"currentLedgerSize":0,"lastLedgerCreatedTimestamp":"2021-06-28T08:42:49.059Z","waitingCursorsCount":1,"pendingAddEntriesCount":0,"lastConfirmedEntry":"5:-1","state":"LedgerOpened","ledgers":[{"ledgerId":5,"entries":0,"size":0,"offloaded":false,"underReplicated":false}],"cursors":{"my-sub":{"markDeletePosition":"5:-1","readPosition":"5:0","waitingReadOp":true,"pendingReadOps":0,"messagesConsumedCounter":0,"cursorLedger":6,"cursorLedgerLastEntry":0,"individuallyDeletedMessages":"[]","lastLedgerSwitchTimestamp":"2021-06-28T08:42:49.061Z","state":"Open","numberOfEntriesSinceFirstNotAckedMessage":1,"totalNonContiguousDeletedMessagesRange":0,"subscriptionHavePendingRead":true,"subscriptionHavePendingReplayRead":false,"properties":{}}},"schemaLedgers":[],"compactedLedger":{"ledgerId":-1,"entries":-1,"size":-1,"offloaded":false,"underReplicated":false}},"persistent://prop-xyz/ns1/my-topic59d6d9de-ff99-4275-9948-b9e33a83592c-partition-0":{"entriesAddedCounter":10,"numberOfEntries":10,"totalSize":430,"currentLedgerEntries":10,"currentLedgerSize":430,"lastLedgerCreatedTimestamp":"2021-06-28T08:42:49.052Z","waitingCursorsCount":1,"pendingAddEntriesCount":0,"lastConfirmedEntry":"3:9","state":"LedgerOpened","ledgers":[{"ledgerId":3,"entries":0,"size":0,"offloaded":false,"underReplicated":false}],"cursors":{"my-sub":{"markDeletePosition":"3:-1","readPosition":"3:10","waitingReadOp":true,"pendingReadOps":0,"messagesConsumedCounter":0,"cursorLedger":4,"cursorLedgerLastEntry":0,"individuallyDeletedMessages":"[]","lastLedgerSwitchTimestamp":"2021-06-28T08:42:49.056Z","state":"Open","numberOfEntriesSinceFirstNotAckedMessage":11,"totalNonContiguousDeletedMessagesRange":0,"subscriptionHavePendingRead":true,"subscriptionHavePendingReplayRead":false,"properties":{}}},"schemaLedgers":[],"compactedLedger":{"ledgerId":-1,"entries":-1,"size":-1,"offloaded":false,"underReplicated":false}}}}]</text:p>
          </table:table-cell>
          <table:table-cell table:style-name="ce64" office:value-type="string" calcext:value-type="string">
            <text:p>https://drive.google.com/file/d/15caXfaD5xbnAzw2Rf7-pKJTHYpiOcdWd/view?usp=sharing</text:p>
          </table:table-cell>
          <table:table-cell table:style-name="ce132" office:value-type="string" calcext:value-type="string">
            <text:p>[ERROR] testGetPartitionedStatsInternal(org.apache.pulsar.broker.admin.AdminApiTest)  Time elapsed: 1.257 s  &lt;&lt;&lt; FAILURE!</text:p>
            <text:p>unit-testsrun unit test 'BROKER_GROUP_1'2021-06-28T08:50:01.6539110Z java.lang.AssertionError: expected [{"metadata":{"partitions":2},"partitions":{"persistent://prop-xyz/ns1/my-topic59d6d9de-ff99-4275-9948-b9e33a83592c-partition-1":{"entriesAddedCounter":0,"numberOfEntries":0,"totalSize":0,"currentLedgerEntries":0,"currentLedgerSize":0,"lastLedgerCreatedTimestamp":"2021-06-28T08:42:49.059Z","waitingCursorsCount":1,"pendingAddEntriesCount":0,"lastConfirmedEntry":"5:-1","state":"LedgerOpened","ledgers":[{"ledgerId":5,"entries":0,"size":0,"offloaded":false,"underReplicated":false}],"cursors":{"my-sub":{"markDeletePosition":"5:-1","readPosition":"5:0","waitingReadOp":true,"pendingReadOps":0,"messagesConsumedCounter":0,"cursorLedger":6,"cursorLedgerLastEntry":0,"individuallyDeletedMessages":"[]","lastLedgerSwitchTimestamp":"2021-06-28T08:42:49.061Z","state":"Open","numberOfEntriesSinceFirstNotAckedMessage":1,"totalNonContiguousDeletedMessagesRange":0,"subscriptionHavePendingRead":true,"subscriptionHavePendingReplayRead":false,"properties":{}}},"schemaLedgers":[],"compactedLedger":{"ledgerId":-1,"entries":-1,"size":-1,"offloaded":false,"underReplicated":false}},"persistent://prop-xyz/ns1/my-topic59d6d9de-ff99-4275-9948-b9e33a83592c-partition-0":{"entriesAddedCounter":10,"numberOfEntries":10,"totalSize":430,"currentLedgerEntries":10,"currentLedgerSize":430,"lastLedgerCreatedTimestamp":"2021-06-28T08:42:49.052Z","waitingCursorsCount":1,"pendingAddEntriesCount":0,"lastConfirmedEntry":"3:9","state":"LedgerOpened","ledgers":[],"cursors":{"my-sub":{"markDeletePosition":"3:-1","readPosition":"3:10","waitingReadOp":true,"pendingReadOps":0,"messagesConsumedCounter":0,"cursorLedger":4,"cursorLedgerLastEntry":0,"individuallyDeletedMessages":"[]","lastLedgerSwitchTimestamp":"2021-06-28T08:42:49.056Z","state":"Open","numberOfEntriesSinceFirstNotAckedMessage":11,"totalNonContiguousDeletedMessagesRange":0,"subscriptionHavePendingRead":true,"subscriptionHavePendingReplayRead":false,"properties":{}}},"schemaLedgers":[],"compactedLedger":{"ledgerId":-1,"entries":-1,"size":-1,"offloaded":false,"underReplicated":false}}}}] but found [{"metadata":{"partitions":2},"partitions":{"persistent://prop-xyz/ns1/my-topic59d6d9de-ff99-4275-9948-b9e33a83592c-partition-1":{"entriesAddedCounter":0,"numberOfEntries":0,"totalSize":0,"currentLedgerEntries":0,"currentLedgerSize":0,"lastLedgerCreatedTimestamp":"2021-06-28T08:42:49.059Z","waitingCursorsCount":1,"pendingAddEntriesCount":0,"lastConfirmedEntry":"5:-1","state":"LedgerOpened","ledgers":[{"ledgerId":5,"entries":0,"size":0,"offloaded":false,"underReplicated":false}],"cursors":{"my-sub":{"markDeletePosition":"5:-1","readPosition":"5:0","waitingReadOp":true,"pendingReadOps":0,"messagesConsumedCounter":0,"cursorLedger":6,"cursorLedgerLastEntry":0,"individuallyDeletedMessages":"[]","lastLedgerSwitchTimestamp":"2021-06-28T08:42:49.061Z","state":"Open","numberOfEntriesSinceFirstNotAckedMessage":1,"totalNonContiguousDeletedMessagesRange":0,"subscriptionHavePendingRead":true,"subscriptionHavePendingReplayRead":false,"properties":{}}},"schemaLedgers":[],"compactedLedger":{"ledgerId":-1,"entries":-1,"size":-1,"offloaded":false,"underReplicated":false}},"persistent://prop-xyz/ns1/my-topic59d6d9de-ff99-4275-9948-b9e33a83592c-partition-0":{"entriesAddedCounter":10,"numberOfEntries":10,"totalSize":430,"currentLedgerEntries":10,"currentLedgerSize":430,"lastLedgerCreatedTimestamp":"2021-06-28T08:42:49.052Z","waitingCursorsCount":1,"pendingAddEntriesCount":0,"lastConfirmedEntry":"3:9","state":"LedgerOpened","ledgers":[{"ledgerId":3,"entries":0,"size":0,"offloaded":false,"underReplicated":false}],"cursors":{"my-sub":{"markDeletePosition":"3:-1","readPosition":"3:10","waitingReadOp":true,"pendingReadOps":0,"messagesConsumedCounter":0,"cursorLedger":4,"cursorLedgerLastEntry":0,"individuallyDeletedMessages":"[]","lastLedgerSwitchTimestamp":"2021-06-28T08:42:49.056Z","state":"Open","numberOfEntriesSinceFirstNotAckedMessage":11,"totalNonContiguousDeletedMessagesRange":0,"subscriptionHavePendingRead":true,"subscriptionHavePendingReplayRead":false,"properties":{}}},"schemaLedgers":[],"compactedLedger":{"ledgerId":-1,"entries":-1,"size":-1,"offloaded":false,"underReplicated":false}}}}]</text:p>
            <text:p>unit-testsrun unit test 'BROKER_GROUP_1'2021-06-28T08:50:01.6569619Z at org.testng.Assert.fail(Assert.java:99)</text:p>
            <text:p>unit-testsrun unit test 'BROKER_GROUP_1'2021-06-28T08:50:01.6579776Z at org.testng.Assert.failNotEquals(Assert.java:1037)</text:p>
            <text:p>unit-testsrun unit test 'BROKER_GROUP_1'2021-06-28T08:50:01.6584353Z at org.testng.Assert.assertEqualsImpl(Assert.java:140)</text:p>
            <text:p>unit-testsrun unit test 'BROKER_GROUP_1'2021-06-28T08:50:01.6585871Z at org.testng.Assert.assertEquals(Assert.java:122)</text:p>
            <text:p>unit-testsrun unit test 'BROKER_GROUP_1'2021-06-28T08:50:01.6587225Z at org.testng.Assert.assertEquals(Assert.java:629)</text:p>
            <text:p>unit-testsrun unit test 'BROKER_GROUP_1'2021-06-28T08:50:01.6588370Z at org.testng.Assert.assertEquals(Assert.java:639)</text:p>
            <text:p>unit-testsrun unit test 'BROKER_GROUP_1'2021-06-28T08:50:01.6590780Z at org.apache.pulsar.broker.admin.AdminApiTest.testGetPartitionedStatsInternal(AdminApiTest.java:1163)</text:p>
            <text:p>unit-testsrun unit test 'BROKER_GROUP_1'2021-06-28T08:50:01.6594239Z at java.base/jdk.internal.reflect.NativeMethodAccessorImpl.invoke0(Native Method)</text:p>
            <text:p>unit-testsrun unit test 'BROKER_GROUP_1'2021-06-28T08:50:01.6596816Z at java.base/jdk.internal.reflect.NativeMethodAccessorImpl.invoke(NativeMethodAccessorImpl.java:62)</text:p>
            <text:p>unit-testsrun unit test 'BROKER_GROUP_1'2021-06-28T08:50:01.6599751Z at java.base/jdk.internal.reflect.DelegatingMethodAccessorImpl.invoke(DelegatingMethodAccessorImpl.java:43)</text:p>
            <text:p>unit-testsrun unit test 'BROKER_GROUP_1'2021-06-28T08:50:01.6602264Z at java.base/java.lang.reflect.Method.invoke(Method.java:566)</text:p>
            <text:p>unit-testsrun unit test 'BROKER_GROUP_1'2021-06-28T08:50:01.6604324Z at org.testng.internal.MethodInvocationHelper.invokeMethod(MethodInvocationHelper.java:132)</text:p>
            <text:p>unit-testsrun unit test 'BROKER_GROUP_1'2021-06-28T08:50:01.6606831Z at org.testng.internal.InvokeMethodRunnable.runOne(InvokeMethodRunnable.java:45)</text:p>
            <text:p>unit-testsrun unit test 'BROKER_GROUP_1'2021-06-28T08:50:01.6609011Z at org.testng.internal.InvokeMethodRunnable.call(InvokeMethodRunnable.java:73)</text:p>
            <text:p>unit-testsrun unit test 'BROKER_GROUP_1'2021-06-28T08:50:01.6611178Z at org.testng.internal.InvokeMethodRunnable.call(InvokeMethodRunnable.java:11)</text:p>
            <text:p>unit-testsrun unit test 'BROKER_GROUP_1'2021-06-28T08:50:01.6613024Z at java.base/java.util.concurrent.FutureTask.run(FutureTask.java:264)</text:p>
            <text:p>unit-testsrun unit test 'BROKER_GROUP_1'2021-06-28T08:50:01.6614994Z at java.base/java.util.concurrent.ThreadPoolExecutor.runWorker(ThreadPoolExecutor.java:1128)</text:p>
            <text:p>unit-testsrun unit test 'BROKER_GROUP_1'2021-06-28T08:50:01.6617195Z at java.base/java.util.concurrent.ThreadPoolExecutor$Worker.run(ThreadPoolExecutor.java:628)</text:p>
            <text:p>unit-testsrun unit test 'BROKER_GROUP_1'2021-06-28T08:50:01.6619020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4">
          <table:table-cell table:style-name="ce66" office:value-type="float" office:value="18" calcext:value-type="float">
            <text:p>18</text:p>
          </table:table-cell>
          <table:table-cell table:style-name="ce64" office:value-type="string" calcext:value-type="string">
            <text:p>org.apache.pulsar.broker.transaction.buffer.TransactionBufferClientTest</text:p>
          </table:table-cell>
          <table:table-cell table:style-name="ce64" office:value-type="string" calcext:value-type="string">
            <text:p>testTransactionBufferHandlerSemaphore</text:p>
          </table:table-cell>
          <table:table-cell table:style-name="ce66" office:value-type="string" calcext:value-type="string">
            <text:p>FAILURE</text:p>
          </table:table-cell>
          <table:table-cell table:style-name="ce64" table:number-columns-repeated="2"/>
          <table:table-cell table:style-name="ce64" office:value-type="string" calcext:value-type="string">
            <text:p>ExecutionException: org.apache.pulsar.client.api.PulsarClientException$LookupException: org.apache.pulsar.client.api.PulsarClientException$TimeoutException: 69 Lookup request timedout after ms 30000</text:p>
          </table:table-cell>
          <table:table-cell table:style-name="ce64" office:value-type="string" calcext:value-type="string">
            <text:p>https://drive.google.com/file/d/1FDftY013wdHOgWH0dSO44FKorps5ujH0/view?usp=sharing</text:p>
          </table:table-cell>
          <table:table-cell table:style-name="ce132" office:value-type="string" calcext:value-type="string">
            <text:p>[ERROR] testTransactionBufferHandlerSemaphore(org.apache.pulsar.broker.transaction.buffer.TransactionBufferClientTest)  Time elapsed: 60.001 s  &lt;&lt;&lt; FAILURE!</text:p>
            <text:p>unit-testsrun unit test 'BROKER_GROUP_1'2021-06-28T08:46:35.2813655Z java.util.concurrent.ExecutionException: org.apache.pulsar.client.api.PulsarClientException$LookupException: org.apache.pulsar.client.api.PulsarClientException$TimeoutException: 69 Lookup request timedout after ms 30000</text:p>
            <text:p>unit-testsrun unit test 'BROKER_GROUP_1'2021-06-28T08:46:35.2823123Z at java.base/java.util.concurrent.CompletableFuture.reportGet(CompletableFuture.java:395)</text:p>
            <text:p>unit-testsrun unit test 'BROKER_GROUP_1'2021-06-28T08:46:35.2825229Z at java.base/java.util.concurrent.CompletableFuture.get(CompletableFuture.java:1999)</text:p>
            <text:p>unit-testsrun unit test 'BROKER_GROUP_1'2021-06-28T08:46:35.2829372Z at org.apache.pulsar.broker.transaction.buffer.TransactionBufferClientTest.testTransactionBufferHandlerSemaphore(TransactionBufferClientTest.java:334)</text:p>
            <text:p>unit-testsrun unit test 'BROKER_GROUP_1'2021-06-28T08:46:35.2834068Z at java.base/jdk.internal.reflect.NativeMethodAccessorImpl.invoke0(Native Method)</text:p>
            <text:p>unit-testsrun unit test 'BROKER_GROUP_1'2021-06-28T08:46:35.2836262Z at java.base/jdk.internal.reflect.NativeMethodAccessorImpl.invoke(NativeMethodAccessorImpl.java:62)</text:p>
            <text:p>unit-testsrun unit test 'BROKER_GROUP_1'2021-06-28T08:46:35.3380111Z at java.base/jdk.internal.reflect.DelegatingMethodAccessorImpl.invoke(DelegatingMethodAccessorImpl.java:43)</text:p>
            <text:p>unit-testsrun unit test 'BROKER_GROUP_1'2021-06-28T08:46:35.3381764Z at java.base/java.lang.reflect.Method.invoke(Method.java:566)</text:p>
            <text:p>unit-testsrun unit test 'BROKER_GROUP_1'2021-06-28T08:46:35.3383197Z at org.testng.internal.MethodInvocationHelper.invokeMethod(MethodInvocationHelper.java:132)</text:p>
            <text:p>unit-testsrun unit test 'BROKER_GROUP_1'2021-06-28T08:46:35.3384935Z at org.testng.internal.InvokeMethodRunnable.runOne(InvokeMethodRunnable.java:45)</text:p>
            <text:p>unit-testsrun unit test 'BROKER_GROUP_1'2021-06-28T08:46:35.3386471Z at org.testng.internal.InvokeMethodRunnable.call(InvokeMethodRunnable.java:73)</text:p>
            <text:p>unit-testsrun unit test 'BROKER_GROUP_1'2021-06-28T08:46:35.3387930Z at org.testng.internal.InvokeMethodRunnable.call(InvokeMethodRunnable.java:11)</text:p>
            <text:p>unit-testsrun unit test 'BROKER_GROUP_1'2021-06-28T08:46:35.3389519Z at java.base/java.util.concurrent.FutureTask.run(FutureTask.java:264)</text:p>
            <text:p>unit-testsrun unit test 'BROKER_GROUP_1'2021-06-28T08:46:35.3391067Z at java.base/java.util.concurrent.ThreadPoolExecutor.runWorker(ThreadPoolExecutor.java:1128)</text:p>
            <text:p>unit-testsrun unit test 'BROKER_GROUP_1'2021-06-28T08:46:35.3392778Z at java.base/java.util.concurrent.ThreadPoolExecutor$Worker.run(ThreadPoolExecutor.java:628)</text:p>
            <text:p>unit-testsrun unit test 'BROKER_GROUP_1'2021-06-28T08:46:35.3393956Z at java.base/java.lang.Thread.run(Thread.java:829)</text:p>
            <text:p>unit-testsrun unit test 'BROKER_GROUP_1'2021-06-28T08:46:35.3395972Z Caused by: org.apache.pulsar.client.api.PulsarClientException$LookupException: org.apache.pulsar.client.api.PulsarClientException$TimeoutException: 69 Lookup request timedout after ms 30000</text:p>
            <text:p>unit-testsrun unit test 'BROKER_GROUP_1'2021-06-28T08:46:35.3400375Z at org.apache.pulsar.broker.transaction.buffer.impl.TransactionBufferHandlerImpl.lambda$endTxn$0(TransactionBufferHandlerImpl.java:147)</text:p>
            <text:p>unit-testsrun unit test 'BROKER_GROUP_1'2021-06-28T08:46:35.3404137Z at java.base/java.util.concurrent.CompletableFuture.uniWhenComplete(CompletableFuture.java:859)</text:p>
            <text:p>unit-testsrun unit test 'BROKER_GROUP_1'2021-06-28T08:46:35.3406502Z at java.base/java.util.concurrent.CompletableFuture$UniWhenComplete.tryFire(CompletableFuture.java:837)</text:p>
            <text:p>unit-testsrun unit test 'BROKER_GROUP_1'2021-06-28T08:46:35.3408796Z at java.base/java.util.concurrent.CompletableFuture.postComplete(CompletableFuture.java:506)</text:p>
            <text:p>unit-testsrun unit test 'BROKER_GROUP_1'2021-06-28T08:46:35.3411459Z at java.base/java.util.concurrent.CompletableFuture.completeExceptionally(CompletableFuture.java:2088)</text:p>
            <text:p>unit-testsrun unit test 'BROKER_GROUP_1'2021-06-28T08:46:35.3414292Z at org.apache.pulsar.client.impl.BinaryProtoLookupService.lambda$findBroker$0(BinaryProtoLookupService.java:149)</text:p>
            <text:p>unit-testsrun unit test 'BROKER_GROUP_1'2021-06-28T08:46:35.3417042Z at java.base/java.util.concurrent.CompletableFuture.uniExceptionally(CompletableFuture.java:986)</text:p>
            <text:p>unit-testsrun unit test 'BROKER_GROUP_1'2021-06-28T08:46:35.3418925Z at java.base/java.util.concurrent.CompletableFuture$UniExceptionally.tryFire(CompletableFuture.java:970)</text:p>
            <text:p>unit-testsrun unit test 'BROKER_GROUP_1'2021-06-28T08:46:35.3420622Z at java.base/java.util.concurrent.CompletableFuture.postComplete(CompletableFuture.java:506)</text:p>
            <text:p>unit-testsrun unit test 'BROKER_GROUP_1'2021-06-28T08:46:35.3422861Z at java.base/java.util.concurrent.CompletableFuture.completeExceptionally(CompletableFuture.java:2088)</text:p>
            <text:p>unit-testsrun unit test 'BROKER_GROUP_1'2021-06-28T08:46:35.3425328Z at org.apache.pulsar.client.impl.BinaryProtoLookupService.lambda$findBroker$1(BinaryProtoLookupService.java:121)</text:p>
            <text:p>unit-testsrun unit test 'BROKER_GROUP_1'2021-06-28T08:46:35.3428104Z at java.base/java.util.concurrent.CompletableFuture.uniWhenComplete(CompletableFuture.java:859)</text:p>
            <text:p>unit-testsrun unit test 'BROKER_GROUP_1'2021-06-28T08:46:35.3430321Z at java.base/java.util.concurrent.CompletableFuture$UniWhenComplete.tryFire(CompletableFuture.java:837)</text:p>
            <text:p>unit-testsrun unit test 'BROKER_GROUP_1'2021-06-28T08:46:35.3432458Z at java.base/java.util.concurrent.CompletableFuture.postComplete(CompletableFuture.java:506)</text:p>
            <text:p>unit-testsrun unit test 'BROKER_GROUP_1'2021-06-28T08:46:35.3434904Z at java.base/java.util.concurrent.CompletableFuture.completeExceptionally(CompletableFuture.java:2088)</text:p>
            <text:p>unit-testsrun unit test 'BROKER_GROUP_1'2021-06-28T08:46:35.3437420Z at org.apache.pulsar.client.impl.ClientCnx.checkRequestTimeout(ClientCnx.java:1145)</text:p>
            <text:p>unit-testsrun unit test 'BROKER_GROUP_1'2021-06-28T08:46:35.3439521Z at org.apache.pulsar.client.impl.ClientCnx.lambda$channelActive$0(ClientCnx.java:211)</text:p>
            <text:p>unit-testsrun unit test 'BROKER_GROUP_1'2021-06-28T08:46:35.3441383Z at io.netty.util.concurrent.PromiseTask.runTask(PromiseTask.java:98)</text:p>
            <text:p>unit-testsrun unit test 'BROKER_GROUP_1'2021-06-28T08:46:35.3443198Z at io.netty.util.concurrent.ScheduledFutureTask.run(ScheduledFutureTask.java:176)</text:p>
            <text:p>unit-testsrun unit test 'BROKER_GROUP_1'2021-06-28T08:46:35.3445455Z at io.netty.util.concurrent.AbstractEventExecutor.safeExecute(AbstractEventExecutor.java:164)</text:p>
            <text:p>unit-testsrun unit test 'BROKER_GROUP_1'2021-06-28T08:46:35.3448226Z at io.netty.util.concurrent.SingleThreadEventExecutor.runAllTasks(SingleThreadEventExecutor.java:472)</text:p>
            <text:p>unit-testsrun unit test 'BROKER_GROUP_1'2021-06-28T08:46:35.3450496Z at io.netty.channel.epoll.EpollEventLoop.run(EpollEventLoop.java:384)</text:p>
            <text:p>unit-testsrun unit test 'BROKER_GROUP_1'2021-06-28T08:46:35.3452477Z at io.netty.util.concurrent.SingleThreadEventExecutor$4.run(SingleThreadEventExecutor.java:989)</text:p>
            <text:p>unit-testsrun unit test 'BROKER_GROUP_1'2021-06-28T08:46:35.3454483Z at io.netty.util.internal.ThreadExecutorMap$2.run(ThreadExecutorMap.java:74)</text:p>
            <text:p>unit-testsrun unit test 'BROKER_GROUP_1'2021-06-28T08:46:35.3456675Z at io.netty.util.concurrent.FastThreadLocalRunnable.run(FastThreadLocalRunnable.java:30)</text:p>
            <text:p>unit-testsrun unit test 'BROKER_GROUP_1'2021-06-28T08:46:35.3458155Z ... 1 more</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11">
          <table:table-cell table:style-name="ce66" office:value-type="float" office:value="19" calcext:value-type="float">
            <text:p>19</text:p>
          </table:table-cell>
          <table:table-cell table:style-name="ce64" office:value-type="string" calcext:value-type="string">
            <text:p>org.apache.pulsar.broker.transaction.buffer.TransactionBufferClientTest</text:p>
          </table:table-cell>
          <table:table-cell table:style-name="ce64" office:value-type="string" calcext:value-type="string">
            <text:p>testTransactionBufferLookUp</text:p>
          </table:table-cell>
          <table:table-cell table:style-name="ce66" office:value-type="string" calcext:value-type="string">
            <text:p>FAILURE</text:p>
          </table:table-cell>
          <table:table-cell table:style-name="ce64" table:number-columns-repeated="2"/>
          <table:table-cell table:style-name="ce64" office:value-type="string" calcext:value-type="string">
            <text:p>ThreadTimeoutException: Method org.apache.pulsar.broker.transaction.buffer.TransactionBufferClientTest.testTransactionBufferLookUp() didn't finish within the time-out 300000</text:p>
          </table:table-cell>
          <table:table-cell table:style-name="ce64" office:value-type="string" calcext:value-type="string">
            <text:p>https://drive.google.com/file/d/1FDftY013wdHOgWH0dSO44FKorps5ujH0/view?usp=sharing</text:p>
          </table:table-cell>
          <table:table-cell table:style-name="ce132" office:value-type="string" calcext:value-type="string">
            <text:p>[ERROR] testTransactionBufferLookUp(org.apache.pulsar.broker.transaction.buffer.TransactionBufferClientTest)  Time elapsed: 300.126 s  &lt;&lt;&lt; FAILURE!</text:p>
            <text:p>unit-testsrun unit test 'BROKER_GROUP_1'2021-06-28T08:46:35.3467119Z org.testng.internal.thread.ThreadTimeoutException: Method org.apache.pulsar.broker.transaction.buffer.TransactionBufferClientTest.testTransactionBufferLookUp() didn't finish within the time-out 300000</text:p>
            <text:p>unit-testsrun unit test 'BROKER_GROUP_1'2021-06-28T08:46:35.3472749Z at org.testng.internal.MethodInvocationHelper.invokeWithTimeoutWithNewExecutor(MethodInvocationHelper.java:371)</text:p>
            <text:p>unit-testsrun unit test 'BROKER_GROUP_1'2021-06-28T08:46:35.3476267Z at org.testng.internal.MethodInvocationHelper.invokeWithTimeout(MethodInvocationHelper.java:282)</text:p>
            <text:p>unit-testsrun unit test 'BROKER_GROUP_1'2021-06-28T08:46:35.3478743Z at org.testng.internal.TestInvoker.invokeMethod(TestInvoker.java:605)</text:p>
            <text:p>unit-testsrun unit test 'BROKER_GROUP_1'2021-06-28T08:46:35.3480399Z at org.testng.internal.TestInvoker.retryFailed(TestInvoker.java:214)</text:p>
            <text:p>unit-testsrun unit test 'BROKER_GROUP_1'2021-06-28T08:46:35.3482124Z at org.testng.internal.MethodRunner.runInSequence(MethodRunner.java:58)</text:p>
            <text:p>unit-testsrun unit test 'BROKER_GROUP_1'2021-06-28T08:46:35.3483646Z at org.testng.internal.TestInvoker$MethodInvocationAgent.invoke(TestInvoker.java:822)</text:p>
            <text:p>unit-testsrun unit test 'BROKER_GROUP_1'2021-06-28T08:46:35.3485224Z at org.testng.internal.TestInvoker.invokeTestMethods(TestInvoker.java:147)</text:p>
            <text:p>unit-testsrun unit test 'BROKER_GROUP_1'2021-06-28T08:46:35.3487055Z at org.testng.internal.TestMethodWorker.invokeTestMethods(TestMethodWorker.java:146)</text:p>
            <text:p>unit-testsrun unit test 'BROKER_GROUP_1'2021-06-28T08:46:35.3488761Z at org.testng.internal.TestMethodWorker.run(TestMethodWorker.java:128)</text:p>
            <text:p>unit-testsrun unit test 'BROKER_GROUP_1'2021-06-28T08:46:35.3489936Z at java.base/java.util.ArrayList.forEach(ArrayList.java:1541)</text:p>
            <text:p>unit-testsrun unit test 'BROKER_GROUP_1'2021-06-28T08:46:35.3490951Z at org.testng.TestRunner.privateRun(TestRunner.java:764)</text:p>
            <text:p>unit-testsrun unit test 'BROKER_GROUP_1'2021-06-28T08:46:35.3491920Z at org.testng.TestRunner.run(TestRunner.java:585)</text:p>
            <text:p>unit-testsrun unit test 'BROKER_GROUP_1'2021-06-28T08:46:35.3492863Z at org.testng.SuiteRunner.runTest(SuiteRunner.java:384)</text:p>
            <text:p>unit-testsrun unit test 'BROKER_GROUP_1'2021-06-28T08:46:35.3493980Z at org.testng.SuiteRunner.runSequentially(SuiteRunner.java:378)</text:p>
            <text:p>unit-testsrun unit test 'BROKER_GROUP_1'2021-06-28T08:46:35.3495159Z at org.testng.SuiteRunner.privateRun(SuiteRunner.java:337)</text:p>
            <text:p>unit-testsrun unit test 'BROKER_GROUP_1'2021-06-28T08:46:35.3496164Z at org.testng.SuiteRunner.run(SuiteRunner.java:286)</text:p>
            <text:p>unit-testsrun unit test 'BROKER_GROUP_1'2021-06-28T08:46:35.3497287Z at org.testng.SuiteRunnerWorker.runSuite(SuiteRunnerWorker.java:53)</text:p>
            <text:p>unit-testsrun unit test 'BROKER_GROUP_1'2021-06-28T08:46:35.3498560Z at org.testng.SuiteRunnerWorker.run(SuiteRunnerWorker.java:96)</text:p>
            <text:p>unit-testsrun unit test 'BROKER_GROUP_1'2021-06-28T08:46:35.3499966Z at org.testng.TestNG.runSuitesSequentially(TestNG.java:1218)</text:p>
            <text:p>unit-testsrun unit test 'BROKER_GROUP_1'2021-06-28T08:46:35.3501107Z at org.testng.TestNG.runSuitesLocally(TestNG.java:1140)</text:p>
            <text:p>unit-testsrun unit test 'BROKER_GROUP_1'2021-06-28T08:46:35.3502052Z at org.testng.TestNG.runSuites(TestNG.java:1069)</text:p>
            <text:p>unit-testsrun unit test 'BROKER_GROUP_1'2021-06-28T08:46:35.3502840Z at org.testng.TestNG.run(TestNG.java:1037)</text:p>
            <text:p>unit-testsrun unit test 'BROKER_GROUP_1'2021-06-28T08:46:35.3504078Z at org.apache.maven.surefire.testng.TestNGExecutor.run(TestNGExecutor.java:135)</text:p>
            <text:p>unit-testsrun unit test 'BROKER_GROUP_1'2021-06-28T08:46:35.3506623Z at org.apache.maven.surefire.testng.TestNGDirectoryTestSuite.executeSingleClass(TestNGDirectoryTestSuite.java:112)</text:p>
            <text:p>unit-testsrun unit test 'BROKER_GROUP_1'2021-06-28T08:46:35.3509778Z at org.apache.maven.surefire.testng.TestNGDirectoryTestSuite.executeLazy(TestNGDirectoryTestSuite.java:123)</text:p>
            <text:p>unit-testsrun unit test 'BROKER_GROUP_1'2021-06-28T08:46:35.3512614Z at org.apache.maven.surefire.testng.TestNGDirectoryTestSuite.execute(TestNGDirectoryTestSuite.java:90)</text:p>
            <text:p>unit-testsrun unit test 'BROKER_GROUP_1'2021-06-28T08:46:35.3515014Z at org.apache.maven.surefire.testng.TestNGProvider.invoke(TestNGProvider.java:146)</text:p>
            <text:p>unit-testsrun unit test 'BROKER_GROUP_1'2021-06-28T08:46:35.3517506Z at org.apache.maven.surefire.booter.ForkedBooter.invokeProviderInSameClassLoader(ForkedBooter.java:384)</text:p>
            <text:p>unit-testsrun unit test 'BROKER_GROUP_1'2021-06-28T08:46:35.3520530Z at org.apache.maven.surefire.booter.ForkedBooter.runSuitesInProcess(ForkedBooter.java:345)</text:p>
            <text:p>unit-testsrun unit test 'BROKER_GROUP_1'2021-06-28T08:46:35.3522912Z at org.apache.maven.surefire.booter.ForkedBooter.execute(ForkedBooter.java:126)</text:p>
            <text:p>unit-testsrun unit test 'BROKER_GROUP_1'2021-06-28T08:46:35.3524925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6">
          <table:table-cell table:style-name="ce66" office:value-type="float" office:value="20" calcext:value-type="float">
            <text:p>20</text:p>
          </table:table-cell>
          <table:table-cell table:style-name="ce64" office:value-type="string" calcext:value-type="string">
            <text:p>org.apache.pulsar.broker.transaction.buffer.TransactionBufferClientTest</text:p>
          </table:table-cell>
          <table:table-cell table:style-name="ce64" office:value-type="string" calcext:value-type="string">
            <text:p>testTransactionBufferOpFail</text:p>
          </table:table-cell>
          <table:table-cell table:style-name="ce66" office:value-type="string" calcext:value-type="string">
            <text:p>FAILURE</text:p>
          </table:table-cell>
          <table:table-cell table:style-name="ce64" table:number-columns-repeated="2"/>
          <table:table-cell table:style-name="ce64" office:value-type="string" calcext:value-type="string">
            <text:p>ThreadTimeoutException: Method org.apache.pulsar.broker.transaction.buffer.TransactionBufferClientTest.testTransactionBufferOpFail() didn't finish within the time-out 300000</text:p>
          </table:table-cell>
          <table:table-cell table:style-name="ce64" office:value-type="string" calcext:value-type="string">
            <text:p>https://drive.google.com/file/d/1FDftY013wdHOgWH0dSO44FKorps5ujH0/view?usp=sharing</text:p>
          </table:table-cell>
          <table:table-cell table:style-name="ce132" office:value-type="string" calcext:value-type="string">
            <text:p>[ERROR] testTransactionBufferOpFail(org.apache.pulsar.broker.transaction.buffer.TransactionBufferClientTest)  Time elapsed: 300.106 s  &lt;&lt;&lt; FAILURE!</text:p>
            <text:p>unit-testsrun unit test 'BROKER_GROUP_1'2021-06-28T08:46:35.3533181Z org.testng.internal.thread.ThreadTimeoutException: Method org.apache.pulsar.broker.transaction.buffer.TransactionBufferClientTest.testTransactionBufferOpFail() didn't finish within the time-out 300000</text:p>
            <text:p>unit-testsrun unit test 'BROKER_GROUP_1'2021-06-28T08:46:35.3537963Z at org.testng.internal.MethodInvocationHelper.invokeWithTimeoutWithNewExecutor(MethodInvocationHelper.java:371)</text:p>
            <text:p>unit-testsrun unit test 'BROKER_GROUP_1'2021-06-28T08:46:35.3541674Z at org.testng.internal.MethodInvocationHelper.invokeWithTimeout(MethodInvocationHelper.java:282)</text:p>
            <text:p>unit-testsrun unit test 'BROKER_GROUP_1'2021-06-28T08:46:35.3544103Z at org.testng.internal.TestInvoker.invokeMethod(TestInvoker.java:605)</text:p>
            <text:p>unit-testsrun unit test 'BROKER_GROUP_1'2021-06-28T08:46:35.3545876Z at org.testng.internal.TestInvoker.retryFailed(TestInvoker.java:214)</text:p>
            <text:p>unit-testsrun unit test 'BROKER_GROUP_1'2021-06-28T08:46:35.3547719Z at org.testng.internal.MethodRunner.runInSequence(MethodRunner.java:58)</text:p>
            <text:p>unit-testsrun unit test 'BROKER_GROUP_1'2021-06-28T08:46:35.3549672Z at org.testng.internal.TestInvoker$MethodInvocationAgent.invoke(TestInvoker.java:822)</text:p>
            <text:p>unit-testsrun unit test 'BROKER_GROUP_1'2021-06-28T08:46:35.3551458Z at org.testng.internal.TestInvoker.invokeTestMethods(TestInvoker.java:147)</text:p>
            <text:p>unit-testsrun unit test 'BROKER_GROUP_1'2021-06-28T08:46:35.3553541Z at org.testng.internal.TestMethodWorker.invokeTestMethods(TestMethodWorker.java:146)</text:p>
            <text:p>unit-testsrun unit test 'BROKER_GROUP_1'2021-06-28T08:46:35.3555598Z at org.testng.internal.TestMethodWorker.run(TestMethodWorker.java:128)</text:p>
            <text:p>unit-testsrun unit test 'BROKER_GROUP_1'2021-06-28T08:46:35.3556967Z at java.base/java.util.ArrayList.forEach(ArrayList.java:1541)</text:p>
            <text:p>unit-testsrun unit test 'BROKER_GROUP_1'2021-06-28T08:46:35.3558106Z at org.testng.TestRunner.privateRun(TestRunner.java:764)</text:p>
            <text:p>unit-testsrun unit test 'BROKER_GROUP_1'2021-06-28T08:46:35.3559514Z at org.testng.TestRunner.run(TestRunner.java:585)</text:p>
            <text:p>unit-testsrun unit test 'BROKER_GROUP_1'2021-06-28T08:46:35.3560676Z at org.testng.SuiteRunner.runTest(SuiteRunner.java:384)</text:p>
            <text:p>unit-testsrun unit test 'BROKER_GROUP_1'2021-06-28T08:46:35.3562071Z at org.testng.SuiteRunner.runSequentially(SuiteRunner.java:378)</text:p>
            <text:p>unit-testsrun unit test 'BROKER_GROUP_1'2021-06-28T08:46:35.3563503Z at org.testng.SuiteRunner.privateRun(SuiteRunner.java:337)</text:p>
            <text:p>unit-testsrun unit test 'BROKER_GROUP_1'2021-06-28T08:46:35.3564741Z at org.testng.SuiteRunner.run(SuiteRunner.java:286)</text:p>
            <text:p>unit-testsrun unit test 'BROKER_GROUP_1'2021-06-28T08:46:35.3566136Z at org.testng.SuiteRunnerWorker.runSuite(SuiteRunnerWorker.java:53)</text:p>
            <text:p>unit-testsrun unit test 'BROKER_GROUP_1'2021-06-28T08:46:35.3567689Z at org.testng.SuiteRunnerWorker.run(SuiteRunnerWorker.java:96)</text:p>
            <text:p>unit-testsrun unit test 'BROKER_GROUP_1'2021-06-28T08:46:35.3569173Z at org.testng.TestNG.runSuitesSequentially(TestNG.java:1218)</text:p>
            <text:p>unit-testsrun unit test 'BROKER_GROUP_1'2021-06-28T08:46:35.3570701Z at org.testng.TestNG.runSuitesLocally(TestNG.java:1140)</text:p>
            <text:p>unit-testsrun unit test 'BROKER_GROUP_1'2021-06-28T08:46:35.3571650Z at org.testng.TestNG.runSuites(TestNG.java:1069)</text:p>
            <text:p>unit-testsrun unit test 'BROKER_GROUP_1'2021-06-28T08:46:35.3572427Z at org.testng.TestNG.run(TestNG.java:1037)</text:p>
            <text:p>unit-testsrun unit test 'BROKER_GROUP_1'2021-06-28T08:46:35.3573661Z at org.apache.maven.surefire.testng.TestNGExecutor.run(TestNGExecutor.java:135)</text:p>
            <text:p>unit-testsrun unit test 'BROKER_GROUP_1'2021-06-28T08:46:35.3576239Z at org.apache.maven.surefire.testng.TestNGDirectoryTestSuite.executeSingleClass(TestNGDirectoryTestSuite.java:112)</text:p>
            <text:p>unit-testsrun unit test 'BROKER_GROUP_1'2021-06-28T08:46:35.3580090Z at org.apache.maven.surefire.testng.TestNGDirectoryTestSuite.executeLazy(TestNGDirectoryTestSuite.java:123)</text:p>
            <text:p>unit-testsrun unit test 'BROKER_GROUP_1'2021-06-28T08:46:35.3583351Z at org.apache.maven.surefire.testng.TestNGDirectoryTestSuite.execute(TestNGDirectoryTestSuite.java:90)</text:p>
            <text:p>unit-testsrun unit test 'BROKER_GROUP_1'2021-06-28T08:46:35.3585976Z at org.apache.maven.surefire.testng.TestNGProvider.invoke(TestNGProvider.java:146)</text:p>
            <text:p>unit-testsrun unit test 'BROKER_GROUP_1'2021-06-28T08:46:35.3589133Z at org.apache.maven.surefire.booter.ForkedBooter.invokeProviderInSameClassLoader(ForkedBooter.java:384)</text:p>
            <text:p>unit-testsrun unit test 'BROKER_GROUP_1'2021-06-28T08:46:35.3592282Z at org.apache.maven.surefire.booter.ForkedBooter.runSuitesInProcess(ForkedBooter.java:345)</text:p>
            <text:p>unit-testsrun unit test 'BROKER_GROUP_1'2021-06-28T08:46:35.3594751Z at org.apache.maven.surefire.booter.ForkedBooter.execute(ForkedBooter.java:126)</text:p>
            <text:p>unit-testsrun unit test 'BROKER_GROUP_1'2021-06-28T08:46:35.3596772Z at org.apache.maven.surefire.booter.ForkedBooter.main(ForkedBooter.java:418)</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8">
          <table:table-cell table:style-name="ce66" office:value-type="float" office:value="21" calcext:value-type="float">
            <text:p>21</text:p>
          </table:table-cell>
          <table:table-cell table:style-name="ce64" office:value-type="string" calcext:value-type="string">
            <text:p>org.apache.pulsar.broker.admin.BrokerAdminClientTlsAuthTest</text:p>
          </table:table-cell>
          <table:table-cell table:style-name="ce64" office:value-type="string" calcext:value-type="string">
            <text:p>cleanup</text:p>
          </table:table-cell>
          <table:table-cell table:style-name="ce66" office:value-type="string" calcext:value-type="string">
            <text:p>FAILURE</text:p>
          </table:table-cell>
          <table:table-cell table:style-name="ce64" table:number-columns-repeated="2"/>
          <table:table-cell table:style-name="ce64" office:value-type="string" calcext:value-type="string">
            <text:p>CompletionException: org.apache.pulsar.metadata.api.MetadataStoreException$NotFoundException: org.apache.zookeeper.KeeperException$NoNodeException: KeeperErrorCode = NoNode for /loadbalance/leader</text:p>
          </table:table-cell>
          <table:table-cell table:style-name="ce64" office:value-type="string" calcext:value-type="string">
            <text:p>https://drive.google.com/file/d/1_56PILWf9sqbdVIHYixnCRTSYZ2upIUE/view?usp=sharing</text:p>
          </table:table-cell>
          <table:table-cell table:style-name="ce132" office:value-type="string" calcext:value-type="string">
            <text:p>[ERROR] cleanup(org.apache.pulsar.broker.admin.BrokerAdminClientTlsAuthTest)  Time elapsed: 4.607 s  &lt;&lt;&lt; FAILURE!</text:p>
            <text:p>unit-testsrun unit test 'BROKER_GROUP_1'2021-06-28T08:14:31.0163069Z java.util.concurrent.CompletionException: org.apache.pulsar.metadata.api.MetadataStoreException$NotFoundException: org.apache.zookeeper.KeeperException$NoNodeException: KeeperErrorCode = NoNode for /loadbalance/leader</text:p>
            <text:p>unit-testsrun unit test 'BROKER_GROUP_1'2021-06-28T08:14:31.0171740Z at java.base/java.util.concurrent.CompletableFuture.encodeThrowable(CompletableFuture.java:331)</text:p>
            <text:p>unit-testsrun unit test 'BROKER_GROUP_1'2021-06-28T08:14:31.0178428Z at java.base/java.util.concurrent.CompletableFuture.uniRunNow(CompletableFuture.java:809)</text:p>
            <text:p>unit-testsrun unit test 'BROKER_GROUP_1'2021-06-28T08:14:31.0185043Z at java.base/java.util.concurrent.CompletableFuture.uniRunStage(CompletableFuture.java:799)</text:p>
            <text:p>unit-testsrun unit test 'BROKER_GROUP_1'2021-06-28T08:14:31.0198447Z at java.base/java.util.concurrent.CompletableFuture.thenRun(CompletableFuture.java:2121)</text:p>
            <text:p>unit-testsrun unit test 'BROKER_GROUP_1'2021-06-28T08:14:31.0206846Z at org.apache.pulsar.metadata.impl.AbstractMetadataStore.delete(AbstractMetadataStore.java:190)</text:p>
            <text:p>unit-testsrun unit test 'BROKER_GROUP_1'2021-06-28T08:14:31.0215828Z at org.apache.pulsar.metadata.coordination.impl.LeaderElectionImpl.asyncClose(LeaderElectionImpl.java:253)</text:p>
            <text:p>unit-testsrun unit test 'BROKER_GROUP_1'2021-06-28T08:14:31.0225177Z at org.apache.pulsar.metadata.coordination.impl.LeaderElectionImpl.close(LeaderElectionImpl.java:233)</text:p>
            <text:p>unit-testsrun unit test 'BROKER_GROUP_1'2021-06-28T08:14:31.0233095Z at org.apache.pulsar.broker.loadbalance.LeaderElectionService.close(LeaderElectionService.java:49)</text:p>
            <text:p>unit-testsrun unit test 'BROKER_GROUP_1'2021-06-28T08:14:31.0239745Z at org.apache.pulsar.broker.PulsarService.closeAsync(PulsarService.java:406)</text:p>
            <text:p>unit-testsrun unit test 'BROKER_GROUP_1'2021-06-28T08:14:31.0256792Z at org.apache.pulsar.broker.PulsarService.close(PulsarService.java:322)</text:p>
            <text:p>unit-testsrun unit test 'BROKER_GROUP_1'2021-06-28T08:14:31.0264959Z at org.apache.pulsar.broker.auth.MockedPulsarServiceBaseTest.stopBroker(MockedPulsarServiceBaseTest.java:247)</text:p>
            <text:p>unit-testsrun unit test 'BROKER_GROUP_1'2021-06-28T08:14:31.0274572Z at org.apache.pulsar.broker.auth.MockedPulsarServiceBaseTest.internalCleanup(MockedPulsarServiceBaseTest.java:195)</text:p>
            <text:p>unit-testsrun unit test 'BROKER_GROUP_1'2021-06-28T08:14:31.0283678Z at org.apache.pulsar.broker.admin.BrokerAdminClientTlsAuthTest.cleanup(BrokerAdminClientTlsAuthTest.java:90)</text:p>
            <text:p>unit-testsrun unit test 'BROKER_GROUP_1'2021-06-28T08:14:31.0291334Z at org.testng.internal.MethodInvocationHelper.invokeMethod(MethodInvocationHelper.java:132)</text:p>
            <text:p>unit-testsrun unit test 'BROKER_GROUP_1'2021-06-28T08:14:31.0299449Z at org.testng.internal.MethodInvocationHelper.invokeMethodConsideringTimeout(MethodInvocationHelper.java:61)</text:p>
            <text:p>unit-testsrun unit test 'BROKER_GROUP_1'2021-06-28T08:14:31.0307130Z at org.testng.internal.ConfigInvoker.invokeConfigurationMethod(ConfigInvoker.java:366)</text:p>
            <text:p>unit-testsrun unit test 'BROKER_GROUP_1'2021-06-28T08:14:31.0315726Z at org.testng.internal.ConfigInvoker.invokeConfigurations(ConfigInvoker.java:320)</text:p>
            <text:p>unit-testsrun unit test 'BROKER_GROUP_1'2021-06-28T08:14:31.0321731Z at org.testng.internal.TestInvoker.runConfigMethods(TestInvoker.java:701)</text:p>
            <text:p>unit-testsrun unit test 'BROKER_GROUP_1'2021-06-28T08:14:31.0328607Z at org.testng.internal.TestInvoker.runAfterGroupsConfigurations(TestInvoker.java:677)</text:p>
            <text:p>unit-testsrun unit test 'BROKER_GROUP_1'2021-06-28T08:14:31.0335415Z at org.testng.internal.TestInvoker.invokeMethod(TestInvoker.java:661)</text:p>
            <text:p>unit-testsrun unit test 'BROKER_GROUP_1'2021-06-28T08:14:31.0340961Z at org.testng.internal.TestInvoker.invokeTestMethod(TestInvoker.java:174)</text:p>
            <text:p>unit-testsrun unit test 'BROKER_GROUP_1'2021-06-28T08:14:31.0347872Z at org.testng.internal.MethodRunner.runInSequence(MethodRunner.java:46)</text:p>
            <text:p>unit-testsrun unit test 'BROKER_GROUP_1'2021-06-28T08:14:31.0356230Z at org.testng.internal.TestInvoker$MethodInvocationAgent.invoke(TestInvoker.java:822)</text:p>
            <text:p>unit-testsrun unit test 'BROKER_GROUP_1'2021-06-28T08:14:31.0365897Z at org.testng.internal.TestInvoker.invokeTestMethods(TestInvoker.java:147)</text:p>
            <text:p>unit-testsrun unit test 'BROKER_GROUP_1'2021-06-28T08:14:31.0374305Z at org.testng.internal.TestMethodWorker.invokeTestMethods(TestMethodWorker.java:146)</text:p>
            <text:p>unit-testsrun unit test 'BROKER_GROUP_1'2021-06-28T08:14:31.0381067Z at org.testng.internal.TestMethodWorker.run(TestMethodWorker.java:128)</text:p>
            <text:p>unit-testsrun unit test 'BROKER_GROUP_1'2021-06-28T08:14:31.0387006Z at java.base/java.util.ArrayList.forEach(ArrayList.java:1541)</text:p>
            <text:p>unit-testsrun unit test 'BROKER_GROUP_1'2021-06-28T08:14:31.0391473Z at org.testng.TestRunner.privateRun(TestRunner.java:764)</text:p>
            <text:p>unit-testsrun unit test 'BROKER_GROUP_1'2021-06-28T08:14:31.0395515Z at org.testng.TestRunner.run(TestRunner.java:585)</text:p>
            <text:p>unit-testsrun unit test 'BROKER_GROUP_1'2021-06-28T08:14:31.0400249Z at org.testng.SuiteRunner.runTest(SuiteRunner.java:384)</text:p>
            <text:p>unit-testsrun unit test 'BROKER_GROUP_1'2021-06-28T08:14:31.0405754Z at org.testng.SuiteRunner.runSequentially(SuiteRunner.java:378)</text:p>
            <text:p>unit-testsrun unit test 'BROKER_GROUP_1'2021-06-28T08:14:31.0411747Z at org.testng.SuiteRunner.privateRun(SuiteRunner.java:337)</text:p>
            <text:p>unit-testsrun unit test 'BROKER_GROUP_1'2021-06-28T08:14:31.0417518Z at org.testng.SuiteRunner.run(SuiteRunner.java:286)</text:p>
            <text:p>unit-testsrun unit test 'BROKER_GROUP_1'2021-06-28T08:14:31.0422815Z at org.testng.SuiteRunnerWorker.runSuite(SuiteRunnerWorker.java:53)</text:p>
            <text:p>unit-testsrun unit test 'BROKER_GROUP_1'2021-06-28T08:14:31.0429855Z at org.testng.SuiteRunnerWorker.run(SuiteRunnerWorker.java:96)</text:p>
            <text:p>unit-testsrun unit test 'BROKER_GROUP_1'2021-06-28T08:14:31.0439670Z at org.testng.TestNG.runSuitesSequentially(TestNG.java:1218)</text:p>
            <text:p>unit-testsrun unit test 'BROKER_GROUP_1'2021-06-28T08:14:31.0445277Z at org.testng.TestNG.runSuitesLocally(TestNG.java:1140)</text:p>
            <text:p>unit-testsrun unit test 'BROKER_GROUP_1'2021-06-28T08:14:31.0452605Z at org.testng.TestNG.runSuites(TestNG.java:1069)</text:p>
            <text:p>unit-testsrun unit test 'BROKER_GROUP_1'2021-06-28T08:14:31.0456683Z at org.testng.TestNG.run(TestNG.java:1037)</text:p>
            <text:p>unit-testsrun unit test 'BROKER_GROUP_1'2021-06-28T08:14:31.0463948Z at org.apache.maven.surefire.testng.TestNGExecutor.run(TestNGExecutor.java:135)</text:p>
            <text:p>unit-testsrun unit test 'BROKER_GROUP_1'2021-06-28T08:14:31.0475094Z at org.apache.maven.surefire.testng.TestNGDirectoryTestSuite.executeSingleClass(TestNGDirectoryTestSuite.java:112)</text:p>
            <text:p>unit-testsrun unit test 'BROKER_GROUP_1'2021-06-28T08:14:31.0488312Z at org.apache.maven.surefire.testng.TestNGDirectoryTestSuite.executeLazy(TestNGDirectoryTestSuite.java:123)</text:p>
            <text:p>unit-testsrun unit test 'BROKER_GROUP_1'2021-06-28T08:14:31.0496220Z at org.apache.maven.surefire.testng.TestNGDirectoryTestSuite.execute(TestNGDirectoryTestSuite.java:90)</text:p>
            <text:p>unit-testsrun unit test 'BROKER_GROUP_1'2021-06-28T08:14:31.0502599Z at org.apache.maven.surefire.testng.TestNGProvider.invoke(TestNGProvider.java:146)</text:p>
            <text:p>unit-testsrun unit test 'BROKER_GROUP_1'2021-06-28T08:14:31.0511341Z at org.apache.maven.surefire.booter.ForkedBooter.invokeProviderInSameClassLoader(ForkedBooter.java:384)</text:p>
            <text:p>unit-testsrun unit test 'BROKER_GROUP_1'2021-06-28T08:14:31.0526503Z at org.apache.maven.surefire.booter.ForkedBooter.runSuitesInProcess(ForkedBooter.java:345)</text:p>
            <text:p>unit-testsrun unit test 'BROKER_GROUP_1'2021-06-28T08:14:31.0536009Z at org.apache.maven.surefire.booter.ForkedBooter.execute(ForkedBooter.java:126)</text:p>
            <text:p>unit-testsrun unit test 'BROKER_GROUP_1'2021-06-28T08:14:31.0543004Z at org.apache.maven.surefire.booter.ForkedBooter.main(ForkedBooter.java:418)</text:p>
            <text:p>unit-testsrun unit test 'BROKER_GROUP_1'2021-06-28T08:14:31.0570012Z Caused by: org.apache.pulsar.metadata.api.MetadataStoreException$NotFoundException: org.apache.zookeeper.KeeperException$NoNodeException: KeeperErrorCode = NoNode for /loadbalance/leader</text:p>
            <text:p>unit-testsrun unit test 'BROKER_GROUP_1'2021-06-28T08:14:31.0580034Z at org.apache.pulsar.metadata.impl.ZKMetadataStore.getException(ZKMetadataStore.java:310)</text:p>
            <text:p>unit-testsrun unit test 'BROKER_GROUP_1'2021-06-28T08:14:31.0590141Z at org.apache.pulsar.metadata.impl.ZKMetadataStore.lambda$storeDelete$21(ZKMetadataStore.java:277)</text:p>
            <text:p>unit-testsrun unit test 'BROKER_GROUP_1'2021-06-28T08:14:31.0599304Z at java.base/java.util.concurrent.ThreadPoolExecutor.runWorker(ThreadPoolExecutor.java:1128)</text:p>
            <text:p>unit-testsrun unit test 'BROKER_GROUP_1'2021-06-28T08:14:31.0609101Z at java.base/java.util.concurrent.ThreadPoolExecutor$Worker.run(ThreadPoolExecutor.java:628)</text:p>
            <text:p>unit-testsrun unit test 'BROKER_GROUP_1'2021-06-28T08:14:31.0618940Z at io.netty.util.concurrent.FastThreadLocalRunnable.run(FastThreadLocalRunnable.java:30)</text:p>
            <text:p>unit-testsrun unit test 'BROKER_GROUP_1'2021-06-28T08:14:31.0626499Z at java.base/java.lang.Thread.run(Thread.java:829)</text:p>
            <text:p>unit-testsrun unit test 'BROKER_GROUP_1'2021-06-28T08:14:31.0639847Z Caused by: org.apache.zookeeper.KeeperException$NoNodeException: KeeperErrorCode = NoNode for /loadbalance/leader</text:p>
            <text:p>unit-testsrun unit test 'BROKER_GROUP_1'2021-06-28T08:14:31.0649560Z at org.apache.zookeeper.KeeperException.create(KeeperException.java:118)</text:p>
            <text:p>unit-testsrun unit test 'BROKER_GROUP_1'2021-06-28T08:14:31.0661010Z at org.apache.zookeeper.KeeperException.create(KeeperException.java:54)</text:p>
            <text:p>unit-testsrun unit test 'BROKER_GROUP_1'2021-06-28T08:14:31.0670532Z at org.apache.pulsar.metadata.impl.ZKMetadataStore.getException(ZKMetadataStore.java:304)</text:p>
            <text:p>unit-testsrun unit test 'BROKER_GROUP_1'2021-06-28T08:14:31.0673632Z ... 5 more</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6">
          <table:table-cell table:style-name="ce66" office:value-type="float" office:value="22" calcext:value-type="float">
            <text:p>22</text:p>
          </table:table-cell>
          <table:table-cell table:style-name="ce64" office:value-type="string" calcext:value-type="string">
            <text:p>org.apache.pulsar.broker.admin.AdminApiTest</text:p>
          </table:table-cell>
          <table:table-cell table:style-name="ce64" office:value-type="string" calcext:value-type="string">
            <text:p>testNamespaceSplitBundle</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635</text:p>
          </table:table-cell>
          <table:table-cell table:style-name="ce64" office:value-type="string" calcext:value-type="string">
            <text:p>PulsarClientException: java.util.concurrent.ExecutionException: org.apache.pulsar.client.api.PulsarClientException: Producer was not registered on the connection</text:p>
          </table:table-cell>
          <table:table-cell table:style-name="ce64" office:value-type="string" calcext:value-type="string">
            <text:p>https://drive.google.com/file/d/1KYnkP1NkZqTb0dPy2Oz4u3QufB3qG9kq/view?usp=sharing</text:p>
          </table:table-cell>
          <table:table-cell table:style-name="ce132" office:value-type="string" calcext:value-type="string">
            <text:p>[ERROR] testNamespaceSplitBundle(org.apache.pulsar.broker.admin.AdminApiTest)  Time elapsed: 0.234 s  &lt;&lt;&lt; FAILURE!</text:p>
            <text:p>unit-testsrun unit test 'BROKER_GROUP_1'2021-06-28T08:10:45.4265168Z org.apache.pulsar.client.api.PulsarClientException: java.util.concurrent.ExecutionException: org.apache.pulsar.client.api.PulsarClientException: Producer was not registered on the connection</text:p>
            <text:p>unit-testsrun unit test 'BROKER_GROUP_1'2021-06-28T08:10:45.4269829Z at org.apache.pulsar.client.api.PulsarClientException.unwrap(PulsarClientException.java:1027)</text:p>
            <text:p>unit-testsrun unit test 'BROKER_GROUP_1'2021-06-28T08:10:45.4272388Z at org.apache.pulsar.client.impl.ProducerBase.close(ProducerBase.java:138)</text:p>
            <text:p>unit-testsrun unit test 'BROKER_GROUP_1'2021-06-28T08:10:45.4275231Z at org.apache.pulsar.broker.admin.AdminApiTest.testNamespaceSplitBundle(AdminApiTest.java:1303)</text:p>
            <text:p>unit-testsrun unit test 'BROKER_GROUP_1'2021-06-28T08:10:45.4278132Z at java.base/jdk.internal.reflect.NativeMethodAccessorImpl.invoke0(Native Method)</text:p>
            <text:p>unit-testsrun unit test 'BROKER_GROUP_1'2021-06-28T08:10:45.4283852Z at java.base/jdk.internal.reflect.NativeMethodAccessorImpl.invoke(NativeMethodAccessorImpl.java:62)</text:p>
            <text:p>unit-testsrun unit test 'BROKER_GROUP_1'2021-06-28T08:10:45.4304612Z at java.base/jdk.internal.reflect.DelegatingMethodAccessorImpl.invoke(DelegatingMethodAccessorImpl.java:43)</text:p>
            <text:p>unit-testsrun unit test 'BROKER_GROUP_1'2021-06-28T08:10:45.4307192Z at java.base/java.lang.reflect.Method.invoke(Method.java:566)</text:p>
            <text:p>unit-testsrun unit test 'BROKER_GROUP_1'2021-06-28T08:10:45.4309138Z at org.testng.internal.MethodInvocationHelper.invokeMethod(MethodInvocationHelper.java:132)</text:p>
            <text:p>unit-testsrun unit test 'BROKER_GROUP_1'2021-06-28T08:10:45.4311380Z at org.testng.internal.InvokeMethodRunnable.runOne(InvokeMethodRunnable.java:45)</text:p>
            <text:p>unit-testsrun unit test 'BROKER_GROUP_1'2021-06-28T08:10:45.4313327Z at org.testng.internal.InvokeMethodRunnable.call(InvokeMethodRunnable.java:73)</text:p>
            <text:p>unit-testsrun unit test 'BROKER_GROUP_1'2021-06-28T08:10:45.4315427Z at org.testng.internal.InvokeMethodRunnable.call(InvokeMethodRunnable.java:11)</text:p>
            <text:p>unit-testsrun unit test 'BROKER_GROUP_1'2021-06-28T08:10:45.4317033Z at java.base/java.util.concurrent.FutureTask.run(FutureTask.java:264)</text:p>
            <text:p>unit-testsrun unit test 'BROKER_GROUP_1'2021-06-28T08:10:45.4318746Z at java.base/java.util.concurrent.ThreadPoolExecutor.runWorker(ThreadPoolExecutor.java:1128)</text:p>
            <text:p>unit-testsrun unit test 'BROKER_GROUP_1'2021-06-28T08:10:45.4320828Z at java.base/java.util.concurrent.ThreadPoolExecutor$Worker.run(ThreadPoolExecutor.java:628)</text:p>
            <text:p>unit-testsrun unit test 'BROKER_GROUP_1'2021-06-28T08:10:45.4384420Z at java.base/java.lang.Thread.run(Thread.java:829)</text:p>
            <text:p>unit-testsrun unit test 'BROKER_GROUP_1'2021-06-28T08:10:45.4386883Z Caused by: java.util.concurrent.ExecutionException: org.apache.pulsar.client.api.PulsarClientException: Producer was not registered on the connection</text:p>
            <text:p>unit-testsrun unit test 'BROKER_GROUP_1'2021-06-28T08:10:45.4389886Z at java.base/java.util.concurrent.CompletableFuture.reportGet(CompletableFuture.java:395)</text:p>
            <text:p>unit-testsrun unit test 'BROKER_GROUP_1'2021-06-28T08:10:45.4392015Z at java.base/java.util.concurrent.CompletableFuture.get(CompletableFuture.java:1999)</text:p>
            <text:p>unit-testsrun unit test 'BROKER_GROUP_1'2021-06-28T08:10:45.4394001Z at org.apache.pulsar.client.impl.ProducerBase.close(ProducerBase.java:136)</text:p>
            <text:p>unit-testsrun unit test 'BROKER_GROUP_1'2021-06-28T08:10:45.4395291Z ... 13 more</text:p>
            <text:p>unit-testsrun unit test 'BROKER_GROUP_1'2021-06-28T08:10:45.4397236Z Caused by: org.apache.pulsar.client.api.PulsarClientException: Producer was not registered on the connection</text:p>
            <text:p>unit-testsrun unit test 'BROKER_GROUP_1'2021-06-28T08:10:45.4401185Z at org.apache.pulsar.client.impl.ClientCnx.getPulsarClientException(ClientCnx.java:1119)</text:p>
            <text:p>unit-testsrun unit test 'BROKER_GROUP_1'2021-06-28T08:10:45.4406559Z at org.apache.pulsar.client.impl.ClientCnx.handleError(ClientCnx.java:691)</text:p>
            <text:p>unit-testsrun unit test 'BROKER_GROUP_1'2021-06-28T08:10:45.4408894Z at org.apache.pulsar.common.protocol.PulsarDecoder.channelRead(PulsarDecoder.java:176)</text:p>
            <text:p>unit-testsrun unit test 'BROKER_GROUP_1'2021-06-28T08:10:45.4413893Z at io.netty.channel.AbstractChannelHandlerContext.invokeChannelRead(AbstractChannelHandlerContext.java:379)</text:p>
            <text:p>unit-testsrun unit test 'BROKER_GROUP_1'2021-06-28T08:10:45.4417374Z at io.netty.channel.AbstractChannelHandlerContext.invokeChannelRead(AbstractChannelHandlerContext.java:365)</text:p>
            <text:p>unit-testsrun unit test 'BROKER_GROUP_1'2021-06-28T08:10:45.4421876Z at io.netty.channel.AbstractChannelHandlerContext.fireChannelRead(AbstractChannelHandlerContext.java:357)</text:p>
            <text:p>unit-testsrun unit test 'BROKER_GROUP_1'2021-06-28T08:10:45.4425941Z at io.netty.handler.codec.ByteToMessageDecoder.fireChannelRead(ByteToMessageDecoder.java:324)</text:p>
            <text:p>unit-testsrun unit test 'BROKER_GROUP_1'2021-06-28T08:10:45.4428656Z at io.netty.handler.codec.ByteToMessageDecoder.channelRead(ByteToMessageDecoder.java:296)</text:p>
            <text:p>unit-testsrun unit test 'BROKER_GROUP_1'2021-06-28T08:10:45.4433941Z at io.netty.channel.AbstractChannelHandlerContext.invokeChannelRead(AbstractChannelHandlerContext.java:379)</text:p>
            <text:p>unit-testsrun unit test 'BROKER_GROUP_1'2021-06-28T08:10:45.4438439Z at io.netty.channel.AbstractChannelHandlerContext.invokeChannelRead(AbstractChannelHandlerContext.java:365)</text:p>
            <text:p>unit-testsrun unit test 'BROKER_GROUP_1'2021-06-28T08:10:45.4442016Z at io.netty.channel.AbstractChannelHandlerContext.fireChannelRead(AbstractChannelHandlerContext.java:357)</text:p>
            <text:p>unit-testsrun unit test 'BROKER_GROUP_1'2021-06-28T08:10:45.4445945Z at io.netty.channel.DefaultChannelPipeline$HeadContext.channelRead(DefaultChannelPipeline.java:1410)</text:p>
            <text:p>unit-testsrun unit test 'BROKER_GROUP_1'2021-06-28T08:10:45.4448820Z at io.netty.channel.AbstractChannelHandlerContext.invokeChannelRead(AbstractChannelHandlerContext.java:379)</text:p>
            <text:p>unit-testsrun unit test 'BROKER_GROUP_1'2021-06-28T08:10:45.4460630Z at io.netty.channel.AbstractChannelHandlerContext.invokeChannelRead(AbstractChannelHandlerContext.java:365)</text:p>
            <text:p>unit-testsrun unit test 'BROKER_GROUP_1'2021-06-28T08:10:45.4464964Z at io.netty.channel.DefaultChannelPipeline.fireChannelRead(DefaultChannelPipeline.java:919)</text:p>
            <text:p>unit-testsrun unit test 'BROKER_GROUP_1'2021-06-28T08:10:45.4467937Z at io.netty.channel.epoll.AbstractEpollStreamChannel$EpollStreamUnsafe.epollInReady(AbstractEpollStreamChannel.java:795)</text:p>
            <text:p>unit-testsrun unit test 'BROKER_GROUP_1'2021-06-28T08:10:45.4483492Z at io.netty.channel.epoll.EpollEventLoop.processReady(EpollEventLoop.java:480)</text:p>
            <text:p>unit-testsrun unit test 'BROKER_GROUP_1'2021-06-28T08:10:45.4485689Z at io.netty.channel.epoll.EpollEventLoop.run(EpollEventLoop.java:378)</text:p>
            <text:p>unit-testsrun unit test 'BROKER_GROUP_1'2021-06-28T08:10:45.4488266Z at io.netty.util.concurrent.SingleThreadEventExecutor$4.run(SingleThreadEventExecutor.java:989)</text:p>
            <text:p>unit-testsrun unit test 'BROKER_GROUP_1'2021-06-28T08:10:45.4490650Z at io.netty.util.internal.ThreadExecutorMap$2.run(ThreadExecutorMap.java:74)</text:p>
            <text:p>unit-testsrun unit test 'BROKER_GROUP_1'2021-06-28T08:10:45.4542276Z at io.netty.util.concurrent.FastThreadLocalRunnable.run(FastThreadLocalRunnable.java:30)</text:p>
            <text:p>unit-testsrun unit test 'BROKER_GROUP_1'2021-06-28T08:10:45.4543629Z ... 1 more</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4"/>
          <table:table-cell table:style-name="ce64" office:value-type="string" calcext:value-type="string">
            <text:p>https://github.com/apache/pulsar/pull/512</text:p>
          </table:table-cell>
          <table:table-cell table:style-name="ce64" table:number-columns-repeated="2"/>
          <table:table-cell table:style-name="ce132"/>
          <table:table-cell table:style-name="ce64" table:number-columns-repeated="55"/>
          <table:table-cell table:style-name="ce133" table:number-columns-repeated="960"/>
        </table:table-row>
        <table:table-row table:style-name="ro21">
          <table:table-cell table:style-name="ce66" office:value-type="float" office:value="23" calcext:value-type="float">
            <text:p>23</text:p>
          </table:table-cell>
          <table:table-cell table:style-name="ce64" office:value-type="string" calcext:value-type="string">
            <text:p>org.apache.pulsar.broker.service.ConsumedLedgersTrimTest</text:p>
          </table:table-cell>
          <table:table-cell table:style-name="ce64" office:value-type="string" calcext:value-type="string">
            <text:p>testConsumedLedgersTrimNoSubscriptions</text:p>
          </table:table-cell>
          <table:table-cell table:style-name="ce66" office:value-type="string" calcext:value-type="string">
            <text:p>FAILURE</text:p>
          </table:table-cell>
          <table:table-cell table:style-name="ce66"/>
          <table:table-cell table:style-name="ce64"/>
          <table:table-cell table:style-name="ce64" office:value-type="string" calcext:value-type="string">
            <text:p>AssertionError: expected [2] but found [1]</text:p>
          </table:table-cell>
          <table:table-cell table:style-name="ce64" office:value-type="string" calcext:value-type="string">
            <text:p>https://drive.google.com/file/d/1DRA-Yx86xCH3Da6ZJLjDvHkxdv8bRgSJ/view?usp=sharing</text:p>
          </table:table-cell>
          <table:table-cell table:style-name="ce132" office:value-type="string" calcext:value-type="string">
            <text:p>[ERROR] testConsumedLedgersTrimNoSubscriptions(org.apache.pulsar.broker.service.ConsumedLedgersTrimTest)  Time elapsed: 5.226 s  &lt;&lt;&lt; FAILURE!</text:p>
            <text:p>unit-testsrun unit test 'BROKER_GROUP_1'2021-06-28T07:06:44.0949511Z java.lang.AssertionError: expected [2] but found [1]</text:p>
            <text:p>unit-testsrun unit test 'BROKER_GROUP_1'2021-06-28T07:06:44.0950810Z at org.testng.Assert.fail(Assert.java:99)</text:p>
            <text:p>unit-testsrun unit test 'BROKER_GROUP_1'2021-06-28T07:06:44.0952465Z at org.testng.Assert.failNotEquals(Assert.java:1037)</text:p>
            <text:p>unit-testsrun unit test 'BROKER_GROUP_1'2021-06-28T07:06:44.0953932Z at org.testng.Assert.assertEqualsImpl(Assert.java:140)</text:p>
            <text:p>unit-testsrun unit test 'BROKER_GROUP_1'2021-06-28T07:06:44.0956008Z at org.testng.Assert.assertEquals(Assert.java:122)</text:p>
            <text:p>unit-testsrun unit test 'BROKER_GROUP_1'2021-06-28T07:06:44.0958763Z at org.testng.Assert.assertEquals(Assert.java:907)</text:p>
            <text:p>unit-testsrun unit test 'BROKER_GROUP_1'2021-06-28T07:06:44.0960450Z at org.testng.Assert.assertEquals(Assert.java:917)</text:p>
            <text:p>unit-testsrun unit test 'BROKER_GROUP_1'2021-06-28T07:06:44.0964947Z at org.apache.pulsar.broker.service.ConsumedLedgersTrimTest.testConsumedLedgersTrimNoSubscriptions(ConsumedLedgersTrimTest.java:164)</text:p>
            <text:p>unit-testsrun unit test 'BROKER_GROUP_1'2021-06-28T07:06:44.0973769Z at java.base/jdk.internal.reflect.NativeMethodAccessorImpl.invoke0(Native Method)</text:p>
            <text:p>unit-testsrun unit test 'BROKER_GROUP_1'2021-06-28T07:06:44.0977017Z at java.base/jdk.internal.reflect.NativeMethodAccessorImpl.invoke(NativeMethodAccessorImpl.java:62)</text:p>
            <text:p>unit-testsrun unit test 'BROKER_GROUP_1'2021-06-28T07:06:44.0981984Z at java.base/jdk.internal.reflect.DelegatingMethodAccessorImpl.invoke(DelegatingMethodAccessorImpl.java:43)</text:p>
            <text:p>unit-testsrun unit test 'BROKER_GROUP_1'2021-06-28T07:06:44.0984435Z at java.base/java.lang.reflect.Method.invoke(Method.java:566)</text:p>
            <text:p>unit-testsrun unit test 'BROKER_GROUP_1'2021-06-28T07:06:44.0989116Z at org.testng.internal.MethodInvocationHelper.invokeMethod(MethodInvocationHelper.java:132)</text:p>
            <text:p>unit-testsrun unit test 'BROKER_GROUP_1'2021-06-28T07:06:44.0993580Z at org.testng.internal.InvokeMethodRunnable.runOne(InvokeMethodRunnable.java:45)</text:p>
            <text:p>unit-testsrun unit test 'BROKER_GROUP_1'2021-06-28T07:06:44.0996092Z at org.testng.internal.InvokeMethodRunnable.call(InvokeMethodRunnable.java:73)</text:p>
            <text:p>unit-testsrun unit test 'BROKER_GROUP_1'2021-06-28T07:06:44.0999617Z at org.testng.internal.InvokeMethodRunnable.call(InvokeMethodRunnable.java:11)</text:p>
            <text:p>unit-testsrun unit test 'BROKER_GROUP_1'2021-06-28T07:06:44.1002501Z at java.base/java.util.concurrent.FutureTask.run(FutureTask.java:264)</text:p>
            <text:p>unit-testsrun unit test 'BROKER_GROUP_1'2021-06-28T07:06:44.1005761Z at java.base/java.util.concurrent.ThreadPoolExecutor.runWorker(ThreadPoolExecutor.java:1128)</text:p>
            <text:p>unit-testsrun unit test 'BROKER_GROUP_1'2021-06-28T07:06:44.1008672Z at java.base/java.util.concurrent.ThreadPoolExecutor$Worker.run(ThreadPoolExecutor.java:628)</text:p>
            <text:p>unit-testsrun unit test 'BROKER_GROUP_1'2021-06-28T07:06:44.1010581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22">
          <table:table-cell table:style-name="ce66" office:value-type="float" office:value="24" calcext:value-type="float">
            <text:p>24</text:p>
          </table:table-cell>
          <table:table-cell table:style-name="ce64" office:value-type="string" calcext:value-type="string">
            <text:p>org.apache.pulsar.broker.service.ConsumedLedgersTrimTest</text:p>
          </table:table-cell>
          <table:table-cell table:style-name="ce64" office:value-type="string" calcext:value-type="string">
            <text:p>testConsumedLedgersTrimNoSubscriptions</text:p>
          </table:table-cell>
          <table:table-cell table:style-name="ce66" office:value-type="string" calcext:value-type="string">
            <text:p>FAILURE</text:p>
          </table:table-cell>
          <table:table-cell table:style-name="ce64"/>
          <table:table-cell table:style-name="ce64" office:value-type="string" calcext:value-type="string">
            <text:p>https://github.com/apache/pulsar/issues/11077</text:p>
          </table:table-cell>
          <table:table-cell table:style-name="ce64" office:value-type="string" calcext:value-type="string">
            <text:p>AssertionError: expected [3:6:-1:0] but found [-1:-1:-1]</text:p>
          </table:table-cell>
          <table:table-cell table:style-name="ce64" office:value-type="string" calcext:value-type="string">
            <text:p>https://drive.google.com/file/d/15zemFV3Ir7oz58XpivQG1_E0CLbMDgTH/view?usp=sharing</text:p>
          </table:table-cell>
          <table:table-cell table:style-name="ce132" office:value-type="string" calcext:value-type="string">
            <text:p>[ERROR] testConsumedLedgersTrimNoSubscriptions(org.apache.pulsar.broker.service.ConsumedLedgersTrimTest)  Time elapsed: 4.625 s  &lt;&lt;&lt; FAILURE!</text:p>
            <text:p>unit-testsrun unit test 'BROKER_GROUP_1'2021-06-28T07:11:57.3795465Z java.lang.AssertionError: expected [3:6:-1:0] but found [-1:-1:-1]</text:p>
            <text:p>unit-testsrun unit test 'BROKER_GROUP_1'2021-06-28T07:11:57.3812548Z at org.testng.Assert.fail(Assert.java:99)</text:p>
            <text:p>unit-testsrun unit test 'BROKER_GROUP_1'2021-06-28T07:11:57.3846747Z at org.testng.Assert.failNotEquals(Assert.java:1037)</text:p>
            <text:p>unit-testsrun unit test 'BROKER_GROUP_1'2021-06-28T07:11:57.3910646Z at org.testng.Assert.assertEqualsImpl(Assert.java:140)</text:p>
            <text:p>unit-testsrun unit test 'BROKER_GROUP_1'2021-06-28T07:11:57.3929456Z at org.testng.Assert.assertEquals(Assert.java:122)</text:p>
            <text:p>unit-testsrun unit test 'BROKER_GROUP_1'2021-06-28T07:11:57.3950183Z at org.testng.Assert.assertEquals(Assert.java:617)</text:p>
            <text:p>unit-testsrun unit test 'BROKER_GROUP_1'2021-06-28T07:11:57.3993129Z at org.apache.pulsar.broker.service.ConsumedLedgersTrimTest.testConsumedLedgersTrimNoSubscriptions(ConsumedLedgersTrimTest.java:153)</text:p>
            <text:p>unit-testsrun unit test 'BROKER_GROUP_1'2021-06-28T07:11:57.4022307Z at java.base/jdk.internal.reflect.NativeMethodAccessorImpl.invoke0(Native Method)</text:p>
            <text:p>unit-testsrun unit test 'BROKER_GROUP_1'2021-06-28T07:11:57.4088125Z at java.base/jdk.internal.reflect.NativeMethodAccessorImpl.invoke(NativeMethodAccessorImpl.java:62)</text:p>
            <text:p>unit-testsrun unit test 'BROKER_GROUP_1'2021-06-28T07:11:57.4123384Z at java.base/jdk.internal.reflect.DelegatingMethodAccessorImpl.invoke(DelegatingMethodAccessorImpl.java:43)</text:p>
            <text:p>unit-testsrun unit test 'BROKER_GROUP_1'2021-06-28T07:11:57.4159217Z at java.base/java.lang.reflect.Method.invoke(Method.java:566)</text:p>
            <text:p>unit-testsrun unit test 'BROKER_GROUP_1'2021-06-28T07:11:57.4189609Z at org.testng.internal.MethodInvocationHelper.invokeMethod(MethodInvocationHelper.java:132)</text:p>
            <text:p>unit-testsrun unit test 'BROKER_GROUP_1'2021-06-28T07:11:57.4225674Z at org.testng.internal.InvokeMethodRunnable.runOne(InvokeMethodRunnable.java:45)</text:p>
            <text:p>unit-testsrun unit test 'BROKER_GROUP_1'2021-06-28T07:11:57.4247484Z at org.testng.internal.InvokeMethodRunnable.call(InvokeMethodRunnable.java:73)</text:p>
            <text:p>unit-testsrun unit test 'BROKER_GROUP_1'2021-06-28T07:11:57.4286988Z at org.testng.internal.InvokeMethodRunnable.call(InvokeMethodRunnable.java:11)</text:p>
            <text:p>unit-testsrun unit test 'BROKER_GROUP_1'2021-06-28T07:11:57.4334544Z at java.base/java.util.concurrent.FutureTask.run(FutureTask.java:264)</text:p>
            <text:p>unit-testsrun unit test 'BROKER_GROUP_1'2021-06-28T07:11:57.4376654Z at java.base/java.util.concurrent.ThreadPoolExecutor.runWorker(ThreadPoolExecutor.java:1128)</text:p>
            <text:p>unit-testsrun unit test 'BROKER_GROUP_1'2021-06-28T07:11:57.4428806Z at java.base/java.util.concurrent.ThreadPoolExecutor$Worker.run(ThreadPoolExecutor.java:628)</text:p>
            <text:p>unit-testsrun unit test 'BROKER_GROUP_1'2021-06-28T07:11:57.4442935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7">
          <table:table-cell table:style-name="ce66" office:value-type="float" office:value="25" calcext:value-type="float">
            <text:p>25</text:p>
          </table:table-cell>
          <table:table-cell table:style-name="ce64" office:value-type="string" calcext:value-type="string">
            <text:p>org.apache.pulsar.broker.admin.AdminApiTest</text:p>
          </table:table-cell>
          <table:table-cell table:style-name="ce64" office:value-type="string" calcext:value-type="string">
            <text:p>partitionedTopicsCursorReset</text:p>
          </table:table-cell>
          <table:table-cell table:style-name="ce66" office:value-type="string" calcext:value-type="string">
            <text:p>FAILURE</text:p>
          </table:table-cell>
          <table:table-cell table:style-name="ce64"/>
          <table:table-cell table:style-name="ce64" office:value-type="string" calcext:value-type="string">
            <text:p>https://github.com/apache/pulsar/pull/1495</text:p>
          </table:table-cell>
          <table:table-cell table:style-name="ce64" office:value-type="string" calcext:value-type="string">
            <text:p>PulsarAdminException$PreconditionFailedException: Subscription has active connected consumers</text:p>
          </table:table-cell>
          <table:table-cell table:style-name="ce64" office:value-type="string" calcext:value-type="string">
            <text:p>https://drive.google.com/file/d/1lrll232AMKlL1bl60NR0pUFeR4g9WErP/view?usp=sharing</text:p>
          </table:table-cell>
          <table:table-cell table:style-name="ce132" office:value-type="string" calcext:value-type="string">
            <text:p>[ERROR] partitionedTopicsCursorReset(org.apache.pulsar.broker.admin.AdminApiTest)  Time elapsed: 0.463 s  &lt;&lt;&lt; FAILURE!</text:p>
            <text:p>unit-testsrun unit test 'BROKER_GROUP_1'2021-06-28T02:47:08.5878989Z org.apache.pulsar.client.admin.PulsarAdminException$PreconditionFailedException: Subscription has active connected consumers</text:p>
            <text:p>unit-testsrun unit test 'BROKER_GROUP_1'2021-06-28T02:47:08.5883390Z at org.apache.pulsar.client.admin.internal.BaseResource.getApiException(BaseResource.java:236)</text:p>
            <text:p>unit-testsrun unit test 'BROKER_GROUP_1'2021-06-28T02:47:08.5887541Z at org.apache.pulsar.client.admin.internal.BaseResource$3.failed(BaseResource.java:184)</text:p>
            <text:p>unit-testsrun unit test 'BROKER_GROUP_1'2021-06-28T02:47:08.5892112Z at org.glassfish.jersey.client.JerseyInvocation$1.failed(JerseyInvocation.java:882)</text:p>
            <text:p>unit-testsrun unit test 'BROKER_GROUP_1'2021-06-28T02:47:08.5896755Z at org.glassfish.jersey.client.JerseyInvocation$1.completed(JerseyInvocation.java:863)</text:p>
            <text:p>unit-testsrun unit test 'BROKER_GROUP_1'2021-06-28T02:47:08.5900879Z at org.glassfish.jersey.client.ClientRuntime.processResponse(ClientRuntime.java:229)</text:p>
            <text:p>unit-testsrun unit test 'BROKER_GROUP_1'2021-06-28T02:47:08.5904414Z at org.glassfish.jersey.client.ClientRuntime.access$200(ClientRuntime.java:62)</text:p>
            <text:p>unit-testsrun unit test 'BROKER_GROUP_1'2021-06-28T02:47:08.5908385Z at org.glassfish.jersey.client.ClientRuntime$2.lambda$response$0(ClientRuntime.java:173)</text:p>
            <text:p>unit-testsrun unit test 'BROKER_GROUP_1'2021-06-28T02:47:08.5911725Z at org.glassfish.jersey.internal.Errors$1.call(Errors.java:248)</text:p>
            <text:p>unit-testsrun unit test 'BROKER_GROUP_1'2021-06-28T02:47:08.5915178Z at org.glassfish.jersey.internal.Errors$1.call(Errors.java:244)</text:p>
            <text:p>unit-testsrun unit test 'BROKER_GROUP_1'2021-06-28T02:47:08.5918276Z at org.glassfish.jersey.internal.Errors.process(Errors.java:292)</text:p>
            <text:p>unit-testsrun unit test 'BROKER_GROUP_1'2021-06-28T02:47:08.5921251Z at org.glassfish.jersey.internal.Errors.process(Errors.java:274)</text:p>
            <text:p>unit-testsrun unit test 'BROKER_GROUP_1'2021-06-28T02:47:08.5924264Z at org.glassfish.jersey.internal.Errors.process(Errors.java:244)</text:p>
            <text:p>unit-testsrun unit test 'BROKER_GROUP_1'2021-06-28T02:47:08.5929101Z at org.glassfish.jersey.process.internal.RequestScope.runInScope(RequestScope.java:288)</text:p>
            <text:p>unit-testsrun unit test 'BROKER_GROUP_1'2021-06-28T02:47:08.5934912Z at org.glassfish.jersey.client.ClientRuntime$2.response(ClientRuntime.java:173)</text:p>
            <text:p>unit-testsrun unit test 'BROKER_GROUP_1'2021-06-28T02:47:08.5943543Z at org.apache.pulsar.client.admin.internal.http.AsyncHttpConnector.lambda$apply$1(AsyncHttpConnector.java:212)</text:p>
            <text:p>unit-testsrun unit test 'BROKER_GROUP_1'2021-06-28T02:47:08.5957075Z at java.base/java.util.concurrent.CompletableFuture.uniWhenComplete(CompletableFuture.java:859)</text:p>
            <text:p>unit-testsrun unit test 'BROKER_GROUP_1'2021-06-28T02:47:08.5959036Z at java.base/java.util.concurrent.CompletableFuture$UniWhenComplete.tryFire(CompletableFuture.java:837)</text:p>
            <text:p>unit-testsrun unit test 'BROKER_GROUP_1'2021-06-28T02:47:08.5977226Z at java.base/java.util.concurrent.CompletableFuture.postComplete(CompletableFuture.java:506)</text:p>
            <text:p>unit-testsrun unit test 'BROKER_GROUP_1'2021-06-28T02:47:08.5979175Z at java.base/java.util.concurrent.CompletableFuture.complete(CompletableFuture.java:2073)</text:p>
            <text:p>unit-testsrun unit test 'BROKER_GROUP_1'2021-06-28T02:47:08.5981532Z at org.apache.pulsar.client.admin.internal.http.AsyncHttpConnector.lambda$retryOperation$4(AsyncHttpConnector.java:254)</text:p>
            <text:p>unit-testsrun unit test 'BROKER_GROUP_1'2021-06-28T02:47:08.5984015Z at java.base/java.util.concurrent.CompletableFuture.uniWhenComplete(CompletableFuture.java:859)</text:p>
            <text:p>unit-testsrun unit test 'BROKER_GROUP_1'2021-06-28T02:47:08.5985961Z at java.base/java.util.concurrent.CompletableFuture$UniWhenComplete.tryFire(CompletableFuture.java:837)</text:p>
            <text:p>unit-testsrun unit test 'BROKER_GROUP_1'2021-06-28T02:47:08.5987735Z at java.base/java.util.concurrent.CompletableFuture.postComplete(CompletableFuture.java:506)</text:p>
            <text:p>unit-testsrun unit test 'BROKER_GROUP_1'2021-06-28T02:47:08.5989623Z at java.base/java.util.concurrent.CompletableFuture.complete(CompletableFuture.java:2073)</text:p>
            <text:p>unit-testsrun unit test 'BROKER_GROUP_1'2021-06-28T02:47:08.5993775Z at org.asynchttpclient.netty.NettyResponseFuture.loadContent(NettyResponseFuture.java:222)</text:p>
            <text:p>unit-testsrun unit test 'BROKER_GROUP_1'2021-06-28T02:47:08.5995970Z at org.asynchttpclient.netty.NettyResponseFuture.done(NettyResponseFuture.java:257)</text:p>
            <text:p>unit-testsrun unit test 'BROKER_GROUP_1'2021-06-28T02:47:08.5998046Z at org.asynchttpclient.netty.handler.AsyncHttpClientHandler.finishUpdate(AsyncHttpClientHandler.java:241)</text:p>
            <text:p>unit-testsrun unit test 'BROKER_GROUP_1'2021-06-28T02:47:08.6000142Z at org.asynchttpclient.netty.handler.HttpHandler.handleChunk(HttpHandler.java:114)</text:p>
            <text:p>unit-testsrun unit test 'BROKER_GROUP_1'2021-06-28T02:47:08.6001844Z at org.asynchttpclient.netty.handler.HttpHandler.handleRead(HttpHandler.java:143)</text:p>
            <text:p>unit-testsrun unit test 'BROKER_GROUP_1'2021-06-28T02:47:08.6003899Z at org.asynchttpclient.netty.handler.AsyncHttpClientHandler.channelRead(AsyncHttpClientHandler.java:78)</text:p>
            <text:p>unit-testsrun unit test 'BROKER_GROUP_1'2021-06-28T02:47:08.6006312Z at io.netty.channel.AbstractChannelHandlerContext.invokeChannelRead(AbstractChannelHandlerContext.java:379)</text:p>
            <text:p>unit-testsrun unit test 'BROKER_GROUP_1'2021-06-28T02:47:08.6008910Z at io.netty.channel.AbstractChannelHandlerContext.invokeChannelRead(AbstractChannelHandlerContext.java:365)</text:p>
            <text:p>unit-testsrun unit test 'BROKER_GROUP_1'2021-06-28T02:47:08.6011650Z at io.netty.channel.AbstractChannelHandlerContext.fireChannelRead(AbstractChannelHandlerContext.java:357)</text:p>
            <text:p>unit-testsrun unit test 'BROKER_GROUP_1'2021-06-28T02:47:08.6037829Z at io.netty.handler.codec.MessageToMessageDecoder.channelRead(MessageToMessageDecoder.java:103)</text:p>
            <text:p>unit-testsrun unit test 'BROKER_GROUP_1'2021-06-28T02:47:08.6040421Z at io.netty.channel.AbstractChannelHandlerContext.invokeChannelRead(AbstractChannelHandlerContext.java:379)</text:p>
            <text:p>unit-testsrun unit test 'BROKER_GROUP_1'2021-06-28T02:47:08.6042991Z at io.netty.channel.AbstractChannelHandlerContext.invokeChannelRead(AbstractChannelHandlerContext.java:365)</text:p>
            <text:p>unit-testsrun unit test 'BROKER_GROUP_1'2021-06-28T02:47:08.6045545Z at io.netty.channel.AbstractChannelHandlerContext.fireChannelRead(AbstractChannelHandlerContext.java:357)</text:p>
            <text:p>unit-testsrun unit test 'BROKER_GROUP_1'2021-06-28T02:47:08.6048159Z at io.netty.channel.CombinedChannelDuplexHandler$DelegatingChannelHandlerContext.fireChannelRead(CombinedChannelDuplexHandler.java:436)</text:p>
            <text:p>unit-testsrun unit test 'BROKER_GROUP_1'2021-06-28T02:47:08.6050842Z at io.netty.handler.codec.ByteToMessageDecoder.fireChannelRead(ByteToMessageDecoder.java:324)</text:p>
            <text:p>unit-testsrun unit test 'BROKER_GROUP_1'2021-06-28T02:47:08.6053067Z at io.netty.handler.codec.ByteToMessageDecoder.channelRead(ByteToMessageDecoder.java:296)</text:p>
            <text:p>unit-testsrun unit test 'BROKER_GROUP_1'2021-06-28T02:47:08.6055322Z at io.netty.channel.CombinedChannelDuplexHandler.channelRead(CombinedChannelDuplexHandler.java:251)</text:p>
            <text:p>unit-testsrun unit test 'BROKER_GROUP_1'2021-06-28T02:47:08.6057717Z at io.netty.channel.AbstractChannelHandlerContext.invokeChannelRead(AbstractChannelHandlerContext.java:379)</text:p>
            <text:p>unit-testsrun unit test 'BROKER_GROUP_1'2021-06-28T02:47:08.6060271Z at io.netty.channel.AbstractChannelHandlerContext.invokeChannelRead(AbstractChannelHandlerContext.java:365)</text:p>
            <text:p>unit-testsrun unit test 'BROKER_GROUP_1'2021-06-28T02:47:08.6062954Z at io.netty.channel.AbstractChannelHandlerContext.fireChannelRead(AbstractChannelHandlerContext.java:357)</text:p>
            <text:p>unit-testsrun unit test 'BROKER_GROUP_1'2021-06-28T02:47:08.6065258Z at io.netty.channel.DefaultChannelPipeline$HeadContext.channelRead(DefaultChannelPipeline.java:1410)</text:p>
            <text:p>unit-testsrun unit test 'BROKER_GROUP_1'2021-06-28T02:47:08.6067548Z at io.netty.channel.AbstractChannelHandlerContext.invokeChannelRead(AbstractChannelHandlerContext.java:379)</text:p>
            <text:p>unit-testsrun unit test 'BROKER_GROUP_1'2021-06-28T02:47:08.6070297Z at io.netty.channel.AbstractChannelHandlerContext.invokeChannelRead(AbstractChannelHandlerContext.java:365)</text:p>
            <text:p>unit-testsrun unit test 'BROKER_GROUP_1'2021-06-28T02:47:08.6072627Z at io.netty.channel.DefaultChannelPipeline.fireChannelRead(DefaultChannelPipeline.java:919)</text:p>
            <text:p>unit-testsrun unit test 'BROKER_GROUP_1'2021-06-28T02:47:08.6074517Z at io.netty.channel.nio.AbstractNioByteChannel$NioByteUnsafe.read(AbstractNioByteChannel.java:166)</text:p>
            <text:p>unit-testsrun unit test 'BROKER_GROUP_1'2021-06-28T02:47:08.6076207Z at io.netty.channel.nio.NioEventLoop.processSelectedKey(NioEventLoop.java:719)</text:p>
            <text:p>unit-testsrun unit test 'BROKER_GROUP_1'2021-06-28T02:47:08.6078407Z at io.netty.channel.nio.NioEventLoop.processSelectedKeysOptimized(NioEventLoop.java:655)</text:p>
            <text:p>unit-testsrun unit test 'BROKER_GROUP_1'2021-06-28T02:47:08.6080301Z at io.netty.channel.nio.NioEventLoop.processSelectedKeys(NioEventLoop.java:581)</text:p>
            <text:p>unit-testsrun unit test 'BROKER_GROUP_1'2021-06-28T02:47:08.6081696Z at io.netty.channel.nio.NioEventLoop.run(NioEventLoop.java:493)</text:p>
            <text:p>unit-testsrun unit test 'BROKER_GROUP_1'2021-06-28T02:47:08.6083176Z at io.netty.util.concurrent.SingleThreadEventExecutor$4.run(SingleThreadEventExecutor.java:989)</text:p>
            <text:p>unit-testsrun unit test 'BROKER_GROUP_1'2021-06-28T02:47:08.6084792Z at io.netty.util.internal.ThreadExecutorMap$2.run(ThreadExecutorMap.java:74)</text:p>
            <text:p>unit-testsrun unit test 'BROKER_GROUP_1'2021-06-28T02:47:08.6086452Z at io.netty.util.concurrent.FastThreadLocalRunnable.run(FastThreadLocalRunnable.java:30)</text:p>
            <text:p>unit-testsrun unit test 'BROKER_GROUP_1'2021-06-28T02:47:08.6087724Z at java.base/java.lang.Thread.run(Thread.java:829)</text:p>
            <text:p>unit-testsrun unit test 'BROKER_GROUP_1'2021-06-28T02:47:08.6088587Z Caused by: javax.ws.rs.ClientErrorException: HTTP 412 Precondition Failed</text:p>
            <text:p>unit-testsrun unit test 'BROKER_GROUP_1'2021-06-28T02:47:08.6090384Z at org.glassfish.jersey.client.JerseyInvocation.createExceptionForFamily(JerseyInvocation.java:985)</text:p>
            <text:p>unit-testsrun unit test 'BROKER_GROUP_1'2021-06-28T02:47:08.6101192Z at org.glassfish.jersey.client.JerseyInvocation.convertToException(JerseyInvocation.java:967)</text:p>
            <text:p>unit-testsrun unit test 'BROKER_GROUP_1'2021-06-28T02:47:08.6103225Z at org.glassfish.jersey.client.JerseyInvocation.access$700(JerseyInvocation.java:82)</text:p>
            <text:p>unit-testsrun unit test 'BROKER_GROUP_1'2021-06-28T02:47:08.6104231Z ... 54 more</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7"/>
          <table:table-cell table:style-name="ce132"/>
          <table:table-cell table:style-name="ce64" table:number-columns-repeated="55"/>
          <table:table-cell table:style-name="ce133" table:number-columns-repeated="960"/>
        </table:table-row>
        <table:table-row table:style-name="ro9">
          <table:table-cell table:style-name="ce103" office:value-type="float" office:value="26" calcext:value-type="float">
            <text:p>26</text:p>
          </table:table-cell>
          <table:table-cell table:style-name="ce109" office:value-type="string" calcext:value-type="string">
            <text:p>org.apache.pulsar.broker.transaction.coordinator.TransactionCoordinatorClientTest</text:p>
          </table:table-cell>
          <table:table-cell table:style-name="ce109" office:value-type="string" calcext:value-type="string">
            <text:p>testCommitAndAbort</text:p>
          </table:table-cell>
          <table:table-cell table:number-columns-repeated="2" table:style-name="ce103" office:value-type="string" calcext:value-type="string">
            <text:p>FAILURE</text:p>
          </table:table-cell>
          <table:table-cell table:style-name="ce109" office:value-type="string" calcext:value-type="string">
            <text:p>https://github.com/apache/pulsar/issues/10398</text:p>
          </table:table-cell>
          <table:table-cell table:style-name="ce109" office:value-type="string" calcext:value-type="string">
            <text:p>TransactionCoordinatorClientException$CoordinatorNotFoundException: Transaction coordinator with id 2 not found!</text:p>
          </table:table-cell>
          <table:table-cell table:style-name="ce109" office:value-type="string" calcext:value-type="string">
            <text:p>https://drive.google.com/file/d/1NPFR9fFw3nnqei_NGWIH4bMeldNyYBoe/view?usp=sharing</text:p>
          </table:table-cell>
          <table:table-cell table:style-name="ce158" office:value-type="string" calcext:value-type="string">
            <text:p>[ERROR] testCommitAndAbort(org.apache.pulsar.broker.transaction.coordinator.TransactionCoordinatorClientTest)  Time elapsed: 0.013 s  &lt;&lt;&lt; FAILURE!</text:p>
            <text:p>unit-testsrun unit test 'BROKER_GROUP_1'2021-06-28T07:07:37.2491069Z org.apache.pulsar.client.api.transaction.TransactionCoordinatorClientException$CoordinatorNotFoundException: Transaction coordinator with id 2 not found!</text:p>
            <text:p>unit-testsrun unit test 'BROKER_GROUP_1'2021-06-28T07:07:37.2495432Z at org.apache.pulsar.client.api.transaction.TransactionCoordinatorClientException.unwrap(TransactionCoordinatorClientException.java:126)</text:p>
            <text:p>unit-testsrun unit test 'BROKER_GROUP_1'2021-06-28T07:07:37.2500108Z at org.apache.pulsar.client.impl.transaction.TransactionCoordinatorClientImpl.newTransaction(TransactionCoordinatorClientImpl.java:155)</text:p>
            <text:p>unit-testsrun unit test 'BROKER_GROUP_1'2021-06-28T07:07:37.2505940Z at org.apache.pulsar.broker.transaction.coordinator.TransactionCoordinatorClientTest.testCommitAndAbort(TransactionCoordinatorClientTest.java:84)</text:p>
            <text:p>unit-testsrun unit test 'BROKER_GROUP_1'2021-06-28T07:07:37.2509713Z at java.base/jdk.internal.reflect.NativeMethodAccessorImpl.invoke0(Native Method)</text:p>
            <text:p>unit-testsrun unit test 'BROKER_GROUP_1'2021-06-28T07:07:37.2512124Z at java.base/jdk.internal.reflect.NativeMethodAccessorImpl.invoke(NativeMethodAccessorImpl.java:62)</text:p>
            <text:p>unit-testsrun unit test 'BROKER_GROUP_1'2021-06-28T07:07:37.2514546Z at java.base/jdk.internal.reflect.DelegatingMethodAccessorImpl.invoke(DelegatingMethodAccessorImpl.java:43)</text:p>
            <text:p>unit-testsrun unit test 'BROKER_GROUP_1'2021-06-28T07:07:37.2516361Z at java.base/java.lang.reflect.Method.invoke(Method.java:566)</text:p>
            <text:p>unit-testsrun unit test 'BROKER_GROUP_1'2021-06-28T07:07:37.2518005Z at org.testng.internal.MethodInvocationHelper.invokeMethod(MethodInvocationHelper.java:132)</text:p>
            <text:p>unit-testsrun unit test 'BROKER_GROUP_1'2021-06-28T07:07:37.2520357Z at org.testng.internal.InvokeMethodRunnable.runOne(InvokeMethodRunnable.java:45)</text:p>
            <text:p>unit-testsrun unit test 'BROKER_GROUP_1'2021-06-28T07:07:37.2522139Z at org.testng.internal.InvokeMethodRunnable.call(InvokeMethodRunnable.java:73)</text:p>
            <text:p>unit-testsrun unit test 'BROKER_GROUP_1'2021-06-28T07:07:37.2523875Z at org.testng.internal.InvokeMethodRunnable.call(InvokeMethodRunnable.java:11)</text:p>
            <text:p>unit-testsrun unit test 'BROKER_GROUP_1'2021-06-28T07:07:37.2525324Z at java.base/java.util.concurrent.FutureTask.run(FutureTask.java:264)</text:p>
            <text:p>unit-testsrun unit test 'BROKER_GROUP_1'2021-06-28T07:07:37.2526889Z at java.base/java.util.concurrent.ThreadPoolExecutor.runWorker(ThreadPoolExecutor.java:1128)</text:p>
            <text:p>unit-testsrun unit test 'BROKER_GROUP_1'2021-06-28T07:07:37.2528674Z at java.base/java.util.concurrent.ThreadPoolExecutor$Worker.run(ThreadPoolExecutor.java:628)</text:p>
            <text:p>unit-testsrun unit test 'BROKER_GROUP_1'2021-06-28T07:07:37.2529824Z at java.base/java.lang.Thread.run(Thread.java:829)</text:p>
          </table:table-cell>
          <table:table-cell table:style-name="ce109" table:number-columns-repeated="55"/>
          <table:table-cell table:style-name="ce161" table:number-columns-repeated="960"/>
        </table:table-row>
        <table:table-row table:style-name="ro1" table:number-rows-repeated="1048520">
          <table:table-cell table:number-columns-repeated="1024"/>
        </table:table-row>
        <table:table-row table:style-name="ro1">
          <table:table-cell table:number-columns-repeated="1024"/>
        </table:table-row>
      </table:table>
      <table:table table:name="script_broker-broker-gp1_local" table:style-name="ta4">
        <table:table-column table:style-name="co46" table:default-cell-style-name="ce143"/>
        <table:table-column table:style-name="co47" table:default-cell-style-name="Default"/>
        <table:table-column table:style-name="co48" table:default-cell-style-name="Default"/>
        <table:table-column table:style-name="co38" table:number-columns-repeated="3" table:default-cell-style-name="Default"/>
        <table:table-column table:style-name="co49" table:default-cell-style-name="Default"/>
        <table:table-column table:style-name="co50" table:default-cell-style-name="ce151"/>
        <table:table-column table:style-name="co42" table:default-cell-style-name="Default"/>
        <table:table-column table:style-name="co38" table:number-columns-repeated="1015" table:default-cell-style-name="Default"/>
        <table:table-row table:style-name="ro1">
          <table:table-cell table:style-name="ce141"/>
          <table:table-cell table:style-name="ce22" office:value-type="string" calcext:value-type="string" table:number-columns-spanned="3" table:number-rows-spanned="1">
            <text:p>Recent Commit GitHub CI (12 June 2021)</text:p>
          </table:table-cell>
          <table:covered-table-cell table:number-columns-repeated="2" table:style-name="ce1"/>
          <table:table-cell table:style-name="ce1" table:number-columns-repeated="2"/>
          <table:table-cell table:style-name="ce4"/>
          <table:table-cell table:style-name="ce152"/>
          <table:table-cell table:style-name="ce5"/>
          <table:table-cell table:style-name="ce1" table:number-columns-repeated="55"/>
          <table:table-cell table:number-columns-repeated="960"/>
        </table:table-row>
        <table:table-row table:style-name="ro1">
          <table:table-cell table:style-name="ce141"/>
          <table:table-cell table:style-name="ce42" table:number-columns-repeated="2"/>
          <table:table-cell table:style-name="ce1" table:number-columns-repeated="3"/>
          <table:table-cell table:style-name="ce4"/>
          <table:table-cell table:style-name="ce152"/>
          <table:table-cell table:style-name="ce5"/>
          <table:table-cell table:style-name="ce1" table:number-columns-repeated="55"/>
          <table:table-cell table:number-columns-repeated="960"/>
        </table:table-row>
        <table:table-row table:style-name="ro1">
          <table:table-cell table:style-name="ce169" office:value-type="string" calcext:value-type="string">
            <text:p>No</text:p>
          </table:table-cell>
          <table:table-cell table:style-name="ce163" office:value-type="string" calcext:value-type="string">
            <text:p>Package/class</text:p>
          </table:table-cell>
          <table:table-cell table:style-name="ce163"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82" office:value-type="string" calcext:value-type="string">
            <text:p>Log Link</text:p>
          </table:table-cell>
          <table:table-cell table:style-name="ce65"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169"/>
          <table:table-cell table:style-name="ce163" table:number-columns-repeated="2"/>
          <table:table-cell table:style-name="ce65" table:number-columns-repeated="3"/>
          <table:table-cell table:style-name="ce76"/>
          <table:table-cell table:style-name="ce82"/>
          <table:table-cell table:style-name="ce130"/>
          <table:table-cell table:style-name="ce64" table:number-columns-repeated="55"/>
          <table:table-cell table:style-name="ce133" table:number-columns-repeated="960"/>
        </table:table-row>
        <table:table-row table:style-name="ro15">
          <table:table-cell table:style-name="ce170" office:value-type="float" office:value="1" calcext:value-type="float">
            <text:p>1</text:p>
          </table:table-cell>
          <table:table-cell table:style-name="ce164" office:value-type="string" calcext:value-type="string">
            <text:p>org.apache.pulsar.broker.loadbalance.LoadBalancerTest</text:p>
          </table:table-cell>
          <table:table-cell table:style-name="ce166" office:value-type="string" calcext:value-type="string">
            <text:p>testUpdateLoadReportAndCheckUpdatedRanking</text:p>
          </table:table-cell>
          <table:table-cell table:number-columns-repeated="2" table:style-name="ce66" office:value-type="string" calcext:value-type="string">
            <text:p>FAILURE</text:p>
          </table:table-cell>
          <table:table-cell table:style-name="ce64" office:value-type="string" calcext:value-type="string">
            <text:p>https://github.com/apache/pulsar/issues/10537</text:p>
          </table:table-cell>
          <table:table-cell table:style-name="ce77" office:value-type="string" calcext:value-type="string">
            <text:p>AssertionError: expected [true] but found [false]</text:p>
          </table:table-cell>
          <table:table-cell table:style-name="ce123" office:value-type="string" calcext:value-type="string">
            <text:p>https://drive.google.com/file/d/1Ob2P87GJpmDeI834KSbq5dICotQ6kexQ/view?usp=sharing</text:p>
          </table:table-cell>
          <table:table-cell table:style-name="ce131" office:value-type="string" calcext:value-type="string">
            <text:p>[ERROR] testUpdateLoadReportAndCheckUpdatedRanking(org.apache.pulsar.broker.loadbalance.LoadBalancerTest) <text:s/>Time elapsed: 1.518 s <text:s/>&lt;&lt;&lt; FAILURE!<text:line-break/>java.lang.AssertionError: expected [true] but found [false]<text:line-break/>at org.testng.Assert.fail(Assert.java:99)<text:line-break/>at org.testng.Assert.failNotEquals(Assert.java:1037)<text:line-break/>at org.testng.Assert.assertTrue(Assert.java:45)<text:line-break/>at org.testng.Assert.assertTrue(Assert.java:55)<text:line-break/>at org.apache.pulsar.broker.loadbalance.LoadBalancerTest.testUpdateLoadReportAndCheckUpdatedRanking(LoadBalancerTest.java:27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64" table:number-columns-repeated="55"/>
          <table:table-cell table:style-name="ce133" table:number-columns-repeated="960"/>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2" calcext:value-type="float">
            <text:p>2</text:p>
          </table:table-cell>
          <table:table-cell table:style-name="ce133" office:value-type="string" calcext:value-type="string">
            <text:p>org.apache.pulsar.broker.loadbalance.SimpleLoadManagerImplTest</text:p>
          </table:table-cell>
          <table:table-cell table:style-name="ce133" office:value-type="string" calcext:value-type="string">
            <text:p>set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ExecutionException: org.apache.pulsar.metadata.api.MetadataStoreException: org.apache.zookeeper.KeeperException$SessionExpiredException: KeeperErrorCode = Session expired for /counters/producer-name/-</text:p>
          </table:table-cell>
          <table:table-cell table:style-name="ce123" office:value-type="string" calcext:value-type="string">
            <text:p>https://drive.google.com/file/d/1Ob2P87GJpmDeI834KSbq5dICotQ6kexQ/view?usp=sharing</text:p>
          </table:table-cell>
          <table:table-cell table:style-name="ce183" office:value-type="string" calcext:value-type="string">
            <text:p>[ERROR] setup(org.apache.pulsar.broker.loadbalance.SimpleLoadManagerImplTest) <text:s/>Time elapsed: 121.114 s <text:s/>&lt;&lt;&lt; FAILURE!<text:line-break/>org.apache.pulsar.broker.PulsarServerException: java.util.concurrent.ExecutionException: org.apache.pulsar.metadata.api.MetadataStoreException: org.apache.zookeeper.KeeperException$SessionExpiredException: KeeperErrorCode = Session expired for /counters/producer-name/-<text:line-break/>at org.apache.pulsar.broker.PulsarService.start(PulsarService.java:822)<text:line-break/>at org.apache.pulsar.broker.loadbalance.SimpleLoadManagerImplTest.setup(SimpleLoadManagerImplTest.java:154)<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ExecutionException: org.apache.pulsar.metadata.api.MetadataStoreException: org.apache.zookeeper.KeeperException$SessionExpiredException: KeeperErrorCode = Session expired for /counters/producer-name/-<text:line-break/>at java.base/java.util.concurrent.CompletableFuture.reportGet(CompletableFuture.java:395)<text:line-break/>at java.base/java.util.concurrent.CompletableFuture.get(CompletableFuture.java:1999)<text:line-break/>at org.apache.pulsar.broker.service.DistributedIdGenerator.&lt;init&gt;(DistributedIdGenerator.java:54)<text:line-break/>at org.apache.pulsar.broker.service.BrokerService.start(BrokerService.java:414)<text:line-break/>at org.apache.pulsar.broker.PulsarService.start(PulsarService.java:651)<text:line-break/>... 39 more<text:line-break/>Caused by: org.apache.pulsar.metadata.api.MetadataStoreException: org.apache.zookeeper.KeeperException$SessionExpiredException: KeeperErrorCode = Session expired for /counters/producer-name/-<text:line-break/>at org.apache.pulsar.metadata.impl.ZKMetadataStore.getException(ZKMetadataStore.java:314)<text:line-break/>at org.apache.pulsar.metadata.impl.ZKMetadataStore.lambda$storePut$15(ZKMetadataStore.java:228)<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at java.base/java.lang.Thread.run(Thread.java:829)<text:line-break/>Caused by: org.apache.zookeeper.KeeperException$SessionExpiredException: KeeperErrorCode = Session expired for /counters/producer-name/-<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8">
          <table:table-cell table:style-name="ce171" office:value-type="float" office:value="3" calcext:value-type="float">
            <text:p>3</text:p>
          </table:table-cell>
          <table:table-cell table:style-name="ce133" office:value-type="string" calcext:value-type="string">
            <text:p>org.apache.pulsar.broker.loadbalance.SimpleLoadManagerImplTest</text:p>
          </table:table-cell>
          <table:table-cell table:style-name="ce133" office:value-type="string" calcext:value-type="string">
            <text:p>shutdown</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CompletionException: org.apache.pulsar.metadata.api.MetadataStoreException: org.apache.zookeeper.KeeperException$SessionExpiredException: KeeperErrorCode = Session expired for /loadbalance/brokers/localhost:36875</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hutdown(org.apache.pulsar.broker.loadbalance.SimpleLoadManagerImplTest) <text:s/>Time elapsed: 36.851 s <text:s/>&lt;&lt;&lt; FAILURE!<text:line-break/>java.util.concurrent.CompletionException: org.apache.pulsar.metadata.api.MetadataStoreException: org.apache.zookeeper.KeeperException$SessionExpiredException: KeeperErrorCode = Session expired for /loadbalance/brokers/localhost:36875<text:line-break/>at java.base/java.util.concurrent.CompletableFuture.encodeThrowable(CompletableFuture.java:331)<text:line-break/>at java.base/java.util.concurrent.CompletableFuture.completeThrowable(CompletableFuture.java:346)<text:line-break/>at java.base/java.util.concurrent.CompletableFuture$UniRun.tryFire(CompletableFuture.java:777)<text:line-break/>at java.base/java.util.concurrent.CompletableFuture.postComplete(CompletableFuture.java:506)<text:line-break/>at java.base/java.util.concurrent.CompletableFuture.completeExceptionally(CompletableFuture.java:2088)<text:line-break/>at org.apache.pulsar.metadata.impl.ZKMetadataStore.lambda$storeDelete$21(ZKMetadataStore.java:277)<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at java.base/java.lang.Thread.run(Thread.java:829)<text:line-break/>Caused by: org.apache.pulsar.metadata.api.MetadataStoreException: org.apache.zookeeper.KeeperException$SessionExpiredException: KeeperErrorCode = Session expired for /loadbalance/brokers/localhost:36875<text:line-break/>at org.apache.pulsar.metadata.impl.ZKMetadataStore.getException(ZKMetadataStore.java:314)<text:line-break/>... 5 more<text:line-break/>Caused by: org.apache.zookeeper.KeeperException$SessionExpiredException: KeeperErrorCode = Session expired for /loadbalance/brokers/localhost:36875<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4" calcext:value-type="float">
            <text:p>4</text:p>
          </table:table-cell>
          <table:table-cell table:style-name="ce133" office:value-type="string" calcext:value-type="string">
            <text:p>org.apache.pulsar.broker.service.BrokerBookieIsolationTest</text:p>
          </table:table-cell>
          <table:table-cell table:style-name="ce133" office:value-type="string" calcext:value-type="string">
            <text:p>set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KeeperException$SessionExpiredException: KeeperErrorCode = Session expired for /ledgers/available/null:0</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service.BrokerBookieIsolationTest) <text:s/>Time elapsed: 89.167 s <text:s/>&lt;&lt;&lt; FAILURE!<text:line-break/>org.apache.zookeeper.KeeperException$SessionExpiredException: KeeperErrorCode = Session expired for /ledgers/available/null:0<text:line-break/>at org.apache.zookeeper.KeeperException.create(KeeperException.java:134)<text:line-break/>at org.apache.zookeeper.KeeperException.create(KeeperException.java:54)<text:line-break/>at org.apache.zookeeper.ZooKeeper.exists(ZooKeeper.java:2256)<text:line-break/>at org.apache.pulsar.zookeeper.LocalBookkeeperEnsemble.runBookies(LocalBookkeeperEnsemble.java:299)<text:line-break/>at org.apache.pulsar.zookeeper.LocalBookkeeperEnsemble.start(LocalBookkeeperEnsemble.java:424)<text:line-break/>at org.apache.pulsar.zookeeper.LocalBookkeeperEnsemble.start(LocalBookkeeperEnsemble.java:432)<text:line-break/>at org.apache.pulsar.broker.service.BrokerBookieIsolationTest.setup(BrokerBookieIsolationTest.java:9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5"/>
          <table:table-cell table:style-name="ce133" office:value-type="string" calcext:value-type="string">
            <text:p>IOException: Couldn't connect to zookeeper server</text:p>
          </table:table-cell>
          <table:table-cell table:style-name="ce179"/>
          <table:table-cell table:style-name="ce133" table:number-columns-repeated="1016"/>
        </table:table-row>
        <table:table-row table:style-name="ro18">
          <table:table-cell table:style-name="ce171" office:value-type="float" office:value="5" calcext:value-type="float">
            <text:p>5</text:p>
          </table:table-cell>
          <table:table-cell table:style-name="ce133" office:value-type="string" calcext:value-type="string">
            <text:p>org.apache.pulsar.broker.service.BrokerBkEnsemblesTests</text:p>
          </table:table-cell>
          <table:table-cell table:style-name="ce133" office:value-type="string" calcext:value-type="string">
            <text:p>testCrashBrokerWithoutCursorLedgerLeak</text:p>
          </table:table-cell>
          <table:table-cell table:style-name="ce133"/>
          <table:table-cell table:style-name="ce66" office:value-type="string" calcext:value-type="string">
            <text:p>FAILURE</text:p>
          </table:table-cell>
          <table:table-cell table:style-name="ce133" office:value-type="string" calcext:value-type="string">
            <text:p>https://github.com/apache/pulsar/pull/1542</text:p>
          </table:table-cell>
          <table:table-cell table:style-name="ce133" office:value-type="string" calcext:value-type="string">
            <text:p>TimeoutException: 0 request timedout after ms 30000</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CrashBrokerWithoutCursorLedgerLeak(org.apache.pulsar.broker.service.BrokerBkEnsemblesTests) <text:s/>Time elapsed: 61.442 s <text:s/>&lt;&lt;&lt; FAILURE!<text:line-break/>org.apache.pulsar.client.api.PulsarClientException$TimeoutException: 0 request timedout after ms 30000<text:line-break/>at org.apache.pulsar.client.api.PulsarClientException.unwrap(PulsarClientException.java:961)<text:line-break/>at org.apache.pulsar.client.impl.ConsumerBuilderImpl.subscribe(ConsumerBuilderImpl.java:97)<text:line-break/>at org.apache.pulsar.broker.service.BrokerBkEnsemblesTests.testCrashBrokerWithoutCursorLedgerLeak(BrokerBkEnsemblesTests.java:98)<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84"/>
          <table:table-cell table:style-name="ce133" table:number-columns-repeated="1014"/>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22">
          <table:table-cell table:style-name="ce171" office:value-type="float" office:value="6" calcext:value-type="float">
            <text:p>6</text:p>
          </table:table-cell>
          <table:table-cell table:style-name="ce133" office:value-type="string" calcext:value-type="string">
            <text:p>org.apache.pulsar.broker.service.ReplicatorSubscriptionTest</text:p>
          </table:table-cell>
          <table:table-cell table:style-name="ce133" office:value-type="string" calcext:value-type="string">
            <text:p>testReplicationSnapshotStopWhenNoTraffic</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NoSuchElementException: No value present</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ReplicationSnapshotStopWhenNoTraffic(org.apache.pulsar.broker.service.ReplicatorSubscriptionTest) <text:s/>Time elapsed: 29.984 s <text:s/>&lt;&lt;&lt; FAILURE!<text:line-break/>java.util.NoSuchElementException: No value present<text:line-break/>at java.base/java.util.Optional.get(Optional.java:148)<text:line-break/>at org.apache.pulsar.broker.service.ReplicatorSubscriptionTest.testReplicationSnapshotStopWhenNoTraffic(ReplicatorSubscriptionTest.java:196)<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7" calcext:value-type="float">
            <text:p>7</text:p>
          </table:table-cell>
          <table:table-cell table:style-name="ce133" office:value-type="string" calcext:value-type="string">
            <text:p>org.apache.pulsar.broker.service.ResendRequestTest</text:p>
          </table:table-cell>
          <table:table-cell table:style-name="ce133" office:value-type="string" calcext:value-type="string">
            <text:p>testFailoverSingleAckedNormalTopic</text:p>
          </table:table-cell>
          <table:table-cell table:style-name="ce133"/>
          <table:table-cell table:style-name="ce66" office:value-type="string" calcext:value-type="string">
            <text:p>FAILURE</text:p>
          </table:table-cell>
          <table:table-cell table:style-name="ce133"/>
          <table:table-cell table:style-name="ce174" office:value-type="string" calcext:value-type="string">
            <text:p>ThreadTimeoutException: Method org.apache.pulsar.broker.service.ResendRequestTest.testFailoverSingleAckedNormalTopic() didn't finish within the time-out 60000</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FailoverSingleAckedNormalTopic(org.apache.pulsar.broker.service.ResendRequestTest) <text:s/>Time elapsed: 0.64 s <text:s/>&lt;&lt;&lt; FAILURE!<text:line-break/>org.testng.internal.thread.ThreadTimeoutException: Method org.apache.pulsar.broker.service.ResendRequestTest.testFailoverSingleAckedNormalTopic() didn't finish within the time-out 6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8" calcext:value-type="float">
            <text:p>8</text:p>
          </table:table-cell>
          <table:table-cell table:style-name="ce133" office:value-type="string" calcext:value-type="string">
            <text:p>org.apache.pulsar.broker.transaction.coordinator.TransactionMetaStoreAssignmentTest</text:p>
          </table:table-cell>
          <table:table-cell table:style-name="ce133" office:value-type="string" calcext:value-type="string">
            <text:p>set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CompletionException: org.apache.pulsar.metadata.api.MetadataStoreException: org.apache.zookeeper.KeeperException$SessionExpiredException: KeeperErrorCode = Session expired for /loadbalance/leader</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transaction.coordinator.TransactionMetaStoreAssignmentTest) <text:s/>Time elapsed: 224.288 s <text:s/>&lt;&lt;&lt; FAILURE!<text:line-break/>org.apache.pulsar.broker.PulsarServerException: java.util.concurrent.CompletionException: org.apache.pulsar.metadata.api.MetadataStoreException: org.apache.zookeeper.KeeperException$SessionExpiredException: KeeperErrorCode = Session expired for /loadbalance/leader<text:line-break/>at org.apache.pulsar.broker.PulsarService.start(PulsarService.java:822)<text:line-break/>at org.apache.pulsar.broker.transaction.coordinator.TransactionMetaStoreTestBase.setup(TransactionMetaStoreTestBase.java:80)<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MethodWorker.invokeBeforeClassMethods(TestMethodWorker.java:176)<text:line-break/>at org.testng.internal.TestMethodWorker.run(TestMethodWorker.java:122)<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CompletionException: org.apache.pulsar.metadata.api.MetadataStoreException: org.apache.zookeeper.KeeperException$SessionExpiredException: KeeperErrorCode = Session expired for /loadbalance/leader<text:line-break/>at java.base/java.util.concurrent.CompletableFuture.encodeThrowable(CompletableFuture.java:331)<text:line-break/>at java.base/java.util.concurrent.CompletableFuture.completeThrowable(CompletableFuture.java:346)<text:line-break/>at java.base/java.util.concurrent.CompletableFuture$UniCompose.tryFire(CompletableFuture.java:1063)<text:line-break/>at java.base/java.util.concurrent.CompletableFuture.postComplete(CompletableFuture.java:506)<text:line-break/>at java.base/java.util.concurrent.CompletableFuture.completeExceptionally(CompletableFuture.java:2088)<text:line-break/>at org.apache.pulsar.metadata.impl.ZKMetadataStore.lambda$get$5(ZKMetadataStore.java:124)<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at java.base/java.lang.Thread.run(Thread.java:829)<text:line-break/>Caused by: org.apache.pulsar.metadata.api.MetadataStoreException: org.apache.zookeeper.KeeperException$SessionExpiredException: KeeperErrorCode = Session expired for /loadbalance/leader<text:line-break/>at org.apache.pulsar.metadata.impl.ZKMetadataStore.getException(ZKMetadataStore.java:314)<text:line-break/>... 5 more<text:line-break/>Caused by: org.apache.zookeeper.KeeperException$SessionExpiredException: KeeperErrorCode = Session expired for /loadbalance/leader<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9" calcext:value-type="float">
            <text:p>9</text:p>
          </table:table-cell>
          <table:table-cell table:style-name="ce133" office:value-type="string" calcext:value-type="string">
            <text:p>org.apache.pulsar.broker.loadbalance.SimpleLoadManagerImplTest</text:p>
          </table:table-cell>
          <table:table-cell table:style-name="ce133" office:value-type="string" calcext:value-type="string">
            <text:p>set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IOException: Couldn't connect to zookeeper server</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loadbalance.SimpleLoadManagerImplTest) <text:s/>Time elapsed: 152.351 s <text:s/>&lt;&lt;&lt; FAILURE!<text:line-break/>java.io.IOException: Couldn't connect to zookeeper server<text:line-break/>at org.apache.pulsar.zookeeper.LocalBookkeeperEnsemble$ZKConnectionWatcher.waitForConnection(LocalBookkeeperEnsemble.java:534)<text:line-break/>at org.apache.pulsar.zookeeper.LocalBookkeeperEnsemble.initializeZookeper(LocalBookkeeperEnsemble.java:253)<text:line-break/>at org.apache.pulsar.zookeeper.LocalBookkeeperEnsemble.start(LocalBookkeeperEnsemble.java:423)<text:line-break/>at org.apache.pulsar.zookeeper.LocalBookkeeperEnsemble.start(LocalBookkeeperEnsemble.java:432)<text:line-break/>at org.apache.pulsar.broker.loadbalance.SimpleLoadManagerImplTest.setup(SimpleLoadManagerImplTest.java:121)<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10" calcext:value-type="float">
            <text:p>10</text:p>
          </table:table-cell>
          <table:table-cell table:style-name="ce133" office:value-type="string" calcext:value-type="string">
            <text:p>org.apache.pulsar.broker.loadbalance.SimpleLoadManagerImplTest</text:p>
          </table:table-cell>
          <table:table-cell table:style-name="ce133" office:value-type="string" calcext:value-type="string">
            <text:p>shutdown</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NullPointerException</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hutdown(org.apache.pulsar.broker.loadbalance.SimpleLoadManagerImplTest) <text:s/>Time elapsed: 3.215 s <text:s/>&lt;&lt;&lt; FAILURE!<text:line-break/>java.lang.NullPointerException<text:line-break/>at org.apache.pulsar.broker.loadbalance.SimpleLoadManagerImplTest.shutdown(SimpleLoadManagerImplTest.java:168)<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runAfterGroupsConfigurations(TestInvoker.java:677)<text:line-break/>at org.testng.internal.TestInvoker.invokeMethod(TestInvoker.java:548)<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0">
          <table:table-cell table:style-name="ce171" office:value-type="float" office:value="11" calcext:value-type="float">
            <text:p>11</text:p>
          </table:table-cell>
          <table:table-cell table:style-name="ce133" office:value-type="string" calcext:value-type="string">
            <text:p>org.apache.pulsar.broker.loadbalance.LoadBalancerTest</text:p>
          </table:table-cell>
          <table:table-cell table:style-name="ce133" office:value-type="string" calcext:value-type="string">
            <text:p>set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CompletionException: org.apache.pulsar.metadata.api.MetadataStoreException: org.apache.zookeeper.KeeperException$SessionExpiredException: KeeperErrorCode = Session expired for /loadbalance/leader</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loadbalance.LoadBalancerTest) <text:s/>Time elapsed: 299.001 s <text:s/>&lt;&lt;&lt; FAILURE!<text:line-break/>org.apache.pulsar.broker.PulsarServerException: java.util.concurrent.CompletionException: org.apache.pulsar.metadata.api.MetadataStoreException: org.apache.zookeeper.KeeperException$SessionExpiredException: KeeperErrorCode = Session expired for /loadbalance/leader<text:line-break/>at org.apache.pulsar.broker.PulsarService.start(PulsarService.java:822)<text:line-break/>at org.apache.pulsar.broker.loadbalance.LoadBalancerTest.setup(LoadBalancerTest.java:13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CompletionException: org.apache.pulsar.metadata.api.MetadataStoreException: org.apache.zookeeper.KeeperException$SessionExpiredException: KeeperErrorCode = Session expired for /loadbalance/leader<text:line-break/>at java.base/java.util.concurrent.CompletableFuture.encodeThrowable(CompletableFuture.java:331)<text:line-break/>at java.base/java.util.concurrent.CompletableFuture.completeThrowable(CompletableFuture.java:346)<text:line-break/>at java.base/java.util.concurrent.CompletableFuture$UniCompose.tryFire(CompletableFuture.java:1063)<text:line-break/>at java.base/java.util.concurrent.CompletableFuture.postComplete(CompletableFuture.java:506)<text:line-break/>at java.base/java.util.concurrent.CompletableFuture.completeExceptionally(CompletableFuture.java:2088)<text:line-break/>at org.apache.pulsar.metadata.impl.ZKMetadataStore.lambda$get$5(ZKMetadataStore.java:124)<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at java.base/java.lang.Thread.run(Thread.java:829)<text:line-break/>Caused by: org.apache.pulsar.metadata.api.MetadataStoreException: org.apache.zookeeper.KeeperException$SessionExpiredException: KeeperErrorCode = Session expired for /loadbalance/leader<text:line-break/>at org.apache.pulsar.metadata.impl.ZKMetadataStore.getException(ZKMetadataStore.java:314)<text:line-break/>... 5 more<text:line-break/>Caused by: org.apache.zookeeper.KeeperException$SessionExpiredException: KeeperErrorCode = Session expired for /loadbalance/leader<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7">
          <table:table-cell table:style-name="ce171" office:value-type="float" office:value="12" calcext:value-type="float">
            <text:p>12</text:p>
          </table:table-cell>
          <table:table-cell table:style-name="ce133" office:value-type="string" calcext:value-type="string">
            <text:p>org.apache.pulsar.broker.namespace.NamespaceCreateBundlesTest</text:p>
          </table:table-cell>
          <table:table-cell table:style-name="ce133" office:value-type="string" calcext:value-type="string">
            <text:p>set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TimeoutException</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namespace.NamespaceCreateBundlesTest) <text:s/>Time elapsed: 217.56 s <text:s/>&lt;&lt;&lt; FAILURE!<text:line-break/>org.apache.pulsar.client.admin.PulsarAdminException$TimeoutException: java.util.concurrent.TimeoutException<text:line-break/>at org.apache.pulsar.client.admin.internal.ClustersImpl.createCluster(ClustersImpl.java:131)<text:line-break/>at org.apache.pulsar.broker.service.BrokerTestBase.baseSetupCommon(BrokerTestBase.java:47)<text:line-break/>at org.apache.pulsar.broker.service.BrokerTestBase.baseSetup(BrokerTestBase.java:38)<text:line-break/>at org.apache.pulsar.broker.namespace.NamespaceCreateBundlesTest.setup(NamespaceCreateBundlesTest.java:43)<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TimeoutException<text:line-break/>at java.base/java.util.concurrent.CompletableFuture.timedGet(CompletableFuture.java:1886)<text:line-break/>at java.base/java.util.concurrent.CompletableFuture.get(CompletableFuture.java:2021)<text:line-break/>at org.apache.pulsar.client.admin.internal.ClustersImpl.createCluster(ClustersImpl.java:124)<text:line-break/>... 41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13" calcext:value-type="float">
            <text:p>13</text:p>
          </table:table-cell>
          <table:table-cell table:style-name="ce133" office:value-type="string" calcext:value-type="string">
            <text:p>org.apache.pulsar.broker.admin.AdminApiTest</text:p>
          </table:table-cell>
          <table:table-cell table:style-name="ce133" office:value-type="string" calcext:value-type="string">
            <text:p>testTopicStatsLastExpireTimestampForSubscription</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ThreadTimeoutException: Method org.apache.pulsar.broker.admin.AdminApiTest.testTopicStatsLastExpireTimestampForSubscription() didn't finish within the time-out 20000</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TopicStatsLastExpireTimestampForSubscription(org.apache.pulsar.broker.admin.AdminApiTest) <text:s/>Time elapsed: 55.111 s <text:s/>&lt;&lt;&lt; FAILURE!<text:line-break/>org.testng.internal.thread.ThreadTimeoutException: Method org.apache.pulsar.broker.admin.AdminApiTest.testTopicStatsLastExpireTimestampForSubscription() didn't finish within the time-out 2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8">
          <table:table-cell table:style-name="ce171" office:value-type="float" office:value="14" calcext:value-type="float">
            <text:p>14</text:p>
          </table:table-cell>
          <table:table-cell table:style-name="ce133" office:value-type="string" calcext:value-type="string">
            <text:p>org.apache.pulsar.broker.loadbalance.SimpleLoadManagerImplTest</text:p>
          </table:table-cell>
          <table:table-cell table:style-name="ce133" office:value-type="string" calcext:value-type="string">
            <text:p>set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IOException: Failed to initialize metadata client driver</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loadbalance.SimpleLoadManagerImplTest) <text:s/>Time elapsed: 76.683 s <text:s/>&lt;&lt;&lt; FAILURE!<text:line-break/>org.apache.pulsar.broker.PulsarServerException: java.io.IOException: Failed to initialize metadata client driver<text:line-break/>at org.apache.pulsar.broker.PulsarService.start(PulsarService.java:822)<text:line-break/>at org.apache.pulsar.broker.loadbalance.SimpleLoadManagerImplTest.setup(SimpleLoadManagerImplTest.java:13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io.IOException: Failed to initialize metadata client driver<text:line-break/>at org.apache.bookkeeper.client.BookKeeper.&lt;init&gt;(BookKeeper.java:464)<text:line-break/>at org.apache.bookkeeper.client.BookKeeper$Builder.build(BookKeeper.java:307)<text:line-break/>at org.apache.pulsar.broker.BookKeeperClientFactoryImpl.create(BookKeeperClientFactoryImpl.java:86)<text:line-break/>at org.apache.pulsar.broker.BookKeeperClientFactoryImpl.create(BookKeeperClientFactoryImpl.java:64)<text:line-break/>at org.apache.pulsar.broker.service.schema.BookkeeperSchemaStorage.start(BookkeeperSchemaStorage.java:100)<text:line-break/>at org.apache.pulsar.broker.PulsarService.createAndStartSchemaStorage(PulsarService.java:1184)<text:line-break/>at org.apache.pulsar.broker.PulsarService.start(PulsarService.java:642)<text:line-break/>... 39 more<text:line-break/>Caused by: org.apache.bookkeeper.meta.exceptions.MetadataException: Failed to create zookeeper client to 127.0.0.1:44667<text:line-break/>at org.apache.bookkeeper.meta.zk.ZKMetadataDriverBase.initialize(ZKMetadataDriverBase.java:227)<text:line-break/>at org.apache.bookkeeper.meta.zk.ZKMetadataClientDriver.initialize(ZKMetadataClientDriver.java:63)<text:line-break/>at org.apache.bookkeeper.client.BookKeeper.&lt;init&gt;(BookKeeper.java:454)<text:line-break/>... 45 more<text:line-break/>Caused by: org.apache.zookeeper.KeeperException$ConnectionLossException: KeeperErrorCode = ConnectionLoss<text:line-break/>at org.apache.zookeeper.KeeperException.create(KeeperException.java:102)<text:line-break/>at org.apache.bookkeeper.zookeeper.ZooKeeperWatcherBase.waitForConnection(ZooKeeperWatcherBase.java:159)<text:line-break/>at org.apache.bookkeeper.zookeeper.ZooKeeperClient$Builder.build(ZooKeeperClient.java:260)<text:line-break/>at org.apache.bookkeeper.meta.zk.ZKMetadataDriverBase.initialize(ZKMetadataDriverBase.java:207)<text:line-break/>... 47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15" calcext:value-type="float">
            <text:p>15</text:p>
          </table:table-cell>
          <table:table-cell table:style-name="ce133" office:value-type="string" calcext:value-type="string">
            <text:p>org.apache.pulsar.broker.service.ConsumedLedgersTrimTest</text:p>
          </table:table-cell>
          <table:table-cell table:style-name="ce133" office:value-type="string" calcext:value-type="string">
            <text:p>testConsumedLedgersTrimNoSubscriptions</text:p>
          </table:table-cell>
          <table:table-cell table:number-columns-repeated="2" table:style-name="ce66" office:value-type="string" calcext:value-type="string">
            <text:p>FAILURE</text:p>
          </table:table-cell>
          <table:table-cell table:style-name="ce64" office:value-type="string" calcext:value-type="string">
            <text:p>https://github.com/apache/pulsar/issues/11077</text:p>
          </table:table-cell>
          <table:table-cell table:style-name="ce133" office:value-type="string" calcext:value-type="string">
            <text:p>AssertionError: expected [3:6:-1:0] but found [-1:-1:-1]</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ConsumedLedgersTrimNoSubscriptions(org.apache.pulsar.broker.service.ConsumedLedgersTrimTest) <text:s/>Time elapsed: 21.962 s <text:s/>&lt;&lt;&lt; FAILURE!<text:line-break/>java.lang.AssertionError: expected [3:6:-1:0] but found [-1:-1:-1]<text:line-break/>at org.testng.Assert.fail(Assert.java:99)<text:line-break/>at org.testng.Assert.failNotEquals(Assert.java:1037)<text:line-break/>at org.testng.Assert.assertEqualsImpl(Assert.java:140)<text:line-break/>at org.testng.Assert.assertEquals(Assert.java:122)<text:line-break/>at org.testng.Assert.assertEquals(Assert.java:617)<text:line-break/>at org.apache.pulsar.broker.service.ConsumedLedgersTrimTest.testConsumedLedgersTrimNoSubscriptions(ConsumedLedgersTrimTest.java:153)<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16" calcext:value-type="float">
            <text:p>16</text:p>
          </table:table-cell>
          <table:table-cell table:style-name="ce133" office:value-type="string" calcext:value-type="string">
            <text:p>org.apache.pulsar.broker.service.BrokerServiceTest</text:p>
          </table:table-cell>
          <table:table-cell table:style-name="ce133" office:value-type="string" calcext:value-type="string">
            <text:p>testTopicFailureShouldNotHaveDeadLock</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ThreadTimeoutException: Method org.apache.pulsar.broker.service.BrokerServiceTest.testTopicFailureShouldNotHaveDeadLock() didn't finish within the time-out 3000</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TopicFailureShouldNotHaveDeadLock(org.apache.pulsar.broker.service.BrokerServiceTest) <text:s/>Time elapsed: 76.056 s <text:s/>&lt;&lt;&lt; FAILURE!<text:line-break/>org.testng.internal.thread.ThreadTimeoutException: Method org.apache.pulsar.broker.service.BrokerServiceTest.testTopicFailureShouldNotHaveDeadLock() didn't finish within the time-out 3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17" calcext:value-type="float">
            <text:p>17</text:p>
          </table:table-cell>
          <table:table-cell table:style-name="ce133" office:value-type="string" calcext:value-type="string">
            <text:p>org.apache.pulsar.broker.service.BacklogQuotaManagerTest</text:p>
          </table:table-cell>
          <table:table-cell table:style-name="ce133" office:value-type="string" calcext:value-type="string">
            <text:p>set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AssertionError: Broker test setup failed</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service.BacklogQuotaManagerTest) <text:s/>Time elapsed: 114.097 s <text:s/>&lt;&lt;&lt; FAILURE!<text:line-break/>java.lang.AssertionError: Broker test setup failed<text:line-break/>at org.testng.Assert.fail(Assert.java:99)<text:line-break/>at org.apache.pulsar.broker.service.BacklogQuotaManagerTest.setup(BacklogQuotaManagerTest.java:114)<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18" calcext:value-type="float">
            <text:p>18</text:p>
          </table:table-cell>
          <table:table-cell table:style-name="ce133" office:value-type="string" calcext:value-type="string">
            <text:p>org.apache.pulsar.broker.service.BacklogQuotaManagerTest</text:p>
          </table:table-cell>
          <table:table-cell table:style-name="ce133" office:value-type="string" calcext:value-type="string">
            <text:p>shutdown</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AssertionError: Broker test cleanup failed</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hutdown(org.apache.pulsar.broker.service.BacklogQuotaManagerTest) <text:s/>Time elapsed: 305.334 s <text:s/>&lt;&lt;&lt; FAILURE!<text:line-break/>java.lang.AssertionError: Broker test cleanup failed<text:line-break/>at org.testng.Assert.fail(Assert.java:99)<text:line-break/>at org.apache.pulsar.broker.service.BacklogQuotaManagerTest.shutdown(BacklogQuotaManagerTest.java:13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runAfterGroupsConfigurations(TestInvoker.java:677)<text:line-break/>at org.testng.internal.TestInvoker.invokeMethod(TestInvoker.java:548)<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19" calcext:value-type="float">
            <text:p>19</text:p>
          </table:table-cell>
          <table:table-cell table:style-name="ce133" office:value-type="string" calcext:value-type="string">
            <text:p>org.apache.pulsar.broker.service.schema.PartitionedTopicsSchemaTest</text:p>
          </table:table-cell>
          <table:table-cell table:style-name="ce133" office:value-type="string" calcext:value-type="string">
            <text:p>partitionedTopicWithSchema</text:p>
          </table:table-cell>
          <table:table-cell table:style-name="ce133"/>
          <table:table-cell table:style-name="ce66" office:value-type="string" calcext:value-type="string">
            <text:p>FAILURE</text:p>
          </table:table-cell>
          <table:table-cell table:style-name="ce133" office:value-type="string" calcext:value-type="string">
            <text:p>https://github.com/apache/pulsar/issues/2651</text:p>
          </table:table-cell>
          <table:table-cell table:style-name="ce133" office:value-type="string" calcext:value-type="string">
            <text:p>PulsarAdminException$ServerSideErrorException: HTTP 500 Internal Server Error</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partitionedTopicWithSchema(org.apache.pulsar.broker.service.schema.PartitionedTopicsSchemaTest) <text:s/>Time elapsed: 37.158 s <text:s/>&lt;&lt;&lt; FAILURE!<text:line-break/>org.apache.pulsar.client.admin.PulsarAdminException$ServerSideErrorException: HTTP 500 Internal Server Error<text:line-break/>at org.apache.pulsar.client.admin.internal.BaseResource.getApiException(BaseResource.java:219)<text:line-break/>at org.apache.pulsar.client.admin.internal.BaseResource$1.failed(BaseResource.java:130)<text:line-break/>at org.glassfish.jersey.client.JerseyInvocation$1.failed(JerseyInvocation.java:882)<text:line-break/>at org.glassfish.jersey.client.JerseyInvocation$1.completed(JerseyInvocation.java:863)<text:line-break/>at org.glassfish.jersey.client.ClientRuntime.processResponse(ClientRuntime.java:229)<text:line-break/>at org.glassfish.jersey.client.ClientRuntime.access$200(ClientRuntime.java:62)<text:line-break/>at org.glassfish.jersey.client.ClientRuntime$2.lambda$response$0(ClientRuntime.java:173)<text:line-break/>at org.glassfish.jersey.internal.Errors$1.call(Errors.java:248)<text:line-break/>at org.glassfish.jersey.internal.Errors$1.call(Errors.java:244)<text:line-break/>at org.glassfish.jersey.internal.Errors.process(Errors.java:292)<text:line-break/>at org.glassfish.jersey.internal.Errors.process(Errors.java:274)<text:line-break/>at org.glassfish.jersey.internal.Errors.process(Errors.java:244)<text:line-break/>at org.glassfish.jersey.process.internal.RequestScope.runInScope(RequestScope.java:288)<text:line-break/>at org.glassfish.jersey.client.ClientRuntime$2.response(ClientRuntime.java:173)<text:line-break/>at org.apache.pulsar.client.admin.internal.http.AsyncHttpConnector.lambda$apply$1(AsyncHttpConnector.java:212)<text:line-break/>at java.base/java.util.concurrent.CompletableFuture.uniWhenComplete(CompletableFuture.java:859)<text:line-break/>at java.base/java.util.concurrent.CompletableFuture$UniWhenComplete.tryFire(CompletableFuture.java:837)<text:line-break/>at java.base/java.util.concurrent.CompletableFuture.postComplete(CompletableFuture.java:506)<text:line-break/>at java.base/java.util.concurrent.CompletableFuture.complete(CompletableFuture.java:2073)<text:line-break/>at org.apache.pulsar.client.admin.internal.http.AsyncHttpConnector.lambda$retryOperation$4(AsyncHttpConnector.java:254)<text:line-break/>at java.base/java.util.concurrent.CompletableFuture.uniWhenComplete(CompletableFuture.java:859)<text:line-break/>at java.base/java.util.concurrent.CompletableFuture$UniWhenComplete.tryFire(CompletableFuture.java:837)<text:line-break/>at java.base/java.util.concurrent.CompletableFuture.postComplete(CompletableFuture.java:506)<text:line-break/>at java.base/java.util.concurrent.CompletableFuture.complete(CompletableFuture.java:2073)<text:line-break/>at org.asynchttpclient.netty.NettyResponseFuture.loadContent(NettyResponseFuture.java:222)<text:line-break/>at org.asynchttpclient.netty.NettyResponseFuture.done(NettyResponseFuture.java:257)<text:line-break/>at org.asynchttpclient.netty.handler.AsyncHttpClientHandler.finishUpdate(AsyncHttpClientHandler.java:241)<text:line-break/>at org.asynchttpclient.netty.handler.HttpHandler.handleChunk(HttpHandler.java:114)<text:line-break/>at org.asynchttpclient.netty.handler.HttpHandler.handleRead(HttpHandler.java:143)<text:line-break/>at org.asynchttpclient.netty.handler.AsyncHttpClientHandler.channelRead(AsyncHttpClientHandler.java:78)<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handler.codec.MessageToMessageDecoder.channelRead(MessageToMessageDecoder.java:103)<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CombinedChannelDuplexHandler$DelegatingChannelHandlerContext.fireChannelRead(CombinedChannelDuplexHandler.java:436)<text:line-break/>at io.netty.handler.codec.ByteToMessageDecoder.fireChannelRead(ByteToMessageDecoder.java:324)<text:line-break/>at io.netty.handler.codec.ByteToMessageDecoder.channelRead(ByteToMessageDecoder.java:296)<text:line-break/>at io.netty.channel.CombinedChannelDuplexHandler.channelRead(CombinedChannelDuplexHandler.java:251)<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DefaultChannelPipeline$HeadContext.channelRead(DefaultChannelPipeline.java:1410)<text:line-break/>at io.netty.channel.AbstractChannelHandlerContext.invokeChannelRead(AbstractChannelHandlerContext.java:379)<text:line-break/>at io.netty.channel.AbstractChannelHandlerContext.invokeChannelRead(AbstractChannelHandlerContext.java:365)<text:line-break/>at io.netty.channel.DefaultChannelPipeline.fireChannelRead(DefaultChannelPipeline.java:919)<text:line-break/>at io.netty.channel.nio.AbstractNioByteChannel$NioByteUnsafe.read(AbstractNioByteChannel.java:166)<text:line-break/>at io.netty.channel.nio.NioEventLoop.processSelectedKey(NioEventLoop.java:719)<text:line-break/>at io.netty.channel.nio.NioEventLoop.processSelectedKeysOptimized(NioEventLoop.java:655)<text:line-break/>at io.netty.channel.nio.NioEventLoop.processSelectedKeys(NioEventLoop.java:581)<text:line-break/>at io.netty.channel.nio.NioEventLoop.run(NioEventLoop.java:493)<text:line-break/>at io.netty.util.concurrent.SingleThreadEventExecutor$4.run(SingleThreadEventExecutor.java:989)<text:line-break/>at io.netty.util.internal.ThreadExecutorMap$2.run(ThreadExecutorMap.java:74)<text:line-break/>at io.netty.util.concurrent.FastThreadLocalRunnable.run(FastThreadLocalRunnable.java:30)<text:line-break/>at java.base/java.lang.Thread.run(Thread.java:829)<text:line-break/>Caused by: javax.ws.rs.InternalServerErrorException: HTTP 500 Internal Server Error<text:line-break/>at org.glassfish.jersey.client.JerseyInvocation.convertToException(JerseyInvocation.java:960)<text:line-break/>at org.glassfish.jersey.client.JerseyInvocation.access$700(JerseyInvocation.java:82)<text:line-break/>... 54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20" calcext:value-type="float">
            <text:p>20</text:p>
          </table:table-cell>
          <table:table-cell table:style-name="ce133" office:value-type="string" calcext:value-type="string">
            <text:p>org.apache.pulsar.broker.service.PeerReplicatorTest</text:p>
          </table:table-cell>
          <table:table-cell table:style-name="ce133" office:value-type="string" calcext:value-type="string">
            <text:p>testPeerClusterTopicLookup</text:p>
          </table:table-cell>
          <table:table-cell table:style-name="ce133"/>
          <table:table-cell table:style-name="ce66" office:value-type="string" calcext:value-type="string">
            <text:p>FAILURE</text:p>
          </table:table-cell>
          <table:table-cell table:style-name="ce133" office:value-type="string" calcext:value-type="string">
            <text:p>https://github.com/apache/pulsar/pull/5734</text:p>
          </table:table-cell>
          <table:table-cell table:style-name="ce133" office:value-type="string" calcext:value-type="string">
            <text:p>ThreadTimeoutException: Method org.apache.pulsar.broker.service.PeerReplicatorTest.testPeerClusterTopicLookup() didn't finish within the time-out 10000</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PeerClusterTopicLookup(org.apache.pulsar.broker.service.PeerReplicatorTest) <text:s/>Time elapsed: 23.581 s <text:s/>&lt;&lt;&lt; FAILURE!<text:line-break/>org.testng.internal.thread.ThreadTimeoutException: Method org.apache.pulsar.broker.service.PeerReplicatorTest.testPeerClusterTopicLookup() didn't finish within the time-out 1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0">
          <table:table-cell table:style-name="ce171" office:value-type="float" office:value="21" calcext:value-type="float">
            <text:p>21</text:p>
          </table:table-cell>
          <table:table-cell table:style-name="ce133" office:value-type="string" calcext:value-type="string">
            <text:p>org.apache.pulsar.broker.service.SystemTopicBasedTopicPoliciesServiceTest</text:p>
          </table:table-cell>
          <table:table-cell table:style-name="ce133" office:value-type="string" calcext:value-type="string">
            <text:p>testCacheCleanup</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ConditionTimeoutException: Assertion condition defined as a lambda expression in org.apache.pulsar.broker.service.SystemTopicBasedTopicPoliciesServiceTest <text:s/>within 10 seconds</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CacheCleanup(org.apache.pulsar.broker.service.SystemTopicBasedTopicPoliciesServiceTest) <text:s/>Time elapsed: 22.859 s <text:s/>&lt;&lt;&lt; FAILURE!<text:line-break/>org.awaitility.core.ConditionTimeoutException: Assertion condition defined as a lambda expression in org.apache.pulsar.broker.service.SystemTopicBasedTopicPoliciesServiceTest <text:s/>within 10 seconds.<text:line-break/>at org.awaitility.core.ConditionAwaiter.await(ConditionAwaiter.java:165)<text:line-break/>at org.awaitility.core.AssertionCondition.await(AssertionCondition.java:119)<text:line-break/>at org.awaitility.core.AssertionCondition.await(AssertionCondition.java:31)<text:line-break/>at org.awaitility.core.ConditionFactory.until(ConditionFactory.java:895)<text:line-break/>at org.awaitility.core.ConditionFactory.untilAsserted(ConditionFactory.java:679)<text:line-break/>at org.apache.pulsar.broker.service.SystemTopicBasedTopicPoliciesServiceTest.testCacheCleanup(SystemTopicBasedTopicPoliciesServiceTest.java:194)<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java.lang.AssertionError: <text:line-break/>at org.testng.AssertJUnit.fail(AssertJUnit.java:65)<text:line-break/>at org.testng.AssertJUnit.assertTrue(AssertJUnit.java:23)<text:line-break/>at org.testng.AssertJUnit.assertNotNull(AssertJUnit.java:348)<text:line-break/>at org.testng.AssertJUnit.assertNotNull(AssertJUnit.java:337)<text:line-break/>at org.apache.pulsar.broker.service.SystemTopicBasedTopicPoliciesServiceTest.lambda$testCacheCleanup$1(SystemTopicBasedTopicPoliciesServiceTest.java:195)<text:line-break/>at org.awaitility.core.AssertionCondition.lambda$new$0(AssertionCondition.java:53)<text:line-break/>at org.awaitility.core.ConditionAwaiter$ConditionPoller.call(ConditionAwaiter.java:222)<text:line-break/>at org.awaitility.core.ConditionAwaiter$ConditionPoller.call(ConditionAwaiter.java:209)<text:line-break/>... 4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7">
          <table:table-cell table:style-name="ce171" office:value-type="float" office:value="22" calcext:value-type="float">
            <text:p>22</text:p>
          </table:table-cell>
          <table:table-cell table:style-name="ce133" office:value-type="string" calcext:value-type="string">
            <text:p>org.apache.pulsar.broker.service.SystemTopicBasedTopicPoliciesServiceTest</text:p>
          </table:table-cell>
          <table:table-cell table:style-name="ce133" office:value-type="string" calcext:value-type="string">
            <text:p>testGetPolicy</text:p>
          </table:table-cell>
          <table:table-cell table:style-name="ce133"/>
          <table:table-cell table:style-name="ce66" office:value-type="string" calcext:value-type="string">
            <text:p>FAILURE</text:p>
          </table:table-cell>
          <table:table-cell table:style-name="ce133"/>
          <table:table-cell table:style-name="ce133" office:value-type="string" calcext:value-type="string">
            <text:p>AssertionError: expected [TopicPolicies(backLogQuotaMap=null, persistence=null, retentionPolicies=null, deduplicationEnabled=null, messageTTLInSeconds=null, maxProducerPerTopic=1, maxConsumerPerTopic=null, maxConsumersPerSubscription=null, maxUnackedMessagesOnConsumer=null, maxUnackedMessagesOnSubscription=null, delayedDeliveryTickTimeMillis=null, delayedDeliveryEnabled=null, offloadPolicies=null, inactiveTopicPolicies=null, dispatchRate=null, subscriptionDispatchRate=null, compactionThreshold=null, publishRate=null, subscribeRate=null, deduplicationSnapshotIntervalSeconds=null, maxMessageSize=null, maxSubscriptionsPerTopic=null, replicatorDispatchRate=null, subscriptionTypesEnabled=null)] but found [TopicPolicies(backLogQuotaMap=null, persistence=null, retentionPolicies=null, deduplicationEnabled=null, messageTTLInSeconds=null, maxProducerPerTopic=106, maxConsumerPerTopic=null, maxConsumersPerSubscription=null, maxUnackedMessagesOnConsumer=null, maxUnackedMessagesOnSubscription=null, delayedDeliveryTickTimeMillis=null, delayedDeliveryEnabled=null, offloadPolicies=null, inactiveTopicPolicies=null, dispatchRate=null, subscriptionDispatchRate=null, compactionThreshold=null, publishRate=null, subscribeRate=null, deduplicationSnapshotIntervalSeconds=null, maxMessageSize=null, maxSubscriptionsPerTopic=null, replicatorDispatchRate=null, subscriptionTypesEnabled=null)]</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GetPolicy(org.apache.pulsar.broker.service.SystemTopicBasedTopicPoliciesServiceTest) <text:s/>Time elapsed: 7.688 s <text:s/>&lt;&lt;&lt; FAILURE!<text:line-break/>java.lang.AssertionError: expected [TopicPolicies(backLogQuotaMap=null, persistence=null, retentionPolicies=null, deduplicationEnabled=null, messageTTLInSeconds=null, maxProducerPerTopic=1, maxConsumerPerTopic=null, maxConsumersPerSubscription=null, maxUnackedMessagesOnConsumer=null, maxUnackedMessagesOnSubscription=null, delayedDeliveryTickTimeMillis=null, delayedDeliveryEnabled=null, offloadPolicies=null, inactiveTopicPolicies=null, dispatchRate=null, subscriptionDispatchRate=null, compactionThreshold=null, publishRate=null, subscribeRate=null, deduplicationSnapshotIntervalSeconds=null, maxMessageSize=null, maxSubscriptionsPerTopic=null, replicatorDispatchRate=null, subscriptionTypesEnabled=null)] but found [TopicPolicies(backLogQuotaMap=null, persistence=null, retentionPolicies=null, deduplicationEnabled=null, messageTTLInSeconds=null, maxProducerPerTopic=106, maxConsumerPerTopic=null, maxConsumersPerSubscription=null, maxUnackedMessagesOnConsumer=null, maxUnackedMessagesOnSubscription=null, delayedDeliveryTickTimeMillis=null, delayedDeliveryEnabled=null, offloadPolicies=null, inactiveTopicPolicies=null, dispatchRate=null, subscriptionDispatchRate=null, compactionThreshold=null, publishRate=null, subscribeRate=null, deduplicationSnapshotIntervalSeconds=null, maxMessageSize=null, maxSubscriptionsPerTopic=null, replicatorDispatchRate=null, subscriptionTypesEnabled=null)]<text:line-break/>at org.testng.Assert.fail(Assert.java:99)<text:line-break/>at org.testng.Assert.failNotEquals(Assert.java:1037)<text:line-break/>at org.testng.Assert.assertEqualsImpl(Assert.java:140)<text:line-break/>at org.testng.Assert.assertEquals(Assert.java:122)<text:line-break/>at org.testng.Assert.assertEquals(Assert.java:617)<text:line-break/>at org.apache.pulsar.broker.service.SystemTopicBasedTopicPoliciesServiceTest.testGetPolicy(SystemTopicBasedTopicPoliciesServiceTest.java:172)<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7" office:value-type="float" office:value="23" calcext:value-type="float">
            <text:p>23</text:p>
          </table:table-cell>
          <table:table-cell table:style-name="ce174" office:value-type="string" calcext:value-type="string">
            <text:p>org.apache.pulsar.broker.SLAMonitoringTest</text:p>
          </table:table-cell>
          <table:table-cell table:style-name="ce174" office:value-type="string" calcext:value-type="string">
            <text:p>setup</text:p>
          </table:table-cell>
          <table:table-cell table:style-name="ce174"/>
          <table:table-cell table:style-name="ce178" office:value-type="string" calcext:value-type="string">
            <text:p>FAILURE</text:p>
          </table:table-cell>
          <table:table-cell table:style-name="ce174"/>
          <table:table-cell table:style-name="ce174" office:value-type="string" calcext:value-type="string">
            <text:p>IOException: Couldn't connect to zookeeper server</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SLAMonitoringTest) <text:s/>Time elapsed: 26.162 s <text:s/>&lt;&lt;&lt; FAILURE!<text:line-break/>java.io.IOException: Couldn't connect to zookeeper server<text:line-break/>at org.apache.pulsar.zookeeper.LocalBookkeeperEnsemble$ZKConnectionWatcher.waitForConnection(LocalBookkeeperEnsemble.java:534)<text:line-break/>at org.apache.pulsar.zookeeper.LocalBookkeeperEnsemble.initializeZookeper(LocalBookkeeperEnsemble.java:253)<text:line-break/>at org.apache.pulsar.zookeeper.LocalBookkeeperEnsemble.start(LocalBookkeeperEnsemble.java:423)<text:line-break/>at org.apache.pulsar.zookeeper.LocalBookkeeperEnsemble.start(LocalBookkeeperEnsemble.java:432)<text:line-break/>at org.apache.pulsar.broker.SLAMonitoringTest.setup(SLAMonitoringTest.java:7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MethodWorker.invokeBeforeClassMethods(TestMethodWorker.java:176)<text:line-break/>at org.testng.internal.TestMethodWorker.run(TestMethodWorker.java:122)<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74" table:number-columns-repeated="55"/>
          <table:table-cell table:style-name="ce133" table:number-columns-repeated="960"/>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24" calcext:value-type="float">
            <text:p>24</text:p>
          </table:table-cell>
          <table:table-cell table:style-name="ce133" office:value-type="string" calcext:value-type="string">
            <text:p>org.apache.pulsar.broker.SLAMonitoringTest</text:p>
          </table:table-cell>
          <table:table-cell table:style-name="ce133" office:value-type="string" calcext:value-type="string">
            <text:p>shutdown</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hutdown(org.apache.pulsar.broker.SLAMonitoringTest) <text:s/>Time elapsed: 0 s <text:s/>&lt;&lt;&lt; FAILURE!<text:line-break/>java.lang.NullPointerException<text:line-break/>at org.apache.pulsar.broker.SLAMonitoringTest.shutdown(SLAMonitoringTest.java:134)<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MethodWorker.invokeAfterClassMethods(TestMethodWorker.java:217)<text:line-break/>at org.testng.internal.TestMethodWorker.run(TestMethodWorker.java:130)<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22">
          <table:table-cell table:style-name="ce171" office:value-type="float" office:value="25" calcext:value-type="float">
            <text:p>25</text:p>
          </table:table-cell>
          <table:table-cell table:style-name="ce133" office:value-type="string" calcext:value-type="string">
            <text:p>org.apache.pulsar.broker.transaction.buffer.TransactionLowWaterMarkTest</text:p>
          </table:table-cell>
          <table:table-cell table:style-name="ce133" office:value-type="string" calcext:value-type="string">
            <text:p>testPendingAckLowWaterMark</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9917</text:p>
          </table:table-cell>
          <table:table-cell table:style-name="ce133" office:value-type="string" calcext:value-type="string">
            <text:p>InvalidTxnStatusException: Expect Txn `(1,1)` to be in OPEN status but it is in ABORTING status</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PendingAckLowWaterMark(org.apache.pulsar.broker.transaction.buffer.TransactionLowWaterMarkTest) <text:s/>Time elapsed: 16.377 s <text:s/>&lt;&lt;&lt; FAILURE!<text:line-break/>java.util.concurrent.ExecutionException: org.apache.pulsar.client.api.transaction.TransactionCoordinatorClientException$InvalidTxnStatusException: org.apache.pulsar.transaction.coordinator.exceptions.CoordinatorException$InvalidTxnStatusException: Expect Txn `(1,1)` to be in OPEN status but it is in ABORTING status<text:line-break/>at java.base/java.util.concurrent.CompletableFuture.reportGet(CompletableFuture.java:395)<text:line-break/>at java.base/java.util.concurrent.CompletableFuture.get(CompletableFuture.java:1999)<text:line-break/>at org.apache.pulsar.broker.transaction.buffer.TransactionLowWaterMarkTest.testPendingAckLowWaterMark(TransactionLowWaterMarkTest.java:29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org.apache.pulsar.client.api.transaction.TransactionCoordinatorClientException$InvalidTxnStatusException: org.apache.pulsar.transaction.coordinator.exceptions.CoordinatorException$InvalidTxnStatusException: Expect Txn `(1,1)` to be in OPEN status but it is in ABORTING status<text:line-break/>at org.apache.pulsar.client.impl.TransactionMetaStoreHandler.getExceptionByServerError(TransactionMetaStoreHandler.java:370)<text:line-break/>at org.apache.pulsar.client.impl.TransactionMetaStoreHandler.handleAddSubscriptionToTxnResponse(TransactionMetaStoreHandler.java:254)<text:line-break/>at org.apache.pulsar.client.impl.ClientCnx.handleAddSubscriptionToTxnResponse(ClientCnx.java:940)<text:line-break/>at org.apache.pulsar.common.protocol.PulsarDecoder.channelRead(PulsarDecoder.java:391)<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handler.codec.ByteToMessageDecoder.fireChannelRead(ByteToMessageDecoder.java:324)<text:line-break/>at io.netty.handler.codec.ByteToMessageDecoder.channelRead(ByteToMessageDecoder.java:296)<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DefaultChannelPipeline$HeadContext.channelRead(DefaultChannelPipeline.java:1410)<text:line-break/>at io.netty.channel.AbstractChannelHandlerContext.invokeChannelRead(AbstractChannelHandlerContext.java:379)<text:line-break/>at io.netty.channel.AbstractChannelHandlerContext.invokeChannelRead(AbstractChannelHandlerContext.java:365)<text:line-break/>at io.netty.channel.DefaultChannelPipeline.fireChannelRead(DefaultChannelPipeline.java:919)<text:line-break/>at io.netty.channel.epoll.AbstractEpollStreamChannel$EpollStreamUnsafe.epollInReady(AbstractEpollStreamChannel.java:795)<text:line-break/>at io.netty.channel.epoll.EpollEventLoop.processReady(EpollEventLoop.java:480)<text:line-break/>at io.netty.channel.epoll.EpollEventLoop.run(EpollEventLoop.java:378)<text:line-break/>at io.netty.util.concurrent.SingleThreadEventExecutor$4.run(SingleThreadEventExecutor.java:989)<text:line-break/>at io.netty.util.internal.ThreadExecutorMap$2.run(ThreadExecutorMap.java:74)<text:line-break/>at io.netty.util.concurrent.FastThreadLocalRunnable.run(FastThreadLocalRunnable.java:30)<text:line-break/>... 1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7">
          <table:table-cell table:style-name="ce171" office:value-type="float" office:value="26" calcext:value-type="float">
            <text:p>26</text:p>
          </table:table-cell>
          <table:table-cell table:style-name="ce133" office:value-type="string" calcext:value-type="string">
            <text:p>org.apache.pulsar.broker.transaction.buffer.TransactionStablePositionTest</text:p>
          </table:table-cell>
          <table:table-cell table:style-name="ce133" office:value-type="string" calcext:value-type="string">
            <text:p>abortTxnTest</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10398</text:p>
          </table:table-cell>
          <table:table-cell table:style-name="ce133" office:value-type="string" calcext:value-type="string">
            <text:p>CoordinatorNotFoundException: Transaction coordinator with id 1 not found!</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abortTxnTest(org.apache.pulsar.broker.transaction.buffer.TransactionStablePositionTest) <text:s/>Time elapsed: 0.516 s <text:s/>&lt;&lt;&lt; FAILURE!<text:line-break/>java.util.concurrent.ExecutionException: org.apache.pulsar.client.api.transaction.TransactionCoordinatorClientException$CoordinatorNotFoundException: Transaction coordinator with id 1 not found!<text:line-break/>at java.base/java.util.concurrent.CompletableFuture.reportGet(CompletableFuture.java:395)<text:line-break/>at java.base/java.util.concurrent.CompletableFuture.get(CompletableFuture.java:1999)<text:line-break/>at org.apache.pulsar.broker.transaction.buffer.TransactionStablePositionTest.abortTxnTest(TransactionStablePositionTest.java:14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org.apache.pulsar.client.api.transaction.TransactionCoordinatorClientException$CoordinatorNotFoundException: Transaction coordinator with id 1 not found!<text:line-break/>at org.apache.pulsar.client.impl.TransactionMetaStoreHandler.getExceptionByServerError(TransactionMetaStoreHandler.java:368)<text:line-break/>at org.apache.pulsar.client.impl.TransactionMetaStoreHandler.handleNewTxnResponse(TransactionMetaStoreHandler.java:161)<text:line-break/>at org.apache.pulsar.client.impl.ClientCnx.handleNewTxnResponse(ClientCnx.java:924)<text:line-break/>at org.apache.pulsar.common.protocol.PulsarDecoder.channelRead(PulsarDecoder.java:371)<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handler.codec.ByteToMessageDecoder.fireChannelRead(ByteToMessageDecoder.java:324)<text:line-break/>at io.netty.handler.codec.ByteToMessageDecoder.channelRead(ByteToMessageDecoder.java:296)<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DefaultChannelPipeline$HeadContext.channelRead(DefaultChannelPipeline.java:1410)<text:line-break/>at io.netty.channel.AbstractChannelHandlerContext.invokeChannelRead(AbstractChannelHandlerContext.java:379)<text:line-break/>at io.netty.channel.AbstractChannelHandlerContext.invokeChannelRead(AbstractChannelHandlerContext.java:365)<text:line-break/>at io.netty.channel.DefaultChannelPipeline.fireChannelRead(DefaultChannelPipeline.java:919)<text:line-break/>at io.netty.channel.epoll.AbstractEpollStreamChannel$EpollStreamUnsafe.epollInReady(AbstractEpollStreamChannel.java:795)<text:line-break/>at io.netty.channel.epoll.EpollEventLoop.processReady(EpollEventLoop.java:480)<text:line-break/>at io.netty.channel.epoll.EpollEventLoop.run(EpollEventLoop.java:378)<text:line-break/>at io.netty.util.concurrent.SingleThreadEventExecutor$4.run(SingleThreadEventExecutor.java:989)<text:line-break/>at io.netty.util.internal.ThreadExecutorMap$2.run(ThreadExecutorMap.java:74)<text:line-break/>at io.netty.util.concurrent.FastThreadLocalRunnable.run(FastThreadLocalRunnable.java:30)<text:line-break/>... 1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27" calcext:value-type="float">
            <text:p>27</text:p>
          </table:table-cell>
          <table:table-cell table:style-name="ce133" office:value-type="string" calcext:value-type="string">
            <text:p>org.apache.pulsar.broker.transaction.coordinator.TransactionCoordinatorClientTest</text:p>
          </table:table-cell>
          <table:table-cell table:style-name="ce133" office:value-type="string" calcext:value-type="string">
            <text:p>testCommitAndAbort</text:p>
          </table:table-cell>
          <table:table-cell table:style-name="ce66" office:value-type="string" calcext:value-type="string">
            <text:p>FAILURE</text:p>
          </table:table-cell>
          <table:table-cell table:style-name="ce178" office:value-type="string" calcext:value-type="string">
            <text:p>FAILURE</text:p>
          </table:table-cell>
          <table:table-cell table:style-name="ce133" office:value-type="string" calcext:value-type="string">
            <text:p>https://github.com/apache/pulsar/issues/10398</text:p>
          </table:table-cell>
          <table:table-cell table:style-name="ce133" office:value-type="string" calcext:value-type="string">
            <text:p>CoordinatorNotFoundException: Transaction coordinator with id 2 not found!</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CommitAndAbort(org.apache.pulsar.broker.transaction.coordinator.TransactionCoordinatorClientTest) <text:s/>Time elapsed: 0.002 s <text:s/>&lt;&lt;&lt; FAILURE!<text:line-break/>org.apache.pulsar.client.api.transaction.TransactionCoordinatorClientException$CoordinatorNotFoundException: Transaction coordinator with id 2 not found!<text:line-break/>at org.apache.pulsar.client.api.transaction.TransactionCoordinatorClientException.unwrap(TransactionCoordinatorClientException.java:126)<text:line-break/>at org.apache.pulsar.client.impl.transaction.TransactionCoordinatorClientImpl.newTransaction(TransactionCoordinatorClientImpl.java:155)<text:line-break/>at org.apache.pulsar.broker.transaction.coordinator.TransactionCoordinatorClientTest.testCommitAndAbort(TransactionCoordinatorClientTest.java:84)<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7">
          <table:table-cell table:style-name="ce171" office:value-type="float" office:value="28" calcext:value-type="float">
            <text:p>28</text:p>
          </table:table-cell>
          <table:table-cell table:style-name="ce133" office:value-type="string" calcext:value-type="string">
            <text:p>org.apache.pulsar.broker.transaction.coordinator.TransactionCoordinatorClientTest</text:p>
          </table:table-cell>
          <table:table-cell table:style-name="ce133" office:value-type="string" calcext:value-type="string">
            <text:p>testNewTxn</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pull/9335</text:p>
          </table:table-cell>
          <table:table-cell table:style-name="ce133" office:value-type="string" calcext:value-type="string">
            <text:p>CoordinatorNotFoundException: Transaction coordinator with id 4 not found!</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NewTxn(org.apache.pulsar.broker.transaction.coordinator.TransactionCoordinatorClientTest) <text:s/>Time elapsed: 0.002 s <text:s/>&lt;&lt;&lt; FAILURE!<text:line-break/>org.apache.pulsar.client.api.transaction.TransactionCoordinatorClientException$CoordinatorNotFoundException: Transaction coordinator with id 4 not found!<text:line-break/>at org.apache.pulsar.client.api.transaction.TransactionCoordinatorClientException.unwrap(TransactionCoordinatorClientException.java:126)<text:line-break/>at org.apache.pulsar.client.impl.transaction.TransactionCoordinatorClientImpl.newTransaction(TransactionCoordinatorClientImpl.java:155)<text:line-break/>at org.apache.pulsar.broker.transaction.coordinator.TransactionCoordinatorClientTest.testNewTxn(TransactionCoordinatorClientTest.java:7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29" calcext:value-type="float">
            <text:p>29</text:p>
          </table:table-cell>
          <table:table-cell table:style-name="ce133" office:value-type="string" calcext:value-type="string">
            <text:p>org.apache.pulsar.broker.transaction.coordinator.TransactionMetaStoreAssignmentTest</text:p>
          </table:table-cell>
          <table:table-cell table:style-name="ce133" office:value-type="string" calcext:value-type="string">
            <text:p>testTransactionMetaStoreAssignAndFailover</text:p>
          </table:table-cell>
          <table:table-cell table:number-columns-repeated="2" table:style-name="ce178" office:value-type="string" calcext:value-type="string">
            <text:p>FAILURE</text:p>
          </table:table-cell>
          <table:table-cell table:style-name="ce64" office:value-type="string" calcext:value-type="string">
            <text:p>https://github.com/apache/pulsar/issues/10786</text:p>
          </table:table-cell>
          <table:table-cell table:style-name="ce133" office:value-type="string" calcext:value-type="string">
            <text:p>AssertionError: expected [16] but found [0]</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TransactionMetaStoreAssignAndFailover(org.apache.pulsar.broker.transaction.coordinator.TransactionMetaStoreAssignmentTest) <text:s/>Time elapsed: 0.111 s <text:s/>&lt;&lt;&lt; FAILURE!<text:line-break/>java.lang.AssertionError: expected [16] but found [0]<text:line-break/>at org.testng.Assert.fail(Assert.java:99)<text:line-break/>at org.testng.Assert.failNotEquals(Assert.java:1037)<text:line-break/>at org.testng.Assert.assertEqualsImpl(Assert.java:140)<text:line-break/>at org.testng.Assert.assertEquals(Assert.java:122)<text:line-break/>at org.testng.Assert.assertEquals(Assert.java:907)<text:line-break/>at org.testng.Assert.assertEquals(Assert.java:917)<text:line-break/>at org.apache.pulsar.broker.transaction.coordinator.TransactionMetaStoreAssignmentTest.testTransactionMetaStoreAssignAndFailover(TransactionMetaStoreAssignmentTest.java:40)<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30" calcext:value-type="float">
            <text:p>30</text:p>
          </table:table-cell>
          <table:table-cell table:style-name="ce133" office:value-type="string" calcext:value-type="string">
            <text:p>org.apache.pulsar.broker.transaction.pendingack.PendingAckInMemoryDeleteTest</text:p>
          </table:table-cell>
          <table:table-cell table:style-name="ce133" office:value-type="string" calcext:value-type="string">
            <text:p>txnAckTestBatchAndSharedSubMemoryDeleteTest</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9918</text:p>
          </table:table-cell>
          <table:table-cell table:style-name="ce133" office:value-type="string" calcext:value-type="string">
            <text:p>AssertionError: expected object to not be null</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xnAckTestBatchAndSharedSubMemoryDeleteTest(org.apache.pulsar.broker.transaction.pendingack.PendingAckInMemoryDeleteTest) <text:s/>Time elapsed: 2.544 s <text:s/>&lt;&lt;&lt; FAILURE!<text:line-break/>java.lang.AssertionError: expected object to not be null<text:line-break/>at org.testng.Assert.fail(Assert.java:99)<text:line-break/>at org.testng.Assert.assertNotNull(Assert.java:942)<text:line-break/>at org.testng.Assert.assertNotNull(Assert.java:926)<text:line-break/>at org.apache.pulsar.broker.transaction.pendingack.PendingAckInMemoryDeleteTest.txnAckTestBatchAndSharedSubMemoryDeleteTest(PendingAckInMemoryDeleteTest.java:250)<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31" calcext:value-type="float">
            <text:p>31</text:p>
          </table:table-cell>
          <table:table-cell table:style-name="ce133" office:value-type="string" calcext:value-type="string">
            <text:p>org.apache.pulsar.broker.transaction.buffer.TransactionBufferClient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imeoutException: 0 Lookup request timedout after ms 30000</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transaction.buffer.TransactionBufferClientTest) <text:s/>Time elapsed: 474.482 s <text:s/>&lt;&lt;&lt; FAILURE!<text:line-break/>org.apache.pulsar.client.api.transaction.TransactionCoordinatorClientException: java.util.concurrent.ExecutionException: org.apache.pulsar.client.api.PulsarClientException$TimeoutException: 0 Lookup request timedout after ms 30000<text:line-break/>at org.apache.pulsar.client.api.transaction.TransactionCoordinatorClientException.unwrap(TransactionCoordinatorClientException.java:130)<text:line-break/>at org.apache.pulsar.client.impl.transaction.TransactionCoordinatorClientImpl.start(TransactionCoordinatorClientImpl.java:71)<text:line-break/>at org.apache.pulsar.broker.transaction.coordinator.TransactionMetaStoreTestBase.setup(TransactionMetaStoreTestBase.java:98)<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MethodWorker.invokeBeforeClassMethods(TestMethodWorker.java:176)<text:line-break/>at org.testng.internal.TestMethodWorker.run(TestMethodWorker.java:122)<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ExecutionException: org.apache.pulsar.client.api.PulsarClientException$TimeoutException: 0 Lookup request timedout after ms 30000<text:line-break/>at java.base/java.util.concurrent.CompletableFuture.reportGet(CompletableFuture.java:395)<text:line-break/>at java.base/java.util.concurrent.CompletableFuture.get(CompletableFuture.java:1999)<text:line-break/>at org.apache.pulsar.client.impl.transaction.TransactionCoordinatorClientImpl.start(TransactionCoordinatorClientImpl.java:69)<text:line-break/>... 33 more<text:line-break/>Caused by: org.apache.pulsar.client.api.PulsarClientException$TimeoutException: 0 Lookup request timedout after ms 30000<text:line-break/>at org.apache.pulsar.client.impl.ClientCnx.checkRequestTimeout(ClientCnx.java:1145)<text:line-break/>at org.apache.pulsar.client.impl.ClientCnx.lambda$channelActive$0(ClientCnx.java:211)<text:line-break/>at io.netty.util.concurrent.PromiseTask.runTask(PromiseTask.java:98)<text:line-break/>at io.netty.util.concurrent.ScheduledFutureTask.run(ScheduledFutureTask.java:176)<text:line-break/>at io.netty.util.concurrent.AbstractEventExecutor.safeExecute(AbstractEventExecutor.java:164)<text:line-break/>at io.netty.util.concurrent.SingleThreadEventExecutor.runAllTasks(SingleThreadEventExecutor.java:472)<text:line-break/>at io.netty.channel.epoll.EpollEventLoop.run(EpollEventLoop.java:384)<text:line-break/>at io.netty.util.concurrent.SingleThreadEventExecutor$4.run(SingleThreadEventExecutor.java:989)<text:line-break/>at io.netty.util.internal.ThreadExecutorMap$2.run(ThreadExecutorMap.java:74)<text:line-break/>at io.netty.util.concurrent.FastThreadLocalRunnable.run(FastThreadLocalRunnable.java:30)<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32" calcext:value-type="float">
            <text:p>32</text:p>
          </table:table-cell>
          <table:table-cell table:style-name="ce133" office:value-type="string" calcext:value-type="string">
            <text:p>org.apache.pulsar.broker.transaction.TransactionProduceTest</text:p>
          </table:table-cell>
          <table:table-cell table:style-name="ce133" office:value-type="string" calcext:value-type="string">
            <text:p>ackAbortTest</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expected [10] but found [0]</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ackAbortTest(org.apache.pulsar.broker.transaction.TransactionProduceTest) <text:s/>Time elapsed: 6.855 s <text:s/>&lt;&lt;&lt; FAILURE!<text:line-break/>java.lang.AssertionError: expected [10] but found [0]<text:line-break/>at org.testng.Assert.fail(Assert.java:99)<text:line-break/>at org.testng.Assert.failNotEquals(Assert.java:1037)<text:line-break/>at org.testng.Assert.assertEqualsImpl(Assert.java:140)<text:line-break/>at org.testng.Assert.assertEquals(Assert.java:122)<text:line-break/>at org.testng.Assert.assertEquals(Assert.java:907)<text:line-break/>at org.testng.Assert.assertEquals(Assert.java:917)<text:line-break/>at org.apache.pulsar.broker.transaction.TransactionProduceTest.ackAbortTest(TransactionProduceTest.java:358)<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33" calcext:value-type="float">
            <text:p>33</text:p>
          </table:table-cell>
          <table:table-cell table:style-name="ce133" office:value-type="string" calcext:value-type="string">
            <text:p>org.apache.pulsar.broker.transaction.TransactionProduceTest</text:p>
          </table:table-cell>
          <table:table-cell table:style-name="ce133" office:value-type="string" calcext:value-type="string">
            <text:p>produceAndAbortTest</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Tnx commit failed!</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produceAndAbortTest(org.apache.pulsar.broker.transaction.TransactionProduceTest) <text:s/>Time elapsed: 4.274 s <text:s/>&lt;&lt;&lt; FAILURE!<text:line-break/>java.lang.AssertionError: Tnx commit failed!<text:line-break/>at org.testng.Assert.fail(Assert.java:99)<text:line-break/>at org.apache.pulsar.broker.transaction.TransactionProduceTest.lambda$checkMessageId$0(TransactionProduceTest.java:235)<text:line-break/>at java.base/java.util.ArrayList.forEach(ArrayList.java:1541)<text:line-break/>at org.apache.pulsar.broker.transaction.TransactionProduceTest.checkMessageId(TransactionProduceTest.java:216)<text:line-break/>at org.apache.pulsar.broker.transaction.TransactionProduceTest.produceTest(TransactionProduceTest.java:167)<text:line-break/>at org.apache.pulsar.broker.transaction.TransactionProduceTest.produceAndAbortTest(TransactionProduceTest.java:130)<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34" calcext:value-type="float">
            <text:p>34</text:p>
          </table:table-cell>
          <table:table-cell table:style-name="ce133" office:value-type="string" calcext:value-type="string">
            <text:p>org.apache.pulsar.broker.transaction.TransactionProduceTest</text:p>
          </table:table-cell>
          <table:table-cell table:style-name="ce133" office:value-type="string" calcext:value-type="string">
            <text:p>produceAndCommitTest</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Tnx commit failed!</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produceAndCommitTest(org.apache.pulsar.broker.transaction.TransactionProduceTest) <text:s/>Time elapsed: 2.744 s <text:s/>&lt;&lt;&lt; FAILURE!<text:line-break/>java.lang.AssertionError: Tnx commit failed!<text:line-break/>at org.testng.Assert.fail(Assert.java:99)<text:line-break/>at org.apache.pulsar.broker.transaction.TransactionProduceTest.lambda$checkMessageId$0(TransactionProduceTest.java:235)<text:line-break/>at java.base/java.util.ArrayList.forEach(ArrayList.java:1541)<text:line-break/>at org.apache.pulsar.broker.transaction.TransactionProduceTest.checkMessageId(TransactionProduceTest.java:216)<text:line-break/>at org.apache.pulsar.broker.transaction.TransactionProduceTest.produceTest(TransactionProduceTest.java:167)<text:line-break/>at org.apache.pulsar.broker.transaction.TransactionProduceTest.produceAndCommitTest(TransactionProduceTest.java:12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35" calcext:value-type="float">
            <text:p>35</text:p>
          </table:table-cell>
          <table:table-cell table:style-name="ce133" office:value-type="string" calcext:value-type="string">
            <text:p>org.apache.pulsar.broker.service.TopicOwner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CompletionException: org.apache.pulsar.metadata.api.MetadataStoreException: org.apache.zookeeper.KeeperException$SessionExpiredException: KeeperErrorCode = Session expired for /loadbalance/leader</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setup(org.apache.pulsar.broker.service.TopicOwnerTest) <text:s/>Time elapsed: 930.139 s <text:s/>&lt;&lt;&lt; FAILURE!<text:line-break/>org.apache.pulsar.broker.PulsarServerException: java.util.concurrent.CompletionException: org.apache.pulsar.metadata.api.MetadataStoreException: org.apache.zookeeper.KeeperException$SessionExpiredException: KeeperErrorCode = Session expired for /loadbalance/leader<text:line-break/>at org.apache.pulsar.broker.PulsarService.start(PulsarService.java:822)<text:line-break/>at org.apache.pulsar.broker.service.TopicOwnerTest.setup(TopicOwnerTest.java:106)<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CompletionException: org.apache.pulsar.metadata.api.MetadataStoreException: org.apache.zookeeper.KeeperException$SessionExpiredException: KeeperErrorCode = Session expired for /loadbalance/leader<text:line-break/>at java.base/java.util.concurrent.CompletableFuture.encodeThrowable(CompletableFuture.java:331)<text:line-break/>at java.base/java.util.concurrent.CompletableFuture.completeThrowable(CompletableFuture.java:346)<text:line-break/>at java.base/java.util.concurrent.CompletableFuture$UniCompose.tryFire(CompletableFuture.java:1063)<text:line-break/>at java.base/java.util.concurrent.CompletableFuture.postComplete(CompletableFuture.java:506)<text:line-break/>at java.base/java.util.concurrent.CompletableFuture.completeExceptionally(CompletableFuture.java:2088)<text:line-break/>at org.apache.pulsar.metadata.impl.ZKMetadataStore.lambda$get$5(ZKMetadataStore.java:124)<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at java.base/java.lang.Thread.run(Thread.java:829)<text:line-break/>Caused by: org.apache.pulsar.metadata.api.MetadataStoreException: org.apache.zookeeper.KeeperException$SessionExpiredException: KeeperErrorCode = Session expired for /loadbalance/leader<text:line-break/>at org.apache.pulsar.metadata.impl.ZKMetadataStore.getException(ZKMetadataStore.java:314)<text:line-break/>... 5 more<text:line-break/>Caused by: org.apache.zookeeper.KeeperException$SessionExpiredException: KeeperErrorCode = Session expired for /loadbalance/leader<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36" calcext:value-type="float">
            <text:p>36</text:p>
          </table:table-cell>
          <table:table-cell table:style-name="ce133" office:value-type="string" calcext:value-type="string">
            <text:p>org.apache.pulsar.broker.service.TopicOwnerTest</text:p>
          </table:table-cell>
          <table:table-cell table:style-name="ce133" office:value-type="string" calcext:value-type="string">
            <text:p>testListNonPersistentTopic</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otFoundException: Namespace not found</text:p>
          </table:table-cell>
          <table:table-cell table:style-name="ce123" office:value-type="string" calcext:value-type="string">
            <text:p>https://drive.google.com/file/d/1Ob2P87GJpmDeI834KSbq5dICotQ6kexQ/view?usp=sharing</text:p>
          </table:table-cell>
          <table:table-cell table:style-name="ce174" office:value-type="string" calcext:value-type="string">
            <text:p>[ERROR] testListNonPersistentTopic(org.apache.pulsar.broker.service.TopicOwnerTest) <text:s/>Time elapsed: 8.295 s <text:s/>&lt;&lt;&lt; FAILURE!<text:line-break/>org.apache.pulsar.client.admin.PulsarAdminException$NotFoundException: Namespace not found<text:line-break/>at org.apache.pulsar.client.admin.internal.BaseResource.getApiException(BaseResource.java:230)<text:line-break/>at org.apache.pulsar.client.admin.internal.BaseResource$1.failed(BaseResource.java:130)<text:line-break/>at org.glassfish.jersey.client.JerseyInvocation$1.failed(JerseyInvocation.java:882)<text:line-break/>at org.glassfish.jersey.client.JerseyInvocation$1.completed(JerseyInvocation.java:863)<text:line-break/>at org.glassfish.jersey.client.ClientRuntime.processResponse(ClientRuntime.java:229)<text:line-break/>at org.glassfish.jersey.client.ClientRuntime.access$200(ClientRuntime.java:62)<text:line-break/>at org.glassfish.jersey.client.ClientRuntime$2.lambda$response$0(ClientRuntime.java:173)<text:line-break/>at org.glassfish.jersey.internal.Errors$1.call(Errors.java:248)<text:line-break/>at org.glassfish.jersey.internal.Errors$1.call(Errors.java:244)<text:line-break/>at org.glassfish.jersey.internal.Errors.process(Errors.java:292)<text:line-break/>at org.glassfish.jersey.internal.Errors.process(Errors.java:274)<text:line-break/>at org.glassfish.jersey.internal.Errors.process(Errors.java:244)<text:line-break/>at org.glassfish.jersey.process.internal.RequestScope.runInScope(RequestScope.java:288)<text:line-break/>at org.glassfish.jersey.client.ClientRuntime$2.response(ClientRuntime.java:173)<text:line-break/>at org.apache.pulsar.client.admin.internal.http.AsyncHttpConnector.lambda$apply$1(AsyncHttpConnector.java:212)<text:line-break/>at java.base/java.util.concurrent.CompletableFuture.uniWhenComplete(CompletableFuture.java:859)<text:line-break/>at java.base/java.util.concurrent.CompletableFuture$UniWhenComplete.tryFire(CompletableFuture.java:837)<text:line-break/>at java.base/java.util.concurrent.CompletableFuture.postComplete(CompletableFuture.java:506)<text:line-break/>at java.base/java.util.concurrent.CompletableFuture.complete(CompletableFuture.java:2073)<text:line-break/>at org.apache.pulsar.client.admin.internal.http.AsyncHttpConnector.lambda$retryOperation$4(AsyncHttpConnector.java:254)<text:line-break/>at java.base/java.util.concurrent.CompletableFuture.uniWhenComplete(CompletableFuture.java:859)<text:line-break/>at java.base/java.util.concurrent.CompletableFuture$UniWhenComplete.tryFire(CompletableFuture.java:837)<text:line-break/>at java.base/java.util.concurrent.CompletableFuture.postComplete(CompletableFuture.java:506)<text:line-break/>at java.base/java.util.concurrent.CompletableFuture.complete(CompletableFuture.java:2073)<text:line-break/>at org.asynchttpclient.netty.NettyResponseFuture.loadContent(NettyResponseFuture.java:222)<text:line-break/>at org.asynchttpclient.netty.NettyResponseFuture.done(NettyResponseFuture.java:257)<text:line-break/>at org.asynchttpclient.netty.handler.AsyncHttpClientHandler.finishUpdate(AsyncHttpClientHandler.java:241)<text:line-break/>at org.asynchttpclient.netty.handler.HttpHandler.handleChunk(HttpHandler.java:114)<text:line-break/>at org.asynchttpclient.netty.handler.HttpHandler.handleRead(HttpHandler.java:143)<text:line-break/>at org.asynchttpclient.netty.handler.AsyncHttpClientHandler.channelRead(AsyncHttpClientHandler.java:78)<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handler.codec.MessageToMessageDecoder.channelRead(MessageToMessageDecoder.java:103)<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CombinedChannelDuplexHandler$DelegatingChannelHandlerContext.fireChannelRead(CombinedChannelDuplexHandler.java:436)<text:line-break/>at io.netty.handler.codec.ByteToMessageDecoder.fireChannelRead(ByteToMessageDecoder.java:324)<text:line-break/>at io.netty.handler.codec.ByteToMessageDecoder.channelRead(ByteToMessageDecoder.java:296)<text:line-break/>at io.netty.channel.CombinedChannelDuplexHandler.channelRead(CombinedChannelDuplexHandler.java:251)<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DefaultChannelPipeline$HeadContext.channelRead(DefaultChannelPipeline.java:1410)<text:line-break/>at io.netty.channel.AbstractChannelHandlerContext.invokeChannelRead(AbstractChannelHandlerContext.java:379)<text:line-break/>at io.netty.channel.AbstractChannelHandlerContext.invokeChannelRead(AbstractChannelHandlerContext.java:365)<text:line-break/>at io.netty.channel.DefaultChannelPipeline.fireChannelRead(DefaultChannelPipeline.java:919)<text:line-break/>at io.netty.channel.nio.AbstractNioByteChannel$NioByteUnsafe.read(AbstractNioByteChannel.java:166)<text:line-break/>at io.netty.channel.nio.NioEventLoop.processSelectedKey(NioEventLoop.java:719)<text:line-break/>at io.netty.channel.nio.NioEventLoop.processSelectedKeysOptimized(NioEventLoop.java:655)<text:line-break/>at io.netty.channel.nio.NioEventLoop.processSelectedKeys(NioEventLoop.java:581)<text:line-break/>at io.netty.channel.nio.NioEventLoop.run(NioEventLoop.java:493)<text:line-break/>at io.netty.util.concurrent.SingleThreadEventExecutor$4.run(SingleThreadEventExecutor.java:989)<text:line-break/>at io.netty.util.internal.ThreadExecutorMap$2.run(ThreadExecutorMap.java:74)<text:line-break/>at io.netty.util.concurrent.FastThreadLocalRunnable.run(FastThreadLocalRunnable.java:30)<text:line-break/>at java.base/java.lang.Thread.run(Thread.java:829)<text:line-break/>Caused by: javax.ws.rs.NotFoundException: HTTP 404 Not Found<text:line-break/>at org.glassfish.jersey.client.JerseyInvocation.convertToException(JerseyInvocation.java:948)<text:line-break/>at org.glassfish.jersey.client.JerseyInvocation.access$700(JerseyInvocation.java:82)<text:line-break/>... 54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7">
          <table:table-cell table:style-name="ce171" office:value-type="float" office:value="37" calcext:value-type="float">
            <text:p>37</text:p>
          </table:table-cell>
          <table:table-cell table:style-name="ce133" office:value-type="string" calcext:value-type="string">
            <text:p>org.apache.pulsar.broker.service.ReplicatorTls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ExecutionException: org.apache.pulsar.metadata.api.MetadataStoreException: org.apache.zookeeper.KeeperException$SessionExpiredException: KeeperErrorCode = Session expired for /counters/producer-name/-</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setup(org.apache.pulsar.broker.service.ReplicatorTlsTest) <text:s/>Time elapsed: 248.298 s <text:s/>&lt;&lt;&lt; FAILURE!<text:line-break/>org.testng.internal.InvokeMethodRunnable$TestNGRuntimeException: org.apache.pulsar.broker.PulsarServerException: java.util.concurrent.ExecutionException: org.apache.pulsar.metadata.api.MetadataStoreException: org.apache.zookeeper.KeeperException$SessionExpiredException: KeeperErrorCode = Session expired for /counters/producer-name/-<text:line-break/>at org.testng.internal.InvokeMethodRunnable.runOne(InvokeMethodRunnable.java:5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org.apache.pulsar.broker.PulsarServerException: java.util.concurrent.ExecutionException: org.apache.pulsar.metadata.api.MetadataStoreException: org.apache.zookeeper.KeeperException$SessionExpiredException: KeeperErrorCode = Session expired for /counters/producer-name/-<text:line-break/>at org.apache.pulsar.broker.PulsarService.start(PulsarService.java:822)<text:line-break/>at org.apache.pulsar.broker.service.ReplicatorTestBase.setup(ReplicatorTestBase.java:137)<text:line-break/>at org.apache.pulsar.broker.service.ReplicatorTlsTest.setup(ReplicatorTlsTest.java:41)<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 6 more<text:line-break/>Caused by: java.util.concurrent.ExecutionException: org.apache.pulsar.metadata.api.MetadataStoreException: org.apache.zookeeper.KeeperException$SessionExpiredException: KeeperErrorCode = Session expired for /counters/producer-name/-<text:line-break/>at java.base/java.util.concurrent.CompletableFuture.reportGet(CompletableFuture.java:395)<text:line-break/>at java.base/java.util.concurrent.CompletableFuture.get(CompletableFuture.java:1999)<text:line-break/>at org.apache.pulsar.broker.service.DistributedIdGenerator.&lt;init&gt;(DistributedIdGenerator.java:54)<text:line-break/>at org.apache.pulsar.broker.service.BrokerService.start(BrokerService.java:414)<text:line-break/>at org.apache.pulsar.broker.PulsarService.start(PulsarService.java:651)<text:line-break/>... 14 more<text:line-break/>Caused by: org.apache.pulsar.metadata.api.MetadataStoreException: org.apache.zookeeper.KeeperException$SessionExpiredException: KeeperErrorCode = Session expired for /counters/producer-name/-<text:line-break/>at org.apache.pulsar.metadata.impl.ZKMetadataStore.getException(ZKMetadataStore.java:314)<text:line-break/>at org.apache.pulsar.metadata.impl.ZKMetadataStore.lambda$storePut$15(ZKMetadataStore.java:228)<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 1 more<text:line-break/>Caused by: org.apache.zookeeper.KeeperException$SessionExpiredException: KeeperErrorCode = Session expired for /counters/producer-name/-<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4">
          <table:table-cell table:style-name="ce171" office:value-type="float" office:value="38" calcext:value-type="float">
            <text:p>38</text:p>
          </table:table-cell>
          <table:table-cell table:style-name="ce133" office:value-type="string" calcext:value-type="string">
            <text:p>org.apache.pulsar.broker.service.ReplicatorTlsTest</text:p>
          </table:table-cell>
          <table:table-cell table:style-name="ce133" office:value-type="string" calcext:value-type="string">
            <text:p>clean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cleanup(org.apache.pulsar.broker.service.ReplicatorTlsTest) <text:s/>Time elapsed: 0.322 s <text:s/>&lt;&lt;&lt; FAILURE!<text:line-break/>org.testng.internal.InvokeMethodRunnable$TestNGRuntimeException: java.lang.NullPointerException<text:line-break/>at org.testng.internal.InvokeMethodRunnable.runOne(InvokeMethodRunnable.java:5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java.lang.NullPointerException<text:line-break/>at org.apache.pulsar.broker.service.ReplicatorTestBase.cleanup(ReplicatorTestBase.java:270)<text:line-break/>at org.apache.pulsar.broker.service.ReplicatorTlsTest.cleanup(ReplicatorTlsTest.java:4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 6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7">
          <table:table-cell table:style-name="ce171" office:value-type="float" office:value="39" calcext:value-type="float">
            <text:p>39</text:p>
          </table:table-cell>
          <table:table-cell table:style-name="ce133" office:value-type="string" calcext:value-type="string">
            <text:p>org.apache.pulsar.broker.transaction.buffer.TransactionStablePositionTest</text:p>
          </table:table-cell>
          <table:table-cell table:style-name="ce133" office:value-type="string" calcext:value-type="string">
            <text:p>commitTxnTest</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InvalidTxnStatusException: Expect Txn `(1,0)` to be in OPEN status but it is in ABORTING status</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commitTxnTest(org.apache.pulsar.broker.transaction.buffer.TransactionStablePositionTest) <text:s/>Time elapsed: 8.496 s <text:s/>&lt;&lt;&lt; FAILURE!<text:line-break/>java.util.concurrent.ExecutionException: org.apache.pulsar.client.api.transaction.TransactionCoordinatorClientException$InvalidTxnStatusException: org.apache.pulsar.transaction.coordinator.exceptions.CoordinatorException$InvalidTxnStatusException: Expect Txn `(1,0)` to be in OPEN status but it is in ABORTING status<text:line-break/>at java.base/java.util.concurrent.CompletableFuture.reportGet(CompletableFuture.java:395)<text:line-break/>at java.base/java.util.concurrent.CompletableFuture.get(CompletableFuture.java:1999)<text:line-break/>at org.apache.pulsar.broker.transaction.buffer.TransactionStablePositionTest.commitTxnTest(TransactionStablePositionTest.java:129)<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org.apache.pulsar.client.api.transaction.TransactionCoordinatorClientException$InvalidTxnStatusException: org.apache.pulsar.transaction.coordinator.exceptions.CoordinatorException$InvalidTxnStatusException: Expect Txn `(1,0)` to be in OPEN status but it is in ABORTING status<text:line-break/>at org.apache.pulsar.client.impl.TransactionMetaStoreHandler.getExceptionByServerError(TransactionMetaStoreHandler.java:370)<text:line-break/>at org.apache.pulsar.client.impl.TransactionMetaStoreHandler.handleEndTxnResponse(TransactionMetaStoreHandler.java:299)<text:line-break/>at org.apache.pulsar.client.impl.ClientCnx.handleEndTxnResponse(ClientCnx.java:965)<text:line-break/>at org.apache.pulsar.common.protocol.PulsarDecoder.channelRead(PulsarDecoder.java:401)<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handler.codec.ByteToMessageDecoder.fireChannelRead(ByteToMessageDecoder.java:324)<text:line-break/>at io.netty.handler.codec.ByteToMessageDecoder.channelRead(ByteToMessageDecoder.java:296)<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DefaultChannelPipeline$HeadContext.channelRead(DefaultChannelPipeline.java:1410)<text:line-break/>at io.netty.channel.AbstractChannelHandlerContext.invokeChannelRead(AbstractChannelHandlerContext.java:379)<text:line-break/>at io.netty.channel.AbstractChannelHandlerContext.invokeChannelRead(AbstractChannelHandlerContext.java:365)<text:line-break/>at io.netty.channel.DefaultChannelPipeline.fireChannelRead(DefaultChannelPipeline.java:919)<text:line-break/>at io.netty.channel.epoll.AbstractEpollStreamChannel$EpollStreamUnsafe.epollInReady(AbstractEpollStreamChannel.java:795)<text:line-break/>at io.netty.channel.epoll.EpollEventLoop.processReady(EpollEventLoop.java:480)<text:line-break/>at io.netty.channel.epoll.EpollEventLoop.run(EpollEventLoop.java:378)<text:line-break/>at io.netty.util.concurrent.SingleThreadEventExecutor$4.run(SingleThreadEventExecutor.java:989)<text:line-break/>at io.netty.util.internal.ThreadExecutorMap$2.run(ThreadExecutorMap.java:74)<text:line-break/>at io.netty.util.concurrent.FastThreadLocalRunnable.run(FastThreadLocalRunnable.java:30)<text:line-break/>... 1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7">
          <table:table-cell table:style-name="ce171" office:value-type="float" office:value="40" calcext:value-type="float">
            <text:p>40</text:p>
          </table:table-cell>
          <table:table-cell table:style-name="ce133" office:value-type="string" calcext:value-type="string">
            <text:p>org.apache.pulsar.broker.admin.TopicPolicies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ExecutionException: org.apache.pulsar.client.api.PulsarClientException: Connection already closed</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setup(org.apache.pulsar.broker.admin.TopicPoliciesTest) <text:s/>Time elapsed: 4.051 s <text:s/>&lt;&lt;&lt; FAILURE!<text:line-break/>org.apache.pulsar.client.api.PulsarClientException: java.util.concurrent.ExecutionException: org.apache.pulsar.client.api.PulsarClientException: Connection already closed<text:line-break/>at org.apache.pulsar.client.api.PulsarClientException.unwrap(PulsarClientException.java:1027)<text:line-break/>at org.apache.pulsar.client.impl.ProducerBuilderImpl.create(ProducerBuilderImpl.java:95)<text:line-break/>at org.apache.pulsar.broker.admin.TopicPoliciesTest.setup(TopicPoliciesTest.java:10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ExecutionException: org.apache.pulsar.client.api.PulsarClientException: Connection already closed<text:line-break/>at java.base/java.util.concurrent.CompletableFuture.reportGet(CompletableFuture.java:395)<text:line-break/>at java.base/java.util.concurrent.CompletableFuture.get(CompletableFuture.java:1999)<text:line-break/>at org.apache.pulsar.client.impl.ProducerBuilderImpl.create(ProducerBuilderImpl.java:93)<text:line-break/>... 39 more<text:line-break/>Caused by: org.apache.pulsar.client.api.PulsarClientException: Connection already closed<text:line-break/>at org.apache.pulsar.client.impl.ClientCnx.channelInactive(ClientCnx.java:251)<text:line-break/>at io.netty.channel.AbstractChannelHandlerContext.invokeChannelInactive(AbstractChannelHandlerContext.java:262)<text:line-break/>at io.netty.channel.AbstractChannelHandlerContext.invokeChannelInactive(AbstractChannelHandlerContext.java:248)<text:line-break/>at io.netty.channel.AbstractChannelHandlerContext.fireChannelInactive(AbstractChannelHandlerContext.java:241)<text:line-break/>at io.netty.handler.codec.ByteToMessageDecoder.channelInputClosed(ByteToMessageDecoder.java:389)<text:line-break/>at io.netty.handler.codec.ByteToMessageDecoder.channelInactive(ByteToMessageDecoder.java:354)<text:line-break/>at io.netty.channel.AbstractChannelHandlerContext.invokeChannelInactive(AbstractChannelHandlerContext.java:262)<text:line-break/>at io.netty.channel.AbstractChannelHandlerContext.invokeChannelInactive(AbstractChannelHandlerContext.java:248)<text:line-break/>at io.netty.channel.AbstractChannelHandlerContext.fireChannelInactive(AbstractChannelHandlerContext.java:241)<text:line-break/>at io.netty.channel.DefaultChannelPipeline$HeadContext.channelInactive(DefaultChannelPipeline.java:1405)<text:line-break/>at io.netty.channel.AbstractChannelHandlerContext.invokeChannelInactive(AbstractChannelHandlerContext.java:262)<text:line-break/>at io.netty.channel.AbstractChannelHandlerContext.invokeChannelInactive(AbstractChannelHandlerContext.java:248)<text:line-break/>at io.netty.channel.DefaultChannelPipeline.fireChannelInactive(DefaultChannelPipeline.java:901)<text:line-break/>at io.netty.channel.AbstractChannel$AbstractUnsafe$8.run(AbstractChannel.java:831)<text:line-break/>at io.netty.util.concurrent.AbstractEventExecutor.safeExecute(AbstractEventExecutor.java:164)<text:line-break/>at io.netty.util.concurrent.SingleThreadEventExecutor.runAllTasks(SingleThreadEventExecutor.java:472)<text:line-break/>at io.netty.channel.epoll.EpollEventLoop.run(EpollEventLoop.java:384)<text:line-break/>at io.netty.util.concurrent.SingleThreadEventExecutor$4.run(SingleThreadEventExecutor.java:989)<text:line-break/>at io.netty.util.internal.ThreadExecutorMap$2.run(ThreadExecutorMap.java:74)<text:line-break/>at io.netty.util.concurrent.FastThreadLocalRunnable.run(FastThreadLocalRunnable.java:30)<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41" calcext:value-type="float">
            <text:p>41</text:p>
          </table:table-cell>
          <table:table-cell table:style-name="ce133" office:value-type="string" calcext:value-type="string">
            <text:p>org.apache.pulsar.broker.loadbalance.AntiAffinityNamespaceGroup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IOException: Couldn't connect to zookeeper server</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setup(org.apache.pulsar.broker.loadbalance.AntiAffinityNamespaceGroupTest) <text:s/>Time elapsed: 39.914 s <text:s/>&lt;&lt;&lt; FAILURE!<text:line-break/>java.io.IOException: Couldn't connect to zookeeper server<text:line-break/>at org.apache.pulsar.zookeeper.LocalBookkeeperEnsemble$ZKConnectionWatcher.waitForConnection(LocalBookkeeperEnsemble.java:534)<text:line-break/>at org.apache.pulsar.zookeeper.LocalBookkeeperEnsemble.initializeZookeper(LocalBookkeeperEnsemble.java:253)<text:line-break/>at org.apache.pulsar.zookeeper.LocalBookkeeperEnsemble.start(LocalBookkeeperEnsemble.java:423)<text:line-break/>at org.apache.pulsar.zookeeper.LocalBookkeeperEnsemble.start(LocalBookkeeperEnsemble.java:432)<text:line-break/>at org.apache.pulsar.broker.loadbalance.AntiAffinityNamespaceGroupTest.setup(AntiAffinityNamespaceGroupTest.java:109)<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42" calcext:value-type="float">
            <text:p>42</text:p>
          </table:table-cell>
          <table:table-cell table:style-name="ce133" office:value-type="string" calcext:value-type="string">
            <text:p>org.apache.pulsar.broker.loadbalance.AntiAffinityNamespaceGroupTest</text:p>
          </table:table-cell>
          <table:table-cell table:style-name="ce133" office:value-type="string" calcext:value-type="string">
            <text:p>shutdown</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shutdown(org.apache.pulsar.broker.loadbalance.AntiAffinityNamespaceGroupTest) <text:s/>Time elapsed: 0.064 s <text:s/>&lt;&lt;&lt; FAILURE!<text:line-break/>java.lang.NullPointerException<text:line-break/>at org.apache.pulsar.broker.loadbalance.AntiAffinityNamespaceGroupTest.shutdown(AntiAffinityNamespaceGroupTest.java:162)<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runAfterGroupsConfigurations(TestInvoker.java:677)<text:line-break/>at org.testng.internal.TestInvoker.invokeMethod(TestInvoker.java:548)<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43" calcext:value-type="float">
            <text:p>43</text:p>
          </table:table-cell>
          <table:table-cell table:style-name="ce133" office:value-type="string" calcext:value-type="string">
            <text:p>org.apache.pulsar.broker.loadbalance.LeaderElectionService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IOException: Couldn't connect to zookeeper server</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setup(org.apache.pulsar.broker.loadbalance.LeaderElectionServiceTest) <text:s/>Time elapsed: 27.212 s <text:s/>&lt;&lt;&lt; FAILURE!<text:line-break/>java.io.IOException: Couldn't connect to zookeeper server<text:line-break/>at org.apache.pulsar.zookeeper.LocalBookkeeperEnsemble$ZKConnectionWatcher.waitForConnection(LocalBookkeeperEnsemble.java:534)<text:line-break/>at org.apache.pulsar.zookeeper.LocalBookkeeperEnsemble.initializeZookeper(LocalBookkeeperEnsemble.java:253)<text:line-break/>at org.apache.pulsar.zookeeper.LocalBookkeeperEnsemble.start(LocalBookkeeperEnsemble.java:423)<text:line-break/>at org.apache.pulsar.zookeeper.LocalBookkeeperEnsemble.start(LocalBookkeeperEnsemble.java:432)<text:line-break/>at org.apache.pulsar.broker.loadbalance.LeaderElectionServiceTest.setup(LeaderElectionServiceTest.java:56)<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4">
          <table:table-cell table:style-name="ce171" office:value-type="float" office:value="44" calcext:value-type="float">
            <text:p>44</text:p>
          </table:table-cell>
          <table:table-cell table:style-name="ce133" office:value-type="string" calcext:value-type="string">
            <text:p>org.apache.pulsar.broker.loadbalance.LeaderElectionServiceTest</text:p>
          </table:table-cell>
          <table:table-cell table:style-name="ce133" office:value-type="string" calcext:value-type="string">
            <text:p>shutdown</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shutdown(org.apache.pulsar.broker.loadbalance.LeaderElectionServiceTest) <text:s/>Time elapsed: 0 s <text:s/>&lt;&lt;&lt; FAILURE!<text:line-break/>java.lang.NullPointerException<text:line-break/>at org.apache.pulsar.zookeeper.LocalBookkeeperEnsemble.stop(LocalBookkeeperEnsemble.java:496)<text:line-break/>at org.apache.pulsar.broker.loadbalance.LeaderElectionServiceTest.shutdown(LeaderElectionServiceTest.java:62)<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runAfterGroupsConfigurations(TestInvoker.java:677)<text:line-break/>at org.testng.internal.TestInvoker.invokeMethod(TestInvoker.java:548)<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45" calcext:value-type="float">
            <text:p>45</text:p>
          </table:table-cell>
          <table:table-cell table:style-name="ce133" office:value-type="string" calcext:value-type="string">
            <text:p>org.apache.pulsar.broker.namespace.OwnershipCache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ConnectionLossException: KeeperErrorCode = ConnectionLoss</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setup(org.apache.pulsar.broker.namespace.OwnershipCacheTest) <text:s/>Time elapsed: 234.836 s <text:s/>&lt;&lt;&lt; FAILURE!<text:line-break/>org.apache.pulsar.metadata.api.MetadataStoreException: org.apache.zookeeper.KeeperException$ConnectionLossException: KeeperErrorCode = ConnectionLoss<text:line-break/>at org.apache.pulsar.metadata.impl.ZKMetadataStore.&lt;init&gt;(ZKMetadataStore.java:81)<text:line-break/>at org.apache.pulsar.metadata.api.MetadataStoreFactory.create(MetadataStoreFactory.java:48)<text:line-break/>at org.apache.pulsar.metadata.api.extended.MetadataStoreExtended.create(MetadataStoreExtended.java:42)<text:line-break/>at org.apache.pulsar.broker.namespace.OwnershipCacheTest.setup(OwnershipCacheTest.java:102)<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org.apache.zookeeper.KeeperException$ConnectionLossException: KeeperErrorCode = ConnectionLoss<text:line-break/>at org.apache.zookeeper.KeeperException.create(KeeperException.java:102)<text:line-break/>at org.apache.bookkeeper.zookeeper.ZooKeeperWatcherBase.waitForConnection(ZooKeeperWatcherBase.java:159)<text:line-break/>at org.apache.bookkeeper.zookeeper.ZooKeeperClient$Builder.build(ZooKeeperClient.java:260)<text:line-break/>at org.apache.pulsar.metadata.impl.ZKMetadataStore.&lt;init&gt;(ZKMetadataStore.java:78)<text:line-break/>... 41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9">
          <table:table-cell table:style-name="ce171" office:value-type="float" office:value="46" calcext:value-type="float">
            <text:p>46</text:p>
          </table:table-cell>
          <table:table-cell table:style-name="ce133" office:value-type="string" calcext:value-type="string">
            <text:p>org.apache.pulsar.broker.namespace.OwnershipCacheTest</text:p>
          </table:table-cell>
          <table:table-cell table:style-name="ce133" office:value-type="string" calcext:value-type="string">
            <text:p>teardown</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teardown(org.apache.pulsar.broker.namespace.OwnershipCacheTest) <text:s/>Time elapsed: 0 s <text:s/>&lt;&lt;&lt; FAILURE!<text:line-break/>java.lang.NullPointerException<text:line-break/>at org.apache.pulsar.broker.namespace.OwnershipCacheTest.teardown(OwnershipCacheTest.java:13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runAfterGroupsConfigurations(TestInvoker.java:677)<text:line-break/>at org.testng.internal.TestInvoker.invokeMethod(TestInvoker.java:548)<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47" calcext:value-type="float">
            <text:p>47</text:p>
          </table:table-cell>
          <table:table-cell table:style-name="ce133" office:value-type="string" calcext:value-type="string">
            <text:p>org.apache.pulsar.broker.service.ReplicatorSubscriptionTest</text:p>
          </table:table-cell>
          <table:table-cell table:style-name="ce133" office:value-type="string" calcext:value-type="string">
            <text:p>testReplicationSnapshotStopWhenNoTraffic</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expected [0:11] but found [0:12]</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testReplicationSnapshotStopWhenNoTraffic(org.apache.pulsar.broker.service.ReplicatorSubscriptionTest) <text:s/>Time elapsed: 12.144 s <text:s/>&lt;&lt;&lt; FAILURE!<text:line-break/>java.lang.AssertionError: expected [0:11] but found [0:12]<text:line-break/>at org.testng.Assert.fail(Assert.java:99)<text:line-break/>at org.testng.Assert.failNotEquals(Assert.java:1037)<text:line-break/>at org.testng.Assert.assertEqualsImpl(Assert.java:140)<text:line-break/>at org.testng.Assert.assertEquals(Assert.java:122)<text:line-break/>at org.testng.Assert.assertEquals(Assert.java:617)<text:line-break/>at org.apache.pulsar.broker.service.ReplicatorSubscriptionTest.testReplicationSnapshotStopWhenNoTraffic(ReplicatorSubscriptionTest.java:208)<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48" calcext:value-type="float">
            <text:p>48</text:p>
          </table:table-cell>
          <table:table-cell table:style-name="ce133" office:value-type="string" calcext:value-type="string">
            <text:p>org.apache.pulsar.broker.loadbalance.LeaderElectionServiceTest</text:p>
          </table:table-cell>
          <table:table-cell table:style-name="ce133" office:value-type="string" calcext:value-type="string">
            <text:p>anErrorShouldBeThrowBeforeLeaderElected</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expected [true] but found [false]</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anErrorShouldBeThrowBeforeLeaderElected(org.apache.pulsar.broker.loadbalance.LeaderElectionServiceTest) <text:s/>Time elapsed: 23.175 s <text:s/>&lt;&lt;&lt; FAILURE!<text:line-break/>java.lang.AssertionError: expected [true] but found [false]<text:line-break/>at org.testng.Assert.fail(Assert.java:99)<text:line-break/>at org.testng.Assert.failNotEquals(Assert.java:1037)<text:line-break/>at org.testng.Assert.assertTrue(Assert.java:45)<text:line-break/>at org.testng.Assert.assertTrue(Assert.java:55)<text:line-break/>at org.apache.pulsar.broker.loadbalance.LeaderElectionServiceTest.checkLookupException(LeaderElectionServiceTest.java:131)<text:line-break/>at org.apache.pulsar.broker.loadbalance.LeaderElectionServiceTest.anErrorShouldBeThrowBeforeLeaderElected(LeaderElectionServiceTest.java:114)<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49" calcext:value-type="float">
            <text:p>49</text:p>
          </table:table-cell>
          <table:table-cell table:style-name="ce133" office:value-type="string" calcext:value-type="string">
            <text:p>org.apache.pulsar.broker.namespace.NamespaceServiceTest</text:p>
          </table:table-cell>
          <table:table-cell table:style-name="ce133" office:value-type="string" calcext:value-type="string">
            <text:p>testSplitMapWithRefreshedStatMap</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853</text:p>
          </table:table-cell>
          <table:table-cell table:style-name="ce133" office:value-type="string" calcext:value-type="string">
            <text:p>AssertionError: expected [false] but found [true]</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testSplitMapWithRefreshedStatMap(org.apache.pulsar.broker.namespace.NamespaceServiceTest) <text:s/>Time elapsed: 0.737 s <text:s/>&lt;&lt;&lt; FAILURE!<text:line-break/>java.lang.AssertionError: expected [false] but found [true]<text:line-break/>at org.testng.Assert.fail(Assert.java:99)<text:line-break/>at org.testng.Assert.failNotEquals(Assert.java:1037)<text:line-break/>at org.testng.Assert.assertFalse(Assert.java:67)<text:line-break/>at org.testng.Assert.assertFalse(Assert.java:77)<text:line-break/>at org.apache.pulsar.broker.namespace.NamespaceServiceTest.testSplitMapWithRefreshedStatMap(NamespaceServiceTest.java:218)<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50" calcext:value-type="float">
            <text:p>50</text:p>
          </table:table-cell>
          <table:table-cell table:style-name="ce133" office:value-type="string" calcext:value-type="string">
            <text:p>org.apache.pulsar.broker.loadbalance.LoadBalancerTest</text:p>
          </table:table-cell>
          <table:table-cell table:style-name="ce133" office:value-type="string" calcext:value-type="string">
            <text:p>shutdown</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SessionExpiredException: KeeperErrorCode = Session expired for /loadbalance/brokers/localhost0:46519</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shutdown(org.apache.pulsar.broker.loadbalance.LoadBalancerTest) <text:s/>Time elapsed: 751.549 s <text:s/>&lt;&lt;&lt; FAILURE!<text:line-break/>java.util.concurrent.CompletionException: org.apache.pulsar.metadata.api.MetadataStoreException: org.apache.zookeeper.KeeperException$SessionExpiredException: KeeperErrorCode = Session expired for /loadbalance/brokers/localhost0:46519<text:line-break/>at java.base/java.util.concurrent.CompletableFuture.encodeThrowable(CompletableFuture.java:331)<text:line-break/>at java.base/java.util.concurrent.CompletableFuture.completeThrowable(CompletableFuture.java:346)<text:line-break/>at java.base/java.util.concurrent.CompletableFuture$UniRun.tryFire(CompletableFuture.java:777)<text:line-break/>at java.base/java.util.concurrent.CompletableFuture.postComplete(CompletableFuture.java:506)<text:line-break/>at java.base/java.util.concurrent.CompletableFuture.completeExceptionally(CompletableFuture.java:2088)<text:line-break/>at org.apache.pulsar.metadata.impl.ZKMetadataStore.lambda$storeDelete$21(ZKMetadataStore.java:277)<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at java.base/java.lang.Thread.run(Thread.java:829)<text:line-break/>Caused by: org.apache.pulsar.metadata.api.MetadataStoreException: org.apache.zookeeper.KeeperException$SessionExpiredException: KeeperErrorCode = Session expired for /loadbalance/brokers/localhost0:46519<text:line-break/>at org.apache.pulsar.metadata.impl.ZKMetadataStore.getException(ZKMetadataStore.java:314)<text:line-break/>... 5 more<text:line-break/>Caused by: org.apache.zookeeper.KeeperException$SessionExpiredException: KeeperErrorCode = Session expired for /loadbalance/brokers/localhost0:46519<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51" calcext:value-type="float">
            <text:p>51</text:p>
          </table:table-cell>
          <table:table-cell table:style-name="ce133" office:value-type="string" calcext:value-type="string">
            <text:p>org.apache.pulsar.broker.loadbalance.LoadBalancerTest</text:p>
          </table:table-cell>
          <table:table-cell table:style-name="ce133" office:value-type="string" calcext:value-type="string">
            <text:p>testNamespaceBundleAutoSplit</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MetadataStoreException: Failed to create /admin/policies/pulsar/use/primary-ns-01</text:p>
          </table:table-cell>
          <table:table-cell table:style-name="ce179" office:value-type="string" calcext:value-type="string">
            <text:p>https://drive.google.com/file/d/16XylVSsTXGxTc6NogV4xvEz9_4PLTFLP/view?usp=sharing</text:p>
          </table:table-cell>
          <table:table-cell table:style-name="ce174" office:value-type="string" calcext:value-type="string">
            <text:p>[ERROR] testNamespaceBundleAutoSplit(org.apache.pulsar.broker.loadbalance.LoadBalancerTest) <text:s/>Time elapsed: 29.994 s <text:s/>&lt;&lt;&lt; FAILURE!<text:line-break/>org.apache.pulsar.metadata.api.MetadataStoreException: Failed to create /admin/policies/pulsar/use/primary-ns-01<text:line-break/>at org.apache.pulsar.broker.resources.BaseResources.create(BaseResources.java:126)<text:line-break/>at org.apache.pulsar.broker.loadbalance.LoadBalancerTest.createNamespace(LoadBalancerTest.java:577)<text:line-break/>at org.apache.pulsar.broker.loadbalance.LoadBalancerTest.testNamespaceBundleAutoSplit(LoadBalancerTest.java:596)<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java.util.concurrent.TimeoutException<text:line-break/>at java.base/java.util.concurrent.CompletableFuture.timedGet(CompletableFuture.java:1886)<text:line-break/>at java.base/java.util.concurrent.CompletableFuture.get(CompletableFuture.java:2021)<text:line-break/>at org.apache.pulsar.broker.resources.BaseResources.create(BaseResources.java:121)<text:line-break/>... 14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52" calcext:value-type="float">
            <text:p>52</text:p>
          </table:table-cell>
          <table:table-cell table:style-name="ce133" office:value-type="string" calcext:value-type="string">
            <text:p>org.apache.pulsar.broker.admin.NamespacesTest</text:p>
          </table:table-cell>
          <table:table-cell table:style-name="ce133" office:value-type="string" calcext:value-type="string">
            <text:p>testMaxTopicsPerNamespace</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hreadTimeoutException: Method org.apache.pulsar.broker.admin.NamespacesTest.testMaxTopicsPerNamespace() didn't finish within the time-out 180000</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testMaxTopicsPerNamespace(org.apache.pulsar.broker.admin.NamespacesTest) <text:s/>Time elapsed: 447.291 s <text:s/>&lt;&lt;&lt; FAILURE!<text:line-break/>org.testng.internal.thread.ThreadTimeoutException: Method org.apache.pulsar.broker.admin.NamespacesTest.testMaxTopicsPerNamespace() didn't finish within the time-out 18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53" calcext:value-type="float">
            <text:p>53</text:p>
          </table:table-cell>
          <table:table-cell table:style-name="ce133" office:value-type="string" calcext:value-type="string">
            <text:p>org.apache.pulsar.broker.admin.Namespaces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imeoutException</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etup(org.apache.pulsar.broker.admin.NamespacesTest) <text:s/>Time elapsed: 742.614 s <text:s/>&lt;&lt;&lt; FAILURE!<text:line-break/>org.apache.pulsar.client.admin.PulsarAdminException$TimeoutException: java.util.concurrent.TimeoutException<text:line-break/>at org.apache.pulsar.client.admin.internal.ClustersImpl.createCluster(ClustersImpl.java:131)<text:line-break/>at org.apache.pulsar.broker.admin.NamespacesTest.setup(NamespacesTest.java:171)<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TimeoutException<text:line-break/>at java.base/java.util.concurrent.CompletableFuture.timedGet(CompletableFuture.java:1886)<text:line-break/>at java.base/java.util.concurrent.CompletableFuture.get(CompletableFuture.java:2021)<text:line-break/>at org.apache.pulsar.client.admin.internal.ClustersImpl.createCluster(ClustersImpl.java:124)<text:line-break/>... 39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8">
          <table:table-cell table:style-name="ce171" office:value-type="float" office:value="54" calcext:value-type="float">
            <text:p>54</text:p>
          </table:table-cell>
          <table:table-cell table:style-name="ce133" office:value-type="string" calcext:value-type="string">
            <text:p>org.apache.pulsar.broker.admin.TopicPoliciesTest</text:p>
          </table:table-cell>
          <table:table-cell table:style-name="ce133" office:value-type="string" calcext:value-type="string">
            <text:p>testAutoCreationDisabled</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10338</text:p>
          </table:table-cell>
          <table:table-cell table:style-name="ce133" office:value-type="string" calcext:value-type="string">
            <text:p>Method org.apache.pulsar.broker.admin.TopicPoliciesTest.testAutoCreationDisabled() didn't finish within the time-out 30000</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testAutoCreationDisabled(org.apache.pulsar.broker.admin.TopicPoliciesTest) <text:s/>Time elapsed: 73.962 s <text:s/>&lt;&lt;&lt; FAILURE!<text:line-break/>org.testng.internal.thread.ThreadTimeoutException: Method org.apache.pulsar.broker.admin.TopicPoliciesTest.testAutoCreationDisabled() didn't finish within the time-out 3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8">
          <table:table-cell table:style-name="ce171" office:value-type="float" office:value="55" calcext:value-type="float">
            <text:p>55</text:p>
          </table:table-cell>
          <table:table-cell table:style-name="ce133" office:value-type="string" calcext:value-type="string">
            <text:p>org.apache.pulsar.broker.admin.TopicPoliciesTest</text:p>
          </table:table-cell>
          <table:table-cell table:style-name="ce133" office:value-type="string" calcext:value-type="string">
            <text:p>testCheckBacklogQuota</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ConditionTimeoutException: Assertion condition defined as a lambda expression in org.apache.pulsar.broker.admin.TopicPoliciesTest expected [BacklogQuotaImpl(limitSize=10485759, limitTime=-1, policy=consumer_backlog_eviction)] but found [null] within 10 seconds.</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testCheckBacklogQuota(org.apache.pulsar.broker.admin.TopicPoliciesTest) <text:s/>Time elapsed: 11.653 s <text:s/>&lt;&lt;&lt; FAILURE!<text:line-break/>org.awaitility.core.ConditionTimeoutException: Assertion condition defined as a lambda expression in org.apache.pulsar.broker.admin.TopicPoliciesTest expected [BacklogQuotaImpl(limitSize=10485759, limitTime=-1, policy=consumer_backlog_eviction)] but found [null] within 10 seconds.<text:line-break/>at org.awaitility.core.ConditionAwaiter.await(ConditionAwaiter.java:165)<text:line-break/>at org.awaitility.core.AssertionCondition.await(AssertionCondition.java:119)<text:line-break/>at org.awaitility.core.AssertionCondition.await(AssertionCondition.java:31)<text:line-break/>at org.awaitility.core.ConditionFactory.until(ConditionFactory.java:895)<text:line-break/>at org.awaitility.core.ConditionFactory.untilAsserted(ConditionFactory.java:679)<text:line-break/>at org.apache.pulsar.broker.admin.TopicPoliciesTest.testCheckBacklogQuota(TopicPoliciesTest.java:224)<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java.lang.AssertionError: expected [BacklogQuotaImpl(limitSize=10485759, limitTime=-1, policy=consumer_backlog_eviction)] but found [null]<text:line-break/>at org.testng.Assert.fail(Assert.java:99)<text:line-break/>at org.testng.Assert.failNotEquals(Assert.java:1037)<text:line-break/>at org.testng.Assert.assertEqualsImpl(Assert.java:140)<text:line-break/>at org.testng.Assert.assertEquals(Assert.java:122)<text:line-break/>at org.testng.Assert.assertEquals(Assert.java:617)<text:line-break/>at org.apache.pulsar.broker.admin.TopicPoliciesTest.lambda$testCheckBacklogQuota$6(TopicPoliciesTest.java:224)<text:line-break/>at org.awaitility.core.AssertionCondition.lambda$new$0(AssertionCondition.java:53)<text:line-break/>at org.awaitility.core.ConditionAwaiter$ConditionPoller.call(ConditionAwaiter.java:222)<text:line-break/>at org.awaitility.core.ConditionAwaiter$ConditionPoller.call(ConditionAwaiter.java:209)<text:line-break/>... 4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4">
          <table:table-cell table:style-name="ce171" office:value-type="float" office:value="56" calcext:value-type="float">
            <text:p>56</text:p>
          </table:table-cell>
          <table:table-cell table:style-name="ce133" office:value-type="string" calcext:value-type="string">
            <text:p>org.apache.pulsar.broker.loadbalance.ModularLoadManagerImpl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CompletionException: org.apache.pulsar.metadata.api.MetadataStoreException: org.apache.zookeeper.KeeperException$SessionExpiredException: KeeperErrorCode = Session expired for /loadbalance/leader</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etup(org.apache.pulsar.broker.loadbalance.ModularLoadManagerImplTest) <text:s/>Time elapsed: 277.146 s <text:s/>&lt;&lt;&lt; FAILURE!<text:line-break/>org.apache.pulsar.broker.PulsarServerException: java.util.concurrent.CompletionException: org.apache.pulsar.metadata.api.MetadataStoreException: org.apache.zookeeper.KeeperException$SessionExpiredException: KeeperErrorCode = Session expired for /loadbalance/leader<text:line-break/>at org.apache.pulsar.broker.PulsarService.start(PulsarService.java:822)<text:line-break/>at org.apache.pulsar.broker.loadbalance.ModularLoadManagerImplTest.setup(ModularLoadManagerImplTest.java:17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CompletionException: org.apache.pulsar.metadata.api.MetadataStoreException: org.apache.zookeeper.KeeperException$SessionExpiredException: KeeperErrorCode = Session expired for /loadbalance/leader<text:line-break/>at java.base/java.util.concurrent.CompletableFuture.encodeThrowable(CompletableFuture.java:331)<text:line-break/>at java.base/java.util.concurrent.CompletableFuture.completeThrowable(CompletableFuture.java:346)<text:line-break/>at java.base/java.util.concurrent.CompletableFuture$UniCompose.tryFire(CompletableFuture.java:1063)<text:line-break/>at java.base/java.util.concurrent.CompletableFuture.postComplete(CompletableFuture.java:506)<text:line-break/>at java.base/java.util.concurrent.CompletableFuture.completeExceptionally(CompletableFuture.java:2088)<text:line-break/>at org.apache.pulsar.metadata.impl.ZKMetadataStore.lambda$get$5(ZKMetadataStore.java:124)<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at java.base/java.lang.Thread.run(Thread.java:829)<text:line-break/>Caused by: org.apache.pulsar.metadata.api.MetadataStoreException: org.apache.zookeeper.KeeperException$SessionExpiredException: KeeperErrorCode = Session expired for /loadbalance/leader<text:line-break/>at org.apache.pulsar.metadata.impl.ZKMetadataStore.getException(ZKMetadataStore.java:314)<text:line-break/>... 5 more<text:line-break/>Caused by: org.apache.zookeeper.KeeperException$SessionExpiredException: KeeperErrorCode = Session expired for /loadbalance/leader<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22">
          <table:table-cell table:style-name="ce171" office:value-type="float" office:value="57" calcext:value-type="float">
            <text:p>57</text:p>
          </table:table-cell>
          <table:table-cell table:style-name="ce133" office:value-type="string" calcext:value-type="string">
            <text:p>org.apache.pulsar.broker.service.AdvertisedAddress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IOException: org.apache.bookkeeper.client.BKException$ZKException: Error while using ZooKeeper</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etup(org.apache.pulsar.broker.service.AdvertisedAddressTest) <text:s/>Time elapsed: 146.442 s <text:s/>&lt;&lt;&lt; FAILURE!<text:line-break/>org.apache.pulsar.broker.PulsarServerException: java.io.IOException: org.apache.bookkeeper.client.BKException$ZKException: Error while using ZooKeeper<text:line-break/>at org.apache.pulsar.broker.PulsarService.start(PulsarService.java:822)<text:line-break/>at org.apache.pulsar.broker.service.AdvertisedAddressTest.setup(AdvertisedAddressTest.java:63)<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io.IOException: org.apache.bookkeeper.client.BKException$ZKException: Error while using ZooKeeper<text:line-break/>at org.apache.pulsar.broker.BookKeeperClientFactoryImpl.create(BookKeeperClientFactoryImpl.java:88)<text:line-break/>at org.apache.pulsar.broker.BookKeeperClientFactoryImpl.create(BookKeeperClientFactoryImpl.java:64)<text:line-break/>at org.apache.pulsar.broker.ManagedLedgerClientFactory.initialize(ManagedLedgerClientFactory.java:84)<text:line-break/>at org.apache.pulsar.broker.storage.ManagedLedgerStorage.create(ManagedLedgerStorage.java:97)<text:line-break/>at org.apache.pulsar.broker.PulsarService.start(PulsarService.java:630)<text:line-break/>... 39 more<text:line-break/>Caused by: org.apache.bookkeeper.client.BKException$ZKException: Error while using ZooKeeper<text:line-break/>at org.apache.bookkeeper.discover.ZKRegistrationClient.lambda$getChildren$4(ZKRegistrationClient.java:351)<text:line-break/>at org.apache.bookkeeper.zookeeper.ZooKeeperClient$25$1.processResult(ZooKeeperClient.java:1177)<text:line-break/>at org.apache.zookeeper.ClientCnxn$EventThread.processEvent(ClientCnxn.java:678)<text:line-break/>at org.apache.zookeeper.ClientCnxn$EventThread.run(ClientCnxn.java:563)<text:line-break/>Caused by: org.apache.zookeeper.KeeperException$NoNodeException: KeeperErrorCode = NoNode for /ledgers/available<text:line-break/>at org.apache.zookeeper.KeeperException.create(KeeperException.java:118)<text:line-break/>at org.apache.zookeeper.KeeperException.create(KeeperException.java:54)<text:line-break/>at org.apache.bookkeeper.discover.ZKRegistrationClient.lambda$getChildren$4(ZKRegistrationClient.java:350)<text:line-break/>... 3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58" calcext:value-type="float">
            <text:p>58</text:p>
          </table:table-cell>
          <table:table-cell table:style-name="ce133" office:value-type="string" calcext:value-type="string">
            <text:p>org.apache.pulsar.broker.service.BatchMessageTest</text:p>
          </table:table-cell>
          <table:table-cell table:style-name="ce133" office:value-type="string" calcext:value-type="string">
            <text:p>testBatchProducerWithLargeMessage</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expected [0] but found [1]</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testBatchProducerWithLargeMessage(org.apache.pulsar.broker.service.BatchMessageTest) <text:s/>Time elapsed: 13.609 s <text:s/>&lt;&lt;&lt; FAILURE!<text:line-break/>java.lang.AssertionError: expected [0] but found [1]<text:line-break/>at org.testng.Assert.fail(Assert.java:99)<text:line-break/>at org.testng.Assert.failNotEquals(Assert.java:1037)<text:line-break/>at org.testng.Assert.assertEqualsImpl(Assert.java:140)<text:line-break/>at org.testng.Assert.assertEquals(Assert.java:122)<text:line-break/>at org.testng.Assert.assertEquals(Assert.java:797)<text:line-break/>at org.testng.Assert.assertEquals(Assert.java:807)<text:line-break/>at org.apache.pulsar.broker.service.BatchMessageTest.testBatchProducerWithLargeMessage(BatchMessageTest.java:313)<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25">
          <table:table-cell table:style-name="ce171" office:value-type="float" office:value="59" calcext:value-type="float">
            <text:p>59</text:p>
          </table:table-cell>
          <table:table-cell table:style-name="ce133" office:value-type="string" calcext:value-type="string">
            <text:p>org.apache.pulsar.broker.service.AdvertisedAddressTest</text:p>
          </table:table-cell>
          <table:table-cell table:style-name="ce133" office:value-type="string" calcext:value-type="string">
            <text:p>shutdown</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org.apache.zookeeper.KeeperException$SessionExpiredException: KeeperErrorCode = Session expired for /loadbalance/leader</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hutdown(org.apache.pulsar.broker.service.AdvertisedAddressTest) <text:s/>Time elapsed: 42.002 s <text:s/>&lt;&lt;&lt; FAILURE!<text:line-break/>java.util.concurrent.CompletionException: org.apache.pulsar.metadata.api.MetadataStoreException: org.apache.zookeeper.KeeperException$SessionExpiredException: KeeperErrorCode = Session expired for /loadbalance/leader<text:line-break/>at java.base/java.util.concurrent.CompletableFuture.encodeThrowable(CompletableFuture.java:331)<text:line-break/>at java.base/java.util.concurrent.CompletableFuture.completeThrowable(CompletableFuture.java:346)<text:line-break/>at java.base/java.util.concurrent.CompletableFuture$UniRun.tryFire(CompletableFuture.java:777)<text:line-break/>at java.base/java.util.concurrent.CompletableFuture.postComplete(CompletableFuture.java:506)<text:line-break/>at java.base/java.util.concurrent.CompletableFuture.completeExceptionally(CompletableFuture.java:2088)<text:line-break/>at org.apache.pulsar.metadata.impl.ZKMetadataStore.lambda$storeDelete$21(ZKMetadataStore.java:277)<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at java.base/java.lang.Thread.run(Thread.java:829)<text:line-break/>Caused by: org.apache.pulsar.metadata.api.MetadataStoreException: org.apache.zookeeper.KeeperException$SessionExpiredException: KeeperErrorCode = Session expired for /loadbalance/leader<text:line-break/>at org.apache.pulsar.metadata.impl.ZKMetadataStore.getException(ZKMetadataStore.java:314)<text:line-break/>... 5 more<text:line-break/>Caused by: org.apache.zookeeper.KeeperException$SessionExpiredException: KeeperErrorCode = Session expired for /loadbalance/leader<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60" calcext:value-type="float">
            <text:p>60</text:p>
          </table:table-cell>
          <table:table-cell table:style-name="ce133" office:value-type="string" calcext:value-type="string">
            <text:p>org.apache.pulsar.broker.service.AdvertisedAddressTest</text:p>
          </table:table-cell>
          <table:table-cell table:style-name="ce133" office:value-type="string" calcext:value-type="string">
            <text:p>testAdvertisedAddress</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testAdvertisedAddress(org.apache.pulsar.broker.service.AdvertisedAddressTest) <text:s/>Time elapsed: 0.359 s <text:s/>&lt;&lt;&lt; FAILURE!<text:line-break/>java.lang.NullPointerException<text:line-break/>at org.apache.pulsar.broker.PulsarService.getBrokerListenPort(PulsarService.java:1520)<text:line-break/>at org.apache.pulsar.broker.service.AdvertisedAddressTest.testAdvertisedAddress(AdvertisedAddressTest.java:7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61" calcext:value-type="float">
            <text:p>61</text:p>
          </table:table-cell>
          <table:table-cell table:style-name="ce133" office:value-type="string" calcext:value-type="string">
            <text:p>org.apache.pulsar.broker.service.BatchMessageTest</text:p>
          </table:table-cell>
          <table:table-cell table:style-name="ce133" office:value-type="string" calcext:value-type="string">
            <text:p>testSimpleBatchProducerConsumer</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13</text:p>
          </table:table-cell>
          <table:table-cell table:style-name="ce133" office:value-type="string" calcext:value-type="string">
            <text:p>AssertionError: expected [0] but found [1]</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testSimpleBatchProducerConsumer(org.apache.pulsar.broker.service.BatchMessageTest) <text:s/>Time elapsed: 0.744 s <text:s/>&lt;&lt;&lt; FAILURE!<text:line-break/>java.lang.AssertionError: expected [0] but found [1]<text:line-break/>at org.testng.Assert.fail(Assert.java:99)<text:line-break/>at org.testng.Assert.failNotEquals(Assert.java:1037)<text:line-break/>at org.testng.Assert.assertEqualsImpl(Assert.java:140)<text:line-break/>at org.testng.Assert.assertEquals(Assert.java:122)<text:line-break/>at org.testng.Assert.assertEquals(Assert.java:797)<text:line-break/>at org.testng.Assert.assertEquals(Assert.java:807)<text:line-break/>at org.apache.pulsar.broker.service.BatchMessageTest.testSimpleBatchProducerConsumer(BatchMessageTest.java:372)<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8">
          <table:table-cell table:style-name="ce171" office:value-type="float" office:value="62" calcext:value-type="float">
            <text:p>62</text:p>
          </table:table-cell>
          <table:table-cell table:style-name="ce133" office:value-type="string" calcext:value-type="string">
            <text:p>org.apache.pulsar.broker.protocol.ProtocolHandlerUtilsTest</text:p>
          </table:table-cell>
          <table:table-cell table:style-name="ce133" office:value-type="string" calcext:value-type="string">
            <text:p>testLoadProtocolHandler</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expected same:&lt;Mock for NarClassLoader, hashCode: 1713554475&gt; was not:&lt;Mock for NarClassLoader, hashCode: 472259416&gt;</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testLoadProtocolHandler(org.apache.pulsar.broker.protocol.ProtocolHandlerUtilsTest) <text:s/>Time elapsed: 180.748 s <text:s/>&lt;&lt;&lt; FAILURE!<text:line-break/>java.lang.AssertionError: expected same:&lt;Mock for NarClassLoader, hashCode: 1713554475&gt; was not:&lt;Mock for NarClassLoader, hashCode: 472259416&gt;<text:line-break/>at org.testng.AssertJUnit.fail(AssertJUnit.java:65)<text:line-break/>at org.testng.AssertJUnit.failNotSame(AssertJUnit.java:464)<text:line-break/>at org.testng.AssertJUnit.assertSame(AssertJUnit.java:383)<text:line-break/>at org.testng.AssertJUnit.assertSame(AssertJUnit.java:394)<text:line-break/>at org.apache.pulsar.broker.protocol.ProtocolHandlerUtilsTest.testLoadProtocolHandler(ProtocolHandlerUtilsTest.java:86)<text:line-break/>at org.apache.pulsar.broker.protocol.ProtocolHandlerUtilsTest_$$_jvst81b_0._d8testLoadProtocolHandler(ProtocolHandlerUtilsTest_$$_jvst81b_0.java)<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powermock.modules.testng.internal.PowerMockTestNGMethodHandler.invoke(PowerMockTestNGMethodHandler.java:50)<text:line-break/>at org.apache.pulsar.broker.protocol.ProtocolHandlerUtilsTest_$$_jvst81b_0.testLoadProtocolHandler(ProtocolHandlerUtilsTest_$$_jvst81b_0.java)<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5"/>
          <table:table-cell table:style-name="ce133" office:value-type="string" calcext:value-type="string">
            <text:p>ThreadTimeoutException: Method org.apache.pulsar.broker.protocol.ProtocolHandlerUtilsTest.testLoadProtocolHandler() didn't finish within the time-out 300000</text:p>
          </table:table-cell>
          <table:table-cell table:style-name="ce179" office:value-type="string" calcext:value-type="string">
            <text:p>https://drive.google.com/file/d/18n_jTMdLBQCu3jLS1v-GYIx3fbYKGfE4/view?usp=sharing</text:p>
          </table:table-cell>
          <table:table-cell table:style-name="ce133" table:number-columns-repeated="1016"/>
        </table:table-row>
        <table:table-row table:style-name="ro19">
          <table:table-cell table:style-name="ce171" office:value-type="float" office:value="63" calcext:value-type="float">
            <text:p>63</text:p>
          </table:table-cell>
          <table:table-cell table:style-name="ce133" office:value-type="string" calcext:value-type="string">
            <text:p>org.apache.pulsar.broker.service.BrokerBkEnsemblesTests</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Broker test setup failed</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etup(org.apache.pulsar.broker.service.BrokerBkEnsemblesTests) <text:s/>Time elapsed: 22.563 s <text:s/>&lt;&lt;&lt; FAILURE!<text:line-break/>java.lang.AssertionError: Broker test setup failed<text:line-break/>at org.testng.Assert.fail(Assert.java:99)<text:line-break/>at org.apache.pulsar.broker.service.BkEnsemblesTestBase.setup(BkEnsemblesTestBase.java:10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64" calcext:value-type="float">
            <text:p>64</text:p>
          </table:table-cell>
          <table:table-cell table:style-name="ce133" office:value-type="string" calcext:value-type="string">
            <text:p>org.apache.pulsar.broker.service.BrokerBkEnsemblesTests</text:p>
          </table:table-cell>
          <table:table-cell table:style-name="ce133" office:value-type="string" calcext:value-type="string">
            <text:p>clean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cleanup(org.apache.pulsar.broker.service.BrokerBkEnsemblesTests) <text:s/>Time elapsed: 0 s <text:s/>&lt;&lt;&lt; FAILURE!<text:line-break/>java.lang.NullPointerException<text:line-break/>at org.apache.pulsar.broker.service.BkEnsemblesTestBase.cleanup(BkEnsemblesTestBase.java:11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runAfterGroupsConfigurations(TestInvoker.java:677)<text:line-break/>at org.testng.internal.TestInvoker.invokeMethod(TestInvoker.java:548)<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65" calcext:value-type="float">
            <text:p>65</text:p>
          </table:table-cell>
          <table:table-cell table:style-name="ce133" office:value-type="string" calcext:value-type="string">
            <text:p>org.apache.pulsar.broker.service.BrokerEntryMetadataE2E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imeoutException</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etup(org.apache.pulsar.broker.service.BrokerEntryMetadataE2ETest) <text:s/>Time elapsed: 419.259 s <text:s/>&lt;&lt;&lt; FAILURE!<text:line-break/>org.apache.pulsar.client.admin.PulsarAdminException$TimeoutException: java.util.concurrent.TimeoutException<text:line-break/>at org.apache.pulsar.client.admin.internal.ClustersImpl.createCluster(ClustersImpl.java:131)<text:line-break/>at org.apache.pulsar.broker.service.BrokerTestBase.baseSetupCommon(BrokerTestBase.java:47)<text:line-break/>at org.apache.pulsar.broker.service.BrokerTestBase.baseSetup(BrokerTestBase.java:38)<text:line-break/>at org.apache.pulsar.broker.service.BrokerEntryMetadataE2ETest.setup(BrokerEntryMetadataE2ETest.java:5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MethodWorker.invokeBeforeClassMethods(TestMethodWorker.java:176)<text:line-break/>at org.testng.internal.TestMethodWorker.run(TestMethodWorker.java:122)<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TimeoutException<text:line-break/>at java.base/java.util.concurrent.CompletableFuture.timedGet(CompletableFuture.java:1886)<text:line-break/>at java.base/java.util.concurrent.CompletableFuture.get(CompletableFuture.java:2021)<text:line-break/>at org.apache.pulsar.client.admin.internal.ClustersImpl.createCluster(ClustersImpl.java:124)<text:line-break/>... 3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66" calcext:value-type="float">
            <text:p>66</text:p>
          </table:table-cell>
          <table:table-cell table:style-name="ce133" office:value-type="string" calcext:value-type="string">
            <text:p>org.apache.pulsar.broker.service.BusyWaitService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Broker test setup failed</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etup(org.apache.pulsar.broker.service.BusyWaitServiceTest) <text:s/>Time elapsed: 29.118 s <text:s/>&lt;&lt;&lt; FAILURE!<text:line-break/>java.lang.AssertionError: Broker test setup failed<text:line-break/>at org.testng.Assert.fail(Assert.java:99)<text:line-break/>at org.apache.pulsar.broker.service.BkEnsemblesTestBase.setup(BkEnsemblesTestBase.java:10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67" calcext:value-type="float">
            <text:p>67</text:p>
          </table:table-cell>
          <table:table-cell table:style-name="ce133" office:value-type="string" calcext:value-type="string">
            <text:p>org.apache.pulsar.broker.service.BusyWaitServiceTest</text:p>
          </table:table-cell>
          <table:table-cell table:style-name="ce133" office:value-type="string" calcext:value-type="string">
            <text:p>clean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cleanup(org.apache.pulsar.broker.service.BusyWaitServiceTest) <text:s/>Time elapsed: 0.172 s <text:s/>&lt;&lt;&lt; FAILURE!<text:line-break/>java.lang.NullPointerException<text:line-break/>at org.apache.pulsar.broker.service.BkEnsemblesTestBase.cleanup(BkEnsemblesTestBase.java:11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runAfterGroupsConfigurations(TestInvoker.java:677)<text:line-break/>at org.testng.internal.TestInvoker.invokeMethod(TestInvoker.java:548)<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22">
          <table:table-cell table:style-name="ce171" office:value-type="float" office:value="68" calcext:value-type="float">
            <text:p>68</text:p>
          </table:table-cell>
          <table:table-cell table:style-name="ce133" office:value-type="string" calcext:value-type="string">
            <text:p>org.apache.pulsar.broker.service.ReplicatorSubscription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hreadTimeoutException: Method org.apache.pulsar.broker.service.ReplicatorSubscriptionTest.setup() didn't finish within the time-out 300000</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etup(org.apache.pulsar.broker.service.ReplicatorSubscriptionTest) <text:s/>Time elapsed: 301.293 s <text:s/>&lt;&lt;&lt; FAILURE!<text:line-break/>org.testng.internal.thread.ThreadTimeoutException: Method org.apache.pulsar.broker.service.ReplicatorSubscriptionTest.setup() didn't finish within the time-out 300000<text:line-break/>at org.testng.internal.MethodInvocationHelper.invokeWithTimeoutWithNewExecutor(MethodInvocationHelper.java:371)<text:line-break/>at org.testng.internal.MethodInvocationHelper.invokeWithTimeout(MethodInvocationHelper.java:282)<text:line-break/>at org.testng.internal.MethodInvocationHelper.invokeWithTimeout(MethodInvocationHelper.java:265)<text:line-break/>at org.testng.internal.MethodInvocationHelper.invokeMethodConsideringTimeout(MethodInvocationHelper.java:63)<text:line-break/>at org.testng.internal.ConfigInvoker.invokeConfigurationMethod(ConfigInvoker.java:366)<text:line-break/>at org.testng.internal.ConfigInvoker.invokeConfigurations(ConfigInvoker.java:320)<text:line-break/>at org.testng.internal.TestMethodWorker.invokeBeforeClassMethods(TestMethodWorker.java:176)<text:line-break/>at org.testng.internal.TestMethodWorker.run(TestMethodWorker.java:122)<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69" calcext:value-type="float">
            <text:p>69</text:p>
          </table:table-cell>
          <table:table-cell table:style-name="ce133" office:value-type="string" calcext:value-type="string">
            <text:p>org.apache.pulsar.broker.service.ReplicatorSubscriptionTest</text:p>
          </table:table-cell>
          <table:table-cell table:style-name="ce133" office:value-type="string" calcext:value-type="string">
            <text:p>stateCheck</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SessionExpiredException: KeeperErrorCode = Session expired for /ledgers/available/null:0</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tateCheck(org.apache.pulsar.broker.service.ReplicatorSubscriptionTest) <text:s/>Time elapsed: 31.643 s <text:s/>&lt;&lt;&lt; FAILURE!<text:line-break/>org.apache.zookeeper.KeeperException$SessionExpiredException: KeeperErrorCode = Session expired for /ledgers/available/null:0<text:line-break/>at org.apache.zookeeper.KeeperException.create(KeeperException.java:134)<text:line-break/>at org.apache.zookeeper.KeeperException.create(KeeperException.java:54)<text:line-break/>at org.apache.zookeeper.ZooKeeper.exists(ZooKeeper.java:2256)<text:line-break/>at org.apache.pulsar.zookeeper.LocalBookkeeperEnsemble.runBookies(LocalBookkeeperEnsemble.java:299)<text:line-break/>at org.apache.pulsar.zookeeper.LocalBookkeeperEnsemble.start(LocalBookkeeperEnsemble.java:424)<text:line-break/>at org.apache.pulsar.zookeeper.LocalBookkeeperEnsemble.start(LocalBookkeeperEnsemble.java:432)<text:line-break/>at org.apache.pulsar.broker.service.ReplicatorTestBase.setup(ReplicatorTestBase.java:115)<text:line-break/>at org.apache.pulsar.broker.service.ReplicatorSubscriptionTest.setup(ReplicatorSubscriptionTest.java:59)<text:line-break/>at org.apache.pulsar.tests.TestRetrySupport.stateCheck(TestRetrySupport.java:56)<text:line-break/>at jdk.internal.reflect.GeneratedMethodAccessor599.invoke(Unknown Source)<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70" calcext:value-type="float">
            <text:p>70</text:p>
          </table:table-cell>
          <table:table-cell table:style-name="ce133" office:value-type="string" calcext:value-type="string">
            <text:p>org.apache.pulsar.broker.service.ReplicatorSubscriptionTest</text:p>
          </table:table-cell>
          <table:table-cell table:style-name="ce133" office:value-type="string" calcext:value-type="string">
            <text:p>clean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cleanup(org.apache.pulsar.broker.service.ReplicatorSubscriptionTest) <text:s/>Time elapsed: 0.319 s <text:s/>&lt;&lt;&lt; FAILURE!<text:line-break/>org.testng.internal.InvokeMethodRunnable$TestNGRuntimeException: java.lang.NullPointerException<text:line-break/>at org.testng.internal.InvokeMethodRunnable.runOne(InvokeMethodRunnable.java:5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java.lang.NullPointerException<text:line-break/>at org.apache.pulsar.broker.service.ReplicatorTestBase.cleanup(ReplicatorTestBase.java:270)<text:line-break/>at org.apache.pulsar.broker.service.ReplicatorSubscriptionTest.cleanup(ReplicatorSubscriptionTest.java:6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 6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71" calcext:value-type="float">
            <text:p>71</text:p>
          </table:table-cell>
          <table:table-cell table:style-name="ce133" office:value-type="string" calcext:value-type="string">
            <text:p>org.apache.pulsar.broker.service.RackAwareTest</text:p>
          </table:table-cell>
          <table:table-cell table:style-name="ce133" office:value-type="string" calcext:value-type="string">
            <text:p>stateCheck</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Broker test setup failed</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stateCheck(org.apache.pulsar.broker.service.RackAwareTest) <text:s/>Time elapsed: 349.574 s <text:s/>&lt;&lt;&lt; FAILURE!<text:line-break/>java.lang.AssertionError: Broker test setup failed<text:line-break/>at org.testng.Assert.fail(Assert.java:99)<text:line-break/>at org.apache.pulsar.broker.service.BkEnsemblesTestBase.setup(BkEnsemblesTestBase.java:107)<text:line-break/>at org.apache.pulsar.broker.service.RackAwareTest.setup(RackAwareTest.java:55)<text:line-break/>at org.apache.pulsar.tests.TestRetrySupport.stateCheck(TestRetrySupport.java:56)<text:line-break/>at jdk.internal.reflect.GeneratedMethodAccessor423.invoke(Unknown Source)<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72" calcext:value-type="float">
            <text:p>72</text:p>
          </table:table-cell>
          <table:table-cell table:style-name="ce133" office:value-type="string" calcext:value-type="string">
            <text:p>org.apache.pulsar.broker.service.RackAwareTest</text:p>
          </table:table-cell>
          <table:table-cell table:style-name="ce133" office:value-type="string" calcext:value-type="string">
            <text:p>testPlacement</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pull/9226</text:p>
          </table:table-cell>
          <table:table-cell table:style-name="ce133" office:value-type="string" calcext:value-type="string">
            <text:p>IndexOutOfBoundsException: Index 0 out of bounds for length 0</text:p>
          </table:table-cell>
          <table:table-cell table:style-name="ce179" office:value-type="string" calcext:value-type="string">
            <text:p>https://drive.google.com/file/d/1BRCmMUnuza8je0HD6BfTYzHwxHsEU21q/view?usp=sharing</text:p>
          </table:table-cell>
          <table:table-cell table:style-name="ce174" office:value-type="string" calcext:value-type="string">
            <text:p>[ERROR] testPlacement(org.apache.pulsar.broker.service.RackAwareTest) <text:s/>Time elapsed: 0.107 s <text:s/>&lt;&lt;&lt; FAILURE!<text:line-break/>java.lang.IndexOutOfBoundsException: Index 0 out of bounds for length 0<text:line-break/>at java.base/jdk.internal.util.Preconditions.outOfBounds(Preconditions.java:64)<text:line-break/>at java.base/jdk.internal.util.Preconditions.outOfBoundsCheckIndex(Preconditions.java:70)<text:line-break/>at java.base/jdk.internal.util.Preconditions.checkIndex(Preconditions.java:248)<text:line-break/>at java.base/java.util.Objects.checkIndex(Objects.java:372)<text:line-break/>at java.base/java.util.ArrayList.get(ArrayList.java:459)<text:line-break/>at org.apache.pulsar.broker.service.RackAwareTest.testPlacement(RackAwareTest.java:96)<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8">
          <table:table-cell table:style-name="ce171" office:value-type="float" office:value="73" calcext:value-type="float">
            <text:p>73</text:p>
          </table:table-cell>
          <table:table-cell table:style-name="ce133" office:value-type="string" calcext:value-type="string">
            <text:p>org.apache.pulsar.broker.service.BrokerBkEnsemblesTests</text:p>
          </table:table-cell>
          <table:table-cell table:style-name="ce133" office:value-type="string" calcext:value-type="string">
            <text:p>testCrashBrokerWithoutCursorLedgerLeak</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SessionExpiredException: KeeperErrorCode = Session expired for /ledgers/00/0000/L0001</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testCrashBrokerWithoutCursorLedgerLeak(org.apache.pulsar.broker.service.BrokerBkEnsemblesTests) <text:s/>Time elapsed: 31.351 s <text:s/>&lt;&lt;&lt; FAILURE!<text:line-break/>org.apache.zookeeper.KeeperException$SessionExpiredException: KeeperErrorCode = Session expired for /ledgers/00/0000/L0001<text:line-break/>at org.apache.zookeeper.KeeperException.create(KeeperException.java:134)<text:line-break/>at org.apache.zookeeper.KeeperException.create(KeeperException.java:54)<text:line-break/>at org.apache.zookeeper.ZooKeeper.exists(ZooKeeper.java:2256)<text:line-break/>at org.apache.zookeeper.ZooKeeper.exists(ZooKeeper.java:2281)<text:line-break/>at org.apache.pulsar.broker.service.BrokerBkEnsemblesTests.testCrashBrokerWithoutCursorLedgerLeak(BrokerBkEnsemblesTests.java:11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7">
          <table:table-cell table:style-name="ce171" office:value-type="float" office:value="74" calcext:value-type="float">
            <text:p>74</text:p>
          </table:table-cell>
          <table:table-cell table:style-name="ce133" office:value-type="string" calcext:value-type="string">
            <text:p>org.apache.pulsar.broker.service.ConsumedLedgersTrimTest</text:p>
          </table:table-cell>
          <table:table-cell table:style-name="ce133" office:value-type="string" calcext:value-type="string">
            <text:p>testConsumedLedgersTrimNoSubscriptions</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9409</text:p>
          </table:table-cell>
          <table:table-cell table:style-name="ce133" office:value-type="string" calcext:value-type="string">
            <text:p>ConditionTimeoutException: Assertion condition defined as a lambda expression in org.apache.pulsar.broker.service.ConsumedLedgersTrimTest null within 10 seconds.</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testConsumedLedgersTrimNoSubscriptions(org.apache.pulsar.broker.service.ConsumedLedgersTrimTest) <text:s/>Time elapsed: 53.854 s <text:s/>&lt;&lt;&lt; FAILURE!<text:line-break/>org.awaitility.core.ConditionTimeoutException: Assertion condition defined as a lambda expression in org.apache.pulsar.broker.service.ConsumedLedgersTrimTest null within 10 seconds.<text:line-break/>at org.awaitility.core.ConditionAwaiter.await(ConditionAwaiter.java:165)<text:line-break/>at org.awaitility.core.AssertionCondition.await(AssertionCondition.java:119)<text:line-break/>at org.awaitility.core.AssertionCondition.await(AssertionCondition.java:31)<text:line-break/>at org.awaitility.core.ConditionFactory.until(ConditionFactory.java:895)<text:line-break/>at org.awaitility.core.ConditionFactory.untilAsserted(ConditionFactory.java:679)<text:line-break/>at org.apache.pulsar.broker.service.ConsumedLedgersTrimTest.testConsumedLedgersTrimNoSubscriptions(ConsumedLedgersTrimTest.java:148)<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java.util.concurrent.ExecutionException: org.apache.pulsar.broker.service.BrokerServiceException$ServiceUnitNotReadyException: Namespace bundle for topic (persistent://prop/ns-abc/TestConsumedLedgersTrimNoSubscriptions) not served by this instance. Please redo the lookup. Request is denied: namespace=prop/ns-abc<text:line-break/>at java.base/java.util.concurrent.CompletableFuture.reportGet(CompletableFuture.java:395)<text:line-break/>at java.base/java.util.concurrent.CompletableFuture.get(CompletableFuture.java:2022)<text:line-break/>at org.apache.pulsar.broker.service.ConsumedLedgersTrimTest.lambda$testConsumedLedgersTrimNoSubscriptions$0(ConsumedLedgersTrimTest.java:149)<text:line-break/>at org.awaitility.core.AssertionCondition.lambda$new$0(AssertionCondition.java:53)<text:line-break/>at org.awaitility.core.ConditionAwaiter$ConditionPoller.call(ConditionAwaiter.java:222)<text:line-break/>at org.awaitility.core.ConditionAwaiter$ConditionPoller.call(ConditionAwaiter.java:209)<text:line-break/>... 4 more<text:line-break/>Caused by: org.apache.pulsar.broker.service.BrokerServiceException$ServiceUnitNotReadyException: Namespace bundle for topic (persistent://prop/ns-abc/TestConsumedLedgersTrimNoSubscriptions) not served by this instance. Please redo the lookup. Request is denied: namespace=prop/ns-abc<text:line-break/>at org.apache.pulsar.broker.service.BrokerService.lambda$checkTopicNsOwnershipAsync$63(BrokerService.java:1626)<text:line-break/>at java.base/java.util.concurrent.CompletableFuture.uniWhenComplete(CompletableFuture.java:859)<text:line-break/>at java.base/java.util.concurrent.CompletableFuture$UniWhenComplete.tryFire(CompletableFuture.java:837)<text:line-break/>at java.base/java.util.concurrent.CompletableFuture.postComplete(CompletableFuture.java:506)<text:line-break/>at java.base/java.util.concurrent.CompletableFuture.complete(CompletableFuture.java:2073)<text:line-break/>at org.apache.pulsar.zookeeper.ZooKeeperCache.lambda$getDataAsync$17(ZooKeeperCache.java:388)<text:line-break/>at java.base/java.util.concurrent.CompletableFuture$UniAccept.tryFire(CompletableFuture.java:714)<text:line-break/>at java.base/java.util.concurrent.CompletableFuture.postComplete(CompletableFuture.java:506)<text:line-break/>at java.base/java.util.concurrent.CompletableFuture.complete(CompletableFuture.java:2073)<text:line-break/>at org.apache.pulsar.zookeeper.ZooKeeperCache.lambda$getDataAsync$13(ZooKeeperCache.java:373)<text:line-break/>at java.base/java.util.concurrent.ForkJoinTask$RunnableExecuteAction.exec(ForkJoinTask.java:1426)<text:line-break/>at java.base/java.util.concurrent.ForkJoinTask.doExec(ForkJoinTask.java:290)<text:line-break/>at java.base/java.util.concurrent.ForkJoinPool$WorkQueue.topLevelExec(ForkJoinPool.java:1020)<text:line-break/>at java.base/java.util.concurrent.ForkJoinPool.scan(ForkJoinPool.java:1656)<text:line-break/>at java.base/java.util.concurrent.ForkJoinPool.runWorker(ForkJoinPool.java:1594)<text:line-break/>at java.base/java.util.concurrent.ForkJoinWorkerThread.run(ForkJoinWorkerThread.java:183)</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8">
          <table:table-cell table:style-name="ce171" office:value-type="float" office:value="75" calcext:value-type="float">
            <text:p>75</text:p>
          </table:table-cell>
          <table:table-cell table:style-name="ce133" office:value-type="string" calcext:value-type="string">
            <text:p>org.apache.pulsar.broker.loadbalance.LoadBalancerTest</text:p>
          </table:table-cell>
          <table:table-cell table:style-name="ce133" office:value-type="string" calcext:value-type="string">
            <text:p>testBrokerRanking</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11108</text:p>
          </table:table-cell>
          <table:table-cell table:style-name="ce133" office:value-type="string" calcext:value-type="string">
            <text:p>AssertionError: expected [1] but found [2]</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testBrokerRanking(org.apache.pulsar.broker.loadbalance.LoadBalancerTest) <text:s/>Time elapsed: 0.689 s <text:s/>&lt;&lt;&lt; FAILURE!<text:line-break/>java.lang.AssertionError: expected [1] but found [2]<text:line-break/>at org.testng.Assert.fail(Assert.java:99)<text:line-break/>at org.testng.Assert.failNotEquals(Assert.java:1037)<text:line-break/>at org.testng.Assert.assertEqualsImpl(Assert.java:140)<text:line-break/>at org.testng.Assert.assertEquals(Assert.java:122)<text:line-break/>at org.testng.Assert.assertEquals(Assert.java:907)<text:line-break/>at org.testng.Assert.assertEquals(Assert.java:917)<text:line-break/>at org.apache.pulsar.broker.loadbalance.LoadBalancerTest.testBrokerRanking(LoadBalancerTest.java:341)<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76" calcext:value-type="float">
            <text:p>76</text:p>
          </table:table-cell>
          <table:table-cell table:style-name="ce133" office:value-type="string" calcext:value-type="string">
            <text:p>org.apache.pulsar.broker.transaction.TransactionProduce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PreconditionFailedException: Namespace does not have any clusters configured</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setup(org.apache.pulsar.broker.transaction.TransactionProduceTest) <text:s/>Time elapsed: 283.678 s <text:s/>&lt;&lt;&lt; FAILURE!<text:line-break/>org.apache.pulsar.client.admin.PulsarAdminException$PreconditionFailedException: Namespace does not have any clusters configured<text:line-break/>at org.apache.pulsar.client.admin.internal.BaseResource.getApiException(BaseResource.java:236)<text:line-break/>at org.apache.pulsar.client.admin.internal.BaseResource$1.failed(BaseResource.java:130)<text:line-break/>at org.glassfish.jersey.client.JerseyInvocation$1.failed(JerseyInvocation.java:882)<text:line-break/>at org.glassfish.jersey.client.JerseyInvocation$1.completed(JerseyInvocation.java:863)<text:line-break/>at org.glassfish.jersey.client.ClientRuntime.processResponse(ClientRuntime.java:229)<text:line-break/>at org.glassfish.jersey.client.ClientRuntime.access$200(ClientRuntime.java:62)<text:line-break/>at org.glassfish.jersey.client.ClientRuntime$2.lambda$response$0(ClientRuntime.java:173)<text:line-break/>at org.glassfish.jersey.internal.Errors$1.call(Errors.java:248)<text:line-break/>at org.glassfish.jersey.internal.Errors$1.call(Errors.java:244)<text:line-break/>at org.glassfish.jersey.internal.Errors.process(Errors.java:292)<text:line-break/>at org.glassfish.jersey.internal.Errors.process(Errors.java:274)<text:line-break/>at org.glassfish.jersey.internal.Errors.process(Errors.java:244)<text:line-break/>at org.glassfish.jersey.process.internal.RequestScope.runInScope(RequestScope.java:288)<text:line-break/>at org.glassfish.jersey.client.ClientRuntime$2.response(ClientRuntime.java:173)<text:line-break/>at org.apache.pulsar.client.admin.internal.http.AsyncHttpConnector.lambda$apply$1(AsyncHttpConnector.java:212)<text:line-break/>at java.base/java.util.concurrent.CompletableFuture.uniWhenComplete(CompletableFuture.java:859)<text:line-break/>at java.base/java.util.concurrent.CompletableFuture$UniWhenComplete.tryFire(CompletableFuture.java:837)<text:line-break/>at java.base/java.util.concurrent.CompletableFuture.postComplete(CompletableFuture.java:506)<text:line-break/>at java.base/java.util.concurrent.CompletableFuture.complete(CompletableFuture.java:2073)<text:line-break/>at org.apache.pulsar.client.admin.internal.http.AsyncHttpConnector.lambda$retryOperation$4(AsyncHttpConnector.java:254)<text:line-break/>at java.base/java.util.concurrent.CompletableFuture.uniWhenComplete(CompletableFuture.java:859)<text:line-break/>at java.base/java.util.concurrent.CompletableFuture$UniWhenComplete.tryFire(CompletableFuture.java:837)<text:line-break/>at java.base/java.util.concurrent.CompletableFuture.postComplete(CompletableFuture.java:506)<text:line-break/>at java.base/java.util.concurrent.CompletableFuture.complete(CompletableFuture.java:2073)<text:line-break/>at org.asynchttpclient.netty.NettyResponseFuture.loadContent(NettyResponseFuture.java:222)<text:line-break/>at org.asynchttpclient.netty.NettyResponseFuture.done(NettyResponseFuture.java:257)<text:line-break/>at org.asynchttpclient.netty.handler.AsyncHttpClientHandler.finishUpdate(AsyncHttpClientHandler.java:241)<text:line-break/>at org.asynchttpclient.netty.handler.HttpHandler.handleChunk(HttpHandler.java:114)<text:line-break/>at org.asynchttpclient.netty.handler.HttpHandler.handleRead(HttpHandler.java:143)<text:line-break/>at org.asynchttpclient.netty.handler.AsyncHttpClientHandler.channelRead(AsyncHttpClientHandler.java:78)<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handler.codec.MessageToMessageDecoder.channelRead(MessageToMessageDecoder.java:103)<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CombinedChannelDuplexHandler$DelegatingChannelHandlerContext.fireChannelRead(CombinedChannelDuplexHandler.java:436)<text:line-break/>at io.netty.handler.codec.ByteToMessageDecoder.fireChannelRead(ByteToMessageDecoder.java:324)<text:line-break/>at io.netty.handler.codec.ByteToMessageDecoder.channelRead(ByteToMessageDecoder.java:296)<text:line-break/>at io.netty.channel.CombinedChannelDuplexHandler.channelRead(CombinedChannelDuplexHandler.java:251)<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DefaultChannelPipeline$HeadContext.channelRead(DefaultChannelPipeline.java:1410)<text:line-break/>at io.netty.channel.AbstractChannelHandlerContext.invokeChannelRead(AbstractChannelHandlerContext.java:379)<text:line-break/>at io.netty.channel.AbstractChannelHandlerContext.invokeChannelRead(AbstractChannelHandlerContext.java:365)<text:line-break/>at io.netty.channel.DefaultChannelPipeline.fireChannelRead(DefaultChannelPipeline.java:919)<text:line-break/>at io.netty.channel.nio.AbstractNioByteChannel$NioByteUnsafe.read(AbstractNioByteChannel.java:166)<text:line-break/>at io.netty.channel.nio.NioEventLoop.processSelectedKey(NioEventLoop.java:719)<text:line-break/>at io.netty.channel.nio.NioEventLoop.processSelectedKeysOptimized(NioEventLoop.java:655)<text:line-break/>at io.netty.channel.nio.NioEventLoop.processSelectedKeys(NioEventLoop.java:581)<text:line-break/>at io.netty.channel.nio.NioEventLoop.run(NioEventLoop.java:493)<text:line-break/>at io.netty.util.concurrent.SingleThreadEventExecutor$4.run(SingleThreadEventExecutor.java:989)<text:line-break/>at io.netty.util.internal.ThreadExecutorMap$2.run(ThreadExecutorMap.java:74)<text:line-break/>at io.netty.util.concurrent.FastThreadLocalRunnable.run(FastThreadLocalRunnable.java:30)<text:line-break/>at java.base/java.lang.Thread.run(Thread.java:829)<text:line-break/>Caused by: javax.ws.rs.ClientErrorException: HTTP 412 Precondition Failed<text:line-break/>at org.glassfish.jersey.client.JerseyInvocation.createExceptionForFamily(JerseyInvocation.java:985)<text:line-break/>at org.glassfish.jersey.client.JerseyInvocation.convertToException(JerseyInvocation.java:967)<text:line-break/>at org.glassfish.jersey.client.JerseyInvocation.access$700(JerseyInvocation.java:82)<text:line-break/>... 54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25">
          <table:table-cell table:style-name="ce171" office:value-type="float" office:value="77" calcext:value-type="float">
            <text:p>77</text:p>
          </table:table-cell>
          <table:table-cell table:style-name="ce133" office:value-type="string" calcext:value-type="string">
            <text:p>org.apache.pulsar.broker.service.BrokerBookieIsolationTest</text:p>
          </table:table-cell>
          <table:table-cell table:style-name="ce133" office:value-type="string" calcext:value-type="string">
            <text:p>clean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cleanup(org.apache.pulsar.broker.service.BrokerBookieIsolationTest) <text:s/>Time elapsed: 0.018 s <text:s/>&lt;&lt;&lt; FAILURE!<text:line-break/>java.lang.NullPointerException<text:line-break/>at org.apache.pulsar.zookeeper.LocalBookkeeperEnsemble.stop(LocalBookkeeperEnsemble.java:496)<text:line-break/>at org.apache.pulsar.broker.service.BrokerBookieIsolationTest.cleanup(BrokerBookieIsolationTest.java:10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runAfterGroupsConfigurations(TestInvoker.java:677)<text:line-break/>at org.testng.internal.TestInvoker.invokeMethod(TestInvoker.java:548)<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78" calcext:value-type="float">
            <text:p>78</text:p>
          </table:table-cell>
          <table:table-cell table:style-name="ce133" office:value-type="string" calcext:value-type="string">
            <text:p>org.apache.pulsar.broker.service.BacklogQuotaManagerTest</text:p>
          </table:table-cell>
          <table:table-cell table:style-name="ce133" office:value-type="string" calcext:value-type="string">
            <text:p>testProducerExceptionAndThenUnblockSizeQuota</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ProducerBlockedQuotaExceededException: The backlog quota of the topic persistent://prop/quotahold/exceptandunblock that the producer usc-0-0 produces to is exceeded</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testProducerExceptionAndThenUnblockSizeQuota(org.apache.pulsar.broker.service.BacklogQuotaManagerTest) <text:s/>Time elapsed: 6.651 s <text:s/>&lt;&lt;&lt; FAILURE!<text:line-break/>org.apache.pulsar.client.api.PulsarClientException$ProducerBlockedQuotaExceededException: The backlog quota of the topic persistent://prop/quotahold/exceptandunblock that the producer usc-0-0 produces to is exceeded<text:line-break/>at org.apache.pulsar.client.api.PulsarClientException.unwrap(PulsarClientException.java:1007)<text:line-break/>at org.apache.pulsar.client.impl.TypedMessageBuilderImpl.send(TypedMessageBuilderImpl.java:91)<text:line-break/>at org.apache.pulsar.client.impl.ProducerBase.send(ProducerBase.java:63)<text:line-break/>at org.apache.pulsar.broker.service.BacklogQuotaManagerTest.testProducerExceptionAndThenUnblockSizeQuota(BacklogQuotaManagerTest.java:1046)<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79" calcext:value-type="float">
            <text:p>79</text:p>
          </table:table-cell>
          <table:table-cell table:style-name="ce133" office:value-type="string" calcext:value-type="string">
            <text:p>org.apache.pulsar.broker.service.PeerReplicator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CompletionException: org.apache.pulsar.metadata.api.MetadataStoreException: org.apache.zookeeper.KeeperException$SessionExpiredException: KeeperErrorCode = Session expired for /loadbalance/leader</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setup(org.apache.pulsar.broker.service.PeerReplicatorTest) <text:s/>Time elapsed: 263.801 s <text:s/>&lt;&lt;&lt; FAILURE!<text:line-break/>org.testng.internal.InvokeMethodRunnable$TestNGRuntimeException: org.apache.pulsar.broker.PulsarServerException: java.util.concurrent.CompletionException: org.apache.pulsar.metadata.api.MetadataStoreException: org.apache.zookeeper.KeeperException$SessionExpiredException: KeeperErrorCode = Session expired for /loadbalance/leader<text:line-break/>at org.testng.internal.InvokeMethodRunnable.runOne(InvokeMethodRunnable.java:5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org.apache.pulsar.broker.PulsarServerException: java.util.concurrent.CompletionException: org.apache.pulsar.metadata.api.MetadataStoreException: org.apache.zookeeper.KeeperException$SessionExpiredException: KeeperErrorCode = Session expired for /loadbalance/leader<text:line-break/>at org.apache.pulsar.broker.PulsarService.start(PulsarService.java:822)<text:line-break/>at org.apache.pulsar.broker.service.ReplicatorTestBase.setup(ReplicatorTestBase.java:137)<text:line-break/>at org.apache.pulsar.broker.service.PeerReplicatorTest.setup(PeerReplicatorTest.java:56)<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 6 more<text:line-break/>Caused by: java.util.concurrent.CompletionException: org.apache.pulsar.metadata.api.MetadataStoreException: org.apache.zookeeper.KeeperException$SessionExpiredException: KeeperErrorCode = Session expired for /loadbalance/leader<text:line-break/>at java.base/java.util.concurrent.CompletableFuture.encodeThrowable(CompletableFuture.java:331)<text:line-break/>at java.base/java.util.concurrent.CompletableFuture.completeThrowable(CompletableFuture.java:346)<text:line-break/>at java.base/java.util.concurrent.CompletableFuture$UniCompose.tryFire(CompletableFuture.java:1063)<text:line-break/>at java.base/java.util.concurrent.CompletableFuture.postComplete(CompletableFuture.java:506)<text:line-break/>at java.base/java.util.concurrent.CompletableFuture.completeExceptionally(CompletableFuture.java:2088)<text:line-break/>at org.apache.pulsar.metadata.impl.ZKMetadataStore.lambda$get$5(ZKMetadataStore.java:124)<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 1 more<text:line-break/>Caused by: org.apache.pulsar.metadata.api.MetadataStoreException: org.apache.zookeeper.KeeperException$SessionExpiredException: KeeperErrorCode = Session expired for /loadbalance/leader<text:line-break/>at org.apache.pulsar.metadata.impl.ZKMetadataStore.getException(ZKMetadataStore.java:314)<text:line-break/>... 5 more<text:line-break/>Caused by: org.apache.zookeeper.KeeperException$SessionExpiredException: KeeperErrorCode = Session expired for /loadbalance/leader<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80" calcext:value-type="float">
            <text:p>80</text:p>
          </table:table-cell>
          <table:table-cell table:style-name="ce133" office:value-type="string" calcext:value-type="string">
            <text:p>org.apache.pulsar.broker.service.NonPersistentTopicE2ETest</text:p>
          </table:table-cell>
          <table:table-cell table:style-name="ce133" office:value-type="string" calcext:value-type="string">
            <text:p>testGCWillDeleteSchema</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pull/8391</text:p>
          </table:table-cell>
          <table:table-cell table:style-name="ce133" office:value-type="string" calcext:value-type="string">
            <text:p>AssertionError: expected [false] but found [true]</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testGCWillDeleteSchema(org.apache.pulsar.broker.service.NonPersistentTopicE2ETest) <text:s/>Time elapsed: 0.405 s <text:s/>&lt;&lt;&lt; FAILURE!<text:line-break/>java.lang.AssertionError: expected [false] but found [true]<text:line-break/>at org.testng.Assert.fail(Assert.java:99)<text:line-break/>at org.testng.Assert.failNotEquals(Assert.java:1037)<text:line-break/>at org.testng.Assert.assertFalse(Assert.java:67)<text:line-break/>at org.testng.Assert.assertFalse(Assert.java:77)<text:line-break/>at org.apache.pulsar.broker.service.NonPersistentTopicE2ETest.testGCWillDeleteSchema(NonPersistentTopicE2ETest.java:103)<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25">
          <table:table-cell table:style-name="ce171" office:value-type="float" office:value="81" calcext:value-type="float">
            <text:p>81</text:p>
          </table:table-cell>
          <table:table-cell table:style-name="ce133" office:value-type="string" calcext:value-type="string">
            <text:p>org.apache.pulsar.broker.service.TopicTerminationTest)</text:p>
          </table:table-cell>
          <table:table-cell table:style-name="ce133" office:value-type="string" calcext:value-type="string">
            <text:p>testSimpleTerminationConsumer</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expected [true] but found [false]</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testSimpleTerminationConsumer(org.apache.pulsar.broker.service.TopicTerminationTest) <text:s/>Time elapsed: 6.41 s <text:s/>&lt;&lt;&lt; FAILURE!<text:line-break/>java.lang.AssertionError: expected [true] but found [false]<text:line-break/>at org.testng.Assert.fail(Assert.java:99)<text:line-break/>at org.testng.Assert.failNotEquals(Assert.java:1037)<text:line-break/>at org.testng.Assert.assertTrue(Assert.java:45)<text:line-break/>at org.testng.Assert.assertTrue(Assert.java:55)<text:line-break/>at org.apache.pulsar.broker.service.TopicTerminationTest.testSimpleTerminationConsumer(TopicTerminationTest.java:224)<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25">
          <table:table-cell table:style-name="ce171" office:value-type="float" office:value="82" calcext:value-type="float">
            <text:p>82</text:p>
          </table:table-cell>
          <table:table-cell table:style-name="ce133" office:value-type="string" calcext:value-type="string">
            <text:p>org.apache.pulsar.broker.SLAMonitoringTest</text:p>
          </table:table-cell>
          <table:table-cell table:style-name="ce133" office:value-type="string" calcext:value-type="string">
            <text:p>testUnloadIfBrokerCrashes</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623</text:p>
          </table:table-cell>
          <table:table-cell table:style-name="ce133" office:value-type="string" calcext:value-type="string">
            <text:p>AssertionError: The SLA Monitor namespace should be owned by some other broker</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testUnloadIfBrokerCrashes(org.apache.pulsar.broker.SLAMonitoringTest) <text:s/>Time elapsed: 61.252 s <text:s/>&lt;&lt;&lt; FAILURE!<text:line-break/>java.lang.AssertionError: The SLA Monitor namespace should be owned by some other broker<text:line-break/>at org.testng.Assert.fail(Assert.java:99)<text:line-break/>at org.apache.pulsar.broker.SLAMonitoringTest.testUnloadIfBrokerCrashes(SLAMonitoringTest.java:218)<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0">
          <table:table-cell table:style-name="ce171" office:value-type="float" office:value="83" calcext:value-type="float">
            <text:p>83</text:p>
          </table:table-cell>
          <table:table-cell table:style-name="ce133" office:value-type="string" calcext:value-type="string">
            <text:p>org.apache.pulsar.broker.transaction.buffer.TransactionStablePosition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imeoutException: java.util.concurrent.TimeoutException</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setup(org.apache.pulsar.broker.transaction.buffer.TransactionStablePositionTest) <text:s/>Time elapsed: 557.845 s <text:s/>&lt;&lt;&lt; FAILURE!<text:line-break/>org.apache.pulsar.client.admin.PulsarAdminException$TimeoutException: java.util.concurrent.TimeoutException<text:line-break/>at org.apache.pulsar.client.admin.internal.TopicsImpl.createNonPartitionedTopic(TopicsImpl.java:360)<text:line-break/>at org.apache.pulsar.broker.transaction.buffer.TransactionStablePositionTest.setup(TransactionStablePositionTest.java:71)<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java.util.concurrent.TimeoutException<text:line-break/>at java.base/java.util.concurrent.CompletableFuture.timedGet(CompletableFuture.java:1886)<text:line-break/>at java.base/java.util.concurrent.CompletableFuture.get(CompletableFuture.java:2021)<text:line-break/>at org.apache.pulsar.client.admin.internal.TopicsImpl.createNonPartitionedTopic(TopicsImpl.java:353)<text:line-break/>... 39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84" calcext:value-type="float">
            <text:p>84</text:p>
          </table:table-cell>
          <table:table-cell table:style-name="ce133" office:value-type="string" calcext:value-type="string">
            <text:p>org.apache.pulsar.broker.transaction.pendingack.PendingAckInMemoryDelete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ConditionTimeoutException: Condition with lambda expression in org.apache.pulsar.broker.transaction.pendingack.PendingAckInMemoryDeleteTest that uses java.util.Map was not fulfilled within 10 seconds.</text:p>
          </table:table-cell>
          <table:table-cell table:style-name="ce179" office:value-type="string" calcext:value-type="string">
            <text:p><text:a xlink:href="https://drive.google.com/file/d/1DdEBgRVcubZ69uyCuHQJto1-pJ0mmfSs/view?usp=sharing" xlink:type="simple">https://drive.google.com/file/d/1DdEBgRVcubZ69uyCuHQJto1-pJ0mmfSs/view?usp=sharing</text:a></text:p>
          </table:table-cell>
          <table:table-cell table:style-name="ce174" office:value-type="string" calcext:value-type="string">
            <text:p>[ERROR] setup(org.apache.pulsar.broker.transaction.pendingack.PendingAckInMemoryDeleteTest) <text:s/>Time elapsed: 498.148 s <text:s/>&lt;&lt;&lt; FAILURE!<text:line-break/>org.awaitility.core.ConditionTimeoutException: Condition with lambda expression in org.apache.pulsar.broker.transaction.pendingack.PendingAckInMemoryDeleteTest that uses java.util.Map was not fulfilled within 10 seconds.<text:line-break/>at org.awaitility.core.ConditionAwaiter.await(ConditionAwaiter.java:165)<text:line-break/>at org.awaitility.core.CallableCondition.await(CallableCondition.java:78)<text:line-break/>at org.awaitility.core.CallableCondition.await(CallableCondition.java:26)<text:line-break/>at org.awaitility.core.ConditionFactory.until(ConditionFactory.java:895)<text:line-break/>at org.awaitility.core.ConditionFactory.until(ConditionFactory.java:864)<text:line-break/>at org.apache.pulsar.broker.transaction.pendingack.PendingAckInMemoryDeleteTest.setup(PendingAckInMemoryDeleteTest.java:10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85" calcext:value-type="float">
            <text:p>85</text:p>
          </table:table-cell>
          <table:table-cell table:style-name="ce133" office:value-type="string" calcext:value-type="string">
            <text:p>org.apache.pulsar.broker.service.persistent.PersistentFailoverStreamingDispatcherE2ETest</text:p>
          </table:table-cell>
          <table:table-cell table:style-name="ce133" office:value-type="string" calcext:value-type="string">
            <text:p>testSimpleConsumerEventsWithPartition</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6014</text:p>
          </table:table-cell>
          <table:table-cell table:style-name="ce133" office:value-type="string" calcext:value-type="string">
            <text:p>AssertionError: expected [100] but found [99]</text:p>
          </table:table-cell>
          <table:table-cell table:style-name="ce179" office:value-type="string" calcext:value-type="string">
            <text:p>https://drive.google.com/file/d/1nERMKqJ97iqI9TTZctxoVbnUrGZUysji/view?usp=sharing</text:p>
          </table:table-cell>
          <table:table-cell table:style-name="ce174" office:value-type="string" calcext:value-type="string">
            <text:p>[ERROR] testSimpleConsumerEventsWithPartition(org.apache.pulsar.broker.service.persistent.PersistentFailoverStreamingDispatcherE2ETest) <text:s/>Time elapsed: 8.05 s <text:s/>&lt;&lt;&lt; FAILURE!<text:line-break/>java.lang.AssertionError: expected [100] but found [99]<text:line-break/>at org.testng.Assert.fail(Assert.java:99)<text:line-break/>at org.testng.Assert.failNotEquals(Assert.java:1037)<text:line-break/>at org.testng.Assert.assertEqualsImpl(Assert.java:140)<text:line-break/>at org.testng.Assert.assertEquals(Assert.java:122)<text:line-break/>at org.testng.Assert.assertEquals(Assert.java:907)<text:line-break/>at org.testng.Assert.assertEquals(Assert.java:917)<text:line-break/>at org.apache.pulsar.broker.service.PersistentFailoverE2ETest.testSimpleConsumerEventsWithPartition(PersistentFailoverE2ETest.java:44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86" calcext:value-type="float">
            <text:p>86</text:p>
          </table:table-cell>
          <table:table-cell table:style-name="ce133" office:value-type="string" calcext:value-type="string">
            <text:p>org.apache.pulsar.broker.service.schema.PartitionedTopicsSchema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Broker test setup failed</text:p>
          </table:table-cell>
          <table:table-cell table:style-name="ce179" office:value-type="string" calcext:value-type="string">
            <text:p>https://drive.google.com/file/d/1CC4HBlg5dhbGSVGt-S4XJTTSXmN-3shI/view?usp=sharing</text:p>
          </table:table-cell>
          <table:table-cell table:style-name="ce174" office:value-type="string" calcext:value-type="string">
            <text:p>[ERROR] setup(org.apache.pulsar.broker.service.schema.PartitionedTopicsSchemaTest) <text:s/>Time elapsed: 31.252 s <text:s/>&lt;&lt;&lt; FAILURE!<text:line-break/>java.lang.AssertionError: Broker test setup failed<text:line-break/>at org.testng.Assert.fail(Assert.java:99)<text:line-break/>at org.apache.pulsar.broker.service.BkEnsemblesTestBase.setup(BkEnsemblesTestBase.java:10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87" calcext:value-type="float">
            <text:p>87</text:p>
          </table:table-cell>
          <table:table-cell table:style-name="ce133" office:value-type="string" calcext:value-type="string">
            <text:p>org.apache.pulsar.broker.service.schema.PartitionedTopicsSchemaTest</text:p>
          </table:table-cell>
          <table:table-cell table:style-name="ce133" office:value-type="string" calcext:value-type="string">
            <text:p>clean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NullPointerException</text:p>
          </table:table-cell>
          <table:table-cell table:style-name="ce179" office:value-type="string" calcext:value-type="string">
            <text:p>https://drive.google.com/file/d/1CC4HBlg5dhbGSVGt-S4XJTTSXmN-3shI/view?usp=sharing</text:p>
          </table:table-cell>
          <table:table-cell table:style-name="ce174" office:value-type="string" calcext:value-type="string">
            <text:p>[ERROR] cleanup(org.apache.pulsar.broker.service.schema.PartitionedTopicsSchemaTest) <text:s/>Time elapsed: 0.001 s <text:s/>&lt;&lt;&lt; FAILURE!<text:line-break/>java.lang.NullPointerException<text:line-break/>at org.apache.pulsar.broker.service.BkEnsemblesTestBase.cleanup(BkEnsemblesTestBase.java:11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runAfterGroupsConfigurations(TestInvoker.java:677)<text:line-break/>at org.testng.internal.TestInvoker.invokeMethod(TestInvoker.java:548)<text:line-break/>at org.testng.internal.TestInvoker.invokeTestMethod(TestInvoker.java:174)<text:line-break/>at org.testng.internal.MethodRunner.runInSequence(MethodRunner.java:46)<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88" calcext:value-type="float">
            <text:p>88</text:p>
          </table:table-cell>
          <table:table-cell table:style-name="ce133" office:value-type="string" calcext:value-type="string">
            <text:p>org.apache.pulsar.broker.service.PeerReplicatorTest</text:p>
          </table:table-cell>
          <table:table-cell table:style-name="ce133" office:value-type="string" calcext:value-type="string">
            <text:p>stateCheck</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ExecutionException: org.apache.zookeeper.KeeperException$ConnectionLossException: KeeperErrorCode = ConnectionLoss</text:p>
          </table:table-cell>
          <table:table-cell table:style-name="ce179" office:value-type="string" calcext:value-type="string">
            <text:p>https://drive.google.com/file/d/1CC4HBlg5dhbGSVGt-S4XJTTSXmN-3shI/view?usp=sharing</text:p>
          </table:table-cell>
          <table:table-cell table:style-name="ce174" office:value-type="string" calcext:value-type="string">
            <text:p>[ERROR] stateCheck(org.apache.pulsar.broker.service.PeerReplicatorTest) <text:s/>Time elapsed: 180.156 s <text:s/>&lt;&lt;&lt; FAILURE!<text:line-break/>org.apache.pulsar.broker.PulsarServerException: org.apache.pulsar.broker.PulsarServerException: java.util.concurrent.ExecutionException: org.apache.zookeeper.KeeperException$ConnectionLossException: KeeperErrorCode = ConnectionLoss<text:line-break/>at org.apache.pulsar.broker.PulsarService.start(PulsarService.java:822)<text:line-break/>at org.apache.pulsar.broker.service.ReplicatorTestBase.setup(ReplicatorTestBase.java:122)<text:line-break/>at org.apache.pulsar.broker.service.PeerReplicatorTest.setup(PeerReplicatorTest.java:56)<text:line-break/>at org.apache.pulsar.tests.TestRetrySupport.stateCheck(TestRetrySupport.java:56)<text:line-break/>at jdk.internal.reflect.GeneratedMethodAccessor229.invoke(Unknown Source)<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line-break/>Caused by: org.apache.pulsar.broker.PulsarServerException: java.util.concurrent.ExecutionException: org.apache.zookeeper.KeeperException$ConnectionLossException: KeeperErrorCode = ConnectionLoss<text:line-break/>at org.apache.pulsar.broker.namespace.NamespaceService.registerNamespace(NamespaceService.java:361)<text:line-break/>at org.apache.pulsar.broker.namespace.NamespaceService.registerBootstrapNamespaces(NamespaceService.java:303)<text:line-break/>at org.apache.pulsar.broker.PulsarService.start(PulsarService.java:754)<text:line-break/>... 40 more<text:line-break/>Caused by: java.util.concurrent.ExecutionException: org.apache.zookeeper.KeeperException$ConnectionLossException: KeeperErrorCode = ConnectionLoss<text:line-break/>at java.base/java.util.concurrent.CompletableFuture.reportGet(CompletableFuture.java:395)<text:line-break/>at java.base/java.util.concurrent.CompletableFuture.get(CompletableFuture.java:1999)<text:line-break/>at org.apache.pulsar.broker.namespace.NamespaceService.registerNamespace(NamespaceService.java:338)<text:line-break/>... 42 more<text:line-break/>Caused by: org.apache.zookeeper.KeeperException$ConnectionLossException: KeeperErrorCode = ConnectionLoss<text:line-break/>at org.apache.zookeeper.KeeperException.create(KeeperException.java:102)<text:line-break/>at org.apache.zookeeper.KeeperException.create(KeeperException.java:76)<text:line-break/>at org.apache.pulsar.broker.namespace.OwnershipCache$OwnedServiceUnitCacheLoader.lambda$asyncLoad$0(OwnershipCache.java:144)<text:line-break/>at org.apache.bookkeeper.util.ZkUtils$1.processResult(ZkUtils.java:80)<text:line-break/>at org.apache.bookkeeper.zookeeper.ZooKeeperClient$10$1.processResult(ZooKeeperClient.java:740)<text:line-break/>at org.apache.zookeeper.ClientCnxn$EventThread.processEvent(ClientCnxn.java:692)<text:line-break/>at org.apache.zookeeper.ClientCnxn$EventThread.run(ClientCnxn.java:563)</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89" calcext:value-type="float">
            <text:p>89</text:p>
          </table:table-cell>
          <table:table-cell table:style-name="ce133" office:value-type="string" calcext:value-type="string">
            <text:p>org.apache.pulsar.broker.service.PeerReplicatorTest</text:p>
          </table:table-cell>
          <table:table-cell table:style-name="ce133" office:value-type="string" calcext:value-type="string">
            <text:p>clean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SessionExpiredException: KeeperErrorCode = Session expired for /loadbalance/leader</text:p>
          </table:table-cell>
          <table:table-cell table:style-name="ce179" office:value-type="string" calcext:value-type="string">
            <text:p>https://drive.google.com/file/d/1CC4HBlg5dhbGSVGt-S4XJTTSXmN-3shI/view?usp=sharing</text:p>
          </table:table-cell>
          <table:table-cell table:style-name="ce174" office:value-type="string" calcext:value-type="string">
            <text:p>[ERROR] cleanup(org.apache.pulsar.broker.service.PeerReplicatorTest) <text:s/>Time elapsed: 123.358 s <text:s/>&lt;&lt;&lt; FAILURE!<text:line-break/>org.testng.internal.InvokeMethodRunnable$TestNGRuntimeException: java.util.concurrent.CompletionException: org.apache.pulsar.metadata.api.MetadataStoreException: org.apache.zookeeper.KeeperException$SessionExpiredException: KeeperErrorCode = Session expired for /loadbalance/leader<text:line-break/>at org.testng.internal.InvokeMethodRunnable.runOne(InvokeMethodRunnable.java:5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java.util.concurrent.CompletionException: org.apache.pulsar.metadata.api.MetadataStoreException: org.apache.zookeeper.KeeperException$SessionExpiredException: KeeperErrorCode = Session expired for /loadbalance/leader<text:line-break/>at java.base/java.util.concurrent.CompletableFuture.encodeThrowable(CompletableFuture.java:331)<text:line-break/>at java.base/java.util.concurrent.CompletableFuture.completeThrowable(CompletableFuture.java:346)<text:line-break/>at java.base/java.util.concurrent.CompletableFuture$UniRun.tryFire(CompletableFuture.java:777)<text:line-break/>at java.base/java.util.concurrent.CompletableFuture.postComplete(CompletableFuture.java:506)<text:line-break/>at java.base/java.util.concurrent.CompletableFuture.completeExceptionally(CompletableFuture.java:2088)<text:line-break/>at org.apache.pulsar.metadata.impl.ZKMetadataStore.lambda$storeDelete$21(ZKMetadataStore.java:277)<text:line-break/>at java.base/java.util.concurrent.ThreadPoolExecutor.runWorker(ThreadPoolExecutor.java:1128)<text:line-break/>at java.base/java.util.concurrent.ThreadPoolExecutor$Worker.run(ThreadPoolExecutor.java:628)<text:line-break/>at io.netty.util.concurrent.FastThreadLocalRunnable.run(FastThreadLocalRunnable.java:30)<text:line-break/>... 1 more<text:line-break/>Caused by: org.apache.pulsar.metadata.api.MetadataStoreException: org.apache.zookeeper.KeeperException$SessionExpiredException: KeeperErrorCode = Session expired for /loadbalance/leader<text:line-break/>at org.apache.pulsar.metadata.impl.ZKMetadataStore.getException(ZKMetadataStore.java:314)<text:line-break/>... 5 more<text:line-break/>Caused by: org.apache.zookeeper.KeeperException$SessionExpiredException: KeeperErrorCode = Session expired for /loadbalance/leader<text:line-break/>at org.apache.zookeeper.KeeperException.create(KeeperException.java:134)<text:line-break/>at org.apache.zookeeper.KeeperException.create(KeeperException.java:54)<text:line-break/>at org.apache.pulsar.metadata.impl.ZKMetadataStore.getException(ZKMetadataStore.java:304)<text:line-break/>... 5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90" calcext:value-type="float">
            <text:p>90</text:p>
          </table:table-cell>
          <table:table-cell table:style-name="ce133" office:value-type="string" calcext:value-type="string">
            <text:p>org.apache.pulsar.broker.service.ReplicatorSubscriptionTest</text:p>
          </table:table-cell>
          <table:table-cell table:style-name="ce133" office:value-type="string" calcext:value-type="string">
            <text:p>testReplicatedSubscriptionAcrossTwoRegions</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issues/10054</text:p>
          </table:table-cell>
          <table:table-cell table:style-name="ce133" office:value-type="string" calcext:value-type="string">
            <text:p>IllegalStateException: Client instance has been closed.</text:p>
          </table:table-cell>
          <table:table-cell table:style-name="ce179" office:value-type="string" calcext:value-type="string">
            <text:p>https://drive.google.com/file/d/1CC4HBlg5dhbGSVGt-S4XJTTSXmN-3shI/view?usp=sharing</text:p>
          </table:table-cell>
          <table:table-cell table:style-name="ce174" office:value-type="string" calcext:value-type="string">
            <text:p>[ERROR] testReplicatedSubscriptionAcrossTwoRegions(org.apache.pulsar.broker.service.ReplicatorSubscriptionTest) <text:s/>Time elapsed: 0.139 s <text:s/>&lt;&lt;&lt; FAILURE!<text:line-break/>java.lang.IllegalStateException: Client instance has been closed.<text:line-break/>at org.glassfish.jersey.internal.guava.Preconditions.checkState(Preconditions.java:169)<text:line-break/>at org.glassfish.jersey.client.JerseyClient.checkNotClosed(JerseyClient.java:257)<text:line-break/>at org.glassfish.jersey.client.JerseyWebTarget.checkNotClosed(JerseyWebTarget.java:118)<text:line-break/>at org.glassfish.jersey.client.JerseyWebTarget.path(JerseyWebTarget.java:129)<text:line-break/>at org.glassfish.jersey.client.JerseyWebTarget.path(JerseyWebTarget.java:38)<text:line-break/>at org.apache.pulsar.client.admin.internal.NamespacesImpl.namespacePath(NamespacesImpl.java:3621)<text:line-break/>at org.apache.pulsar.client.admin.internal.NamespacesImpl.createNamespaceAsync(NamespacesImpl.java:351)<text:line-break/>at org.apache.pulsar.client.admin.internal.NamespacesImpl.createNamespace(NamespacesImpl.java:337)<text:line-break/>at org.apache.pulsar.broker.service.ReplicatorSubscriptionTest.testReplicatedSubscriptionAcrossTwoRegions(ReplicatorSubscriptionTest.java:83)<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8">
          <table:table-cell table:style-name="ce171" office:value-type="float" office:value="91" calcext:value-type="float">
            <text:p>91</text:p>
          </table:table-cell>
          <table:table-cell table:style-name="ce133" office:value-type="string" calcext:value-type="string">
            <text:p>org.apache.pulsar.broker.service.persistent.TopicDuplicationTest</text:p>
          </table:table-cell>
          <table:table-cell table:style-name="ce133" office:value-type="string" calcext:value-type="string">
            <text:p>testTopicPolicyTakeSnapshot</text:p>
          </table:table-cell>
          <table:table-cell table:style-name="ce133"/>
          <table:table-cell table:style-name="ce178" office:value-type="string" calcext:value-type="string">
            <text:p>FAILURE</text:p>
          </table:table-cell>
          <table:table-cell table:style-name="ce133" office:value-type="string" calcext:value-type="string">
            <text:p>https://github.com/apache/pulsar/pull/9226</text:p>
          </table:table-cell>
          <table:table-cell table:style-name="ce133" office:value-type="string" calcext:value-type="string">
            <text:p>ThreadTimeoutException: Method org.apache.pulsar.broker.service.persistent.TopicDuplicationTest.testTopicPolicyTakeSnapshot() didn't finish within the time-out 30000</text:p>
          </table:table-cell>
          <table:table-cell table:style-name="ce179" office:value-type="string" calcext:value-type="string">
            <text:p>https://drive.google.com/file/d/1CC4HBlg5dhbGSVGt-S4XJTTSXmN-3shI/view?usp=sharing</text:p>
          </table:table-cell>
          <table:table-cell table:style-name="ce174" office:value-type="string" calcext:value-type="string">
            <text:p>[ERROR] testTopicPolicyTakeSnapshot(org.apache.pulsar.broker.service.persistent.TopicDuplicationTest) <text:s/>Time elapsed: 37.968 s <text:s/>&lt;&lt;&lt; FAILURE!<text:line-break/>org.testng.internal.thread.ThreadTimeoutException: Method org.apache.pulsar.broker.service.persistent.TopicDuplicationTest.testTopicPolicyTakeSnapshot() didn't finish within the time-out 3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92" calcext:value-type="float">
            <text:p>92</text:p>
          </table:table-cell>
          <table:table-cell table:style-name="ce133" office:value-type="string" calcext:value-type="string">
            <text:p>org.apache.pulsar.broker.service.OpportunisticStripingTest</text:p>
          </table:table-cell>
          <table:table-cell table:style-name="ce133" office:value-type="string" calcext:value-type="string">
            <text:p>setup</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AssertionError: Broker test setup failed</text:p>
          </table:table-cell>
          <table:table-cell table:style-name="ce179" office:value-type="string" calcext:value-type="string">
            <text:p>https://drive.google.com/file/d/1CC4HBlg5dhbGSVGt-S4XJTTSXmN-3shI/view?usp=sharing</text:p>
          </table:table-cell>
          <table:table-cell table:style-name="ce174" office:value-type="string" calcext:value-type="string">
            <text:p>[ERROR] setup(org.apache.pulsar.broker.service.OpportunisticStripingTest) <text:s/>Time elapsed: 38.571 s <text:s/>&lt;&lt;&lt; FAILURE!<text:line-break/>java.lang.AssertionError: Broker test setup failed<text:line-break/>at org.testng.Assert.fail(Assert.java:99)<text:line-break/>at org.apache.pulsar.broker.service.BkEnsemblesTestBase.setup(BkEnsemblesTestBase.java:107)<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MethodInvocationHelper.invokeMethodConsideringTimeout(MethodInvocationHelper.java:61)<text:line-break/>at org.testng.internal.ConfigInvoker.invokeConfigurationMethod(ConfigInvoker.java:366)<text:line-break/>at org.testng.internal.ConfigInvoker.invokeConfigurations(ConfigInvoker.java:320)<text:line-break/>at org.testng.internal.TestInvoker.runConfigMethods(TestInvoker.java:701)<text:line-break/>at org.testng.internal.TestInvoker.invokeMethod(TestInvoker.java:527)<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22">
          <table:table-cell table:style-name="ce171" office:value-type="float" office:value="93" calcext:value-type="float">
            <text:p>93</text:p>
          </table:table-cell>
          <table:table-cell table:style-name="ce133" office:value-type="string" calcext:value-type="string">
            <text:p>org.apache.pulsar.broker.service.OpportunisticStripingTest</text:p>
          </table:table-cell>
          <table:table-cell table:style-name="ce133" office:value-type="string" calcext:value-type="string">
            <text:p>testOpportunisticStriping</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IllegalStateException: Client instance has been closed.</text:p>
          </table:table-cell>
          <table:table-cell table:style-name="ce179" office:value-type="string" calcext:value-type="string">
            <text:p>https://drive.google.com/file/d/1CC4HBlg5dhbGSVGt-S4XJTTSXmN-3shI/view?usp=sharing</text:p>
          </table:table-cell>
          <table:table-cell table:style-name="ce174" office:value-type="string" calcext:value-type="string">
            <text:p>[ERROR] testOpportunisticStriping(org.apache.pulsar.broker.service.OpportunisticStripingTest) <text:s/>Time elapsed: 2.01 s <text:s/>&lt;&lt;&lt; FAILURE!<text:line-break/>java.lang.IllegalStateException: Client instance has been closed.<text:line-break/>at org.glassfish.jersey.internal.guava.Preconditions.checkState(Preconditions.java:169)<text:line-break/>at org.glassfish.jersey.client.JerseyClient.checkNotClosed(JerseyClient.java:257)<text:line-break/>at org.glassfish.jersey.client.JerseyWebTarget.checkNotClosed(JerseyWebTarget.java:118)<text:line-break/>at org.glassfish.jersey.client.JerseyWebTarget.path(JerseyWebTarget.java:129)<text:line-break/>at org.glassfish.jersey.client.JerseyWebTarget.path(JerseyWebTarget.java:38)<text:line-break/>at org.apache.pulsar.client.admin.internal.NamespacesImpl.namespacePath(NamespacesImpl.java:3621)<text:line-break/>at org.apache.pulsar.client.admin.internal.NamespacesImpl.createNamespaceAsync(NamespacesImpl.java:351)<text:line-break/>at org.apache.pulsar.client.admin.internal.NamespacesImpl.createNamespace(NamespacesImpl.java:337)<text:line-break/>at org.apache.pulsar.broker.service.OpportunisticStripingTest.testOpportunisticStriping(OpportunisticStripingTest.java:66)<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94" calcext:value-type="float">
            <text:p>94</text:p>
          </table:table-cell>
          <table:table-cell table:style-name="ce133" office:value-type="string" calcext:value-type="string">
            <text:p>org.apache.pulsar.broker.admin.PersistentTopicsTest</text:p>
          </table:table-cell>
          <table:table-cell table:style-name="ce133" office:value-type="string" calcext:value-type="string">
            <text:p>testTriggerCompactionTopic</text:p>
          </table:table-cell>
          <table:table-cell table:style-name="ce133"/>
          <table:table-cell table:style-name="ce178" office:value-type="string" calcext:value-type="string">
            <text:p>FAILURE</text:p>
          </table:table-cell>
          <table:table-cell table:style-name="ce133"/>
          <table:table-cell table:style-name="ce179" office:value-type="string" calcext:value-type="string">
            <text:p>Wanted but not invoked: asyncResponse.resume(&lt;Capturing argument&gt;);</text:p>
            <text:p>-&gt; at org.apache.pulsar.broker.admin.PersistentTopicsTest.testTriggerCompactionTopic(PersistentTopicsTest.java:586)</text:p>
            <text:p>Actually, there were zero interactions with this mock.</text:p>
          </table:table-cell>
          <table:table-cell table:style-name="ce179" office:value-type="string" calcext:value-type="string">
            <text:p>https://drive.google.com/file/d/11lm2tw3EpcVnGshLqgt_xJRK0NkTqfUO/view?usp=sharing</text:p>
          </table:table-cell>
          <table:table-cell table:style-name="ce183" office:value-type="string" calcext:value-type="string">
            <text:p>[ERROR] testTriggerCompactionTopic(org.apache.pulsar.broker.admin.PersistentTopicsTest) <text:s/>Time elapsed: 5.019 s <text:s/>&lt;&lt;&lt; FAILURE!<text:line-break/>Wanted but not invoked:<text:line-break/>asyncResponse.resume(&lt;Capturing argument&gt;);<text:line-break/>-&gt; at org.apache.pulsar.broker.admin.PersistentTopicsTest.testTriggerCompactionTopic(PersistentTopicsTest.java:586)<text:line-break/>Actually, there were zero interactions with this mock.<text:line-break/><text:line-break/>at org.apache.pulsar.broker.admin.PersistentTopicsTest.testTriggerCompactionTopic(PersistentTopicsTest.java:58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95" calcext:value-type="float">
            <text:p>95</text:p>
          </table:table-cell>
          <table:table-cell table:style-name="ce133" office:value-type="string" calcext:value-type="string">
            <text:p>org.apache.pulsar.broker.service.BatchMessageTest</text:p>
          </table:table-cell>
          <table:table-cell table:style-name="ce133" office:value-type="string" calcext:value-type="string">
            <text:p>testConcurrentBatchMessageAck</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hreadTimeoutException: Method org.apache.pulsar.broker.service.BatchMessageTest.testConcurrentBatchMessageAck() didn't finish within the time-out 3000</text:p>
          </table:table-cell>
          <table:table-cell table:style-name="ce179" office:value-type="string" calcext:value-type="string">
            <text:p>https://drive.google.com/file/d/1_wb2G9veWFeFgH4m77ekMsCp8gu6FKbp/view?usp=sharing</text:p>
          </table:table-cell>
          <table:table-cell table:style-name="ce174" office:value-type="string" calcext:value-type="string">
            <text:p>[ERROR] testConcurrentBatchMessageAck(org.apache.pulsar.broker.service.BatchMessageTest) <text:s/>Time elapsed: 190.938 s <text:s/>&lt;&lt;&lt; FAILURE!<text:line-break/>org.testng.internal.thread.ThreadTimeoutException: Method org.apache.pulsar.broker.service.BatchMessageTest.testConcurrentBatchMessageAck() didn't finish within the time-out 3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96" calcext:value-type="float">
            <text:p>96</text:p>
          </table:table-cell>
          <table:table-cell table:style-name="ce133" office:value-type="string" calcext:value-type="string">
            <text:p>org.apache.pulsar.broker.service.BrokerServiceTest</text:p>
          </table:table-cell>
          <table:table-cell table:style-name="ce133" office:value-type="string" calcext:value-type="string">
            <text:p>testBrokerServiceNamespaceStats</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imeoutException</text:p>
          </table:table-cell>
          <table:table-cell table:style-name="ce179" office:value-type="string" calcext:value-type="string">
            <text:p>https://drive.google.com/file/d/1_wb2G9veWFeFgH4m77ekMsCp8gu6FKbp/view?usp=sharing</text:p>
          </table:table-cell>
          <table:table-cell table:style-name="ce174" office:value-type="string" calcext:value-type="string">
            <text:p>[ERROR] testBrokerServiceNamespaceStats(org.apache.pulsar.broker.service.BrokerServiceTest) <text:s/>Time elapsed: 1.768 s <text:s/>&lt;&lt;&lt; FAILURE!<text:line-break/>org.apache.pulsar.client.admin.PulsarAdminException$TimeoutException: java.util.concurrent.TimeoutException<text:line-break/>at org.apache.pulsar.client.admin.internal.NamespacesImpl.createNamespace(NamespacesImpl.java:314)<text:line-break/>at org.apache.pulsar.client.admin.internal.NamespacesImpl.createNamespace(NamespacesImpl.java:273)<text:line-break/>at org.apache.pulsar.broker.service.BrokerServiceTest.testBrokerServiceNamespaceStats(BrokerServiceTest.java:410)<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line-break/>Caused by: java.util.concurrent.TimeoutException<text:line-break/>at java.base/java.util.concurrent.CompletableFuture.timedGet(CompletableFuture.java:1886)<text:line-break/>at java.base/java.util.concurrent.CompletableFuture.get(CompletableFuture.java:2021)<text:line-break/>at org.apache.pulsar.client.admin.internal.NamespacesImpl.createNamespace(NamespacesImpl.java:307)<text:line-break/>... 14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97" calcext:value-type="float">
            <text:p>97</text:p>
          </table:table-cell>
          <table:table-cell table:style-name="ce133" office:value-type="string" calcext:value-type="string">
            <text:p>org.apache.pulsar.broker.service.ServerCnxTest</text:p>
          </table:table-cell>
          <table:table-cell table:style-name="ce133" office:value-type="string" calcext:value-type="string">
            <text:p>testUnsupportedBatchMsgSubscribeCommand</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UnsupportedOperationException</text:p>
          </table:table-cell>
          <table:table-cell table:style-name="ce179" office:value-type="string" calcext:value-type="string">
            <text:p>https://drive.google.com/file/d/1_wb2G9veWFeFgH4m77ekMsCp8gu6FKbp/view?usp=sharing</text:p>
          </table:table-cell>
          <table:table-cell table:style-name="ce174" office:value-type="string" calcext:value-type="string">
            <text:p>[ERROR] testUnsupportedBatchMsgSubscribeCommand(org.apache.pulsar.broker.service.ServerCnxTest) <text:s/>Time elapsed: 1.55 s <text:s/>&lt;&lt;&lt; FAILURE!<text:line-break/>java.lang.UnsupportedOperationException<text:line-break/>at org.apache.pulsar.common.protocol.PulsarDecoder.handlePing(PulsarDecoder.java:547)<text:line-break/>at org.apache.pulsar.common.protocol.PulsarDecoder.channelRead(PulsarDecoder.java:263)<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handler.codec.ByteToMessageDecoder.fireChannelRead(ByteToMessageDecoder.java:324)<text:line-break/>at io.netty.handler.codec.ByteToMessageDecoder.channelRead(ByteToMessageDecoder.java:296)<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DefaultChannelPipeline$HeadContext.channelRead(DefaultChannelPipeline.java:1410)<text:line-break/>at io.netty.channel.AbstractChannelHandlerContext.invokeChannelRead(AbstractChannelHandlerContext.java:379)<text:line-break/>at io.netty.channel.AbstractChannelHandlerContext.invokeChannelRead(AbstractChannelHandlerContext.java:365)<text:line-break/>at io.netty.channel.DefaultChannelPipeline.fireChannelRead(DefaultChannelPipeline.java:919)<text:line-break/>at io.netty.channel.embedded.EmbeddedChannel.writeInbound(EmbeddedChannel.java:343)<text:line-break/>at org.apache.pulsar.broker.service.utils.ClientChannelHelper.getCommand(ClientChannelHelper.java:59)<text:line-break/>at org.apache.pulsar.broker.service.ServerCnxTest.getResponse(ServerCnxTest.java:1505)<text:line-break/>at org.apache.pulsar.broker.service.ServerCnxTest.testUnsupportedBatchMsgSubscribeCommand(ServerCnxTest.java:1198)<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4">
          <table:table-cell table:style-name="ce171" office:value-type="float" office:value="98" calcext:value-type="float">
            <text:p>98</text:p>
          </table:table-cell>
          <table:table-cell table:style-name="ce133" office:value-type="string" calcext:value-type="string">
            <text:p>org.apache.pulsar.broker.service.persistent.DelayedDeliveryTest</text:p>
          </table:table-cell>
          <table:table-cell table:style-name="ce133" office:value-type="string" calcext:value-type="string">
            <text:p>testEnableTopicDelayedDelivery</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ServerSideErrorException: HTTP 500 Internal Server Error</text:p>
          </table:table-cell>
          <table:table-cell table:style-name="ce179" office:value-type="string" calcext:value-type="string">
            <text:p>https://drive.google.com/file/d/1iBIUiu7lfNFgIRRTL1XtMf1_Bz5BTSEx/view?usp=sharing</text:p>
          </table:table-cell>
          <table:table-cell table:style-name="ce174" office:value-type="string" calcext:value-type="string">
            <text:p>[ERROR] testEnableTopicDelayedDelivery(org.apache.pulsar.broker.service.persistent.DelayedDeliveryTest) <text:s/>Time elapsed: 0.327 s <text:s/>&lt;&lt;&lt; FAILURE!<text:line-break/>org.apache.pulsar.client.admin.PulsarAdminException$ServerSideErrorException: HTTP 500 Internal Server Error<text:line-break/>at org.apache.pulsar.client.admin.internal.BaseResource.getApiException(BaseResource.java:219)<text:line-break/>at org.apache.pulsar.client.admin.internal.TopicsImpl$25.failed(TopicsImpl.java:1813)<text:line-break/>at org.glassfish.jersey.client.JerseyInvocation$1.failed(JerseyInvocation.java:882)<text:line-break/>at org.glassfish.jersey.client.JerseyInvocation$1.completed(JerseyInvocation.java:863)<text:line-break/>at org.glassfish.jersey.client.ClientRuntime.processResponse(ClientRuntime.java:229)<text:line-break/>at org.glassfish.jersey.client.ClientRuntime.access$200(ClientRuntime.java:62)<text:line-break/>at org.glassfish.jersey.client.ClientRuntime$2.lambda$response$0(ClientRuntime.java:173)<text:line-break/>at org.glassfish.jersey.internal.Errors$1.call(Errors.java:248)<text:line-break/>at org.glassfish.jersey.internal.Errors$1.call(Errors.java:244)<text:line-break/>at org.glassfish.jersey.internal.Errors.process(Errors.java:292)<text:line-break/>at org.glassfish.jersey.internal.Errors.process(Errors.java:274)<text:line-break/>at org.glassfish.jersey.internal.Errors.process(Errors.java:244)<text:line-break/>at org.glassfish.jersey.process.internal.RequestScope.runInScope(RequestScope.java:288)<text:line-break/>at org.glassfish.jersey.client.ClientRuntime$2.response(ClientRuntime.java:173)<text:line-break/>at org.apache.pulsar.client.admin.internal.http.AsyncHttpConnector.lambda$apply$1(AsyncHttpConnector.java:212)<text:line-break/>at java.base/java.util.concurrent.CompletableFuture.uniWhenComplete(CompletableFuture.java:859)<text:line-break/>at java.base/java.util.concurrent.CompletableFuture$UniWhenComplete.tryFire(CompletableFuture.java:837)<text:line-break/>at java.base/java.util.concurrent.CompletableFuture.postComplete(CompletableFuture.java:506)<text:line-break/>at java.base/java.util.concurrent.CompletableFuture.complete(CompletableFuture.java:2073)<text:line-break/>at org.apache.pulsar.client.admin.internal.http.AsyncHttpConnector.lambda$retryOperation$4(AsyncHttpConnector.java:254)<text:line-break/>at java.base/java.util.concurrent.CompletableFuture.uniWhenComplete(CompletableFuture.java:859)<text:line-break/>at java.base/java.util.concurrent.CompletableFuture$UniWhenComplete.tryFire(CompletableFuture.java:837)<text:line-break/>at java.base/java.util.concurrent.CompletableFuture.postComplete(CompletableFuture.java:506)<text:line-break/>at java.base/java.util.concurrent.CompletableFuture.complete(CompletableFuture.java:2073)<text:line-break/>at org.asynchttpclient.netty.NettyResponseFuture.loadContent(NettyResponseFuture.java:222)<text:line-break/>at org.asynchttpclient.netty.NettyResponseFuture.done(NettyResponseFuture.java:257)<text:line-break/>at org.asynchttpclient.netty.handler.AsyncHttpClientHandler.finishUpdate(AsyncHttpClientHandler.java:241)<text:line-break/>at org.asynchttpclient.netty.handler.HttpHandler.handleChunk(HttpHandler.java:114)<text:line-break/>at org.asynchttpclient.netty.handler.HttpHandler.handleRead(HttpHandler.java:143)<text:line-break/>at org.asynchttpclient.netty.handler.AsyncHttpClientHandler.channelRead(AsyncHttpClientHandler.java:78)<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handler.codec.MessageToMessageDecoder.channelRead(MessageToMessageDecoder.java:103)<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CombinedChannelDuplexHandler$DelegatingChannelHandlerContext.fireChannelRead(CombinedChannelDuplexHandler.java:436)<text:line-break/>at io.netty.handler.codec.ByteToMessageDecoder.fireChannelRead(ByteToMessageDecoder.java:324)<text:line-break/>at io.netty.handler.codec.ByteToMessageDecoder.channelRead(ByteToMessageDecoder.java:296)<text:line-break/>at io.netty.channel.CombinedChannelDuplexHandler.channelRead(CombinedChannelDuplexHandler.java:251)<text:line-break/>at io.netty.channel.AbstractChannelHandlerContext.invokeChannelRead(AbstractChannelHandlerContext.java:379)<text:line-break/>at io.netty.channel.AbstractChannelHandlerContext.invokeChannelRead(AbstractChannelHandlerContext.java:365)<text:line-break/>at io.netty.channel.AbstractChannelHandlerContext.fireChannelRead(AbstractChannelHandlerContext.java:357)<text:line-break/>at io.netty.channel.DefaultChannelPipeline$HeadContext.channelRead(DefaultChannelPipeline.java:1410)<text:line-break/>at io.netty.channel.AbstractChannelHandlerContext.invokeChannelRead(AbstractChannelHandlerContext.java:379)<text:line-break/>at io.netty.channel.AbstractChannelHandlerContext.invokeChannelRead(AbstractChannelHandlerContext.java:365)<text:line-break/>at io.netty.channel.DefaultChannelPipeline.fireChannelRead(DefaultChannelPipeline.java:919)<text:line-break/>at io.netty.channel.nio.AbstractNioByteChannel$NioByteUnsafe.read(AbstractNioByteChannel.java:166)<text:line-break/>at io.netty.channel.nio.NioEventLoop.processSelectedKey(NioEventLoop.java:719)<text:line-break/>at io.netty.channel.nio.NioEventLoop.processSelectedKeysOptimized(NioEventLoop.java:655)<text:line-break/>at io.netty.channel.nio.NioEventLoop.processSelectedKeys(NioEventLoop.java:581)<text:line-break/>at io.netty.channel.nio.NioEventLoop.run(NioEventLoop.java:493)<text:line-break/>at io.netty.util.concurrent.SingleThreadEventExecutor$4.run(SingleThreadEventExecutor.java:989)<text:line-break/>at io.netty.util.internal.ThreadExecutorMap$2.run(ThreadExecutorMap.java:74)<text:line-break/>at io.netty.util.concurrent.FastThreadLocalRunnable.run(FastThreadLocalRunnable.java:30)<text:line-break/>at java.base/java.lang.Thread.run(Thread.java:829)<text:line-break/>Caused by: javax.ws.rs.InternalServerErrorException: HTTP 500 Internal Server Error<text:line-break/>at org.glassfish.jersey.client.JerseyInvocation.convertToException(JerseyInvocation.java:960)<text:line-break/>at org.glassfish.jersey.client.JerseyInvocation.access$700(JerseyInvocation.java:82)<text:line-break/>... 54 more</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7">
          <table:table-cell table:style-name="ce171" office:value-type="float" office:value="99" calcext:value-type="float">
            <text:p>99</text:p>
          </table:table-cell>
          <table:table-cell table:style-name="ce133" office:value-type="string" calcext:value-type="string">
            <text:p>org.apache.pulsar.broker.protocol.ProtocolHandlerUtilsTest</text:p>
          </table:table-cell>
          <table:table-cell table:style-name="ce133" office:value-type="string" calcext:value-type="string">
            <text:p>testLoadProtocolHandlerBlankHandlerClass</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hreadTimeoutException: Method org.apache.pulsar.broker.protocol.ProtocolHandlerUtilsTest.testLoadProtocolHandlerBlankHandlerClass() didn't finish within the time-out 300000</text:p>
          </table:table-cell>
          <table:table-cell table:style-name="ce179" office:value-type="string" calcext:value-type="string">
            <text:p>https://drive.google.com/file/d/18n_jTMdLBQCu3jLS1v-GYIx3fbYKGfE4/view?usp=sharing</text:p>
          </table:table-cell>
          <table:table-cell table:style-name="ce174" office:value-type="string" calcext:value-type="string">
            <text:p>[ERROR] testLoadProtocolHandlerBlankHandlerClass(org.apache.pulsar.broker.protocol.ProtocolHandlerUtilsTest) <text:s/>Time elapsed: 309.994 s <text:s/>&lt;&lt;&lt; FAILURE!<text:line-break/>org.testng.internal.thread.ThreadTimeoutException: Method org.apache.pulsar.broker.protocol.ProtocolHandlerUtilsTest.testLoadProtocolHandlerBlankHandlerClass() didn't finish within the time-out 30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6">
          <table:table-cell table:style-name="ce171" office:value-type="float" office:value="100" calcext:value-type="float">
            <text:p>100</text:p>
          </table:table-cell>
          <table:table-cell table:style-name="ce133" office:value-type="string" calcext:value-type="string">
            <text:p>org.apache.pulsar.broker.service.ServerCnxTest</text:p>
          </table:table-cell>
          <table:table-cell table:style-name="ce133" office:value-type="string" calcext:value-type="string">
            <text:p>testProducerCommand</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IOException: Failed to get response from socket within 10s</text:p>
          </table:table-cell>
          <table:table-cell table:style-name="ce179" office:value-type="string" calcext:value-type="string">
            <text:p>https://drive.google.com/file/d/18n_jTMdLBQCu3jLS1v-GYIx3fbYKGfE4/view?usp=sharing</text:p>
          </table:table-cell>
          <table:table-cell table:style-name="ce174" office:value-type="string" calcext:value-type="string">
            <text:p>[ERROR] testProducerCommand(org.apache.pulsar.broker.service.ServerCnxTest) <text:s/>Time elapsed: 40.956 s <text:s/>&lt;&lt;&lt; FAILURE!<text:line-break/>java.io.IOException: Failed to get response from socket within 10s<text:line-break/>at org.apache.pulsar.broker.service.ServerCnxTest.getResponse(ServerCnxTest.java:1511)<text:line-break/>at org.apache.pulsar.broker.service.ServerCnxTest.testProducerCommand(ServerCnxTest.java:429)<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0">
          <table:table-cell table:style-name="ce171" office:value-type="float" office:value="101" calcext:value-type="float">
            <text:p>101</text:p>
          </table:table-cell>
          <table:table-cell table:style-name="ce133" office:value-type="string" calcext:value-type="string">
            <text:p>org.apache.pulsar.broker.service.ServerCnxTest</text:p>
          </table:table-cell>
          <table:table-cell table:style-name="ce133" office:value-type="string" calcext:value-type="string">
            <text:p>testProducerCommandWithAuthorizationPositive</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hreadTimeoutException: Method org.apache.pulsar.broker.service.ServerCnxTest.testProducerCommandWithAuthorizationPositive() didn't finish within the time-out 30000</text:p>
          </table:table-cell>
          <table:table-cell table:style-name="ce179" office:value-type="string" calcext:value-type="string">
            <text:p>https://drive.google.com/file/d/18n_jTMdLBQCu3jLS1v-GYIx3fbYKGfE4/view?usp=sharing</text:p>
          </table:table-cell>
          <table:table-cell table:style-name="ce174" office:value-type="string" calcext:value-type="string">
            <text:p>[ERROR] testProducerCommandWithAuthorizationPositive(org.apache.pulsar.broker.service.ServerCnxTest) <text:s/>Time elapsed: 583.833 s <text:s/>&lt;&lt;&lt; FAILURE!<text:line-break/>org.testng.internal.thread.ThreadTimeoutException: Method org.apache.pulsar.broker.service.ServerCnxTest.testProducerCommandWithAuthorizationPositive() didn't finish within the time-out 3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7">
          <table:table-cell table:style-name="ce171" office:value-type="float" office:value="102" calcext:value-type="float">
            <text:p>102</text:p>
          </table:table-cell>
          <table:table-cell table:style-name="ce133" office:value-type="string" calcext:value-type="string">
            <text:p>org.apache.pulsar.broker.service.ServerCnxTest</text:p>
          </table:table-cell>
          <table:table-cell table:style-name="ce133" office:value-type="string" calcext:value-type="string">
            <text:p>testSendSuccessOnEncryptionRequiredTopic</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hreadTimeoutException: Method org.apache.pulsar.broker.service.ServerCnxTest.testSendSuccessOnEncryptionRequiredTopic() didn't finish within the time-out 30000</text:p>
          </table:table-cell>
          <table:table-cell table:style-name="ce179" office:value-type="string" calcext:value-type="string">
            <text:p>https://drive.google.com/file/d/18n_jTMdLBQCu3jLS1v-GYIx3fbYKGfE4/view?usp=sharing</text:p>
          </table:table-cell>
          <table:table-cell table:style-name="ce174" office:value-type="string" calcext:value-type="string">
            <text:p>[ERROR] testSendSuccessOnEncryptionRequiredTopic(org.apache.pulsar.broker.service.ServerCnxTest) <text:s/>Time elapsed: 105.383 s <text:s/>&lt;&lt;&lt; FAILURE!<text:line-break/>org.testng.internal.thread.ThreadTimeoutException: Method org.apache.pulsar.broker.service.ServerCnxTest.testSendSuccessOnEncryptionRequiredTopic() didn't finish within the time-out 3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9">
          <table:table-cell table:style-name="ce171" office:value-type="float" office:value="103" calcext:value-type="float">
            <text:p>103</text:p>
          </table:table-cell>
          <table:table-cell table:style-name="ce133" office:value-type="string" calcext:value-type="string">
            <text:p>org.apache.pulsar.broker.service.ServerCnxTest</text:p>
          </table:table-cell>
          <table:table-cell table:style-name="ce133" office:value-type="string" calcext:value-type="string">
            <text:p>testSubscribeCommand</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hreadTimeoutException: Method org.apache.pulsar.broker.service.ServerCnxTest.testSubscribeCommand() didn't finish within the time-out 30000</text:p>
          </table:table-cell>
          <table:table-cell table:style-name="ce179" office:value-type="string" calcext:value-type="string">
            <text:p>https://drive.google.com/file/d/18n_jTMdLBQCu3jLS1v-GYIx3fbYKGfE4/view?usp=sharing</text:p>
          </table:table-cell>
          <table:table-cell table:style-name="ce174" office:value-type="string" calcext:value-type="string">
            <text:p>[ERROR] testSubscribeCommand(org.apache.pulsar.broker.service.ServerCnxTest) <text:s/>Time elapsed: 81.257 s <text:s/>&lt;&lt;&lt; FAILURE!<text:line-break/>org.testng.internal.thread.ThreadTimeoutException: Method org.apache.pulsar.broker.service.ServerCnxTest.testSubscribeCommand() didn't finish within the time-out 3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18">
          <table:table-cell table:style-name="ce171" office:value-type="float" office:value="104" calcext:value-type="float">
            <text:p>104</text:p>
          </table:table-cell>
          <table:table-cell table:style-name="ce133" office:value-type="string" calcext:value-type="string">
            <text:p>org.apache.pulsar.broker.service.ServerCnxTest</text:p>
          </table:table-cell>
          <table:table-cell table:style-name="ce133" office:value-type="string" calcext:value-type="string">
            <text:p>testSubscribeCommandWithAuthorizationPositive</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IOException: Failed to get response from socket within 10s</text:p>
          </table:table-cell>
          <table:table-cell table:style-name="ce179" office:value-type="string" calcext:value-type="string">
            <text:p>https://drive.google.com/file/d/18n_jTMdLBQCu3jLS1v-GYIx3fbYKGfE4/view?usp=sharing</text:p>
          </table:table-cell>
          <table:table-cell table:style-name="ce174" office:value-type="string" calcext:value-type="string">
            <text:p>[ERROR] testSubscribeCommandWithAuthorizationPositive(org.apache.pulsar.broker.service.ServerCnxTest) <text:s/>Time elapsed: 50.959 s <text:s/>&lt;&lt;&lt; FAILURE!<text:line-break/>java.io.IOException: Failed to get response from socket within 10s<text:line-break/>at org.apache.pulsar.broker.service.ServerCnxTest.getResponse(ServerCnxTest.java:1511)<text:line-break/>at org.apache.pulsar.broker.service.ServerCnxTest.testSubscribeCommandWithAuthorizationPositive(ServerCnxTest.java:1225)<text:line-break/>at java.base/jdk.internal.reflect.NativeMethodAccessorImpl.invoke0(Native Method)<text:line-break/>at java.base/jdk.internal.reflect.NativeMethodAccessorImpl.invoke(NativeMethodAccessorImpl.java:62)<text:line-break/>at java.base/jdk.internal.reflect.DelegatingMethodAccessorImpl.invoke(DelegatingMethodAccessorImpl.java:43)<text:line-break/>at java.base/java.lang.reflect.Method.invoke(Method.java:566)<text:line-break/>at org.testng.internal.MethodInvocationHelper.invokeMethod(MethodInvocationHelper.java:132)<text:line-break/>at org.testng.internal.InvokeMethodRunnable.runOne(InvokeMethodRunnable.java:45)<text:line-break/>at org.testng.internal.InvokeMethodRunnable.call(InvokeMethodRunnable.java:73)<text:line-break/>at org.testng.internal.InvokeMethodRunnable.call(InvokeMethodRunnable.java:11)<text:line-break/>at java.base/java.util.concurrent.FutureTask.run(FutureTask.java:264)<text:line-break/>at java.base/java.util.concurrent.ThreadPoolExecutor.runWorker(ThreadPoolExecutor.java:1128)<text:line-break/>at java.base/java.util.concurrent.ThreadPoolExecutor$Worker.run(ThreadPoolExecutor.java:628)<text:line-break/>at java.base/java.lang.Thread.run(Thread.java:829)</text:p>
          </table:table-cell>
          <table:table-cell table:style-name="ce133" table:number-columns-repeated="1015"/>
        </table:table-row>
        <table:table-row table:style-name="ro1">
          <table:table-cell table:style-name="ce171"/>
          <table:table-cell table:style-name="ce133" table:number-columns-repeated="6"/>
          <table:table-cell table:style-name="ce179"/>
          <table:table-cell table:style-name="ce133" table:number-columns-repeated="1016"/>
        </table:table-row>
        <table:table-row table:style-name="ro8">
          <table:table-cell table:style-name="ce171" office:value-type="float" office:value="105" calcext:value-type="float">
            <text:p>105</text:p>
          </table:table-cell>
          <table:table-cell table:style-name="ce133" office:value-type="string" calcext:value-type="string">
            <text:p>org.apache.pulsar.broker.service.ServerCnxTest</text:p>
          </table:table-cell>
          <table:table-cell table:style-name="ce133" office:value-type="string" calcext:value-type="string">
            <text:p>testTopicIsNotReady</text:p>
          </table:table-cell>
          <table:table-cell table:style-name="ce133"/>
          <table:table-cell table:style-name="ce178" office:value-type="string" calcext:value-type="string">
            <text:p>FAILURE</text:p>
          </table:table-cell>
          <table:table-cell table:style-name="ce133"/>
          <table:table-cell table:style-name="ce133" office:value-type="string" calcext:value-type="string">
            <text:p>ThreadTimeoutException: Method org.apache.pulsar.broker.service.ServerCnxTest.testTopicIsNotReady() didn't finish within the time-out 30000</text:p>
          </table:table-cell>
          <table:table-cell table:style-name="ce179" office:value-type="string" calcext:value-type="string">
            <text:p>https://drive.google.com/file/d/18n_jTMdLBQCu3jLS1v-GYIx3fbYKGfE4/view?usp=sharing</text:p>
          </table:table-cell>
          <table:table-cell table:style-name="ce133" office:value-type="string" calcext:value-type="string">
            <text:p>[ERROR] testTopicIsNotReady(org.apache.pulsar.broker.service.ServerCnxTest) <text:s/>Time elapsed: 78.027 s <text:s/>&lt;&lt;&lt; FAILURE!<text:line-break/>org.testng.internal.thread.ThreadTimeoutException: Method org.apache.pulsar.broker.service.ServerCnxTest.testTopicIsNotReady() didn't finish within the time-out 30000<text:line-break/>at org.testng.internal.MethodInvocationHelper.invokeWithTimeoutWithNewExecutor(MethodInvocationHelper.java:371)<text:line-break/>at org.testng.internal.MethodInvocationHelper.invokeWithTimeout(MethodInvocationHelper.java:282)<text:line-break/>at org.testng.internal.TestInvoker.invokeMethod(TestInvoker.java:605)<text:line-break/>at org.testng.internal.TestInvoker.retryFailed(TestInvoker.java:214)<text:line-break/>at org.testng.internal.MethodRunner.runInSequence(MethodRunner.java:58)<text:line-break/>at org.testng.internal.TestInvoker$MethodInvocationAgent.invoke(TestInvoker.java:822)<text:line-break/>at org.testng.internal.TestInvoker.invokeTestMethods(TestInvoker.java:147)<text:line-break/>at org.testng.internal.TestMethodWorker.invokeTestMethods(TestMethodWorker.java:146)<text:line-break/>at org.testng.internal.TestMethodWorker.run(TestMethodWorker.java:128)<text:line-break/>at java.base/java.util.ArrayList.forEach(ArrayList.java:1541)<text:line-break/>at org.testng.TestRunner.privateRun(TestRunner.java:764)<text:line-break/>at org.testng.TestRunner.run(TestRunner.java:585)<text:line-break/>at org.testng.SuiteRunner.runTest(SuiteRunner.java:384)<text:line-break/>at org.testng.SuiteRunner.runSequentially(SuiteRunner.java:378)<text:line-break/>at org.testng.SuiteRunner.privateRun(SuiteRunner.java:337)<text:line-break/>at org.testng.SuiteRunner.run(SuiteRunner.java:286)<text:line-break/>at org.testng.SuiteRunnerWorker.runSuite(SuiteRunnerWorker.java:53)<text:line-break/>at org.testng.SuiteRunnerWorker.run(SuiteRunnerWorker.java:96)<text:line-break/>at org.testng.TestNG.runSuitesSequentially(TestNG.java:1218)<text:line-break/>at org.testng.TestNG.runSuitesLocally(TestNG.java:1140)<text:line-break/>at org.testng.TestNG.runSuites(TestNG.java:1069)<text:line-break/>at org.testng.TestNG.run(TestNG.java:1037)<text:line-break/>at org.apache.maven.surefire.testng.TestNGExecutor.run(TestNGExecutor.java:135)<text:line-break/>at org.apache.maven.surefire.testng.TestNGDirectoryTestSuite.executeSingleClass(TestNGDirectoryTestSuite.java:112)<text:line-break/>at org.apache.maven.surefire.testng.TestNGDirectoryTestSuite.executeLazy(TestNGDirectoryTestSuite.java:123)<text:line-break/>at org.apache.maven.surefire.testng.TestNGDirectoryTestSuite.execute(TestNGDirectoryTestSuite.java:90)<text:line-break/>at org.apache.maven.surefire.testng.TestNGProvider.invoke(TestNGProvider.java:146)<text:line-break/>at org.apache.maven.surefire.booter.ForkedBooter.invokeProviderInSameClassLoader(ForkedBooter.java:384)<text:line-break/>at org.apache.maven.surefire.booter.ForkedBooter.runSuitesInProcess(ForkedBooter.java:345)<text:line-break/>at org.apache.maven.surefire.booter.ForkedBooter.execute(ForkedBooter.java:126)<text:line-break/>at org.apache.maven.surefire.booter.ForkedBooter.main(ForkedBooter.java:418)</text:p>
          </table:table-cell>
          <table:table-cell table:style-name="ce133" table:number-columns-repeated="1015"/>
        </table:table-row>
        <table:table-row table:style-name="ro1" table:number-rows-repeated="1048362">
          <table:table-cell table:number-columns-repeated="1024"/>
        </table:table-row>
        <table:table-row table:style-name="ro1">
          <table:table-cell table:number-columns-repeated="1024"/>
        </table:table-row>
      </table:table>
      <table:table table:name="script_broker-broker-gp2_CI" table:style-name="ta2">
        <table:table-column table:style-name="co1" table:default-cell-style-name="ce10"/>
        <table:table-column table:style-name="co51" table:default-cell-style-name="ce1"/>
        <table:table-column table:style-name="co52" table:default-cell-style-name="ce1"/>
        <table:table-column table:style-name="co1" table:number-columns-repeated="2" table:default-cell-style-name="ce1"/>
        <table:table-column table:style-name="co12" table:default-cell-style-name="ce1"/>
        <table:table-column table:style-name="co45" table:default-cell-style-name="ce1"/>
        <table:table-column table:style-name="co53" table:default-cell-style-name="ce1"/>
        <table:table-column table:style-name="co9" table:default-cell-style-name="ce1"/>
        <table:table-column table:style-name="co1" table:number-columns-repeated="55" table:default-cell-style-name="ce1"/>
        <table:table-column table:style-name="co1" table:number-columns-repeated="960" table:default-cell-style-name="Default"/>
        <table:table-row table:style-name="ro1">
          <table:table-cell table:style-name="ce2"/>
          <table:table-cell table:style-name="ce22" office:value-type="string" calcext:value-type="string" table:number-columns-spanned="3" table:number-rows-spanned="1">
            <text:p>Recent Commit GitHub CI (12 June 2021)</text:p>
          </table:table-cell>
          <table:covered-table-cell table:number-columns-repeated="2"/>
          <table:table-cell table:number-columns-repeated="2"/>
          <table:table-cell table:style-name="ce4"/>
          <table:table-cell/>
          <table:table-cell table:style-name="ce5"/>
          <table:table-cell table:number-columns-repeated="1015"/>
        </table:table-row>
        <table:table-row table:style-name="ro1">
          <table:table-cell table:style-name="ce2"/>
          <table:table-cell table:style-name="ce42" table:number-columns-repeated="2"/>
          <table:table-cell table:number-columns-repeated="3"/>
          <table:table-cell table:style-name="ce4"/>
          <table:table-cell/>
          <table:table-cell table:style-name="ce5"/>
          <table:table-cell table:number-columns-repeated="1015"/>
        </table:table-row>
        <table:table-row table:style-name="ro1">
          <table:table-cell table:style-name="ce45" office:value-type="string" calcext:value-type="string">
            <text:p>No</text:p>
          </table:table-cell>
          <table:table-cell table:style-name="ce163" office:value-type="string" calcext:value-type="string">
            <text:p>Package/class</text:p>
          </table:table-cell>
          <table:table-cell table:style-name="ce163" office:value-type="string" calcext:value-type="string">
            <text:p>Method</text:p>
          </table:table-cell>
          <table:table-cell table:style-name="ce65" office:value-type="string" calcext:value-type="string">
            <text:p>CI run</text:p>
          </table:table-cell>
          <table:table-cell table:style-name="ce65" office:value-type="string" calcext:value-type="string">
            <text:p>Local run</text:p>
          </table:table-cell>
          <table:table-cell table:style-name="ce65" office:value-type="string" calcext:value-type="string">
            <text:p>Issue link</text:p>
          </table:table-cell>
          <table:table-cell table:style-name="ce76" office:value-type="string" calcext:value-type="string">
            <text:p>Cause</text:p>
          </table:table-cell>
          <table:table-cell table:style-name="ce65" office:value-type="string" calcext:value-type="string">
            <text:p>Log Link</text:p>
          </table:table-cell>
          <table:table-cell table:style-name="ce65" office:value-type="string" calcext:value-type="string">
            <text:p>Error Message</text:p>
          </table:table-cell>
          <table:table-cell table:style-name="ce64" table:number-columns-repeated="55"/>
          <table:table-cell table:style-name="ce133" table:number-columns-repeated="960"/>
        </table:table-row>
        <table:table-row table:style-name="ro1">
          <table:table-cell table:style-name="ce45"/>
          <table:table-cell table:style-name="ce163" table:number-columns-repeated="2"/>
          <table:table-cell table:style-name="ce65" table:number-columns-repeated="3"/>
          <table:table-cell table:style-name="ce76"/>
          <table:table-cell table:style-name="ce65"/>
          <table:table-cell table:style-name="ce130"/>
          <table:table-cell table:style-name="ce64" table:number-columns-repeated="55"/>
          <table:table-cell table:style-name="ce133" table:number-columns-repeated="960"/>
        </table:table-row>
        <table:table-row table:style-name="ro15">
          <table:table-cell table:style-name="ce46" office:value-type="float" office:value="1" calcext:value-type="float">
            <text:p>1</text:p>
          </table:table-cell>
          <table:table-cell table:style-name="ce164" office:value-type="string" calcext:value-type="string">
            <text:p>org.apache.pulsar.broker.admin.v3.AdminApiTransactionTest</text:p>
          </table:table-cell>
          <table:table-cell table:style-name="ce166" office:value-type="string" calcext:value-type="string">
            <text:p>testGetPendingAckInternalStats</text:p>
          </table:table-cell>
          <table:table-cell table:style-name="ce66" office:value-type="string" calcext:value-type="string">
            <text:p>FAILURE</text:p>
          </table:table-cell>
          <table:table-cell table:style-name="ce66"/>
          <table:table-cell table:style-name="ce64"/>
          <table:table-cell table:style-name="ce77" office:value-type="string" calcext:value-type="string">
            <text:p>AssertionError: expected object to not be null</text:p>
          </table:table-cell>
          <table:table-cell table:style-name="ce83" office:value-type="string" calcext:value-type="string">
            <text:p>https://drive.google.com/file/d/10j1ApbjRjaoNVvpIhTxbl_TWdsa30qVM/view?usp=sharing</text:p>
          </table:table-cell>
          <table:table-cell table:style-name="ce132" office:value-type="string" calcext:value-type="string">
            <text:p>[ERROR] testGetPendingAckInternalStats(org.apache.pulsar.broker.admin.v3.AdminApiTransactionTest)  Time elapsed: 0.402 s  &lt;&lt;&lt; FAILURE!</text:p>
            <text:p>unit-testsrun unit test 'BROKER_GROUP_2'2021-06-28T09:48:49.2032430Z java.lang.AssertionError: expected object to not be null</text:p>
            <text:p>unit-testsrun unit test 'BROKER_GROUP_2'2021-06-28T09:48:49.2038261Z at org.testng.Assert.fail(Assert.java:99)</text:p>
            <text:p>unit-testsrun unit test 'BROKER_GROUP_2'2021-06-28T09:48:49.2040474Z at org.testng.Assert.assertNotNull(Assert.java:942)</text:p>
            <text:p>unit-testsrun unit test 'BROKER_GROUP_2'2021-06-28T09:48:49.2043420Z at org.testng.Assert.assertNotNull(Assert.java:926)</text:p>
            <text:p>unit-testsrun unit test 'BROKER_GROUP_2'2021-06-28T09:48:49.2048870Z at org.apache.pulsar.broker.admin.v3.AdminApiTransactionTest.verifyManagedLegerInternalStats(AdminApiTransactionTest.java:421)</text:p>
            <text:p>unit-testsrun unit test 'BROKER_GROUP_2'2021-06-28T09:48:49.2055921Z at org.apache.pulsar.broker.admin.v3.AdminApiTransactionTest.testGetPendingAckInternalStats(AdminApiTransactionTest.java:370)</text:p>
            <text:p>unit-testsrun unit test 'BROKER_GROUP_2'2021-06-28T09:48:49.2069443Z at java.base/jdk.internal.reflect.NativeMethodAccessorImpl.invoke0(Native Method)</text:p>
            <text:p>unit-testsrun unit test 'BROKER_GROUP_2'2021-06-28T09:48:49.2074271Z at java.base/jdk.internal.reflect.NativeMethodAccessorImpl.invoke(NativeMethodAccessorImpl.java:62)</text:p>
            <text:p>unit-testsrun unit test 'BROKER_GROUP_2'2021-06-28T09:48:49.2078880Z at java.base/jdk.internal.reflect.DelegatingMethodAccessorImpl.invoke(DelegatingMethodAccessorImpl.java:43)</text:p>
            <text:p>unit-testsrun unit test 'BROKER_GROUP_2'2021-06-28T09:48:49.2081785Z at java.base/java.lang.reflect.Method.invoke(Method.java:566)</text:p>
            <text:p>unit-testsrun unit test 'BROKER_GROUP_2'2021-06-28T09:48:49.2086269Z at org.testng.internal.MethodInvocationHelper.invokeMethod(MethodInvocationHelper.java:132)</text:p>
            <text:p>unit-testsrun unit test 'BROKER_GROUP_2'2021-06-28T09:48:49.2088366Z at org.testng.internal.InvokeMethodRunnable.runOne(InvokeMethodRunnable.java:45)</text:p>
            <text:p>unit-testsrun unit test 'BROKER_GROUP_2'2021-06-28T09:48:49.2091539Z at org.testng.internal.InvokeMethodRunnable.call(InvokeMethodRunnable.java:73)</text:p>
            <text:p>unit-testsrun unit test 'BROKER_GROUP_2'2021-06-28T09:48:49.2093702Z at org.testng.internal.InvokeMethodRunnable.call(InvokeMethodRunnable.java:11)</text:p>
            <text:p>unit-testsrun unit test 'BROKER_GROUP_2'2021-06-28T09:48:49.2129712Z at java.base/java.util.concurrent.FutureTask.run(FutureTask.java:264)</text:p>
            <text:p>unit-testsrun unit test 'BROKER_GROUP_2'2021-06-28T09:48:49.2132194Z at java.base/java.util.concurrent.ThreadPoolExecutor.runWorker(ThreadPoolExecutor.java:1128)</text:p>
            <text:p>unit-testsrun unit test 'BROKER_GROUP_2'2021-06-28T09:48:49.2143164Z at java.base/java.util.concurrent.ThreadPoolExecutor$Worker.run(ThreadPoolExecutor.java:628)</text:p>
            <text:p>unit-testsrun unit test 'BROKER_GROUP_2'2021-06-28T09:48:49.2149611Z at java.base/java.lang.Thread.run(Thread.java:829)</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63"/>
          <table:table-cell table:style-name="ce133" table:number-columns-repeated="960"/>
        </table:table-row>
        <table:table-row table:style-name="ro18">
          <table:table-cell table:style-name="ce66" office:value-type="float" office:value="2" calcext:value-type="float">
            <text:p>2</text:p>
          </table:table-cell>
          <table:table-cell table:style-name="ce64" office:value-type="string" calcext:value-type="string">
            <text:p>org.apache.pulsar.io.PulsarBatchSourceE2ETest</text:p>
          </table:table-cell>
          <table:table-cell table:style-name="ce64" office:value-type="string" calcext:value-type="string">
            <text:p>setup</text:p>
          </table:table-cell>
          <table:table-cell table:style-name="ce66" office:value-type="string" calcext:value-type="string">
            <text:p>FAILURE</text:p>
          </table:table-cell>
          <table:table-cell table:style-name="ce64" table:number-columns-repeated="2"/>
          <table:table-cell table:style-name="ce64" office:value-type="string" calcext:value-type="string">
            <text:p>PulsarServerException: java.lang.RuntimeException: org.apache.pulsar.client.admin.PulsarAdminException$PreconditionFailedException: Failed to find ownership for topic:persistent://external-repl-prop/pulsar-function-admin/coordinate</text:p>
          </table:table-cell>
          <table:table-cell table:style-name="ce64" office:value-type="string" calcext:value-type="string">
            <text:p>https://drive.google.com/file/d/1Pr51xbLH7Lazn0IQZ40G-PVF510xFZEm/view?usp=sharing</text:p>
          </table:table-cell>
          <table:table-cell table:style-name="ce132" office:value-type="string" calcext:value-type="string">
            <text:p>[ERROR] setup(org.apache.pulsar.io.PulsarBatchSourceE2ETest)  Time elapsed: 40.497 s  &lt;&lt;&lt; FAILURE!</text:p>
            <text:p>unit-testsrun unit test 'BROKER_GROUP_2'2021-06-28T10:44:36.8652652Z org.apache.pulsar.broker.PulsarServerException: java.lang.RuntimeException: org.apache.pulsar.client.admin.PulsarAdminException$PreconditionFailedException: Failed to find ownership for topic:persistent://external-repl-prop/pulsar-function-admin/coordinate</text:p>
            <text:p>unit-testsrun unit test 'BROKER_GROUP_2'2021-06-28T10:44:36.8656151Z at org.apache.pulsar.broker.PulsarService.start(PulsarService.java:822)</text:p>
            <text:p>unit-testsrun unit test 'BROKER_GROUP_2'2021-06-28T10:44:36.8657979Z at org.apache.pulsar.io.AbstractPulsarE2ETest.setup(AbstractPulsarE2ETest.java:168)</text:p>
            <text:p>unit-testsrun unit test 'BROKER_GROUP_2'2021-06-28T10:44:36.8660100Z at java.base/jdk.internal.reflect.NativeMethodAccessorImpl.invoke0(Native Method)</text:p>
            <text:p>unit-testsrun unit test 'BROKER_GROUP_2'2021-06-28T10:44:36.8662664Z at java.base/jdk.internal.reflect.NativeMethodAccessorImpl.invoke(NativeMethodAccessorImpl.java:62)</text:p>
            <text:p>unit-testsrun unit test 'BROKER_GROUP_2'2021-06-28T10:44:36.8666741Z at java.base/jdk.internal.reflect.DelegatingMethodAccessorImpl.invoke(DelegatingMethodAccessorImpl.java:43)</text:p>
            <text:p>unit-testsrun unit test 'BROKER_GROUP_2'2021-06-28T10:44:36.8671585Z at java.base/java.lang.reflect.Method.invoke(Method.java:566)</text:p>
            <text:p>unit-testsrun unit test 'BROKER_GROUP_2'2021-06-28T10:44:36.8673452Z at org.testng.internal.MethodInvocationHelper.invokeMethod(MethodInvocationHelper.java:132)</text:p>
            <text:p>unit-testsrun unit test 'BROKER_GROUP_2'2021-06-28T10:44:36.8676048Z at org.testng.internal.MethodInvocationHelper.invokeMethodConsideringTimeout(MethodInvocationHelper.java:61)</text:p>
            <text:p>unit-testsrun unit test 'BROKER_GROUP_2'2021-06-28T10:44:36.8678671Z at org.testng.internal.ConfigInvoker.invokeConfigurationMethod(ConfigInvoker.java:366)</text:p>
            <text:p>unit-testsrun unit test 'BROKER_GROUP_2'2021-06-28T10:44:36.8680556Z at org.testng.internal.ConfigInvoker.invokeConfigurations(ConfigInvoker.java:320)</text:p>
            <text:p>unit-testsrun unit test 'BROKER_GROUP_2'2021-06-28T10:44:36.8682185Z at org.testng.internal.TestInvoker.runConfigMethods(TestInvoker.java:701)</text:p>
            <text:p>unit-testsrun unit test 'BROKER_GROUP_2'2021-06-28T10:44:36.8684245Z at org.testng.internal.TestInvoker.invokeMethod(TestInvoker.java:527)</text:p>
            <text:p>unit-testsrun unit test 'BROKER_GROUP_2'2021-06-28T10:44:36.8685765Z at org.testng.internal.TestInvoker.invokeTestMethod(TestInvoker.java:174)</text:p>
            <text:p>unit-testsrun unit test 'BROKER_GROUP_2'2021-06-28T10:44:36.8687619Z at org.testng.internal.MethodRunner.runInSequence(MethodRunner.java:46)</text:p>
            <text:p>unit-testsrun unit test 'BROKER_GROUP_2'2021-06-28T10:44:36.8689034Z at org.testng.internal.TestInvoker$MethodInvocationAgent.invoke(TestInvoker.java:822)</text:p>
            <text:p>unit-testsrun unit test 'BROKER_GROUP_2'2021-06-28T10:44:36.8690473Z at org.testng.internal.TestInvoker.invokeTestMethods(TestInvoker.java:147)</text:p>
            <text:p>unit-testsrun unit test 'BROKER_GROUP_2'2021-06-28T10:44:36.8692174Z at org.testng.internal.TestMethodWorker.invokeTestMethods(TestMethodWorker.java:146)</text:p>
            <text:p>unit-testsrun unit test 'BROKER_GROUP_2'2021-06-28T10:44:36.8694167Z at org.testng.internal.TestMethodWorker.run(TestMethodWorker.java:128)</text:p>
            <text:p>unit-testsrun unit test 'BROKER_GROUP_2'2021-06-28T10:44:36.8695279Z at java.base/java.util.ArrayList.forEach(ArrayList.java:1541)</text:p>
            <text:p>unit-testsrun unit test 'BROKER_GROUP_2'2021-06-28T10:44:36.8696386Z at org.testng.TestRunner.privateRun(TestRunner.java:764)</text:p>
            <text:p>unit-testsrun unit test 'BROKER_GROUP_2'2021-06-28T10:44:36.8697456Z at org.testng.TestRunner.run(TestRunner.java:585)</text:p>
            <text:p>unit-testsrun unit test 'BROKER_GROUP_2'2021-06-28T10:44:36.9115776Z at org.testng.SuiteRunner.runTest(SuiteRunner.java:384)</text:p>
            <text:p>unit-testsrun unit test 'BROKER_GROUP_2'2021-06-28T10:44:36.9118921Z at org.testng.SuiteRunner.runSequentially(SuiteRunner.java:378)</text:p>
            <text:p>unit-testsrun unit test 'BROKER_GROUP_2'2021-06-28T10:44:36.9120208Z at org.testng.SuiteRunner.privateRun(SuiteRunner.java:337)</text:p>
            <text:p>unit-testsrun unit test 'BROKER_GROUP_2'2021-06-28T10:44:36.9121235Z at org.testng.SuiteRunner.run(SuiteRunner.java:286)</text:p>
            <text:p>unit-testsrun unit test 'BROKER_GROUP_2'2021-06-28T10:44:36.9122417Z at org.testng.SuiteRunnerWorker.runSuite(SuiteRunnerWorker.java:53)</text:p>
            <text:p>unit-testsrun unit test 'BROKER_GROUP_2'2021-06-28T10:44:36.9123967Z at org.testng.SuiteRunnerWorker.run(SuiteRunnerWorker.java:96)</text:p>
            <text:p>unit-testsrun unit test 'BROKER_GROUP_2'2021-06-28T10:44:36.9125623Z at org.testng.TestNG.runSuitesSequentially(TestNG.java:1218)</text:p>
            <text:p>unit-testsrun unit test 'BROKER_GROUP_2'2021-06-28T10:44:36.9127215Z at org.testng.TestNG.runSuitesLocally(TestNG.java:1140)</text:p>
            <text:p>unit-testsrun unit test 'BROKER_GROUP_2'2021-06-28T10:44:36.9128366Z at org.testng.TestNG.runSuites(TestNG.java:1069)</text:p>
            <text:p>unit-testsrun unit test 'BROKER_GROUP_2'2021-06-28T10:44:36.9129176Z at org.testng.TestNG.run(TestNG.java:1037)</text:p>
            <text:p>unit-testsrun unit test 'BROKER_GROUP_2'2021-06-28T10:44:36.9130533Z at org.apache.maven.surefire.testng.TestNGExecutor.run(TestNGExecutor.java:135)</text:p>
            <text:p>unit-testsrun unit test 'BROKER_GROUP_2'2021-06-28T10:44:36.9133567Z at org.apache.maven.surefire.testng.TestNGDirectoryTestSuite.executeSingleClass(TestNGDirectoryTestSuite.java:112)</text:p>
            <text:p>unit-testsrun unit test 'BROKER_GROUP_2'2021-06-28T10:44:36.9137825Z at org.apache.maven.surefire.testng.TestNGDirectoryTestSuite.executeLazy(TestNGDirectoryTestSuite.java:123)</text:p>
            <text:p>unit-testsrun unit test 'BROKER_GROUP_2'2021-06-28T10:44:36.9142004Z at org.apache.maven.surefire.testng.TestNGDirectoryTestSuite.execute(TestNGDirectoryTestSuite.java:90)</text:p>
            <text:p>unit-testsrun unit test 'BROKER_GROUP_2'2021-06-28T10:44:36.9144603Z at org.apache.maven.surefire.testng.TestNGProvider.invoke(TestNGProvider.java:146)</text:p>
            <text:p>unit-testsrun unit test 'BROKER_GROUP_2'2021-06-28T10:44:36.9149583Z at org.apache.maven.surefire.booter.ForkedBooter.invokeProviderInSameClassLoader(ForkedBooter.java:384)</text:p>
            <text:p>unit-testsrun unit test 'BROKER_GROUP_2'2021-06-28T10:44:36.9152691Z at org.apache.maven.surefire.booter.ForkedBooter.runSuitesInProcess(ForkedBooter.java:345)</text:p>
            <text:p>unit-testsrun unit test 'BROKER_GROUP_2'2021-06-28T10:44:36.9155014Z at org.apache.maven.surefire.booter.ForkedBooter.execute(ForkedBooter.java:126)</text:p>
            <text:p>unit-testsrun unit test 'BROKER_GROUP_2'2021-06-28T10:44:36.9157148Z at org.apache.maven.surefire.booter.ForkedBooter.main(ForkedBooter.java:418)</text:p>
            <text:p>unit-testsrun unit test 'BROKER_GROUP_2'2021-06-28T10:44:36.9161047Z Caused by: java.lang.RuntimeException: org.apache.pulsar.client.admin.PulsarAdminException$PreconditionFailedException: Failed to find ownership for topic:persistent://external-repl-prop/pulsar-function-admin/coordinate</text:p>
            <text:p>unit-testsrun unit test 'BROKER_GROUP_2'2021-06-28T10:44:36.9167438Z at org.apache.pulsar.functions.worker.PulsarWorkerService.start(PulsarWorkerService.java:571)</text:p>
            <text:p>unit-testsrun unit test 'BROKER_GROUP_2'2021-06-28T10:44:36.9170187Z at org.apache.pulsar.broker.PulsarService.startWorkerService(PulsarService.java:1491)</text:p>
            <text:p>unit-testsrun unit test 'BROKER_GROUP_2'2021-06-28T10:44:36.9172143Z at org.apache.pulsar.broker.PulsarService.start(PulsarService.java:792)</text:p>
            <text:p>unit-testsrun unit test 'BROKER_GROUP_2'2021-06-28T10:44:36.9173326Z ... 39 more</text:p>
            <text:p>unit-testsrun unit test 'BROKER_GROUP_2'2021-06-28T10:44:36.9175838Z Caused by: org.apache.pulsar.client.admin.PulsarAdminException$PreconditionFailedException: Failed to find ownership for topic:persistent://external-repl-prop/pulsar-function-admin/coordinate</text:p>
            <text:p>unit-testsrun unit test 'BROKER_GROUP_2'2021-06-28T10:44:36.9209735Z at org.apache.pulsar.client.admin.internal.BaseResource.getApiException(BaseResource.java:236)</text:p>
            <text:p>unit-testsrun unit test 'BROKER_GROUP_2'2021-06-28T10:44:36.9212327Z at org.apache.pulsar.client.admin.internal.BaseResource$1.failed(BaseResource.java:130)</text:p>
            <text:p>unit-testsrun unit test 'BROKER_GROUP_2'2021-06-28T10:44:36.9214450Z at org.glassfish.jersey.client.JerseyInvocation$1.failed(JerseyInvocation.java:882)</text:p>
            <text:p>unit-testsrun unit test 'BROKER_GROUP_2'2021-06-28T10:44:36.9216282Z at org.glassfish.jersey.client.JerseyInvocation$1.completed(JerseyInvocation.java:863)</text:p>
            <text:p>unit-testsrun unit test 'BROKER_GROUP_2'2021-06-28T10:44:36.9402605Z at org.glassfish.jersey.client.ClientRuntime.processResponse(ClientRuntime.java:229)</text:p>
            <text:p>unit-testsrun unit test 'BROKER_GROUP_2'2021-06-28T10:44:36.9404833Z at org.glassfish.jersey.client.ClientRuntime.access$200(ClientRuntime.java:62)</text:p>
            <text:p>unit-testsrun unit test 'BROKER_GROUP_2'2021-06-28T10:44:36.9406981Z at org.glassfish.jersey.client.ClientRuntime$2.lambda$response$0(ClientRuntime.java:173)</text:p>
            <text:p>unit-testsrun unit test 'BROKER_GROUP_2'2021-06-28T10:44:36.9408272Z at org.glassfish.jersey.internal.Errors$1.call(Errors.java:248)</text:p>
            <text:p>unit-testsrun unit test 'BROKER_GROUP_2'2021-06-28T10:44:36.9435862Z at org.glassfish.jersey.internal.Errors$1.call(Errors.java:244)</text:p>
            <text:p>unit-testsrun unit test 'BROKER_GROUP_2'2021-06-28T10:44:36.9446580Z at org.glassfish.jersey.internal.Errors.process(Errors.java:292)</text:p>
            <text:p>unit-testsrun unit test 'BROKER_GROUP_2'2021-06-28T10:44:36.9448120Z at org.glassfish.jersey.internal.Errors.process(Errors.java:274)</text:p>
            <text:p>unit-testsrun unit test 'BROKER_GROUP_2'2021-06-28T10:44:36.9449491Z at org.glassfish.jersey.internal.Errors.process(Errors.java:244)</text:p>
            <text:p>unit-testsrun unit test 'BROKER_GROUP_2'2021-06-28T10:44:36.9451492Z at org.glassfish.jersey.process.internal.RequestScope.runInScope(RequestScope.java:288)</text:p>
            <text:p>unit-testsrun unit test 'BROKER_GROUP_2'2021-06-28T10:44:36.9512152Z at org.glassfish.jersey.client.ClientRuntime$2.response(ClientRuntime.java:173)</text:p>
            <text:p>unit-testsrun unit test 'BROKER_GROUP_2'2021-06-28T10:44:36.9514460Z at org.apache.pulsar.client.admin.internal.http.AsyncHttpConnector.lambda$apply$1(AsyncHttpConnector.java:212)</text:p>
            <text:p>unit-testsrun unit test 'BROKER_GROUP_2'2021-06-28T10:44:36.9516967Z at java.base/java.util.concurrent.CompletableFuture.uniWhenComplete(CompletableFuture.java:859)</text:p>
            <text:p>unit-testsrun unit test 'BROKER_GROUP_2'2021-06-28T10:44:36.9572948Z at java.base/java.util.concurrent.CompletableFuture$UniWhenComplete.tryFire(CompletableFuture.java:837)</text:p>
            <text:p>unit-testsrun unit test 'BROKER_GROUP_2'2021-06-28T10:44:36.9575270Z at java.base/java.util.concurrent.CompletableFuture.postComplete(CompletableFuture.java:506)</text:p>
            <text:p>unit-testsrun unit test 'BROKER_GROUP_2'2021-06-28T10:44:36.9577118Z at java.base/java.util.concurrent.CompletableFuture.complete(CompletableFuture.java:2073)</text:p>
            <text:p>unit-testsrun unit test 'BROKER_GROUP_2'2021-06-28T10:44:36.9579464Z at org.apache.pulsar.client.admin.internal.http.AsyncHttpConnector.lambda$retryOperation$4(AsyncHttpConnector.java:254)</text:p>
            <text:p>unit-testsrun unit test 'BROKER_GROUP_2'2021-06-28T10:44:36.9595655Z at java.base/java.util.concurrent.CompletableFuture.uniWhenComplete(CompletableFuture.java:859)</text:p>
            <text:p>unit-testsrun unit test 'BROKER_GROUP_2'2021-06-28T10:44:36.9598001Z at java.base/java.util.concurrent.CompletableFuture$UniWhenComplete.tryFire(CompletableFuture.java:837)</text:p>
            <text:p>unit-testsrun unit test 'BROKER_GROUP_2'2021-06-28T10:44:36.9599791Z at java.base/java.util.concurrent.CompletableFuture.postComplete(CompletableFuture.java:506)</text:p>
            <text:p>unit-testsrun unit test 'BROKER_GROUP_2'2021-06-28T10:44:36.9601785Z at java.base/java.util.concurrent.CompletableFuture.complete(CompletableFuture.java:2073)</text:p>
            <text:p>unit-testsrun unit test 'BROKER_GROUP_2'2021-06-28T10:44:36.9675394Z at org.asynchttpclient.netty.NettyResponseFuture.loadContent(NettyResponseFuture.java:222)</text:p>
            <text:p>unit-testsrun unit test 'BROKER_GROUP_2'2021-06-28T10:44:36.9677794Z at org.asynchttpclient.netty.NettyResponseFuture.done(NettyResponseFuture.java:257)</text:p>
            <text:p>unit-testsrun unit test 'BROKER_GROUP_2'2021-06-28T10:44:36.9724802Z at org.asynchttpclient.netty.handler.AsyncHttpClientHandler.finishUpdate(AsyncHttpClientHandler.java:241)</text:p>
            <text:p>unit-testsrun unit test 'BROKER_GROUP_2'2021-06-28T10:44:36.9728317Z at org.asynchttpclient.netty.handler.HttpHandler.handleChunk(HttpHandler.java:114)</text:p>
            <text:p>unit-testsrun unit test 'BROKER_GROUP_2'2021-06-28T10:44:36.9731368Z at org.asynchttpclient.netty.handler.HttpHandler.handleRead(HttpHandler.java:143)</text:p>
            <text:p>unit-testsrun unit test 'BROKER_GROUP_2'2021-06-28T10:44:36.9786378Z at org.asynchttpclient.netty.handler.AsyncHttpClientHandler.channelRead(AsyncHttpClientHandler.java:78)</text:p>
            <text:p>unit-testsrun unit test 'BROKER_GROUP_2'2021-06-28T10:44:36.9789189Z at io.netty.channel.AbstractChannelHandlerContext.invokeChannelRead(AbstractChannelHandlerContext.java:379)</text:p>
            <text:p>unit-testsrun unit test 'BROKER_GROUP_2'2021-06-28T10:44:36.9791735Z at io.netty.channel.AbstractChannelHandlerContext.invokeChannelRead(AbstractChannelHandlerContext.java:365)</text:p>
            <text:p>unit-testsrun unit test 'BROKER_GROUP_2'2021-06-28T10:44:36.9851530Z at io.netty.channel.AbstractChannelHandlerContext.fireChannelRead(AbstractChannelHandlerContext.java:357)</text:p>
            <text:p>unit-testsrun unit test 'BROKER_GROUP_2'2021-06-28T10:44:36.9855197Z at io.netty.handler.codec.MessageToMessageDecoder.channelRead(MessageToMessageDecoder.java:103)</text:p>
            <text:p>unit-testsrun unit test 'BROKER_GROUP_2'2021-06-28T10:44:36.9858212Z at io.netty.channel.AbstractChannelHandlerContext.invokeChannelRead(AbstractChannelHandlerContext.java:379)</text:p>
            <text:p>unit-testsrun unit test 'BROKER_GROUP_2'2021-06-28T10:44:37.0098621Z at io.netty.channel.AbstractChannelHandlerContext.invokeChannelRead(AbstractChannelHandlerContext.java:365)</text:p>
            <text:p>unit-testsrun unit test 'BROKER_GROUP_2'2021-06-28T10:44:37.0101946Z at io.netty.channel.AbstractChannelHandlerContext.fireChannelRead(AbstractChannelHandlerContext.java:357)</text:p>
            <text:p>unit-testsrun unit test 'BROKER_GROUP_2'2021-06-28T10:44:37.0105379Z at io.netty.channel.CombinedChannelDuplexHandler$DelegatingChannelHandlerContext.fireChannelRead(CombinedChannelDuplexHandler.java:436)</text:p>
            <text:p>unit-testsrun unit test 'BROKER_GROUP_2'2021-06-28T10:44:37.0108917Z at io.netty.handler.codec.ByteToMessageDecoder.fireChannelRead(ByteToMessageDecoder.java:324)</text:p>
            <text:p>unit-testsrun unit test 'BROKER_GROUP_2'2021-06-28T10:44:37.0111298Z at io.netty.handler.codec.ByteToMessageDecoder.channelRead(ByteToMessageDecoder.java:296)</text:p>
            <text:p>unit-testsrun unit test 'BROKER_GROUP_2'2021-06-28T10:44:37.0113741Z at io.netty.channel.CombinedChannelDuplexHandler.channelRead(CombinedChannelDuplexHandler.java:251)</text:p>
            <text:p>unit-testsrun unit test 'BROKER_GROUP_2'2021-06-28T10:44:37.0116532Z at io.netty.channel.AbstractChannelHandlerContext.invokeChannelRead(AbstractChannelHandlerContext.java:379)</text:p>
            <text:p>unit-testsrun unit test 'BROKER_GROUP_2'2021-06-28T10:44:37.0119773Z at io.netty.channel.AbstractChannelHandlerContext.invokeChannelRead(AbstractChannelHandlerContext.java:365)</text:p>
            <text:p>unit-testsrun unit test 'BROKER_GROUP_2'2021-06-28T10:44:37.0123902Z at io.netty.channel.AbstractChannelHandlerContext.fireChannelRead(AbstractChannelHandlerContext.java:357)</text:p>
            <text:p>unit-testsrun unit test 'BROKER_GROUP_2'2021-06-28T10:44:37.0126881Z at io.netty.handler.ssl.SslHandler.unwrap(SslHandler.java:1504)</text:p>
            <text:p>unit-testsrun unit test 'BROKER_GROUP_2'2021-06-28T10:44:37.0279656Z at io.netty.handler.ssl.SslHandler.decodeJdkCompatible(SslHandler.java:1253)</text:p>
            <text:p>unit-testsrun unit test 'BROKER_GROUP_2'2021-06-28T10:44:37.0281567Z at io.netty.handler.ssl.SslHandler.decode(SslHandler.java:1300)</text:p>
            <text:p>unit-testsrun unit test 'BROKER_GROUP_2'2021-06-28T10:44:37.0284164Z at io.netty.handler.codec.ByteToMessageDecoder.decodeRemovalReentryProtection(ByteToMessageDecoder.java:508)</text:p>
            <text:p>unit-testsrun unit test 'BROKER_GROUP_2'2021-06-28T10:44:37.0287600Z at io.netty.handler.codec.ByteToMessageDecoder.callDecode(ByteToMessageDecoder.java:447)</text:p>
            <text:p>unit-testsrun unit test 'BROKER_GROUP_2'2021-06-28T10:44:37.0290189Z at io.netty.handler.codec.ByteToMessageDecoder.channelRead(ByteToMessageDecoder.java:276)</text:p>
            <text:p>unit-testsrun unit test 'BROKER_GROUP_2'2021-06-28T10:44:37.0292929Z at io.netty.channel.AbstractChannelHandlerContext.invokeChannelRead(AbstractChannelHandlerContext.java:379)</text:p>
            <text:p>unit-testsrun unit test 'BROKER_GROUP_2'2021-06-28T10:44:37.0296484Z at io.netty.channel.AbstractChannelHandlerContext.invokeChannelRead(AbstractChannelHandlerContext.java:365)</text:p>
            <text:p>unit-testsrun unit test 'BROKER_GROUP_2'2021-06-28T10:44:37.0300096Z at io.netty.channel.AbstractChannelHandlerContext.fireChannelRead(AbstractChannelHandlerContext.java:357)</text:p>
            <text:p>unit-testsrun unit test 'BROKER_GROUP_2'2021-06-28T10:44:37.0302963Z at io.netty.channel.DefaultChannelPipeline$HeadContext.channelRead(DefaultChannelPipeline.java:1410)</text:p>
            <text:p>unit-testsrun unit test 'BROKER_GROUP_2'2021-06-28T10:44:37.0305546Z at io.netty.channel.AbstractChannelHandlerContext.invokeChannelRead(AbstractChannelHandlerContext.java:379)</text:p>
            <text:p>unit-testsrun unit test 'BROKER_GROUP_2'2021-06-28T10:44:37.0308869Z at io.netty.channel.AbstractChannelHandlerContext.invokeChannelRead(AbstractChannelHandlerContext.java:365)</text:p>
            <text:p>unit-testsrun unit test 'BROKER_GROUP_2'2021-06-28T10:44:37.0468421Z at io.netty.channel.DefaultChannelPipeline.fireChannelRead(DefaultChannelPipeline.java:919)</text:p>
            <text:p>unit-testsrun unit test 'BROKER_GROUP_2'2021-06-28T10:44:37.0470879Z at io.netty.channel.nio.AbstractNioByteChannel$NioByteUnsafe.read(AbstractNioByteChannel.java:166)</text:p>
            <text:p>unit-testsrun unit test 'BROKER_GROUP_2'2021-06-28T10:44:37.0473009Z at io.netty.channel.nio.NioEventLoop.processSelectedKey(NioEventLoop.java:719)</text:p>
            <text:p>unit-testsrun unit test 'BROKER_GROUP_2'2021-06-28T10:44:37.0475504Z at io.netty.channel.nio.NioEventLoop.processSelectedKeysOptimized(NioEventLoop.java:655)</text:p>
            <text:p>unit-testsrun unit test 'BROKER_GROUP_2'2021-06-28T10:44:37.0571849Z at io.netty.channel.nio.NioEventLoop.processSelectedKeys(NioEventLoop.java:581)</text:p>
            <text:p>unit-testsrun unit test 'BROKER_GROUP_2'2021-06-28T10:44:37.0573412Z at io.netty.channel.nio.NioEventLoop.run(NioEventLoop.java:493)</text:p>
            <text:p>unit-testsrun unit test 'BROKER_GROUP_2'2021-06-28T10:44:37.0575021Z at io.netty.util.concurrent.SingleThreadEventExecutor$4.run(SingleThreadEventExecutor.java:989)</text:p>
            <text:p>unit-testsrun unit test 'BROKER_GROUP_2'2021-06-28T10:44:37.0576733Z at io.netty.util.internal.ThreadExecutorMap$2.run(ThreadExecutorMap.java:74)</text:p>
            <text:p>unit-testsrun unit test 'BROKER_GROUP_2'2021-06-28T10:44:37.0578453Z at io.netty.util.concurrent.FastThreadLocalRunnable.run(FastThreadLocalRunnable.java:30)</text:p>
            <text:p>unit-testsrun unit test 'BROKER_GROUP_2'2021-06-28T10:44:37.0579905Z at java.base/java.lang.Thread.run(Thread.java:829)</text:p>
            <text:p>unit-testsrun unit test 'BROKER_GROUP_2'2021-06-28T10:44:37.0580803Z Caused by: javax.ws.rs.ClientErrorException: HTTP 412 Precondition Failed</text:p>
            <text:p>unit-testsrun unit test 'BROKER_GROUP_2'2021-06-28T10:44:37.0582717Z at org.glassfish.jersey.client.JerseyInvocation.createExceptionForFamily(JerseyInvocation.java:985)</text:p>
            <text:p>unit-testsrun unit test 'BROKER_GROUP_2'2021-06-28T10:44:37.0585536Z at org.glassfish.jersey.client.JerseyInvocation.convertToException(JerseyInvocation.java:967)</text:p>
            <text:p>unit-testsrun unit test 'BROKER_GROUP_2'2021-06-28T10:44:37.0588373Z at org.glassfish.jersey.client.JerseyInvocation.access$700(JerseyInvocation.java:82)</text:p>
            <text:p>unit-testsrun unit test 'BROKER_GROUP_2'2021-06-28T10:44:37.0678588Z ... 63 more</text:p>
          </table:table-cell>
          <table:table-cell table:style-name="ce64" table:number-columns-repeated="55"/>
          <table:table-cell table:style-name="ce133" table:number-columns-repeated="960"/>
        </table:table-row>
        <table:table-row table:style-name="ro1">
          <table:table-cell table:style-name="ce66"/>
          <table:table-cell table:style-name="ce64" table:number-columns-repeated="63"/>
          <table:table-cell table:style-name="ce133" table:number-columns-repeated="960"/>
        </table:table-row>
        <table:table-row table:style-name="ro17">
          <table:table-cell table:style-name="ce66" office:value-type="float" office:value="3" calcext:value-type="float">
            <text:p>3</text:p>
          </table:table-cell>
          <table:table-cell table:style-name="ce64" office:value-type="string" calcext:value-type="string">
            <text:p>org.apache.pulsar.io.PulsarSinkE2ETest</text:p>
          </table:table-cell>
          <table:table-cell table:style-name="ce64" office:value-type="string" calcext:value-type="string">
            <text:p>shutdown</text:p>
          </table:table-cell>
          <table:table-cell table:style-name="ce66" office:value-type="string" calcext:value-type="string">
            <text:p>FAILURE</text:p>
          </table:table-cell>
          <table:table-cell table:style-name="ce64" table:number-columns-repeated="2"/>
          <table:table-cell table:style-name="ce64" office:value-type="string" calcext:value-type="string">
            <text:p>CompletionException: org.apache.pulsar.metadata.api.MetadataStoreException$BadVersionException: org.apache.zookeeper.KeeperException$BadVersionException: KeeperErrorCode = BadVersion for /loadbalance/brokers/localhost:33697</text:p>
          </table:table-cell>
          <table:table-cell table:style-name="ce64" office:value-type="string" calcext:value-type="string">
            <text:p>https://drive.google.com/file/d/1R2SvwV9cx2xC02eqoHHc3InwFhSq1cJ9/view?usp=sharing</text:p>
          </table:table-cell>
          <table:table-cell table:style-name="ce132" office:value-type="string" calcext:value-type="string">
            <text:p>[ERROR] shutdown(org.apache.pulsar.io.PulsarSinkE2ETest)  Time elapsed: 12.398 s  &lt;&lt;&lt; FAILURE!</text:p>
            <text:p>unit-testsrun unit test 'BROKER_GROUP_2'2021-06-28T10:19:18.0139407Z java.util.concurrent.CompletionException: org.apache.pulsar.metadata.api.MetadataStoreException$BadVersionException: org.apache.zookeeper.KeeperException$BadVersionException: KeeperErrorCode = BadVersion for /loadbalance/brokers/localhost:33697</text:p>
            <text:p>unit-testsrun unit test 'BROKER_GROUP_2'2021-06-28T10:19:18.0172420Z at java.base/java.util.concurrent.CompletableFuture.encodeThrowable(CompletableFuture.java:331)</text:p>
            <text:p>unit-testsrun unit test 'BROKER_GROUP_2'2021-06-28T10:19:18.0177369Z at java.base/java.util.concurrent.CompletableFuture.completeThrowable(CompletableFuture.java:346)</text:p>
            <text:p>unit-testsrun unit test 'BROKER_GROUP_2'2021-06-28T10:19:18.0182097Z at java.base/java.util.concurrent.CompletableFuture$UniRun.tryFire(CompletableFuture.java:777)</text:p>
            <text:p>unit-testsrun unit test 'BROKER_GROUP_2'2021-06-28T10:19:18.0186415Z at java.base/java.util.concurrent.CompletableFuture.postComplete(CompletableFuture.java:506)</text:p>
            <text:p>unit-testsrun unit test 'BROKER_GROUP_2'2021-06-28T10:19:18.0191449Z at java.base/java.util.concurrent.CompletableFuture.completeExceptionally(CompletableFuture.java:2088)</text:p>
            <text:p>unit-testsrun unit test 'BROKER_GROUP_2'2021-06-28T10:19:18.0196357Z at org.apache.pulsar.metadata.impl.ZKMetadataStore.lambda$storeDelete$21(ZKMetadataStore.java:277)</text:p>
            <text:p>unit-testsrun unit test 'BROKER_GROUP_2'2021-06-28T10:19:18.0201330Z at java.base/java.util.concurrent.ThreadPoolExecutor.runWorker(ThreadPoolExecutor.java:1128)</text:p>
            <text:p>unit-testsrun unit test 'BROKER_GROUP_2'2021-06-28T10:19:18.0205936Z at java.base/java.util.concurrent.ThreadPoolExecutor$Worker.run(ThreadPoolExecutor.java:628)</text:p>
            <text:p>unit-testsrun unit test 'BROKER_GROUP_2'2021-06-28T10:19:18.0210567Z at io.netty.util.concurrent.FastThreadLocalRunnable.run(FastThreadLocalRunnable.java:30)</text:p>
            <text:p>unit-testsrun unit test 'BROKER_GROUP_2'2021-06-28T10:19:18.0214095Z at java.base/java.lang.Thread.run(Thread.java:829)</text:p>
            <text:p>unit-testsrun unit test 'BROKER_GROUP_2'2021-06-28T10:19:18.0221374Z Caused by: org.apache.pulsar.metadata.api.MetadataStoreException$BadVersionException: org.apache.zookeeper.KeeperException$BadVersionException: KeeperErrorCode = BadVersion for /loadbalance/brokers/localhost:33697</text:p>
            <text:p>unit-testsrun unit test 'BROKER_GROUP_2'2021-06-28T10:19:18.0226848Z at org.apache.pulsar.metadata.impl.ZKMetadataStore.getException(ZKMetadataStore.java:308)</text:p>
            <text:p>unit-testsrun unit test 'BROKER_GROUP_2'2021-06-28T10:19:18.0229516Z ... 5 more</text:p>
            <text:p>unit-testsrun unit test 'BROKER_GROUP_2'2021-06-28T10:19:18.0234290Z Caused by: org.apache.zookeeper.KeeperException$BadVersionException: KeeperErrorCode = BadVersion for /loadbalance/brokers/localhost:33697</text:p>
            <text:p>unit-testsrun unit test 'BROKER_GROUP_2'2021-06-28T10:19:18.0238536Z at org.apache.zookeeper.KeeperException.create(KeeperException.java:122)</text:p>
            <text:p>unit-testsrun unit test 'BROKER_GROUP_2'2021-06-28T10:19:18.0242518Z at org.apache.zookeeper.KeeperException.create(KeeperException.java:54)</text:p>
            <text:p>unit-testsrun unit test 'BROKER_GROUP_2'2021-06-28T10:19:18.0247217Z at org.apache.pulsar.metadata.impl.ZKMetadataStore.getException(ZKMetadataStore.java:304)</text:p>
            <text:p>unit-testsrun unit test 'BROKER_GROUP_2'2021-06-28T10:19:18.0250131Z ... 5 more</text:p>
          </table:table-cell>
          <table:table-cell table:style-name="ce64" table:number-columns-repeated="55"/>
          <table:table-cell table:style-name="ce133" table:number-columns-repeated="960"/>
        </table:table-row>
        <table:table-row table:style-name="ro1" table:number-rows-repeated="1048566">
          <table:table-cell table:number-columns-repeated="1024"/>
        </table:table-row>
        <table:table-row table:style-name="ro1">
          <table:table-cell table:number-columns-repeated="1024"/>
        </table:table-row>
      </table:table>
      <table:table table:name="important" table:style-name="ta2">
        <table:table-column table:style-name="co1" table:number-columns-repeated="4" table:default-cell-style-name="ce1"/>
        <table:table-column table:style-name="co54" table:default-cell-style-name="ce1"/>
        <table:table-column table:style-name="co1" table:number-columns-repeated="59" table:default-cell-style-name="ce1"/>
        <table:table-column table:style-name="co1" table:number-columns-repeated="960" table:default-cell-style-name="Default"/>
        <table:table-row table:style-name="ro1">
          <table:table-cell table:number-columns-repeated="1024"/>
        </table:table-row>
        <table:table-row table:style-name="ro26">
          <table:table-cell office:value-type="string" calcext:value-type="string">
            <text:p>https://github.com/apache/pulsar/pull/6202</text:p>
          </table:table-cell>
          <table:table-cell table:number-columns-repeated="3"/>
          <table:table-cell table:style-name="ce24" office:value-type="string" calcext:value-type="string">
            <text:p>Modifications</text:p>
            <text:p>Fixes issues caused by test timeouts being too short. (The majority of changes in this PR are in this category.)</text:p>
            <text:p>Fixes issues caused by hanging tests resulting from no timeouts.</text:p>
            <text:p>Fixes Prometheus test issues (since these required more extensive changes to the tests.) There were multiple race conditions and concurrency issues in how we were getting data from Prometheus. (A more robust change would migrate our use of Prometheus to the new approach used in the Go Functions, but I don't think that change is necessary at this time.)</text:p>
            <text:p>Changes that introduced awaitility library. (Only used in a couple of places to avoid the use of Thread.sleep.)</text:p>
            <text:p>Fixes involving concurrency issues on topic names. (There were a few in this category.)</text:p>
          </table:table-cell>
          <table:table-cell table:number-columns-repeated="1019"/>
        </table:table-row>
        <table:table-row table:style-name="ro1" table:number-rows-repeated="1048573">
          <table:table-cell table:number-columns-repeated="1024"/>
        </table:table-row>
        <table:table-row table:style-name="ro1">
          <table:table-cell table:number-columns-repeated="1024"/>
        </table:table-row>
      </table:table>
      <table:table table:name="FailFast_broker_other_CI" table:style-name="ta3">
        <table:table-column table:style-name="co1" table:number-columns-repeated="64" table:default-cell-style-name="ce1"/>
        <table:table-column table:style-name="co1" table:number-columns-repeated="960" table:default-cell-style-name="Default"/>
        <table:table-row table:style-name="ro1" table:number-rows-repeated="2">
          <table:table-cell table:number-columns-repeated="1024"/>
        </table:table-row>
        <table:table-row table:style-name="ro27">
          <table:table-cell table:style-name="ce2" office:value-type="float" office:value="5" calcext:value-type="float">
            <text:p>5</text:p>
          </table:table-cell>
          <table:table-cell table:style-name="ce9" office:value-type="string" calcext:value-type="string">
            <text:p>org.apache.pulsar.broker.service.persistent.SimpleProducerConsumerTestStreamingDispatcherTest</text:p>
          </table:table-cell>
          <table:table-cell table:style-name="ce9" office:value-type="string" calcext:value-type="string">
            <text:p>testRedeliveryFailOverConsumer</text:p>
          </table:table-cell>
          <table:table-cell table:style-name="ce10" office:value-type="string" calcext:value-type="string">
            <text:p>FailFast</text:p>
          </table:table-cell>
          <table:table-cell table:style-name="ce10"/>
          <table:table-cell office:value-type="string" calcext:value-type="string">
            <text:p>https://github.com/apache/pulsar/issues/10117</text:p>
          </table:table-cell>
          <table:table-cell table:style-name="ce4"/>
          <table:table-cell office:value-type="string" calcext:value-type="string">
            <text:p>https://drive.google.com/file/d/1YX7sl7MQpyvfiX9eCxTdl-Rc85uPgHGJ/view?usp=sharing</text:p>
          </table:table-cell>
          <table:table-cell table:style-name="ce5" office:value-type="string" calcext:value-type="string">
            <text:p>[ERROR] testRedeliveryFailOverConsumer(org.apache.pulsar.broker.service.persistent.SimpleProducerConsumerTestStreamingDispatcherTest)  Time elapsed: 0.001 s  &lt;&lt;&lt; FAILURE!</text:p>
            <text:p>unit-tests run unit test 'BROKER_FLAKY' 2021-06-22T07:53:10.5083913Z org.apache.pulsar.tests.FailFastNotifier$FailFastSkipException: Skipped after failure since testFailFast system property is set.</text:p>
            <text:p>unit-tests run unit test 'BROKER_FLAKY' 2021-06-22T07:53:10.5092080Z  at org.apache.pulsar.tests.FailFastNotifier.beforeInvocation(FailFastNotifier.java:88)</text:p>
          </table:table-cell>
          <table:table-cell table:number-columns-repeated="1015"/>
        </table:table-row>
        <table:table-row table:style-name="ro1">
          <table:table-cell table:style-name="ce2"/>
          <table:table-cell table:number-columns-repeated="2"/>
          <table:table-cell table:style-name="ce10" table:number-columns-repeated="2"/>
          <table:table-cell/>
          <table:table-cell table:style-name="ce4"/>
          <table:table-cell/>
          <table:table-cell table:style-name="ce5"/>
          <table:table-cell table:number-columns-repeated="1015"/>
        </table:table-row>
        <table:table-row table:style-name="ro27">
          <table:table-cell table:style-name="ce2" office:value-type="float" office:value="6" calcext:value-type="float">
            <text:p>6</text:p>
          </table:table-cell>
          <table:table-cell table:style-name="ce9" office:value-type="string" calcext:value-type="string">
            <text:p>org.apache.pulsar.broker.service.persistent.SimpleProducerConsumerTestStreamingDispatcherTest</text:p>
          </table:table-cell>
          <table:table-cell table:style-name="ce9" office:value-type="string" calcext:value-type="string">
            <text:p>testRedeliveryOfFailedMessages</text:p>
          </table:table-cell>
          <table:table-cell table:style-name="ce10" office:value-type="string" calcext:value-type="string">
            <text:p>FailFast</text:p>
          </table:table-cell>
          <table:table-cell table:style-name="ce10"/>
          <table:table-cell/>
          <table:table-cell table:style-name="ce4"/>
          <table:table-cell office:value-type="string" calcext:value-type="string">
            <text:p>https://drive.google.com/file/d/1YX7sl7MQpyvfiX9eCxTdl-Rc85uPgHGJ/view?usp=sharing</text:p>
          </table:table-cell>
          <table:table-cell table:style-name="ce5" office:value-type="string" calcext:value-type="string">
            <text:p>[ERROR] testRedeliveryOfFailedMessages(org.apache.pulsar.broker.service.persistent.SimpleProducerConsumerTestStreamingDispatcherTest)  Time elapsed: 0.001 s  &lt;&lt;&lt; FAILURE!</text:p>
            <text:p>unit-tests run unit test 'BROKER_FLAKY' 2021-06-22T07:53:10.5120131Z org.apache.pulsar.tests.FailFastNotifier$FailFastSkipException: Skipped after failure since testFailFast system property is set.</text:p>
            <text:p>unit-tests run unit test 'BROKER_FLAKY' 2021-06-22T07:53:10.5128531Z  at org.apache.pulsar.tests.FailFastNotifier.beforeInvocation(FailFastNotifier.java:88)</text:p>
          </table:table-cell>
          <table:table-cell table:number-columns-repeated="1015"/>
        </table:table-row>
        <table:table-row table:style-name="ro1">
          <table:table-cell table:style-name="ce2"/>
          <table:table-cell table:number-columns-repeated="2"/>
          <table:table-cell table:style-name="ce10" table:number-columns-repeated="2"/>
          <table:table-cell/>
          <table:table-cell table:style-name="ce4"/>
          <table:table-cell/>
          <table:table-cell table:style-name="ce5"/>
          <table:table-cell table:number-columns-repeated="1015"/>
        </table:table-row>
        <table:table-row table:style-name="ro27">
          <table:table-cell table:style-name="ce2" office:value-type="float" office:value="7" calcext:value-type="float">
            <text:p>7</text:p>
          </table:table-cell>
          <table:table-cell table:style-name="ce9" office:value-type="string" calcext:value-type="string">
            <text:p>org.apache.pulsar.broker.stats.ManagedCursorMetricsTest</text:p>
          </table:table-cell>
          <table:table-cell table:style-name="ce9" office:value-type="string" calcext:value-type="string">
            <text:p>testManagedCursorMetrics</text:p>
          </table:table-cell>
          <table:table-cell table:style-name="ce10" office:value-type="string" calcext:value-type="string">
            <text:p>FailFast</text:p>
          </table:table-cell>
          <table:table-cell table:style-name="ce10"/>
          <table:table-cell office:value-type="string" calcext:value-type="string">
            <text:p>https://github.com/apache/pulsar/issues/9919</text:p>
          </table:table-cell>
          <table:table-cell table:style-name="ce4"/>
          <table:table-cell office:value-type="string" calcext:value-type="string">
            <text:p>https://drive.google.com/file/d/1YX7sl7MQpyvfiX9eCxTdl-Rc85uPgHGJ/view?usp=sharing</text:p>
          </table:table-cell>
          <table:table-cell table:style-name="ce5" office:value-type="string" calcext:value-type="string">
            <text:p>[ERROR] testManagedCursorMetrics(org.apache.pulsar.broker.stats.ManagedCursorMetricsTest)  Time elapsed: 0 s  &lt;&lt;&lt; FAILURE!</text:p>
            <text:p>unit-tests run unit test 'BROKER_FLAKY' 2021-06-22T07:53:11.5797503Z org.apache.pulsar.tests.FailFastNotifier$FailFastSkipException: Skipped after failure since testFailFast system property is set.</text:p>
            <text:p>unit-tests run unit test 'BROKER_FLAKY' 2021-06-22T07:53:11.5799745Z  at org.apache.pulsar.tests.FailFastNotifier.beforeInvocation(FailFastNotifier.java:88)</text:p>
          </table:table-cell>
          <table:table-cell table:number-columns-repeated="1015"/>
        </table:table-row>
        <table:table-row table:style-name="ro1">
          <table:table-cell table:style-name="ce2"/>
          <table:table-cell table:number-columns-repeated="2"/>
          <table:table-cell table:style-name="ce10" table:number-columns-repeated="2"/>
          <table:table-cell/>
          <table:table-cell table:style-name="ce4"/>
          <table:table-cell/>
          <table:table-cell table:style-name="ce5"/>
          <table:table-cell table:number-columns-repeated="1015"/>
        </table:table-row>
        <table:table-row table:style-name="ro27">
          <table:table-cell table:style-name="ce2" office:value-type="float" office:value="8" calcext:value-type="float">
            <text:p>8</text:p>
          </table:table-cell>
          <table:table-cell office:value-type="string" calcext:value-type="string">
            <text:p>org.apache.pulsar.client.api.DispatcherBlockConsumerTest</text:p>
          </table:table-cell>
          <table:table-cell table:style-name="ce9" office:value-type="string" calcext:value-type="string">
            <text:p>testBlockDispatcherStats</text:p>
          </table:table-cell>
          <table:table-cell table:style-name="ce10" office:value-type="string" calcext:value-type="string">
            <text:p>FailFast</text:p>
          </table:table-cell>
          <table:table-cell table:style-name="ce10"/>
          <table:table-cell table:style-name="ce11" office:value-type="string" calcext:value-type="string">
            <text:p><text:a xlink:href="https://github.com/apache/pulsar/pull/5936" xlink:type="simple">https://github.com/apache/pulsar/pull/5936</text:a></text:p>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BlockDispatcherStats(org.apache.pulsar.client.api.DispatcherBlockConsumerTest)  Time elapsed: 0 s  &lt;&lt;&lt; FAILURE!</text:p>
            <text:p>unit-tests run unit test 'BROKER_FLAKY' 2021-06-22T08:22:41.0046908Z org.apache.pulsar.tests.FailFastNotifier$FailFastSkipException: Skipped after failure since testFailFast system property is set.</text:p>
            <text:p>unit-tests run unit test 'BROKER_FLAKY' 2021-06-22T08:22:41.0051056Z  at org.apache.pulsar.tests.FailFastNotifier.beforeInvocation(FailFastNotifier.java:88)</text:p>
          </table:table-cell>
          <table:table-cell table:number-columns-repeated="1015"/>
        </table:table-row>
        <table:table-row table:style-name="ro1">
          <table:table-cell table:style-name="ce2"/>
          <table:table-cell table:number-columns-repeated="2"/>
          <table:table-cell table:style-name="ce10" table:number-columns-repeated="2"/>
          <table:table-cell/>
          <table:table-cell table:style-name="ce4"/>
          <table:table-cell/>
          <table:table-cell table:style-name="ce5"/>
          <table:table-cell table:number-columns-repeated="1015"/>
        </table:table-row>
        <table:table-row table:style-name="ro27">
          <table:table-cell table:style-name="ce2" office:value-type="float" office:value="9" calcext:value-type="float">
            <text:p>9</text:p>
          </table:table-cell>
          <table:table-cell office:value-type="string" calcext:value-type="string">
            <text:p>org.apache.pulsar.client.api.DispatcherBlockConsumerTest</text:p>
          </table:table-cell>
          <table:table-cell table:style-name="ce9" office:value-type="string" calcext:value-type="string">
            <text:p>testBrokerDispatchBlockAndSubAckBackRequiredMsgs</text:p>
          </table:table-cell>
          <table:table-cell table:style-name="ce10" office:value-type="string" calcext:value-type="string">
            <text:p>FailFast</text:p>
          </table:table-cell>
          <table:table-cell table:style-name="ce10"/>
          <table:table-cell table:style-name="ce11"/>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BrokerDispatchBlockAndSubAckBackRequiredMsgs(org.apache.pulsar.client.api.DispatcherBlockConsumerTest)  Time elapsed: 0 s  &lt;&lt;&lt; FAILURE!</text:p>
            <text:p>unit-tests run unit test 'BROKER_FLAKY' 2021-06-22T08:22:41.0116396Z org.apache.pulsar.tests.FailFastNotifier$FailFastSkipException: Skipped after failure since testFailFast system property is set.</text:p>
            <text:p>unit-tests run unit test 'BROKER_FLAKY' 2021-06-22T08:22:41.0118703Z  at org.apache.pulsar.tests.FailFastNotifier.beforeInvocation(FailFastNotifier.java:88)</text:p>
          </table:table-cell>
          <table:table-cell table:number-columns-repeated="1015"/>
        </table:table-row>
        <table:table-row table:style-name="ro1">
          <table:table-cell table:style-name="ce2"/>
          <table:table-cell table:number-columns-repeated="2"/>
          <table:table-cell table:style-name="ce10" table:number-columns-repeated="2"/>
          <table:table-cell/>
          <table:table-cell table:style-name="ce4"/>
          <table:table-cell/>
          <table:table-cell table:style-name="ce5"/>
          <table:table-cell table:number-columns-repeated="1015"/>
        </table:table-row>
        <table:table-row table:style-name="ro27">
          <table:table-cell table:style-name="ce2" office:value-type="float" office:value="10" calcext:value-type="float">
            <text:p>10</text:p>
          </table:table-cell>
          <table:table-cell table:style-name="ce9" office:value-type="string" calcext:value-type="string">
            <text:p>org.apache.pulsar.client.api.DispatcherBlockConsumerTest</text:p>
          </table:table-cell>
          <table:table-cell table:style-name="ce9" office:value-type="string" calcext:value-type="string">
            <text:p>testBrokerSubscriptionRecovery</text:p>
          </table:table-cell>
          <table:table-cell table:style-name="ce10" office:value-type="string" calcext:value-type="string">
            <text:p>FailFast</text:p>
          </table:table-cell>
          <table:table-cell table:style-name="ce10"/>
          <table:table-cell office:value-type="string" calcext:value-type="string">
            <text:p>https://github.com/apache/pulsar/pull/2643</text:p>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BrokerSubscriptionRecovery(org.apache.pulsar.client.api.DispatcherBlockConsumerTest)  Time elapsed: 0 s  &lt;&lt;&lt; FAILURE!</text:p>
            <text:p>unit-tests run unit test 'BROKER_FLAKY' 2021-06-22T08:17:50.9328356Z org.apache.pulsar.tests.FailFastNotifier$FailFastSkipException: Skipped after failure since testFailFast system property is set.</text:p>
            <text:p>unit-tests run unit test 'BROKER_FLAKY' 2021-06-22T08:17:50.9339133Z  at org.apache.pulsar.tests.FailFastNotifier.beforeInvocation(FailFastNotifier.java:88)</text:p>
          </table:table-cell>
          <table:table-cell table:number-columns-repeated="1015"/>
        </table:table-row>
        <table:table-row table:style-name="ro1">
          <table:table-cell table:style-name="ce2"/>
          <table:table-cell table:style-name="ce26"/>
          <table:table-cell/>
          <table:table-cell table:style-name="ce10" table:number-columns-repeated="2"/>
          <table:table-cell/>
          <table:table-cell table:style-name="ce4"/>
          <table:table-cell/>
          <table:table-cell table:style-name="ce5"/>
          <table:table-cell table:number-columns-repeated="1015"/>
        </table:table-row>
        <table:table-row table:style-name="ro27">
          <table:table-cell table:style-name="ce2" office:value-type="float" office:value="11" calcext:value-type="float">
            <text:p>11</text:p>
          </table:table-cell>
          <table:table-cell table:style-name="ce9" office:value-type="string" calcext:value-type="string">
            <text:p>org.apache.pulsar.client.api.SimpleProducerConsumerTest</text:p>
          </table:table-cell>
          <table:table-cell table:style-name="ce9" office:value-type="string" calcext:value-type="string">
            <text:p>testAccessAvroSchemaMetadata</text:p>
          </table:table-cell>
          <table:table-cell table:style-name="ce10" office:value-type="string" calcext:value-type="string">
            <text:p>FailFast</text:p>
          </table:table-cell>
          <table:table-cell table:style-name="ce10"/>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AccessAvroSchemaMetadata(org.apache.pulsar.client.api.SimpleProducerConsumerTest)  Time elapsed: 0.001 s  &lt;&lt;&lt; FAILURE!</text:p>
            <text:p>unit-tests run unit test 'BROKER_FLAKY' 2021-06-22T08:17:51.4445840Z org.apache.pulsar.tests.FailFastNotifier$FailFastSkipException: Skipped after failure since testFailFast system property is set.</text:p>
            <text:p>unit-tests run unit test 'BROKER_FLAKY' 2021-06-22T08:17:51.4455087Z  at org.apache.pulsar.tests.FailFastNotifier.beforeInvocation(FailFastNotifier.java:88)</text:p>
          </table:table-cell>
          <table:table-cell table:number-columns-repeated="1015"/>
        </table:table-row>
        <table:table-row table:style-name="ro1">
          <table:table-cell table:style-name="ce2"/>
          <table:table-cell table:number-columns-repeated="2"/>
          <table:table-cell table:style-name="ce10" table:number-columns-repeated="2"/>
          <table:table-cell/>
          <table:table-cell table:style-name="ce4"/>
          <table:table-cell/>
          <table:table-cell table:style-name="ce5"/>
          <table:table-cell table:number-columns-repeated="1015"/>
        </table:table-row>
        <table:table-row table:style-name="ro27">
          <table:table-cell table:style-name="ce2" office:value-type="float" office:value="12" calcext:value-type="float">
            <text:p>12</text:p>
          </table:table-cell>
          <table:table-cell office:value-type="string" calcext:value-type="string">
            <text:p>org.apache.pulsar.client.api.SimpleProducerConsumerTest</text:p>
          </table:table-cell>
          <table:table-cell office:value-type="string" calcext:value-type="string">
            <text:p>testActiveAndInActiveConsumerEntryCacheBehavior</text:p>
          </table:table-cell>
          <table:table-cell table:style-name="ce10" office:value-type="string" calcext:value-type="string">
            <text:p>FailFast</text:p>
          </table:table-cell>
          <table:table-cell table:style-name="ce10"/>
          <table:table-cell office:value-type="string" calcext:value-type="string">
            <text:p>https://github.com/apache/pulsar/pull/10556</text:p>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ActiveAndInActiveConsumerEntryCacheBehavior(org.apache.pulsar.client.api.SimpleProducerConsumerTest)  Time elapsed: 0 s  &lt;&lt;&lt; FAILURE!</text:p>
            <text:p>unit-tests run unit test 'BROKER_FLAKY' 2021-06-22T08:22:41.0150416Z org.apache.pulsar.tests.FailFastNotifier$FailFastSkipException: Skipped after failure since testFailFast system property is set.</text:p>
            <text:p>unit-tests run unit test 'BROKER_FLAKY' 2021-06-22T08:22:41.0152736Z  at org.apache.pulsar.tests.FailFastNotifier.beforeInvocation(FailFastNotifier.java:88)</text:p>
          </table:table-cell>
          <table:table-cell table:number-columns-repeated="1015"/>
        </table:table-row>
        <table:table-row table:style-name="ro1">
          <table:table-cell table:style-name="ce2"/>
          <table:table-cell table:number-columns-spanned="2" table:number-rows-spanned="1"/>
          <table:covered-table-cell/>
          <table:table-cell table:style-name="ce10" table:number-columns-repeated="2"/>
          <table:table-cell/>
          <table:table-cell table:style-name="ce4"/>
          <table:table-cell/>
          <table:table-cell table:style-name="ce5"/>
          <table:table-cell table:number-columns-repeated="1015"/>
        </table:table-row>
        <table:table-row table:style-name="ro27">
          <table:table-cell table:style-name="ce2" office:value-type="float" office:value="13" calcext:value-type="float">
            <text:p>13</text:p>
          </table:table-cell>
          <table:table-cell office:value-type="string" calcext:value-type="string">
            <text:p>org.apache.pulsar.broker.service.InactiveTopicDeleteTest</text:p>
          </table:table-cell>
          <table:table-cell office:value-type="string" calcext:value-type="string">
            <text:p>testTopicLevelInActiveTopicApi</text:p>
          </table:table-cell>
          <table:table-cell table:style-name="ce10" office:value-type="string" calcext:value-type="string">
            <text:p>FailFast</text:p>
          </table:table-cell>
          <table:table-cell table:style-name="ce10"/>
          <table:table-cell office:value-type="string" calcext:value-type="string">
            <text:p>https://github.com/apache/pulsar/issues/8390</text:p>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TopicLevelInActiveTopicApi(org.apache.pulsar.broker.service.InactiveTopicDeleteTest)  Time elapsed: 0 s  &lt;&lt;&lt; FAILURE!</text:p>
            <text:p>unit-tests run unit test 'BROKER_FLAKY' 2021-06-22T08:18:00.1406318Z org.apache.pulsar.tests.FailFastNotifier$FailFastSkipException: Skipped after failure since testFailFast system property is set.</text:p>
            <text:p>unit-tests run unit test 'BROKER_FLAKY' 2021-06-22T08:18:00.1408568Z  at org.apache.pulsar.tests.FailFastNotifier.beforeInvocation(FailFastNotifier.java:88)</text:p>
          </table:table-cell>
          <table:table-cell table:number-columns-repeated="1015"/>
        </table:table-row>
        <table:table-row table:style-name="ro1">
          <table:table-cell table:style-name="ce2"/>
          <table:table-cell table:style-name="ce13" table:number-columns-repeated="2"/>
          <table:table-cell table:style-name="ce10" table:number-columns-repeated="2"/>
          <table:table-cell/>
          <table:table-cell table:style-name="ce27"/>
          <table:table-cell table:style-name="ce11"/>
          <table:table-cell table:style-name="ce5"/>
          <table:table-cell table:number-columns-repeated="1015"/>
        </table:table-row>
        <table:table-row table:style-name="ro27">
          <table:table-cell table:style-name="ce2" office:value-type="float" office:value="14" calcext:value-type="float">
            <text:p>14</text:p>
          </table:table-cell>
          <table:table-cell office:value-type="string" calcext:value-type="string">
            <text:p>org.apache.pulsar.broker.service.InactiveTopicDeleteTest</text:p>
          </table:table-cell>
          <table:table-cell office:value-type="string" calcext:value-type="string">
            <text:p>testTopicLevelInactivePolicyUpdateAndClean</text:p>
          </table:table-cell>
          <table:table-cell table:style-name="ce10" office:value-type="string" calcext:value-type="string">
            <text:p>FailFast</text:p>
          </table:table-cell>
          <table:table-cell table:style-name="ce10"/>
          <table:table-cell office:value-type="string" calcext:value-type="string">
            <text:p>https://github.com/apache/pulsar/issues/8390</text:p>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TopicLevelInactivePolicyUpdateAndClean(org.apache.pulsar.broker.service.InactiveTopicDeleteTest)  Time elapsed: 0 s  &lt;&lt;&lt; FAILURE!</text:p>
            <text:p>unit-tests run unit test 'BROKER_FLAKY' 2021-06-22T08:18:00.1436082Z org.apache.pulsar.tests.FailFastNotifier$FailFastSkipException: Skipped after failure since testFailFast system property is set.</text:p>
            <text:p>unit-tests run unit test 'BROKER_FLAKY' 2021-06-22T08:18:00.1438444Z  at org.apache.pulsar.tests.FailFastNotifier.beforeInvocation(FailFastNotifier.java:88)</text:p>
          </table:table-cell>
          <table:table-cell table:number-columns-repeated="1015"/>
        </table:table-row>
        <table:table-row table:style-name="ro1">
          <table:table-cell table:style-name="ce2"/>
          <table:table-cell table:style-name="ce13" table:number-columns-repeated="2"/>
          <table:table-cell table:style-name="ce10" table:number-columns-repeated="2"/>
          <table:table-cell/>
          <table:table-cell table:style-name="ce4"/>
          <table:table-cell/>
          <table:table-cell table:style-name="ce5"/>
          <table:table-cell table:number-columns-repeated="1015"/>
        </table:table-row>
        <table:table-row table:style-name="ro27">
          <table:table-cell table:style-name="ce2" office:value-type="float" office:value="15" calcext:value-type="float">
            <text:p>15</text:p>
          </table:table-cell>
          <table:table-cell office:value-type="string" calcext:value-type="string">
            <text:p>org.apache.pulsar.broker.service.streamingdispatch.StreamingEntryReaderTests</text:p>
          </table:table-cell>
          <table:table-cell office:value-type="string" calcext:value-type="string">
            <text:p>testCanReadEntryFromMLedgerSizeExceededLimit</text:p>
          </table:table-cell>
          <table:table-cell table:style-name="ce10" office:value-type="string" calcext:value-type="string">
            <text:p>FailFast</text:p>
          </table:table-cell>
          <table:table-cell table:style-name="ce10"/>
          <table:table-cell office:value-type="string" calcext:value-type="string">
            <text:p>https://github.com/apache/pulsar/issues/9885</text:p>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CanReadEntryFromMLedgerSizeExceededLimit(org.apache.pulsar.broker.service.streamingdispatch.StreamingEntryReaderTests)  Time elapsed: 0 s  &lt;&lt;&lt; FAILURE!</text:p>
            <text:p>unit-tests run unit test 'BROKER_FLAKY' 2021-06-22T08:22:49.0537814Z org.apache.pulsar.tests.FailFastNotifier$FailFastSkipException: Skipped after failure since testFailFast system property is set.</text:p>
            <text:p>unit-tests run unit test 'BROKER_FLAKY' 2021-06-22T08:22:49.0548020Z  at org.apache.pulsar.tests.FailFastNotifier.beforeInvocation(FailFastNotifier.java:88)</text:p>
          </table:table-cell>
          <table:table-cell table:number-columns-repeated="1015"/>
        </table:table-row>
        <table:table-row table:style-name="ro1">
          <table:table-cell table:style-name="ce2"/>
          <table:table-cell table:style-name="ce13" table:number-columns-repeated="2"/>
          <table:table-cell table:style-name="ce10" table:number-columns-repeated="2"/>
          <table:table-cell/>
          <table:table-cell table:style-name="ce27"/>
          <table:table-cell table:style-name="ce28"/>
          <table:table-cell table:style-name="ce5"/>
          <table:table-cell table:number-columns-repeated="1015"/>
        </table:table-row>
        <table:table-row table:style-name="ro27">
          <table:table-cell table:style-name="ce2" office:value-type="float" office:value="16" calcext:value-type="float">
            <text:p>16</text:p>
          </table:table-cell>
          <table:table-cell office:value-type="string" calcext:value-type="string">
            <text:p>org.apache.pulsar.broker.service.PersistentTopicE2ETest</text:p>
          </table:table-cell>
          <table:table-cell office:value-type="string" calcext:value-type="string">
            <text:p>testActiveSubscriptionWithCache</text:p>
          </table:table-cell>
          <table:table-cell table:style-name="ce10" office:value-type="string" calcext:value-type="string">
            <text:p>FailFast</text:p>
          </table:table-cell>
          <table:table-cell table:style-name="ce10"/>
          <table:table-cell office:value-type="string" calcext:value-type="string">
            <text:p>https://github.com/apache/pulsar/pull/4282</text:p>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ActiveSubscriptionWithCache(org.apache.pulsar.broker.service.PersistentTopicE2ETest)  Time elapsed: 0 s  &lt;&lt;&lt; FAILURE!</text:p>
            <text:p>unit-tests run unit test 'BROKER_FLAKY' 2021-06-22T08:22:49.4505606Z org.apache.pulsar.tests.FailFastNotifier$FailFastSkipException: Skipped after failure since testFailFast system property is set.</text:p>
            <text:p>unit-tests run unit test 'BROKER_FLAKY' 2021-06-22T08:22:49.4515452Z  at org.apache.pulsar.tests.FailFastNotifier.beforeInvocation(FailFastNotifier.java:88)</text:p>
          </table:table-cell>
          <table:table-cell table:number-columns-repeated="1015"/>
        </table:table-row>
        <table:table-row table:style-name="ro1">
          <table:table-cell table:style-name="ce29"/>
          <table:table-cell table:style-name="ce30" table:number-columns-repeated="2"/>
          <table:table-cell table:style-name="ce31" table:number-columns-repeated="2"/>
          <table:table-cell table:style-name="ce32"/>
          <table:table-cell table:style-name="ce33"/>
          <table:table-cell table:style-name="ce32"/>
          <table:table-cell table:style-name="ce34"/>
          <table:table-cell table:style-name="ce32" table:number-columns-repeated="55"/>
          <table:table-cell table:number-columns-repeated="960"/>
        </table:table-row>
        <table:table-row table:style-name="ro27">
          <table:table-cell table:style-name="ce2" office:value-type="float" office:value="17" calcext:value-type="float">
            <text:p>17</text:p>
          </table:table-cell>
          <table:table-cell office:value-type="string" calcext:value-type="string">
            <text:p>org.apache.pulsar.broker.service.persistent.SimpleProducerConsumerTestStreamingDispatcherTest</text:p>
          </table:table-cell>
          <table:table-cell office:value-type="string" calcext:value-type="string">
            <text:p>testUnackBlockRedeliverMessages</text:p>
          </table:table-cell>
          <table:table-cell table:style-name="ce10" office:value-type="string" calcext:value-type="string">
            <text:p>FailFast</text:p>
          </table:table-cell>
          <table:table-cell table:style-name="ce10"/>
          <table:table-cell office:value-type="string" calcext:value-type="string">
            <text:p>https://github.com/apache/pulsar/issues/93</text:p>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UnackBlockRedeliverMessages(org.apache.pulsar.client.api.SimpleProducerConsumerTest)  Time elapsed: 0 s  &lt;&lt;&lt; FAILURE!</text:p>
            <text:p>unit-tests run unit test 'BROKER_FLAKY' 2021-06-22T08:17:51.5512791Z org.apache.pulsar.tests.FailFastNotifier$FailFastSkipException: Skipped after failure since testFailFast system property is set.</text:p>
            <text:p>unit-tests run unit test 'BROKER_FLAKY' 2021-06-22T08:17:51.5515446Z  at org.apache.pulsar.tests.FailFastNotifier.beforeInvocation(FailFastNotifier.java:88)</text:p>
          </table:table-cell>
          <table:table-cell table:number-columns-repeated="1015"/>
        </table:table-row>
        <table:table-row table:style-name="ro1">
          <table:table-cell table:style-name="ce35"/>
          <table:table-cell table:style-name="ce36" table:number-columns-repeated="2"/>
          <table:table-cell table:style-name="ce37" table:number-columns-repeated="2"/>
          <table:table-cell table:style-name="ce38"/>
          <table:table-cell table:style-name="ce39"/>
          <table:table-cell table:style-name="ce38"/>
          <table:table-cell table:style-name="ce40"/>
          <table:table-cell table:style-name="ce38" table:number-columns-repeated="55"/>
          <table:table-cell table:number-columns-repeated="960"/>
        </table:table-row>
        <table:table-row table:style-name="ro27">
          <table:table-cell table:style-name="ce2" office:value-type="float" office:value="18" calcext:value-type="float">
            <text:p>18</text:p>
          </table:table-cell>
          <table:table-cell office:value-type="string" calcext:value-type="string">
            <text:p>org.apache.pulsar.client.api.SimpleProducerConsumerTest</text:p>
          </table:table-cell>
          <table:table-cell office:value-type="string" calcext:value-type="string">
            <text:p>testBackoffAndReconnect</text:p>
          </table:table-cell>
          <table:table-cell table:style-name="ce10" office:value-type="string" calcext:value-type="string">
            <text:p>FailFast</text:p>
          </table:table-cell>
          <table:table-cell/>
          <table:table-cell office:value-type="string" calcext:value-type="string">
            <text:p>https://github.com/apache/pulsar/pull/3517</text:p>
          </table:table-cell>
          <table:table-cell table:style-name="ce4"/>
          <table:table-cell office:value-type="string" calcext:value-type="string">
            <text:p>https://drive.google.com/file/d/1ndwx1QJev20Aqtx8uiZ5rWdKVH_1mUxw/view?usp=sharing</text:p>
          </table:table-cell>
          <table:table-cell table:style-name="ce5" office:value-type="string" calcext:value-type="string">
            <text:p>[ERROR] testBackoffAndReconnect(org.apache.pulsar.client.api.SimpleProducerConsumerTest)  Time elapsed: 0.011 s  &lt;&lt;&lt; FAILURE!</text:p>
            <text:p>unit-tests run unit test 'BROKER_FLAKY' 2021-06-22T08:22:41.0182279Z org.apache.pulsar.tests.FailFastNotifier$FailFastSkipException: Skipped after failure since testFailFast system property is set.</text:p>
            <text:p>unit-tests run unit test 'BROKER_FLAKY' 2021-06-22T08:22:41.0184486Z  at org.apache.pulsar.tests.FailFastNotifier.beforeInvocation(FailFastNotifier.java:88)</text:p>
          </table:table-cell>
          <table:table-cell table:number-columns-repeated="1015"/>
        </table:table-row>
        <table:table-row table:style-name="ro1" table:number-rows-repeated="10485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ce style:name="Liberation Mono" svg:font-family="'Liberation Mono'"/>
    <style:font-face style:name="Liberation Mono1" svg:font-family="'Liberation Mono1'"/>
    <style:font-face style:name="Liberation Sans1" svg:font-family="'Liberation Sans'"/>
    <style:font-face style:name="Segoe UI1" svg:font-family="'Segoe UI'"/>
    <style:font-face style:name="Segoe UI" svg:font-family="'Segoe U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2">00/00/0000</text:date>, <text:time style:data-style-name="N2" text:time-value="23:23:24.162543783">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4">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5-24T15:12:29Z</meta:creation-date>
    <dc:date>2021-07-02T00:32:15.270528124</dc:date>
    <meta:editing-cycles>797</meta:editing-cycles>
    <meta:editing-duration>PT20H42M40S</meta:editing-duration>
    <meta:document-statistic meta:table-count="13" meta:cell-count="1725" meta:object-count="0"/>
  </office:meta>
</office:document-meta>
</file>